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7772in"/>
    </style:style>
    <style:style style:name="co2" style:family="table-column">
      <style:table-column-properties fo:break-before="auto" style:column-width="0.6571in"/>
    </style:style>
    <style:style style:name="co3" style:family="table-column">
      <style:table-column-properties fo:break-before="auto" style:column-width="1.4in"/>
    </style:style>
    <style:style style:name="co4" style:family="table-column">
      <style:table-column-properties fo:break-before="auto" style:column-width="0.3953in"/>
    </style:style>
    <style:style style:name="co5" style:family="table-column">
      <style:table-column-properties fo:break-before="auto" style:column-width="0.4717in"/>
    </style:style>
    <style:style style:name="co6" style:family="table-column">
      <style:table-column-properties fo:break-before="auto" style:column-width="0.6244in"/>
    </style:style>
    <style:style style:name="co7" style:family="table-column">
      <style:table-column-properties fo:break-before="auto" style:column-width="1.0071in"/>
    </style:style>
    <style:style style:name="co8" style:family="table-column">
      <style:table-column-properties fo:break-before="auto" style:column-width="0.9307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Culture_ID</text:p>
          </table:table-cell>
          <table:table-cell office:value-type="string">
            <text:p>Plant_ID</text:p>
          </table:table-cell>
          <table:table-cell office:value-type="string">
            <text:p>Subspecies</text:p>
          </table:table-cell>
          <table:table-cell office:value-type="string">
            <text:p>55_12</text:p>
          </table:table-cell>
          <table:table-cell office:value-type="string">
            <text:p>69_12</text:p>
          </table:table-cell>
          <table:table-cell office:value-type="string">
            <text:p>55_810</text:p>
          </table:table-cell>
          <table:table-cell office:value-type="string">
            <text:p>69_810</text:p>
          </table:table-cell>
          <table:table-cell office:value-type="float" office:value="188">
            <text:p>188</text:p>
          </table:table-cell>
          <table:table-cell office:value-type="float" office:value="190">
            <text:p>190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446">
            <text:p>989446</text:p>
          </table:table-cell>
          <table:table-cell office:value-type="string">
            <text:p>[St.Ulme.n].1</text:p>
          </table:table-cell>
          <table:table-cell table:number-columns-repeated="4"/>
          <table:table-cell office:value-type="float" office:value="6.3">
            <text:p>6.3</text:p>
          </table:table-cell>
          <table:table-cell office:value-type="float" office:value="236">
            <text:p>236</text:p>
          </table:table-cell>
          <table:table-cell office:value-type="float" office:value="1.4868">
            <text:p>1.4868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447">
            <text:p>989447</text:p>
          </table:table-cell>
          <table:table-cell office:value-type="string">
            <text:p>[St.Ulme.n].2</text:p>
          </table:table-cell>
          <table:table-cell table:number-columns-repeated="4"/>
          <table:table-cell office:value-type="float" office:value="3.668">
            <text:p>3.668</text:p>
          </table:table-cell>
          <table:table-cell office:value-type="float" office:value="205">
            <text:p>205</text:p>
          </table:table-cell>
          <table:table-cell office:value-type="float" office:value="0.75194">
            <text:p>0.75194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448">
            <text:p>989448</text:p>
          </table:table-cell>
          <table:table-cell office:value-type="string">
            <text:p>[St.Ulme.n].3</text:p>
          </table:table-cell>
          <table:table-cell table:number-columns-repeated="4"/>
          <table:table-cell office:value-type="float" office:value="7.134">
            <text:p>7.134</text:p>
          </table:table-cell>
          <table:table-cell office:value-type="float" office:value="215">
            <text:p>215</text:p>
          </table:table-cell>
          <table:table-cell office:value-type="float" office:value="1.53381">
            <text:p>1.53381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449">
            <text:p>989449</text:p>
          </table:table-cell>
          <table:table-cell office:value-type="string">
            <text:p>[St.Ulme.n].4</text:p>
          </table:table-cell>
          <table:table-cell table:number-columns-repeated="4"/>
          <table:table-cell office:value-type="float" office:value="5.33">
            <text:p>5.33</text:p>
          </table:table-cell>
          <table:table-cell office:value-type="float" office:value="210">
            <text:p>210</text:p>
          </table:table-cell>
          <table:table-cell office:value-type="float" office:value="1.1193">
            <text:p>1.1193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450">
            <text:p>989450</text:p>
          </table:table-cell>
          <table:table-cell office:value-type="string">
            <text:p>[St.Ulme.n].5</text:p>
          </table:table-cell>
          <table:table-cell table:number-columns-repeated="4"/>
          <table:table-cell office:value-type="float" office:value="6.776">
            <text:p>6.776</text:p>
          </table:table-cell>
          <table:table-cell office:value-type="float" office:value="221">
            <text:p>221</text:p>
          </table:table-cell>
          <table:table-cell office:value-type="float" office:value="1.497496">
            <text:p>1.497496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451">
            <text:p>989451</text:p>
          </table:table-cell>
          <table:table-cell office:value-type="string">
            <text:p>[St.Ulme.n].6</text:p>
          </table:table-cell>
          <table:table-cell table:number-columns-repeated="4"/>
          <table:table-cell office:value-type="float" office:value="5.442">
            <text:p>5.442</text:p>
          </table:table-cell>
          <table:table-cell office:value-type="float" office:value="205">
            <text:p>205</text:p>
          </table:table-cell>
          <table:table-cell office:value-type="float" office:value="1.11561">
            <text:p>1.11561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452">
            <text:p>989452</text:p>
          </table:table-cell>
          <table:table-cell office:value-type="string">
            <text:p>[St.Ulme.n].7</text:p>
          </table:table-cell>
          <table:table-cell table:number-columns-repeated="4"/>
          <table:table-cell office:value-type="float" office:value="5.392">
            <text:p>5.392</text:p>
          </table:table-cell>
          <table:table-cell office:value-type="float" office:value="225">
            <text:p>225</text:p>
          </table:table-cell>
          <table:table-cell office:value-type="float" office:value="1.2132">
            <text:p>1.2132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453">
            <text:p>989453</text:p>
          </table:table-cell>
          <table:table-cell office:value-type="string">
            <text:p>[St.Ulme.n].8</text:p>
          </table:table-cell>
          <table:table-cell table:number-columns-repeated="4"/>
          <table:table-cell office:value-type="float" office:value="5.972">
            <text:p>5.972</text:p>
          </table:table-cell>
          <table:table-cell office:value-type="float" office:value="212">
            <text:p>212</text:p>
          </table:table-cell>
          <table:table-cell office:value-type="float" office:value="1.266064">
            <text:p>1.266064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454">
            <text:p>989454</text:p>
          </table:table-cell>
          <table:table-cell office:value-type="string">
            <text:p>[St.Milva.n].14</text:p>
          </table:table-cell>
          <table:table-cell table:number-columns-repeated="4"/>
          <table:table-cell office:value-type="float" office:value="10.356">
            <text:p>10.356</text:p>
          </table:table-cell>
          <table:table-cell office:value-type="float" office:value="182">
            <text:p>182</text:p>
          </table:table-cell>
          <table:table-cell office:value-type="float" office:value="1.884792">
            <text:p>1.884792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455">
            <text:p>989455</text:p>
          </table:table-cell>
          <table:table-cell office:value-type="string">
            <text:p>[St.Milva.n].15</text:p>
          </table:table-cell>
          <table:table-cell table:number-columns-repeated="4"/>
          <table:table-cell office:value-type="float" office:value="8.732">
            <text:p>8.732</text:p>
          </table:table-cell>
          <table:table-cell office:value-type="float" office:value="158">
            <text:p>158</text:p>
          </table:table-cell>
          <table:table-cell office:value-type="float" office:value="1.379656">
            <text:p>1.379656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456">
            <text:p>989456</text:p>
          </table:table-cell>
          <table:table-cell office:value-type="string">
            <text:p>[St.Milva.n].16</text:p>
          </table:table-cell>
          <table:table-cell table:number-columns-repeated="4"/>
          <table:table-cell office:value-type="float" office:value="9.874">
            <text:p>9.874</text:p>
          </table:table-cell>
          <table:table-cell office:value-type="float" office:value="167">
            <text:p>167</text:p>
          </table:table-cell>
          <table:table-cell office:value-type="float" office:value="1.648958">
            <text:p>1.648958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457">
            <text:p>989457</text:p>
          </table:table-cell>
          <table:table-cell office:value-type="string">
            <text:p>[St.Milva.n].17</text:p>
          </table:table-cell>
          <table:table-cell table:number-columns-repeated="4"/>
          <table:table-cell office:value-type="float" office:value="8.996">
            <text:p>8.996</text:p>
          </table:table-cell>
          <table:table-cell office:value-type="float" office:value="148">
            <text:p>148</text:p>
          </table:table-cell>
          <table:table-cell office:value-type="float" office:value="1.331408">
            <text:p>1.331408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458">
            <text:p>989458</text:p>
          </table:table-cell>
          <table:table-cell office:value-type="string">
            <text:p>[St.Milva.n].18</text:p>
          </table:table-cell>
          <table:table-cell table:number-columns-repeated="4"/>
          <table:table-cell office:value-type="float" office:value="12.328">
            <text:p>12.328</text:p>
          </table:table-cell>
          <table:table-cell office:value-type="float" office:value="185">
            <text:p>185</text:p>
          </table:table-cell>
          <table:table-cell office:value-type="float" office:value="2.28068">
            <text:p>2.28068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459">
            <text:p>989459</text:p>
          </table:table-cell>
          <table:table-cell office:value-type="string">
            <text:p>[St.Milva.n].19</text:p>
          </table:table-cell>
          <table:table-cell table:number-columns-repeated="4"/>
          <table:table-cell office:value-type="float" office:value="7.362">
            <text:p>7.362</text:p>
          </table:table-cell>
          <table:table-cell office:value-type="float" office:value="140">
            <text:p>140</text:p>
          </table:table-cell>
          <table:table-cell office:value-type="float" office:value="1.03068">
            <text:p>1.03068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460">
            <text:p>989460</text:p>
          </table:table-cell>
          <table:table-cell office:value-type="string">
            <text:p>[St.Milva.n].20</text:p>
          </table:table-cell>
          <table:table-cell table:number-columns-repeated="4"/>
          <table:table-cell office:value-type="float" office:value="11.754">
            <text:p>11.754</text:p>
          </table:table-cell>
          <table:table-cell office:value-type="float" office:value="173">
            <text:p>173</text:p>
          </table:table-cell>
          <table:table-cell office:value-type="float" office:value="2.033442">
            <text:p>2.033442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461">
            <text:p>989461</text:p>
          </table:table-cell>
          <table:table-cell office:value-type="string">
            <text:p>[St.Milva.n].21</text:p>
          </table:table-cell>
          <table:table-cell table:number-columns-repeated="4"/>
          <table:table-cell office:value-type="float" office:value="8.638">
            <text:p>8.638</text:p>
          </table:table-cell>
          <table:table-cell office:value-type="float" office:value="155">
            <text:p>155</text:p>
          </table:table-cell>
          <table:table-cell office:value-type="float" office:value="1.33889">
            <text:p>1.33889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462">
            <text:p>989462</text:p>
          </table:table-cell>
          <table:table-cell office:value-type="string">
            <text:p>[St.Eldena.n].1</text:p>
          </table:table-cell>
          <table:table-cell table:number-columns-repeated="4"/>
          <table:table-cell office:value-type="float" office:value="9.444">
            <text:p>9.444</text:p>
          </table:table-cell>
          <table:table-cell office:value-type="float" office:value="202">
            <text:p>202</text:p>
          </table:table-cell>
          <table:table-cell office:value-type="float" office:value="1.907688">
            <text:p>1.907688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463">
            <text:p>989463</text:p>
          </table:table-cell>
          <table:table-cell office:value-type="string">
            <text:p>[St.Eldena.n].2</text:p>
          </table:table-cell>
          <table:table-cell table:number-columns-repeated="4"/>
          <table:table-cell office:value-type="float" office:value="7.978">
            <text:p>7.978</text:p>
          </table:table-cell>
          <table:table-cell office:value-type="float" office:value="179">
            <text:p>179</text:p>
          </table:table-cell>
          <table:table-cell office:value-type="float" office:value="1.428062">
            <text:p>1.428062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464">
            <text:p>989464</text:p>
          </table:table-cell>
          <table:table-cell office:value-type="string">
            <text:p>[St.Eldena.n].3</text:p>
          </table:table-cell>
          <table:table-cell table:number-columns-repeated="4"/>
          <table:table-cell office:value-type="float" office:value="9.14">
            <text:p>9.14</text:p>
          </table:table-cell>
          <table:table-cell office:value-type="float" office:value="206">
            <text:p>206</text:p>
          </table:table-cell>
          <table:table-cell office:value-type="float" office:value="1.88284">
            <text:p>1.88284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465">
            <text:p>989465</text:p>
          </table:table-cell>
          <table:table-cell office:value-type="string">
            <text:p>[St.Eldena.n].4</text:p>
          </table:table-cell>
          <table:table-cell table:number-columns-repeated="4"/>
          <table:table-cell office:value-type="float" office:value="8.954">
            <text:p>8.954</text:p>
          </table:table-cell>
          <table:table-cell office:value-type="float" office:value="178">
            <text:p>178</text:p>
          </table:table-cell>
          <table:table-cell office:value-type="float" office:value="1.593812">
            <text:p>1.593812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466">
            <text:p>989466</text:p>
          </table:table-cell>
          <table:table-cell office:value-type="string">
            <text:p>[St.Eldena.n].5</text:p>
          </table:table-cell>
          <table:table-cell table:number-columns-repeated="4"/>
          <table:table-cell office:value-type="float" office:value="7.044">
            <text:p>7.044</text:p>
          </table:table-cell>
          <table:table-cell office:value-type="float" office:value="193">
            <text:p>193</text:p>
          </table:table-cell>
          <table:table-cell office:value-type="float" office:value="1.359492">
            <text:p>1.359492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467">
            <text:p>989467</text:p>
          </table:table-cell>
          <table:table-cell office:value-type="string">
            <text:p>[St.Eldena.n].6</text:p>
          </table:table-cell>
          <table:table-cell table:number-columns-repeated="4"/>
          <table:table-cell office:value-type="float" office:value="7.994">
            <text:p>7.994</text:p>
          </table:table-cell>
          <table:table-cell office:value-type="float" office:value="170">
            <text:p>170</text:p>
          </table:table-cell>
          <table:table-cell office:value-type="float" office:value="1.35898">
            <text:p>1.35898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468">
            <text:p>989468</text:p>
          </table:table-cell>
          <table:table-cell office:value-type="string">
            <text:p>[St.Eldena.n].7</text:p>
          </table:table-cell>
          <table:table-cell table:number-columns-repeated="4"/>
          <table:table-cell office:value-type="float" office:value="7.458">
            <text:p>7.458</text:p>
          </table:table-cell>
          <table:table-cell office:value-type="float" office:value="185">
            <text:p>185</text:p>
          </table:table-cell>
          <table:table-cell office:value-type="float" office:value="1.37973">
            <text:p>1.37973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469">
            <text:p>989469</text:p>
          </table:table-cell>
          <table:table-cell office:value-type="string">
            <text:p>[St.Eldena.n].8</text:p>
          </table:table-cell>
          <table:table-cell table:number-columns-repeated="4"/>
          <table:table-cell office:value-type="float" office:value="7.68">
            <text:p>7.68</text:p>
          </table:table-cell>
          <table:table-cell office:value-type="float" office:value="174">
            <text:p>174</text:p>
          </table:table-cell>
          <table:table-cell office:value-type="float" office:value="1.33632">
            <text:p>1.33632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470">
            <text:p>989470</text:p>
          </table:table-cell>
          <table:table-cell office:value-type="string">
            <text:p>[St.Eurobravo.n].1</text:p>
          </table:table-cell>
          <table:table-cell table:number-columns-repeated="4"/>
          <table:table-cell office:value-type="float" office:value="10.41">
            <text:p>10.41</text:p>
          </table:table-cell>
          <table:table-cell office:value-type="float" office:value="196">
            <text:p>196</text:p>
          </table:table-cell>
          <table:table-cell office:value-type="float" office:value="2.04036">
            <text:p>2.04036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471">
            <text:p>989471</text:p>
          </table:table-cell>
          <table:table-cell office:value-type="string">
            <text:p>[St.Eurobravo.n].2</text:p>
          </table:table-cell>
          <table:table-cell table:number-columns-repeated="4"/>
          <table:table-cell office:value-type="float" office:value="7.83">
            <text:p>7.83</text:p>
          </table:table-cell>
          <table:table-cell office:value-type="float" office:value="207">
            <text:p>207</text:p>
          </table:table-cell>
          <table:table-cell office:value-type="float" office:value="1.62081">
            <text:p>1.62081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472">
            <text:p>989472</text:p>
          </table:table-cell>
          <table:table-cell office:value-type="string">
            <text:p>[St.Eurobravo.n].3</text:p>
          </table:table-cell>
          <table:table-cell table:number-columns-repeated="4"/>
          <table:table-cell office:value-type="float" office:value="11.046">
            <text:p>11.046</text:p>
          </table:table-cell>
          <table:table-cell office:value-type="float" office:value="199">
            <text:p>199</text:p>
          </table:table-cell>
          <table:table-cell office:value-type="float" office:value="2.198154">
            <text:p>2.198154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473">
            <text:p>989473</text:p>
          </table:table-cell>
          <table:table-cell office:value-type="string">
            <text:p>[St.Eurobravo.n].4</text:p>
          </table:table-cell>
          <table:table-cell table:number-columns-repeated="4"/>
          <table:table-cell office:value-type="float" office:value="7.348">
            <text:p>7.348</text:p>
          </table:table-cell>
          <table:table-cell office:value-type="float" office:value="187">
            <text:p>187</text:p>
          </table:table-cell>
          <table:table-cell office:value-type="float" office:value="1.374076">
            <text:p>1.374076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474">
            <text:p>989474</text:p>
          </table:table-cell>
          <table:table-cell office:value-type="string">
            <text:p>[St.Eurobravo.n].5</text:p>
          </table:table-cell>
          <table:table-cell table:number-columns-repeated="4"/>
          <table:table-cell office:value-type="float" office:value="11.518">
            <text:p>11.518</text:p>
          </table:table-cell>
          <table:table-cell office:value-type="float" office:value="187">
            <text:p>187</text:p>
          </table:table-cell>
          <table:table-cell office:value-type="float" office:value="2.153866">
            <text:p>2.153866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475">
            <text:p>989475</text:p>
          </table:table-cell>
          <table:table-cell office:value-type="string">
            <text:p>[St.Eurobravo.n].6</text:p>
          </table:table-cell>
          <table:table-cell table:number-columns-repeated="4"/>
          <table:table-cell office:value-type="float" office:value="9.056">
            <text:p>9.056</text:p>
          </table:table-cell>
          <table:table-cell office:value-type="float" office:value="165">
            <text:p>165</text:p>
          </table:table-cell>
          <table:table-cell office:value-type="float" office:value="1.49424">
            <text:p>1.49424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476">
            <text:p>989476</text:p>
          </table:table-cell>
          <table:table-cell office:value-type="string">
            <text:p>[St.Eurobravo.n].7</text:p>
          </table:table-cell>
          <table:table-cell table:number-columns-repeated="4"/>
          <table:table-cell office:value-type="float" office:value="10.66">
            <text:p>10.66</text:p>
          </table:table-cell>
          <table:table-cell office:value-type="float" office:value="188">
            <text:p>188</text:p>
          </table:table-cell>
          <table:table-cell office:value-type="float" office:value="2.00408">
            <text:p>2.00408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477">
            <text:p>989477</text:p>
          </table:table-cell>
          <table:table-cell office:value-type="string">
            <text:p>[St.Eurobravo.n].8</text:p>
          </table:table-cell>
          <table:table-cell table:number-columns-repeated="4"/>
          <table:table-cell office:value-type="float" office:value="9.168">
            <text:p>9.168</text:p>
          </table:table-cell>
          <table:table-cell office:value-type="float" office:value="176">
            <text:p>176</text:p>
          </table:table-cell>
          <table:table-cell office:value-type="float" office:value="1.613568">
            <text:p>1.613568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478">
            <text:p>989478</text:p>
          </table:table-cell>
          <table:table-cell office:value-type="string">
            <text:p>[St.Euroflora.n].1</text:p>
          </table:table-cell>
          <table:table-cell table:number-columns-repeated="4"/>
          <table:table-cell office:value-type="float" office:value="10.264">
            <text:p>10.264</text:p>
          </table:table-cell>
          <table:table-cell office:value-type="float" office:value="234">
            <text:p>234</text:p>
          </table:table-cell>
          <table:table-cell office:value-type="float" office:value="2.401776">
            <text:p>2.401776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479">
            <text:p>989479</text:p>
          </table:table-cell>
          <table:table-cell office:value-type="string">
            <text:p>[St.Euroflora.n].2</text:p>
          </table:table-cell>
          <table:table-cell table:number-columns-repeated="4"/>
          <table:table-cell office:value-type="float" office:value="8.87">
            <text:p>8.87</text:p>
          </table:table-cell>
          <table:table-cell office:value-type="float" office:value="213">
            <text:p>213</text:p>
          </table:table-cell>
          <table:table-cell office:value-type="float" office:value="1.88931">
            <text:p>1.88931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480">
            <text:p>989480</text:p>
          </table:table-cell>
          <table:table-cell office:value-type="string">
            <text:p>[St.Euroflora.n].3</text:p>
          </table:table-cell>
          <table:table-cell table:number-columns-repeated="4"/>
          <table:table-cell office:value-type="float" office:value="10.966">
            <text:p>10.966</text:p>
          </table:table-cell>
          <table:table-cell office:value-type="float" office:value="220">
            <text:p>220</text:p>
          </table:table-cell>
          <table:table-cell office:value-type="float" office:value="2.41252">
            <text:p>2.41252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481">
            <text:p>989481</text:p>
          </table:table-cell>
          <table:table-cell office:value-type="string">
            <text:p>[St.Euroflora.n].4</text:p>
          </table:table-cell>
          <table:table-cell table:number-columns-repeated="4"/>
          <table:table-cell office:value-type="float" office:value="8.23">
            <text:p>8.23</text:p>
          </table:table-cell>
          <table:table-cell office:value-type="float" office:value="205">
            <text:p>205</text:p>
          </table:table-cell>
          <table:table-cell office:value-type="float" office:value="1.68715">
            <text:p>1.68715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482">
            <text:p>989482</text:p>
          </table:table-cell>
          <table:table-cell office:value-type="string">
            <text:p>[St.Euroflora.n].5</text:p>
          </table:table-cell>
          <table:table-cell table:number-columns-repeated="4"/>
          <table:table-cell office:value-type="float" office:value="11.436">
            <text:p>11.436</text:p>
          </table:table-cell>
          <table:table-cell office:value-type="float" office:value="209">
            <text:p>209</text:p>
          </table:table-cell>
          <table:table-cell office:value-type="float" office:value="2.390124">
            <text:p>2.390124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483">
            <text:p>989483</text:p>
          </table:table-cell>
          <table:table-cell office:value-type="string">
            <text:p>[St.Euroflora.n].6</text:p>
          </table:table-cell>
          <table:table-cell table:number-columns-repeated="4"/>
          <table:table-cell office:value-type="float" office:value="8.248">
            <text:p>8.248</text:p>
          </table:table-cell>
          <table:table-cell office:value-type="float" office:value="220">
            <text:p>220</text:p>
          </table:table-cell>
          <table:table-cell office:value-type="float" office:value="1.81456">
            <text:p>1.81456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484">
            <text:p>989484</text:p>
          </table:table-cell>
          <table:table-cell office:value-type="string">
            <text:p>[St.Euroflora.n].7</text:p>
          </table:table-cell>
          <table:table-cell table:number-columns-repeated="4"/>
          <table:table-cell office:value-type="float" office:value="10.12">
            <text:p>10.12</text:p>
          </table:table-cell>
          <table:table-cell office:value-type="float" office:value="225">
            <text:p>225</text:p>
          </table:table-cell>
          <table:table-cell office:value-type="float" office:value="2.277">
            <text:p>2.277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485">
            <text:p>989485</text:p>
          </table:table-cell>
          <table:table-cell office:value-type="string">
            <text:p>[St.Euroflora.n].8</text:p>
          </table:table-cell>
          <table:table-cell table:number-columns-repeated="4"/>
          <table:table-cell office:value-type="float" office:value="7.726">
            <text:p>7.726</text:p>
          </table:table-cell>
          <table:table-cell office:value-type="float" office:value="214">
            <text:p>214</text:p>
          </table:table-cell>
          <table:table-cell office:value-type="float" office:value="1.653364">
            <text:p>1.653364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486">
            <text:p>989486</text:p>
          </table:table-cell>
          <table:table-cell office:value-type="string">
            <text:p>[St.Euronova.n].1</text:p>
          </table:table-cell>
          <table:table-cell table:number-columns-repeated="4"/>
          <table:table-cell office:value-type="float" office:value="8.888">
            <text:p>8.888</text:p>
          </table:table-cell>
          <table:table-cell office:value-type="float" office:value="211">
            <text:p>211</text:p>
          </table:table-cell>
          <table:table-cell office:value-type="float" office:value="1.875368">
            <text:p>1.875368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487">
            <text:p>989487</text:p>
          </table:table-cell>
          <table:table-cell office:value-type="string">
            <text:p>[St.Euronova.n].2</text:p>
          </table:table-cell>
          <table:table-cell table:number-columns-repeated="4"/>
          <table:table-cell office:value-type="float" office:value="8.71">
            <text:p>8.71</text:p>
          </table:table-cell>
          <table:table-cell office:value-type="float" office:value="183">
            <text:p>183</text:p>
          </table:table-cell>
          <table:table-cell office:value-type="float" office:value="1.59393">
            <text:p>1.59393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488">
            <text:p>989488</text:p>
          </table:table-cell>
          <table:table-cell office:value-type="string">
            <text:p>[St.Euronova.n].3</text:p>
          </table:table-cell>
          <table:table-cell table:number-columns-repeated="4"/>
          <table:table-cell office:value-type="float" office:value="9.252">
            <text:p>9.252</text:p>
          </table:table-cell>
          <table:table-cell office:value-type="float" office:value="200">
            <text:p>200</text:p>
          </table:table-cell>
          <table:table-cell office:value-type="float" office:value="1.8504">
            <text:p>1.8504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489">
            <text:p>989489</text:p>
          </table:table-cell>
          <table:table-cell office:value-type="string">
            <text:p>[St.Euronova.n].4</text:p>
          </table:table-cell>
          <table:table-cell table:number-columns-repeated="4"/>
          <table:table-cell office:value-type="float" office:value="7.048">
            <text:p>7.048</text:p>
          </table:table-cell>
          <table:table-cell office:value-type="float" office:value="168">
            <text:p>168</text:p>
          </table:table-cell>
          <table:table-cell office:value-type="float" office:value="1.184064">
            <text:p>1.184064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490">
            <text:p>989490</text:p>
          </table:table-cell>
          <table:table-cell office:value-type="string">
            <text:p>[St.Euronova.n].5</text:p>
          </table:table-cell>
          <table:table-cell table:number-columns-repeated="4"/>
          <table:table-cell office:value-type="float" office:value="8.668">
            <text:p>8.668</text:p>
          </table:table-cell>
          <table:table-cell office:value-type="float" office:value="180">
            <text:p>180</text:p>
          </table:table-cell>
          <table:table-cell office:value-type="float" office:value="1.56024">
            <text:p>1.56024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491">
            <text:p>989491</text:p>
          </table:table-cell>
          <table:table-cell office:value-type="string">
            <text:p>[St.Euronova.n].6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67">
            <text:p>167</text:p>
          </table:table-cell>
          <table:table-cell office:value-type="float" office:value="1.336">
            <text:p>1.336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492">
            <text:p>989492</text:p>
          </table:table-cell>
          <table:table-cell office:value-type="string">
            <text:p>[St.Euronova.n].7</text:p>
          </table:table-cell>
          <table:table-cell table:number-columns-repeated="4"/>
          <table:table-cell office:value-type="float" office:value="7.438">
            <text:p>7.438</text:p>
          </table:table-cell>
          <table:table-cell office:value-type="float" office:value="195">
            <text:p>195</text:p>
          </table:table-cell>
          <table:table-cell office:value-type="float" office:value="1.45041">
            <text:p>1.45041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493">
            <text:p>989493</text:p>
          </table:table-cell>
          <table:table-cell office:value-type="string">
            <text:p>[St.Euronova.n].8</text:p>
          </table:table-cell>
          <table:table-cell table:number-columns-repeated="4"/>
          <table:table-cell office:value-type="float" office:value="8.17">
            <text:p>8.17</text:p>
          </table:table-cell>
          <table:table-cell office:value-type="float" office:value="190">
            <text:p>190</text:p>
          </table:table-cell>
          <table:table-cell office:value-type="float" office:value="1.5523">
            <text:p>1.5523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494">
            <text:p>989494</text:p>
          </table:table-cell>
          <table:table-cell office:value-type="string">
            <text:p>[St.Euroresa.n].1</text:p>
          </table:table-cell>
          <table:table-cell table:number-columns-repeated="4"/>
          <table:table-cell office:value-type="float" office:value="9.418">
            <text:p>9.418</text:p>
          </table:table-cell>
          <table:table-cell office:value-type="float" office:value="251">
            <text:p>251</text:p>
          </table:table-cell>
          <table:table-cell office:value-type="float" office:value="2.363918">
            <text:p>2.363918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495">
            <text:p>989495</text:p>
          </table:table-cell>
          <table:table-cell office:value-type="string">
            <text:p>[St.Euroresa.n].2</text:p>
          </table:table-cell>
          <table:table-cell table:number-columns-repeated="4"/>
          <table:table-cell office:value-type="float" office:value="8.38">
            <text:p>8.38</text:p>
          </table:table-cell>
          <table:table-cell office:value-type="float" office:value="226">
            <text:p>226</text:p>
          </table:table-cell>
          <table:table-cell office:value-type="float" office:value="1.89388">
            <text:p>1.89388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496">
            <text:p>989496</text:p>
          </table:table-cell>
          <table:table-cell office:value-type="string">
            <text:p>[St.Euroresa.n].3</text:p>
          </table:table-cell>
          <table:table-cell table:number-columns-repeated="4"/>
          <table:table-cell office:value-type="float" office:value="10.332">
            <text:p>10.332</text:p>
          </table:table-cell>
          <table:table-cell office:value-type="float" office:value="231">
            <text:p>231</text:p>
          </table:table-cell>
          <table:table-cell office:value-type="float" office:value="2.386692">
            <text:p>2.386692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497">
            <text:p>989497</text:p>
          </table:table-cell>
          <table:table-cell office:value-type="string">
            <text:p>[St.Euroresa.n].4</text:p>
          </table:table-cell>
          <table:table-cell table:number-columns-repeated="4"/>
          <table:table-cell office:value-type="float" office:value="7.664">
            <text:p>7.664</text:p>
          </table:table-cell>
          <table:table-cell office:value-type="float" office:value="221">
            <text:p>221</text:p>
          </table:table-cell>
          <table:table-cell office:value-type="float" office:value="1.693744">
            <text:p>1.693744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498">
            <text:p>989498</text:p>
          </table:table-cell>
          <table:table-cell office:value-type="string">
            <text:p>[St.Euroresa.n].5</text:p>
          </table:table-cell>
          <table:table-cell table:number-columns-repeated="4"/>
          <table:table-cell office:value-type="float" office:value="10.576">
            <text:p>10.576</text:p>
          </table:table-cell>
          <table:table-cell office:value-type="float" office:value="245">
            <text:p>245</text:p>
          </table:table-cell>
          <table:table-cell office:value-type="float" office:value="2.59112">
            <text:p>2.59112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499">
            <text:p>989499</text:p>
          </table:table-cell>
          <table:table-cell office:value-type="string">
            <text:p>[St.Euroresa.n].6</text:p>
          </table:table-cell>
          <table:table-cell table:number-columns-repeated="4"/>
          <table:table-cell office:value-type="float" office:value="9.148">
            <text:p>9.148</text:p>
          </table:table-cell>
          <table:table-cell office:value-type="float" office:value="200">
            <text:p>200</text:p>
          </table:table-cell>
          <table:table-cell office:value-type="float" office:value="1.8296">
            <text:p>1.8296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500">
            <text:p>989500</text:p>
          </table:table-cell>
          <table:table-cell office:value-type="string">
            <text:p>[St.Euroresa.n].7</text:p>
          </table:table-cell>
          <table:table-cell table:number-columns-repeated="4"/>
          <table:table-cell office:value-type="float" office:value="11.044">
            <text:p>11.044</text:p>
          </table:table-cell>
          <table:table-cell office:value-type="float" office:value="229">
            <text:p>229</text:p>
          </table:table-cell>
          <table:table-cell office:value-type="float" office:value="2.529076">
            <text:p>2.529076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501">
            <text:p>989501</text:p>
          </table:table-cell>
          <table:table-cell office:value-type="string">
            <text:p>[St.Euroresa.n].8</text:p>
          </table:table-cell>
          <table:table-cell table:number-columns-repeated="4"/>
          <table:table-cell office:value-type="float" office:value="6.586">
            <text:p>6.586</text:p>
          </table:table-cell>
          <table:table-cell office:value-type="float" office:value="220">
            <text:p>220</text:p>
          </table:table-cell>
          <table:table-cell office:value-type="float" office:value="1.44892">
            <text:p>1.44892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502">
            <text:p>989502</text:p>
          </table:table-cell>
          <table:table-cell office:value-type="string">
            <text:p>[St.Eurostarch.n].1</text:p>
          </table:table-cell>
          <table:table-cell table:number-columns-repeated="4"/>
          <table:table-cell office:value-type="float" office:value="10.404">
            <text:p>10.404</text:p>
          </table:table-cell>
          <table:table-cell office:value-type="float" office:value="197">
            <text:p>197</text:p>
          </table:table-cell>
          <table:table-cell office:value-type="float" office:value="2.049588">
            <text:p>2.049588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503">
            <text:p>989503</text:p>
          </table:table-cell>
          <table:table-cell office:value-type="string">
            <text:p>[St.Eurostarch.n].2</text:p>
          </table:table-cell>
          <table:table-cell table:number-columns-repeated="4"/>
          <table:table-cell office:value-type="float" office:value="7.488">
            <text:p>7.488</text:p>
          </table:table-cell>
          <table:table-cell office:value-type="float" office:value="212">
            <text:p>212</text:p>
          </table:table-cell>
          <table:table-cell office:value-type="float" office:value="1.587456">
            <text:p>1.587456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504">
            <text:p>989504</text:p>
          </table:table-cell>
          <table:table-cell office:value-type="string">
            <text:p>[St.Eurostarch.n].3</text:p>
          </table:table-cell>
          <table:table-cell table:number-columns-repeated="4"/>
          <table:table-cell office:value-type="float" office:value="9.32">
            <text:p>9.32</text:p>
          </table:table-cell>
          <table:table-cell office:value-type="float" office:value="210">
            <text:p>210</text:p>
          </table:table-cell>
          <table:table-cell office:value-type="float" office:value="1.9572">
            <text:p>1.9572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505">
            <text:p>989505</text:p>
          </table:table-cell>
          <table:table-cell office:value-type="string">
            <text:p>[St.Eurostarch.n].4</text:p>
          </table:table-cell>
          <table:table-cell table:number-columns-repeated="4"/>
          <table:table-cell office:value-type="float" office:value="7.534">
            <text:p>7.534</text:p>
          </table:table-cell>
          <table:table-cell office:value-type="float" office:value="194">
            <text:p>194</text:p>
          </table:table-cell>
          <table:table-cell office:value-type="float" office:value="1.461596">
            <text:p>1.461596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506">
            <text:p>989506</text:p>
          </table:table-cell>
          <table:table-cell office:value-type="string">
            <text:p>[St.Eurostarch.n].5</text:p>
          </table:table-cell>
          <table:table-cell table:number-columns-repeated="4"/>
          <table:table-cell office:value-type="float" office:value="11.192">
            <text:p>11.192</text:p>
          </table:table-cell>
          <table:table-cell office:value-type="float" office:value="217">
            <text:p>217</text:p>
          </table:table-cell>
          <table:table-cell office:value-type="float" office:value="2.428664">
            <text:p>2.428664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507">
            <text:p>989507</text:p>
          </table:table-cell>
          <table:table-cell office:value-type="string">
            <text:p>[St.Eurostarch.n].6</text:p>
          </table:table-cell>
          <table:table-cell table:number-columns-repeated="4"/>
          <table:table-cell office:value-type="float" office:value="8.026">
            <text:p>8.026</text:p>
          </table:table-cell>
          <table:table-cell office:value-type="float" office:value="212">
            <text:p>212</text:p>
          </table:table-cell>
          <table:table-cell office:value-type="float" office:value="1.701512">
            <text:p>1.701512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508">
            <text:p>989508</text:p>
          </table:table-cell>
          <table:table-cell office:value-type="string">
            <text:p>[St.Eurostarch.n].7</text:p>
          </table:table-cell>
          <table:table-cell table:number-columns-repeated="4"/>
          <table:table-cell office:value-type="float" office:value="9.392">
            <text:p>9.392</text:p>
          </table:table-cell>
          <table:table-cell office:value-type="float" office:value="211">
            <text:p>211</text:p>
          </table:table-cell>
          <table:table-cell office:value-type="float" office:value="1.981712">
            <text:p>1.981712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509">
            <text:p>989509</text:p>
          </table:table-cell>
          <table:table-cell office:value-type="string">
            <text:p>[St.Eurostarch.n].8</text:p>
          </table:table-cell>
          <table:table-cell table:number-columns-repeated="4"/>
          <table:table-cell office:value-type="float" office:value="7.32">
            <text:p>7.32</text:p>
          </table:table-cell>
          <table:table-cell office:value-type="float" office:value="210">
            <text:p>210</text:p>
          </table:table-cell>
          <table:table-cell office:value-type="float" office:value="1.5372">
            <text:p>1.5372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510">
            <text:p>989510</text:p>
          </table:table-cell>
          <table:table-cell office:value-type="string">
            <text:p>[St.Eurotango.n].1</text:p>
          </table:table-cell>
          <table:table-cell table:number-columns-repeated="4"/>
          <table:table-cell office:value-type="float" office:value="12.456">
            <text:p>12.456</text:p>
          </table:table-cell>
          <table:table-cell office:value-type="float" office:value="215">
            <text:p>215</text:p>
          </table:table-cell>
          <table:table-cell office:value-type="float" office:value="2.67804">
            <text:p>2.67804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511">
            <text:p>989511</text:p>
          </table:table-cell>
          <table:table-cell office:value-type="string">
            <text:p>[St.Eurotango.n].2</text:p>
          </table:table-cell>
          <table:table-cell table:number-columns-repeated="4"/>
          <table:table-cell office:value-type="float" office:value="9.126">
            <text:p>9.126</text:p>
          </table:table-cell>
          <table:table-cell office:value-type="float" office:value="201">
            <text:p>201</text:p>
          </table:table-cell>
          <table:table-cell office:value-type="float" office:value="1.834326">
            <text:p>1.834326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512">
            <text:p>989512</text:p>
          </table:table-cell>
          <table:table-cell office:value-type="string">
            <text:p>[St.Eurotango.n].3</text:p>
          </table:table-cell>
          <table:table-cell table:number-columns-repeated="4"/>
          <table:table-cell office:value-type="float" office:value="10.03">
            <text:p>10.03</text:p>
          </table:table-cell>
          <table:table-cell office:value-type="float" office:value="217">
            <text:p>217</text:p>
          </table:table-cell>
          <table:table-cell office:value-type="float" office:value="2.17651">
            <text:p>2.17651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513">
            <text:p>989513</text:p>
          </table:table-cell>
          <table:table-cell office:value-type="string">
            <text:p>[St.Eurotango.n].4</text:p>
          </table:table-cell>
          <table:table-cell table:number-columns-repeated="4"/>
          <table:table-cell office:value-type="float" office:value="10.212">
            <text:p>10.212</text:p>
          </table:table-cell>
          <table:table-cell office:value-type="float" office:value="205">
            <text:p>205</text:p>
          </table:table-cell>
          <table:table-cell office:value-type="float" office:value="2.09346">
            <text:p>2.09346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514">
            <text:p>989514</text:p>
          </table:table-cell>
          <table:table-cell office:value-type="string">
            <text:p>[St.Eurotango.n].5</text:p>
          </table:table-cell>
          <table:table-cell table:number-columns-repeated="4"/>
          <table:table-cell office:value-type="float" office:value="12.412">
            <text:p>12.412</text:p>
          </table:table-cell>
          <table:table-cell office:value-type="float" office:value="215">
            <text:p>215</text:p>
          </table:table-cell>
          <table:table-cell office:value-type="float" office:value="2.66858">
            <text:p>2.66858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515">
            <text:p>989515</text:p>
          </table:table-cell>
          <table:table-cell office:value-type="string">
            <text:p>[St.Eurotango.n].6</text:p>
          </table:table-cell>
          <table:table-cell table:number-columns-repeated="4"/>
          <table:table-cell office:value-type="float" office:value="8.352">
            <text:p>8.352</text:p>
          </table:table-cell>
          <table:table-cell office:value-type="float" office:value="201">
            <text:p>201</text:p>
          </table:table-cell>
          <table:table-cell office:value-type="float" office:value="1.678752">
            <text:p>1.678752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516">
            <text:p>989516</text:p>
          </table:table-cell>
          <table:table-cell office:value-type="string">
            <text:p>[St.Eurotango.n].7</text:p>
          </table:table-cell>
          <table:table-cell table:number-columns-repeated="4"/>
          <table:table-cell office:value-type="float" office:value="10.696">
            <text:p>10.696</text:p>
          </table:table-cell>
          <table:table-cell office:value-type="float" office:value="216">
            <text:p>216</text:p>
          </table:table-cell>
          <table:table-cell office:value-type="float" office:value="2.310336">
            <text:p>2.310336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517">
            <text:p>989517</text:p>
          </table:table-cell>
          <table:table-cell office:value-type="string">
            <text:p>[St.Eurotango.n].8</text:p>
          </table:table-cell>
          <table:table-cell table:number-columns-repeated="4"/>
          <table:table-cell office:value-type="float" office:value="8.486">
            <text:p>8.486</text:p>
          </table:table-cell>
          <table:table-cell office:value-type="float" office:value="191">
            <text:p>191</text:p>
          </table:table-cell>
          <table:table-cell office:value-type="float" office:value="1.620826">
            <text:p>1.620826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518">
            <text:p>989518</text:p>
          </table:table-cell>
          <table:table-cell office:value-type="string">
            <text:p>[St.Kuras.n].1</text:p>
          </table:table-cell>
          <table:table-cell table:number-columns-repeated="4"/>
          <table:table-cell office:value-type="float" office:value="10.326">
            <text:p>10.326</text:p>
          </table:table-cell>
          <table:table-cell office:value-type="float" office:value="226">
            <text:p>226</text:p>
          </table:table-cell>
          <table:table-cell office:value-type="float" office:value="2.333676">
            <text:p>2.333676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519">
            <text:p>989519</text:p>
          </table:table-cell>
          <table:table-cell office:value-type="string">
            <text:p>[St.Kuras.n].2</text:p>
          </table:table-cell>
          <table:table-cell table:number-columns-repeated="4"/>
          <table:table-cell office:value-type="float" office:value="7.526">
            <text:p>7.526</text:p>
          </table:table-cell>
          <table:table-cell office:value-type="float" office:value="208">
            <text:p>208</text:p>
          </table:table-cell>
          <table:table-cell office:value-type="float" office:value="1.565408">
            <text:p>1.565408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520">
            <text:p>989520</text:p>
          </table:table-cell>
          <table:table-cell office:value-type="string">
            <text:p>[St.Kuras.n].3</text:p>
          </table:table-cell>
          <table:table-cell table:number-columns-repeated="4"/>
          <table:table-cell office:value-type="float" office:value="9.824">
            <text:p>9.824</text:p>
          </table:table-cell>
          <table:table-cell office:value-type="float" office:value="240">
            <text:p>240</text:p>
          </table:table-cell>
          <table:table-cell office:value-type="float" office:value="2.35776">
            <text:p>2.35776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521">
            <text:p>989521</text:p>
          </table:table-cell>
          <table:table-cell office:value-type="string">
            <text:p>[St.Kuras.n].4</text:p>
          </table:table-cell>
          <table:table-cell table:number-columns-repeated="4"/>
          <table:table-cell office:value-type="float" office:value="7.086">
            <text:p>7.086</text:p>
          </table:table-cell>
          <table:table-cell office:value-type="float" office:value="204">
            <text:p>204</text:p>
          </table:table-cell>
          <table:table-cell office:value-type="float" office:value="1.445544">
            <text:p>1.445544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522">
            <text:p>989522</text:p>
          </table:table-cell>
          <table:table-cell office:value-type="string">
            <text:p>[St.Kuras.n].5</text:p>
          </table:table-cell>
          <table:table-cell table:number-columns-repeated="4"/>
          <table:table-cell office:value-type="float" office:value="9.284">
            <text:p>9.284</text:p>
          </table:table-cell>
          <table:table-cell office:value-type="float" office:value="234">
            <text:p>234</text:p>
          </table:table-cell>
          <table:table-cell office:value-type="float" office:value="2.172456">
            <text:p>2.172456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523">
            <text:p>989523</text:p>
          </table:table-cell>
          <table:table-cell office:value-type="string">
            <text:p>[St.Kuras.n].6</text:p>
          </table:table-cell>
          <table:table-cell table:number-columns-repeated="4"/>
          <table:table-cell office:value-type="float" office:value="7.592">
            <text:p>7.592</text:p>
          </table:table-cell>
          <table:table-cell office:value-type="float" office:value="221">
            <text:p>221</text:p>
          </table:table-cell>
          <table:table-cell office:value-type="float" office:value="1.677832">
            <text:p>1.677832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524">
            <text:p>989524</text:p>
          </table:table-cell>
          <table:table-cell office:value-type="string">
            <text:p>[St.Kuras.n].7</text:p>
          </table:table-cell>
          <table:table-cell table:number-columns-repeated="4"/>
          <table:table-cell office:value-type="float" office:value="8.42">
            <text:p>8.42</text:p>
          </table:table-cell>
          <table:table-cell office:value-type="float" office:value="228">
            <text:p>228</text:p>
          </table:table-cell>
          <table:table-cell office:value-type="float" office:value="1.91976">
            <text:p>1.91976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525">
            <text:p>989525</text:p>
          </table:table-cell>
          <table:table-cell office:value-type="string">
            <text:p>[St.Kuras.n].8</text:p>
          </table:table-cell>
          <table:table-cell table:number-columns-repeated="4"/>
          <table:table-cell office:value-type="float" office:value="8.932">
            <text:p>8.932</text:p>
          </table:table-cell>
          <table:table-cell office:value-type="float" office:value="209">
            <text:p>209</text:p>
          </table:table-cell>
          <table:table-cell office:value-type="float" office:value="1.866788">
            <text:p>1.866788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526">
            <text:p>989526</text:p>
          </table:table-cell>
          <table:table-cell office:value-type="string">
            <text:p>[St.Tomensa.n].1</text:p>
          </table:table-cell>
          <table:table-cell table:number-columns-repeated="4"/>
          <table:table-cell office:value-type="float" office:value="7.138">
            <text:p>7.138</text:p>
          </table:table-cell>
          <table:table-cell office:value-type="float" office:value="220">
            <text:p>220</text:p>
          </table:table-cell>
          <table:table-cell office:value-type="float" office:value="1.57036">
            <text:p>1.57036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527">
            <text:p>989527</text:p>
          </table:table-cell>
          <table:table-cell office:value-type="string">
            <text:p>[St.Tomensa.n].2</text:p>
          </table:table-cell>
          <table:table-cell table:number-columns-repeated="4"/>
          <table:table-cell office:value-type="float" office:value="8.766">
            <text:p>8.766</text:p>
          </table:table-cell>
          <table:table-cell office:value-type="float" office:value="195">
            <text:p>195</text:p>
          </table:table-cell>
          <table:table-cell office:value-type="float" office:value="1.70937">
            <text:p>1.70937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528">
            <text:p>989528</text:p>
          </table:table-cell>
          <table:table-cell office:value-type="string">
            <text:p>[St.Tomensa.n].3</text:p>
          </table:table-cell>
          <table:table-cell table:number-columns-repeated="4"/>
          <table:table-cell office:value-type="float" office:value="8.158">
            <text:p>8.158</text:p>
          </table:table-cell>
          <table:table-cell office:value-type="float" office:value="229">
            <text:p>229</text:p>
          </table:table-cell>
          <table:table-cell office:value-type="float" office:value="1.868182">
            <text:p>1.868182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529">
            <text:p>989529</text:p>
          </table:table-cell>
          <table:table-cell office:value-type="string">
            <text:p>[St.Tomensa.n].4</text:p>
          </table:table-cell>
          <table:table-cell table:number-columns-repeated="4"/>
          <table:table-cell office:value-type="float" office:value="7.078">
            <text:p>7.078</text:p>
          </table:table-cell>
          <table:table-cell office:value-type="float" office:value="191">
            <text:p>191</text:p>
          </table:table-cell>
          <table:table-cell office:value-type="float" office:value="1.351898">
            <text:p>1.351898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530">
            <text:p>989530</text:p>
          </table:table-cell>
          <table:table-cell office:value-type="string">
            <text:p>[St.Tomensa.n].5</text:p>
          </table:table-cell>
          <table:table-cell table:number-columns-repeated="4"/>
          <table:table-cell office:value-type="float" office:value="8.432">
            <text:p>8.432</text:p>
          </table:table-cell>
          <table:table-cell office:value-type="float" office:value="223">
            <text:p>223</text:p>
          </table:table-cell>
          <table:table-cell office:value-type="float" office:value="1.880336">
            <text:p>1.880336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531">
            <text:p>989531</text:p>
          </table:table-cell>
          <table:table-cell office:value-type="string">
            <text:p>[St.Tomensa.n].6</text:p>
          </table:table-cell>
          <table:table-cell table:number-columns-repeated="4"/>
          <table:table-cell office:value-type="float" office:value="6.682">
            <text:p>6.682</text:p>
          </table:table-cell>
          <table:table-cell office:value-type="float" office:value="199">
            <text:p>199</text:p>
          </table:table-cell>
          <table:table-cell office:value-type="float" office:value="1.329718">
            <text:p>1.329718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532">
            <text:p>989532</text:p>
          </table:table-cell>
          <table:table-cell office:value-type="string">
            <text:p>[St.Tomensa.n].7</text:p>
          </table:table-cell>
          <table:table-cell table:number-columns-repeated="4"/>
          <table:table-cell office:value-type="float" office:value="8.18">
            <text:p>8.18</text:p>
          </table:table-cell>
          <table:table-cell office:value-type="float" office:value="220">
            <text:p>220</text:p>
          </table:table-cell>
          <table:table-cell office:value-type="float" office:value="1.7996">
            <text:p>1.7996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533">
            <text:p>989533</text:p>
          </table:table-cell>
          <table:table-cell office:value-type="string">
            <text:p>[St.Tomensa.n].8</text:p>
          </table:table-cell>
          <table:table-cell table:number-columns-repeated="4"/>
          <table:table-cell office:value-type="float" office:value="6.392">
            <text:p>6.392</text:p>
          </table:table-cell>
          <table:table-cell office:value-type="float" office:value="209">
            <text:p>209</text:p>
          </table:table-cell>
          <table:table-cell office:value-type="float" office:value="1.335928">
            <text:p>1.335928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534">
            <text:p>989534</text:p>
          </table:table-cell>
          <table:table-cell office:value-type="string">
            <text:p>[St.Saturna.n].14</text:p>
          </table:table-cell>
          <table:table-cell table:number-columns-repeated="4"/>
          <table:table-cell office:value-type="float" office:value="9.116">
            <text:p>9.116</text:p>
          </table:table-cell>
          <table:table-cell office:value-type="float" office:value="208">
            <text:p>208</text:p>
          </table:table-cell>
          <table:table-cell office:value-type="float" office:value="1.896128">
            <text:p>1.896128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535">
            <text:p>989535</text:p>
          </table:table-cell>
          <table:table-cell office:value-type="string">
            <text:p>[St.Saturna.n].15</text:p>
          </table:table-cell>
          <table:table-cell table:number-columns-repeated="4"/>
          <table:table-cell office:value-type="float" office:value="8.226">
            <text:p>8.226</text:p>
          </table:table-cell>
          <table:table-cell office:value-type="float" office:value="201">
            <text:p>201</text:p>
          </table:table-cell>
          <table:table-cell office:value-type="float" office:value="1.653426">
            <text:p>1.653426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536">
            <text:p>989536</text:p>
          </table:table-cell>
          <table:table-cell office:value-type="string">
            <text:p>[St.Saturna.n].16</text:p>
          </table:table-cell>
          <table:table-cell table:number-columns-repeated="4"/>
          <table:table-cell office:value-type="float" office:value="9.774">
            <text:p>9.774</text:p>
          </table:table-cell>
          <table:table-cell office:value-type="float" office:value="203">
            <text:p>203</text:p>
          </table:table-cell>
          <table:table-cell office:value-type="float" office:value="1.984122">
            <text:p>1.984122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537">
            <text:p>989537</text:p>
          </table:table-cell>
          <table:table-cell office:value-type="string">
            <text:p>[St.Saturna.n].17</text:p>
          </table:table-cell>
          <table:table-cell table:number-columns-repeated="4"/>
          <table:table-cell office:value-type="float" office:value="7.97">
            <text:p>7.97</text:p>
          </table:table-cell>
          <table:table-cell office:value-type="float" office:value="199">
            <text:p>199</text:p>
          </table:table-cell>
          <table:table-cell office:value-type="float" office:value="1.58603">
            <text:p>1.58603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538">
            <text:p>989538</text:p>
          </table:table-cell>
          <table:table-cell office:value-type="string">
            <text:p>[St.Saturna.n].18</text:p>
          </table:table-cell>
          <table:table-cell table:number-columns-repeated="4"/>
          <table:table-cell office:value-type="float" office:value="7.628">
            <text:p>7.628</text:p>
          </table:table-cell>
          <table:table-cell office:value-type="float" office:value="196">
            <text:p>196</text:p>
          </table:table-cell>
          <table:table-cell office:value-type="float" office:value="1.495088">
            <text:p>1.495088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539">
            <text:p>989539</text:p>
          </table:table-cell>
          <table:table-cell office:value-type="string">
            <text:p>[St.Saturna.n].19</text:p>
          </table:table-cell>
          <table:table-cell table:number-columns-repeated="4"/>
          <table:table-cell office:value-type="float" office:value="9.386">
            <text:p>9.386</text:p>
          </table:table-cell>
          <table:table-cell office:value-type="float" office:value="190">
            <text:p>190</text:p>
          </table:table-cell>
          <table:table-cell office:value-type="float" office:value="1.78334">
            <text:p>1.78334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540">
            <text:p>989540</text:p>
          </table:table-cell>
          <table:table-cell office:value-type="string">
            <text:p>[St.Saturna.n].20</text:p>
          </table:table-cell>
          <table:table-cell table:number-columns-repeated="4"/>
          <table:table-cell office:value-type="float" office:value="8.634">
            <text:p>8.634</text:p>
          </table:table-cell>
          <table:table-cell office:value-type="float" office:value="217">
            <text:p>217</text:p>
          </table:table-cell>
          <table:table-cell office:value-type="float" office:value="1.873578">
            <text:p>1.873578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541">
            <text:p>989541</text:p>
          </table:table-cell>
          <table:table-cell office:value-type="string">
            <text:p>[St.Saturna.n].21</text:p>
          </table:table-cell>
          <table:table-cell table:number-columns-repeated="4"/>
          <table:table-cell office:value-type="float" office:value="8.512">
            <text:p>8.512</text:p>
          </table:table-cell>
          <table:table-cell office:value-type="float" office:value="190">
            <text:p>190</text:p>
          </table:table-cell>
          <table:table-cell office:value-type="float" office:value="1.61728">
            <text:p>1.61728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542">
            <text:p>989542</text:p>
          </table:table-cell>
          <table:table-cell office:value-type="string">
            <text:p>[St.Tomba.n].1</text:p>
          </table:table-cell>
          <table:table-cell table:number-columns-repeated="4"/>
          <table:table-cell office:value-type="float" office:value="8.48">
            <text:p>8.48</text:p>
          </table:table-cell>
          <table:table-cell office:value-type="float" office:value="238">
            <text:p>238</text:p>
          </table:table-cell>
          <table:table-cell office:value-type="float" office:value="2.01824">
            <text:p>2.01824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543">
            <text:p>989543</text:p>
          </table:table-cell>
          <table:table-cell office:value-type="string">
            <text:p>[St.Tomba.n].2</text:p>
          </table:table-cell>
          <table:table-cell table:number-columns-repeated="4"/>
          <table:table-cell office:value-type="float" office:value="7.378">
            <text:p>7.378</text:p>
          </table:table-cell>
          <table:table-cell office:value-type="float" office:value="201">
            <text:p>201</text:p>
          </table:table-cell>
          <table:table-cell office:value-type="float" office:value="1.482978">
            <text:p>1.482978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544">
            <text:p>989544</text:p>
          </table:table-cell>
          <table:table-cell office:value-type="string">
            <text:p>[St.Tomba.n].3</text:p>
          </table:table-cell>
          <table:table-cell table:number-columns-repeated="4"/>
          <table:table-cell office:value-type="float" office:value="7.802">
            <text:p>7.802</text:p>
          </table:table-cell>
          <table:table-cell office:value-type="float" office:value="226">
            <text:p>226</text:p>
          </table:table-cell>
          <table:table-cell office:value-type="float" office:value="1.763252">
            <text:p>1.763252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545">
            <text:p>989545</text:p>
          </table:table-cell>
          <table:table-cell office:value-type="string">
            <text:p>[St.Tomba.n].4</text:p>
          </table:table-cell>
          <table:table-cell table:number-columns-repeated="4"/>
          <table:table-cell office:value-type="float" office:value="7.392">
            <text:p>7.392</text:p>
          </table:table-cell>
          <table:table-cell office:value-type="float" office:value="220">
            <text:p>220</text:p>
          </table:table-cell>
          <table:table-cell office:value-type="float" office:value="1.62624">
            <text:p>1.62624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546">
            <text:p>989546</text:p>
          </table:table-cell>
          <table:table-cell office:value-type="string">
            <text:p>[St.Tomba.n].5</text:p>
          </table:table-cell>
          <table:table-cell table:number-columns-repeated="4"/>
          <table:table-cell office:value-type="float" office:value="8.844">
            <text:p>8.844</text:p>
          </table:table-cell>
          <table:table-cell office:value-type="float" office:value="228">
            <text:p>228</text:p>
          </table:table-cell>
          <table:table-cell office:value-type="float" office:value="2.016432">
            <text:p>2.016432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547">
            <text:p>989547</text:p>
          </table:table-cell>
          <table:table-cell office:value-type="string">
            <text:p>[St.Tomba.n].6</text:p>
          </table:table-cell>
          <table:table-cell table:number-columns-repeated="4"/>
          <table:table-cell office:value-type="float" office:value="7.604">
            <text:p>7.604</text:p>
          </table:table-cell>
          <table:table-cell office:value-type="float" office:value="207">
            <text:p>207</text:p>
          </table:table-cell>
          <table:table-cell office:value-type="float" office:value="1.574028">
            <text:p>1.574028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548">
            <text:p>989548</text:p>
          </table:table-cell>
          <table:table-cell office:value-type="string">
            <text:p>[St.Tomba.n].7</text:p>
          </table:table-cell>
          <table:table-cell table:number-columns-repeated="4"/>
          <table:table-cell office:value-type="float" office:value="8.22">
            <text:p>8.22</text:p>
          </table:table-cell>
          <table:table-cell office:value-type="float" office:value="217">
            <text:p>217</text:p>
          </table:table-cell>
          <table:table-cell office:value-type="float" office:value="1.78374">
            <text:p>1.78374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549">
            <text:p>989549</text:p>
          </table:table-cell>
          <table:table-cell office:value-type="string">
            <text:p>[St.Tomba.n].8</text:p>
          </table:table-cell>
          <table:table-cell table:number-columns-repeated="4"/>
          <table:table-cell office:value-type="float" office:value="7.394">
            <text:p>7.394</text:p>
          </table:table-cell>
          <table:table-cell office:value-type="float" office:value="201">
            <text:p>201</text:p>
          </table:table-cell>
          <table:table-cell office:value-type="float" office:value="1.486194">
            <text:p>1.486194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550">
            <text:p>989550</text:p>
          </table:table-cell>
          <table:table-cell office:value-type="string">
            <text:p>[St.Jumbo.n].1</text:p>
          </table:table-cell>
          <table:table-cell table:number-columns-repeated="4"/>
          <table:table-cell office:value-type="float" office:value="9.654">
            <text:p>9.654</text:p>
          </table:table-cell>
          <table:table-cell office:value-type="float" office:value="222">
            <text:p>222</text:p>
          </table:table-cell>
          <table:table-cell office:value-type="float" office:value="2.143188">
            <text:p>2.143188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551">
            <text:p>989551</text:p>
          </table:table-cell>
          <table:table-cell office:value-type="string">
            <text:p>[St.Jumbo.n].2</text:p>
          </table:table-cell>
          <table:table-cell table:number-columns-repeated="4"/>
          <table:table-cell office:value-type="float" office:value="6.848">
            <text:p>6.848</text:p>
          </table:table-cell>
          <table:table-cell office:value-type="float" office:value="187">
            <text:p>187</text:p>
          </table:table-cell>
          <table:table-cell office:value-type="float" office:value="1.280576">
            <text:p>1.280576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552">
            <text:p>989552</text:p>
          </table:table-cell>
          <table:table-cell office:value-type="string">
            <text:p>[St.Jumbo.n].3</text:p>
          </table:table-cell>
          <table:table-cell table:number-columns-repeated="4"/>
          <table:table-cell office:value-type="float" office:value="11.326">
            <text:p>11.326</text:p>
          </table:table-cell>
          <table:table-cell office:value-type="float" office:value="214">
            <text:p>214</text:p>
          </table:table-cell>
          <table:table-cell office:value-type="float" office:value="2.423764">
            <text:p>2.423764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553">
            <text:p>989553</text:p>
          </table:table-cell>
          <table:table-cell office:value-type="string">
            <text:p>[St.Jumbo.n].4</text:p>
          </table:table-cell>
          <table:table-cell table:number-columns-repeated="4"/>
          <table:table-cell office:value-type="float" office:value="8.504">
            <text:p>8.504</text:p>
          </table:table-cell>
          <table:table-cell office:value-type="float" office:value="204">
            <text:p>204</text:p>
          </table:table-cell>
          <table:table-cell office:value-type="float" office:value="1.734816">
            <text:p>1.734816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554">
            <text:p>989554</text:p>
          </table:table-cell>
          <table:table-cell office:value-type="string">
            <text:p>[St.Jumbo.n].5</text:p>
          </table:table-cell>
          <table:table-cell table:number-columns-repeated="4"/>
          <table:table-cell office:value-type="float" office:value="10.816">
            <text:p>10.816</text:p>
          </table:table-cell>
          <table:table-cell office:value-type="float" office:value="217">
            <text:p>217</text:p>
          </table:table-cell>
          <table:table-cell office:value-type="float" office:value="2.347072">
            <text:p>2.347072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555">
            <text:p>989555</text:p>
          </table:table-cell>
          <table:table-cell office:value-type="string">
            <text:p>[St.Jumbo.n].6</text:p>
          </table:table-cell>
          <table:table-cell table:number-columns-repeated="4"/>
          <table:table-cell office:value-type="float" office:value="9.978">
            <text:p>9.978</text:p>
          </table:table-cell>
          <table:table-cell office:value-type="float" office:value="200">
            <text:p>200</text:p>
          </table:table-cell>
          <table:table-cell office:value-type="float" office:value="1.9956">
            <text:p>1.9956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556">
            <text:p>989556</text:p>
          </table:table-cell>
          <table:table-cell office:value-type="string">
            <text:p>[St.Jumbo.n].7</text:p>
          </table:table-cell>
          <table:table-cell table:number-columns-repeated="4"/>
          <table:table-cell office:value-type="float" office:value="11.81">
            <text:p>11.81</text:p>
          </table:table-cell>
          <table:table-cell office:value-type="float" office:value="218">
            <text:p>218</text:p>
          </table:table-cell>
          <table:table-cell office:value-type="float" office:value="2.57458">
            <text:p>2.57458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557">
            <text:p>989557</text:p>
          </table:table-cell>
          <table:table-cell office:value-type="string">
            <text:p>[St.Jumbo.n].8</text:p>
          </table:table-cell>
          <table:table-cell table:number-columns-repeated="4"/>
          <table:table-cell office:value-type="float" office:value="7.074">
            <text:p>7.074</text:p>
          </table:table-cell>
          <table:table-cell office:value-type="float" office:value="202">
            <text:p>202</text:p>
          </table:table-cell>
          <table:table-cell office:value-type="float" office:value="1.428948">
            <text:p>1.428948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558">
            <text:p>989558</text:p>
          </table:table-cell>
          <table:table-cell office:value-type="string">
            <text:p>[St.Logo.n].1</text:p>
          </table:table-cell>
          <table:table-cell table:number-columns-repeated="4"/>
          <table:table-cell office:value-type="float" office:value="8.772">
            <text:p>8.772</text:p>
          </table:table-cell>
          <table:table-cell office:value-type="float" office:value="254">
            <text:p>254</text:p>
          </table:table-cell>
          <table:table-cell office:value-type="float" office:value="2.228088">
            <text:p>2.228088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559">
            <text:p>989559</text:p>
          </table:table-cell>
          <table:table-cell office:value-type="string">
            <text:p>[St.Logo.n].2</text:p>
          </table:table-cell>
          <table:table-cell table:number-columns-repeated="4"/>
          <table:table-cell office:value-type="float" office:value="6.342">
            <text:p>6.342</text:p>
          </table:table-cell>
          <table:table-cell office:value-type="float" office:value="234">
            <text:p>234</text:p>
          </table:table-cell>
          <table:table-cell office:value-type="float" office:value="1.484028">
            <text:p>1.484028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560">
            <text:p>989560</text:p>
          </table:table-cell>
          <table:table-cell office:value-type="string">
            <text:p>[St.Logo.n].3</text:p>
          </table:table-cell>
          <table:table-cell table:number-columns-repeated="4"/>
          <table:table-cell office:value-type="float" office:value="7.55">
            <text:p>7.55</text:p>
          </table:table-cell>
          <table:table-cell office:value-type="float" office:value="236">
            <text:p>236</text:p>
          </table:table-cell>
          <table:table-cell office:value-type="float" office:value="1.7818">
            <text:p>1.7818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561">
            <text:p>989561</text:p>
          </table:table-cell>
          <table:table-cell office:value-type="string">
            <text:p>[St.Logo.n].4</text:p>
          </table:table-cell>
          <table:table-cell table:number-columns-repeated="4"/>
          <table:table-cell office:value-type="float" office:value="5.838">
            <text:p>5.838</text:p>
          </table:table-cell>
          <table:table-cell office:value-type="float" office:value="258">
            <text:p>258</text:p>
          </table:table-cell>
          <table:table-cell office:value-type="float" office:value="1.506204">
            <text:p>1.506204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562">
            <text:p>989562</text:p>
          </table:table-cell>
          <table:table-cell office:value-type="string">
            <text:p>[St.Logo.n].5</text:p>
          </table:table-cell>
          <table:table-cell table:number-columns-repeated="4"/>
          <table:table-cell office:value-type="float" office:value="6.5">
            <text:p>6.5</text:p>
          </table:table-cell>
          <table:table-cell office:value-type="float" office:value="247">
            <text:p>247</text:p>
          </table:table-cell>
          <table:table-cell office:value-type="float" office:value="1.6055">
            <text:p>1.6055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563">
            <text:p>989563</text:p>
          </table:table-cell>
          <table:table-cell office:value-type="string">
            <text:p>[St.Logo.n].6</text:p>
          </table:table-cell>
          <table:table-cell table:number-columns-repeated="4"/>
          <table:table-cell office:value-type="float" office:value="4.846">
            <text:p>4.846</text:p>
          </table:table-cell>
          <table:table-cell office:value-type="float" office:value="229">
            <text:p>229</text:p>
          </table:table-cell>
          <table:table-cell office:value-type="float" office:value="1.109734">
            <text:p>1.109734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564">
            <text:p>989564</text:p>
          </table:table-cell>
          <table:table-cell office:value-type="string">
            <text:p>[St.Logo.n].7</text:p>
          </table:table-cell>
          <table:table-cell table:number-columns-repeated="4"/>
          <table:table-cell office:value-type="float" office:value="7.566">
            <text:p>7.566</text:p>
          </table:table-cell>
          <table:table-cell office:value-type="float" office:value="245">
            <text:p>245</text:p>
          </table:table-cell>
          <table:table-cell office:value-type="float" office:value="1.85367">
            <text:p>1.85367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565">
            <text:p>989565</text:p>
          </table:table-cell>
          <table:table-cell office:value-type="string">
            <text:p>[St.Logo.n].8</text:p>
          </table:table-cell>
          <table:table-cell table:number-columns-repeated="4"/>
          <table:table-cell office:value-type="float" office:value="5.056">
            <text:p>5.056</text:p>
          </table:table-cell>
          <table:table-cell office:value-type="float" office:value="243">
            <text:p>243</text:p>
          </table:table-cell>
          <table:table-cell office:value-type="float" office:value="1.228608">
            <text:p>1.228608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566">
            <text:p>989566</text:p>
          </table:table-cell>
          <table:table-cell office:value-type="string">
            <text:p>[St.Maxi.n].1</text:p>
          </table:table-cell>
          <table:table-cell table:number-columns-repeated="4"/>
          <table:table-cell office:value-type="float" office:value="9.062">
            <text:p>9.062</text:p>
          </table:table-cell>
          <table:table-cell office:value-type="float" office:value="206">
            <text:p>206</text:p>
          </table:table-cell>
          <table:table-cell office:value-type="float" office:value="1.866772">
            <text:p>1.866772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567">
            <text:p>989567</text:p>
          </table:table-cell>
          <table:table-cell office:value-type="string">
            <text:p>[St.Maxi.n].2</text:p>
          </table:table-cell>
          <table:table-cell table:number-columns-repeated="4"/>
          <table:table-cell office:value-type="float" office:value="6.832">
            <text:p>6.832</text:p>
          </table:table-cell>
          <table:table-cell office:value-type="float" office:value="189">
            <text:p>189</text:p>
          </table:table-cell>
          <table:table-cell office:value-type="float" office:value="1.291248">
            <text:p>1.291248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568">
            <text:p>989568</text:p>
          </table:table-cell>
          <table:table-cell office:value-type="string">
            <text:p>[St.Maxi.n].3</text:p>
          </table:table-cell>
          <table:table-cell table:number-columns-repeated="4"/>
          <table:table-cell office:value-type="float" office:value="9.17">
            <text:p>9.17</text:p>
          </table:table-cell>
          <table:table-cell office:value-type="float" office:value="217">
            <text:p>217</text:p>
          </table:table-cell>
          <table:table-cell office:value-type="float" office:value="1.98989">
            <text:p>1.98989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569">
            <text:p>989569</text:p>
          </table:table-cell>
          <table:table-cell office:value-type="string">
            <text:p>[St.Maxi.n].4</text:p>
          </table:table-cell>
          <table:table-cell table:number-columns-repeated="4"/>
          <table:table-cell office:value-type="float" office:value="7.64">
            <text:p>7.64</text:p>
          </table:table-cell>
          <table:table-cell office:value-type="float" office:value="192">
            <text:p>192</text:p>
          </table:table-cell>
          <table:table-cell office:value-type="float" office:value="1.46688">
            <text:p>1.46688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570">
            <text:p>989570</text:p>
          </table:table-cell>
          <table:table-cell office:value-type="string">
            <text:p>[St.Maxi.n].5</text:p>
          </table:table-cell>
          <table:table-cell table:number-columns-repeated="4"/>
          <table:table-cell office:value-type="float" office:value="8.602">
            <text:p>8.602</text:p>
          </table:table-cell>
          <table:table-cell office:value-type="float" office:value="217">
            <text:p>217</text:p>
          </table:table-cell>
          <table:table-cell office:value-type="float" office:value="1.866634">
            <text:p>1.866634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571">
            <text:p>989571</text:p>
          </table:table-cell>
          <table:table-cell office:value-type="string">
            <text:p>[St.Maxi.n].6</text:p>
          </table:table-cell>
          <table:table-cell table:number-columns-repeated="4"/>
          <table:table-cell office:value-type="float" office:value="6.62">
            <text:p>6.62</text:p>
          </table:table-cell>
          <table:table-cell office:value-type="float" office:value="194">
            <text:p>194</text:p>
          </table:table-cell>
          <table:table-cell office:value-type="float" office:value="1.28428">
            <text:p>1.28428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572">
            <text:p>989572</text:p>
          </table:table-cell>
          <table:table-cell office:value-type="string">
            <text:p>[St.Maxi.n].7</text:p>
          </table:table-cell>
          <table:table-cell table:number-columns-repeated="4"/>
          <table:table-cell office:value-type="float" office:value="9.518">
            <text:p>9.518</text:p>
          </table:table-cell>
          <table:table-cell office:value-type="float" office:value="197">
            <text:p>197</text:p>
          </table:table-cell>
          <table:table-cell office:value-type="float" office:value="1.875046">
            <text:p>1.875046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573">
            <text:p>989573</text:p>
          </table:table-cell>
          <table:table-cell office:value-type="string">
            <text:p>[St.Maxi.n].8</text:p>
          </table:table-cell>
          <table:table-cell table:number-columns-repeated="4"/>
          <table:table-cell office:value-type="float" office:value="7.788">
            <text:p>7.788</text:p>
          </table:table-cell>
          <table:table-cell office:value-type="float" office:value="186">
            <text:p>186</text:p>
          </table:table-cell>
          <table:table-cell office:value-type="float" office:value="1.448568">
            <text:p>1.448568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574">
            <text:p>989574</text:p>
          </table:table-cell>
          <table:table-cell office:value-type="string">
            <text:p>[St.Power.n].1</text:p>
          </table:table-cell>
          <table:table-cell table:number-columns-repeated="4"/>
          <table:table-cell office:value-type="float" office:value="8.556">
            <text:p>8.556</text:p>
          </table:table-cell>
          <table:table-cell office:value-type="float" office:value="251">
            <text:p>251</text:p>
          </table:table-cell>
          <table:table-cell office:value-type="float" office:value="2.147556">
            <text:p>2.147556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575">
            <text:p>989575</text:p>
          </table:table-cell>
          <table:table-cell office:value-type="string">
            <text:p>[St.Power.n].2</text:p>
          </table:table-cell>
          <table:table-cell table:number-columns-repeated="4"/>
          <table:table-cell office:value-type="float" office:value="6.08">
            <text:p>6.08</text:p>
          </table:table-cell>
          <table:table-cell office:value-type="float" office:value="227">
            <text:p>227</text:p>
          </table:table-cell>
          <table:table-cell office:value-type="float" office:value="1.38016">
            <text:p>1.38016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576">
            <text:p>989576</text:p>
          </table:table-cell>
          <table:table-cell office:value-type="string">
            <text:p>[St.Power.n].3</text:p>
          </table:table-cell>
          <table:table-cell table:number-columns-repeated="4"/>
          <table:table-cell office:value-type="float" office:value="9.376">
            <text:p>9.376</text:p>
          </table:table-cell>
          <table:table-cell office:value-type="float" office:value="251">
            <text:p>251</text:p>
          </table:table-cell>
          <table:table-cell office:value-type="float" office:value="2.353376">
            <text:p>2.353376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577">
            <text:p>989577</text:p>
          </table:table-cell>
          <table:table-cell office:value-type="string">
            <text:p>[St.Power.n].4</text:p>
          </table:table-cell>
          <table:table-cell table:number-columns-repeated="4"/>
          <table:table-cell office:value-type="float" office:value="7.156">
            <text:p>7.156</text:p>
          </table:table-cell>
          <table:table-cell office:value-type="float" office:value="217">
            <text:p>217</text:p>
          </table:table-cell>
          <table:table-cell office:value-type="float" office:value="1.552852">
            <text:p>1.552852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578">
            <text:p>989578</text:p>
          </table:table-cell>
          <table:table-cell office:value-type="string">
            <text:p>[St.Power.n].5</text:p>
          </table:table-cell>
          <table:table-cell table:number-columns-repeated="4"/>
          <table:table-cell office:value-type="float" office:value="7.058">
            <text:p>7.058</text:p>
          </table:table-cell>
          <table:table-cell office:value-type="float" office:value="241">
            <text:p>241</text:p>
          </table:table-cell>
          <table:table-cell office:value-type="float" office:value="1.700978">
            <text:p>1.700978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579">
            <text:p>989579</text:p>
          </table:table-cell>
          <table:table-cell office:value-type="string">
            <text:p>[St.Power.n].6</text:p>
          </table:table-cell>
          <table:table-cell table:number-columns-repeated="4"/>
          <table:table-cell office:value-type="float" office:value="7.154">
            <text:p>7.154</text:p>
          </table:table-cell>
          <table:table-cell office:value-type="float" office:value="225">
            <text:p>225</text:p>
          </table:table-cell>
          <table:table-cell office:value-type="float" office:value="1.60965">
            <text:p>1.60965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580">
            <text:p>989580</text:p>
          </table:table-cell>
          <table:table-cell office:value-type="string">
            <text:p>[St.Power.n].7</text:p>
          </table:table-cell>
          <table:table-cell table:number-columns-repeated="4"/>
          <table:table-cell office:value-type="float" office:value="6.754">
            <text:p>6.754</text:p>
          </table:table-cell>
          <table:table-cell office:value-type="float" office:value="228">
            <text:p>228</text:p>
          </table:table-cell>
          <table:table-cell office:value-type="float" office:value="1.539912">
            <text:p>1.539912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581">
            <text:p>989581</text:p>
          </table:table-cell>
          <table:table-cell office:value-type="string">
            <text:p>[St.Power.n].8</text:p>
          </table:table-cell>
          <table:table-cell table:number-columns-repeated="4"/>
          <table:table-cell office:value-type="float" office:value="7">
            <text:p>7</text:p>
          </table:table-cell>
          <table:table-cell office:value-type="float" office:value="220">
            <text:p>220</text:p>
          </table:table-cell>
          <table:table-cell office:value-type="float" office:value="1.54">
            <text:p>1.54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582">
            <text:p>989582</text:p>
          </table:table-cell>
          <table:table-cell office:value-type="string">
            <text:p>[St.Sommergold.n].1</text:p>
          </table:table-cell>
          <table:table-cell table:number-columns-repeated="4"/>
          <table:table-cell office:value-type="float" office:value="8.65">
            <text:p>8.65</text:p>
          </table:table-cell>
          <table:table-cell office:value-type="float" office:value="230">
            <text:p>230</text:p>
          </table:table-cell>
          <table:table-cell office:value-type="float" office:value="1.9895">
            <text:p>1.9895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583">
            <text:p>989583</text:p>
          </table:table-cell>
          <table:table-cell office:value-type="string">
            <text:p>[St.Sommergold.n].2</text:p>
          </table:table-cell>
          <table:table-cell table:number-columns-repeated="4"/>
          <table:table-cell office:value-type="float" office:value="6.82">
            <text:p>6.82</text:p>
          </table:table-cell>
          <table:table-cell office:value-type="float" office:value="217">
            <text:p>217</text:p>
          </table:table-cell>
          <table:table-cell office:value-type="float" office:value="1.47994">
            <text:p>1.47994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584">
            <text:p>989584</text:p>
          </table:table-cell>
          <table:table-cell office:value-type="string">
            <text:p>[St.Sommergold.n].3</text:p>
          </table:table-cell>
          <table:table-cell table:number-columns-repeated="4"/>
          <table:table-cell office:value-type="float" office:value="8.122">
            <text:p>8.122</text:p>
          </table:table-cell>
          <table:table-cell office:value-type="float" office:value="224">
            <text:p>224</text:p>
          </table:table-cell>
          <table:table-cell office:value-type="float" office:value="1.819328">
            <text:p>1.819328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585">
            <text:p>989585</text:p>
          </table:table-cell>
          <table:table-cell office:value-type="string">
            <text:p>[St.Sommergold.n].4</text:p>
          </table:table-cell>
          <table:table-cell table:number-columns-repeated="4"/>
          <table:table-cell office:value-type="float" office:value="6.732">
            <text:p>6.732</text:p>
          </table:table-cell>
          <table:table-cell office:value-type="float" office:value="205">
            <text:p>205</text:p>
          </table:table-cell>
          <table:table-cell office:value-type="float" office:value="1.38006">
            <text:p>1.38006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586">
            <text:p>989586</text:p>
          </table:table-cell>
          <table:table-cell office:value-type="string">
            <text:p>[St.Sommergold.n].5</text:p>
          </table:table-cell>
          <table:table-cell table:number-columns-repeated="4"/>
          <table:table-cell office:value-type="float" office:value="7.658">
            <text:p>7.658</text:p>
          </table:table-cell>
          <table:table-cell office:value-type="float" office:value="236">
            <text:p>236</text:p>
          </table:table-cell>
          <table:table-cell office:value-type="float" office:value="1.807288">
            <text:p>1.807288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587">
            <text:p>989587</text:p>
          </table:table-cell>
          <table:table-cell office:value-type="string">
            <text:p>[St.Sommergold.n].6</text:p>
          </table:table-cell>
          <table:table-cell table:number-columns-repeated="4"/>
          <table:table-cell office:value-type="float" office:value="5.7">
            <text:p>5.7</text:p>
          </table:table-cell>
          <table:table-cell office:value-type="float" office:value="207">
            <text:p>207</text:p>
          </table:table-cell>
          <table:table-cell office:value-type="float" office:value="1.1799">
            <text:p>1.1799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588">
            <text:p>989588</text:p>
          </table:table-cell>
          <table:table-cell office:value-type="string">
            <text:p>[St.Sommergold.n].7</text:p>
          </table:table-cell>
          <table:table-cell table:number-columns-repeated="4"/>
          <table:table-cell office:value-type="float" office:value="8.314">
            <text:p>8.314</text:p>
          </table:table-cell>
          <table:table-cell office:value-type="float" office:value="243">
            <text:p>243</text:p>
          </table:table-cell>
          <table:table-cell office:value-type="float" office:value="2.020302">
            <text:p>2.020302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589">
            <text:p>989589</text:p>
          </table:table-cell>
          <table:table-cell office:value-type="string">
            <text:p>[St.Sommergold.n].8</text:p>
          </table:table-cell>
          <table:table-cell table:number-columns-repeated="4"/>
          <table:table-cell office:value-type="float" office:value="7.376">
            <text:p>7.376</text:p>
          </table:table-cell>
          <table:table-cell office:value-type="float" office:value="211">
            <text:p>211</text:p>
          </table:table-cell>
          <table:table-cell office:value-type="float" office:value="1.556336">
            <text:p>1.556336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590">
            <text:p>989590</text:p>
          </table:table-cell>
          <table:table-cell office:value-type="string">
            <text:p>[St.Jasira.n].1</text:p>
          </table:table-cell>
          <table:table-cell table:number-columns-repeated="4"/>
          <table:table-cell office:value-type="float" office:value="9.094">
            <text:p>9.094</text:p>
          </table:table-cell>
          <table:table-cell office:value-type="float" office:value="194">
            <text:p>194</text:p>
          </table:table-cell>
          <table:table-cell office:value-type="float" office:value="1.764236">
            <text:p>1.764236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591">
            <text:p>989591</text:p>
          </table:table-cell>
          <table:table-cell office:value-type="string">
            <text:p>[St.Jasira.n].2</text:p>
          </table:table-cell>
          <table:table-cell table:number-columns-repeated="4"/>
          <table:table-cell office:value-type="float" office:value="8.852">
            <text:p>8.852</text:p>
          </table:table-cell>
          <table:table-cell office:value-type="float" office:value="197">
            <text:p>197</text:p>
          </table:table-cell>
          <table:table-cell office:value-type="float" office:value="1.743844">
            <text:p>1.743844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592">
            <text:p>989592</text:p>
          </table:table-cell>
          <table:table-cell office:value-type="string">
            <text:p>[St.Jasira.n].3</text:p>
          </table:table-cell>
          <table:table-cell table:number-columns-repeated="4"/>
          <table:table-cell office:value-type="float" office:value="11.134">
            <text:p>11.134</text:p>
          </table:table-cell>
          <table:table-cell office:value-type="float" office:value="213">
            <text:p>213</text:p>
          </table:table-cell>
          <table:table-cell office:value-type="float" office:value="2.371542">
            <text:p>2.371542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593">
            <text:p>989593</text:p>
          </table:table-cell>
          <table:table-cell office:value-type="string">
            <text:p>[St.Jasira.n].4</text:p>
          </table:table-cell>
          <table:table-cell table:number-columns-repeated="4"/>
          <table:table-cell office:value-type="float" office:value="7.678">
            <text:p>7.678</text:p>
          </table:table-cell>
          <table:table-cell office:value-type="float" office:value="194">
            <text:p>194</text:p>
          </table:table-cell>
          <table:table-cell office:value-type="float" office:value="1.489532">
            <text:p>1.489532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594">
            <text:p>989594</text:p>
          </table:table-cell>
          <table:table-cell office:value-type="string">
            <text:p>[St.Jasira.n].5</text:p>
          </table:table-cell>
          <table:table-cell table:number-columns-repeated="4"/>
          <table:table-cell office:value-type="float" office:value="11.476">
            <text:p>11.476</text:p>
          </table:table-cell>
          <table:table-cell office:value-type="float" office:value="194">
            <text:p>194</text:p>
          </table:table-cell>
          <table:table-cell office:value-type="float" office:value="2.226344">
            <text:p>2.226344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595">
            <text:p>989595</text:p>
          </table:table-cell>
          <table:table-cell office:value-type="string">
            <text:p>[St.Jasira.n].6</text:p>
          </table:table-cell>
          <table:table-cell table:number-columns-repeated="4"/>
          <table:table-cell office:value-type="float" office:value="9.742">
            <text:p>9.742</text:p>
          </table:table-cell>
          <table:table-cell office:value-type="float" office:value="202">
            <text:p>202</text:p>
          </table:table-cell>
          <table:table-cell office:value-type="float" office:value="1.967884">
            <text:p>1.967884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596">
            <text:p>989596</text:p>
          </table:table-cell>
          <table:table-cell office:value-type="string">
            <text:p>[St.Jasira.n].7</text:p>
          </table:table-cell>
          <table:table-cell table:number-columns-repeated="4"/>
          <table:table-cell office:value-type="float" office:value="8.838">
            <text:p>8.838</text:p>
          </table:table-cell>
          <table:table-cell office:value-type="float" office:value="205">
            <text:p>205</text:p>
          </table:table-cell>
          <table:table-cell office:value-type="float" office:value="1.81179">
            <text:p>1.81179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597">
            <text:p>989597</text:p>
          </table:table-cell>
          <table:table-cell office:value-type="string">
            <text:p>[St.Jasira.n].8</text:p>
          </table:table-cell>
          <table:table-cell table:number-columns-repeated="4"/>
          <table:table-cell office:value-type="float" office:value="6.92">
            <text:p>6.92</text:p>
          </table:table-cell>
          <table:table-cell office:value-type="float" office:value="202">
            <text:p>202</text:p>
          </table:table-cell>
          <table:table-cell office:value-type="float" office:value="1.39784">
            <text:p>1.39784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598">
            <text:p>989598</text:p>
          </table:table-cell>
          <table:table-cell office:value-type="string">
            <text:p>[St.Desiree.n].1034</text:p>
          </table:table-cell>
          <table:table-cell table:number-columns-repeated="4"/>
          <table:table-cell office:value-type="float" office:value="7.32">
            <text:p>7.32</text:p>
          </table:table-cell>
          <table:table-cell office:value-type="float" office:value="162">
            <text:p>162</text:p>
          </table:table-cell>
          <table:table-cell office:value-type="float" office:value="1.18584">
            <text:p>1.18584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599">
            <text:p>989599</text:p>
          </table:table-cell>
          <table:table-cell office:value-type="string">
            <text:p>[St.Desiree.n].1035</text:p>
          </table:table-cell>
          <table:table-cell table:number-columns-repeated="4"/>
          <table:table-cell office:value-type="float" office:value="5.278">
            <text:p>5.278</text:p>
          </table:table-cell>
          <table:table-cell office:value-type="float" office:value="156">
            <text:p>156</text:p>
          </table:table-cell>
          <table:table-cell office:value-type="float" office:value="0.823368">
            <text:p>0.823368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600">
            <text:p>989600</text:p>
          </table:table-cell>
          <table:table-cell office:value-type="string">
            <text:p>[St.Desiree.n].1036</text:p>
          </table:table-cell>
          <table:table-cell table:number-columns-repeated="4"/>
          <table:table-cell office:value-type="float" office:value="5.836">
            <text:p>5.836</text:p>
          </table:table-cell>
          <table:table-cell office:value-type="float" office:value="162">
            <text:p>162</text:p>
          </table:table-cell>
          <table:table-cell office:value-type="float" office:value="0.945432">
            <text:p>0.945432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601">
            <text:p>989601</text:p>
          </table:table-cell>
          <table:table-cell office:value-type="string">
            <text:p>[St.Desiree.n].1037</text:p>
          </table:table-cell>
          <table:table-cell table:number-columns-repeated="4"/>
          <table:table-cell office:value-type="float" office:value="5.366">
            <text:p>5.366</text:p>
          </table:table-cell>
          <table:table-cell office:value-type="float" office:value="148">
            <text:p>148</text:p>
          </table:table-cell>
          <table:table-cell office:value-type="float" office:value="0.794168">
            <text:p>0.794168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602">
            <text:p>989602</text:p>
          </table:table-cell>
          <table:table-cell office:value-type="string">
            <text:p>[St.Desiree.n].1038</text:p>
          </table:table-cell>
          <table:table-cell table:number-columns-repeated="4"/>
          <table:table-cell office:value-type="float" office:value="6.236">
            <text:p>6.236</text:p>
          </table:table-cell>
          <table:table-cell office:value-type="float" office:value="165">
            <text:p>165</text:p>
          </table:table-cell>
          <table:table-cell office:value-type="float" office:value="1.02894">
            <text:p>1.02894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603">
            <text:p>989603</text:p>
          </table:table-cell>
          <table:table-cell office:value-type="string">
            <text:p>[St.Desiree.n].1039</text:p>
          </table:table-cell>
          <table:table-cell table:number-columns-repeated="4"/>
          <table:table-cell office:value-type="float" office:value="8.074">
            <text:p>8.074</text:p>
          </table:table-cell>
          <table:table-cell office:value-type="float" office:value="148">
            <text:p>148</text:p>
          </table:table-cell>
          <table:table-cell office:value-type="float" office:value="1.194952">
            <text:p>1.194952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604">
            <text:p>989604</text:p>
          </table:table-cell>
          <table:table-cell office:value-type="string">
            <text:p>[St.Desiree.n].1040</text:p>
          </table:table-cell>
          <table:table-cell table:number-columns-repeated="4"/>
          <table:table-cell office:value-type="float" office:value="6.518">
            <text:p>6.518</text:p>
          </table:table-cell>
          <table:table-cell office:value-type="float" office:value="172">
            <text:p>172</text:p>
          </table:table-cell>
          <table:table-cell office:value-type="float" office:value="1.121096">
            <text:p>1.121096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605">
            <text:p>989605</text:p>
          </table:table-cell>
          <table:table-cell office:value-type="string">
            <text:p>[St.Desiree.n].1041</text:p>
          </table:table-cell>
          <table:table-cell table:number-columns-repeated="4"/>
          <table:table-cell office:value-type="float" office:value="5.204">
            <text:p>5.204</text:p>
          </table:table-cell>
          <table:table-cell office:value-type="float" office:value="138">
            <text:p>138</text:p>
          </table:table-cell>
          <table:table-cell office:value-type="float" office:value="0.718152">
            <text:p>0.718152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606">
            <text:p>989606</text:p>
          </table:table-cell>
          <table:table-cell office:value-type="string">
            <text:p>[St.Albatros.n].1</text:p>
          </table:table-cell>
          <table:table-cell table:number-columns-repeated="4"/>
          <table:table-cell office:value-type="float" office:value="7.542">
            <text:p>7.542</text:p>
          </table:table-cell>
          <table:table-cell office:value-type="float" office:value="243">
            <text:p>243</text:p>
          </table:table-cell>
          <table:table-cell office:value-type="float" office:value="1.832706">
            <text:p>1.832706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607">
            <text:p>989607</text:p>
          </table:table-cell>
          <table:table-cell office:value-type="string">
            <text:p>[St.Albatros.n].2</text:p>
          </table:table-cell>
          <table:table-cell table:number-columns-repeated="4"/>
          <table:table-cell office:value-type="float" office:value="7.894">
            <text:p>7.894</text:p>
          </table:table-cell>
          <table:table-cell office:value-type="float" office:value="227">
            <text:p>227</text:p>
          </table:table-cell>
          <table:table-cell office:value-type="float" office:value="1.791938">
            <text:p>1.791938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608">
            <text:p>989608</text:p>
          </table:table-cell>
          <table:table-cell office:value-type="string">
            <text:p>[St.Albatros.n].3</text:p>
          </table:table-cell>
          <table:table-cell table:number-columns-repeated="4"/>
          <table:table-cell office:value-type="float" office:value="7.88">
            <text:p>7.88</text:p>
          </table:table-cell>
          <table:table-cell office:value-type="float" office:value="243">
            <text:p>243</text:p>
          </table:table-cell>
          <table:table-cell office:value-type="float" office:value="1.91484">
            <text:p>1.91484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609">
            <text:p>989609</text:p>
          </table:table-cell>
          <table:table-cell office:value-type="string">
            <text:p>[St.Albatros.n].4</text:p>
          </table:table-cell>
          <table:table-cell table:number-columns-repeated="4"/>
          <table:table-cell office:value-type="float" office:value="6.824">
            <text:p>6.824</text:p>
          </table:table-cell>
          <table:table-cell office:value-type="float" office:value="230">
            <text:p>230</text:p>
          </table:table-cell>
          <table:table-cell office:value-type="float" office:value="1.56952">
            <text:p>1.56952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610">
            <text:p>989610</text:p>
          </table:table-cell>
          <table:table-cell office:value-type="string">
            <text:p>[St.Albatros.n].5</text:p>
          </table:table-cell>
          <table:table-cell table:number-columns-repeated="4"/>
          <table:table-cell office:value-type="float" office:value="6.83">
            <text:p>6.83</text:p>
          </table:table-cell>
          <table:table-cell office:value-type="float" office:value="247">
            <text:p>247</text:p>
          </table:table-cell>
          <table:table-cell office:value-type="float" office:value="1.68701">
            <text:p>1.68701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611">
            <text:p>989611</text:p>
          </table:table-cell>
          <table:table-cell office:value-type="string">
            <text:p>[St.Albatros.n].6</text:p>
          </table:table-cell>
          <table:table-cell table:number-columns-repeated="4"/>
          <table:table-cell office:value-type="float" office:value="7.848">
            <text:p>7.848</text:p>
          </table:table-cell>
          <table:table-cell office:value-type="float" office:value="217">
            <text:p>217</text:p>
          </table:table-cell>
          <table:table-cell office:value-type="float" office:value="1.703016">
            <text:p>1.703016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612">
            <text:p>989612</text:p>
          </table:table-cell>
          <table:table-cell office:value-type="string">
            <text:p>[St.Albatros.n].7</text:p>
          </table:table-cell>
          <table:table-cell table:number-columns-repeated="4"/>
          <table:table-cell office:value-type="float" office:value="7.82">
            <text:p>7.82</text:p>
          </table:table-cell>
          <table:table-cell office:value-type="float" office:value="240">
            <text:p>240</text:p>
          </table:table-cell>
          <table:table-cell office:value-type="float" office:value="1.8768">
            <text:p>1.8768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613">
            <text:p>989613</text:p>
          </table:table-cell>
          <table:table-cell office:value-type="string">
            <text:p>[St.Albatros.n].8</text:p>
          </table:table-cell>
          <table:table-cell table:number-columns-repeated="4"/>
          <table:table-cell office:value-type="float" office:value="7.644">
            <text:p>7.644</text:p>
          </table:table-cell>
          <table:table-cell office:value-type="float" office:value="230">
            <text:p>230</text:p>
          </table:table-cell>
          <table:table-cell office:value-type="float" office:value="1.75812">
            <text:p>1.75812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614">
            <text:p>989614</text:p>
          </table:table-cell>
          <table:table-cell office:value-type="string">
            <text:p>[St.Alegria.n].14</text:p>
          </table:table-cell>
          <table:table-cell table:number-columns-repeated="4"/>
          <table:table-cell office:value-type="float" office:value="8.87">
            <text:p>8.87</text:p>
          </table:table-cell>
          <table:table-cell office:value-type="float" office:value="177">
            <text:p>177</text:p>
          </table:table-cell>
          <table:table-cell office:value-type="float" office:value="1.56999">
            <text:p>1.56999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615">
            <text:p>989615</text:p>
          </table:table-cell>
          <table:table-cell office:value-type="string">
            <text:p>[St.Alegria.n].15</text:p>
          </table:table-cell>
          <table:table-cell table:number-columns-repeated="4"/>
          <table:table-cell office:value-type="float" office:value="7.55">
            <text:p>7.55</text:p>
          </table:table-cell>
          <table:table-cell office:value-type="float" office:value="152">
            <text:p>152</text:p>
          </table:table-cell>
          <table:table-cell office:value-type="float" office:value="1.1476">
            <text:p>1.1476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616">
            <text:p>989616</text:p>
          </table:table-cell>
          <table:table-cell office:value-type="string">
            <text:p>[St.Alegria.n].16</text:p>
          </table:table-cell>
          <table:table-cell table:number-columns-repeated="4"/>
          <table:table-cell office:value-type="float" office:value="8.72">
            <text:p>8.72</text:p>
          </table:table-cell>
          <table:table-cell office:value-type="float" office:value="185">
            <text:p>185</text:p>
          </table:table-cell>
          <table:table-cell office:value-type="float" office:value="1.6132">
            <text:p>1.6132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617">
            <text:p>989617</text:p>
          </table:table-cell>
          <table:table-cell office:value-type="string">
            <text:p>[St.Alegria.n].17</text:p>
          </table:table-cell>
          <table:table-cell table:number-columns-repeated="4"/>
          <table:table-cell office:value-type="float" office:value="6.762">
            <text:p>6.762</text:p>
          </table:table-cell>
          <table:table-cell office:value-type="float" office:value="157">
            <text:p>157</text:p>
          </table:table-cell>
          <table:table-cell office:value-type="float" office:value="1.061634">
            <text:p>1.061634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618">
            <text:p>989618</text:p>
          </table:table-cell>
          <table:table-cell office:value-type="string">
            <text:p>[St.Alegria.n].18</text:p>
          </table:table-cell>
          <table:table-cell table:number-columns-repeated="4"/>
          <table:table-cell office:value-type="float" office:value="8.44">
            <text:p>8.44</text:p>
          </table:table-cell>
          <table:table-cell office:value-type="float" office:value="183">
            <text:p>183</text:p>
          </table:table-cell>
          <table:table-cell office:value-type="float" office:value="1.54452">
            <text:p>1.54452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619">
            <text:p>989619</text:p>
          </table:table-cell>
          <table:table-cell office:value-type="string">
            <text:p>[St.Alegria.n].19</text:p>
          </table:table-cell>
          <table:table-cell table:number-columns-repeated="4"/>
          <table:table-cell office:value-type="float" office:value="7.67">
            <text:p>7.67</text:p>
          </table:table-cell>
          <table:table-cell office:value-type="float" office:value="154">
            <text:p>154</text:p>
          </table:table-cell>
          <table:table-cell office:value-type="float" office:value="1.18118">
            <text:p>1.18118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620">
            <text:p>989620</text:p>
          </table:table-cell>
          <table:table-cell office:value-type="string">
            <text:p>[St.Alegria.n].20</text:p>
          </table:table-cell>
          <table:table-cell table:number-columns-repeated="4"/>
          <table:table-cell office:value-type="float" office:value="10.856">
            <text:p>10.856</text:p>
          </table:table-cell>
          <table:table-cell office:value-type="float" office:value="178">
            <text:p>178</text:p>
          </table:table-cell>
          <table:table-cell office:value-type="float" office:value="1.932368">
            <text:p>1.932368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621">
            <text:p>989621</text:p>
          </table:table-cell>
          <table:table-cell office:value-type="string">
            <text:p>[St.Alegria.n].21</text:p>
          </table:table-cell>
          <table:table-cell table:number-columns-repeated="4"/>
          <table:table-cell office:value-type="float" office:value="8.924">
            <text:p>8.924</text:p>
          </table:table-cell>
          <table:table-cell office:value-type="float" office:value="174">
            <text:p>174</text:p>
          </table:table-cell>
          <table:table-cell office:value-type="float" office:value="1.552776">
            <text:p>1.552776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622">
            <text:p>989622</text:p>
          </table:table-cell>
          <table:table-cell office:value-type="string">
            <text:p>[St.Karlena.n].1</text:p>
          </table:table-cell>
          <table:table-cell table:number-columns-repeated="4"/>
          <table:table-cell office:value-type="float" office:value="7.224">
            <text:p>7.224</text:p>
          </table:table-cell>
          <table:table-cell office:value-type="float" office:value="225">
            <text:p>225</text:p>
          </table:table-cell>
          <table:table-cell office:value-type="float" office:value="1.6254">
            <text:p>1.6254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623">
            <text:p>989623</text:p>
          </table:table-cell>
          <table:table-cell office:value-type="string">
            <text:p>[St.Karlena.n].2</text:p>
          </table:table-cell>
          <table:table-cell table:number-columns-repeated="4"/>
          <table:table-cell office:value-type="float" office:value="5.146">
            <text:p>5.146</text:p>
          </table:table-cell>
          <table:table-cell office:value-type="float" office:value="179">
            <text:p>179</text:p>
          </table:table-cell>
          <table:table-cell office:value-type="float" office:value="0.921134">
            <text:p>0.921134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624">
            <text:p>989624</text:p>
          </table:table-cell>
          <table:table-cell office:value-type="string">
            <text:p>[St.Karlena.n].3</text:p>
          </table:table-cell>
          <table:table-cell table:number-columns-repeated="4"/>
          <table:table-cell office:value-type="float" office:value="7.024">
            <text:p>7.024</text:p>
          </table:table-cell>
          <table:table-cell office:value-type="float" office:value="189">
            <text:p>189</text:p>
          </table:table-cell>
          <table:table-cell office:value-type="float" office:value="1.327536">
            <text:p>1.327536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625">
            <text:p>989625</text:p>
          </table:table-cell>
          <table:table-cell office:value-type="string">
            <text:p>[St.Karlena.n].4</text:p>
          </table:table-cell>
          <table:table-cell table:number-columns-repeated="4"/>
          <table:table-cell office:value-type="float" office:value="7.652">
            <text:p>7.652</text:p>
          </table:table-cell>
          <table:table-cell office:value-type="float" office:value="182">
            <text:p>182</text:p>
          </table:table-cell>
          <table:table-cell office:value-type="float" office:value="1.392664">
            <text:p>1.392664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626">
            <text:p>989626</text:p>
          </table:table-cell>
          <table:table-cell office:value-type="string">
            <text:p>[St.Karlena.n].5</text:p>
          </table:table-cell>
          <table:table-cell table:number-columns-repeated="4"/>
          <table:table-cell office:value-type="float" office:value="7.412">
            <text:p>7.412</text:p>
          </table:table-cell>
          <table:table-cell office:value-type="float" office:value="206">
            <text:p>206</text:p>
          </table:table-cell>
          <table:table-cell office:value-type="float" office:value="1.526872">
            <text:p>1.526872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627">
            <text:p>989627</text:p>
          </table:table-cell>
          <table:table-cell office:value-type="string">
            <text:p>[St.Karlena.n].6</text:p>
          </table:table-cell>
          <table:table-cell table:number-columns-repeated="4"/>
          <table:table-cell office:value-type="float" office:value="5.22">
            <text:p>5.22</text:p>
          </table:table-cell>
          <table:table-cell office:value-type="float" office:value="183">
            <text:p>183</text:p>
          </table:table-cell>
          <table:table-cell office:value-type="float" office:value="0.95526">
            <text:p>0.95526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628">
            <text:p>989628</text:p>
          </table:table-cell>
          <table:table-cell office:value-type="string">
            <text:p>[St.Karlena.n].7</text:p>
          </table:table-cell>
          <table:table-cell table:number-columns-repeated="4"/>
          <table:table-cell office:value-type="float" office:value="6.918">
            <text:p>6.918</text:p>
          </table:table-cell>
          <table:table-cell office:value-type="float" office:value="203">
            <text:p>203</text:p>
          </table:table-cell>
          <table:table-cell office:value-type="float" office:value="1.404354">
            <text:p>1.404354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629">
            <text:p>989629</text:p>
          </table:table-cell>
          <table:table-cell office:value-type="string">
            <text:p>[St.Karlena.n].8</text:p>
          </table:table-cell>
          <table:table-cell table:number-columns-repeated="4"/>
          <table:table-cell office:value-type="float" office:value="6.628">
            <text:p>6.628</text:p>
          </table:table-cell>
          <table:table-cell office:value-type="float" office:value="182">
            <text:p>182</text:p>
          </table:table-cell>
          <table:table-cell office:value-type="float" office:value="1.206296">
            <text:p>1.206296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630">
            <text:p>989630</text:p>
          </table:table-cell>
          <table:table-cell office:value-type="string">
            <text:p>[St.Kiebitz.n].1</text:p>
          </table:table-cell>
          <table:table-cell table:number-columns-repeated="4"/>
          <table:table-cell office:value-type="float" office:value="6.192">
            <text:p>6.192</text:p>
          </table:table-cell>
          <table:table-cell office:value-type="float" office:value="185">
            <text:p>185</text:p>
          </table:table-cell>
          <table:table-cell office:value-type="float" office:value="1.14552">
            <text:p>1.14552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631">
            <text:p>989631</text:p>
          </table:table-cell>
          <table:table-cell office:value-type="string">
            <text:p>[St.Kiebitz.n].2</text:p>
          </table:table-cell>
          <table:table-cell table:number-columns-repeated="4"/>
          <table:table-cell office:value-type="float" office:value="4.956">
            <text:p>4.956</text:p>
          </table:table-cell>
          <table:table-cell office:value-type="float" office:value="180">
            <text:p>180</text:p>
          </table:table-cell>
          <table:table-cell office:value-type="float" office:value="0.89208">
            <text:p>0.89208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632">
            <text:p>989632</text:p>
          </table:table-cell>
          <table:table-cell office:value-type="string">
            <text:p>[St.Kiebitz.n].3</text:p>
          </table:table-cell>
          <table:table-cell table:number-columns-repeated="4"/>
          <table:table-cell office:value-type="float" office:value="5.612">
            <text:p>5.612</text:p>
          </table:table-cell>
          <table:table-cell office:value-type="float" office:value="206">
            <text:p>206</text:p>
          </table:table-cell>
          <table:table-cell office:value-type="float" office:value="1.156072">
            <text:p>1.156072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633">
            <text:p>989633</text:p>
          </table:table-cell>
          <table:table-cell office:value-type="string">
            <text:p>[St.Kiebitz.n].4</text:p>
          </table:table-cell>
          <table:table-cell table:number-columns-repeated="4"/>
          <table:table-cell office:value-type="float" office:value="5.458">
            <text:p>5.458</text:p>
          </table:table-cell>
          <table:table-cell office:value-type="float" office:value="209">
            <text:p>209</text:p>
          </table:table-cell>
          <table:table-cell office:value-type="float" office:value="1.140722">
            <text:p>1.140722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634">
            <text:p>989634</text:p>
          </table:table-cell>
          <table:table-cell office:value-type="string">
            <text:p>[St.Kiebitz.n].5</text:p>
          </table:table-cell>
          <table:table-cell table:number-columns-repeated="4"/>
          <table:table-cell office:value-type="float" office:value="6.618">
            <text:p>6.618</text:p>
          </table:table-cell>
          <table:table-cell office:value-type="float" office:value="207">
            <text:p>207</text:p>
          </table:table-cell>
          <table:table-cell office:value-type="float" office:value="1.369926">
            <text:p>1.369926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635">
            <text:p>989635</text:p>
          </table:table-cell>
          <table:table-cell office:value-type="string">
            <text:p>[St.Kiebitz.n].6</text:p>
          </table:table-cell>
          <table:table-cell table:number-columns-repeated="4"/>
          <table:table-cell office:value-type="float" office:value="6.182">
            <text:p>6.182</text:p>
          </table:table-cell>
          <table:table-cell office:value-type="float" office:value="186">
            <text:p>186</text:p>
          </table:table-cell>
          <table:table-cell office:value-type="float" office:value="1.149852">
            <text:p>1.149852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636">
            <text:p>989636</text:p>
          </table:table-cell>
          <table:table-cell office:value-type="string">
            <text:p>[St.Kiebitz.n].7</text:p>
          </table:table-cell>
          <table:table-cell table:number-columns-repeated="4"/>
          <table:table-cell office:value-type="float" office:value="6.946">
            <text:p>6.946</text:p>
          </table:table-cell>
          <table:table-cell office:value-type="float" office:value="213">
            <text:p>213</text:p>
          </table:table-cell>
          <table:table-cell office:value-type="float" office:value="1.479498">
            <text:p>1.479498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637">
            <text:p>989637</text:p>
          </table:table-cell>
          <table:table-cell office:value-type="string">
            <text:p>[St.Kiebitz.n].8</text:p>
          </table:table-cell>
          <table:table-cell table:number-columns-repeated="4"/>
          <table:table-cell office:value-type="float" office:value="5.122">
            <text:p>5.122</text:p>
          </table:table-cell>
          <table:table-cell office:value-type="float" office:value="179">
            <text:p>179</text:p>
          </table:table-cell>
          <table:table-cell office:value-type="float" office:value="0.916838">
            <text:p>0.916838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638">
            <text:p>989638</text:p>
          </table:table-cell>
          <table:table-cell office:value-type="string">
            <text:p>[St.Kolibri.n].1</text:p>
          </table:table-cell>
          <table:table-cell table:number-columns-repeated="4"/>
          <table:table-cell office:value-type="float" office:value="6.504">
            <text:p>6.504</text:p>
          </table:table-cell>
          <table:table-cell office:value-type="float" office:value="220">
            <text:p>220</text:p>
          </table:table-cell>
          <table:table-cell office:value-type="float" office:value="1.43088">
            <text:p>1.43088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639">
            <text:p>989639</text:p>
          </table:table-cell>
          <table:table-cell office:value-type="string">
            <text:p>[St.Kolibri.n].2</text:p>
          </table:table-cell>
          <table:table-cell table:number-columns-repeated="4"/>
          <table:table-cell office:value-type="float" office:value="4.94">
            <text:p>4.94</text:p>
          </table:table-cell>
          <table:table-cell office:value-type="float" office:value="197">
            <text:p>197</text:p>
          </table:table-cell>
          <table:table-cell office:value-type="float" office:value="0.97318">
            <text:p>0.97318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640">
            <text:p>989640</text:p>
          </table:table-cell>
          <table:table-cell office:value-type="string">
            <text:p>[St.Kolibri.n].3</text:p>
          </table:table-cell>
          <table:table-cell table:number-columns-repeated="4"/>
          <table:table-cell office:value-type="float" office:value="6.282">
            <text:p>6.282</text:p>
          </table:table-cell>
          <table:table-cell office:value-type="float" office:value="231">
            <text:p>231</text:p>
          </table:table-cell>
          <table:table-cell office:value-type="float" office:value="1.451142">
            <text:p>1.451142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641">
            <text:p>989641</text:p>
          </table:table-cell>
          <table:table-cell office:value-type="string">
            <text:p>[St.Kolibri.n].4</text:p>
          </table:table-cell>
          <table:table-cell table:number-columns-repeated="4"/>
          <table:table-cell office:value-type="float" office:value="5.336">
            <text:p>5.336</text:p>
          </table:table-cell>
          <table:table-cell office:value-type="float" office:value="211">
            <text:p>211</text:p>
          </table:table-cell>
          <table:table-cell office:value-type="float" office:value="1.125896">
            <text:p>1.125896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642">
            <text:p>989642</text:p>
          </table:table-cell>
          <table:table-cell office:value-type="string">
            <text:p>[St.Kolibri.n].5</text:p>
          </table:table-cell>
          <table:table-cell table:number-columns-repeated="4"/>
          <table:table-cell office:value-type="float" office:value="6.364">
            <text:p>6.364</text:p>
          </table:table-cell>
          <table:table-cell office:value-type="float" office:value="219">
            <text:p>219</text:p>
          </table:table-cell>
          <table:table-cell office:value-type="float" office:value="1.393716">
            <text:p>1.393716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643">
            <text:p>989643</text:p>
          </table:table-cell>
          <table:table-cell office:value-type="string">
            <text:p>[St.Kolibri.n].6</text:p>
          </table:table-cell>
          <table:table-cell table:number-columns-repeated="4"/>
          <table:table-cell office:value-type="float" office:value="6.29">
            <text:p>6.29</text:p>
          </table:table-cell>
          <table:table-cell office:value-type="float" office:value="207">
            <text:p>207</text:p>
          </table:table-cell>
          <table:table-cell office:value-type="float" office:value="1.30203">
            <text:p>1.30203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644">
            <text:p>989644</text:p>
          </table:table-cell>
          <table:table-cell office:value-type="string">
            <text:p>[St.Kolibri.n].7</text:p>
          </table:table-cell>
          <table:table-cell table:number-columns-repeated="4"/>
          <table:table-cell office:value-type="float" office:value="7.902">
            <text:p>7.902</text:p>
          </table:table-cell>
          <table:table-cell office:value-type="float" office:value="218">
            <text:p>218</text:p>
          </table:table-cell>
          <table:table-cell office:value-type="float" office:value="1.722636">
            <text:p>1.722636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645">
            <text:p>989645</text:p>
          </table:table-cell>
          <table:table-cell office:value-type="string">
            <text:p>[St.Kolibri.n].8</text:p>
          </table:table-cell>
          <table:table-cell table:number-columns-repeated="4"/>
          <table:table-cell office:value-type="float" office:value="5.286">
            <text:p>5.286</text:p>
          </table:table-cell>
          <table:table-cell office:value-type="float" office:value="209">
            <text:p>209</text:p>
          </table:table-cell>
          <table:table-cell office:value-type="float" office:value="1.104774">
            <text:p>1.104774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646">
            <text:p>989646</text:p>
          </table:table-cell>
          <table:table-cell office:value-type="string">
            <text:p>[St.Kormoran.n].1</text:p>
          </table:table-cell>
          <table:table-cell table:number-columns-repeated="4"/>
          <table:table-cell office:value-type="float" office:value="8.162">
            <text:p>8.162</text:p>
          </table:table-cell>
          <table:table-cell office:value-type="float" office:value="243">
            <text:p>243</text:p>
          </table:table-cell>
          <table:table-cell office:value-type="float" office:value="1.983366">
            <text:p>1.983366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647">
            <text:p>989647</text:p>
          </table:table-cell>
          <table:table-cell office:value-type="string">
            <text:p>[St.Kormoran.n].2</text:p>
          </table:table-cell>
          <table:table-cell table:number-columns-repeated="4"/>
          <table:table-cell office:value-type="float" office:value="5.302">
            <text:p>5.302</text:p>
          </table:table-cell>
          <table:table-cell office:value-type="float" office:value="214">
            <text:p>214</text:p>
          </table:table-cell>
          <table:table-cell office:value-type="float" office:value="1.134628">
            <text:p>1.134628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648">
            <text:p>989648</text:p>
          </table:table-cell>
          <table:table-cell office:value-type="string">
            <text:p>[St.Kormoran.n].3</text:p>
          </table:table-cell>
          <table:table-cell table:number-columns-repeated="4"/>
          <table:table-cell office:value-type="float" office:value="8.006">
            <text:p>8.006</text:p>
          </table:table-cell>
          <table:table-cell office:value-type="float" office:value="240">
            <text:p>240</text:p>
          </table:table-cell>
          <table:table-cell office:value-type="float" office:value="1.92144">
            <text:p>1.92144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649">
            <text:p>989649</text:p>
          </table:table-cell>
          <table:table-cell office:value-type="string">
            <text:p>[St.Kormoran.n].4</text:p>
          </table:table-cell>
          <table:table-cell table:number-columns-repeated="4"/>
          <table:table-cell office:value-type="float" office:value="6.61">
            <text:p>6.61</text:p>
          </table:table-cell>
          <table:table-cell office:value-type="float" office:value="221">
            <text:p>221</text:p>
          </table:table-cell>
          <table:table-cell office:value-type="float" office:value="1.46081">
            <text:p>1.46081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650">
            <text:p>989650</text:p>
          </table:table-cell>
          <table:table-cell office:value-type="string">
            <text:p>[St.Kormoran.n].5</text:p>
          </table:table-cell>
          <table:table-cell table:number-columns-repeated="4"/>
          <table:table-cell office:value-type="float" office:value="8.208">
            <text:p>8.208</text:p>
          </table:table-cell>
          <table:table-cell office:value-type="float" office:value="240">
            <text:p>240</text:p>
          </table:table-cell>
          <table:table-cell office:value-type="float" office:value="1.96992">
            <text:p>1.96992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651">
            <text:p>989651</text:p>
          </table:table-cell>
          <table:table-cell office:value-type="string">
            <text:p>[St.Kormoran.n].6</text:p>
          </table:table-cell>
          <table:table-cell table:number-columns-repeated="4"/>
          <table:table-cell office:value-type="float" office:value="5.024">
            <text:p>5.024</text:p>
          </table:table-cell>
          <table:table-cell office:value-type="float" office:value="217">
            <text:p>217</text:p>
          </table:table-cell>
          <table:table-cell office:value-type="float" office:value="1.090208">
            <text:p>1.090208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652">
            <text:p>989652</text:p>
          </table:table-cell>
          <table:table-cell office:value-type="string">
            <text:p>[St.Kormoran.n].7</text:p>
          </table:table-cell>
          <table:table-cell table:number-columns-repeated="4"/>
          <table:table-cell office:value-type="float" office:value="8.056">
            <text:p>8.056</text:p>
          </table:table-cell>
          <table:table-cell office:value-type="float" office:value="249">
            <text:p>249</text:p>
          </table:table-cell>
          <table:table-cell office:value-type="float" office:value="2.005944">
            <text:p>2.005944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653">
            <text:p>989653</text:p>
          </table:table-cell>
          <table:table-cell office:value-type="string">
            <text:p>[St.Kormoran.n].8</text:p>
          </table:table-cell>
          <table:table-cell table:number-columns-repeated="4"/>
          <table:table-cell office:value-type="float" office:value="5.744">
            <text:p>5.744</text:p>
          </table:table-cell>
          <table:table-cell office:value-type="float" office:value="215">
            <text:p>215</text:p>
          </table:table-cell>
          <table:table-cell office:value-type="float" office:value="1.23496">
            <text:p>1.23496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654">
            <text:p>989654</text:p>
          </table:table-cell>
          <table:table-cell office:value-type="string">
            <text:p>[St.Maxilla.n].1</text:p>
          </table:table-cell>
          <table:table-cell table:number-columns-repeated="4"/>
          <table:table-cell office:value-type="float" office:value="9.63">
            <text:p>9.63</text:p>
          </table:table-cell>
          <table:table-cell office:value-type="float" office:value="232">
            <text:p>232</text:p>
          </table:table-cell>
          <table:table-cell office:value-type="float" office:value="2.23416">
            <text:p>2.23416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655">
            <text:p>989655</text:p>
          </table:table-cell>
          <table:table-cell office:value-type="string">
            <text:p>[St.Maxilla.n].2</text:p>
          </table:table-cell>
          <table:table-cell table:number-columns-repeated="4"/>
          <table:table-cell office:value-type="float" office:value="9.638">
            <text:p>9.638</text:p>
          </table:table-cell>
          <table:table-cell office:value-type="float" office:value="209">
            <text:p>209</text:p>
          </table:table-cell>
          <table:table-cell office:value-type="float" office:value="2.014342">
            <text:p>2.014342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656">
            <text:p>989656</text:p>
          </table:table-cell>
          <table:table-cell office:value-type="string">
            <text:p>[St.Maxilla.n].3</text:p>
          </table:table-cell>
          <table:table-cell table:number-columns-repeated="4"/>
          <table:table-cell office:value-type="float" office:value="9.902">
            <text:p>9.902</text:p>
          </table:table-cell>
          <table:table-cell office:value-type="float" office:value="243">
            <text:p>243</text:p>
          </table:table-cell>
          <table:table-cell office:value-type="float" office:value="2.406186">
            <text:p>2.406186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657">
            <text:p>989657</text:p>
          </table:table-cell>
          <table:table-cell office:value-type="string">
            <text:p>[St.Maxilla.n].4</text:p>
          </table:table-cell>
          <table:table-cell table:number-columns-repeated="4"/>
          <table:table-cell office:value-type="float" office:value="7">
            <text:p>7</text:p>
          </table:table-cell>
          <table:table-cell office:value-type="float" office:value="236">
            <text:p>236</text:p>
          </table:table-cell>
          <table:table-cell office:value-type="float" office:value="1.652">
            <text:p>1.652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658">
            <text:p>989658</text:p>
          </table:table-cell>
          <table:table-cell office:value-type="string">
            <text:p>[St.Maxilla.n].5</text:p>
          </table:table-cell>
          <table:table-cell table:number-columns-repeated="4"/>
          <table:table-cell office:value-type="float" office:value="8.708">
            <text:p>8.708</text:p>
          </table:table-cell>
          <table:table-cell office:value-type="float" office:value="224">
            <text:p>224</text:p>
          </table:table-cell>
          <table:table-cell office:value-type="float" office:value="1.950592">
            <text:p>1.950592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659">
            <text:p>989659</text:p>
          </table:table-cell>
          <table:table-cell office:value-type="string">
            <text:p>[St.Maxilla.n].6</text:p>
          </table:table-cell>
          <table:table-cell table:number-columns-repeated="4"/>
          <table:table-cell office:value-type="float" office:value="7.546">
            <text:p>7.546</text:p>
          </table:table-cell>
          <table:table-cell office:value-type="float" office:value="210">
            <text:p>210</text:p>
          </table:table-cell>
          <table:table-cell office:value-type="float" office:value="1.58466">
            <text:p>1.58466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660">
            <text:p>989660</text:p>
          </table:table-cell>
          <table:table-cell office:value-type="string">
            <text:p>[St.Maxilla.n].7</text:p>
          </table:table-cell>
          <table:table-cell table:number-columns-repeated="4"/>
          <table:table-cell office:value-type="float" office:value="9.182">
            <text:p>9.182</text:p>
          </table:table-cell>
          <table:table-cell office:value-type="float" office:value="238">
            <text:p>238</text:p>
          </table:table-cell>
          <table:table-cell office:value-type="float" office:value="2.185316">
            <text:p>2.185316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661">
            <text:p>989661</text:p>
          </table:table-cell>
          <table:table-cell office:value-type="string">
            <text:p>[St.Maxilla.n].8</text:p>
          </table:table-cell>
          <table:table-cell table:number-columns-repeated="4"/>
          <table:table-cell office:value-type="float" office:value="7.39">
            <text:p>7.39</text:p>
          </table:table-cell>
          <table:table-cell office:value-type="float" office:value="217">
            <text:p>217</text:p>
          </table:table-cell>
          <table:table-cell office:value-type="float" office:value="1.60363">
            <text:p>1.60363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662">
            <text:p>989662</text:p>
          </table:table-cell>
          <table:table-cell office:value-type="string">
            <text:p>[St.Pirol.n].1</text:p>
          </table:table-cell>
          <table:table-cell table:number-columns-repeated="4"/>
          <table:table-cell office:value-type="float" office:value="7.98">
            <text:p>7.98</text:p>
          </table:table-cell>
          <table:table-cell office:value-type="float" office:value="207">
            <text:p>207</text:p>
          </table:table-cell>
          <table:table-cell office:value-type="float" office:value="1.65186">
            <text:p>1.65186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663">
            <text:p>989663</text:p>
          </table:table-cell>
          <table:table-cell office:value-type="string">
            <text:p>[St.Pirol.n].2</text:p>
          </table:table-cell>
          <table:table-cell table:number-columns-repeated="4"/>
          <table:table-cell office:value-type="float" office:value="8.834">
            <text:p>8.834</text:p>
          </table:table-cell>
          <table:table-cell office:value-type="float" office:value="194">
            <text:p>194</text:p>
          </table:table-cell>
          <table:table-cell office:value-type="float" office:value="1.713796">
            <text:p>1.713796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664">
            <text:p>989664</text:p>
          </table:table-cell>
          <table:table-cell office:value-type="string">
            <text:p>[St.Pirol.n].3</text:p>
          </table:table-cell>
          <table:table-cell table:number-columns-repeated="4"/>
          <table:table-cell office:value-type="float" office:value="8.426">
            <text:p>8.426</text:p>
          </table:table-cell>
          <table:table-cell office:value-type="float" office:value="202">
            <text:p>202</text:p>
          </table:table-cell>
          <table:table-cell office:value-type="float" office:value="1.702052">
            <text:p>1.702052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665">
            <text:p>989665</text:p>
          </table:table-cell>
          <table:table-cell office:value-type="string">
            <text:p>[St.Pirol.n].4</text:p>
          </table:table-cell>
          <table:table-cell table:number-columns-repeated="4"/>
          <table:table-cell office:value-type="float" office:value="6.542">
            <text:p>6.542</text:p>
          </table:table-cell>
          <table:table-cell office:value-type="float" office:value="200">
            <text:p>200</text:p>
          </table:table-cell>
          <table:table-cell office:value-type="float" office:value="1.3084">
            <text:p>1.3084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666">
            <text:p>989666</text:p>
          </table:table-cell>
          <table:table-cell office:value-type="string">
            <text:p>[St.Pirol.n].5</text:p>
          </table:table-cell>
          <table:table-cell table:number-columns-repeated="4"/>
          <table:table-cell office:value-type="float" office:value="9.03">
            <text:p>9.03</text:p>
          </table:table-cell>
          <table:table-cell office:value-type="float" office:value="194">
            <text:p>194</text:p>
          </table:table-cell>
          <table:table-cell office:value-type="float" office:value="1.75182">
            <text:p>1.75182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667">
            <text:p>989667</text:p>
          </table:table-cell>
          <table:table-cell office:value-type="string">
            <text:p>[St.Pirol.n].6</text:p>
          </table:table-cell>
          <table:table-cell table:number-columns-repeated="4"/>
          <table:table-cell office:value-type="float" office:value="8.398">
            <text:p>8.398</text:p>
          </table:table-cell>
          <table:table-cell office:value-type="float" office:value="191">
            <text:p>191</text:p>
          </table:table-cell>
          <table:table-cell office:value-type="float" office:value="1.604018">
            <text:p>1.604018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668">
            <text:p>989668</text:p>
          </table:table-cell>
          <table:table-cell office:value-type="string">
            <text:p>[St.Pirol.n].7</text:p>
          </table:table-cell>
          <table:table-cell table:number-columns-repeated="4"/>
          <table:table-cell office:value-type="float" office:value="9.606">
            <text:p>9.606</text:p>
          </table:table-cell>
          <table:table-cell office:value-type="float" office:value="209">
            <text:p>209</text:p>
          </table:table-cell>
          <table:table-cell office:value-type="float" office:value="2.007654">
            <text:p>2.007654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669">
            <text:p>989669</text:p>
          </table:table-cell>
          <table:table-cell office:value-type="string">
            <text:p>[St.Pirol.n].8</text:p>
          </table:table-cell>
          <table:table-cell table:number-columns-repeated="4"/>
          <table:table-cell office:value-type="float" office:value="8.044">
            <text:p>8.044</text:p>
          </table:table-cell>
          <table:table-cell office:value-type="float" office:value="205">
            <text:p>205</text:p>
          </table:table-cell>
          <table:table-cell office:value-type="float" office:value="1.64902">
            <text:p>1.64902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670">
            <text:p>989670</text:p>
          </table:table-cell>
          <table:table-cell office:value-type="string">
            <text:p>[St.Burana.n].1</text:p>
          </table:table-cell>
          <table:table-cell table:number-columns-repeated="4"/>
          <table:table-cell office:value-type="float" office:value="9.944">
            <text:p>9.944</text:p>
          </table:table-cell>
          <table:table-cell office:value-type="float" office:value="230">
            <text:p>230</text:p>
          </table:table-cell>
          <table:table-cell office:value-type="float" office:value="2.28712">
            <text:p>2.28712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671">
            <text:p>989671</text:p>
          </table:table-cell>
          <table:table-cell office:value-type="string">
            <text:p>[St.Burana.n].2</text:p>
          </table:table-cell>
          <table:table-cell table:number-columns-repeated="4"/>
          <table:table-cell office:value-type="float" office:value="9.148">
            <text:p>9.148</text:p>
          </table:table-cell>
          <table:table-cell office:value-type="float" office:value="218">
            <text:p>218</text:p>
          </table:table-cell>
          <table:table-cell office:value-type="float" office:value="1.994264">
            <text:p>1.994264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672">
            <text:p>989672</text:p>
          </table:table-cell>
          <table:table-cell office:value-type="string">
            <text:p>[St.Burana.n].3</text:p>
          </table:table-cell>
          <table:table-cell table:number-columns-repeated="4"/>
          <table:table-cell office:value-type="float" office:value="9.564">
            <text:p>9.564</text:p>
          </table:table-cell>
          <table:table-cell office:value-type="float" office:value="238">
            <text:p>238</text:p>
          </table:table-cell>
          <table:table-cell office:value-type="float" office:value="2.276232">
            <text:p>2.276232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673">
            <text:p>989673</text:p>
          </table:table-cell>
          <table:table-cell office:value-type="string">
            <text:p>[St.Burana.n].4</text:p>
          </table:table-cell>
          <table:table-cell table:number-columns-repeated="4"/>
          <table:table-cell office:value-type="float" office:value="7.176">
            <text:p>7.176</text:p>
          </table:table-cell>
          <table:table-cell office:value-type="float" office:value="221">
            <text:p>221</text:p>
          </table:table-cell>
          <table:table-cell office:value-type="float" office:value="1.585896">
            <text:p>1.585896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674">
            <text:p>989674</text:p>
          </table:table-cell>
          <table:table-cell office:value-type="string">
            <text:p>[St.Burana.n].5</text:p>
          </table:table-cell>
          <table:table-cell table:number-columns-repeated="4"/>
          <table:table-cell office:value-type="float" office:value="11.128">
            <text:p>11.128</text:p>
          </table:table-cell>
          <table:table-cell office:value-type="float" office:value="247">
            <text:p>247</text:p>
          </table:table-cell>
          <table:table-cell office:value-type="float" office:value="2.748616">
            <text:p>2.748616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675">
            <text:p>989675</text:p>
          </table:table-cell>
          <table:table-cell office:value-type="string">
            <text:p>[St.Burana.n].6</text:p>
          </table:table-cell>
          <table:table-cell table:number-columns-repeated="4"/>
          <table:table-cell office:value-type="float" office:value="6.94">
            <text:p>6.94</text:p>
          </table:table-cell>
          <table:table-cell office:value-type="float" office:value="229">
            <text:p>229</text:p>
          </table:table-cell>
          <table:table-cell office:value-type="float" office:value="1.58926">
            <text:p>1.58926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676">
            <text:p>989676</text:p>
          </table:table-cell>
          <table:table-cell office:value-type="string">
            <text:p>[St.Burana.n].7</text:p>
          </table:table-cell>
          <table:table-cell table:number-columns-repeated="4"/>
          <table:table-cell office:value-type="float" office:value="10.394">
            <text:p>10.394</text:p>
          </table:table-cell>
          <table:table-cell office:value-type="float" office:value="227">
            <text:p>227</text:p>
          </table:table-cell>
          <table:table-cell office:value-type="float" office:value="2.359438">
            <text:p>2.359438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677">
            <text:p>989677</text:p>
          </table:table-cell>
          <table:table-cell office:value-type="string">
            <text:p>[St.Burana.n].8</text:p>
          </table:table-cell>
          <table:table-cell table:number-columns-repeated="4"/>
          <table:table-cell office:value-type="float" office:value="9.322">
            <text:p>9.322</text:p>
          </table:table-cell>
          <table:table-cell office:value-type="float" office:value="212">
            <text:p>212</text:p>
          </table:table-cell>
          <table:table-cell office:value-type="float" office:value="1.976264">
            <text:p>1.976264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678">
            <text:p>989678</text:p>
          </table:table-cell>
          <table:table-cell office:value-type="string">
            <text:p>[St.Golf.n].1</text:p>
          </table:table-cell>
          <table:table-cell table:number-columns-repeated="4"/>
          <table:table-cell office:value-type="float" office:value="8.298">
            <text:p>8.298</text:p>
          </table:table-cell>
          <table:table-cell office:value-type="float" office:value="219">
            <text:p>219</text:p>
          </table:table-cell>
          <table:table-cell office:value-type="float" office:value="1.817262">
            <text:p>1.817262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679">
            <text:p>989679</text:p>
          </table:table-cell>
          <table:table-cell office:value-type="string">
            <text:p>[St.Golf.n].2</text:p>
          </table:table-cell>
          <table:table-cell table:number-columns-repeated="4"/>
          <table:table-cell office:value-type="float" office:value="6.37">
            <text:p>6.37</text:p>
          </table:table-cell>
          <table:table-cell office:value-type="float" office:value="205">
            <text:p>205</text:p>
          </table:table-cell>
          <table:table-cell office:value-type="float" office:value="1.30585">
            <text:p>1.30585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680">
            <text:p>989680</text:p>
          </table:table-cell>
          <table:table-cell office:value-type="string">
            <text:p>[St.Golf.n].3</text:p>
          </table:table-cell>
          <table:table-cell table:number-columns-repeated="4"/>
          <table:table-cell office:value-type="float" office:value="6.52">
            <text:p>6.52</text:p>
          </table:table-cell>
          <table:table-cell office:value-type="float" office:value="226">
            <text:p>226</text:p>
          </table:table-cell>
          <table:table-cell office:value-type="float" office:value="1.47352">
            <text:p>1.47352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681">
            <text:p>989681</text:p>
          </table:table-cell>
          <table:table-cell office:value-type="string">
            <text:p>[St.Golf.n].4</text:p>
          </table:table-cell>
          <table:table-cell table:number-columns-repeated="4"/>
          <table:table-cell office:value-type="float" office:value="6.898">
            <text:p>6.898</text:p>
          </table:table-cell>
          <table:table-cell office:value-type="float" office:value="208">
            <text:p>208</text:p>
          </table:table-cell>
          <table:table-cell office:value-type="float" office:value="1.434784">
            <text:p>1.434784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682">
            <text:p>989682</text:p>
          </table:table-cell>
          <table:table-cell office:value-type="string">
            <text:p>[St.Golf.n].5</text:p>
          </table:table-cell>
          <table:table-cell table:number-columns-repeated="4"/>
          <table:table-cell office:value-type="float" office:value="7.334">
            <text:p>7.334</text:p>
          </table:table-cell>
          <table:table-cell office:value-type="float" office:value="210">
            <text:p>210</text:p>
          </table:table-cell>
          <table:table-cell office:value-type="float" office:value="1.54014">
            <text:p>1.54014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683">
            <text:p>989683</text:p>
          </table:table-cell>
          <table:table-cell office:value-type="string">
            <text:p>[St.Golf.n].6</text:p>
          </table:table-cell>
          <table:table-cell table:number-columns-repeated="4"/>
          <table:table-cell office:value-type="float" office:value="4.39">
            <text:p>4.39</text:p>
          </table:table-cell>
          <table:table-cell office:value-type="float" office:value="194">
            <text:p>194</text:p>
          </table:table-cell>
          <table:table-cell office:value-type="float" office:value="0.85166">
            <text:p>0.85166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684">
            <text:p>989684</text:p>
          </table:table-cell>
          <table:table-cell office:value-type="string">
            <text:p>[St.Golf.n].7</text:p>
          </table:table-cell>
          <table:table-cell table:number-columns-repeated="4"/>
          <table:table-cell office:value-type="float" office:value="9.342">
            <text:p>9.342</text:p>
          </table:table-cell>
          <table:table-cell office:value-type="float" office:value="224">
            <text:p>224</text:p>
          </table:table-cell>
          <table:table-cell office:value-type="float" office:value="2.092608">
            <text:p>2.092608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685">
            <text:p>989685</text:p>
          </table:table-cell>
          <table:table-cell office:value-type="string">
            <text:p>[St.Golf.n].8</text:p>
          </table:table-cell>
          <table:table-cell table:number-columns-repeated="4"/>
          <table:table-cell office:value-type="float" office:value="7.948">
            <text:p>7.948</text:p>
          </table:table-cell>
          <table:table-cell office:value-type="float" office:value="213">
            <text:p>213</text:p>
          </table:table-cell>
          <table:table-cell office:value-type="float" office:value="1.692924">
            <text:p>1.692924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686">
            <text:p>989686</text:p>
          </table:table-cell>
          <table:table-cell office:value-type="string">
            <text:p>[St.Priamos.n].1</text:p>
          </table:table-cell>
          <table:table-cell table:number-columns-repeated="4"/>
          <table:table-cell office:value-type="float" office:value="7.66">
            <text:p>7.66</text:p>
          </table:table-cell>
          <table:table-cell office:value-type="float" office:value="216">
            <text:p>216</text:p>
          </table:table-cell>
          <table:table-cell office:value-type="float" office:value="1.65456">
            <text:p>1.65456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687">
            <text:p>989687</text:p>
          </table:table-cell>
          <table:table-cell office:value-type="string">
            <text:p>[St.Priamos.n].2</text:p>
          </table:table-cell>
          <table:table-cell table:number-columns-repeated="4"/>
          <table:table-cell office:value-type="float" office:value="7.876">
            <text:p>7.876</text:p>
          </table:table-cell>
          <table:table-cell office:value-type="float" office:value="214">
            <text:p>214</text:p>
          </table:table-cell>
          <table:table-cell office:value-type="float" office:value="1.685464">
            <text:p>1.685464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688">
            <text:p>989688</text:p>
          </table:table-cell>
          <table:table-cell office:value-type="string">
            <text:p>[St.Priamos.n].3</text:p>
          </table:table-cell>
          <table:table-cell table:number-columns-repeated="4"/>
          <table:table-cell office:value-type="float" office:value="9.63">
            <text:p>9.63</text:p>
          </table:table-cell>
          <table:table-cell office:value-type="float" office:value="228">
            <text:p>228</text:p>
          </table:table-cell>
          <table:table-cell office:value-type="float" office:value="2.19564">
            <text:p>2.19564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689">
            <text:p>989689</text:p>
          </table:table-cell>
          <table:table-cell office:value-type="string">
            <text:p>[St.Priamos.n].4</text:p>
          </table:table-cell>
          <table:table-cell table:number-columns-repeated="4"/>
          <table:table-cell office:value-type="float" office:value="7.59">
            <text:p>7.59</text:p>
          </table:table-cell>
          <table:table-cell office:value-type="float" office:value="199">
            <text:p>199</text:p>
          </table:table-cell>
          <table:table-cell office:value-type="float" office:value="1.51041">
            <text:p>1.51041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690">
            <text:p>989690</text:p>
          </table:table-cell>
          <table:table-cell office:value-type="string">
            <text:p>[St.Priamos.n].5</text:p>
          </table:table-cell>
          <table:table-cell table:number-columns-repeated="4"/>
          <table:table-cell office:value-type="float" office:value="5.044">
            <text:p>5.044</text:p>
          </table:table-cell>
          <table:table-cell office:value-type="float" office:value="211">
            <text:p>211</text:p>
          </table:table-cell>
          <table:table-cell office:value-type="float" office:value="1.064284">
            <text:p>1.064284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691">
            <text:p>989691</text:p>
          </table:table-cell>
          <table:table-cell office:value-type="string">
            <text:p>[St.Priamos.n].6</text:p>
          </table:table-cell>
          <table:table-cell table:number-columns-repeated="4"/>
          <table:table-cell office:value-type="float" office:value="6.886">
            <text:p>6.886</text:p>
          </table:table-cell>
          <table:table-cell office:value-type="float" office:value="189">
            <text:p>189</text:p>
          </table:table-cell>
          <table:table-cell office:value-type="float" office:value="1.301454">
            <text:p>1.301454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692">
            <text:p>989692</text:p>
          </table:table-cell>
          <table:table-cell office:value-type="string">
            <text:p>[St.Priamos.n].7</text:p>
          </table:table-cell>
          <table:table-cell table:number-columns-repeated="4"/>
          <table:table-cell office:value-type="float" office:value="7.558">
            <text:p>7.558</text:p>
          </table:table-cell>
          <table:table-cell office:value-type="float" office:value="218">
            <text:p>218</text:p>
          </table:table-cell>
          <table:table-cell office:value-type="float" office:value="1.647644">
            <text:p>1.647644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693">
            <text:p>989693</text:p>
          </table:table-cell>
          <table:table-cell office:value-type="string">
            <text:p>[St.Priamos.n].8</text:p>
          </table:table-cell>
          <table:table-cell table:number-columns-repeated="4"/>
          <table:table-cell office:value-type="float" office:value="7.662">
            <text:p>7.662</text:p>
          </table:table-cell>
          <table:table-cell office:value-type="float" office:value="196">
            <text:p>196</text:p>
          </table:table-cell>
          <table:table-cell office:value-type="float" office:value="1.501752">
            <text:p>1.501752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694">
            <text:p>989694</text:p>
          </table:table-cell>
          <table:table-cell office:value-type="string">
            <text:p>[St.Ramses.n].1</text:p>
          </table:table-cell>
          <table:table-cell table:number-columns-repeated="4"/>
          <table:table-cell office:value-type="float" office:value="9.002">
            <text:p>9.002</text:p>
          </table:table-cell>
          <table:table-cell office:value-type="float" office:value="216">
            <text:p>216</text:p>
          </table:table-cell>
          <table:table-cell office:value-type="float" office:value="1.944432">
            <text:p>1.944432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695">
            <text:p>989695</text:p>
          </table:table-cell>
          <table:table-cell office:value-type="string">
            <text:p>[St.Ramses.n].2</text:p>
          </table:table-cell>
          <table:table-cell table:number-columns-repeated="4"/>
          <table:table-cell office:value-type="float" office:value="8.708">
            <text:p>8.708</text:p>
          </table:table-cell>
          <table:table-cell office:value-type="float" office:value="203">
            <text:p>203</text:p>
          </table:table-cell>
          <table:table-cell office:value-type="float" office:value="1.767724">
            <text:p>1.767724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696">
            <text:p>989696</text:p>
          </table:table-cell>
          <table:table-cell office:value-type="string">
            <text:p>[St.Ramses.n].3</text:p>
          </table:table-cell>
          <table:table-cell table:number-columns-repeated="4"/>
          <table:table-cell office:value-type="float" office:value="9.2">
            <text:p>9.2</text:p>
          </table:table-cell>
          <table:table-cell office:value-type="float" office:value="199">
            <text:p>199</text:p>
          </table:table-cell>
          <table:table-cell office:value-type="float" office:value="1.8308">
            <text:p>1.8308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697">
            <text:p>989697</text:p>
          </table:table-cell>
          <table:table-cell office:value-type="string">
            <text:p>[St.Ramses.n].4</text:p>
          </table:table-cell>
          <table:table-cell table:number-columns-repeated="4"/>
          <table:table-cell office:value-type="float" office:value="7.524">
            <text:p>7.524</text:p>
          </table:table-cell>
          <table:table-cell office:value-type="float" office:value="209">
            <text:p>209</text:p>
          </table:table-cell>
          <table:table-cell office:value-type="float" office:value="1.572516">
            <text:p>1.572516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698">
            <text:p>989698</text:p>
          </table:table-cell>
          <table:table-cell office:value-type="string">
            <text:p>[St.Ramses.n].5</text:p>
          </table:table-cell>
          <table:table-cell table:number-columns-repeated="4"/>
          <table:table-cell office:value-type="float" office:value="10.222">
            <text:p>10.222</text:p>
          </table:table-cell>
          <table:table-cell office:value-type="float" office:value="214">
            <text:p>214</text:p>
          </table:table-cell>
          <table:table-cell office:value-type="float" office:value="2.187508">
            <text:p>2.187508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699">
            <text:p>989699</text:p>
          </table:table-cell>
          <table:table-cell office:value-type="string">
            <text:p>[St.Ramses.n].6</text:p>
          </table:table-cell>
          <table:table-cell table:number-columns-repeated="4"/>
          <table:table-cell office:value-type="float" office:value="7.632">
            <text:p>7.632</text:p>
          </table:table-cell>
          <table:table-cell office:value-type="float" office:value="205">
            <text:p>205</text:p>
          </table:table-cell>
          <table:table-cell office:value-type="float" office:value="1.56456">
            <text:p>1.56456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700">
            <text:p>989700</text:p>
          </table:table-cell>
          <table:table-cell office:value-type="string">
            <text:p>[St.Ramses.n].7</text:p>
          </table:table-cell>
          <table:table-cell table:number-columns-repeated="4"/>
          <table:table-cell office:value-type="float" office:value="10.626">
            <text:p>10.626</text:p>
          </table:table-cell>
          <table:table-cell office:value-type="float" office:value="209">
            <text:p>209</text:p>
          </table:table-cell>
          <table:table-cell office:value-type="float" office:value="2.220834">
            <text:p>2.220834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701">
            <text:p>989701</text:p>
          </table:table-cell>
          <table:table-cell office:value-type="string">
            <text:p>[St.Ramses.n].8</text:p>
          </table:table-cell>
          <table:table-cell table:number-columns-repeated="4"/>
          <table:table-cell office:value-type="float" office:value="7.326">
            <text:p>7.326</text:p>
          </table:table-cell>
          <table:table-cell office:value-type="float" office:value="213">
            <text:p>213</text:p>
          </table:table-cell>
          <table:table-cell office:value-type="float" office:value="1.560438">
            <text:p>1.560438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702">
            <text:p>989702</text:p>
          </table:table-cell>
          <table:table-cell office:value-type="string">
            <text:p>[St.Sibu.n].1</text:p>
          </table:table-cell>
          <table:table-cell table:number-columns-repeated="4"/>
          <table:table-cell office:value-type="float" office:value="10.098">
            <text:p>10.098</text:p>
          </table:table-cell>
          <table:table-cell office:value-type="float" office:value="189">
            <text:p>189</text:p>
          </table:table-cell>
          <table:table-cell office:value-type="float" office:value="1.908522">
            <text:p>1.908522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703">
            <text:p>989703</text:p>
          </table:table-cell>
          <table:table-cell office:value-type="string">
            <text:p>[St.Sibu.n].2</text:p>
          </table:table-cell>
          <table:table-cell table:number-columns-repeated="4"/>
          <table:table-cell office:value-type="float" office:value="6.918">
            <text:p>6.918</text:p>
          </table:table-cell>
          <table:table-cell office:value-type="float" office:value="176">
            <text:p>176</text:p>
          </table:table-cell>
          <table:table-cell office:value-type="float" office:value="1.217568">
            <text:p>1.217568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704">
            <text:p>989704</text:p>
          </table:table-cell>
          <table:table-cell office:value-type="string">
            <text:p>[St.Sibu.n].3</text:p>
          </table:table-cell>
          <table:table-cell table:number-columns-repeated="4"/>
          <table:table-cell office:value-type="float" office:value="8.942">
            <text:p>8.942</text:p>
          </table:table-cell>
          <table:table-cell office:value-type="float" office:value="223">
            <text:p>223</text:p>
          </table:table-cell>
          <table:table-cell office:value-type="float" office:value="1.994066">
            <text:p>1.994066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705">
            <text:p>989705</text:p>
          </table:table-cell>
          <table:table-cell office:value-type="string">
            <text:p>[St.Sibu.n].4</text:p>
          </table:table-cell>
          <table:table-cell table:number-columns-repeated="4"/>
          <table:table-cell office:value-type="float" office:value="7.348">
            <text:p>7.348</text:p>
          </table:table-cell>
          <table:table-cell office:value-type="float" office:value="186">
            <text:p>186</text:p>
          </table:table-cell>
          <table:table-cell office:value-type="float" office:value="1.366728">
            <text:p>1.366728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706">
            <text:p>989706</text:p>
          </table:table-cell>
          <table:table-cell office:value-type="string">
            <text:p>[St.Sibu.n].5</text:p>
          </table:table-cell>
          <table:table-cell table:number-columns-repeated="4"/>
          <table:table-cell office:value-type="float" office:value="8.258">
            <text:p>8.258</text:p>
          </table:table-cell>
          <table:table-cell office:value-type="float" office:value="220">
            <text:p>220</text:p>
          </table:table-cell>
          <table:table-cell office:value-type="float" office:value="1.81676">
            <text:p>1.81676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707">
            <text:p>989707</text:p>
          </table:table-cell>
          <table:table-cell office:value-type="string">
            <text:p>[St.Sibu.n].6</text:p>
          </table:table-cell>
          <table:table-cell table:number-columns-repeated="4"/>
          <table:table-cell office:value-type="float" office:value="9.372">
            <text:p>9.372</text:p>
          </table:table-cell>
          <table:table-cell office:value-type="float" office:value="179">
            <text:p>179</text:p>
          </table:table-cell>
          <table:table-cell office:value-type="float" office:value="1.677588">
            <text:p>1.677588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708">
            <text:p>989708</text:p>
          </table:table-cell>
          <table:table-cell office:value-type="string">
            <text:p>[St.Sibu.n].7</text:p>
          </table:table-cell>
          <table:table-cell table:number-columns-repeated="4"/>
          <table:table-cell office:value-type="float" office:value="10.526">
            <text:p>10.526</text:p>
          </table:table-cell>
          <table:table-cell office:value-type="float" office:value="202">
            <text:p>202</text:p>
          </table:table-cell>
          <table:table-cell office:value-type="float" office:value="2.126252">
            <text:p>2.126252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709">
            <text:p>989709</text:p>
          </table:table-cell>
          <table:table-cell office:value-type="string">
            <text:p>[St.Sibu.n].8</text:p>
          </table:table-cell>
          <table:table-cell table:number-columns-repeated="4"/>
          <table:table-cell office:value-type="float" office:value="7.752">
            <text:p>7.752</text:p>
          </table:table-cell>
          <table:table-cell office:value-type="float" office:value="198">
            <text:p>198</text:p>
          </table:table-cell>
          <table:table-cell office:value-type="float" office:value="1.534896">
            <text:p>1.534896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710">
            <text:p>989710</text:p>
          </table:table-cell>
          <table:table-cell office:value-type="string">
            <text:p>[St.Verdi.n].1</text:p>
          </table:table-cell>
          <table:table-cell table:number-columns-repeated="4"/>
          <table:table-cell office:value-type="float" office:value="7.586">
            <text:p>7.586</text:p>
          </table:table-cell>
          <table:table-cell office:value-type="float" office:value="222">
            <text:p>222</text:p>
          </table:table-cell>
          <table:table-cell office:value-type="float" office:value="1.684092">
            <text:p>1.684092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711">
            <text:p>989711</text:p>
          </table:table-cell>
          <table:table-cell office:value-type="string">
            <text:p>[St.Verdi.n].2</text:p>
          </table:table-cell>
          <table:table-cell table:number-columns-repeated="4"/>
          <table:table-cell office:value-type="float" office:value="7.662">
            <text:p>7.662</text:p>
          </table:table-cell>
          <table:table-cell office:value-type="float" office:value="215">
            <text:p>215</text:p>
          </table:table-cell>
          <table:table-cell office:value-type="float" office:value="1.64733">
            <text:p>1.64733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712">
            <text:p>989712</text:p>
          </table:table-cell>
          <table:table-cell office:value-type="string">
            <text:p>[St.Verdi.n].3</text:p>
          </table:table-cell>
          <table:table-cell table:number-columns-repeated="4"/>
          <table:table-cell office:value-type="float" office:value="10.624">
            <text:p>10.624</text:p>
          </table:table-cell>
          <table:table-cell office:value-type="float" office:value="222">
            <text:p>222</text:p>
          </table:table-cell>
          <table:table-cell office:value-type="float" office:value="2.358528">
            <text:p>2.358528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713">
            <text:p>989713</text:p>
          </table:table-cell>
          <table:table-cell office:value-type="string">
            <text:p>[St.Verdi.n].4</text:p>
          </table:table-cell>
          <table:table-cell table:number-columns-repeated="4"/>
          <table:table-cell office:value-type="float" office:value="8.002">
            <text:p>8.002</text:p>
          </table:table-cell>
          <table:table-cell office:value-type="float" office:value="213">
            <text:p>213</text:p>
          </table:table-cell>
          <table:table-cell office:value-type="float" office:value="1.704426">
            <text:p>1.704426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714">
            <text:p>989714</text:p>
          </table:table-cell>
          <table:table-cell office:value-type="string">
            <text:p>[St.Verdi.n].5</text:p>
          </table:table-cell>
          <table:table-cell table:number-columns-repeated="4"/>
          <table:table-cell office:value-type="float" office:value="9.824">
            <text:p>9.824</text:p>
          </table:table-cell>
          <table:table-cell office:value-type="float" office:value="215">
            <text:p>215</text:p>
          </table:table-cell>
          <table:table-cell office:value-type="float" office:value="2.11216">
            <text:p>2.11216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715">
            <text:p>989715</text:p>
          </table:table-cell>
          <table:table-cell office:value-type="string">
            <text:p>[St.Verdi.n].6</text:p>
          </table:table-cell>
          <table:table-cell table:number-columns-repeated="4"/>
          <table:table-cell office:value-type="float" office:value="6.95">
            <text:p>6.95</text:p>
          </table:table-cell>
          <table:table-cell office:value-type="float" office:value="220">
            <text:p>220</text:p>
          </table:table-cell>
          <table:table-cell office:value-type="float" office:value="1.529">
            <text:p>1.529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716">
            <text:p>989716</text:p>
          </table:table-cell>
          <table:table-cell office:value-type="string">
            <text:p>[St.Verdi.n].7</text:p>
          </table:table-cell>
          <table:table-cell table:number-columns-repeated="4"/>
          <table:table-cell office:value-type="float" office:value="8.57">
            <text:p>8.57</text:p>
          </table:table-cell>
          <table:table-cell office:value-type="float" office:value="211">
            <text:p>211</text:p>
          </table:table-cell>
          <table:table-cell office:value-type="float" office:value="1.80827">
            <text:p>1.80827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717">
            <text:p>989717</text:p>
          </table:table-cell>
          <table:table-cell office:value-type="string">
            <text:p>[St.Verdi.n].8</text:p>
          </table:table-cell>
          <table:table-cell table:number-columns-repeated="4"/>
          <table:table-cell office:value-type="float" office:value="7.54">
            <text:p>7.54</text:p>
          </table:table-cell>
          <table:table-cell office:value-type="float" office:value="229">
            <text:p>229</text:p>
          </table:table-cell>
          <table:table-cell office:value-type="float" office:value="1.72666">
            <text:p>1.72666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718">
            <text:p>989718</text:p>
          </table:table-cell>
          <table:table-cell office:value-type="string">
            <text:p>[St.Milva.n].22</text:p>
          </table:table-cell>
          <table:table-cell table:number-columns-repeated="4"/>
          <table:table-cell office:value-type="float" office:value="9.262">
            <text:p>9.262</text:p>
          </table:table-cell>
          <table:table-cell office:value-type="float" office:value="174">
            <text:p>174</text:p>
          </table:table-cell>
          <table:table-cell office:value-type="float" office:value="1.611588">
            <text:p>1.611588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719">
            <text:p>989719</text:p>
          </table:table-cell>
          <table:table-cell office:value-type="string">
            <text:p>[St.Milva.n].23</text:p>
          </table:table-cell>
          <table:table-cell table:number-columns-repeated="4"/>
          <table:table-cell office:value-type="float" office:value="9.05">
            <text:p>9.05</text:p>
          </table:table-cell>
          <table:table-cell office:value-type="float" office:value="148">
            <text:p>148</text:p>
          </table:table-cell>
          <table:table-cell office:value-type="float" office:value="1.3394">
            <text:p>1.3394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720">
            <text:p>989720</text:p>
          </table:table-cell>
          <table:table-cell office:value-type="string">
            <text:p>[St.Milva.n].24</text:p>
          </table:table-cell>
          <table:table-cell table:number-columns-repeated="4"/>
          <table:table-cell office:value-type="float" office:value="10.326">
            <text:p>10.326</text:p>
          </table:table-cell>
          <table:table-cell office:value-type="float" office:value="181">
            <text:p>181</text:p>
          </table:table-cell>
          <table:table-cell office:value-type="float" office:value="1.869006">
            <text:p>1.869006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721">
            <text:p>989721</text:p>
          </table:table-cell>
          <table:table-cell office:value-type="string">
            <text:p>[St.Milva.n].25</text:p>
          </table:table-cell>
          <table:table-cell table:number-columns-repeated="4"/>
          <table:table-cell office:value-type="float" office:value="7.416">
            <text:p>7.416</text:p>
          </table:table-cell>
          <table:table-cell office:value-type="float" office:value="155">
            <text:p>155</text:p>
          </table:table-cell>
          <table:table-cell office:value-type="float" office:value="1.14948">
            <text:p>1.14948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722">
            <text:p>989722</text:p>
          </table:table-cell>
          <table:table-cell office:value-type="string">
            <text:p>[St.Milva.n].26</text:p>
          </table:table-cell>
          <table:table-cell table:number-columns-repeated="4"/>
          <table:table-cell office:value-type="float" office:value="9.734">
            <text:p>9.734</text:p>
          </table:table-cell>
          <table:table-cell office:value-type="float" office:value="184">
            <text:p>184</text:p>
          </table:table-cell>
          <table:table-cell office:value-type="float" office:value="1.791056">
            <text:p>1.791056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723">
            <text:p>989723</text:p>
          </table:table-cell>
          <table:table-cell office:value-type="string">
            <text:p>[St.Milva.n].27</text:p>
          </table:table-cell>
          <table:table-cell table:number-columns-repeated="4"/>
          <table:table-cell office:value-type="float" office:value="6.104">
            <text:p>6.104</text:p>
          </table:table-cell>
          <table:table-cell office:value-type="float" office:value="146">
            <text:p>146</text:p>
          </table:table-cell>
          <table:table-cell office:value-type="float" office:value="0.891184">
            <text:p>0.891184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724">
            <text:p>989724</text:p>
          </table:table-cell>
          <table:table-cell office:value-type="string">
            <text:p>[St.Milva.n].28</text:p>
          </table:table-cell>
          <table:table-cell table:number-columns-repeated="4"/>
          <table:table-cell office:value-type="float" office:value="11.608">
            <text:p>11.608</text:p>
          </table:table-cell>
          <table:table-cell office:value-type="float" office:value="159">
            <text:p>159</text:p>
          </table:table-cell>
          <table:table-cell office:value-type="float" office:value="1.845672">
            <text:p>1.845672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725">
            <text:p>989725</text:p>
          </table:table-cell>
          <table:table-cell office:value-type="string">
            <text:p>[St.Milva.n].29</text:p>
          </table:table-cell>
          <table:table-cell table:number-columns-repeated="4"/>
          <table:table-cell office:value-type="float" office:value="8.342">
            <text:p>8.342</text:p>
          </table:table-cell>
          <table:table-cell office:value-type="float" office:value="159">
            <text:p>159</text:p>
          </table:table-cell>
          <table:table-cell office:value-type="float" office:value="1.326378">
            <text:p>1.326378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726">
            <text:p>989726</text:p>
          </table:table-cell>
          <table:table-cell office:value-type="string">
            <text:p>[St.Saturna.n].22</text:p>
          </table:table-cell>
          <table:table-cell table:number-columns-repeated="4"/>
          <table:table-cell office:value-type="float" office:value="8.792">
            <text:p>8.792</text:p>
          </table:table-cell>
          <table:table-cell office:value-type="float" office:value="211">
            <text:p>211</text:p>
          </table:table-cell>
          <table:table-cell office:value-type="float" office:value="1.855112">
            <text:p>1.855112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727">
            <text:p>989727</text:p>
          </table:table-cell>
          <table:table-cell office:value-type="string">
            <text:p>[St.Saturna.n].23</text:p>
          </table:table-cell>
          <table:table-cell table:number-columns-repeated="4"/>
          <table:table-cell office:value-type="float" office:value="6.354">
            <text:p>6.354</text:p>
          </table:table-cell>
          <table:table-cell office:value-type="float" office:value="189">
            <text:p>189</text:p>
          </table:table-cell>
          <table:table-cell office:value-type="float" office:value="1.200906">
            <text:p>1.200906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728">
            <text:p>989728</text:p>
          </table:table-cell>
          <table:table-cell office:value-type="string">
            <text:p>[St.Saturna.n].24</text:p>
          </table:table-cell>
          <table:table-cell table:number-columns-repeated="4"/>
          <table:table-cell office:value-type="float" office:value="8.47">
            <text:p>8.47</text:p>
          </table:table-cell>
          <table:table-cell office:value-type="float" office:value="202">
            <text:p>202</text:p>
          </table:table-cell>
          <table:table-cell office:value-type="float" office:value="1.71094">
            <text:p>1.71094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729">
            <text:p>989729</text:p>
          </table:table-cell>
          <table:table-cell office:value-type="string">
            <text:p>[St.Saturna.n].25</text:p>
          </table:table-cell>
          <table:table-cell table:number-columns-repeated="4"/>
          <table:table-cell office:value-type="float" office:value="8.666">
            <text:p>8.666</text:p>
          </table:table-cell>
          <table:table-cell office:value-type="float" office:value="207">
            <text:p>207</text:p>
          </table:table-cell>
          <table:table-cell office:value-type="float" office:value="1.793862">
            <text:p>1.793862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730">
            <text:p>989730</text:p>
          </table:table-cell>
          <table:table-cell office:value-type="string">
            <text:p>[St.Saturna.n].26</text:p>
          </table:table-cell>
          <table:table-cell table:number-columns-repeated="4"/>
          <table:table-cell office:value-type="float" office:value="9.468">
            <text:p>9.468</text:p>
          </table:table-cell>
          <table:table-cell office:value-type="float" office:value="201">
            <text:p>201</text:p>
          </table:table-cell>
          <table:table-cell office:value-type="float" office:value="1.903068">
            <text:p>1.903068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731">
            <text:p>989731</text:p>
          </table:table-cell>
          <table:table-cell office:value-type="string">
            <text:p>[St.Saturna.n].27</text:p>
          </table:table-cell>
          <table:table-cell table:number-columns-repeated="4"/>
          <table:table-cell office:value-type="float" office:value="6.808">
            <text:p>6.808</text:p>
          </table:table-cell>
          <table:table-cell office:value-type="float" office:value="190">
            <text:p>190</text:p>
          </table:table-cell>
          <table:table-cell office:value-type="float" office:value="1.29352">
            <text:p>1.29352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732">
            <text:p>989732</text:p>
          </table:table-cell>
          <table:table-cell office:value-type="string">
            <text:p>[St.Saturna.n].28</text:p>
          </table:table-cell>
          <table:table-cell table:number-columns-repeated="4"/>
          <table:table-cell office:value-type="float" office:value="9.33">
            <text:p>9.33</text:p>
          </table:table-cell>
          <table:table-cell office:value-type="float" office:value="205">
            <text:p>205</text:p>
          </table:table-cell>
          <table:table-cell office:value-type="float" office:value="1.91265">
            <text:p>1.91265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733">
            <text:p>989733</text:p>
          </table:table-cell>
          <table:table-cell office:value-type="string">
            <text:p>[St.Saturna.n].29</text:p>
          </table:table-cell>
          <table:table-cell table:number-columns-repeated="4"/>
          <table:table-cell office:value-type="float" office:value="7.494">
            <text:p>7.494</text:p>
          </table:table-cell>
          <table:table-cell office:value-type="float" office:value="177">
            <text:p>177</text:p>
          </table:table-cell>
          <table:table-cell office:value-type="float" office:value="1.326438">
            <text:p>1.326438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734">
            <text:p>989734</text:p>
          </table:table-cell>
          <table:table-cell office:value-type="string">
            <text:p>[St.Desiree.n].1042</text:p>
          </table:table-cell>
          <table:table-cell table:number-columns-repeated="4"/>
          <table:table-cell office:value-type="float" office:value="4.698">
            <text:p>4.698</text:p>
          </table:table-cell>
          <table:table-cell office:value-type="float" office:value="150">
            <text:p>150</text:p>
          </table:table-cell>
          <table:table-cell office:value-type="float" office:value="0.7047">
            <text:p>0.7047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735">
            <text:p>989735</text:p>
          </table:table-cell>
          <table:table-cell office:value-type="string">
            <text:p>[St.Desiree.n].1043</text:p>
          </table:table-cell>
          <table:table-cell table:number-columns-repeated="4"/>
          <table:table-cell office:value-type="float" office:value="6.896">
            <text:p>6.896</text:p>
          </table:table-cell>
          <table:table-cell office:value-type="float" office:value="159">
            <text:p>159</text:p>
          </table:table-cell>
          <table:table-cell office:value-type="float" office:value="1.096464">
            <text:p>1.096464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736">
            <text:p>989736</text:p>
          </table:table-cell>
          <table:table-cell office:value-type="string">
            <text:p>[St.Desiree.n].1044</text:p>
          </table:table-cell>
          <table:table-cell table:number-columns-repeated="4"/>
          <table:table-cell office:value-type="float" office:value="8.666">
            <text:p>8.666</text:p>
          </table:table-cell>
          <table:table-cell office:value-type="float" office:value="168">
            <text:p>168</text:p>
          </table:table-cell>
          <table:table-cell office:value-type="float" office:value="1.455888">
            <text:p>1.455888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737">
            <text:p>989737</text:p>
          </table:table-cell>
          <table:table-cell office:value-type="string">
            <text:p>[St.Desiree.n].1045</text:p>
          </table:table-cell>
          <table:table-cell table:number-columns-repeated="4"/>
          <table:table-cell office:value-type="float" office:value="4.674">
            <text:p>4.674</text:p>
          </table:table-cell>
          <table:table-cell office:value-type="float" office:value="148">
            <text:p>148</text:p>
          </table:table-cell>
          <table:table-cell office:value-type="float" office:value="0.691752">
            <text:p>0.691752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738">
            <text:p>989738</text:p>
          </table:table-cell>
          <table:table-cell office:value-type="string">
            <text:p>[St.Desiree.n].1046</text:p>
          </table:table-cell>
          <table:table-cell table:number-columns-repeated="4"/>
          <table:table-cell office:value-type="float" office:value="7.384">
            <text:p>7.384</text:p>
          </table:table-cell>
          <table:table-cell office:value-type="float" office:value="173">
            <text:p>173</text:p>
          </table:table-cell>
          <table:table-cell office:value-type="float" office:value="1.277432">
            <text:p>1.277432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739">
            <text:p>989739</text:p>
          </table:table-cell>
          <table:table-cell office:value-type="string">
            <text:p>[St.Desiree.n].1047</text:p>
          </table:table-cell>
          <table:table-cell table:number-columns-repeated="4"/>
          <table:table-cell office:value-type="float" office:value="7.052">
            <text:p>7.052</text:p>
          </table:table-cell>
          <table:table-cell office:value-type="float" office:value="150">
            <text:p>150</text:p>
          </table:table-cell>
          <table:table-cell office:value-type="float" office:value="1.0578">
            <text:p>1.0578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740">
            <text:p>989740</text:p>
          </table:table-cell>
          <table:table-cell office:value-type="string">
            <text:p>[St.Desiree.n].1048</text:p>
          </table:table-cell>
          <table:table-cell table:number-columns-repeated="4"/>
          <table:table-cell office:value-type="float" office:value="7.082">
            <text:p>7.082</text:p>
          </table:table-cell>
          <table:table-cell office:value-type="float" office:value="163">
            <text:p>163</text:p>
          </table:table-cell>
          <table:table-cell office:value-type="float" office:value="1.154366">
            <text:p>1.154366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741">
            <text:p>989741</text:p>
          </table:table-cell>
          <table:table-cell office:value-type="string">
            <text:p>[St.Desiree.n].1049</text:p>
          </table:table-cell>
          <table:table-cell table:number-columns-repeated="4"/>
          <table:table-cell office:value-type="float" office:value="5.192">
            <text:p>5.192</text:p>
          </table:table-cell>
          <table:table-cell office:value-type="float" office:value="140">
            <text:p>140</text:p>
          </table:table-cell>
          <table:table-cell office:value-type="float" office:value="0.72688">
            <text:p>0.72688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742">
            <text:p>989742</text:p>
          </table:table-cell>
          <table:table-cell office:value-type="string">
            <text:p>[St.Alegria.n].22</text:p>
          </table:table-cell>
          <table:table-cell table:number-columns-repeated="4"/>
          <table:table-cell office:value-type="float" office:value="9.842">
            <text:p>9.842</text:p>
          </table:table-cell>
          <table:table-cell office:value-type="float" office:value="175">
            <text:p>175</text:p>
          </table:table-cell>
          <table:table-cell office:value-type="float" office:value="1.72235">
            <text:p>1.72235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743">
            <text:p>989743</text:p>
          </table:table-cell>
          <table:table-cell office:value-type="string">
            <text:p>[St.Alegria.n].23</text:p>
          </table:table-cell>
          <table:table-cell table:number-columns-repeated="4"/>
          <table:table-cell office:value-type="float" office:value="7.12">
            <text:p>7.12</text:p>
          </table:table-cell>
          <table:table-cell office:value-type="float" office:value="156">
            <text:p>156</text:p>
          </table:table-cell>
          <table:table-cell office:value-type="float" office:value="1.11072">
            <text:p>1.11072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744">
            <text:p>989744</text:p>
          </table:table-cell>
          <table:table-cell office:value-type="string">
            <text:p>[St.Alegria.n].24</text:p>
          </table:table-cell>
          <table:table-cell table:number-columns-repeated="4"/>
          <table:table-cell office:value-type="float" office:value="9.924">
            <text:p>9.924</text:p>
          </table:table-cell>
          <table:table-cell office:value-type="float" office:value="182">
            <text:p>182</text:p>
          </table:table-cell>
          <table:table-cell office:value-type="float" office:value="1.806168">
            <text:p>1.806168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745">
            <text:p>989745</text:p>
          </table:table-cell>
          <table:table-cell office:value-type="string">
            <text:p>[St.Alegria.n].25</text:p>
          </table:table-cell>
          <table:table-cell table:number-columns-repeated="4"/>
          <table:table-cell office:value-type="float" office:value="7.66">
            <text:p>7.66</text:p>
          </table:table-cell>
          <table:table-cell office:value-type="float" office:value="162">
            <text:p>162</text:p>
          </table:table-cell>
          <table:table-cell office:value-type="float" office:value="1.24092">
            <text:p>1.24092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746">
            <text:p>989746</text:p>
          </table:table-cell>
          <table:table-cell office:value-type="string">
            <text:p>[St.Alegria.n].26</text:p>
          </table:table-cell>
          <table:table-cell table:number-columns-repeated="4"/>
          <table:table-cell office:value-type="float" office:value="9.154">
            <text:p>9.154</text:p>
          </table:table-cell>
          <table:table-cell office:value-type="float" office:value="180">
            <text:p>180</text:p>
          </table:table-cell>
          <table:table-cell office:value-type="float" office:value="1.64772">
            <text:p>1.64772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747">
            <text:p>989747</text:p>
          </table:table-cell>
          <table:table-cell office:value-type="string">
            <text:p>[St.Alegria.n].27</text:p>
          </table:table-cell>
          <table:table-cell table:number-columns-repeated="4"/>
          <table:table-cell office:value-type="float" office:value="7.27">
            <text:p>7.27</text:p>
          </table:table-cell>
          <table:table-cell office:value-type="float" office:value="170">
            <text:p>170</text:p>
          </table:table-cell>
          <table:table-cell office:value-type="float" office:value="1.2359">
            <text:p>1.2359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748">
            <text:p>989748</text:p>
          </table:table-cell>
          <table:table-cell office:value-type="string">
            <text:p>[St.Alegria.n].28</text:p>
          </table:table-cell>
          <table:table-cell table:number-columns-repeated="4"/>
          <table:table-cell office:value-type="float" office:value="10.136">
            <text:p>10.136</text:p>
          </table:table-cell>
          <table:table-cell office:value-type="float" office:value="173">
            <text:p>173</text:p>
          </table:table-cell>
          <table:table-cell office:value-type="float" office:value="1.753528">
            <text:p>1.753528</text:p>
          </table:table-cell>
        </table:table-row>
        <table:table-row table:style-name="ro1">
          <table:table-cell office:value-type="float" office:value="44443">
            <text:p>44443</text:p>
          </table:table-cell>
          <table:table-cell office:value-type="float" office:value="989749">
            <text:p>989749</text:p>
          </table:table-cell>
          <table:table-cell office:value-type="string">
            <text:p>[St.Alegria.n].29</text:p>
          </table:table-cell>
          <table:table-cell table:number-columns-repeated="4"/>
          <table:table-cell office:value-type="float" office:value="8.398">
            <text:p>8.398</text:p>
          </table:table-cell>
          <table:table-cell office:value-type="float" office:value="166">
            <text:p>166</text:p>
          </table:table-cell>
          <table:table-cell office:value-type="float" office:value="1.394068">
            <text:p>1.394068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681">
            <text:p>1018681</text:p>
          </table:table-cell>
          <table:table-cell office:value-type="string">
            <text:p>[St.Milva.n].84</text:p>
          </table:table-cell>
          <table:table-cell table:number-columns-repeated="4"/>
          <table:table-cell office:value-type="float" office:value="0.25509">
            <text:p>0.25509</text:p>
          </table:table-cell>
          <table:table-cell office:value-type="float" office:value="115.9514">
            <text:p>115.9514</text:p>
          </table:table-cell>
          <table:table-cell office:value-type="float" office:value="0.029578">
            <text:p>0.029578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682">
            <text:p>1018682</text:p>
          </table:table-cell>
          <table:table-cell office:value-type="string">
            <text:p>[St.Milva.n].85</text:p>
          </table:table-cell>
          <table:table-cell table:number-columns-repeated="4"/>
          <table:table-cell office:value-type="float" office:value="0.26091">
            <text:p>0.26091</text:p>
          </table:table-cell>
          <table:table-cell office:value-type="float" office:value="136.8574">
            <text:p>136.8574</text:p>
          </table:table-cell>
          <table:table-cell office:value-type="float" office:value="0.035707">
            <text:p>0.035707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683">
            <text:p>1018683</text:p>
          </table:table-cell>
          <table:table-cell office:value-type="string">
            <text:p>[St.Milva.n].86</text:p>
          </table:table-cell>
          <table:table-cell table:number-columns-repeated="4"/>
          <table:table-cell office:value-type="float" office:value="0.25642">
            <text:p>0.25642</text:p>
          </table:table-cell>
          <table:table-cell office:value-type="float" office:value="153.5822">
            <text:p>153.5822</text:p>
          </table:table-cell>
          <table:table-cell office:value-type="float" office:value="0.039382">
            <text:p>0.039382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684">
            <text:p>1018684</text:p>
          </table:table-cell>
          <table:table-cell office:value-type="string">
            <text:p>[St.Milva.n].87</text:p>
          </table:table-cell>
          <table:table-cell table:number-columns-repeated="4"/>
          <table:table-cell office:value-type="float" office:value="0.25786">
            <text:p>0.25786</text:p>
          </table:table-cell>
          <table:table-cell office:value-type="float" office:value="136.8574">
            <text:p>136.8574</text:p>
          </table:table-cell>
          <table:table-cell office:value-type="float" office:value="0.03529">
            <text:p>0.03529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685">
            <text:p>1018685</text:p>
          </table:table-cell>
          <table:table-cell office:value-type="string">
            <text:p>[St.Milva.n].88</text:p>
          </table:table-cell>
          <table:table-cell table:number-columns-repeated="4"/>
          <table:table-cell office:value-type="float" office:value="0.31211">
            <text:p>0.31211</text:p>
          </table:table-cell>
          <table:table-cell office:value-type="float" office:value="130.5856">
            <text:p>130.5856</text:p>
          </table:table-cell>
          <table:table-cell office:value-type="float" office:value="0.040757">
            <text:p>0.040757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686">
            <text:p>1018686</text:p>
          </table:table-cell>
          <table:table-cell office:value-type="string">
            <text:p>[St.Milva.n].89</text:p>
          </table:table-cell>
          <table:table-cell table:number-columns-repeated="4"/>
          <table:table-cell office:value-type="float" office:value="0.25329">
            <text:p>0.25329</text:p>
          </table:table-cell>
          <table:table-cell office:value-type="float" office:value="151.4916">
            <text:p>151.4916</text:p>
          </table:table-cell>
          <table:table-cell office:value-type="float" office:value="0.038371">
            <text:p>0.038371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687">
            <text:p>1018687</text:p>
          </table:table-cell>
          <table:table-cell office:value-type="string">
            <text:p>[St.Milva.n].90</text:p>
          </table:table-cell>
          <table:table-cell table:number-columns-repeated="4"/>
          <table:table-cell office:value-type="float" office:value="0.30007">
            <text:p>0.30007</text:p>
          </table:table-cell>
          <table:table-cell office:value-type="float" office:value="92.9548">
            <text:p>92.9548</text:p>
          </table:table-cell>
          <table:table-cell office:value-type="float" office:value="0.027893">
            <text:p>0.027893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688">
            <text:p>1018688</text:p>
          </table:table-cell>
          <table:table-cell office:value-type="string">
            <text:p>[St.Milva.n].91</text:p>
          </table:table-cell>
          <table:table-cell table:number-columns-repeated="4"/>
          <table:table-cell office:value-type="float" office:value="0.35563">
            <text:p>0.35563</text:p>
          </table:table-cell>
          <table:table-cell office:value-type="float" office:value="120.1326">
            <text:p>120.1326</text:p>
          </table:table-cell>
          <table:table-cell office:value-type="float" office:value="0.042723">
            <text:p>0.042723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689">
            <text:p>1018689</text:p>
          </table:table-cell>
          <table:table-cell office:value-type="string">
            <text:p>[St.Milva.n].92</text:p>
          </table:table-cell>
          <table:table-cell table:number-columns-repeated="4"/>
          <table:table-cell office:value-type="float" office:value="0.36737">
            <text:p>0.36737</text:p>
          </table:table-cell>
          <table:table-cell office:value-type="float" office:value="124.3138">
            <text:p>124.3138</text:p>
          </table:table-cell>
          <table:table-cell office:value-type="float" office:value="0.045669">
            <text:p>0.045669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690">
            <text:p>1018690</text:p>
          </table:table-cell>
          <table:table-cell office:value-type="string">
            <text:p>[St.Milva.n].93</text:p>
          </table:table-cell>
          <table:table-cell table:number-columns-repeated="4"/>
          <table:table-cell office:value-type="float" office:value="0.36372">
            <text:p>0.36372</text:p>
          </table:table-cell>
          <table:table-cell office:value-type="float" office:value="157.7634">
            <text:p>157.7634</text:p>
          </table:table-cell>
          <table:table-cell office:value-type="float" office:value="0.057382">
            <text:p>0.057382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691">
            <text:p>1018691</text:p>
          </table:table-cell>
          <table:table-cell office:value-type="string">
            <text:p>[St.Milva.n].94</text:p>
          </table:table-cell>
          <table:table-cell table:number-columns-repeated="4"/>
          <table:table-cell office:value-type="float" office:value="0.3226">
            <text:p>0.3226</text:p>
          </table:table-cell>
          <table:table-cell office:value-type="float" office:value="157.7634">
            <text:p>157.7634</text:p>
          </table:table-cell>
          <table:table-cell office:value-type="float" office:value="0.050894">
            <text:p>0.050894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692">
            <text:p>1018692</text:p>
          </table:table-cell>
          <table:table-cell office:value-type="string">
            <text:p>[St.Milva.n].95</text:p>
          </table:table-cell>
          <table:table-cell table:number-columns-repeated="4"/>
          <table:table-cell office:value-type="float" office:value="0.31431">
            <text:p>0.31431</text:p>
          </table:table-cell>
          <table:table-cell office:value-type="float" office:value="153.5822">
            <text:p>153.5822</text:p>
          </table:table-cell>
          <table:table-cell office:value-type="float" office:value="0.048272">
            <text:p>0.048272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693">
            <text:p>1018693</text:p>
          </table:table-cell>
          <table:table-cell office:value-type="string">
            <text:p>[St.Milva.n].96</text:p>
          </table:table-cell>
          <table:table-cell table:number-columns-repeated="4"/>
          <table:table-cell office:value-type="float" office:value="0.27986">
            <text:p>0.27986</text:p>
          </table:table-cell>
          <table:table-cell office:value-type="float" office:value="128.495">
            <text:p>128.495</text:p>
          </table:table-cell>
          <table:table-cell office:value-type="float" office:value="0.035961">
            <text:p>0.035961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694">
            <text:p>1018694</text:p>
          </table:table-cell>
          <table:table-cell office:value-type="string">
            <text:p>[St.Milva.n].97</text:p>
          </table:table-cell>
          <table:table-cell table:number-columns-repeated="4"/>
          <table:table-cell office:value-type="float" office:value="0.1966">
            <text:p>0.1966</text:p>
          </table:table-cell>
          <table:table-cell office:value-type="float" office:value="143.1292">
            <text:p>143.1292</text:p>
          </table:table-cell>
          <table:table-cell office:value-type="float" office:value="0.028139">
            <text:p>0.028139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695">
            <text:p>1018695</text:p>
          </table:table-cell>
          <table:table-cell office:value-type="string">
            <text:p>[St.Milva.n].98</text:p>
          </table:table-cell>
          <table:table-cell table:number-columns-repeated="4"/>
          <table:table-cell office:value-type="float" office:value="0.29772">
            <text:p>0.29772</text:p>
          </table:table-cell>
          <table:table-cell office:value-type="float" office:value="147.3104">
            <text:p>147.3104</text:p>
          </table:table-cell>
          <table:table-cell office:value-type="float" office:value="0.043857">
            <text:p>0.043857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696">
            <text:p>1018696</text:p>
          </table:table-cell>
          <table:table-cell office:value-type="string">
            <text:p>[St.Milva.n].99</text:p>
          </table:table-cell>
          <table:table-cell table:number-columns-repeated="4"/>
          <table:table-cell office:value-type="float" office:value="0.4312">
            <text:p>0.4312</text:p>
          </table:table-cell>
          <table:table-cell office:value-type="float" office:value="145.2198">
            <text:p>145.2198</text:p>
          </table:table-cell>
          <table:table-cell office:value-type="float" office:value="0.062619">
            <text:p>0.062619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697">
            <text:p>1018697</text:p>
          </table:table-cell>
          <table:table-cell office:value-type="string">
            <text:p>[St.Milva.n].100</text:p>
          </table:table-cell>
          <table:table-cell table:number-columns-repeated="4"/>
          <table:table-cell office:value-type="float" office:value="0.37794">
            <text:p>0.37794</text:p>
          </table:table-cell>
          <table:table-cell office:value-type="float" office:value="130.5856">
            <text:p>130.5856</text:p>
          </table:table-cell>
          <table:table-cell office:value-type="float" office:value="0.049354">
            <text:p>0.049354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698">
            <text:p>1018698</text:p>
          </table:table-cell>
          <table:table-cell office:value-type="string">
            <text:p>[St.Milva.n].101</text:p>
          </table:table-cell>
          <table:table-cell table:number-columns-repeated="4"/>
          <table:table-cell office:value-type="float" office:value="0.35958">
            <text:p>0.35958</text:p>
          </table:table-cell>
          <table:table-cell office:value-type="float" office:value="138.948">
            <text:p>138.948</text:p>
          </table:table-cell>
          <table:table-cell office:value-type="float" office:value="0.049963">
            <text:p>0.049963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699">
            <text:p>1018699</text:p>
          </table:table-cell>
          <table:table-cell office:value-type="string">
            <text:p>[St.Milva.n].102</text:p>
          </table:table-cell>
          <table:table-cell table:number-columns-repeated="4"/>
          <table:table-cell office:value-type="float" office:value="0.33031">
            <text:p>0.33031</text:p>
          </table:table-cell>
          <table:table-cell office:value-type="float" office:value="147.3104">
            <text:p>147.3104</text:p>
          </table:table-cell>
          <table:table-cell office:value-type="float" office:value="0.048658">
            <text:p>0.048658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700">
            <text:p>1018700</text:p>
          </table:table-cell>
          <table:table-cell office:value-type="string">
            <text:p>[St.Milva.n].103</text:p>
          </table:table-cell>
          <table:table-cell table:number-columns-repeated="4"/>
          <table:table-cell office:value-type="float" office:value="0.31405">
            <text:p>0.31405</text:p>
          </table:table-cell>
          <table:table-cell office:value-type="float" office:value="151.4916">
            <text:p>151.4916</text:p>
          </table:table-cell>
          <table:table-cell office:value-type="float" office:value="0.047576">
            <text:p>0.047576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701">
            <text:p>1018701</text:p>
          </table:table-cell>
          <table:table-cell office:value-type="string">
            <text:p>[St.Milva.n].104</text:p>
          </table:table-cell>
          <table:table-cell table:number-columns-repeated="4"/>
          <table:table-cell office:value-type="float" office:value="0.28849">
            <text:p>0.28849</text:p>
          </table:table-cell>
          <table:table-cell office:value-type="float" office:value="134.7668">
            <text:p>134.7668</text:p>
          </table:table-cell>
          <table:table-cell office:value-type="float" office:value="0.038879">
            <text:p>0.038879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702">
            <text:p>1018702</text:p>
          </table:table-cell>
          <table:table-cell office:value-type="string">
            <text:p>[St.Milva.n].105</text:p>
          </table:table-cell>
          <table:table-cell table:number-columns-repeated="4"/>
          <table:table-cell office:value-type="float" office:value="0.27986">
            <text:p>0.27986</text:p>
          </table:table-cell>
          <table:table-cell office:value-type="float" office:value="136.8574">
            <text:p>136.8574</text:p>
          </table:table-cell>
          <table:table-cell office:value-type="float" office:value="0.038301">
            <text:p>0.038301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703">
            <text:p>1018703</text:p>
          </table:table-cell>
          <table:table-cell office:value-type="string">
            <text:p>[St.Milva.n].106</text:p>
          </table:table-cell>
          <table:table-cell table:number-columns-repeated="4"/>
          <table:table-cell office:value-type="float" office:value="0.36657">
            <text:p>0.36657</text:p>
          </table:table-cell>
          <table:table-cell office:value-type="float" office:value="141.0386">
            <text:p>141.0386</text:p>
          </table:table-cell>
          <table:table-cell office:value-type="float" office:value="0.051701">
            <text:p>0.051701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704">
            <text:p>1018704</text:p>
          </table:table-cell>
          <table:table-cell office:value-type="string">
            <text:p>[St.Milva.n].107</text:p>
          </table:table-cell>
          <table:table-cell table:number-columns-repeated="4"/>
          <table:table-cell office:value-type="float" office:value="0.29077">
            <text:p>0.29077</text:p>
          </table:table-cell>
          <table:table-cell office:value-type="float" office:value="141.0386">
            <text:p>141.0386</text:p>
          </table:table-cell>
          <table:table-cell office:value-type="float" office:value="0.04101">
            <text:p>0.04101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705">
            <text:p>1018705</text:p>
          </table:table-cell>
          <table:table-cell office:value-type="string">
            <text:p>[St.Saturna.n].82</text:p>
          </table:table-cell>
          <table:table-cell table:number-columns-repeated="4"/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706">
            <text:p>1018706</text:p>
          </table:table-cell>
          <table:table-cell office:value-type="string">
            <text:p>[St.Saturna.n].83</text:p>
          </table:table-cell>
          <table:table-cell table:number-columns-repeated="4"/>
          <table:table-cell office:value-type="float" office:value="0.17999">
            <text:p>0.17999</text:p>
          </table:table-cell>
          <table:table-cell office:value-type="float" office:value="182.8506">
            <text:p>182.8506</text:p>
          </table:table-cell>
          <table:table-cell office:value-type="float" office:value="0.032911">
            <text:p>0.032911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707">
            <text:p>1018707</text:p>
          </table:table-cell>
          <table:table-cell office:value-type="string">
            <text:p>[St.Saturna.n].84</text:p>
          </table:table-cell>
          <table:table-cell table:number-columns-repeated="4"/>
          <table:table-cell office:value-type="float" office:value="0.16717">
            <text:p>0.16717</text:p>
          </table:table-cell>
          <table:table-cell office:value-type="float" office:value="176.5788">
            <text:p>176.5788</text:p>
          </table:table-cell>
          <table:table-cell office:value-type="float" office:value="0.029519">
            <text:p>0.029519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708">
            <text:p>1018708</text:p>
          </table:table-cell>
          <table:table-cell office:value-type="string">
            <text:p>[St.Saturna.n].85</text:p>
          </table:table-cell>
          <table:table-cell table:number-columns-repeated="4"/>
          <table:table-cell office:value-type="float" office:value="0.18506">
            <text:p>0.18506</text:p>
          </table:table-cell>
          <table:table-cell office:value-type="float" office:value="199.5754">
            <text:p>199.5754</text:p>
          </table:table-cell>
          <table:table-cell office:value-type="float" office:value="0.036933">
            <text:p>0.036933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709">
            <text:p>1018709</text:p>
          </table:table-cell>
          <table:table-cell office:value-type="string">
            <text:p>[St.Saturna.n].86</text:p>
          </table:table-cell>
          <table:table-cell table:number-columns-repeated="4"/>
          <table:table-cell office:value-type="float" office:value="0.2145">
            <text:p>0.2145</text:p>
          </table:table-cell>
          <table:table-cell office:value-type="float" office:value="189.1224">
            <text:p>189.1224</text:p>
          </table:table-cell>
          <table:table-cell office:value-type="float" office:value="0.040567">
            <text:p>0.040567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710">
            <text:p>1018710</text:p>
          </table:table-cell>
          <table:table-cell office:value-type="string">
            <text:p>[St.Saturna.n].87</text:p>
          </table:table-cell>
          <table:table-cell table:number-columns-repeated="4"/>
          <table:table-cell office:value-type="float" office:value="0.20752">
            <text:p>0.20752</text:p>
          </table:table-cell>
          <table:table-cell office:value-type="float" office:value="187.0318">
            <text:p>187.0318</text:p>
          </table:table-cell>
          <table:table-cell office:value-type="float" office:value="0.038813">
            <text:p>0.038813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711">
            <text:p>1018711</text:p>
          </table:table-cell>
          <table:table-cell office:value-type="string">
            <text:p>[St.Saturna.n].88</text:p>
          </table:table-cell>
          <table:table-cell table:number-columns-repeated="4"/>
          <table:table-cell office:value-type="float" office:value="0.21703">
            <text:p>0.21703</text:p>
          </table:table-cell>
          <table:table-cell office:value-type="float" office:value="197.4848">
            <text:p>197.4848</text:p>
          </table:table-cell>
          <table:table-cell office:value-type="float" office:value="0.04286">
            <text:p>0.04286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712">
            <text:p>1018712</text:p>
          </table:table-cell>
          <table:table-cell office:value-type="string">
            <text:p>[St.Saturna.n].89</text:p>
          </table:table-cell>
          <table:table-cell table:number-columns-repeated="4"/>
          <table:table-cell office:value-type="float" office:value="0.20641">
            <text:p>0.20641</text:p>
          </table:table-cell>
          <table:table-cell office:value-type="float" office:value="184.9412">
            <text:p>184.9412</text:p>
          </table:table-cell>
          <table:table-cell office:value-type="float" office:value="0.038174">
            <text:p>0.038174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713">
            <text:p>1018713</text:p>
          </table:table-cell>
          <table:table-cell office:value-type="string">
            <text:p>[St.Saturna.n].90</text:p>
          </table:table-cell>
          <table:table-cell table:number-columns-repeated="4"/>
          <table:table-cell office:value-type="float" office:value="0.22272">
            <text:p>0.22272</text:p>
          </table:table-cell>
          <table:table-cell office:value-type="float" office:value="182.8506">
            <text:p>182.8506</text:p>
          </table:table-cell>
          <table:table-cell office:value-type="float" office:value="0.040724">
            <text:p>0.040724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714">
            <text:p>1018714</text:p>
          </table:table-cell>
          <table:table-cell office:value-type="string">
            <text:p>[St.Saturna.n].91</text:p>
          </table:table-cell>
          <table:table-cell table:number-columns-repeated="4"/>
          <table:table-cell office:value-type="float" office:value="0.20939">
            <text:p>0.20939</text:p>
          </table:table-cell>
          <table:table-cell office:value-type="float" office:value="191.213">
            <text:p>191.213</text:p>
          </table:table-cell>
          <table:table-cell office:value-type="float" office:value="0.040038">
            <text:p>0.040038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715">
            <text:p>1018715</text:p>
          </table:table-cell>
          <table:table-cell office:value-type="string">
            <text:p>[St.Saturna.n].92</text:p>
          </table:table-cell>
          <table:table-cell table:number-columns-repeated="4"/>
          <table:table-cell office:value-type="float" office:value="0.21444">
            <text:p>0.21444</text:p>
          </table:table-cell>
          <table:table-cell office:value-type="float" office:value="187.0318">
            <text:p>187.0318</text:p>
          </table:table-cell>
          <table:table-cell office:value-type="float" office:value="0.040107">
            <text:p>0.040107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716">
            <text:p>1018716</text:p>
          </table:table-cell>
          <table:table-cell office:value-type="string">
            <text:p>[St.Saturna.n].93</text:p>
          </table:table-cell>
          <table:table-cell table:number-columns-repeated="4"/>
          <table:table-cell office:value-type="float" office:value="0.25036">
            <text:p>0.25036</text:p>
          </table:table-cell>
          <table:table-cell office:value-type="float" office:value="195.3942">
            <text:p>195.3942</text:p>
          </table:table-cell>
          <table:table-cell office:value-type="float" office:value="0.048919">
            <text:p>0.048919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717">
            <text:p>1018717</text:p>
          </table:table-cell>
          <table:table-cell office:value-type="string">
            <text:p>[St.Saturna.n].94</text:p>
          </table:table-cell>
          <table:table-cell table:number-columns-repeated="4"/>
          <table:table-cell office:value-type="float" office:value="0.16666">
            <text:p>0.16666</text:p>
          </table:table-cell>
          <table:table-cell office:value-type="float" office:value="191.213">
            <text:p>191.213</text:p>
          </table:table-cell>
          <table:table-cell office:value-type="float" office:value="0.031868">
            <text:p>0.031868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718">
            <text:p>1018718</text:p>
          </table:table-cell>
          <table:table-cell office:value-type="string">
            <text:p>[St.Saturna.n].95</text:p>
          </table:table-cell>
          <table:table-cell table:number-columns-repeated="4"/>
          <table:table-cell office:value-type="float" office:value="0.19939">
            <text:p>0.19939</text:p>
          </table:table-cell>
          <table:table-cell office:value-type="float" office:value="197.4848">
            <text:p>197.4848</text:p>
          </table:table-cell>
          <table:table-cell office:value-type="float" office:value="0.039376">
            <text:p>0.039376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719">
            <text:p>1018719</text:p>
          </table:table-cell>
          <table:table-cell office:value-type="string">
            <text:p>[St.Saturna.n].96</text:p>
          </table:table-cell>
          <table:table-cell table:number-columns-repeated="4"/>
          <table:table-cell office:value-type="float" office:value="0.24275">
            <text:p>0.24275</text:p>
          </table:table-cell>
          <table:table-cell office:value-type="float" office:value="184.9412">
            <text:p>184.9412</text:p>
          </table:table-cell>
          <table:table-cell office:value-type="float" office:value="0.044894">
            <text:p>0.044894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720">
            <text:p>1018720</text:p>
          </table:table-cell>
          <table:table-cell office:value-type="string">
            <text:p>[St.Saturna.n].97</text:p>
          </table:table-cell>
          <table:table-cell table:number-columns-repeated="4"/>
          <table:table-cell office:value-type="float" office:value="0.20925">
            <text:p>0.20925</text:p>
          </table:table-cell>
          <table:table-cell office:value-type="float" office:value="178.6694">
            <text:p>178.6694</text:p>
          </table:table-cell>
          <table:table-cell office:value-type="float" office:value="0.037387">
            <text:p>0.037387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721">
            <text:p>1018721</text:p>
          </table:table-cell>
          <table:table-cell office:value-type="string">
            <text:p>[St.Saturna.n].98</text:p>
          </table:table-cell>
          <table:table-cell table:number-columns-repeated="4"/>
          <table:table-cell office:value-type="float" office:value="0.23895">
            <text:p>0.23895</text:p>
          </table:table-cell>
          <table:table-cell office:value-type="float" office:value="207.9378">
            <text:p>207.9378</text:p>
          </table:table-cell>
          <table:table-cell office:value-type="float" office:value="0.049687">
            <text:p>0.049687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722">
            <text:p>1018722</text:p>
          </table:table-cell>
          <table:table-cell office:value-type="string">
            <text:p>[St.Saturna.n].99</text:p>
          </table:table-cell>
          <table:table-cell table:number-columns-repeated="4"/>
          <table:table-cell office:value-type="float" office:value="0.23455">
            <text:p>0.23455</text:p>
          </table:table-cell>
          <table:table-cell office:value-type="float" office:value="184.9412">
            <text:p>184.9412</text:p>
          </table:table-cell>
          <table:table-cell office:value-type="float" office:value="0.043378">
            <text:p>0.043378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723">
            <text:p>1018723</text:p>
          </table:table-cell>
          <table:table-cell office:value-type="string">
            <text:p>[St.Saturna.n].100</text:p>
          </table:table-cell>
          <table:table-cell table:number-columns-repeated="4"/>
          <table:table-cell office:value-type="float" office:value="0.19509">
            <text:p>0.19509</text:p>
          </table:table-cell>
          <table:table-cell office:value-type="float" office:value="182.8506">
            <text:p>182.8506</text:p>
          </table:table-cell>
          <table:table-cell office:value-type="float" office:value="0.035672">
            <text:p>0.035672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724">
            <text:p>1018724</text:p>
          </table:table-cell>
          <table:table-cell office:value-type="string">
            <text:p>[St.Saturna.n].101</text:p>
          </table:table-cell>
          <table:table-cell table:number-columns-repeated="4"/>
          <table:table-cell office:value-type="float" office:value="0.2313">
            <text:p>0.2313</text:p>
          </table:table-cell>
          <table:table-cell office:value-type="float" office:value="180.76">
            <text:p>180.76</text:p>
          </table:table-cell>
          <table:table-cell office:value-type="float" office:value="0.04181">
            <text:p>0.04181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725">
            <text:p>1018725</text:p>
          </table:table-cell>
          <table:table-cell office:value-type="string">
            <text:p>[St.Saturna.n].102</text:p>
          </table:table-cell>
          <table:table-cell table:number-columns-repeated="4"/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726">
            <text:p>1018726</text:p>
          </table:table-cell>
          <table:table-cell office:value-type="string">
            <text:p>[St.Saturna.n].103</text:p>
          </table:table-cell>
          <table:table-cell table:number-columns-repeated="4"/>
          <table:table-cell office:value-type="float" office:value="0.2114">
            <text:p>0.2114</text:p>
          </table:table-cell>
          <table:table-cell office:value-type="float" office:value="197.4848">
            <text:p>197.4848</text:p>
          </table:table-cell>
          <table:table-cell office:value-type="float" office:value="0.041748">
            <text:p>0.041748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727">
            <text:p>1018727</text:p>
          </table:table-cell>
          <table:table-cell office:value-type="string">
            <text:p>[St.Saturna.n].104</text:p>
          </table:table-cell>
          <table:table-cell table:number-columns-repeated="4"/>
          <table:table-cell office:value-type="float" office:value="0.20331">
            <text:p>0.20331</text:p>
          </table:table-cell>
          <table:table-cell office:value-type="float" office:value="187.0318">
            <text:p>187.0318</text:p>
          </table:table-cell>
          <table:table-cell office:value-type="float" office:value="0.038025">
            <text:p>0.038025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728">
            <text:p>1018728</text:p>
          </table:table-cell>
          <table:table-cell office:value-type="string">
            <text:p>[St.Saturna.n].105</text:p>
          </table:table-cell>
          <table:table-cell table:number-columns-repeated="4"/>
          <table:table-cell office:value-type="float" office:value="0.26387">
            <text:p>0.26387</text:p>
          </table:table-cell>
          <table:table-cell office:value-type="float" office:value="174.4882">
            <text:p>174.4882</text:p>
          </table:table-cell>
          <table:table-cell office:value-type="float" office:value="0.046042">
            <text:p>0.046042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729">
            <text:p>1018729</text:p>
          </table:table-cell>
          <table:table-cell office:value-type="string">
            <text:p>[St.Desiree.n].1055</text:p>
          </table:table-cell>
          <table:table-cell table:number-columns-repeated="4"/>
          <table:table-cell office:value-type="float" office:value="0.2641">
            <text:p>0.2641</text:p>
          </table:table-cell>
          <table:table-cell office:value-type="float" office:value="164.0352">
            <text:p>164.0352</text:p>
          </table:table-cell>
          <table:table-cell office:value-type="float" office:value="0.043322">
            <text:p>0.043322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730">
            <text:p>1018730</text:p>
          </table:table-cell>
          <table:table-cell office:value-type="string">
            <text:p>[St.Desiree.n].1056</text:p>
          </table:table-cell>
          <table:table-cell table:number-columns-repeated="4"/>
          <table:table-cell office:value-type="float" office:value="0.34103">
            <text:p>0.34103</text:p>
          </table:table-cell>
          <table:table-cell office:value-type="float" office:value="170.307">
            <text:p>170.307</text:p>
          </table:table-cell>
          <table:table-cell office:value-type="float" office:value="0.05808">
            <text:p>0.05808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731">
            <text:p>1018731</text:p>
          </table:table-cell>
          <table:table-cell office:value-type="string">
            <text:p>[St.Desiree.n].1057</text:p>
          </table:table-cell>
          <table:table-cell table:number-columns-repeated="4"/>
          <table:table-cell office:value-type="float" office:value="0.27746">
            <text:p>0.27746</text:p>
          </table:table-cell>
          <table:table-cell office:value-type="float" office:value="184.9412">
            <text:p>184.9412</text:p>
          </table:table-cell>
          <table:table-cell office:value-type="float" office:value="0.051314">
            <text:p>0.051314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732">
            <text:p>1018732</text:p>
          </table:table-cell>
          <table:table-cell office:value-type="string">
            <text:p>[St.Desiree.n].1058</text:p>
          </table:table-cell>
          <table:table-cell table:number-columns-repeated="4"/>
          <table:table-cell office:value-type="float" office:value="0.24039">
            <text:p>0.24039</text:p>
          </table:table-cell>
          <table:table-cell office:value-type="float" office:value="178.6694">
            <text:p>178.6694</text:p>
          </table:table-cell>
          <table:table-cell office:value-type="float" office:value="0.04295">
            <text:p>0.04295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733">
            <text:p>1018733</text:p>
          </table:table-cell>
          <table:table-cell office:value-type="string">
            <text:p>[St.Desiree.n].1059</text:p>
          </table:table-cell>
          <table:table-cell table:number-columns-repeated="4"/>
          <table:table-cell office:value-type="float" office:value="0.24479">
            <text:p>0.24479</text:p>
          </table:table-cell>
          <table:table-cell office:value-type="float" office:value="172.3976">
            <text:p>172.3976</text:p>
          </table:table-cell>
          <table:table-cell office:value-type="float" office:value="0.042201">
            <text:p>0.042201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734">
            <text:p>1018734</text:p>
          </table:table-cell>
          <table:table-cell office:value-type="string">
            <text:p>[St.Desiree.n].1060</text:p>
          </table:table-cell>
          <table:table-cell table:number-columns-repeated="4"/>
          <table:table-cell office:value-type="float" office:value="0.26329">
            <text:p>0.26329</text:p>
          </table:table-cell>
          <table:table-cell office:value-type="float" office:value="172.3976">
            <text:p>172.3976</text:p>
          </table:table-cell>
          <table:table-cell office:value-type="float" office:value="0.045391">
            <text:p>0.045391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735">
            <text:p>1018735</text:p>
          </table:table-cell>
          <table:table-cell office:value-type="string">
            <text:p>[St.Desiree.n].1061</text:p>
          </table:table-cell>
          <table:table-cell table:number-columns-repeated="4"/>
          <table:table-cell office:value-type="float" office:value="0.14918">
            <text:p>0.14918</text:p>
          </table:table-cell>
          <table:table-cell office:value-type="float" office:value="168.2164">
            <text:p>168.2164</text:p>
          </table:table-cell>
          <table:table-cell office:value-type="float" office:value="0.025095">
            <text:p>0.025095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736">
            <text:p>1018736</text:p>
          </table:table-cell>
          <table:table-cell office:value-type="string">
            <text:p>[St.Desiree.n].1062</text:p>
          </table:table-cell>
          <table:table-cell table:number-columns-repeated="4"/>
          <table:table-cell office:value-type="float" office:value="0.25147">
            <text:p>0.25147</text:p>
          </table:table-cell>
          <table:table-cell office:value-type="float" office:value="176.5788">
            <text:p>176.5788</text:p>
          </table:table-cell>
          <table:table-cell office:value-type="float" office:value="0.044404">
            <text:p>0.044404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737">
            <text:p>1018737</text:p>
          </table:table-cell>
          <table:table-cell office:value-type="string">
            <text:p>[St.Desiree.n].1063</text:p>
          </table:table-cell>
          <table:table-cell table:number-columns-repeated="4"/>
          <table:table-cell office:value-type="float" office:value="0.32313">
            <text:p>0.32313</text:p>
          </table:table-cell>
          <table:table-cell office:value-type="float" office:value="174.4882">
            <text:p>174.4882</text:p>
          </table:table-cell>
          <table:table-cell office:value-type="float" office:value="0.056382">
            <text:p>0.056382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738">
            <text:p>1018738</text:p>
          </table:table-cell>
          <table:table-cell office:value-type="string">
            <text:p>[St.Desiree.n].1064</text:p>
          </table:table-cell>
          <table:table-cell table:number-columns-repeated="4"/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739">
            <text:p>1018739</text:p>
          </table:table-cell>
          <table:table-cell office:value-type="string">
            <text:p>[St.Desiree.n].1065</text:p>
          </table:table-cell>
          <table:table-cell table:number-columns-repeated="4"/>
          <table:table-cell office:value-type="float" office:value="0.29364">
            <text:p>0.29364</text:p>
          </table:table-cell>
          <table:table-cell office:value-type="float" office:value="172.3976">
            <text:p>172.3976</text:p>
          </table:table-cell>
          <table:table-cell office:value-type="float" office:value="0.050623">
            <text:p>0.050623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740">
            <text:p>1018740</text:p>
          </table:table-cell>
          <table:table-cell office:value-type="string">
            <text:p>[St.Desiree.n].1066</text:p>
          </table:table-cell>
          <table:table-cell table:number-columns-repeated="4"/>
          <table:table-cell office:value-type="float" office:value="0.27025">
            <text:p>0.27025</text:p>
          </table:table-cell>
          <table:table-cell office:value-type="float" office:value="193.3036">
            <text:p>193.3036</text:p>
          </table:table-cell>
          <table:table-cell office:value-type="float" office:value="0.05224">
            <text:p>0.05224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741">
            <text:p>1018741</text:p>
          </table:table-cell>
          <table:table-cell office:value-type="string">
            <text:p>[St.Desiree.n].1067</text:p>
          </table:table-cell>
          <table:table-cell table:number-columns-repeated="4"/>
          <table:table-cell office:value-type="float" office:value="0.28033">
            <text:p>0.28033</text:p>
          </table:table-cell>
          <table:table-cell office:value-type="float" office:value="180.76">
            <text:p>180.76</text:p>
          </table:table-cell>
          <table:table-cell office:value-type="float" office:value="0.050672">
            <text:p>0.050672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742">
            <text:p>1018742</text:p>
          </table:table-cell>
          <table:table-cell office:value-type="string">
            <text:p>[St.Desiree.n].1068</text:p>
          </table:table-cell>
          <table:table-cell table:number-columns-repeated="4"/>
          <table:table-cell office:value-type="float" office:value="0.26183">
            <text:p>0.26183</text:p>
          </table:table-cell>
          <table:table-cell office:value-type="float" office:value="170.307">
            <text:p>170.307</text:p>
          </table:table-cell>
          <table:table-cell office:value-type="float" office:value="0.044591">
            <text:p>0.044591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743">
            <text:p>1018743</text:p>
          </table:table-cell>
          <table:table-cell office:value-type="string">
            <text:p>[St.Desiree.n].1069</text:p>
          </table:table-cell>
          <table:table-cell table:number-columns-repeated="4"/>
          <table:table-cell office:value-type="float" office:value="0.26864">
            <text:p>0.26864</text:p>
          </table:table-cell>
          <table:table-cell office:value-type="float" office:value="170.307">
            <text:p>170.307</text:p>
          </table:table-cell>
          <table:table-cell office:value-type="float" office:value="0.045751">
            <text:p>0.045751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744">
            <text:p>1018744</text:p>
          </table:table-cell>
          <table:table-cell office:value-type="string">
            <text:p>[St.Desiree.n].1070</text:p>
          </table:table-cell>
          <table:table-cell table:number-columns-repeated="4"/>
          <table:table-cell office:value-type="float" office:value="0.34539">
            <text:p>0.34539</text:p>
          </table:table-cell>
          <table:table-cell office:value-type="float" office:value="164.0352">
            <text:p>164.0352</text:p>
          </table:table-cell>
          <table:table-cell office:value-type="float" office:value="0.056656">
            <text:p>0.056656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745">
            <text:p>1018745</text:p>
          </table:table-cell>
          <table:table-cell office:value-type="string">
            <text:p>[St.Desiree.n].1071</text:p>
          </table:table-cell>
          <table:table-cell table:number-columns-repeated="4"/>
          <table:table-cell office:value-type="float" office:value="0.2961">
            <text:p>0.2961</text:p>
          </table:table-cell>
          <table:table-cell office:value-type="float" office:value="164.0352">
            <text:p>164.0352</text:p>
          </table:table-cell>
          <table:table-cell office:value-type="float" office:value="0.048571">
            <text:p>0.048571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746">
            <text:p>1018746</text:p>
          </table:table-cell>
          <table:table-cell office:value-type="string">
            <text:p>[St.Desiree.n].1072</text:p>
          </table:table-cell>
          <table:table-cell table:number-columns-repeated="4"/>
          <table:table-cell office:value-type="float" office:value="0.21696">
            <text:p>0.21696</text:p>
          </table:table-cell>
          <table:table-cell office:value-type="float" office:value="172.3976">
            <text:p>172.3976</text:p>
          </table:table-cell>
          <table:table-cell office:value-type="float" office:value="0.037403">
            <text:p>0.037403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747">
            <text:p>1018747</text:p>
          </table:table-cell>
          <table:table-cell office:value-type="string">
            <text:p>[St.Desiree.n].1073</text:p>
          </table:table-cell>
          <table:table-cell table:number-columns-repeated="4"/>
          <table:table-cell office:value-type="float" office:value="0.30637">
            <text:p>0.30637</text:p>
          </table:table-cell>
          <table:table-cell office:value-type="float" office:value="172.3976">
            <text:p>172.3976</text:p>
          </table:table-cell>
          <table:table-cell office:value-type="float" office:value="0.052817">
            <text:p>0.052817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748">
            <text:p>1018748</text:p>
          </table:table-cell>
          <table:table-cell office:value-type="string">
            <text:p>[St.Desiree.n].1074</text:p>
          </table:table-cell>
          <table:table-cell table:number-columns-repeated="4"/>
          <table:table-cell office:value-type="float" office:value="0.29691">
            <text:p>0.29691</text:p>
          </table:table-cell>
          <table:table-cell office:value-type="float" office:value="189.1224">
            <text:p>189.1224</text:p>
          </table:table-cell>
          <table:table-cell office:value-type="float" office:value="0.056152">
            <text:p>0.056152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749">
            <text:p>1018749</text:p>
          </table:table-cell>
          <table:table-cell office:value-type="string">
            <text:p>[St.Desiree.n].1075</text:p>
          </table:table-cell>
          <table:table-cell table:number-columns-repeated="4"/>
          <table:table-cell office:value-type="float" office:value="0.30142">
            <text:p>0.30142</text:p>
          </table:table-cell>
          <table:table-cell office:value-type="float" office:value="178.6694">
            <text:p>178.6694</text:p>
          </table:table-cell>
          <table:table-cell office:value-type="float" office:value="0.053855">
            <text:p>0.053855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750">
            <text:p>1018750</text:p>
          </table:table-cell>
          <table:table-cell office:value-type="string">
            <text:p>[St.Desiree.n].1076</text:p>
          </table:table-cell>
          <table:table-cell table:number-columns-repeated="4"/>
          <table:table-cell office:value-type="float" office:value="0.27834">
            <text:p>0.27834</text:p>
          </table:table-cell>
          <table:table-cell office:value-type="float" office:value="174.4882">
            <text:p>174.4882</text:p>
          </table:table-cell>
          <table:table-cell office:value-type="float" office:value="0.048567">
            <text:p>0.048567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751">
            <text:p>1018751</text:p>
          </table:table-cell>
          <table:table-cell office:value-type="string">
            <text:p>[St.Desiree.n].1077</text:p>
          </table:table-cell>
          <table:table-cell table:number-columns-repeated="4"/>
          <table:table-cell office:value-type="float" office:value="0.31676">
            <text:p>0.31676</text:p>
          </table:table-cell>
          <table:table-cell office:value-type="float" office:value="182.8506">
            <text:p>182.8506</text:p>
          </table:table-cell>
          <table:table-cell office:value-type="float" office:value="0.05792">
            <text:p>0.05792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752">
            <text:p>1018752</text:p>
          </table:table-cell>
          <table:table-cell office:value-type="string">
            <text:p>[St.Desiree.n].1078</text:p>
          </table:table-cell>
          <table:table-cell table:number-columns-repeated="4"/>
          <table:table-cell office:value-type="float" office:value="0.33067">
            <text:p>0.33067</text:p>
          </table:table-cell>
          <table:table-cell office:value-type="float" office:value="178.6694">
            <text:p>178.6694</text:p>
          </table:table-cell>
          <table:table-cell office:value-type="float" office:value="0.059081">
            <text:p>0.059081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753">
            <text:p>1018753</text:p>
          </table:table-cell>
          <table:table-cell office:value-type="string">
            <text:p>[St.Alegria.n].82</text:p>
          </table:table-cell>
          <table:table-cell table:number-columns-repeated="4"/>
          <table:table-cell office:value-type="float" office:value="0.23194">
            <text:p>0.23194</text:p>
          </table:table-cell>
          <table:table-cell office:value-type="float" office:value="126.4044">
            <text:p>126.4044</text:p>
          </table:table-cell>
          <table:table-cell office:value-type="float" office:value="0.029318">
            <text:p>0.029318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754">
            <text:p>1018754</text:p>
          </table:table-cell>
          <table:table-cell office:value-type="string">
            <text:p>[St.Alegria.n].83</text:p>
          </table:table-cell>
          <table:table-cell table:number-columns-repeated="4"/>
          <table:table-cell office:value-type="float" office:value="0.2108">
            <text:p>0.2108</text:p>
          </table:table-cell>
          <table:table-cell office:value-type="float" office:value="141.0386">
            <text:p>141.0386</text:p>
          </table:table-cell>
          <table:table-cell office:value-type="float" office:value="0.029731">
            <text:p>0.029731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755">
            <text:p>1018755</text:p>
          </table:table-cell>
          <table:table-cell office:value-type="string">
            <text:p>[St.Alegria.n].84</text:p>
          </table:table-cell>
          <table:table-cell table:number-columns-repeated="4"/>
          <table:table-cell office:value-type="float" office:value="0.21819">
            <text:p>0.21819</text:p>
          </table:table-cell>
          <table:table-cell office:value-type="float" office:value="151.4916">
            <text:p>151.4916</text:p>
          </table:table-cell>
          <table:table-cell office:value-type="float" office:value="0.033054">
            <text:p>0.033054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756">
            <text:p>1018756</text:p>
          </table:table-cell>
          <table:table-cell office:value-type="string">
            <text:p>[St.Alegria.n].85</text:p>
          </table:table-cell>
          <table:table-cell table:number-columns-repeated="4"/>
          <table:table-cell office:value-type="float" office:value="0.17646">
            <text:p>0.17646</text:p>
          </table:table-cell>
          <table:table-cell office:value-type="float" office:value="136.8574">
            <text:p>136.8574</text:p>
          </table:table-cell>
          <table:table-cell office:value-type="float" office:value="0.02415">
            <text:p>0.02415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757">
            <text:p>1018757</text:p>
          </table:table-cell>
          <table:table-cell office:value-type="string">
            <text:p>[St.Alegria.n].86</text:p>
          </table:table-cell>
          <table:table-cell table:number-columns-repeated="4"/>
          <table:table-cell office:value-type="float" office:value="0.21268">
            <text:p>0.21268</text:p>
          </table:table-cell>
          <table:table-cell office:value-type="float" office:value="153.5822">
            <text:p>153.5822</text:p>
          </table:table-cell>
          <table:table-cell office:value-type="float" office:value="0.032664">
            <text:p>0.032664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758">
            <text:p>1018758</text:p>
          </table:table-cell>
          <table:table-cell office:value-type="string">
            <text:p>[St.Alegria.n].87</text:p>
          </table:table-cell>
          <table:table-cell table:number-columns-repeated="4"/>
          <table:table-cell office:value-type="float" office:value="0.18137">
            <text:p>0.18137</text:p>
          </table:table-cell>
          <table:table-cell office:value-type="float" office:value="145.2198">
            <text:p>145.2198</text:p>
          </table:table-cell>
          <table:table-cell office:value-type="float" office:value="0.026339">
            <text:p>0.026339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759">
            <text:p>1018759</text:p>
          </table:table-cell>
          <table:table-cell office:value-type="string">
            <text:p>[St.Alegria.n].88</text:p>
          </table:table-cell>
          <table:table-cell table:number-columns-repeated="4"/>
          <table:table-cell office:value-type="float" office:value="0.14734">
            <text:p>0.14734</text:p>
          </table:table-cell>
          <table:table-cell office:value-type="float" office:value="128.495">
            <text:p>128.495</text:p>
          </table:table-cell>
          <table:table-cell office:value-type="float" office:value="0.018932">
            <text:p>0.018932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760">
            <text:p>1018760</text:p>
          </table:table-cell>
          <table:table-cell office:value-type="string">
            <text:p>[St.Alegria.n].89</text:p>
          </table:table-cell>
          <table:table-cell table:number-columns-repeated="4"/>
          <table:table-cell office:value-type="float" office:value="0.23718">
            <text:p>0.23718</text:p>
          </table:table-cell>
          <table:table-cell office:value-type="float" office:value="130.5856">
            <text:p>130.5856</text:p>
          </table:table-cell>
          <table:table-cell office:value-type="float" office:value="0.030972">
            <text:p>0.030972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761">
            <text:p>1018761</text:p>
          </table:table-cell>
          <table:table-cell office:value-type="string">
            <text:p>[St.Alegria.n].90</text:p>
          </table:table-cell>
          <table:table-cell table:number-columns-repeated="4"/>
          <table:table-cell office:value-type="float" office:value="0.25368">
            <text:p>0.25368</text:p>
          </table:table-cell>
          <table:table-cell office:value-type="float" office:value="126.4044">
            <text:p>126.4044</text:p>
          </table:table-cell>
          <table:table-cell office:value-type="float" office:value="0.032066">
            <text:p>0.032066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762">
            <text:p>1018762</text:p>
          </table:table-cell>
          <table:table-cell office:value-type="string">
            <text:p>[St.Alegria.n].91</text:p>
          </table:table-cell>
          <table:table-cell table:number-columns-repeated="4"/>
          <table:table-cell office:value-type="float" office:value="0.23921">
            <text:p>0.23921</text:p>
          </table:table-cell>
          <table:table-cell office:value-type="float" office:value="164.0352">
            <text:p>164.0352</text:p>
          </table:table-cell>
          <table:table-cell office:value-type="float" office:value="0.039239">
            <text:p>0.039239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763">
            <text:p>1018763</text:p>
          </table:table-cell>
          <table:table-cell office:value-type="string">
            <text:p>[St.Alegria.n].92</text:p>
          </table:table-cell>
          <table:table-cell table:number-columns-repeated="4"/>
          <table:table-cell office:value-type="float" office:value="0.25966">
            <text:p>0.25966</text:p>
          </table:table-cell>
          <table:table-cell office:value-type="float" office:value="147.3104">
            <text:p>147.3104</text:p>
          </table:table-cell>
          <table:table-cell office:value-type="float" office:value="0.038251">
            <text:p>0.038251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764">
            <text:p>1018764</text:p>
          </table:table-cell>
          <table:table-cell office:value-type="string">
            <text:p>[St.Alegria.n].93</text:p>
          </table:table-cell>
          <table:table-cell table:number-columns-repeated="4"/>
          <table:table-cell office:value-type="float" office:value="0.25079">
            <text:p>0.25079</text:p>
          </table:table-cell>
          <table:table-cell office:value-type="float" office:value="155.6728">
            <text:p>155.6728</text:p>
          </table:table-cell>
          <table:table-cell office:value-type="float" office:value="0.039041">
            <text:p>0.039041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765">
            <text:p>1018765</text:p>
          </table:table-cell>
          <table:table-cell office:value-type="string">
            <text:p>[St.Alegria.n].94</text:p>
          </table:table-cell>
          <table:table-cell table:number-columns-repeated="4"/>
          <table:table-cell office:value-type="float" office:value="0.18572">
            <text:p>0.18572</text:p>
          </table:table-cell>
          <table:table-cell office:value-type="float" office:value="168.2164">
            <text:p>168.2164</text:p>
          </table:table-cell>
          <table:table-cell office:value-type="float" office:value="0.031241">
            <text:p>0.031241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766">
            <text:p>1018766</text:p>
          </table:table-cell>
          <table:table-cell office:value-type="string">
            <text:p>[St.Alegria.n].95</text:p>
          </table:table-cell>
          <table:table-cell table:number-columns-repeated="4"/>
          <table:table-cell office:value-type="float" office:value="0.20951">
            <text:p>0.20951</text:p>
          </table:table-cell>
          <table:table-cell office:value-type="float" office:value="157.7634">
            <text:p>157.7634</text:p>
          </table:table-cell>
          <table:table-cell office:value-type="float" office:value="0.033053">
            <text:p>0.033053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767">
            <text:p>1018767</text:p>
          </table:table-cell>
          <table:table-cell office:value-type="string">
            <text:p>[St.Alegria.n].96</text:p>
          </table:table-cell>
          <table:table-cell table:number-columns-repeated="4"/>
          <table:table-cell office:value-type="float" office:value="0.24276">
            <text:p>0.24276</text:p>
          </table:table-cell>
          <table:table-cell office:value-type="float" office:value="155.6728">
            <text:p>155.6728</text:p>
          </table:table-cell>
          <table:table-cell office:value-type="float" office:value="0.037791">
            <text:p>0.037791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768">
            <text:p>1018768</text:p>
          </table:table-cell>
          <table:table-cell office:value-type="string">
            <text:p>[St.Alegria.n].97</text:p>
          </table:table-cell>
          <table:table-cell table:number-columns-repeated="4"/>
          <table:table-cell office:value-type="float" office:value="0.23554">
            <text:p>0.23554</text:p>
          </table:table-cell>
          <table:table-cell office:value-type="float" office:value="153.5822">
            <text:p>153.5822</text:p>
          </table:table-cell>
          <table:table-cell office:value-type="float" office:value="0.036175">
            <text:p>0.036175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769">
            <text:p>1018769</text:p>
          </table:table-cell>
          <table:table-cell office:value-type="string">
            <text:p>[St.Alegria.n].98</text:p>
          </table:table-cell>
          <table:table-cell table:number-columns-repeated="4"/>
          <table:table-cell office:value-type="float" office:value="0.24544">
            <text:p>0.24544</text:p>
          </table:table-cell>
          <table:table-cell office:value-type="float" office:value="145.2198">
            <text:p>145.2198</text:p>
          </table:table-cell>
          <table:table-cell office:value-type="float" office:value="0.035643">
            <text:p>0.035643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770">
            <text:p>1018770</text:p>
          </table:table-cell>
          <table:table-cell office:value-type="string">
            <text:p>[St.Alegria.n].99</text:p>
          </table:table-cell>
          <table:table-cell table:number-columns-repeated="4"/>
          <table:table-cell office:value-type="float" office:value="0.22172">
            <text:p>0.22172</text:p>
          </table:table-cell>
          <table:table-cell office:value-type="float" office:value="159.854">
            <text:p>159.854</text:p>
          </table:table-cell>
          <table:table-cell office:value-type="float" office:value="0.035443">
            <text:p>0.035443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771">
            <text:p>1018771</text:p>
          </table:table-cell>
          <table:table-cell office:value-type="string">
            <text:p>[St.Alegria.n].100</text:p>
          </table:table-cell>
          <table:table-cell table:number-columns-repeated="4"/>
          <table:table-cell office:value-type="float" office:value="0.20421">
            <text:p>0.20421</text:p>
          </table:table-cell>
          <table:table-cell office:value-type="float" office:value="155.6728">
            <text:p>155.6728</text:p>
          </table:table-cell>
          <table:table-cell office:value-type="float" office:value="0.03179">
            <text:p>0.03179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772">
            <text:p>1018772</text:p>
          </table:table-cell>
          <table:table-cell office:value-type="string">
            <text:p>[St.Alegria.n].101</text:p>
          </table:table-cell>
          <table:table-cell table:number-columns-repeated="4"/>
          <table:table-cell office:value-type="float" office:value="0.23567">
            <text:p>0.23567</text:p>
          </table:table-cell>
          <table:table-cell office:value-type="float" office:value="159.854">
            <text:p>159.854</text:p>
          </table:table-cell>
          <table:table-cell office:value-type="float" office:value="0.037673">
            <text:p>0.037673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773">
            <text:p>1018773</text:p>
          </table:table-cell>
          <table:table-cell office:value-type="string">
            <text:p>[St.Alegria.n].102</text:p>
          </table:table-cell>
          <table:table-cell table:number-columns-repeated="4"/>
          <table:table-cell office:value-type="float" office:value="0.21259">
            <text:p>0.21259</text:p>
          </table:table-cell>
          <table:table-cell office:value-type="float" office:value="176.5788">
            <text:p>176.5788</text:p>
          </table:table-cell>
          <table:table-cell office:value-type="float" office:value="0.037539">
            <text:p>0.037539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774">
            <text:p>1018774</text:p>
          </table:table-cell>
          <table:table-cell office:value-type="string">
            <text:p>[St.Alegria.n].103</text:p>
          </table:table-cell>
          <table:table-cell table:number-columns-repeated="4"/>
          <table:table-cell office:value-type="float" office:value="0.22114">
            <text:p>0.22114</text:p>
          </table:table-cell>
          <table:table-cell office:value-type="float" office:value="159.854">
            <text:p>159.854</text:p>
          </table:table-cell>
          <table:table-cell office:value-type="float" office:value="0.03535">
            <text:p>0.03535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775">
            <text:p>1018775</text:p>
          </table:table-cell>
          <table:table-cell office:value-type="string">
            <text:p>[St.Alegria.n].104</text:p>
          </table:table-cell>
          <table:table-cell table:number-columns-repeated="4"/>
          <table:table-cell office:value-type="float" office:value="0.27257">
            <text:p>0.27257</text:p>
          </table:table-cell>
          <table:table-cell office:value-type="float" office:value="155.6728">
            <text:p>155.6728</text:p>
          </table:table-cell>
          <table:table-cell office:value-type="float" office:value="0.042432">
            <text:p>0.042432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776">
            <text:p>1018776</text:p>
          </table:table-cell>
          <table:table-cell office:value-type="string">
            <text:p>[St.Alegria.n].105</text:p>
          </table:table-cell>
          <table:table-cell table:number-columns-repeated="4"/>
          <table:table-cell office:value-type="float" office:value="0.25973">
            <text:p>0.25973</text:p>
          </table:table-cell>
          <table:table-cell office:value-type="float" office:value="138.948">
            <text:p>138.948</text:p>
          </table:table-cell>
          <table:table-cell office:value-type="float" office:value="0.036089">
            <text:p>0.036089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778">
            <text:p>1018778</text:p>
          </table:table-cell>
          <table:table-cell office:value-type="string">
            <text:p>[St.Milva.n].108</text:p>
          </table:table-cell>
          <table:table-cell table:number-columns-repeated="4"/>
          <table:table-cell office:value-type="float" office:value="0.09658">
            <text:p>0.09658</text:p>
          </table:table-cell>
          <table:table-cell office:value-type="float" office:value="95.0454">
            <text:p>95.0454</text:p>
          </table:table-cell>
          <table:table-cell office:value-type="float" office:value="0.009179">
            <text:p>0.009179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779">
            <text:p>1018779</text:p>
          </table:table-cell>
          <table:table-cell office:value-type="string">
            <text:p>[St.Milva.n].109</text:p>
          </table:table-cell>
          <table:table-cell table:number-columns-repeated="4"/>
          <table:table-cell office:value-type="float" office:value="0.10686">
            <text:p>0.10686</text:p>
          </table:table-cell>
          <table:table-cell office:value-type="float" office:value="130.5856">
            <text:p>130.5856</text:p>
          </table:table-cell>
          <table:table-cell office:value-type="float" office:value="0.013954">
            <text:p>0.013954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780">
            <text:p>1018780</text:p>
          </table:table-cell>
          <table:table-cell office:value-type="string">
            <text:p>[St.Milva.n].110</text:p>
          </table:table-cell>
          <table:table-cell table:number-columns-repeated="4"/>
          <table:table-cell office:value-type="float" office:value="0.10124">
            <text:p>0.10124</text:p>
          </table:table-cell>
          <table:table-cell office:value-type="float" office:value="113.8608">
            <text:p>113.8608</text:p>
          </table:table-cell>
          <table:table-cell office:value-type="float" office:value="0.011527">
            <text:p>0.011527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781">
            <text:p>1018781</text:p>
          </table:table-cell>
          <table:table-cell office:value-type="string">
            <text:p>[St.Milva.n].111</text:p>
          </table:table-cell>
          <table:table-cell table:number-columns-repeated="4"/>
          <table:table-cell office:value-type="float" office:value="0.09644">
            <text:p>0.09644</text:p>
          </table:table-cell>
          <table:table-cell office:value-type="float" office:value="113.8608">
            <text:p>113.8608</text:p>
          </table:table-cell>
          <table:table-cell office:value-type="float" office:value="0.010981">
            <text:p>0.010981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782">
            <text:p>1018782</text:p>
          </table:table-cell>
          <table:table-cell office:value-type="string">
            <text:p>[St.Milva.n].112</text:p>
          </table:table-cell>
          <table:table-cell table:number-columns-repeated="4"/>
          <table:table-cell office:value-type="float" office:value="0.08967">
            <text:p>0.08967</text:p>
          </table:table-cell>
          <table:table-cell office:value-type="float" office:value="126.4044">
            <text:p>126.4044</text:p>
          </table:table-cell>
          <table:table-cell office:value-type="float" office:value="0.011335">
            <text:p>0.011335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783">
            <text:p>1018783</text:p>
          </table:table-cell>
          <table:table-cell office:value-type="string">
            <text:p>[St.Milva.n].113</text:p>
          </table:table-cell>
          <table:table-cell table:number-columns-repeated="4"/>
          <table:table-cell office:value-type="float" office:value="0.09586">
            <text:p>0.09586</text:p>
          </table:table-cell>
          <table:table-cell office:value-type="float" office:value="138.948">
            <text:p>138.948</text:p>
          </table:table-cell>
          <table:table-cell office:value-type="float" office:value="0.01332">
            <text:p>0.01332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784">
            <text:p>1018784</text:p>
          </table:table-cell>
          <table:table-cell office:value-type="string">
            <text:p>[St.Milva.n].114</text:p>
          </table:table-cell>
          <table:table-cell table:number-columns-repeated="4"/>
          <table:table-cell office:value-type="float" office:value="0.10732">
            <text:p>0.10732</text:p>
          </table:table-cell>
          <table:table-cell office:value-type="float" office:value="122.2232">
            <text:p>122.2232</text:p>
          </table:table-cell>
          <table:table-cell office:value-type="float" office:value="0.013117">
            <text:p>0.013117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785">
            <text:p>1018785</text:p>
          </table:table-cell>
          <table:table-cell office:value-type="string">
            <text:p>[St.Milva.n].115</text:p>
          </table:table-cell>
          <table:table-cell table:number-columns-repeated="4"/>
          <table:table-cell office:value-type="float" office:value="0.09736">
            <text:p>0.09736</text:p>
          </table:table-cell>
          <table:table-cell office:value-type="float" office:value="126.4044">
            <text:p>126.4044</text:p>
          </table:table-cell>
          <table:table-cell office:value-type="float" office:value="0.012307">
            <text:p>0.012307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786">
            <text:p>1018786</text:p>
          </table:table-cell>
          <table:table-cell office:value-type="string">
            <text:p>[St.Milva.n].116</text:p>
          </table:table-cell>
          <table:table-cell table:number-columns-repeated="4"/>
          <table:table-cell office:value-type="float" office:value="0.11598">
            <text:p>0.11598</text:p>
          </table:table-cell>
          <table:table-cell office:value-type="float" office:value="113.8608">
            <text:p>113.8608</text:p>
          </table:table-cell>
          <table:table-cell office:value-type="float" office:value="0.013206">
            <text:p>0.013206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787">
            <text:p>1018787</text:p>
          </table:table-cell>
          <table:table-cell office:value-type="string">
            <text:p>[St.Milva.n].117</text:p>
          </table:table-cell>
          <table:table-cell table:number-columns-repeated="4"/>
          <table:table-cell office:value-type="float" office:value="0.12894">
            <text:p>0.12894</text:p>
          </table:table-cell>
          <table:table-cell office:value-type="float" office:value="128.495">
            <text:p>128.495</text:p>
          </table:table-cell>
          <table:table-cell office:value-type="float" office:value="0.016568">
            <text:p>0.016568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788">
            <text:p>1018788</text:p>
          </table:table-cell>
          <table:table-cell office:value-type="string">
            <text:p>[St.Milva.n].118</text:p>
          </table:table-cell>
          <table:table-cell table:number-columns-repeated="4"/>
          <table:table-cell office:value-type="float" office:value="0.12626">
            <text:p>0.12626</text:p>
          </table:table-cell>
          <table:table-cell office:value-type="float" office:value="122.2232">
            <text:p>122.2232</text:p>
          </table:table-cell>
          <table:table-cell office:value-type="float" office:value="0.015432">
            <text:p>0.015432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789">
            <text:p>1018789</text:p>
          </table:table-cell>
          <table:table-cell office:value-type="string">
            <text:p>[St.Milva.n].119</text:p>
          </table:table-cell>
          <table:table-cell table:number-columns-repeated="4"/>
          <table:table-cell office:value-type="float" office:value="0.10809">
            <text:p>0.10809</text:p>
          </table:table-cell>
          <table:table-cell office:value-type="float" office:value="130.5856">
            <text:p>130.5856</text:p>
          </table:table-cell>
          <table:table-cell office:value-type="float" office:value="0.014115">
            <text:p>0.014115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790">
            <text:p>1018790</text:p>
          </table:table-cell>
          <table:table-cell office:value-type="string">
            <text:p>[St.Milva.n].120</text:p>
          </table:table-cell>
          <table:table-cell table:number-columns-repeated="4"/>
          <table:table-cell office:value-type="float" office:value="0.1025">
            <text:p>0.1025</text:p>
          </table:table-cell>
          <table:table-cell office:value-type="float" office:value="132.6762">
            <text:p>132.6762</text:p>
          </table:table-cell>
          <table:table-cell office:value-type="float" office:value="0.013599">
            <text:p>0.013599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791">
            <text:p>1018791</text:p>
          </table:table-cell>
          <table:table-cell office:value-type="string">
            <text:p>[St.Milva.n].121</text:p>
          </table:table-cell>
          <table:table-cell table:number-columns-repeated="4"/>
          <table:table-cell office:value-type="float" office:value="0.11663">
            <text:p>0.11663</text:p>
          </table:table-cell>
          <table:table-cell office:value-type="float" office:value="132.6762">
            <text:p>132.6762</text:p>
          </table:table-cell>
          <table:table-cell office:value-type="float" office:value="0.015474">
            <text:p>0.015474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792">
            <text:p>1018792</text:p>
          </table:table-cell>
          <table:table-cell office:value-type="string">
            <text:p>[St.Milva.n].122</text:p>
          </table:table-cell>
          <table:table-cell table:number-columns-repeated="4"/>
          <table:table-cell office:value-type="float" office:value="0.11571">
            <text:p>0.11571</text:p>
          </table:table-cell>
          <table:table-cell office:value-type="float" office:value="118.042">
            <text:p>118.042</text:p>
          </table:table-cell>
          <table:table-cell office:value-type="float" office:value="0.013659">
            <text:p>0.013659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793">
            <text:p>1018793</text:p>
          </table:table-cell>
          <table:table-cell office:value-type="string">
            <text:p>[St.Milva.n].123</text:p>
          </table:table-cell>
          <table:table-cell table:number-columns-repeated="4"/>
          <table:table-cell office:value-type="float" office:value="0.10939">
            <text:p>0.10939</text:p>
          </table:table-cell>
          <table:table-cell office:value-type="float" office:value="134.7668">
            <text:p>134.7668</text:p>
          </table:table-cell>
          <table:table-cell office:value-type="float" office:value="0.014742">
            <text:p>0.014742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794">
            <text:p>1018794</text:p>
          </table:table-cell>
          <table:table-cell office:value-type="string">
            <text:p>[St.Milva.n].124</text:p>
          </table:table-cell>
          <table:table-cell table:number-columns-repeated="4"/>
          <table:table-cell office:value-type="float" office:value="0.063">
            <text:p>0.063</text:p>
          </table:table-cell>
          <table:table-cell office:value-type="float" office:value="170.307">
            <text:p>170.307</text:p>
          </table:table-cell>
          <table:table-cell office:value-type="float" office:value="0.010729">
            <text:p>0.010729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795">
            <text:p>1018795</text:p>
          </table:table-cell>
          <table:table-cell office:value-type="string">
            <text:p>[St.Milva.n].125</text:p>
          </table:table-cell>
          <table:table-cell table:number-columns-repeated="4"/>
          <table:table-cell office:value-type="float" office:value="0.0829">
            <text:p>0.0829</text:p>
          </table:table-cell>
          <table:table-cell office:value-type="float" office:value="151.4916">
            <text:p>151.4916</text:p>
          </table:table-cell>
          <table:table-cell office:value-type="float" office:value="0.012559">
            <text:p>0.012559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796">
            <text:p>1018796</text:p>
          </table:table-cell>
          <table:table-cell office:value-type="string">
            <text:p>[St.Milva.n].126</text:p>
          </table:table-cell>
          <table:table-cell table:number-columns-repeated="4"/>
          <table:table-cell office:value-type="float" office:value="0.09917">
            <text:p>0.09917</text:p>
          </table:table-cell>
          <table:table-cell office:value-type="float" office:value="157.7634">
            <text:p>157.7634</text:p>
          </table:table-cell>
          <table:table-cell office:value-type="float" office:value="0.015645">
            <text:p>0.015645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797">
            <text:p>1018797</text:p>
          </table:table-cell>
          <table:table-cell office:value-type="string">
            <text:p>[St.Milva.n].127</text:p>
          </table:table-cell>
          <table:table-cell table:number-columns-repeated="4"/>
          <table:table-cell office:value-type="float" office:value="0.09609">
            <text:p>0.09609</text:p>
          </table:table-cell>
          <table:table-cell office:value-type="float" office:value="151.4916">
            <text:p>151.4916</text:p>
          </table:table-cell>
          <table:table-cell office:value-type="float" office:value="0.014557">
            <text:p>0.014557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798">
            <text:p>1018798</text:p>
          </table:table-cell>
          <table:table-cell office:value-type="string">
            <text:p>[St.Milva.n].128</text:p>
          </table:table-cell>
          <table:table-cell table:number-columns-repeated="4"/>
          <table:table-cell office:value-type="float" office:value="0.10138">
            <text:p>0.10138</text:p>
          </table:table-cell>
          <table:table-cell office:value-type="float" office:value="166.1258">
            <text:p>166.1258</text:p>
          </table:table-cell>
          <table:table-cell office:value-type="float" office:value="0.016842">
            <text:p>0.016842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799">
            <text:p>1018799</text:p>
          </table:table-cell>
          <table:table-cell office:value-type="string">
            <text:p>[St.Milva.n].129</text:p>
          </table:table-cell>
          <table:table-cell table:number-columns-repeated="4"/>
          <table:table-cell office:value-type="float" office:value="0.09203">
            <text:p>0.09203</text:p>
          </table:table-cell>
          <table:table-cell office:value-type="float" office:value="170.307">
            <text:p>170.307</text:p>
          </table:table-cell>
          <table:table-cell office:value-type="float" office:value="0.015673">
            <text:p>0.015673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800">
            <text:p>1018800</text:p>
          </table:table-cell>
          <table:table-cell office:value-type="string">
            <text:p>[St.Milva.n].130</text:p>
          </table:table-cell>
          <table:table-cell table:number-columns-repeated="4"/>
          <table:table-cell office:value-type="float" office:value="0.08358">
            <text:p>0.08358</text:p>
          </table:table-cell>
          <table:table-cell office:value-type="float" office:value="161.9446">
            <text:p>161.9446</text:p>
          </table:table-cell>
          <table:table-cell office:value-type="float" office:value="0.013535">
            <text:p>0.013535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801">
            <text:p>1018801</text:p>
          </table:table-cell>
          <table:table-cell office:value-type="string">
            <text:p>[St.Milva.n].131</text:p>
          </table:table-cell>
          <table:table-cell table:number-columns-repeated="4"/>
          <table:table-cell office:value-type="float" office:value="0.08802">
            <text:p>0.08802</text:p>
          </table:table-cell>
          <table:table-cell office:value-type="float" office:value="159.854">
            <text:p>159.854</text:p>
          </table:table-cell>
          <table:table-cell office:value-type="float" office:value="0.01407">
            <text:p>0.01407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802">
            <text:p>1018802</text:p>
          </table:table-cell>
          <table:table-cell office:value-type="string">
            <text:p>[St.Saturna.n].106</text:p>
          </table:table-cell>
          <table:table-cell table:number-columns-repeated="4"/>
          <table:table-cell office:value-type="float" office:value="0.09707">
            <text:p>0.09707</text:p>
          </table:table-cell>
          <table:table-cell office:value-type="float" office:value="134.7668">
            <text:p>134.7668</text:p>
          </table:table-cell>
          <table:table-cell office:value-type="float" office:value="0.013082">
            <text:p>0.013082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803">
            <text:p>1018803</text:p>
          </table:table-cell>
          <table:table-cell office:value-type="string">
            <text:p>[St.Saturna.n].107</text:p>
          </table:table-cell>
          <table:table-cell table:number-columns-repeated="4"/>
          <table:table-cell office:value-type="float" office:value="0.0939">
            <text:p>0.0939</text:p>
          </table:table-cell>
          <table:table-cell office:value-type="float" office:value="157.7634">
            <text:p>157.7634</text:p>
          </table:table-cell>
          <table:table-cell office:value-type="float" office:value="0.014814">
            <text:p>0.014814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804">
            <text:p>1018804</text:p>
          </table:table-cell>
          <table:table-cell office:value-type="string">
            <text:p>[St.Saturna.n].108</text:p>
          </table:table-cell>
          <table:table-cell table:number-columns-repeated="4"/>
          <table:table-cell office:value-type="float" office:value="0.08315">
            <text:p>0.08315</text:p>
          </table:table-cell>
          <table:table-cell office:value-type="float" office:value="166.1258">
            <text:p>166.1258</text:p>
          </table:table-cell>
          <table:table-cell office:value-type="float" office:value="0.013813">
            <text:p>0.013813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805">
            <text:p>1018805</text:p>
          </table:table-cell>
          <table:table-cell office:value-type="string">
            <text:p>[St.Saturna.n].109</text:p>
          </table:table-cell>
          <table:table-cell table:number-columns-repeated="4"/>
          <table:table-cell office:value-type="float" office:value="0.06333">
            <text:p>0.06333</text:p>
          </table:table-cell>
          <table:table-cell office:value-type="float" office:value="145.2198">
            <text:p>145.2198</text:p>
          </table:table-cell>
          <table:table-cell office:value-type="float" office:value="0.009197">
            <text:p>0.009197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806">
            <text:p>1018806</text:p>
          </table:table-cell>
          <table:table-cell office:value-type="string">
            <text:p>[St.Saturna.n].110</text:p>
          </table:table-cell>
          <table:table-cell table:number-columns-repeated="4"/>
          <table:table-cell office:value-type="float" office:value="0.08019">
            <text:p>0.08019</text:p>
          </table:table-cell>
          <table:table-cell office:value-type="float" office:value="149.401">
            <text:p>149.401</text:p>
          </table:table-cell>
          <table:table-cell office:value-type="float" office:value="0.01198">
            <text:p>0.01198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807">
            <text:p>1018807</text:p>
          </table:table-cell>
          <table:table-cell office:value-type="string">
            <text:p>[St.Saturna.n].111</text:p>
          </table:table-cell>
          <table:table-cell table:number-columns-repeated="4"/>
          <table:table-cell office:value-type="float" office:value="0.08296">
            <text:p>0.08296</text:p>
          </table:table-cell>
          <table:table-cell office:value-type="float" office:value="143.1292">
            <text:p>143.1292</text:p>
          </table:table-cell>
          <table:table-cell office:value-type="float" office:value="0.011874">
            <text:p>0.011874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808">
            <text:p>1018808</text:p>
          </table:table-cell>
          <table:table-cell office:value-type="string">
            <text:p>[St.Saturna.n].112</text:p>
          </table:table-cell>
          <table:table-cell table:number-columns-repeated="4"/>
          <table:table-cell office:value-type="float" office:value="0.08251">
            <text:p>0.08251</text:p>
          </table:table-cell>
          <table:table-cell office:value-type="float" office:value="151.4916">
            <text:p>151.4916</text:p>
          </table:table-cell>
          <table:table-cell office:value-type="float" office:value="0.0125">
            <text:p>0.0125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809">
            <text:p>1018809</text:p>
          </table:table-cell>
          <table:table-cell office:value-type="string">
            <text:p>[St.Saturna.n].113</text:p>
          </table:table-cell>
          <table:table-cell table:number-columns-repeated="4"/>
          <table:table-cell office:value-type="float" office:value="0.09097">
            <text:p>0.09097</text:p>
          </table:table-cell>
          <table:table-cell office:value-type="float" office:value="157.7634">
            <text:p>157.7634</text:p>
          </table:table-cell>
          <table:table-cell office:value-type="float" office:value="0.014352">
            <text:p>0.014352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810">
            <text:p>1018810</text:p>
          </table:table-cell>
          <table:table-cell office:value-type="string">
            <text:p>[St.Saturna.n].114</text:p>
          </table:table-cell>
          <table:table-cell table:number-columns-repeated="4"/>
          <table:table-cell office:value-type="float" office:value="0.08948">
            <text:p>0.08948</text:p>
          </table:table-cell>
          <table:table-cell office:value-type="float" office:value="151.4916">
            <text:p>151.4916</text:p>
          </table:table-cell>
          <table:table-cell office:value-type="float" office:value="0.013555">
            <text:p>0.013555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811">
            <text:p>1018811</text:p>
          </table:table-cell>
          <table:table-cell office:value-type="string">
            <text:p>[St.Saturna.n].115</text:p>
          </table:table-cell>
          <table:table-cell table:number-columns-repeated="4"/>
          <table:table-cell office:value-type="float" office:value="0.10117">
            <text:p>0.10117</text:p>
          </table:table-cell>
          <table:table-cell office:value-type="float" office:value="159.854">
            <text:p>159.854</text:p>
          </table:table-cell>
          <table:table-cell office:value-type="float" office:value="0.016172">
            <text:p>0.016172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812">
            <text:p>1018812</text:p>
          </table:table-cell>
          <table:table-cell office:value-type="string">
            <text:p>[St.Saturna.n].116</text:p>
          </table:table-cell>
          <table:table-cell table:number-columns-repeated="4"/>
          <table:table-cell office:value-type="float" office:value="0.09367">
            <text:p>0.09367</text:p>
          </table:table-cell>
          <table:table-cell office:value-type="float" office:value="147.3104">
            <text:p>147.3104</text:p>
          </table:table-cell>
          <table:table-cell office:value-type="float" office:value="0.013799">
            <text:p>0.013799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813">
            <text:p>1018813</text:p>
          </table:table-cell>
          <table:table-cell office:value-type="string">
            <text:p>[St.Saturna.n].117</text:p>
          </table:table-cell>
          <table:table-cell table:number-columns-repeated="4"/>
          <table:table-cell office:value-type="float" office:value="0.0974">
            <text:p>0.0974</text:p>
          </table:table-cell>
          <table:table-cell office:value-type="float" office:value="159.854">
            <text:p>159.854</text:p>
          </table:table-cell>
          <table:table-cell office:value-type="float" office:value="0.01557">
            <text:p>0.01557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814">
            <text:p>1018814</text:p>
          </table:table-cell>
          <table:table-cell office:value-type="string">
            <text:p>[St.Saturna.n].118</text:p>
          </table:table-cell>
          <table:table-cell table:number-columns-repeated="4"/>
          <table:table-cell office:value-type="float" office:value="0.09778">
            <text:p>0.09778</text:p>
          </table:table-cell>
          <table:table-cell office:value-type="float" office:value="161.9446">
            <text:p>161.9446</text:p>
          </table:table-cell>
          <table:table-cell office:value-type="float" office:value="0.015835">
            <text:p>0.015835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815">
            <text:p>1018815</text:p>
          </table:table-cell>
          <table:table-cell office:value-type="string">
            <text:p>[St.Saturna.n].119</text:p>
          </table:table-cell>
          <table:table-cell table:number-columns-repeated="4"/>
          <table:table-cell office:value-type="float" office:value="0.10346">
            <text:p>0.10346</text:p>
          </table:table-cell>
          <table:table-cell office:value-type="float" office:value="149.401">
            <text:p>149.401</text:p>
          </table:table-cell>
          <table:table-cell office:value-type="float" office:value="0.015457">
            <text:p>0.015457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816">
            <text:p>1018816</text:p>
          </table:table-cell>
          <table:table-cell office:value-type="string">
            <text:p>[St.Saturna.n].120</text:p>
          </table:table-cell>
          <table:table-cell table:number-columns-repeated="4"/>
          <table:table-cell office:value-type="float" office:value="0.10548">
            <text:p>0.10548</text:p>
          </table:table-cell>
          <table:table-cell office:value-type="float" office:value="164.0352">
            <text:p>164.0352</text:p>
          </table:table-cell>
          <table:table-cell office:value-type="float" office:value="0.017302">
            <text:p>0.017302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817">
            <text:p>1018817</text:p>
          </table:table-cell>
          <table:table-cell office:value-type="string">
            <text:p>[St.Saturna.n].121</text:p>
          </table:table-cell>
          <table:table-cell table:number-columns-repeated="4"/>
          <table:table-cell office:value-type="float" office:value="0.09616">
            <text:p>0.09616</text:p>
          </table:table-cell>
          <table:table-cell office:value-type="float" office:value="141.0386">
            <text:p>141.0386</text:p>
          </table:table-cell>
          <table:table-cell office:value-type="float" office:value="0.013562">
            <text:p>0.013562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818">
            <text:p>1018818</text:p>
          </table:table-cell>
          <table:table-cell office:value-type="string">
            <text:p>[St.Saturna.n].122</text:p>
          </table:table-cell>
          <table:table-cell table:number-columns-repeated="4"/>
          <table:table-cell office:value-type="float" office:value="0.0957">
            <text:p>0.0957</text:p>
          </table:table-cell>
          <table:table-cell office:value-type="float" office:value="159.854">
            <text:p>159.854</text:p>
          </table:table-cell>
          <table:table-cell office:value-type="float" office:value="0.015298">
            <text:p>0.015298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819">
            <text:p>1018819</text:p>
          </table:table-cell>
          <table:table-cell office:value-type="string">
            <text:p>[St.Saturna.n].123</text:p>
          </table:table-cell>
          <table:table-cell table:number-columns-repeated="4"/>
          <table:table-cell office:value-type="float" office:value="0.09881">
            <text:p>0.09881</text:p>
          </table:table-cell>
          <table:table-cell office:value-type="float" office:value="143.1292">
            <text:p>143.1292</text:p>
          </table:table-cell>
          <table:table-cell office:value-type="float" office:value="0.014143">
            <text:p>0.014143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820">
            <text:p>1018820</text:p>
          </table:table-cell>
          <table:table-cell office:value-type="string">
            <text:p>[St.Saturna.n].124</text:p>
          </table:table-cell>
          <table:table-cell table:number-columns-repeated="4"/>
          <table:table-cell office:value-type="float" office:value="0.0944">
            <text:p>0.0944</text:p>
          </table:table-cell>
          <table:table-cell office:value-type="float" office:value="153.5822">
            <text:p>153.5822</text:p>
          </table:table-cell>
          <table:table-cell office:value-type="float" office:value="0.014498">
            <text:p>0.014498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821">
            <text:p>1018821</text:p>
          </table:table-cell>
          <table:table-cell office:value-type="string">
            <text:p>[St.Saturna.n].125</text:p>
          </table:table-cell>
          <table:table-cell table:number-columns-repeated="4"/>
          <table:table-cell office:value-type="float" office:value="0.10166">
            <text:p>0.10166</text:p>
          </table:table-cell>
          <table:table-cell office:value-type="float" office:value="151.4916">
            <text:p>151.4916</text:p>
          </table:table-cell>
          <table:table-cell office:value-type="float" office:value="0.015401">
            <text:p>0.015401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822">
            <text:p>1018822</text:p>
          </table:table-cell>
          <table:table-cell office:value-type="string">
            <text:p>[St.Saturna.n].126</text:p>
          </table:table-cell>
          <table:table-cell table:number-columns-repeated="4"/>
          <table:table-cell office:value-type="float" office:value="0.10175">
            <text:p>0.10175</text:p>
          </table:table-cell>
          <table:table-cell office:value-type="float" office:value="153.5822">
            <text:p>153.5822</text:p>
          </table:table-cell>
          <table:table-cell office:value-type="float" office:value="0.015627">
            <text:p>0.015627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823">
            <text:p>1018823</text:p>
          </table:table-cell>
          <table:table-cell office:value-type="string">
            <text:p>[St.Saturna.n].127</text:p>
          </table:table-cell>
          <table:table-cell table:number-columns-repeated="4"/>
          <table:table-cell office:value-type="float" office:value="0.08796">
            <text:p>0.08796</text:p>
          </table:table-cell>
          <table:table-cell office:value-type="float" office:value="161.9446">
            <text:p>161.9446</text:p>
          </table:table-cell>
          <table:table-cell office:value-type="float" office:value="0.014245">
            <text:p>0.014245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824">
            <text:p>1018824</text:p>
          </table:table-cell>
          <table:table-cell office:value-type="string">
            <text:p>[St.Saturna.n].128</text:p>
          </table:table-cell>
          <table:table-cell table:number-columns-repeated="4"/>
          <table:table-cell office:value-type="float" office:value="0.09594">
            <text:p>0.09594</text:p>
          </table:table-cell>
          <table:table-cell office:value-type="float" office:value="145.2198">
            <text:p>145.2198</text:p>
          </table:table-cell>
          <table:table-cell office:value-type="float" office:value="0.013932">
            <text:p>0.013932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825">
            <text:p>1018825</text:p>
          </table:table-cell>
          <table:table-cell office:value-type="string">
            <text:p>[St.Saturna.n].129</text:p>
          </table:table-cell>
          <table:table-cell table:number-columns-repeated="4"/>
          <table:table-cell office:value-type="float" office:value="0.10021">
            <text:p>0.10021</text:p>
          </table:table-cell>
          <table:table-cell office:value-type="float" office:value="145.2198">
            <text:p>145.2198</text:p>
          </table:table-cell>
          <table:table-cell office:value-type="float" office:value="0.014552">
            <text:p>0.014552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826">
            <text:p>1018826</text:p>
          </table:table-cell>
          <table:table-cell office:value-type="string">
            <text:p>[St.Desiree.n].1079</text:p>
          </table:table-cell>
          <table:table-cell table:number-columns-repeated="4"/>
          <table:table-cell office:value-type="float" office:value="0.10024">
            <text:p>0.10024</text:p>
          </table:table-cell>
          <table:table-cell office:value-type="float" office:value="115.9514">
            <text:p>115.9514</text:p>
          </table:table-cell>
          <table:table-cell office:value-type="float" office:value="0.011623">
            <text:p>0.011623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827">
            <text:p>1018827</text:p>
          </table:table-cell>
          <table:table-cell office:value-type="string">
            <text:p>[St.Desiree.n].1080</text:p>
          </table:table-cell>
          <table:table-cell table:number-columns-repeated="4"/>
          <table:table-cell office:value-type="float" office:value="0.10674">
            <text:p>0.10674</text:p>
          </table:table-cell>
          <table:table-cell office:value-type="float" office:value="118.042">
            <text:p>118.042</text:p>
          </table:table-cell>
          <table:table-cell office:value-type="float" office:value="0.0126">
            <text:p>0.0126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828">
            <text:p>1018828</text:p>
          </table:table-cell>
          <table:table-cell office:value-type="string">
            <text:p>[St.Desiree.n].1081</text:p>
          </table:table-cell>
          <table:table-cell table:number-columns-repeated="4"/>
          <table:table-cell office:value-type="float" office:value="0.09821">
            <text:p>0.09821</text:p>
          </table:table-cell>
          <table:table-cell office:value-type="float" office:value="118.042">
            <text:p>118.042</text:p>
          </table:table-cell>
          <table:table-cell office:value-type="float" office:value="0.011593">
            <text:p>0.011593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829">
            <text:p>1018829</text:p>
          </table:table-cell>
          <table:table-cell office:value-type="string">
            <text:p>[St.Desiree.n].1082</text:p>
          </table:table-cell>
          <table:table-cell table:number-columns-repeated="4"/>
          <table:table-cell office:value-type="float" office:value="0.09205">
            <text:p>0.09205</text:p>
          </table:table-cell>
          <table:table-cell office:value-type="float" office:value="120.1326">
            <text:p>120.1326</text:p>
          </table:table-cell>
          <table:table-cell office:value-type="float" office:value="0.011058">
            <text:p>0.011058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830">
            <text:p>1018830</text:p>
          </table:table-cell>
          <table:table-cell office:value-type="string">
            <text:p>[St.Desiree.n].1083</text:p>
          </table:table-cell>
          <table:table-cell table:number-columns-repeated="4"/>
          <table:table-cell office:value-type="float" office:value="0.09256">
            <text:p>0.09256</text:p>
          </table:table-cell>
          <table:table-cell office:value-type="float" office:value="124.3138">
            <text:p>124.3138</text:p>
          </table:table-cell>
          <table:table-cell office:value-type="float" office:value="0.011506">
            <text:p>0.011506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831">
            <text:p>1018831</text:p>
          </table:table-cell>
          <table:table-cell office:value-type="string">
            <text:p>[St.Desiree.n].1084</text:p>
          </table:table-cell>
          <table:table-cell table:number-columns-repeated="4"/>
          <table:table-cell office:value-type="float" office:value="0.09763">
            <text:p>0.09763</text:p>
          </table:table-cell>
          <table:table-cell office:value-type="float" office:value="118.042">
            <text:p>118.042</text:p>
          </table:table-cell>
          <table:table-cell office:value-type="float" office:value="0.011524">
            <text:p>0.011524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832">
            <text:p>1018832</text:p>
          </table:table-cell>
          <table:table-cell office:value-type="string">
            <text:p>[St.Desiree.n].1085</text:p>
          </table:table-cell>
          <table:table-cell table:number-columns-repeated="4"/>
          <table:table-cell office:value-type="float" office:value="0.09796">
            <text:p>0.09796</text:p>
          </table:table-cell>
          <table:table-cell office:value-type="float" office:value="132.6762">
            <text:p>132.6762</text:p>
          </table:table-cell>
          <table:table-cell office:value-type="float" office:value="0.012997">
            <text:p>0.012997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833">
            <text:p>1018833</text:p>
          </table:table-cell>
          <table:table-cell office:value-type="string">
            <text:p>[St.Desiree.n].1086</text:p>
          </table:table-cell>
          <table:table-cell table:number-columns-repeated="4"/>
          <table:table-cell office:value-type="float" office:value="0.10158">
            <text:p>0.10158</text:p>
          </table:table-cell>
          <table:table-cell office:value-type="float" office:value="124.3138">
            <text:p>124.3138</text:p>
          </table:table-cell>
          <table:table-cell office:value-type="float" office:value="0.012628">
            <text:p>0.012628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834">
            <text:p>1018834</text:p>
          </table:table-cell>
          <table:table-cell office:value-type="string">
            <text:p>[St.Desiree.n].1087</text:p>
          </table:table-cell>
          <table:table-cell table:number-columns-repeated="4"/>
          <table:table-cell office:value-type="float" office:value="0.12083">
            <text:p>0.12083</text:p>
          </table:table-cell>
          <table:table-cell office:value-type="float" office:value="128.495">
            <text:p>128.495</text:p>
          </table:table-cell>
          <table:table-cell office:value-type="float" office:value="0.015526">
            <text:p>0.015526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835">
            <text:p>1018835</text:p>
          </table:table-cell>
          <table:table-cell office:value-type="string">
            <text:p>[St.Desiree.n].1088</text:p>
          </table:table-cell>
          <table:table-cell table:number-columns-repeated="4"/>
          <table:table-cell office:value-type="float" office:value="0.11456">
            <text:p>0.11456</text:p>
          </table:table-cell>
          <table:table-cell office:value-type="float" office:value="128.495">
            <text:p>128.495</text:p>
          </table:table-cell>
          <table:table-cell office:value-type="float" office:value="0.01472">
            <text:p>0.01472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836">
            <text:p>1018836</text:p>
          </table:table-cell>
          <table:table-cell office:value-type="string">
            <text:p>[St.Desiree.n].1089</text:p>
          </table:table-cell>
          <table:table-cell table:number-columns-repeated="4"/>
          <table:table-cell office:value-type="float" office:value="0.1203">
            <text:p>0.1203</text:p>
          </table:table-cell>
          <table:table-cell office:value-type="float" office:value="134.7668">
            <text:p>134.7668</text:p>
          </table:table-cell>
          <table:table-cell office:value-type="float" office:value="0.016212">
            <text:p>0.016212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837">
            <text:p>1018837</text:p>
          </table:table-cell>
          <table:table-cell office:value-type="string">
            <text:p>[St.Desiree.n].1090</text:p>
          </table:table-cell>
          <table:table-cell table:number-columns-repeated="4"/>
          <table:table-cell office:value-type="float" office:value="0.09815">
            <text:p>0.09815</text:p>
          </table:table-cell>
          <table:table-cell office:value-type="float" office:value="122.2232">
            <text:p>122.2232</text:p>
          </table:table-cell>
          <table:table-cell office:value-type="float" office:value="0.011996">
            <text:p>0.011996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838">
            <text:p>1018838</text:p>
          </table:table-cell>
          <table:table-cell office:value-type="string">
            <text:p>[St.Desiree.n].1091</text:p>
          </table:table-cell>
          <table:table-cell table:number-columns-repeated="4"/>
          <table:table-cell office:value-type="float" office:value="0.11361">
            <text:p>0.11361</text:p>
          </table:table-cell>
          <table:table-cell office:value-type="float" office:value="136.8574">
            <text:p>136.8574</text:p>
          </table:table-cell>
          <table:table-cell office:value-type="float" office:value="0.015548">
            <text:p>0.015548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839">
            <text:p>1018839</text:p>
          </table:table-cell>
          <table:table-cell office:value-type="string">
            <text:p>[St.Desiree.n].1092</text:p>
          </table:table-cell>
          <table:table-cell table:number-columns-repeated="4"/>
          <table:table-cell office:value-type="float" office:value="0.12528">
            <text:p>0.12528</text:p>
          </table:table-cell>
          <table:table-cell office:value-type="float" office:value="134.7668">
            <text:p>134.7668</text:p>
          </table:table-cell>
          <table:table-cell office:value-type="float" office:value="0.016884">
            <text:p>0.016884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840">
            <text:p>1018840</text:p>
          </table:table-cell>
          <table:table-cell office:value-type="string">
            <text:p>[St.Desiree.n].1093</text:p>
          </table:table-cell>
          <table:table-cell table:number-columns-repeated="4"/>
          <table:table-cell office:value-type="float" office:value="0.12187">
            <text:p>0.12187</text:p>
          </table:table-cell>
          <table:table-cell office:value-type="float" office:value="136.8574">
            <text:p>136.8574</text:p>
          </table:table-cell>
          <table:table-cell office:value-type="float" office:value="0.016679">
            <text:p>0.016679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841">
            <text:p>1018841</text:p>
          </table:table-cell>
          <table:table-cell office:value-type="string">
            <text:p>[St.Desiree.n].1094</text:p>
          </table:table-cell>
          <table:table-cell table:number-columns-repeated="4"/>
          <table:table-cell office:value-type="float" office:value="0.12344">
            <text:p>0.12344</text:p>
          </table:table-cell>
          <table:table-cell office:value-type="float" office:value="124.3138">
            <text:p>124.3138</text:p>
          </table:table-cell>
          <table:table-cell office:value-type="float" office:value="0.015345">
            <text:p>0.015345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842">
            <text:p>1018842</text:p>
          </table:table-cell>
          <table:table-cell office:value-type="string">
            <text:p>[St.Desiree.n].1095</text:p>
          </table:table-cell>
          <table:table-cell table:number-columns-repeated="4"/>
          <table:table-cell office:value-type="float" office:value="0.09348">
            <text:p>0.09348</text:p>
          </table:table-cell>
          <table:table-cell office:value-type="float" office:value="157.7634">
            <text:p>157.7634</text:p>
          </table:table-cell>
          <table:table-cell office:value-type="float" office:value="0.014748">
            <text:p>0.014748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843">
            <text:p>1018843</text:p>
          </table:table-cell>
          <table:table-cell office:value-type="string">
            <text:p>[St.Desiree.n].1096</text:p>
          </table:table-cell>
          <table:table-cell table:number-columns-repeated="4"/>
          <table:table-cell office:value-type="float" office:value="0.09739">
            <text:p>0.09739</text:p>
          </table:table-cell>
          <table:table-cell office:value-type="float" office:value="157.7634">
            <text:p>157.7634</text:p>
          </table:table-cell>
          <table:table-cell office:value-type="float" office:value="0.015365">
            <text:p>0.015365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844">
            <text:p>1018844</text:p>
          </table:table-cell>
          <table:table-cell office:value-type="string">
            <text:p>[St.Desiree.n].1097</text:p>
          </table:table-cell>
          <table:table-cell table:number-columns-repeated="4"/>
          <table:table-cell office:value-type="float" office:value="0.09217">
            <text:p>0.09217</text:p>
          </table:table-cell>
          <table:table-cell office:value-type="float" office:value="159.854">
            <text:p>159.854</text:p>
          </table:table-cell>
          <table:table-cell office:value-type="float" office:value="0.014734">
            <text:p>0.014734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845">
            <text:p>1018845</text:p>
          </table:table-cell>
          <table:table-cell office:value-type="string">
            <text:p>[St.Desiree.n].1098</text:p>
          </table:table-cell>
          <table:table-cell table:number-columns-repeated="4"/>
          <table:table-cell office:value-type="float" office:value="0.09842">
            <text:p>0.09842</text:p>
          </table:table-cell>
          <table:table-cell office:value-type="float" office:value="161.9446">
            <text:p>161.9446</text:p>
          </table:table-cell>
          <table:table-cell office:value-type="float" office:value="0.015939">
            <text:p>0.015939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846">
            <text:p>1018846</text:p>
          </table:table-cell>
          <table:table-cell office:value-type="string">
            <text:p>[St.Desiree.n].1099</text:p>
          </table:table-cell>
          <table:table-cell table:number-columns-repeated="4"/>
          <table:table-cell office:value-type="float" office:value="0.09225">
            <text:p>0.09225</text:p>
          </table:table-cell>
          <table:table-cell office:value-type="float" office:value="176.5788">
            <text:p>176.5788</text:p>
          </table:table-cell>
          <table:table-cell office:value-type="float" office:value="0.016289">
            <text:p>0.016289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847">
            <text:p>1018847</text:p>
          </table:table-cell>
          <table:table-cell office:value-type="string">
            <text:p>[St.Desiree.n].1100</text:p>
          </table:table-cell>
          <table:table-cell table:number-columns-repeated="4"/>
          <table:table-cell office:value-type="float" office:value="0.09732">
            <text:p>0.09732</text:p>
          </table:table-cell>
          <table:table-cell office:value-type="float" office:value="168.2164">
            <text:p>168.2164</text:p>
          </table:table-cell>
          <table:table-cell office:value-type="float" office:value="0.016371">
            <text:p>0.016371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848">
            <text:p>1018848</text:p>
          </table:table-cell>
          <table:table-cell office:value-type="string">
            <text:p>[St.Desiree.n].1101</text:p>
          </table:table-cell>
          <table:table-cell table:number-columns-repeated="4"/>
          <table:table-cell office:value-type="float" office:value="0.09902">
            <text:p>0.09902</text:p>
          </table:table-cell>
          <table:table-cell office:value-type="float" office:value="172.3976">
            <text:p>172.3976</text:p>
          </table:table-cell>
          <table:table-cell office:value-type="float" office:value="0.017071">
            <text:p>0.017071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849">
            <text:p>1018849</text:p>
          </table:table-cell>
          <table:table-cell office:value-type="string">
            <text:p>[St.Desiree.n].1102</text:p>
          </table:table-cell>
          <table:table-cell table:number-columns-repeated="4"/>
          <table:table-cell office:value-type="float" office:value="0.1032">
            <text:p>0.1032</text:p>
          </table:table-cell>
          <table:table-cell office:value-type="float" office:value="174.4882">
            <text:p>174.4882</text:p>
          </table:table-cell>
          <table:table-cell office:value-type="float" office:value="0.018007">
            <text:p>0.018007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850">
            <text:p>1018850</text:p>
          </table:table-cell>
          <table:table-cell office:value-type="string">
            <text:p>[St.Alegria.n].106</text:p>
          </table:table-cell>
          <table:table-cell table:number-columns-repeated="4"/>
          <table:table-cell office:value-type="float" office:value="0.08688">
            <text:p>0.08688</text:p>
          </table:table-cell>
          <table:table-cell office:value-type="float" office:value="149.401">
            <text:p>149.401</text:p>
          </table:table-cell>
          <table:table-cell office:value-type="float" office:value="0.01298">
            <text:p>0.01298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851">
            <text:p>1018851</text:p>
          </table:table-cell>
          <table:table-cell office:value-type="string">
            <text:p>[St.Alegria.n].107</text:p>
          </table:table-cell>
          <table:table-cell table:number-columns-repeated="4"/>
          <table:table-cell office:value-type="float" office:value="0.08799">
            <text:p>0.08799</text:p>
          </table:table-cell>
          <table:table-cell office:value-type="float" office:value="143.1292">
            <text:p>143.1292</text:p>
          </table:table-cell>
          <table:table-cell office:value-type="float" office:value="0.012594">
            <text:p>0.012594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852">
            <text:p>1018852</text:p>
          </table:table-cell>
          <table:table-cell office:value-type="string">
            <text:p>[St.Alegria.n].108</text:p>
          </table:table-cell>
          <table:table-cell table:number-columns-repeated="4"/>
          <table:table-cell office:value-type="float" office:value="0.08724">
            <text:p>0.08724</text:p>
          </table:table-cell>
          <table:table-cell office:value-type="float" office:value="145.2198">
            <text:p>145.2198</text:p>
          </table:table-cell>
          <table:table-cell office:value-type="float" office:value="0.012669">
            <text:p>0.012669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853">
            <text:p>1018853</text:p>
          </table:table-cell>
          <table:table-cell office:value-type="string">
            <text:p>[St.Alegria.n].109</text:p>
          </table:table-cell>
          <table:table-cell table:number-columns-repeated="4"/>
          <table:table-cell office:value-type="float" office:value="0.08503">
            <text:p>0.08503</text:p>
          </table:table-cell>
          <table:table-cell office:value-type="float" office:value="147.3104">
            <text:p>147.3104</text:p>
          </table:table-cell>
          <table:table-cell office:value-type="float" office:value="0.012526">
            <text:p>0.012526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854">
            <text:p>1018854</text:p>
          </table:table-cell>
          <table:table-cell office:value-type="string">
            <text:p>[St.Alegria.n].110</text:p>
          </table:table-cell>
          <table:table-cell table:number-columns-repeated="4"/>
          <table:table-cell office:value-type="float" office:value="0.09792">
            <text:p>0.09792</text:p>
          </table:table-cell>
          <table:table-cell office:value-type="float" office:value="130.5856">
            <text:p>130.5856</text:p>
          </table:table-cell>
          <table:table-cell office:value-type="float" office:value="0.012787">
            <text:p>0.012787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855">
            <text:p>1018855</text:p>
          </table:table-cell>
          <table:table-cell office:value-type="string">
            <text:p>[St.Alegria.n].111</text:p>
          </table:table-cell>
          <table:table-cell table:number-columns-repeated="4"/>
          <table:table-cell office:value-type="float" office:value="0.09244">
            <text:p>0.09244</text:p>
          </table:table-cell>
          <table:table-cell office:value-type="float" office:value="145.2198">
            <text:p>145.2198</text:p>
          </table:table-cell>
          <table:table-cell office:value-type="float" office:value="0.013424">
            <text:p>0.013424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856">
            <text:p>1018856</text:p>
          </table:table-cell>
          <table:table-cell office:value-type="string">
            <text:p>[St.Alegria.n].112</text:p>
          </table:table-cell>
          <table:table-cell table:number-columns-repeated="4"/>
          <table:table-cell office:value-type="float" office:value="0.10014">
            <text:p>0.10014</text:p>
          </table:table-cell>
          <table:table-cell office:value-type="float" office:value="134.7668">
            <text:p>134.7668</text:p>
          </table:table-cell>
          <table:table-cell office:value-type="float" office:value="0.013496">
            <text:p>0.013496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857">
            <text:p>1018857</text:p>
          </table:table-cell>
          <table:table-cell office:value-type="string">
            <text:p>[St.Alegria.n].113</text:p>
          </table:table-cell>
          <table:table-cell table:number-columns-repeated="4"/>
          <table:table-cell office:value-type="float" office:value="0.09407">
            <text:p>0.09407</text:p>
          </table:table-cell>
          <table:table-cell office:value-type="float" office:value="141.0386">
            <text:p>141.0386</text:p>
          </table:table-cell>
          <table:table-cell office:value-type="float" office:value="0.013268">
            <text:p>0.013268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858">
            <text:p>1018858</text:p>
          </table:table-cell>
          <table:table-cell office:value-type="string">
            <text:p>[St.Alegria.n].114</text:p>
          </table:table-cell>
          <table:table-cell table:number-columns-repeated="4"/>
          <table:table-cell office:value-type="float" office:value="0.10547">
            <text:p>0.10547</text:p>
          </table:table-cell>
          <table:table-cell office:value-type="float" office:value="134.7668">
            <text:p>134.7668</text:p>
          </table:table-cell>
          <table:table-cell office:value-type="float" office:value="0.014214">
            <text:p>0.014214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859">
            <text:p>1018859</text:p>
          </table:table-cell>
          <table:table-cell office:value-type="string">
            <text:p>[St.Alegria.n].115</text:p>
          </table:table-cell>
          <table:table-cell table:number-columns-repeated="4"/>
          <table:table-cell office:value-type="float" office:value="0.09615">
            <text:p>0.09615</text:p>
          </table:table-cell>
          <table:table-cell office:value-type="float" office:value="141.0386">
            <text:p>141.0386</text:p>
          </table:table-cell>
          <table:table-cell office:value-type="float" office:value="0.013561">
            <text:p>0.013561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860">
            <text:p>1018860</text:p>
          </table:table-cell>
          <table:table-cell office:value-type="string">
            <text:p>[St.Alegria.n].116</text:p>
          </table:table-cell>
          <table:table-cell table:number-columns-repeated="4"/>
          <table:table-cell office:value-type="float" office:value="0.11738">
            <text:p>0.11738</text:p>
          </table:table-cell>
          <table:table-cell office:value-type="float" office:value="126.4044">
            <text:p>126.4044</text:p>
          </table:table-cell>
          <table:table-cell office:value-type="float" office:value="0.014837">
            <text:p>0.014837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861">
            <text:p>1018861</text:p>
          </table:table-cell>
          <table:table-cell office:value-type="string">
            <text:p>[St.Alegria.n].117</text:p>
          </table:table-cell>
          <table:table-cell table:number-columns-repeated="4"/>
          <table:table-cell office:value-type="float" office:value="0.10426">
            <text:p>0.10426</text:p>
          </table:table-cell>
          <table:table-cell office:value-type="float" office:value="153.5822">
            <text:p>153.5822</text:p>
          </table:table-cell>
          <table:table-cell office:value-type="float" office:value="0.016012">
            <text:p>0.016012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862">
            <text:p>1018862</text:p>
          </table:table-cell>
          <table:table-cell office:value-type="string">
            <text:p>[St.Alegria.n].118</text:p>
          </table:table-cell>
          <table:table-cell table:number-columns-repeated="4"/>
          <table:table-cell office:value-type="float" office:value="0.09763">
            <text:p>0.09763</text:p>
          </table:table-cell>
          <table:table-cell office:value-type="float" office:value="155.6728">
            <text:p>155.6728</text:p>
          </table:table-cell>
          <table:table-cell office:value-type="float" office:value="0.015198">
            <text:p>0.015198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863">
            <text:p>1018863</text:p>
          </table:table-cell>
          <table:table-cell office:value-type="string">
            <text:p>[St.Alegria.n].119</text:p>
          </table:table-cell>
          <table:table-cell table:number-columns-repeated="4"/>
          <table:table-cell office:value-type="float" office:value="0.10319">
            <text:p>0.10319</text:p>
          </table:table-cell>
          <table:table-cell office:value-type="float" office:value="151.4916">
            <text:p>151.4916</text:p>
          </table:table-cell>
          <table:table-cell office:value-type="float" office:value="0.015632">
            <text:p>0.015632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864">
            <text:p>1018864</text:p>
          </table:table-cell>
          <table:table-cell office:value-type="string">
            <text:p>[St.Alegria.n].120</text:p>
          </table:table-cell>
          <table:table-cell table:number-columns-repeated="4"/>
          <table:table-cell office:value-type="float" office:value="0.10556">
            <text:p>0.10556</text:p>
          </table:table-cell>
          <table:table-cell office:value-type="float" office:value="164.0352">
            <text:p>164.0352</text:p>
          </table:table-cell>
          <table:table-cell office:value-type="float" office:value="0.017316">
            <text:p>0.017316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865">
            <text:p>1018865</text:p>
          </table:table-cell>
          <table:table-cell office:value-type="string">
            <text:p>[St.Alegria.n].121</text:p>
          </table:table-cell>
          <table:table-cell table:number-columns-repeated="4"/>
          <table:table-cell office:value-type="float" office:value="0.11306">
            <text:p>0.11306</text:p>
          </table:table-cell>
          <table:table-cell office:value-type="float" office:value="124.3138">
            <text:p>124.3138</text:p>
          </table:table-cell>
          <table:table-cell office:value-type="float" office:value="0.014055">
            <text:p>0.014055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866">
            <text:p>1018866</text:p>
          </table:table-cell>
          <table:table-cell office:value-type="string">
            <text:p>[St.Alegria.n].122</text:p>
          </table:table-cell>
          <table:table-cell table:number-columns-repeated="4"/>
          <table:table-cell office:value-type="float" office:value="0.11357">
            <text:p>0.11357</text:p>
          </table:table-cell>
          <table:table-cell office:value-type="float" office:value="136.8574">
            <text:p>136.8574</text:p>
          </table:table-cell>
          <table:table-cell office:value-type="float" office:value="0.015543">
            <text:p>0.015543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867">
            <text:p>1018867</text:p>
          </table:table-cell>
          <table:table-cell office:value-type="string">
            <text:p>[St.Alegria.n].123</text:p>
          </table:table-cell>
          <table:table-cell table:number-columns-repeated="4"/>
          <table:table-cell office:value-type="float" office:value="0.0995">
            <text:p>0.0995</text:p>
          </table:table-cell>
          <table:table-cell office:value-type="float" office:value="141.0386">
            <text:p>141.0386</text:p>
          </table:table-cell>
          <table:table-cell office:value-type="float" office:value="0.014033">
            <text:p>0.014033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868">
            <text:p>1018868</text:p>
          </table:table-cell>
          <table:table-cell office:value-type="string">
            <text:p>[St.Alegria.n].124</text:p>
          </table:table-cell>
          <table:table-cell table:number-columns-repeated="4"/>
          <table:table-cell office:value-type="float" office:value="0.11282">
            <text:p>0.11282</text:p>
          </table:table-cell>
          <table:table-cell office:value-type="float" office:value="136.8574">
            <text:p>136.8574</text:p>
          </table:table-cell>
          <table:table-cell office:value-type="float" office:value="0.01544">
            <text:p>0.01544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869">
            <text:p>1018869</text:p>
          </table:table-cell>
          <table:table-cell office:value-type="string">
            <text:p>[St.Alegria.n].125</text:p>
          </table:table-cell>
          <table:table-cell table:number-columns-repeated="4"/>
          <table:table-cell office:value-type="float" office:value="0.10494">
            <text:p>0.10494</text:p>
          </table:table-cell>
          <table:table-cell office:value-type="float" office:value="155.6728">
            <text:p>155.6728</text:p>
          </table:table-cell>
          <table:table-cell office:value-type="float" office:value="0.016336">
            <text:p>0.016336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870">
            <text:p>1018870</text:p>
          </table:table-cell>
          <table:table-cell office:value-type="string">
            <text:p>[St.Alegria.n].126</text:p>
          </table:table-cell>
          <table:table-cell table:number-columns-repeated="4"/>
          <table:table-cell office:value-type="float" office:value="0.10732">
            <text:p>0.10732</text:p>
          </table:table-cell>
          <table:table-cell office:value-type="float" office:value="136.8574">
            <text:p>136.8574</text:p>
          </table:table-cell>
          <table:table-cell office:value-type="float" office:value="0.014688">
            <text:p>0.014688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871">
            <text:p>1018871</text:p>
          </table:table-cell>
          <table:table-cell office:value-type="string">
            <text:p>[St.Alegria.n].127</text:p>
          </table:table-cell>
          <table:table-cell table:number-columns-repeated="4"/>
          <table:table-cell office:value-type="float" office:value="0.11131">
            <text:p>0.11131</text:p>
          </table:table-cell>
          <table:table-cell office:value-type="float" office:value="124.3138">
            <text:p>124.3138</text:p>
          </table:table-cell>
          <table:table-cell office:value-type="float" office:value="0.013837">
            <text:p>0.013837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872">
            <text:p>1018872</text:p>
          </table:table-cell>
          <table:table-cell office:value-type="string">
            <text:p>[St.Alegria.n].128</text:p>
          </table:table-cell>
          <table:table-cell table:number-columns-repeated="4"/>
          <table:table-cell office:value-type="float" office:value="0.11732">
            <text:p>0.11732</text:p>
          </table:table-cell>
          <table:table-cell office:value-type="float" office:value="128.495">
            <text:p>128.495</text:p>
          </table:table-cell>
          <table:table-cell office:value-type="float" office:value="0.015075">
            <text:p>0.015075</text:p>
          </table:table-cell>
        </table:table-row>
        <table:table-row table:style-name="ro1">
          <table:table-cell office:value-type="float" office:value="45985">
            <text:p>45985</text:p>
          </table:table-cell>
          <table:table-cell office:value-type="float" office:value="1018873">
            <text:p>1018873</text:p>
          </table:table-cell>
          <table:table-cell office:value-type="string">
            <text:p>[St.Alegria.n].129</text:p>
          </table:table-cell>
          <table:table-cell table:number-columns-repeated="4"/>
          <table:table-cell office:value-type="float" office:value="0.11661">
            <text:p>0.11661</text:p>
          </table:table-cell>
          <table:table-cell office:value-type="float" office:value="109.6796">
            <text:p>109.6796</text:p>
          </table:table-cell>
          <table:table-cell office:value-type="float" office:value="0.01279">
            <text:p>0.01279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875">
            <text:p>1018875</text:p>
          </table:table-cell>
          <table:table-cell office:value-type="string">
            <text:p>[St.Ulme.n].9</text:p>
          </table:table-cell>
          <table:table-cell table:number-columns-repeated="4"/>
          <table:table-cell office:value-type="float" office:value="0.30637">
            <text:p>0.30637</text:p>
          </table:table-cell>
          <table:table-cell office:value-type="float" office:value="201.666">
            <text:p>201.666</text:p>
          </table:table-cell>
          <table:table-cell office:value-type="float" office:value="0.061784">
            <text:p>0.061784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876">
            <text:p>1018876</text:p>
          </table:table-cell>
          <table:table-cell office:value-type="string">
            <text:p>[St.Ulme.n].10</text:p>
          </table:table-cell>
          <table:table-cell table:number-columns-repeated="4"/>
          <table:table-cell office:value-type="float" office:value="0.31779">
            <text:p>0.31779</text:p>
          </table:table-cell>
          <table:table-cell office:value-type="float" office:value="191.213">
            <text:p>191.213</text:p>
          </table:table-cell>
          <table:table-cell office:value-type="float" office:value="0.060766">
            <text:p>0.060766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877">
            <text:p>1018877</text:p>
          </table:table-cell>
          <table:table-cell office:value-type="string">
            <text:p>[St.Ulme.n].11</text:p>
          </table:table-cell>
          <table:table-cell table:number-columns-repeated="4"/>
          <table:table-cell office:value-type="float" office:value="0.33144">
            <text:p>0.33144</text:p>
          </table:table-cell>
          <table:table-cell office:value-type="float" office:value="197.4848">
            <text:p>197.4848</text:p>
          </table:table-cell>
          <table:table-cell office:value-type="float" office:value="0.065454">
            <text:p>0.065454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878">
            <text:p>1018878</text:p>
          </table:table-cell>
          <table:table-cell office:value-type="string">
            <text:p>[St.Ulme.n].12</text:p>
          </table:table-cell>
          <table:table-cell table:number-columns-repeated="4"/>
          <table:table-cell office:value-type="float" office:value="0.31402">
            <text:p>0.31402</text:p>
          </table:table-cell>
          <table:table-cell office:value-type="float" office:value="184.9412">
            <text:p>184.9412</text:p>
          </table:table-cell>
          <table:table-cell office:value-type="float" office:value="0.058075">
            <text:p>0.058075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879">
            <text:p>1018879</text:p>
          </table:table-cell>
          <table:table-cell office:value-type="string">
            <text:p>[St.Ulme.n].13</text:p>
          </table:table-cell>
          <table:table-cell table:number-columns-repeated="4"/>
          <table:table-cell office:value-type="float" office:value="0.28739">
            <text:p>0.28739</text:p>
          </table:table-cell>
          <table:table-cell office:value-type="float" office:value="189.1224">
            <text:p>189.1224</text:p>
          </table:table-cell>
          <table:table-cell office:value-type="float" office:value="0.054352">
            <text:p>0.054352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880">
            <text:p>1018880</text:p>
          </table:table-cell>
          <table:table-cell office:value-type="string">
            <text:p>[St.Ulme.n].14</text:p>
          </table:table-cell>
          <table:table-cell table:number-columns-repeated="4"/>
          <table:table-cell office:value-type="float" office:value="0.30518">
            <text:p>0.30518</text:p>
          </table:table-cell>
          <table:table-cell office:value-type="float" office:value="218.3908">
            <text:p>218.3908</text:p>
          </table:table-cell>
          <table:table-cell office:value-type="float" office:value="0.066649">
            <text:p>0.066649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881">
            <text:p>1018881</text:p>
          </table:table-cell>
          <table:table-cell office:value-type="string">
            <text:p>[St.Ulme.n].15</text:p>
          </table:table-cell>
          <table:table-cell table:number-columns-repeated="4"/>
          <table:table-cell office:value-type="float" office:value="0.33522">
            <text:p>0.33522</text:p>
          </table:table-cell>
          <table:table-cell office:value-type="float" office:value="205.8472">
            <text:p>205.8472</text:p>
          </table:table-cell>
          <table:table-cell office:value-type="float" office:value="0.069004">
            <text:p>0.069004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882">
            <text:p>1018882</text:p>
          </table:table-cell>
          <table:table-cell office:value-type="string">
            <text:p>[St.Ulme.n].16</text:p>
          </table:table-cell>
          <table:table-cell table:number-columns-repeated="4"/>
          <table:table-cell office:value-type="float" office:value="0.30682">
            <text:p>0.30682</text:p>
          </table:table-cell>
          <table:table-cell office:value-type="float" office:value="224.6626">
            <text:p>224.6626</text:p>
          </table:table-cell>
          <table:table-cell office:value-type="float" office:value="0.068931">
            <text:p>0.068931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883">
            <text:p>1018883</text:p>
          </table:table-cell>
          <table:table-cell office:value-type="string">
            <text:p>[St.Eldena.n].9</text:p>
          </table:table-cell>
          <table:table-cell table:number-columns-repeated="4"/>
          <table:table-cell office:value-type="float" office:value="0.34461">
            <text:p>0.34461</text:p>
          </table:table-cell>
          <table:table-cell office:value-type="float" office:value="170.307">
            <text:p>170.307</text:p>
          </table:table-cell>
          <table:table-cell office:value-type="float" office:value="0.058689">
            <text:p>0.058689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884">
            <text:p>1018884</text:p>
          </table:table-cell>
          <table:table-cell office:value-type="string">
            <text:p>[St.Eldena.n].10</text:p>
          </table:table-cell>
          <table:table-cell table:number-columns-repeated="4"/>
          <table:table-cell office:value-type="float" office:value="0.35125">
            <text:p>0.35125</text:p>
          </table:table-cell>
          <table:table-cell office:value-type="float" office:value="159.854">
            <text:p>159.854</text:p>
          </table:table-cell>
          <table:table-cell office:value-type="float" office:value="0.056149">
            <text:p>0.056149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885">
            <text:p>1018885</text:p>
          </table:table-cell>
          <table:table-cell office:value-type="string">
            <text:p>[St.Eldena.n].11</text:p>
          </table:table-cell>
          <table:table-cell table:number-columns-repeated="4"/>
          <table:table-cell office:value-type="float" office:value="0.37178">
            <text:p>0.37178</text:p>
          </table:table-cell>
          <table:table-cell office:value-type="float" office:value="153.5822">
            <text:p>153.5822</text:p>
          </table:table-cell>
          <table:table-cell office:value-type="float" office:value="0.057099">
            <text:p>0.057099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886">
            <text:p>1018886</text:p>
          </table:table-cell>
          <table:table-cell office:value-type="string">
            <text:p>[St.Eldena.n].12</text:p>
          </table:table-cell>
          <table:table-cell table:number-columns-repeated="4"/>
          <table:table-cell office:value-type="float" office:value="0.3573">
            <text:p>0.3573</text:p>
          </table:table-cell>
          <table:table-cell office:value-type="float" office:value="166.1258">
            <text:p>166.1258</text:p>
          </table:table-cell>
          <table:table-cell office:value-type="float" office:value="0.059357">
            <text:p>0.059357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887">
            <text:p>1018887</text:p>
          </table:table-cell>
          <table:table-cell office:value-type="string">
            <text:p>[St.Eldena.n].13</text:p>
          </table:table-cell>
          <table:table-cell table:number-columns-repeated="4"/>
          <table:table-cell office:value-type="float" office:value="0.40117">
            <text:p>0.40117</text:p>
          </table:table-cell>
          <table:table-cell office:value-type="float" office:value="159.854">
            <text:p>159.854</text:p>
          </table:table-cell>
          <table:table-cell office:value-type="float" office:value="0.064129">
            <text:p>0.064129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888">
            <text:p>1018888</text:p>
          </table:table-cell>
          <table:table-cell office:value-type="string">
            <text:p>[St.Eldena.n].14</text:p>
          </table:table-cell>
          <table:table-cell table:number-columns-repeated="4"/>
          <table:table-cell office:value-type="float" office:value="0.34544">
            <text:p>0.34544</text:p>
          </table:table-cell>
          <table:table-cell office:value-type="float" office:value="151.4916">
            <text:p>151.4916</text:p>
          </table:table-cell>
          <table:table-cell office:value-type="float" office:value="0.052331">
            <text:p>0.052331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889">
            <text:p>1018889</text:p>
          </table:table-cell>
          <table:table-cell office:value-type="string">
            <text:p>[St.Eldena.n].15</text:p>
          </table:table-cell>
          <table:table-cell table:number-columns-repeated="4"/>
          <table:table-cell office:value-type="float" office:value="0.35849">
            <text:p>0.35849</text:p>
          </table:table-cell>
          <table:table-cell office:value-type="float" office:value="161.9446">
            <text:p>161.9446</text:p>
          </table:table-cell>
          <table:table-cell office:value-type="float" office:value="0.058056">
            <text:p>0.058056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890">
            <text:p>1018890</text:p>
          </table:table-cell>
          <table:table-cell office:value-type="string">
            <text:p>[St.Eldena.n].16</text:p>
          </table:table-cell>
          <table:table-cell table:number-columns-repeated="4"/>
          <table:table-cell office:value-type="float" office:value="0.35388">
            <text:p>0.35388</text:p>
          </table:table-cell>
          <table:table-cell office:value-type="float" office:value="166.1258">
            <text:p>166.1258</text:p>
          </table:table-cell>
          <table:table-cell office:value-type="float" office:value="0.058789">
            <text:p>0.058789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891">
            <text:p>1018891</text:p>
          </table:table-cell>
          <table:table-cell office:value-type="string">
            <text:p>[St.Eurobravo.n].9</text:p>
          </table:table-cell>
          <table:table-cell table:number-columns-repeated="4"/>
          <table:table-cell office:value-type="float" office:value="0.38594">
            <text:p>0.38594</text:p>
          </table:table-cell>
          <table:table-cell office:value-type="float" office:value="184.9412">
            <text:p>184.9412</text:p>
          </table:table-cell>
          <table:table-cell office:value-type="float" office:value="0.071376">
            <text:p>0.071376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892">
            <text:p>1018892</text:p>
          </table:table-cell>
          <table:table-cell office:value-type="string">
            <text:p>[St.Eurobravo.n].10</text:p>
          </table:table-cell>
          <table:table-cell table:number-columns-repeated="4"/>
          <table:table-cell office:value-type="float" office:value="0.40026">
            <text:p>0.40026</text:p>
          </table:table-cell>
          <table:table-cell office:value-type="float" office:value="180.76">
            <text:p>180.76</text:p>
          </table:table-cell>
          <table:table-cell office:value-type="float" office:value="0.072351">
            <text:p>0.072351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893">
            <text:p>1018893</text:p>
          </table:table-cell>
          <table:table-cell office:value-type="string">
            <text:p>[St.Eurobravo.n].11</text:p>
          </table:table-cell>
          <table:table-cell table:number-columns-repeated="4"/>
          <table:table-cell office:value-type="float" office:value="0.41788">
            <text:p>0.41788</text:p>
          </table:table-cell>
          <table:table-cell office:value-type="float" office:value="180.76">
            <text:p>180.76</text:p>
          </table:table-cell>
          <table:table-cell office:value-type="float" office:value="0.075536">
            <text:p>0.075536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894">
            <text:p>1018894</text:p>
          </table:table-cell>
          <table:table-cell office:value-type="string">
            <text:p>[St.Eurobravo.n].12</text:p>
          </table:table-cell>
          <table:table-cell table:number-columns-repeated="4"/>
          <table:table-cell office:value-type="float" office:value="0.42095">
            <text:p>0.42095</text:p>
          </table:table-cell>
          <table:table-cell office:value-type="float" office:value="172.3976">
            <text:p>172.3976</text:p>
          </table:table-cell>
          <table:table-cell office:value-type="float" office:value="0.072571">
            <text:p>0.072571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895">
            <text:p>1018895</text:p>
          </table:table-cell>
          <table:table-cell office:value-type="string">
            <text:p>[St.Eurobravo.n].13</text:p>
          </table:table-cell>
          <table:table-cell table:number-columns-repeated="4"/>
          <table:table-cell office:value-type="float" office:value="0.40404">
            <text:p>0.40404</text:p>
          </table:table-cell>
          <table:table-cell office:value-type="float" office:value="184.9412">
            <text:p>184.9412</text:p>
          </table:table-cell>
          <table:table-cell office:value-type="float" office:value="0.074724">
            <text:p>0.074724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896">
            <text:p>1018896</text:p>
          </table:table-cell>
          <table:table-cell office:value-type="string">
            <text:p>[St.Eurobravo.n].14</text:p>
          </table:table-cell>
          <table:table-cell table:number-columns-repeated="4"/>
          <table:table-cell office:value-type="float" office:value="0.39513">
            <text:p>0.39513</text:p>
          </table:table-cell>
          <table:table-cell office:value-type="float" office:value="189.1224">
            <text:p>189.1224</text:p>
          </table:table-cell>
          <table:table-cell office:value-type="float" office:value="0.074728">
            <text:p>0.074728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897">
            <text:p>1018897</text:p>
          </table:table-cell>
          <table:table-cell office:value-type="string">
            <text:p>[St.Eurobravo.n].15</text:p>
          </table:table-cell>
          <table:table-cell table:number-columns-repeated="4"/>
          <table:table-cell office:value-type="float" office:value="0.41541">
            <text:p>0.41541</text:p>
          </table:table-cell>
          <table:table-cell office:value-type="float" office:value="187.0318">
            <text:p>187.0318</text:p>
          </table:table-cell>
          <table:table-cell office:value-type="float" office:value="0.077695">
            <text:p>0.077695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898">
            <text:p>1018898</text:p>
          </table:table-cell>
          <table:table-cell office:value-type="string">
            <text:p>[St.Eurobravo.n].16</text:p>
          </table:table-cell>
          <table:table-cell table:number-columns-repeated="4"/>
          <table:table-cell office:value-type="float" office:value="0.36906">
            <text:p>0.36906</text:p>
          </table:table-cell>
          <table:table-cell office:value-type="float" office:value="178.6694">
            <text:p>178.6694</text:p>
          </table:table-cell>
          <table:table-cell office:value-type="float" office:value="0.06594">
            <text:p>0.06594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899">
            <text:p>1018899</text:p>
          </table:table-cell>
          <table:table-cell office:value-type="string">
            <text:p>[St.Euroflora.n].9</text:p>
          </table:table-cell>
          <table:table-cell table:number-columns-repeated="4"/>
          <table:table-cell office:value-type="float" office:value="0.32534">
            <text:p>0.32534</text:p>
          </table:table-cell>
          <table:table-cell office:value-type="float" office:value="216.3002">
            <text:p>216.3002</text:p>
          </table:table-cell>
          <table:table-cell office:value-type="float" office:value="0.070371">
            <text:p>0.070371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900">
            <text:p>1018900</text:p>
          </table:table-cell>
          <table:table-cell office:value-type="string">
            <text:p>[St.Euroflora.n].10</text:p>
          </table:table-cell>
          <table:table-cell table:number-columns-repeated="4"/>
          <table:table-cell office:value-type="float" office:value="0.35052">
            <text:p>0.35052</text:p>
          </table:table-cell>
          <table:table-cell office:value-type="float" office:value="201.666">
            <text:p>201.666</text:p>
          </table:table-cell>
          <table:table-cell office:value-type="float" office:value="0.070688">
            <text:p>0.070688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901">
            <text:p>1018901</text:p>
          </table:table-cell>
          <table:table-cell office:value-type="string">
            <text:p>[St.Euroflora.n].11</text:p>
          </table:table-cell>
          <table:table-cell table:number-columns-repeated="4"/>
          <table:table-cell office:value-type="float" office:value="0.39138">
            <text:p>0.39138</text:p>
          </table:table-cell>
          <table:table-cell office:value-type="float" office:value="182.8506">
            <text:p>182.8506</text:p>
          </table:table-cell>
          <table:table-cell office:value-type="float" office:value="0.071564">
            <text:p>0.071564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902">
            <text:p>1018902</text:p>
          </table:table-cell>
          <table:table-cell office:value-type="string">
            <text:p>[St.Euroflora.n].12</text:p>
          </table:table-cell>
          <table:table-cell table:number-columns-repeated="4"/>
          <table:table-cell office:value-type="float" office:value="0.39245">
            <text:p>0.39245</text:p>
          </table:table-cell>
          <table:table-cell office:value-type="float" office:value="193.3036">
            <text:p>193.3036</text:p>
          </table:table-cell>
          <table:table-cell office:value-type="float" office:value="0.075862">
            <text:p>0.075862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903">
            <text:p>1018903</text:p>
          </table:table-cell>
          <table:table-cell office:value-type="string">
            <text:p>[St.Euroflora.n].13</text:p>
          </table:table-cell>
          <table:table-cell table:number-columns-repeated="4"/>
          <table:table-cell office:value-type="float" office:value="0.37">
            <text:p>0.37</text:p>
          </table:table-cell>
          <table:table-cell office:value-type="float" office:value="205.8472">
            <text:p>205.8472</text:p>
          </table:table-cell>
          <table:table-cell office:value-type="float" office:value="0.076163">
            <text:p>0.076163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904">
            <text:p>1018904</text:p>
          </table:table-cell>
          <table:table-cell office:value-type="string">
            <text:p>[St.Euroflora.n].14</text:p>
          </table:table-cell>
          <table:table-cell table:number-columns-repeated="4"/>
          <table:table-cell office:value-type="float" office:value="0.38043">
            <text:p>0.38043</text:p>
          </table:table-cell>
          <table:table-cell office:value-type="float" office:value="203.7566">
            <text:p>203.7566</text:p>
          </table:table-cell>
          <table:table-cell office:value-type="float" office:value="0.077515">
            <text:p>0.077515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905">
            <text:p>1018905</text:p>
          </table:table-cell>
          <table:table-cell office:value-type="string">
            <text:p>[St.Euroflora.n].15</text:p>
          </table:table-cell>
          <table:table-cell table:number-columns-repeated="4"/>
          <table:table-cell office:value-type="float" office:value="0.36518">
            <text:p>0.36518</text:p>
          </table:table-cell>
          <table:table-cell office:value-type="float" office:value="199.5754">
            <text:p>199.5754</text:p>
          </table:table-cell>
          <table:table-cell office:value-type="float" office:value="0.072881">
            <text:p>0.072881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906">
            <text:p>1018906</text:p>
          </table:table-cell>
          <table:table-cell office:value-type="string">
            <text:p>[St.Euroflora.n].16</text:p>
          </table:table-cell>
          <table:table-cell table:number-columns-repeated="4"/>
          <table:table-cell office:value-type="float" office:value="0.35511">
            <text:p>0.35511</text:p>
          </table:table-cell>
          <table:table-cell office:value-type="float" office:value="199.5754">
            <text:p>199.5754</text:p>
          </table:table-cell>
          <table:table-cell office:value-type="float" office:value="0.070871">
            <text:p>0.070871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907">
            <text:p>1018907</text:p>
          </table:table-cell>
          <table:table-cell office:value-type="string">
            <text:p>[St.Euronova.n].9</text:p>
          </table:table-cell>
          <table:table-cell table:number-columns-repeated="4"/>
          <table:table-cell office:value-type="float" office:value="0.347">
            <text:p>0.347</text:p>
          </table:table-cell>
          <table:table-cell office:value-type="float" office:value="193.3036">
            <text:p>193.3036</text:p>
          </table:table-cell>
          <table:table-cell office:value-type="float" office:value="0.067076">
            <text:p>0.067076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908">
            <text:p>1018908</text:p>
          </table:table-cell>
          <table:table-cell office:value-type="string">
            <text:p>[St.Euronova.n].10</text:p>
          </table:table-cell>
          <table:table-cell table:number-columns-repeated="4"/>
          <table:table-cell office:value-type="float" office:value="0.35748">
            <text:p>0.35748</text:p>
          </table:table-cell>
          <table:table-cell office:value-type="float" office:value="180.76">
            <text:p>180.76</text:p>
          </table:table-cell>
          <table:table-cell office:value-type="float" office:value="0.064618">
            <text:p>0.064618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909">
            <text:p>1018909</text:p>
          </table:table-cell>
          <table:table-cell office:value-type="string">
            <text:p>[St.Euronova.n].11</text:p>
          </table:table-cell>
          <table:table-cell table:number-columns-repeated="4"/>
          <table:table-cell office:value-type="float" office:value="0.37602">
            <text:p>0.37602</text:p>
          </table:table-cell>
          <table:table-cell office:value-type="float" office:value="170.307">
            <text:p>170.307</text:p>
          </table:table-cell>
          <table:table-cell office:value-type="float" office:value="0.064039">
            <text:p>0.064039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910">
            <text:p>1018910</text:p>
          </table:table-cell>
          <table:table-cell office:value-type="string">
            <text:p>[St.Euronova.n].12</text:p>
          </table:table-cell>
          <table:table-cell table:number-columns-repeated="4"/>
          <table:table-cell office:value-type="float" office:value="0.40848">
            <text:p>0.40848</text:p>
          </table:table-cell>
          <table:table-cell office:value-type="float" office:value="161.9446">
            <text:p>161.9446</text:p>
          </table:table-cell>
          <table:table-cell office:value-type="float" office:value="0.066151">
            <text:p>0.066151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911">
            <text:p>1018911</text:p>
          </table:table-cell>
          <table:table-cell office:value-type="string">
            <text:p>[St.Euronova.n].13</text:p>
          </table:table-cell>
          <table:table-cell table:number-columns-repeated="4"/>
          <table:table-cell office:value-type="float" office:value="0.38463">
            <text:p>0.38463</text:p>
          </table:table-cell>
          <table:table-cell office:value-type="float" office:value="182.8506">
            <text:p>182.8506</text:p>
          </table:table-cell>
          <table:table-cell office:value-type="float" office:value="0.07033">
            <text:p>0.07033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912">
            <text:p>1018912</text:p>
          </table:table-cell>
          <table:table-cell office:value-type="string">
            <text:p>[St.Euronova.n].14</text:p>
          </table:table-cell>
          <table:table-cell table:number-columns-repeated="4"/>
          <table:table-cell office:value-type="float" office:value="0.38287">
            <text:p>0.38287</text:p>
          </table:table-cell>
          <table:table-cell office:value-type="float" office:value="189.1224">
            <text:p>189.1224</text:p>
          </table:table-cell>
          <table:table-cell office:value-type="float" office:value="0.072409">
            <text:p>0.072409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913">
            <text:p>1018913</text:p>
          </table:table-cell>
          <table:table-cell office:value-type="string">
            <text:p>[St.Euronova.n].15</text:p>
          </table:table-cell>
          <table:table-cell table:number-columns-repeated="4"/>
          <table:table-cell office:value-type="float" office:value="0.36382">
            <text:p>0.36382</text:p>
          </table:table-cell>
          <table:table-cell office:value-type="float" office:value="184.9412">
            <text:p>184.9412</text:p>
          </table:table-cell>
          <table:table-cell office:value-type="float" office:value="0.067285">
            <text:p>0.067285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914">
            <text:p>1018914</text:p>
          </table:table-cell>
          <table:table-cell office:value-type="string">
            <text:p>[St.Euronova.n].16</text:p>
          </table:table-cell>
          <table:table-cell table:number-columns-repeated="4"/>
          <table:table-cell office:value-type="float" office:value="0.33828">
            <text:p>0.33828</text:p>
          </table:table-cell>
          <table:table-cell office:value-type="float" office:value="197.4848">
            <text:p>197.4848</text:p>
          </table:table-cell>
          <table:table-cell office:value-type="float" office:value="0.066805">
            <text:p>0.066805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915">
            <text:p>1018915</text:p>
          </table:table-cell>
          <table:table-cell office:value-type="string">
            <text:p>[St.Euroresa.n].9</text:p>
          </table:table-cell>
          <table:table-cell table:number-columns-repeated="4"/>
          <table:table-cell office:value-type="float" office:value="0.36834">
            <text:p>0.36834</text:p>
          </table:table-cell>
          <table:table-cell office:value-type="float" office:value="224.6626">
            <text:p>224.6626</text:p>
          </table:table-cell>
          <table:table-cell office:value-type="float" office:value="0.082752">
            <text:p>0.082752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916">
            <text:p>1018916</text:p>
          </table:table-cell>
          <table:table-cell office:value-type="string">
            <text:p>[St.Euroresa.n].10</text:p>
          </table:table-cell>
          <table:table-cell table:number-columns-repeated="4"/>
          <table:table-cell office:value-type="float" office:value="0.38628">
            <text:p>0.38628</text:p>
          </table:table-cell>
          <table:table-cell office:value-type="float" office:value="216.3002">
            <text:p>216.3002</text:p>
          </table:table-cell>
          <table:table-cell office:value-type="float" office:value="0.083552">
            <text:p>0.083552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917">
            <text:p>1018917</text:p>
          </table:table-cell>
          <table:table-cell office:value-type="string">
            <text:p>[St.Euroresa.n].11</text:p>
          </table:table-cell>
          <table:table-cell table:number-columns-repeated="4"/>
          <table:table-cell office:value-type="float" office:value="0.44649">
            <text:p>0.44649</text:p>
          </table:table-cell>
          <table:table-cell office:value-type="float" office:value="218.3908">
            <text:p>218.3908</text:p>
          </table:table-cell>
          <table:table-cell office:value-type="float" office:value="0.097509">
            <text:p>0.097509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918">
            <text:p>1018918</text:p>
          </table:table-cell>
          <table:table-cell office:value-type="string">
            <text:p>[St.Euroresa.n].12</text:p>
          </table:table-cell>
          <table:table-cell table:number-columns-repeated="4"/>
          <table:table-cell office:value-type="float" office:value="0.46303">
            <text:p>0.46303</text:p>
          </table:table-cell>
          <table:table-cell office:value-type="float" office:value="228.8438">
            <text:p>228.8438</text:p>
          </table:table-cell>
          <table:table-cell office:value-type="float" office:value="0.105962">
            <text:p>0.105962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919">
            <text:p>1018919</text:p>
          </table:table-cell>
          <table:table-cell office:value-type="string">
            <text:p>[St.Euroresa.n].13</text:p>
          </table:table-cell>
          <table:table-cell table:number-columns-repeated="4"/>
          <table:table-cell office:value-type="float" office:value="0.41299">
            <text:p>0.41299</text:p>
          </table:table-cell>
          <table:table-cell office:value-type="float" office:value="233.025">
            <text:p>233.025</text:p>
          </table:table-cell>
          <table:table-cell office:value-type="float" office:value="0.096237">
            <text:p>0.096237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920">
            <text:p>1018920</text:p>
          </table:table-cell>
          <table:table-cell office:value-type="string">
            <text:p>[St.Euroresa.n].14</text:p>
          </table:table-cell>
          <table:table-cell table:number-columns-repeated="4"/>
          <table:table-cell office:value-type="float" office:value="0.41162">
            <text:p>0.41162</text:p>
          </table:table-cell>
          <table:table-cell office:value-type="float" office:value="241.3874">
            <text:p>241.3874</text:p>
          </table:table-cell>
          <table:table-cell office:value-type="float" office:value="0.09936">
            <text:p>0.09936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921">
            <text:p>1018921</text:p>
          </table:table-cell>
          <table:table-cell office:value-type="string">
            <text:p>[St.Euroresa.n].15</text:p>
          </table:table-cell>
          <table:table-cell table:number-columns-repeated="4"/>
          <table:table-cell office:value-type="float" office:value="0.36935">
            <text:p>0.36935</text:p>
          </table:table-cell>
          <table:table-cell office:value-type="float" office:value="245.5686">
            <text:p>245.5686</text:p>
          </table:table-cell>
          <table:table-cell office:value-type="float" office:value="0.090701">
            <text:p>0.090701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922">
            <text:p>1018922</text:p>
          </table:table-cell>
          <table:table-cell office:value-type="string">
            <text:p>[St.Euroresa.n].16</text:p>
          </table:table-cell>
          <table:table-cell table:number-columns-repeated="4"/>
          <table:table-cell office:value-type="float" office:value="0.36677">
            <text:p>0.36677</text:p>
          </table:table-cell>
          <table:table-cell office:value-type="float" office:value="237.2062">
            <text:p>237.2062</text:p>
          </table:table-cell>
          <table:table-cell office:value-type="float" office:value="0.087">
            <text:p>0.087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923">
            <text:p>1018923</text:p>
          </table:table-cell>
          <table:table-cell office:value-type="string">
            <text:p>[St.Eurostarch.n].9</text:p>
          </table:table-cell>
          <table:table-cell table:number-columns-repeated="4"/>
          <table:table-cell office:value-type="float" office:value="0.37908">
            <text:p>0.37908</text:p>
          </table:table-cell>
          <table:table-cell office:value-type="float" office:value="191.213">
            <text:p>191.213</text:p>
          </table:table-cell>
          <table:table-cell office:value-type="float" office:value="0.072485">
            <text:p>0.072485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924">
            <text:p>1018924</text:p>
          </table:table-cell>
          <table:table-cell office:value-type="string">
            <text:p>[St.Eurostarch.n].10</text:p>
          </table:table-cell>
          <table:table-cell table:number-columns-repeated="4"/>
          <table:table-cell office:value-type="float" office:value="0.37322">
            <text:p>0.37322</text:p>
          </table:table-cell>
          <table:table-cell office:value-type="float" office:value="187.0318">
            <text:p>187.0318</text:p>
          </table:table-cell>
          <table:table-cell office:value-type="float" office:value="0.069804">
            <text:p>0.069804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925">
            <text:p>1018925</text:p>
          </table:table-cell>
          <table:table-cell office:value-type="string">
            <text:p>[St.Eurostarch.n].11</text:p>
          </table:table-cell>
          <table:table-cell table:number-columns-repeated="4"/>
          <table:table-cell office:value-type="float" office:value="0.43575">
            <text:p>0.43575</text:p>
          </table:table-cell>
          <table:table-cell office:value-type="float" office:value="159.854">
            <text:p>159.854</text:p>
          </table:table-cell>
          <table:table-cell office:value-type="float" office:value="0.069656">
            <text:p>0.069656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926">
            <text:p>1018926</text:p>
          </table:table-cell>
          <table:table-cell office:value-type="string">
            <text:p>[St.Eurostarch.n].12</text:p>
          </table:table-cell>
          <table:table-cell table:number-columns-repeated="4"/>
          <table:table-cell office:value-type="float" office:value="0.44657">
            <text:p>0.44657</text:p>
          </table:table-cell>
          <table:table-cell office:value-type="float" office:value="176.5788">
            <text:p>176.5788</text:p>
          </table:table-cell>
          <table:table-cell office:value-type="float" office:value="0.078855">
            <text:p>0.078855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927">
            <text:p>1018927</text:p>
          </table:table-cell>
          <table:table-cell office:value-type="string">
            <text:p>[St.Eurostarch.n].13</text:p>
          </table:table-cell>
          <table:table-cell table:number-columns-repeated="4"/>
          <table:table-cell office:value-type="float" office:value="0.35976">
            <text:p>0.35976</text:p>
          </table:table-cell>
          <table:table-cell office:value-type="float" office:value="176.5788">
            <text:p>176.5788</text:p>
          </table:table-cell>
          <table:table-cell office:value-type="float" office:value="0.063526">
            <text:p>0.063526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928">
            <text:p>1018928</text:p>
          </table:table-cell>
          <table:table-cell office:value-type="string">
            <text:p>[St.Eurostarch.n].14</text:p>
          </table:table-cell>
          <table:table-cell table:number-columns-repeated="4"/>
          <table:table-cell office:value-type="float" office:value="0.42576">
            <text:p>0.42576</text:p>
          </table:table-cell>
          <table:table-cell office:value-type="float" office:value="191.213">
            <text:p>191.213</text:p>
          </table:table-cell>
          <table:table-cell office:value-type="float" office:value="0.081411">
            <text:p>0.081411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929">
            <text:p>1018929</text:p>
          </table:table-cell>
          <table:table-cell office:value-type="string">
            <text:p>[St.Eurostarch.n].15</text:p>
          </table:table-cell>
          <table:table-cell table:number-columns-repeated="4"/>
          <table:table-cell office:value-type="float" office:value="0.42369">
            <text:p>0.42369</text:p>
          </table:table-cell>
          <table:table-cell office:value-type="float" office:value="184.9412">
            <text:p>184.9412</text:p>
          </table:table-cell>
          <table:table-cell office:value-type="float" office:value="0.078358">
            <text:p>0.078358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930">
            <text:p>1018930</text:p>
          </table:table-cell>
          <table:table-cell office:value-type="string">
            <text:p>[St.Eurostarch.n].16</text:p>
          </table:table-cell>
          <table:table-cell table:number-columns-repeated="4"/>
          <table:table-cell office:value-type="float" office:value="0.36988">
            <text:p>0.36988</text:p>
          </table:table-cell>
          <table:table-cell office:value-type="float" office:value="199.5754">
            <text:p>199.5754</text:p>
          </table:table-cell>
          <table:table-cell office:value-type="float" office:value="0.073819">
            <text:p>0.073819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931">
            <text:p>1018931</text:p>
          </table:table-cell>
          <table:table-cell office:value-type="string">
            <text:p>[St.Eurotango.n].9</text:p>
          </table:table-cell>
          <table:table-cell table:number-columns-repeated="4"/>
          <table:table-cell office:value-type="float" office:value="0.3884">
            <text:p>0.3884</text:p>
          </table:table-cell>
          <table:table-cell office:value-type="float" office:value="178.6694">
            <text:p>178.6694</text:p>
          </table:table-cell>
          <table:table-cell office:value-type="float" office:value="0.069395">
            <text:p>0.069395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932">
            <text:p>1018932</text:p>
          </table:table-cell>
          <table:table-cell office:value-type="string">
            <text:p>[St.Eurotango.n].10</text:p>
          </table:table-cell>
          <table:table-cell table:number-columns-repeated="4"/>
          <table:table-cell office:value-type="float" office:value="0.40082">
            <text:p>0.40082</text:p>
          </table:table-cell>
          <table:table-cell office:value-type="float" office:value="170.307">
            <text:p>170.307</text:p>
          </table:table-cell>
          <table:table-cell office:value-type="float" office:value="0.068262">
            <text:p>0.068262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933">
            <text:p>1018933</text:p>
          </table:table-cell>
          <table:table-cell office:value-type="string">
            <text:p>[St.Eurotango.n].11</text:p>
          </table:table-cell>
          <table:table-cell table:number-columns-repeated="4"/>
          <table:table-cell office:value-type="float" office:value="0.45356">
            <text:p>0.45356</text:p>
          </table:table-cell>
          <table:table-cell office:value-type="float" office:value="166.1258">
            <text:p>166.1258</text:p>
          </table:table-cell>
          <table:table-cell office:value-type="float" office:value="0.075348">
            <text:p>0.075348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934">
            <text:p>1018934</text:p>
          </table:table-cell>
          <table:table-cell office:value-type="string">
            <text:p>[St.Eurotango.n].12</text:p>
          </table:table-cell>
          <table:table-cell table:number-columns-repeated="4"/>
          <table:table-cell office:value-type="float" office:value="0.44125">
            <text:p>0.44125</text:p>
          </table:table-cell>
          <table:table-cell office:value-type="float" office:value="168.2164">
            <text:p>168.2164</text:p>
          </table:table-cell>
          <table:table-cell office:value-type="float" office:value="0.074225">
            <text:p>0.074225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935">
            <text:p>1018935</text:p>
          </table:table-cell>
          <table:table-cell office:value-type="string">
            <text:p>[St.Eurotango.n].13</text:p>
          </table:table-cell>
          <table:table-cell table:number-columns-repeated="4"/>
          <table:table-cell office:value-type="float" office:value="0.40844">
            <text:p>0.40844</text:p>
          </table:table-cell>
          <table:table-cell office:value-type="float" office:value="178.6694">
            <text:p>178.6694</text:p>
          </table:table-cell>
          <table:table-cell office:value-type="float" office:value="0.072976">
            <text:p>0.072976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936">
            <text:p>1018936</text:p>
          </table:table-cell>
          <table:table-cell office:value-type="string">
            <text:p>[St.Eurotango.n].14</text:p>
          </table:table-cell>
          <table:table-cell table:number-columns-repeated="4"/>
          <table:table-cell office:value-type="float" office:value="0.45405">
            <text:p>0.45405</text:p>
          </table:table-cell>
          <table:table-cell office:value-type="float" office:value="180.76">
            <text:p>180.76</text:p>
          </table:table-cell>
          <table:table-cell office:value-type="float" office:value="0.082074">
            <text:p>0.082074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937">
            <text:p>1018937</text:p>
          </table:table-cell>
          <table:table-cell office:value-type="string">
            <text:p>[St.Eurotango.n].15</text:p>
          </table:table-cell>
          <table:table-cell table:number-columns-repeated="4"/>
          <table:table-cell office:value-type="float" office:value="0.40147">
            <text:p>0.40147</text:p>
          </table:table-cell>
          <table:table-cell office:value-type="float" office:value="178.6694">
            <text:p>178.6694</text:p>
          </table:table-cell>
          <table:table-cell office:value-type="float" office:value="0.07173">
            <text:p>0.07173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938">
            <text:p>1018938</text:p>
          </table:table-cell>
          <table:table-cell office:value-type="string">
            <text:p>[St.Eurotango.n].16</text:p>
          </table:table-cell>
          <table:table-cell table:number-columns-repeated="4"/>
          <table:table-cell office:value-type="float" office:value="0.37704">
            <text:p>0.37704</text:p>
          </table:table-cell>
          <table:table-cell office:value-type="float" office:value="178.6694">
            <text:p>178.6694</text:p>
          </table:table-cell>
          <table:table-cell office:value-type="float" office:value="0.067366">
            <text:p>0.067366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939">
            <text:p>1018939</text:p>
          </table:table-cell>
          <table:table-cell office:value-type="string">
            <text:p>[St.Kuras.n].9</text:p>
          </table:table-cell>
          <table:table-cell table:number-columns-repeated="4"/>
          <table:table-cell office:value-type="float" office:value="0.34963">
            <text:p>0.34963</text:p>
          </table:table-cell>
          <table:table-cell office:value-type="float" office:value="195.3942">
            <text:p>195.3942</text:p>
          </table:table-cell>
          <table:table-cell office:value-type="float" office:value="0.068316">
            <text:p>0.068316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940">
            <text:p>1018940</text:p>
          </table:table-cell>
          <table:table-cell office:value-type="string">
            <text:p>[St.Kuras.n].10</text:p>
          </table:table-cell>
          <table:table-cell table:number-columns-repeated="4"/>
          <table:table-cell office:value-type="float" office:value="0.39468">
            <text:p>0.39468</text:p>
          </table:table-cell>
          <table:table-cell office:value-type="float" office:value="191.213">
            <text:p>191.213</text:p>
          </table:table-cell>
          <table:table-cell office:value-type="float" office:value="0.075468">
            <text:p>0.075468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941">
            <text:p>1018941</text:p>
          </table:table-cell>
          <table:table-cell office:value-type="string">
            <text:p>[St.Kuras.n].11</text:p>
          </table:table-cell>
          <table:table-cell table:number-columns-repeated="4"/>
          <table:table-cell office:value-type="float" office:value="0.41675">
            <text:p>0.41675</text:p>
          </table:table-cell>
          <table:table-cell office:value-type="float" office:value="187.0318">
            <text:p>187.0318</text:p>
          </table:table-cell>
          <table:table-cell office:value-type="float" office:value="0.077946">
            <text:p>0.077946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942">
            <text:p>1018942</text:p>
          </table:table-cell>
          <table:table-cell office:value-type="string">
            <text:p>[St.Kuras.n].12</text:p>
          </table:table-cell>
          <table:table-cell table:number-columns-repeated="4"/>
          <table:table-cell office:value-type="float" office:value="0.43316">
            <text:p>0.43316</text:p>
          </table:table-cell>
          <table:table-cell office:value-type="float" office:value="187.0318">
            <text:p>187.0318</text:p>
          </table:table-cell>
          <table:table-cell office:value-type="float" office:value="0.081015">
            <text:p>0.081015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943">
            <text:p>1018943</text:p>
          </table:table-cell>
          <table:table-cell office:value-type="string">
            <text:p>[St.Kuras.n].13</text:p>
          </table:table-cell>
          <table:table-cell table:number-columns-repeated="4"/>
          <table:table-cell office:value-type="float" office:value="0.41857">
            <text:p>0.41857</text:p>
          </table:table-cell>
          <table:table-cell office:value-type="float" office:value="199.5754">
            <text:p>199.5754</text:p>
          </table:table-cell>
          <table:table-cell office:value-type="float" office:value="0.083536">
            <text:p>0.083536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944">
            <text:p>1018944</text:p>
          </table:table-cell>
          <table:table-cell office:value-type="string">
            <text:p>[St.Kuras.n].14</text:p>
          </table:table-cell>
          <table:table-cell table:number-columns-repeated="4"/>
          <table:table-cell office:value-type="float" office:value="0.40504">
            <text:p>0.40504</text:p>
          </table:table-cell>
          <table:table-cell office:value-type="float" office:value="199.5754">
            <text:p>199.5754</text:p>
          </table:table-cell>
          <table:table-cell office:value-type="float" office:value="0.080836">
            <text:p>0.080836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945">
            <text:p>1018945</text:p>
          </table:table-cell>
          <table:table-cell office:value-type="string">
            <text:p>[St.Kuras.n].15</text:p>
          </table:table-cell>
          <table:table-cell table:number-columns-repeated="4"/>
          <table:table-cell office:value-type="float" office:value="0.38575">
            <text:p>0.38575</text:p>
          </table:table-cell>
          <table:table-cell office:value-type="float" office:value="201.666">
            <text:p>201.666</text:p>
          </table:table-cell>
          <table:table-cell office:value-type="float" office:value="0.077793">
            <text:p>0.077793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946">
            <text:p>1018946</text:p>
          </table:table-cell>
          <table:table-cell office:value-type="string">
            <text:p>[St.Kuras.n].16</text:p>
          </table:table-cell>
          <table:table-cell table:number-columns-repeated="4"/>
          <table:table-cell office:value-type="float" office:value="0.37418">
            <text:p>0.37418</text:p>
          </table:table-cell>
          <table:table-cell office:value-type="float" office:value="193.3036">
            <text:p>193.3036</text:p>
          </table:table-cell>
          <table:table-cell office:value-type="float" office:value="0.07233">
            <text:p>0.07233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947">
            <text:p>1018947</text:p>
          </table:table-cell>
          <table:table-cell office:value-type="string">
            <text:p>[St.Tomensa.n].9</text:p>
          </table:table-cell>
          <table:table-cell table:number-columns-repeated="4"/>
          <table:table-cell office:value-type="float" office:value="0.32139">
            <text:p>0.32139</text:p>
          </table:table-cell>
          <table:table-cell office:value-type="float" office:value="222.572">
            <text:p>222.572</text:p>
          </table:table-cell>
          <table:table-cell office:value-type="float" office:value="0.071532">
            <text:p>0.071532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948">
            <text:p>1018948</text:p>
          </table:table-cell>
          <table:table-cell office:value-type="string">
            <text:p>[St.Tomensa.n].10</text:p>
          </table:table-cell>
          <table:table-cell table:number-columns-repeated="4"/>
          <table:table-cell office:value-type="float" office:value="0.32381">
            <text:p>0.32381</text:p>
          </table:table-cell>
          <table:table-cell office:value-type="float" office:value="214.2096">
            <text:p>214.2096</text:p>
          </table:table-cell>
          <table:table-cell office:value-type="float" office:value="0.069363">
            <text:p>0.069363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949">
            <text:p>1018949</text:p>
          </table:table-cell>
          <table:table-cell office:value-type="string">
            <text:p>[St.Tomensa.n].11</text:p>
          </table:table-cell>
          <table:table-cell table:number-columns-repeated="4"/>
          <table:table-cell office:value-type="float" office:value="0.32124">
            <text:p>0.32124</text:p>
          </table:table-cell>
          <table:table-cell office:value-type="float" office:value="214.2096">
            <text:p>214.2096</text:p>
          </table:table-cell>
          <table:table-cell office:value-type="float" office:value="0.068813">
            <text:p>0.068813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950">
            <text:p>1018950</text:p>
          </table:table-cell>
          <table:table-cell office:value-type="string">
            <text:p>[St.Tomensa.n].12</text:p>
          </table:table-cell>
          <table:table-cell table:number-columns-repeated="4"/>
          <table:table-cell office:value-type="float" office:value="0.33086">
            <text:p>0.33086</text:p>
          </table:table-cell>
          <table:table-cell office:value-type="float" office:value="214.2096">
            <text:p>214.2096</text:p>
          </table:table-cell>
          <table:table-cell office:value-type="float" office:value="0.070873">
            <text:p>0.070873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951">
            <text:p>1018951</text:p>
          </table:table-cell>
          <table:table-cell office:value-type="string">
            <text:p>[St.Tomensa.n].13</text:p>
          </table:table-cell>
          <table:table-cell table:number-columns-repeated="4"/>
          <table:table-cell office:value-type="float" office:value="0.31397">
            <text:p>0.31397</text:p>
          </table:table-cell>
          <table:table-cell office:value-type="float" office:value="212.119">
            <text:p>212.119</text:p>
          </table:table-cell>
          <table:table-cell office:value-type="float" office:value="0.066599">
            <text:p>0.066599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952">
            <text:p>1018952</text:p>
          </table:table-cell>
          <table:table-cell office:value-type="string">
            <text:p>[St.Tomensa.n].14</text:p>
          </table:table-cell>
          <table:table-cell table:number-columns-repeated="4"/>
          <table:table-cell office:value-type="float" office:value="0.30248">
            <text:p>0.30248</text:p>
          </table:table-cell>
          <table:table-cell office:value-type="float" office:value="218.3908">
            <text:p>218.3908</text:p>
          </table:table-cell>
          <table:table-cell office:value-type="float" office:value="0.066059">
            <text:p>0.066059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953">
            <text:p>1018953</text:p>
          </table:table-cell>
          <table:table-cell office:value-type="string">
            <text:p>[St.Tomensa.n].15</text:p>
          </table:table-cell>
          <table:table-cell table:number-columns-repeated="4"/>
          <table:table-cell office:value-type="float" office:value="0.34442">
            <text:p>0.34442</text:p>
          </table:table-cell>
          <table:table-cell office:value-type="float" office:value="214.2096">
            <text:p>214.2096</text:p>
          </table:table-cell>
          <table:table-cell office:value-type="float" office:value="0.073778">
            <text:p>0.073778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954">
            <text:p>1018954</text:p>
          </table:table-cell>
          <table:table-cell office:value-type="string">
            <text:p>[St.Tomensa.n].16</text:p>
          </table:table-cell>
          <table:table-cell table:number-columns-repeated="4"/>
          <table:table-cell office:value-type="float" office:value="0.31925">
            <text:p>0.31925</text:p>
          </table:table-cell>
          <table:table-cell office:value-type="float" office:value="230.9344">
            <text:p>230.9344</text:p>
          </table:table-cell>
          <table:table-cell office:value-type="float" office:value="0.073726">
            <text:p>0.073726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955">
            <text:p>1018955</text:p>
          </table:table-cell>
          <table:table-cell office:value-type="string">
            <text:p>[St.Tomba.n].9</text:p>
          </table:table-cell>
          <table:table-cell table:number-columns-repeated="4"/>
          <table:table-cell office:value-type="float" office:value="0.42759">
            <text:p>0.42759</text:p>
          </table:table-cell>
          <table:table-cell office:value-type="float" office:value="201.666">
            <text:p>201.666</text:p>
          </table:table-cell>
          <table:table-cell office:value-type="float" office:value="0.08623">
            <text:p>0.08623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956">
            <text:p>1018956</text:p>
          </table:table-cell>
          <table:table-cell office:value-type="string">
            <text:p>[St.Tomba.n].10</text:p>
          </table:table-cell>
          <table:table-cell table:number-columns-repeated="4"/>
          <table:table-cell office:value-type="float" office:value="0.41282">
            <text:p>0.41282</text:p>
          </table:table-cell>
          <table:table-cell office:value-type="float" office:value="199.5754">
            <text:p>199.5754</text:p>
          </table:table-cell>
          <table:table-cell office:value-type="float" office:value="0.082389">
            <text:p>0.082389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957">
            <text:p>1018957</text:p>
          </table:table-cell>
          <table:table-cell office:value-type="string">
            <text:p>[St.Tomba.n].11</text:p>
          </table:table-cell>
          <table:table-cell table:number-columns-repeated="4"/>
          <table:table-cell office:value-type="float" office:value="0.44275">
            <text:p>0.44275</text:p>
          </table:table-cell>
          <table:table-cell office:value-type="float" office:value="197.4848">
            <text:p>197.4848</text:p>
          </table:table-cell>
          <table:table-cell office:value-type="float" office:value="0.087436">
            <text:p>0.087436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958">
            <text:p>1018958</text:p>
          </table:table-cell>
          <table:table-cell office:value-type="string">
            <text:p>[St.Tomba.n].12</text:p>
          </table:table-cell>
          <table:table-cell table:number-columns-repeated="4"/>
          <table:table-cell office:value-type="float" office:value="0.44145">
            <text:p>0.44145</text:p>
          </table:table-cell>
          <table:table-cell office:value-type="float" office:value="207.9378">
            <text:p>207.9378</text:p>
          </table:table-cell>
          <table:table-cell office:value-type="float" office:value="0.091794">
            <text:p>0.091794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959">
            <text:p>1018959</text:p>
          </table:table-cell>
          <table:table-cell office:value-type="string">
            <text:p>[St.Tomba.n].13</text:p>
          </table:table-cell>
          <table:table-cell table:number-columns-repeated="4"/>
          <table:table-cell office:value-type="float" office:value="0.43007">
            <text:p>0.43007</text:p>
          </table:table-cell>
          <table:table-cell office:value-type="float" office:value="216.3002">
            <text:p>216.3002</text:p>
          </table:table-cell>
          <table:table-cell office:value-type="float" office:value="0.093024">
            <text:p>0.093024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960">
            <text:p>1018960</text:p>
          </table:table-cell>
          <table:table-cell office:value-type="string">
            <text:p>[St.Tomba.n].14</text:p>
          </table:table-cell>
          <table:table-cell table:number-columns-repeated="4"/>
          <table:table-cell office:value-type="float" office:value="0.43706">
            <text:p>0.43706</text:p>
          </table:table-cell>
          <table:table-cell office:value-type="float" office:value="222.572">
            <text:p>222.572</text:p>
          </table:table-cell>
          <table:table-cell office:value-type="float" office:value="0.097277">
            <text:p>0.097277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961">
            <text:p>1018961</text:p>
          </table:table-cell>
          <table:table-cell office:value-type="string">
            <text:p>[St.Tomba.n].15</text:p>
          </table:table-cell>
          <table:table-cell table:number-columns-repeated="4"/>
          <table:table-cell office:value-type="float" office:value="0.44382">
            <text:p>0.44382</text:p>
          </table:table-cell>
          <table:table-cell office:value-type="float" office:value="210.0284">
            <text:p>210.0284</text:p>
          </table:table-cell>
          <table:table-cell office:value-type="float" office:value="0.093215">
            <text:p>0.093215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962">
            <text:p>1018962</text:p>
          </table:table-cell>
          <table:table-cell office:value-type="string">
            <text:p>[St.Tomba.n].16</text:p>
          </table:table-cell>
          <table:table-cell table:number-columns-repeated="4"/>
          <table:table-cell office:value-type="float" office:value="0.4405">
            <text:p>0.4405</text:p>
          </table:table-cell>
          <table:table-cell office:value-type="float" office:value="220.4814">
            <text:p>220.4814</text:p>
          </table:table-cell>
          <table:table-cell office:value-type="float" office:value="0.097122">
            <text:p>0.097122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963">
            <text:p>1018963</text:p>
          </table:table-cell>
          <table:table-cell office:value-type="string">
            <text:p>[St.Jumbo.n].9</text:p>
          </table:table-cell>
          <table:table-cell table:number-columns-repeated="4"/>
          <table:table-cell office:value-type="float" office:value="0.28743">
            <text:p>0.28743</text:p>
          </table:table-cell>
          <table:table-cell office:value-type="float" office:value="189.1224">
            <text:p>189.1224</text:p>
          </table:table-cell>
          <table:table-cell office:value-type="float" office:value="0.054359">
            <text:p>0.054359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964">
            <text:p>1018964</text:p>
          </table:table-cell>
          <table:table-cell office:value-type="string">
            <text:p>[St.Jumbo.n].10</text:p>
          </table:table-cell>
          <table:table-cell table:number-columns-repeated="4"/>
          <table:table-cell office:value-type="float" office:value="0.31312">
            <text:p>0.31312</text:p>
          </table:table-cell>
          <table:table-cell office:value-type="float" office:value="189.1224">
            <text:p>189.1224</text:p>
          </table:table-cell>
          <table:table-cell office:value-type="float" office:value="0.059218">
            <text:p>0.059218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965">
            <text:p>1018965</text:p>
          </table:table-cell>
          <table:table-cell office:value-type="string">
            <text:p>[St.Jumbo.n].11</text:p>
          </table:table-cell>
          <table:table-cell table:number-columns-repeated="4"/>
          <table:table-cell office:value-type="float" office:value="0.31992">
            <text:p>0.31992</text:p>
          </table:table-cell>
          <table:table-cell office:value-type="float" office:value="182.8506">
            <text:p>182.8506</text:p>
          </table:table-cell>
          <table:table-cell office:value-type="float" office:value="0.058498">
            <text:p>0.058498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966">
            <text:p>1018966</text:p>
          </table:table-cell>
          <table:table-cell office:value-type="string">
            <text:p>[St.Jumbo.n].12</text:p>
          </table:table-cell>
          <table:table-cell table:number-columns-repeated="4"/>
          <table:table-cell office:value-type="float" office:value="0.34225">
            <text:p>0.34225</text:p>
          </table:table-cell>
          <table:table-cell office:value-type="float" office:value="182.8506">
            <text:p>182.8506</text:p>
          </table:table-cell>
          <table:table-cell office:value-type="float" office:value="0.062581">
            <text:p>0.062581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967">
            <text:p>1018967</text:p>
          </table:table-cell>
          <table:table-cell office:value-type="string">
            <text:p>[St.Jumbo.n].13</text:p>
          </table:table-cell>
          <table:table-cell table:number-columns-repeated="4"/>
          <table:table-cell office:value-type="float" office:value="0.34206">
            <text:p>0.34206</text:p>
          </table:table-cell>
          <table:table-cell office:value-type="float" office:value="178.6694">
            <text:p>178.6694</text:p>
          </table:table-cell>
          <table:table-cell office:value-type="float" office:value="0.061116">
            <text:p>0.061116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968">
            <text:p>1018968</text:p>
          </table:table-cell>
          <table:table-cell office:value-type="string">
            <text:p>[St.Jumbo.n].14</text:p>
          </table:table-cell>
          <table:table-cell table:number-columns-repeated="4"/>
          <table:table-cell office:value-type="float" office:value="0.30685">
            <text:p>0.30685</text:p>
          </table:table-cell>
          <table:table-cell office:value-type="float" office:value="182.8506">
            <text:p>182.8506</text:p>
          </table:table-cell>
          <table:table-cell office:value-type="float" office:value="0.056108">
            <text:p>0.056108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969">
            <text:p>1018969</text:p>
          </table:table-cell>
          <table:table-cell office:value-type="string">
            <text:p>[St.Jumbo.n].15</text:p>
          </table:table-cell>
          <table:table-cell table:number-columns-repeated="4"/>
          <table:table-cell office:value-type="float" office:value="0.32798">
            <text:p>0.32798</text:p>
          </table:table-cell>
          <table:table-cell office:value-type="float" office:value="189.1224">
            <text:p>189.1224</text:p>
          </table:table-cell>
          <table:table-cell office:value-type="float" office:value="0.062028">
            <text:p>0.062028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970">
            <text:p>1018970</text:p>
          </table:table-cell>
          <table:table-cell office:value-type="string">
            <text:p>[St.Jumbo.n].16</text:p>
          </table:table-cell>
          <table:table-cell table:number-columns-repeated="4"/>
          <table:table-cell office:value-type="float" office:value="0.31322">
            <text:p>0.31322</text:p>
          </table:table-cell>
          <table:table-cell office:value-type="float" office:value="195.3942">
            <text:p>195.3942</text:p>
          </table:table-cell>
          <table:table-cell office:value-type="float" office:value="0.061201">
            <text:p>0.061201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971">
            <text:p>1018971</text:p>
          </table:table-cell>
          <table:table-cell office:value-type="string">
            <text:p>[St.Logo.n].9</text:p>
          </table:table-cell>
          <table:table-cell table:number-columns-repeated="4"/>
          <table:table-cell office:value-type="float" office:value="0.31727">
            <text:p>0.31727</text:p>
          </table:table-cell>
          <table:table-cell office:value-type="float" office:value="216.3002">
            <text:p>216.3002</text:p>
          </table:table-cell>
          <table:table-cell office:value-type="float" office:value="0.068626">
            <text:p>0.068626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972">
            <text:p>1018972</text:p>
          </table:table-cell>
          <table:table-cell office:value-type="string">
            <text:p>[St.Logo.n].10</text:p>
          </table:table-cell>
          <table:table-cell table:number-columns-repeated="4"/>
          <table:table-cell office:value-type="float" office:value="0.31374">
            <text:p>0.31374</text:p>
          </table:table-cell>
          <table:table-cell office:value-type="float" office:value="201.666">
            <text:p>201.666</text:p>
          </table:table-cell>
          <table:table-cell office:value-type="float" office:value="0.063271">
            <text:p>0.063271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973">
            <text:p>1018973</text:p>
          </table:table-cell>
          <table:table-cell office:value-type="string">
            <text:p>[St.Logo.n].11</text:p>
          </table:table-cell>
          <table:table-cell table:number-columns-repeated="4"/>
          <table:table-cell office:value-type="float" office:value="0.35419">
            <text:p>0.35419</text:p>
          </table:table-cell>
          <table:table-cell office:value-type="float" office:value="210.0284">
            <text:p>210.0284</text:p>
          </table:table-cell>
          <table:table-cell office:value-type="float" office:value="0.07439">
            <text:p>0.07439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974">
            <text:p>1018974</text:p>
          </table:table-cell>
          <table:table-cell office:value-type="string">
            <text:p>[St.Logo.n].12</text:p>
          </table:table-cell>
          <table:table-cell table:number-columns-repeated="4"/>
          <table:table-cell office:value-type="float" office:value="0.33271">
            <text:p>0.33271</text:p>
          </table:table-cell>
          <table:table-cell office:value-type="float" office:value="203.7566">
            <text:p>203.7566</text:p>
          </table:table-cell>
          <table:table-cell office:value-type="float" office:value="0.067792">
            <text:p>0.067792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975">
            <text:p>1018975</text:p>
          </table:table-cell>
          <table:table-cell office:value-type="string">
            <text:p>[St.Logo.n].13</text:p>
          </table:table-cell>
          <table:table-cell table:number-columns-repeated="4"/>
          <table:table-cell office:value-type="float" office:value="0.33071">
            <text:p>0.33071</text:p>
          </table:table-cell>
          <table:table-cell office:value-type="float" office:value="195.3942">
            <text:p>195.3942</text:p>
          </table:table-cell>
          <table:table-cell office:value-type="float" office:value="0.064619">
            <text:p>0.064619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976">
            <text:p>1018976</text:p>
          </table:table-cell>
          <table:table-cell office:value-type="string">
            <text:p>[St.Logo.n].14</text:p>
          </table:table-cell>
          <table:table-cell table:number-columns-repeated="4"/>
          <table:table-cell office:value-type="float" office:value="0.33639">
            <text:p>0.33639</text:p>
          </table:table-cell>
          <table:table-cell office:value-type="float" office:value="216.3002">
            <text:p>216.3002</text:p>
          </table:table-cell>
          <table:table-cell office:value-type="float" office:value="0.072761">
            <text:p>0.072761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977">
            <text:p>1018977</text:p>
          </table:table-cell>
          <table:table-cell office:value-type="string">
            <text:p>[St.Logo.n].15</text:p>
          </table:table-cell>
          <table:table-cell table:number-columns-repeated="4"/>
          <table:table-cell office:value-type="float" office:value="0.31418">
            <text:p>0.31418</text:p>
          </table:table-cell>
          <table:table-cell office:value-type="float" office:value="226.7532">
            <text:p>226.7532</text:p>
          </table:table-cell>
          <table:table-cell office:value-type="float" office:value="0.071241">
            <text:p>0.071241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978">
            <text:p>1018978</text:p>
          </table:table-cell>
          <table:table-cell office:value-type="string">
            <text:p>[St.Logo.n].16</text:p>
          </table:table-cell>
          <table:table-cell table:number-columns-repeated="4"/>
          <table:table-cell office:value-type="float" office:value="0.32145">
            <text:p>0.32145</text:p>
          </table:table-cell>
          <table:table-cell office:value-type="float" office:value="233.025">
            <text:p>233.025</text:p>
          </table:table-cell>
          <table:table-cell office:value-type="float" office:value="0.074906">
            <text:p>0.074906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979">
            <text:p>1018979</text:p>
          </table:table-cell>
          <table:table-cell office:value-type="string">
            <text:p>[St.Maxi.n].9</text:p>
          </table:table-cell>
          <table:table-cell table:number-columns-repeated="4"/>
          <table:table-cell office:value-type="float" office:value="0.33595">
            <text:p>0.33595</text:p>
          </table:table-cell>
          <table:table-cell office:value-type="float" office:value="193.3036">
            <text:p>193.3036</text:p>
          </table:table-cell>
          <table:table-cell office:value-type="float" office:value="0.06494">
            <text:p>0.06494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980">
            <text:p>1018980</text:p>
          </table:table-cell>
          <table:table-cell office:value-type="string">
            <text:p>[St.Maxi.n].10</text:p>
          </table:table-cell>
          <table:table-cell table:number-columns-repeated="4"/>
          <table:table-cell office:value-type="float" office:value="0.36955">
            <text:p>0.36955</text:p>
          </table:table-cell>
          <table:table-cell office:value-type="float" office:value="184.9412">
            <text:p>184.9412</text:p>
          </table:table-cell>
          <table:table-cell office:value-type="float" office:value="0.068345">
            <text:p>0.068345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981">
            <text:p>1018981</text:p>
          </table:table-cell>
          <table:table-cell office:value-type="string">
            <text:p>[St.Maxi.n].11</text:p>
          </table:table-cell>
          <table:table-cell table:number-columns-repeated="4"/>
          <table:table-cell office:value-type="float" office:value="0.39132">
            <text:p>0.39132</text:p>
          </table:table-cell>
          <table:table-cell office:value-type="float" office:value="184.9412">
            <text:p>184.9412</text:p>
          </table:table-cell>
          <table:table-cell office:value-type="float" office:value="0.072371">
            <text:p>0.072371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982">
            <text:p>1018982</text:p>
          </table:table-cell>
          <table:table-cell office:value-type="string">
            <text:p>[St.Maxi.n].12</text:p>
          </table:table-cell>
          <table:table-cell table:number-columns-repeated="4"/>
          <table:table-cell office:value-type="float" office:value="0.39715">
            <text:p>0.39715</text:p>
          </table:table-cell>
          <table:table-cell office:value-type="float" office:value="176.5788">
            <text:p>176.5788</text:p>
          </table:table-cell>
          <table:table-cell office:value-type="float" office:value="0.070128">
            <text:p>0.070128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983">
            <text:p>1018983</text:p>
          </table:table-cell>
          <table:table-cell office:value-type="string">
            <text:p>[St.Maxi.n].13</text:p>
          </table:table-cell>
          <table:table-cell table:number-columns-repeated="4"/>
          <table:table-cell office:value-type="float" office:value="0.39458">
            <text:p>0.39458</text:p>
          </table:table-cell>
          <table:table-cell office:value-type="float" office:value="187.0318">
            <text:p>187.0318</text:p>
          </table:table-cell>
          <table:table-cell office:value-type="float" office:value="0.073799">
            <text:p>0.073799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984">
            <text:p>1018984</text:p>
          </table:table-cell>
          <table:table-cell office:value-type="string">
            <text:p>[St.Maxi.n].14</text:p>
          </table:table-cell>
          <table:table-cell table:number-columns-repeated="4"/>
          <table:table-cell office:value-type="float" office:value="0.35813">
            <text:p>0.35813</text:p>
          </table:table-cell>
          <table:table-cell office:value-type="float" office:value="180.76">
            <text:p>180.76</text:p>
          </table:table-cell>
          <table:table-cell office:value-type="float" office:value="0.064736">
            <text:p>0.064736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985">
            <text:p>1018985</text:p>
          </table:table-cell>
          <table:table-cell office:value-type="string">
            <text:p>[St.Maxi.n].15</text:p>
          </table:table-cell>
          <table:table-cell table:number-columns-repeated="4"/>
          <table:table-cell office:value-type="float" office:value="0.36371">
            <text:p>0.36371</text:p>
          </table:table-cell>
          <table:table-cell office:value-type="float" office:value="178.6694">
            <text:p>178.6694</text:p>
          </table:table-cell>
          <table:table-cell office:value-type="float" office:value="0.064984">
            <text:p>0.064984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986">
            <text:p>1018986</text:p>
          </table:table-cell>
          <table:table-cell office:value-type="string">
            <text:p>[St.Maxi.n].16</text:p>
          </table:table-cell>
          <table:table-cell table:number-columns-repeated="4"/>
          <table:table-cell office:value-type="float" office:value="0.35286">
            <text:p>0.35286</text:p>
          </table:table-cell>
          <table:table-cell office:value-type="float" office:value="199.5754">
            <text:p>199.5754</text:p>
          </table:table-cell>
          <table:table-cell office:value-type="float" office:value="0.070422">
            <text:p>0.070422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987">
            <text:p>1018987</text:p>
          </table:table-cell>
          <table:table-cell office:value-type="string">
            <text:p>[St.Power.n].9</text:p>
          </table:table-cell>
          <table:table-cell table:number-columns-repeated="4"/>
          <table:table-cell office:value-type="float" office:value="0.33516">
            <text:p>0.33516</text:p>
          </table:table-cell>
          <table:table-cell office:value-type="float" office:value="218.3908">
            <text:p>218.3908</text:p>
          </table:table-cell>
          <table:table-cell office:value-type="float" office:value="0.073196">
            <text:p>0.073196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988">
            <text:p>1018988</text:p>
          </table:table-cell>
          <table:table-cell office:value-type="string">
            <text:p>[St.Power.n].10</text:p>
          </table:table-cell>
          <table:table-cell table:number-columns-repeated="4"/>
          <table:table-cell office:value-type="float" office:value="0.34613">
            <text:p>0.34613</text:p>
          </table:table-cell>
          <table:table-cell office:value-type="float" office:value="205.8472">
            <text:p>205.8472</text:p>
          </table:table-cell>
          <table:table-cell office:value-type="float" office:value="0.07125">
            <text:p>0.07125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989">
            <text:p>1018989</text:p>
          </table:table-cell>
          <table:table-cell office:value-type="string">
            <text:p>[St.Power.n].11</text:p>
          </table:table-cell>
          <table:table-cell table:number-columns-repeated="4"/>
          <table:table-cell office:value-type="float" office:value="0.33044">
            <text:p>0.33044</text:p>
          </table:table-cell>
          <table:table-cell office:value-type="float" office:value="205.8472">
            <text:p>205.8472</text:p>
          </table:table-cell>
          <table:table-cell office:value-type="float" office:value="0.06802">
            <text:p>0.06802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990">
            <text:p>1018990</text:p>
          </table:table-cell>
          <table:table-cell office:value-type="string">
            <text:p>[St.Power.n].12</text:p>
          </table:table-cell>
          <table:table-cell table:number-columns-repeated="4"/>
          <table:table-cell office:value-type="float" office:value="0.33897">
            <text:p>0.33897</text:p>
          </table:table-cell>
          <table:table-cell office:value-type="float" office:value="220.4814">
            <text:p>220.4814</text:p>
          </table:table-cell>
          <table:table-cell office:value-type="float" office:value="0.074737">
            <text:p>0.074737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991">
            <text:p>1018991</text:p>
          </table:table-cell>
          <table:table-cell office:value-type="string">
            <text:p>[St.Power.n].13</text:p>
          </table:table-cell>
          <table:table-cell table:number-columns-repeated="4"/>
          <table:table-cell office:value-type="float" office:value="0.34287">
            <text:p>0.34287</text:p>
          </table:table-cell>
          <table:table-cell office:value-type="float" office:value="205.8472">
            <text:p>205.8472</text:p>
          </table:table-cell>
          <table:table-cell office:value-type="float" office:value="0.070579">
            <text:p>0.070579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992">
            <text:p>1018992</text:p>
          </table:table-cell>
          <table:table-cell office:value-type="string">
            <text:p>[St.Power.n].14</text:p>
          </table:table-cell>
          <table:table-cell table:number-columns-repeated="4"/>
          <table:table-cell office:value-type="float" office:value="0.36032">
            <text:p>0.36032</text:p>
          </table:table-cell>
          <table:table-cell office:value-type="float" office:value="203.7566">
            <text:p>203.7566</text:p>
          </table:table-cell>
          <table:table-cell office:value-type="float" office:value="0.073418">
            <text:p>0.073418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993">
            <text:p>1018993</text:p>
          </table:table-cell>
          <table:table-cell office:value-type="string">
            <text:p>[St.Power.n].15</text:p>
          </table:table-cell>
          <table:table-cell table:number-columns-repeated="4"/>
          <table:table-cell office:value-type="float" office:value="0.34249">
            <text:p>0.34249</text:p>
          </table:table-cell>
          <table:table-cell office:value-type="float" office:value="218.3908">
            <text:p>218.3908</text:p>
          </table:table-cell>
          <table:table-cell office:value-type="float" office:value="0.074797">
            <text:p>0.074797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994">
            <text:p>1018994</text:p>
          </table:table-cell>
          <table:table-cell office:value-type="string">
            <text:p>[St.Power.n].16</text:p>
          </table:table-cell>
          <table:table-cell table:number-columns-repeated="4"/>
          <table:table-cell office:value-type="float" office:value="0.33143">
            <text:p>0.33143</text:p>
          </table:table-cell>
          <table:table-cell office:value-type="float" office:value="218.3908">
            <text:p>218.3908</text:p>
          </table:table-cell>
          <table:table-cell office:value-type="float" office:value="0.072381">
            <text:p>0.072381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995">
            <text:p>1018995</text:p>
          </table:table-cell>
          <table:table-cell office:value-type="string">
            <text:p>[St.Sommergold.n].9</text:p>
          </table:table-cell>
          <table:table-cell table:number-columns-repeated="4"/>
          <table:table-cell office:value-type="float" office:value="0.30555">
            <text:p>0.30555</text:p>
          </table:table-cell>
          <table:table-cell office:value-type="float" office:value="214.2096">
            <text:p>214.2096</text:p>
          </table:table-cell>
          <table:table-cell office:value-type="float" office:value="0.065452">
            <text:p>0.065452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996">
            <text:p>1018996</text:p>
          </table:table-cell>
          <table:table-cell office:value-type="string">
            <text:p>[St.Sommergold.n].10</text:p>
          </table:table-cell>
          <table:table-cell table:number-columns-repeated="4"/>
          <table:table-cell office:value-type="float" office:value="0.34035">
            <text:p>0.34035</text:p>
          </table:table-cell>
          <table:table-cell office:value-type="float" office:value="205.8472">
            <text:p>205.8472</text:p>
          </table:table-cell>
          <table:table-cell office:value-type="float" office:value="0.07006">
            <text:p>0.07006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997">
            <text:p>1018997</text:p>
          </table:table-cell>
          <table:table-cell office:value-type="string">
            <text:p>[St.Sommergold.n].11</text:p>
          </table:table-cell>
          <table:table-cell table:number-columns-repeated="4"/>
          <table:table-cell office:value-type="float" office:value="0.31473">
            <text:p>0.31473</text:p>
          </table:table-cell>
          <table:table-cell office:value-type="float" office:value="210.0284">
            <text:p>210.0284</text:p>
          </table:table-cell>
          <table:table-cell office:value-type="float" office:value="0.066102">
            <text:p>0.066102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998">
            <text:p>1018998</text:p>
          </table:table-cell>
          <table:table-cell office:value-type="string">
            <text:p>[St.Sommergold.n].12</text:p>
          </table:table-cell>
          <table:table-cell table:number-columns-repeated="4"/>
          <table:table-cell office:value-type="float" office:value="0.34406">
            <text:p>0.34406</text:p>
          </table:table-cell>
          <table:table-cell office:value-type="float" office:value="199.5754">
            <text:p>199.5754</text:p>
          </table:table-cell>
          <table:table-cell office:value-type="float" office:value="0.068666">
            <text:p>0.068666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8999">
            <text:p>1018999</text:p>
          </table:table-cell>
          <table:table-cell office:value-type="string">
            <text:p>[St.Sommergold.n].13</text:p>
          </table:table-cell>
          <table:table-cell table:number-columns-repeated="4"/>
          <table:table-cell office:value-type="float" office:value="0.3507">
            <text:p>0.3507</text:p>
          </table:table-cell>
          <table:table-cell office:value-type="float" office:value="216.3002">
            <text:p>216.3002</text:p>
          </table:table-cell>
          <table:table-cell office:value-type="float" office:value="0.075856">
            <text:p>0.075856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000">
            <text:p>1019000</text:p>
          </table:table-cell>
          <table:table-cell office:value-type="string">
            <text:p>[St.Sommergold.n].14</text:p>
          </table:table-cell>
          <table:table-cell table:number-columns-repeated="4"/>
          <table:table-cell office:value-type="float" office:value="0.32196">
            <text:p>0.32196</text:p>
          </table:table-cell>
          <table:table-cell office:value-type="float" office:value="210.0284">
            <text:p>210.0284</text:p>
          </table:table-cell>
          <table:table-cell office:value-type="float" office:value="0.067621">
            <text:p>0.067621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001">
            <text:p>1019001</text:p>
          </table:table-cell>
          <table:table-cell office:value-type="string">
            <text:p>[St.Sommergold.n].15</text:p>
          </table:table-cell>
          <table:table-cell table:number-columns-repeated="4"/>
          <table:table-cell office:value-type="float" office:value="0.32064">
            <text:p>0.32064</text:p>
          </table:table-cell>
          <table:table-cell office:value-type="float" office:value="220.4814">
            <text:p>220.4814</text:p>
          </table:table-cell>
          <table:table-cell office:value-type="float" office:value="0.070695">
            <text:p>0.070695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002">
            <text:p>1019002</text:p>
          </table:table-cell>
          <table:table-cell office:value-type="string">
            <text:p>[St.Sommergold.n].16</text:p>
          </table:table-cell>
          <table:table-cell table:number-columns-repeated="4"/>
          <table:table-cell office:value-type="float" office:value="0.30228">
            <text:p>0.30228</text:p>
          </table:table-cell>
          <table:table-cell office:value-type="float" office:value="220.4814">
            <text:p>220.4814</text:p>
          </table:table-cell>
          <table:table-cell office:value-type="float" office:value="0.066647">
            <text:p>0.066647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003">
            <text:p>1019003</text:p>
          </table:table-cell>
          <table:table-cell office:value-type="string">
            <text:p>[St.Jasira.n].9</text:p>
          </table:table-cell>
          <table:table-cell table:number-columns-repeated="4"/>
          <table:table-cell office:value-type="float" office:value="0.40497">
            <text:p>0.40497</text:p>
          </table:table-cell>
          <table:table-cell office:value-type="float" office:value="166.1258">
            <text:p>166.1258</text:p>
          </table:table-cell>
          <table:table-cell office:value-type="float" office:value="0.067276">
            <text:p>0.067276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004">
            <text:p>1019004</text:p>
          </table:table-cell>
          <table:table-cell office:value-type="string">
            <text:p>[St.Jasira.n].10</text:p>
          </table:table-cell>
          <table:table-cell table:number-columns-repeated="4"/>
          <table:table-cell office:value-type="float" office:value="0.38448">
            <text:p>0.38448</text:p>
          </table:table-cell>
          <table:table-cell office:value-type="float" office:value="153.5822">
            <text:p>153.5822</text:p>
          </table:table-cell>
          <table:table-cell office:value-type="float" office:value="0.059049">
            <text:p>0.059049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005">
            <text:p>1019005</text:p>
          </table:table-cell>
          <table:table-cell office:value-type="string">
            <text:p>[St.Jasira.n].11</text:p>
          </table:table-cell>
          <table:table-cell table:number-columns-repeated="4"/>
          <table:table-cell office:value-type="float" office:value="0.41288">
            <text:p>0.41288</text:p>
          </table:table-cell>
          <table:table-cell office:value-type="float" office:value="161.9446">
            <text:p>161.9446</text:p>
          </table:table-cell>
          <table:table-cell office:value-type="float" office:value="0.066864">
            <text:p>0.066864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006">
            <text:p>1019006</text:p>
          </table:table-cell>
          <table:table-cell office:value-type="string">
            <text:p>[St.Jasira.n].12</text:p>
          </table:table-cell>
          <table:table-cell table:number-columns-repeated="4"/>
          <table:table-cell office:value-type="float" office:value="0.46455">
            <text:p>0.46455</text:p>
          </table:table-cell>
          <table:table-cell office:value-type="float" office:value="157.7634">
            <text:p>157.7634</text:p>
          </table:table-cell>
          <table:table-cell office:value-type="float" office:value="0.073289">
            <text:p>0.073289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007">
            <text:p>1019007</text:p>
          </table:table-cell>
          <table:table-cell office:value-type="string">
            <text:p>[St.Jasira.n].13</text:p>
          </table:table-cell>
          <table:table-cell table:number-columns-repeated="4"/>
          <table:table-cell office:value-type="float" office:value="0.43497">
            <text:p>0.43497</text:p>
          </table:table-cell>
          <table:table-cell office:value-type="float" office:value="168.2164">
            <text:p>168.2164</text:p>
          </table:table-cell>
          <table:table-cell office:value-type="float" office:value="0.073169">
            <text:p>0.073169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008">
            <text:p>1019008</text:p>
          </table:table-cell>
          <table:table-cell office:value-type="string">
            <text:p>[St.Jasira.n].14</text:p>
          </table:table-cell>
          <table:table-cell table:number-columns-repeated="4"/>
          <table:table-cell office:value-type="float" office:value="0.41877">
            <text:p>0.41877</text:p>
          </table:table-cell>
          <table:table-cell office:value-type="float" office:value="176.5788">
            <text:p>176.5788</text:p>
          </table:table-cell>
          <table:table-cell office:value-type="float" office:value="0.073946">
            <text:p>0.073946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009">
            <text:p>1019009</text:p>
          </table:table-cell>
          <table:table-cell office:value-type="string">
            <text:p>[St.Jasira.n].15</text:p>
          </table:table-cell>
          <table:table-cell table:number-columns-repeated="4"/>
          <table:table-cell office:value-type="float" office:value="0.40502">
            <text:p>0.40502</text:p>
          </table:table-cell>
          <table:table-cell office:value-type="float" office:value="166.1258">
            <text:p>166.1258</text:p>
          </table:table-cell>
          <table:table-cell office:value-type="float" office:value="0.067284">
            <text:p>0.067284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010">
            <text:p>1019010</text:p>
          </table:table-cell>
          <table:table-cell office:value-type="string">
            <text:p>[St.Jasira.n].16</text:p>
          </table:table-cell>
          <table:table-cell table:number-columns-repeated="4"/>
          <table:table-cell office:value-type="float" office:value="0.40541">
            <text:p>0.40541</text:p>
          </table:table-cell>
          <table:table-cell office:value-type="float" office:value="178.6694">
            <text:p>178.6694</text:p>
          </table:table-cell>
          <table:table-cell office:value-type="float" office:value="0.072434">
            <text:p>0.072434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011">
            <text:p>1019011</text:p>
          </table:table-cell>
          <table:table-cell office:value-type="string">
            <text:p>[St.Albatros.n].9</text:p>
          </table:table-cell>
          <table:table-cell table:number-columns-repeated="4"/>
          <table:table-cell office:value-type="float" office:value="0.33959">
            <text:p>0.33959</text:p>
          </table:table-cell>
          <table:table-cell office:value-type="float" office:value="193.3036">
            <text:p>193.3036</text:p>
          </table:table-cell>
          <table:table-cell office:value-type="float" office:value="0.065644">
            <text:p>0.065644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012">
            <text:p>1019012</text:p>
          </table:table-cell>
          <table:table-cell office:value-type="string">
            <text:p>[St.Albatros.n].10</text:p>
          </table:table-cell>
          <table:table-cell table:number-columns-repeated="4"/>
          <table:table-cell office:value-type="float" office:value="0.35142">
            <text:p>0.35142</text:p>
          </table:table-cell>
          <table:table-cell office:value-type="float" office:value="199.5754">
            <text:p>199.5754</text:p>
          </table:table-cell>
          <table:table-cell office:value-type="float" office:value="0.070135">
            <text:p>0.070135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013">
            <text:p>1019013</text:p>
          </table:table-cell>
          <table:table-cell office:value-type="string">
            <text:p>[St.Albatros.n].11</text:p>
          </table:table-cell>
          <table:table-cell table:number-columns-repeated="4"/>
          <table:table-cell office:value-type="float" office:value="0.37515">
            <text:p>0.37515</text:p>
          </table:table-cell>
          <table:table-cell office:value-type="float" office:value="193.3036">
            <text:p>193.3036</text:p>
          </table:table-cell>
          <table:table-cell office:value-type="float" office:value="0.072518">
            <text:p>0.072518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014">
            <text:p>1019014</text:p>
          </table:table-cell>
          <table:table-cell office:value-type="string">
            <text:p>[St.Albatros.n].12</text:p>
          </table:table-cell>
          <table:table-cell table:number-columns-repeated="4"/>
          <table:table-cell office:value-type="float" office:value="0.39493">
            <text:p>0.39493</text:p>
          </table:table-cell>
          <table:table-cell office:value-type="float" office:value="184.9412">
            <text:p>184.9412</text:p>
          </table:table-cell>
          <table:table-cell office:value-type="float" office:value="0.073039">
            <text:p>0.073039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015">
            <text:p>1019015</text:p>
          </table:table-cell>
          <table:table-cell office:value-type="string">
            <text:p>[St.Albatros.n].13</text:p>
          </table:table-cell>
          <table:table-cell table:number-columns-repeated="4"/>
          <table:table-cell office:value-type="float" office:value="0.34768">
            <text:p>0.34768</text:p>
          </table:table-cell>
          <table:table-cell office:value-type="float" office:value="187.0318">
            <text:p>187.0318</text:p>
          </table:table-cell>
          <table:table-cell office:value-type="float" office:value="0.065027">
            <text:p>0.065027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016">
            <text:p>1019016</text:p>
          </table:table-cell>
          <table:table-cell office:value-type="string">
            <text:p>[St.Albatros.n].14</text:p>
          </table:table-cell>
          <table:table-cell table:number-columns-repeated="4"/>
          <table:table-cell office:value-type="float" office:value="0.34271">
            <text:p>0.34271</text:p>
          </table:table-cell>
          <table:table-cell office:value-type="float" office:value="191.213">
            <text:p>191.213</text:p>
          </table:table-cell>
          <table:table-cell office:value-type="float" office:value="0.065531">
            <text:p>0.065531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017">
            <text:p>1019017</text:p>
          </table:table-cell>
          <table:table-cell office:value-type="string">
            <text:p>[St.Albatros.n].15</text:p>
          </table:table-cell>
          <table:table-cell table:number-columns-repeated="4"/>
          <table:table-cell office:value-type="float" office:value="0.33752">
            <text:p>0.33752</text:p>
          </table:table-cell>
          <table:table-cell office:value-type="float" office:value="195.3942">
            <text:p>195.3942</text:p>
          </table:table-cell>
          <table:table-cell office:value-type="float" office:value="0.065949">
            <text:p>0.065949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018">
            <text:p>1019018</text:p>
          </table:table-cell>
          <table:table-cell office:value-type="string">
            <text:p>[St.Albatros.n].16</text:p>
          </table:table-cell>
          <table:table-cell table:number-columns-repeated="4"/>
          <table:table-cell office:value-type="float" office:value="0.39437">
            <text:p>0.39437</text:p>
          </table:table-cell>
          <table:table-cell office:value-type="float" office:value="214.2096">
            <text:p>214.2096</text:p>
          </table:table-cell>
          <table:table-cell office:value-type="float" office:value="0.084478">
            <text:p>0.084478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019">
            <text:p>1019019</text:p>
          </table:table-cell>
          <table:table-cell office:value-type="string">
            <text:p>[St.Karlena.n].9</text:p>
          </table:table-cell>
          <table:table-cell table:number-columns-repeated="4"/>
          <table:table-cell office:value-type="float" office:value="0.31944">
            <text:p>0.31944</text:p>
          </table:table-cell>
          <table:table-cell office:value-type="float" office:value="170.307">
            <text:p>170.307</text:p>
          </table:table-cell>
          <table:table-cell office:value-type="float" office:value="0.054403">
            <text:p>0.054403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020">
            <text:p>1019020</text:p>
          </table:table-cell>
          <table:table-cell office:value-type="string">
            <text:p>[St.Karlena.n].10</text:p>
          </table:table-cell>
          <table:table-cell table:number-columns-repeated="4"/>
          <table:table-cell office:value-type="float" office:value="0.3222">
            <text:p>0.3222</text:p>
          </table:table-cell>
          <table:table-cell office:value-type="float" office:value="157.7634">
            <text:p>157.7634</text:p>
          </table:table-cell>
          <table:table-cell office:value-type="float" office:value="0.050831">
            <text:p>0.050831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021">
            <text:p>1019021</text:p>
          </table:table-cell>
          <table:table-cell office:value-type="string">
            <text:p>[St.Karlena.n].11</text:p>
          </table:table-cell>
          <table:table-cell table:number-columns-repeated="4"/>
          <table:table-cell office:value-type="float" office:value="0.35035">
            <text:p>0.35035</text:p>
          </table:table-cell>
          <table:table-cell office:value-type="float" office:value="153.5822">
            <text:p>153.5822</text:p>
          </table:table-cell>
          <table:table-cell office:value-type="float" office:value="0.053808">
            <text:p>0.053808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022">
            <text:p>1019022</text:p>
          </table:table-cell>
          <table:table-cell office:value-type="string">
            <text:p>[St.Karlena.n].12</text:p>
          </table:table-cell>
          <table:table-cell table:number-columns-repeated="4"/>
          <table:table-cell office:value-type="float" office:value="0.33475">
            <text:p>0.33475</text:p>
          </table:table-cell>
          <table:table-cell office:value-type="float" office:value="166.1258">
            <text:p>166.1258</text:p>
          </table:table-cell>
          <table:table-cell office:value-type="float" office:value="0.055611">
            <text:p>0.055611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023">
            <text:p>1019023</text:p>
          </table:table-cell>
          <table:table-cell office:value-type="string">
            <text:p>[St.Karlena.n].13</text:p>
          </table:table-cell>
          <table:table-cell table:number-columns-repeated="4"/>
          <table:table-cell office:value-type="float" office:value="0.32897">
            <text:p>0.32897</text:p>
          </table:table-cell>
          <table:table-cell office:value-type="float" office:value="176.5788">
            <text:p>176.5788</text:p>
          </table:table-cell>
          <table:table-cell office:value-type="float" office:value="0.058089">
            <text:p>0.058089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024">
            <text:p>1019024</text:p>
          </table:table-cell>
          <table:table-cell office:value-type="string">
            <text:p>[St.Karlena.n].14</text:p>
          </table:table-cell>
          <table:table-cell table:number-columns-repeated="4"/>
          <table:table-cell office:value-type="float" office:value="0.31721">
            <text:p>0.31721</text:p>
          </table:table-cell>
          <table:table-cell office:value-type="float" office:value="170.307">
            <text:p>170.307</text:p>
          </table:table-cell>
          <table:table-cell office:value-type="float" office:value="0.054023">
            <text:p>0.054023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025">
            <text:p>1019025</text:p>
          </table:table-cell>
          <table:table-cell office:value-type="string">
            <text:p>[St.Karlena.n].15</text:p>
          </table:table-cell>
          <table:table-cell table:number-columns-repeated="4"/>
          <table:table-cell office:value-type="float" office:value="0.31448">
            <text:p>0.31448</text:p>
          </table:table-cell>
          <table:table-cell office:value-type="float" office:value="184.9412">
            <text:p>184.9412</text:p>
          </table:table-cell>
          <table:table-cell office:value-type="float" office:value="0.05816">
            <text:p>0.05816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026">
            <text:p>1019026</text:p>
          </table:table-cell>
          <table:table-cell office:value-type="string">
            <text:p>[St.Karlena.n].16</text:p>
          </table:table-cell>
          <table:table-cell table:number-columns-repeated="4"/>
          <table:table-cell office:value-type="float" office:value="0.29504">
            <text:p>0.29504</text:p>
          </table:table-cell>
          <table:table-cell office:value-type="float" office:value="178.6694">
            <text:p>178.6694</text:p>
          </table:table-cell>
          <table:table-cell office:value-type="float" office:value="0.052715">
            <text:p>0.052715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027">
            <text:p>1019027</text:p>
          </table:table-cell>
          <table:table-cell office:value-type="string">
            <text:p>[St.Kiebitz.n].9</text:p>
          </table:table-cell>
          <table:table-cell table:number-columns-repeated="4"/>
          <table:table-cell office:value-type="float" office:value="0.28049">
            <text:p>0.28049</text:p>
          </table:table-cell>
          <table:table-cell office:value-type="float" office:value="172.3976">
            <text:p>172.3976</text:p>
          </table:table-cell>
          <table:table-cell office:value-type="float" office:value="0.048356">
            <text:p>0.048356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028">
            <text:p>1019028</text:p>
          </table:table-cell>
          <table:table-cell office:value-type="string">
            <text:p>[St.Kiebitz.n].10</text:p>
          </table:table-cell>
          <table:table-cell table:number-columns-repeated="4"/>
          <table:table-cell office:value-type="float" office:value="0.29314">
            <text:p>0.29314</text:p>
          </table:table-cell>
          <table:table-cell office:value-type="float" office:value="170.307">
            <text:p>170.307</text:p>
          </table:table-cell>
          <table:table-cell office:value-type="float" office:value="0.049924">
            <text:p>0.049924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029">
            <text:p>1019029</text:p>
          </table:table-cell>
          <table:table-cell office:value-type="string">
            <text:p>[St.Kiebitz.n].11</text:p>
          </table:table-cell>
          <table:table-cell table:number-columns-repeated="4"/>
          <table:table-cell office:value-type="float" office:value="0.29716">
            <text:p>0.29716</text:p>
          </table:table-cell>
          <table:table-cell office:value-type="float" office:value="174.4882">
            <text:p>174.4882</text:p>
          </table:table-cell>
          <table:table-cell office:value-type="float" office:value="0.051851">
            <text:p>0.051851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030">
            <text:p>1019030</text:p>
          </table:table-cell>
          <table:table-cell office:value-type="string">
            <text:p>[St.Kiebitz.n].12</text:p>
          </table:table-cell>
          <table:table-cell table:number-columns-repeated="4"/>
          <table:table-cell office:value-type="float" office:value="0.28468">
            <text:p>0.28468</text:p>
          </table:table-cell>
          <table:table-cell office:value-type="float" office:value="174.4882">
            <text:p>174.4882</text:p>
          </table:table-cell>
          <table:table-cell office:value-type="float" office:value="0.049673">
            <text:p>0.049673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031">
            <text:p>1019031</text:p>
          </table:table-cell>
          <table:table-cell office:value-type="string">
            <text:p>[St.Kiebitz.n].13</text:p>
          </table:table-cell>
          <table:table-cell table:number-columns-repeated="4"/>
          <table:table-cell office:value-type="float" office:value="0.31149">
            <text:p>0.31149</text:p>
          </table:table-cell>
          <table:table-cell office:value-type="float" office:value="174.4882">
            <text:p>174.4882</text:p>
          </table:table-cell>
          <table:table-cell office:value-type="float" office:value="0.054351">
            <text:p>0.054351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032">
            <text:p>1019032</text:p>
          </table:table-cell>
          <table:table-cell office:value-type="string">
            <text:p>[St.Kiebitz.n].14</text:p>
          </table:table-cell>
          <table:table-cell table:number-columns-repeated="4"/>
          <table:table-cell office:value-type="float" office:value="0.28499">
            <text:p>0.28499</text:p>
          </table:table-cell>
          <table:table-cell office:value-type="float" office:value="180.76">
            <text:p>180.76</text:p>
          </table:table-cell>
          <table:table-cell office:value-type="float" office:value="0.051515">
            <text:p>0.051515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033">
            <text:p>1019033</text:p>
          </table:table-cell>
          <table:table-cell office:value-type="string">
            <text:p>[St.Kiebitz.n].15</text:p>
          </table:table-cell>
          <table:table-cell table:number-columns-repeated="4"/>
          <table:table-cell office:value-type="float" office:value="0.2552">
            <text:p>0.2552</text:p>
          </table:table-cell>
          <table:table-cell office:value-type="float" office:value="184.9412">
            <text:p>184.9412</text:p>
          </table:table-cell>
          <table:table-cell office:value-type="float" office:value="0.047197">
            <text:p>0.047197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034">
            <text:p>1019034</text:p>
          </table:table-cell>
          <table:table-cell office:value-type="string">
            <text:p>[St.Kiebitz.n].16</text:p>
          </table:table-cell>
          <table:table-cell table:number-columns-repeated="4"/>
          <table:table-cell office:value-type="float" office:value="0.25912">
            <text:p>0.25912</text:p>
          </table:table-cell>
          <table:table-cell office:value-type="float" office:value="180.76">
            <text:p>180.76</text:p>
          </table:table-cell>
          <table:table-cell office:value-type="float" office:value="0.046839">
            <text:p>0.046839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035">
            <text:p>1019035</text:p>
          </table:table-cell>
          <table:table-cell office:value-type="string">
            <text:p>[St.Kolibri.n].9</text:p>
          </table:table-cell>
          <table:table-cell table:number-columns-repeated="4"/>
          <table:table-cell office:value-type="float" office:value="0.31418">
            <text:p>0.31418</text:p>
          </table:table-cell>
          <table:table-cell office:value-type="float" office:value="191.213">
            <text:p>191.213</text:p>
          </table:table-cell>
          <table:table-cell office:value-type="float" office:value="0.060075">
            <text:p>0.060075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036">
            <text:p>1019036</text:p>
          </table:table-cell>
          <table:table-cell office:value-type="string">
            <text:p>[St.Kolibri.n].10</text:p>
          </table:table-cell>
          <table:table-cell table:number-columns-repeated="4"/>
          <table:table-cell office:value-type="float" office:value="0.32771">
            <text:p>0.32771</text:p>
          </table:table-cell>
          <table:table-cell office:value-type="float" office:value="187.0318">
            <text:p>187.0318</text:p>
          </table:table-cell>
          <table:table-cell office:value-type="float" office:value="0.061292">
            <text:p>0.061292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037">
            <text:p>1019037</text:p>
          </table:table-cell>
          <table:table-cell office:value-type="string">
            <text:p>[St.Kolibri.n].11</text:p>
          </table:table-cell>
          <table:table-cell table:number-columns-repeated="4"/>
          <table:table-cell office:value-type="float" office:value="0.34304">
            <text:p>0.34304</text:p>
          </table:table-cell>
          <table:table-cell office:value-type="float" office:value="178.6694">
            <text:p>178.6694</text:p>
          </table:table-cell>
          <table:table-cell office:value-type="float" office:value="0.061291">
            <text:p>0.061291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038">
            <text:p>1019038</text:p>
          </table:table-cell>
          <table:table-cell office:value-type="string">
            <text:p>[St.Kolibri.n].12</text:p>
          </table:table-cell>
          <table:table-cell table:number-columns-repeated="4"/>
          <table:table-cell office:value-type="float" office:value="0.34995">
            <text:p>0.34995</text:p>
          </table:table-cell>
          <table:table-cell office:value-type="float" office:value="187.0318">
            <text:p>187.0318</text:p>
          </table:table-cell>
          <table:table-cell office:value-type="float" office:value="0.065452">
            <text:p>0.065452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039">
            <text:p>1019039</text:p>
          </table:table-cell>
          <table:table-cell office:value-type="string">
            <text:p>[St.Kolibri.n].13</text:p>
          </table:table-cell>
          <table:table-cell table:number-columns-repeated="4"/>
          <table:table-cell office:value-type="float" office:value="0.35605">
            <text:p>0.35605</text:p>
          </table:table-cell>
          <table:table-cell office:value-type="float" office:value="189.1224">
            <text:p>189.1224</text:p>
          </table:table-cell>
          <table:table-cell office:value-type="float" office:value="0.067337">
            <text:p>0.067337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040">
            <text:p>1019040</text:p>
          </table:table-cell>
          <table:table-cell office:value-type="string">
            <text:p>[St.Kolibri.n].14</text:p>
          </table:table-cell>
          <table:table-cell table:number-columns-repeated="4"/>
          <table:table-cell office:value-type="float" office:value="0.34378">
            <text:p>0.34378</text:p>
          </table:table-cell>
          <table:table-cell office:value-type="float" office:value="199.5754">
            <text:p>199.5754</text:p>
          </table:table-cell>
          <table:table-cell office:value-type="float" office:value="0.06861">
            <text:p>0.06861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041">
            <text:p>1019041</text:p>
          </table:table-cell>
          <table:table-cell office:value-type="string">
            <text:p>[St.Kolibri.n].15</text:p>
          </table:table-cell>
          <table:table-cell table:number-columns-repeated="4"/>
          <table:table-cell office:value-type="float" office:value="0.3285">
            <text:p>0.3285</text:p>
          </table:table-cell>
          <table:table-cell office:value-type="float" office:value="189.1224">
            <text:p>189.1224</text:p>
          </table:table-cell>
          <table:table-cell office:value-type="float" office:value="0.062127">
            <text:p>0.062127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042">
            <text:p>1019042</text:p>
          </table:table-cell>
          <table:table-cell office:value-type="string">
            <text:p>[St.Kolibri.n].16</text:p>
          </table:table-cell>
          <table:table-cell table:number-columns-repeated="4"/>
          <table:table-cell office:value-type="float" office:value="0.30713">
            <text:p>0.30713</text:p>
          </table:table-cell>
          <table:table-cell office:value-type="float" office:value="191.213">
            <text:p>191.213</text:p>
          </table:table-cell>
          <table:table-cell office:value-type="float" office:value="0.058727">
            <text:p>0.058727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043">
            <text:p>1019043</text:p>
          </table:table-cell>
          <table:table-cell office:value-type="string">
            <text:p>[St.Kormoran.n].9</text:p>
          </table:table-cell>
          <table:table-cell table:number-columns-repeated="4"/>
          <table:table-cell office:value-type="float" office:value="0.38125">
            <text:p>0.38125</text:p>
          </table:table-cell>
          <table:table-cell office:value-type="float" office:value="197.4848">
            <text:p>197.4848</text:p>
          </table:table-cell>
          <table:table-cell office:value-type="float" office:value="0.075291">
            <text:p>0.075291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044">
            <text:p>1019044</text:p>
          </table:table-cell>
          <table:table-cell office:value-type="string">
            <text:p>[St.Kormoran.n].10</text:p>
          </table:table-cell>
          <table:table-cell table:number-columns-repeated="4"/>
          <table:table-cell office:value-type="float" office:value="0.37257">
            <text:p>0.37257</text:p>
          </table:table-cell>
          <table:table-cell office:value-type="float" office:value="195.3942">
            <text:p>195.3942</text:p>
          </table:table-cell>
          <table:table-cell office:value-type="float" office:value="0.072798">
            <text:p>0.072798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045">
            <text:p>1019045</text:p>
          </table:table-cell>
          <table:table-cell office:value-type="string">
            <text:p>[St.Kormoran.n].11</text:p>
          </table:table-cell>
          <table:table-cell table:number-columns-repeated="4"/>
          <table:table-cell office:value-type="float" office:value="0.38172">
            <text:p>0.38172</text:p>
          </table:table-cell>
          <table:table-cell office:value-type="float" office:value="197.4848">
            <text:p>197.4848</text:p>
          </table:table-cell>
          <table:table-cell office:value-type="float" office:value="0.075384">
            <text:p>0.075384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046">
            <text:p>1019046</text:p>
          </table:table-cell>
          <table:table-cell office:value-type="string">
            <text:p>[St.Kormoran.n].12</text:p>
          </table:table-cell>
          <table:table-cell table:number-columns-repeated="4"/>
          <table:table-cell office:value-type="float" office:value="0.37462">
            <text:p>0.37462</text:p>
          </table:table-cell>
          <table:table-cell office:value-type="float" office:value="187.0318">
            <text:p>187.0318</text:p>
          </table:table-cell>
          <table:table-cell office:value-type="float" office:value="0.070066">
            <text:p>0.070066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047">
            <text:p>1019047</text:p>
          </table:table-cell>
          <table:table-cell office:value-type="string">
            <text:p>[St.Kormoran.n].13</text:p>
          </table:table-cell>
          <table:table-cell table:number-columns-repeated="4"/>
          <table:table-cell office:value-type="float" office:value="0.39837">
            <text:p>0.39837</text:p>
          </table:table-cell>
          <table:table-cell office:value-type="float" office:value="191.213">
            <text:p>191.213</text:p>
          </table:table-cell>
          <table:table-cell office:value-type="float" office:value="0.076174">
            <text:p>0.076174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048">
            <text:p>1019048</text:p>
          </table:table-cell>
          <table:table-cell office:value-type="string">
            <text:p>[St.Kormoran.n].14</text:p>
          </table:table-cell>
          <table:table-cell table:number-columns-repeated="4"/>
          <table:table-cell office:value-type="float" office:value="0.33791">
            <text:p>0.33791</text:p>
          </table:table-cell>
          <table:table-cell office:value-type="float" office:value="199.5754">
            <text:p>199.5754</text:p>
          </table:table-cell>
          <table:table-cell office:value-type="float" office:value="0.067439">
            <text:p>0.067439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049">
            <text:p>1019049</text:p>
          </table:table-cell>
          <table:table-cell office:value-type="string">
            <text:p>[St.Kormoran.n].15</text:p>
          </table:table-cell>
          <table:table-cell table:number-columns-repeated="4"/>
          <table:table-cell office:value-type="float" office:value="0.37425">
            <text:p>0.37425</text:p>
          </table:table-cell>
          <table:table-cell office:value-type="float" office:value="199.5754">
            <text:p>199.5754</text:p>
          </table:table-cell>
          <table:table-cell office:value-type="float" office:value="0.074691">
            <text:p>0.074691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050">
            <text:p>1019050</text:p>
          </table:table-cell>
          <table:table-cell office:value-type="string">
            <text:p>[St.Kormoran.n].16</text:p>
          </table:table-cell>
          <table:table-cell table:number-columns-repeated="4"/>
          <table:table-cell office:value-type="float" office:value="0.34807">
            <text:p>0.34807</text:p>
          </table:table-cell>
          <table:table-cell office:value-type="float" office:value="199.5754">
            <text:p>199.5754</text:p>
          </table:table-cell>
          <table:table-cell office:value-type="float" office:value="0.069466">
            <text:p>0.069466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051">
            <text:p>1019051</text:p>
          </table:table-cell>
          <table:table-cell office:value-type="string">
            <text:p>[St.Maxilla.n].9</text:p>
          </table:table-cell>
          <table:table-cell table:number-columns-repeated="4"/>
          <table:table-cell office:value-type="float" office:value="0.35676">
            <text:p>0.35676</text:p>
          </table:table-cell>
          <table:table-cell office:value-type="float" office:value="180.76">
            <text:p>180.76</text:p>
          </table:table-cell>
          <table:table-cell office:value-type="float" office:value="0.064488">
            <text:p>0.064488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052">
            <text:p>1019052</text:p>
          </table:table-cell>
          <table:table-cell office:value-type="string">
            <text:p>[St.Maxilla.n].10</text:p>
          </table:table-cell>
          <table:table-cell table:number-columns-repeated="4"/>
          <table:table-cell office:value-type="float" office:value="0.37037">
            <text:p>0.37037</text:p>
          </table:table-cell>
          <table:table-cell office:value-type="float" office:value="174.4882">
            <text:p>174.4882</text:p>
          </table:table-cell>
          <table:table-cell office:value-type="float" office:value="0.064625">
            <text:p>0.064625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053">
            <text:p>1019053</text:p>
          </table:table-cell>
          <table:table-cell office:value-type="string">
            <text:p>[St.Maxilla.n].11</text:p>
          </table:table-cell>
          <table:table-cell table:number-columns-repeated="4"/>
          <table:table-cell office:value-type="float" office:value="0.36676">
            <text:p>0.36676</text:p>
          </table:table-cell>
          <table:table-cell office:value-type="float" office:value="178.6694">
            <text:p>178.6694</text:p>
          </table:table-cell>
          <table:table-cell office:value-type="float" office:value="0.065529">
            <text:p>0.065529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054">
            <text:p>1019054</text:p>
          </table:table-cell>
          <table:table-cell office:value-type="string">
            <text:p>[St.Maxilla.n].12</text:p>
          </table:table-cell>
          <table:table-cell table:number-columns-repeated="4"/>
          <table:table-cell office:value-type="float" office:value="0.39722">
            <text:p>0.39722</text:p>
          </table:table-cell>
          <table:table-cell office:value-type="float" office:value="174.4882">
            <text:p>174.4882</text:p>
          </table:table-cell>
          <table:table-cell office:value-type="float" office:value="0.06931">
            <text:p>0.06931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055">
            <text:p>1019055</text:p>
          </table:table-cell>
          <table:table-cell office:value-type="string">
            <text:p>[St.Maxilla.n].13</text:p>
          </table:table-cell>
          <table:table-cell table:number-columns-repeated="4"/>
          <table:table-cell office:value-type="float" office:value="0.37243">
            <text:p>0.37243</text:p>
          </table:table-cell>
          <table:table-cell office:value-type="float" office:value="184.9412">
            <text:p>184.9412</text:p>
          </table:table-cell>
          <table:table-cell office:value-type="float" office:value="0.068878">
            <text:p>0.068878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056">
            <text:p>1019056</text:p>
          </table:table-cell>
          <table:table-cell office:value-type="string">
            <text:p>[St.Maxilla.n].14</text:p>
          </table:table-cell>
          <table:table-cell table:number-columns-repeated="4"/>
          <table:table-cell office:value-type="float" office:value="0.34769">
            <text:p>0.34769</text:p>
          </table:table-cell>
          <table:table-cell office:value-type="float" office:value="184.9412">
            <text:p>184.9412</text:p>
          </table:table-cell>
          <table:table-cell office:value-type="float" office:value="0.064302">
            <text:p>0.064302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057">
            <text:p>1019057</text:p>
          </table:table-cell>
          <table:table-cell office:value-type="string">
            <text:p>[St.Maxilla.n].15</text:p>
          </table:table-cell>
          <table:table-cell table:number-columns-repeated="4"/>
          <table:table-cell office:value-type="float" office:value="0.3571">
            <text:p>0.3571</text:p>
          </table:table-cell>
          <table:table-cell office:value-type="float" office:value="189.1224">
            <text:p>189.1224</text:p>
          </table:table-cell>
          <table:table-cell office:value-type="float" office:value="0.067536">
            <text:p>0.067536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058">
            <text:p>1019058</text:p>
          </table:table-cell>
          <table:table-cell office:value-type="string">
            <text:p>[St.Maxilla.n].16</text:p>
          </table:table-cell>
          <table:table-cell table:number-columns-repeated="4"/>
          <table:table-cell office:value-type="float" office:value="0.35645">
            <text:p>0.35645</text:p>
          </table:table-cell>
          <table:table-cell office:value-type="float" office:value="184.9412">
            <text:p>184.9412</text:p>
          </table:table-cell>
          <table:table-cell office:value-type="float" office:value="0.065922">
            <text:p>0.065922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059">
            <text:p>1019059</text:p>
          </table:table-cell>
          <table:table-cell office:value-type="string">
            <text:p>[St.Pirol.n].9</text:p>
          </table:table-cell>
          <table:table-cell table:number-columns-repeated="4"/>
          <table:table-cell office:value-type="float" office:value="0.32504">
            <text:p>0.32504</text:p>
          </table:table-cell>
          <table:table-cell office:value-type="float" office:value="176.5788">
            <text:p>176.5788</text:p>
          </table:table-cell>
          <table:table-cell office:value-type="float" office:value="0.057395">
            <text:p>0.057395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060">
            <text:p>1019060</text:p>
          </table:table-cell>
          <table:table-cell office:value-type="string">
            <text:p>[St.Pirol.n].10</text:p>
          </table:table-cell>
          <table:table-cell table:number-columns-repeated="4"/>
          <table:table-cell office:value-type="float" office:value="0.34126">
            <text:p>0.34126</text:p>
          </table:table-cell>
          <table:table-cell office:value-type="float" office:value="180.76">
            <text:p>180.76</text:p>
          </table:table-cell>
          <table:table-cell office:value-type="float" office:value="0.061686">
            <text:p>0.061686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061">
            <text:p>1019061</text:p>
          </table:table-cell>
          <table:table-cell office:value-type="string">
            <text:p>[St.Pirol.n].11</text:p>
          </table:table-cell>
          <table:table-cell table:number-columns-repeated="4"/>
          <table:table-cell office:value-type="float" office:value="0.33079">
            <text:p>0.33079</text:p>
          </table:table-cell>
          <table:table-cell office:value-type="float" office:value="176.5788">
            <text:p>176.5788</text:p>
          </table:table-cell>
          <table:table-cell office:value-type="float" office:value="0.058411">
            <text:p>0.058411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062">
            <text:p>1019062</text:p>
          </table:table-cell>
          <table:table-cell office:value-type="string">
            <text:p>[St.Pirol.n].12</text:p>
          </table:table-cell>
          <table:table-cell table:number-columns-repeated="4"/>
          <table:table-cell office:value-type="float" office:value="0.34134">
            <text:p>0.34134</text:p>
          </table:table-cell>
          <table:table-cell office:value-type="float" office:value="176.5788">
            <text:p>176.5788</text:p>
          </table:table-cell>
          <table:table-cell office:value-type="float" office:value="0.060273">
            <text:p>0.060273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063">
            <text:p>1019063</text:p>
          </table:table-cell>
          <table:table-cell office:value-type="string">
            <text:p>[St.Pirol.n].13</text:p>
          </table:table-cell>
          <table:table-cell table:number-columns-repeated="4"/>
          <table:table-cell office:value-type="float" office:value="0.30044">
            <text:p>0.30044</text:p>
          </table:table-cell>
          <table:table-cell office:value-type="float" office:value="184.9412">
            <text:p>184.9412</text:p>
          </table:table-cell>
          <table:table-cell office:value-type="float" office:value="0.055564">
            <text:p>0.055564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064">
            <text:p>1019064</text:p>
          </table:table-cell>
          <table:table-cell office:value-type="string">
            <text:p>[St.Pirol.n].14</text:p>
          </table:table-cell>
          <table:table-cell table:number-columns-repeated="4"/>
          <table:table-cell office:value-type="float" office:value="0.30362">
            <text:p>0.30362</text:p>
          </table:table-cell>
          <table:table-cell office:value-type="float" office:value="176.5788">
            <text:p>176.5788</text:p>
          </table:table-cell>
          <table:table-cell office:value-type="float" office:value="0.053613">
            <text:p>0.053613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065">
            <text:p>1019065</text:p>
          </table:table-cell>
          <table:table-cell office:value-type="string">
            <text:p>[St.Pirol.n].15</text:p>
          </table:table-cell>
          <table:table-cell table:number-columns-repeated="4"/>
          <table:table-cell office:value-type="float" office:value="0.3198">
            <text:p>0.3198</text:p>
          </table:table-cell>
          <table:table-cell office:value-type="float" office:value="176.5788">
            <text:p>176.5788</text:p>
          </table:table-cell>
          <table:table-cell office:value-type="float" office:value="0.05647">
            <text:p>0.05647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066">
            <text:p>1019066</text:p>
          </table:table-cell>
          <table:table-cell office:value-type="string">
            <text:p>[St.Pirol.n].16</text:p>
          </table:table-cell>
          <table:table-cell table:number-columns-repeated="4"/>
          <table:table-cell office:value-type="float" office:value="0.29537">
            <text:p>0.29537</text:p>
          </table:table-cell>
          <table:table-cell office:value-type="float" office:value="178.6694">
            <text:p>178.6694</text:p>
          </table:table-cell>
          <table:table-cell office:value-type="float" office:value="0.052774">
            <text:p>0.052774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067">
            <text:p>1019067</text:p>
          </table:table-cell>
          <table:table-cell office:value-type="string">
            <text:p>[St.Burana.n].12</text:p>
          </table:table-cell>
          <table:table-cell table:number-columns-repeated="4"/>
          <table:table-cell office:value-type="float" office:value="0.36046">
            <text:p>0.36046</text:p>
          </table:table-cell>
          <table:table-cell office:value-type="float" office:value="197.4848">
            <text:p>197.4848</text:p>
          </table:table-cell>
          <table:table-cell office:value-type="float" office:value="0.071185">
            <text:p>0.071185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068">
            <text:p>1019068</text:p>
          </table:table-cell>
          <table:table-cell office:value-type="string">
            <text:p>[St.Burana.n].13</text:p>
          </table:table-cell>
          <table:table-cell table:number-columns-repeated="4"/>
          <table:table-cell office:value-type="float" office:value="0.36568">
            <text:p>0.36568</text:p>
          </table:table-cell>
          <table:table-cell office:value-type="float" office:value="199.5754">
            <text:p>199.5754</text:p>
          </table:table-cell>
          <table:table-cell office:value-type="float" office:value="0.072981">
            <text:p>0.072981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069">
            <text:p>1019069</text:p>
          </table:table-cell>
          <table:table-cell office:value-type="string">
            <text:p>[St.Burana.n].14</text:p>
          </table:table-cell>
          <table:table-cell table:number-columns-repeated="4"/>
          <table:table-cell office:value-type="float" office:value="0.36857">
            <text:p>0.36857</text:p>
          </table:table-cell>
          <table:table-cell office:value-type="float" office:value="195.3942">
            <text:p>195.3942</text:p>
          </table:table-cell>
          <table:table-cell office:value-type="float" office:value="0.072016">
            <text:p>0.072016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070">
            <text:p>1019070</text:p>
          </table:table-cell>
          <table:table-cell office:value-type="string">
            <text:p>[St.Burana.n].15</text:p>
          </table:table-cell>
          <table:table-cell table:number-columns-repeated="4"/>
          <table:table-cell office:value-type="float" office:value="0.33234">
            <text:p>0.33234</text:p>
          </table:table-cell>
          <table:table-cell office:value-type="float" office:value="189.1224">
            <text:p>189.1224</text:p>
          </table:table-cell>
          <table:table-cell office:value-type="float" office:value="0.062853">
            <text:p>0.062853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071">
            <text:p>1019071</text:p>
          </table:table-cell>
          <table:table-cell office:value-type="string">
            <text:p>[St.Burana.n].16</text:p>
          </table:table-cell>
          <table:table-cell table:number-columns-repeated="4"/>
          <table:table-cell office:value-type="float" office:value="0.37184">
            <text:p>0.37184</text:p>
          </table:table-cell>
          <table:table-cell office:value-type="float" office:value="197.4848">
            <text:p>197.4848</text:p>
          </table:table-cell>
          <table:table-cell office:value-type="float" office:value="0.073433">
            <text:p>0.073433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072">
            <text:p>1019072</text:p>
          </table:table-cell>
          <table:table-cell office:value-type="string">
            <text:p>[St.Burana.n].17</text:p>
          </table:table-cell>
          <table:table-cell table:number-columns-repeated="4"/>
          <table:table-cell office:value-type="float" office:value="0.35041">
            <text:p>0.35041</text:p>
          </table:table-cell>
          <table:table-cell office:value-type="float" office:value="201.666">
            <text:p>201.666</text:p>
          </table:table-cell>
          <table:table-cell office:value-type="float" office:value="0.070666">
            <text:p>0.070666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073">
            <text:p>1019073</text:p>
          </table:table-cell>
          <table:table-cell office:value-type="string">
            <text:p>[St.Burana.n].18</text:p>
          </table:table-cell>
          <table:table-cell table:number-columns-repeated="4"/>
          <table:table-cell office:value-type="float" office:value="0.35931">
            <text:p>0.35931</text:p>
          </table:table-cell>
          <table:table-cell office:value-type="float" office:value="199.5754">
            <text:p>199.5754</text:p>
          </table:table-cell>
          <table:table-cell office:value-type="float" office:value="0.071709">
            <text:p>0.071709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074">
            <text:p>1019074</text:p>
          </table:table-cell>
          <table:table-cell office:value-type="string">
            <text:p>[St.Burana.n].19</text:p>
          </table:table-cell>
          <table:table-cell table:number-columns-repeated="4"/>
          <table:table-cell office:value-type="float" office:value="0.33539">
            <text:p>0.33539</text:p>
          </table:table-cell>
          <table:table-cell office:value-type="float" office:value="199.5754">
            <text:p>199.5754</text:p>
          </table:table-cell>
          <table:table-cell office:value-type="float" office:value="0.066936">
            <text:p>0.066936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075">
            <text:p>1019075</text:p>
          </table:table-cell>
          <table:table-cell office:value-type="string">
            <text:p>[St.Golf.n].12</text:p>
          </table:table-cell>
          <table:table-cell table:number-columns-repeated="4"/>
          <table:table-cell office:value-type="float" office:value="0.37694">
            <text:p>0.37694</text:p>
          </table:table-cell>
          <table:table-cell office:value-type="float" office:value="193.3036">
            <text:p>193.3036</text:p>
          </table:table-cell>
          <table:table-cell office:value-type="float" office:value="0.072864">
            <text:p>0.072864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076">
            <text:p>1019076</text:p>
          </table:table-cell>
          <table:table-cell office:value-type="string">
            <text:p>[St.Golf.n].13</text:p>
          </table:table-cell>
          <table:table-cell table:number-columns-repeated="4"/>
          <table:table-cell office:value-type="float" office:value="0.36829">
            <text:p>0.36829</text:p>
          </table:table-cell>
          <table:table-cell office:value-type="float" office:value="191.213">
            <text:p>191.213</text:p>
          </table:table-cell>
          <table:table-cell office:value-type="float" office:value="0.070422">
            <text:p>0.070422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077">
            <text:p>1019077</text:p>
          </table:table-cell>
          <table:table-cell office:value-type="string">
            <text:p>[St.Golf.n].14</text:p>
          </table:table-cell>
          <table:table-cell table:number-columns-repeated="4"/>
          <table:table-cell office:value-type="float" office:value="0.37543">
            <text:p>0.37543</text:p>
          </table:table-cell>
          <table:table-cell office:value-type="float" office:value="172.3976">
            <text:p>172.3976</text:p>
          </table:table-cell>
          <table:table-cell office:value-type="float" office:value="0.064723">
            <text:p>0.064723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078">
            <text:p>1019078</text:p>
          </table:table-cell>
          <table:table-cell office:value-type="string">
            <text:p>[St.Golf.n].15</text:p>
          </table:table-cell>
          <table:table-cell table:number-columns-repeated="4"/>
          <table:table-cell office:value-type="float" office:value="0.37371">
            <text:p>0.37371</text:p>
          </table:table-cell>
          <table:table-cell office:value-type="float" office:value="178.6694">
            <text:p>178.6694</text:p>
          </table:table-cell>
          <table:table-cell office:value-type="float" office:value="0.066771">
            <text:p>0.066771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079">
            <text:p>1019079</text:p>
          </table:table-cell>
          <table:table-cell office:value-type="string">
            <text:p>[St.Golf.n].16</text:p>
          </table:table-cell>
          <table:table-cell table:number-columns-repeated="4"/>
          <table:table-cell office:value-type="float" office:value="0.35422">
            <text:p>0.35422</text:p>
          </table:table-cell>
          <table:table-cell office:value-type="float" office:value="184.9412">
            <text:p>184.9412</text:p>
          </table:table-cell>
          <table:table-cell office:value-type="float" office:value="0.06551">
            <text:p>0.06551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080">
            <text:p>1019080</text:p>
          </table:table-cell>
          <table:table-cell office:value-type="string">
            <text:p>[St.Golf.n].17</text:p>
          </table:table-cell>
          <table:table-cell table:number-columns-repeated="4"/>
          <table:table-cell office:value-type="float" office:value="0.35474">
            <text:p>0.35474</text:p>
          </table:table-cell>
          <table:table-cell office:value-type="float" office:value="184.9412">
            <text:p>184.9412</text:p>
          </table:table-cell>
          <table:table-cell office:value-type="float" office:value="0.065606">
            <text:p>0.065606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081">
            <text:p>1019081</text:p>
          </table:table-cell>
          <table:table-cell office:value-type="string">
            <text:p>[St.Golf.n].18</text:p>
          </table:table-cell>
          <table:table-cell table:number-columns-repeated="4"/>
          <table:table-cell office:value-type="float" office:value="0.38748">
            <text:p>0.38748</text:p>
          </table:table-cell>
          <table:table-cell office:value-type="float" office:value="197.4848">
            <text:p>197.4848</text:p>
          </table:table-cell>
          <table:table-cell office:value-type="float" office:value="0.076521">
            <text:p>0.076521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082">
            <text:p>1019082</text:p>
          </table:table-cell>
          <table:table-cell office:value-type="string">
            <text:p>[St.Golf.n].19</text:p>
          </table:table-cell>
          <table:table-cell table:number-columns-repeated="4"/>
          <table:table-cell office:value-type="float" office:value="0.38599">
            <text:p>0.38599</text:p>
          </table:table-cell>
          <table:table-cell office:value-type="float" office:value="199.5754">
            <text:p>199.5754</text:p>
          </table:table-cell>
          <table:table-cell office:value-type="float" office:value="0.077034">
            <text:p>0.077034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083">
            <text:p>1019083</text:p>
          </table:table-cell>
          <table:table-cell office:value-type="string">
            <text:p>[St.Priamos.n].12</text:p>
          </table:table-cell>
          <table:table-cell table:number-columns-repeated="4"/>
          <table:table-cell office:value-type="float" office:value="0.38263">
            <text:p>0.38263</text:p>
          </table:table-cell>
          <table:table-cell office:value-type="float" office:value="195.3942">
            <text:p>195.3942</text:p>
          </table:table-cell>
          <table:table-cell office:value-type="float" office:value="0.074764">
            <text:p>0.074764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084">
            <text:p>1019084</text:p>
          </table:table-cell>
          <table:table-cell office:value-type="string">
            <text:p>[St.Priamos.n].13</text:p>
          </table:table-cell>
          <table:table-cell table:number-columns-repeated="4"/>
          <table:table-cell office:value-type="float" office:value="0.39981">
            <text:p>0.39981</text:p>
          </table:table-cell>
          <table:table-cell office:value-type="float" office:value="195.3942">
            <text:p>195.3942</text:p>
          </table:table-cell>
          <table:table-cell office:value-type="float" office:value="0.078121">
            <text:p>0.078121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085">
            <text:p>1019085</text:p>
          </table:table-cell>
          <table:table-cell office:value-type="string">
            <text:p>[St.Priamos.n].14</text:p>
          </table:table-cell>
          <table:table-cell table:number-columns-repeated="4"/>
          <table:table-cell office:value-type="float" office:value="0.43021">
            <text:p>0.43021</text:p>
          </table:table-cell>
          <table:table-cell office:value-type="float" office:value="187.0318">
            <text:p>187.0318</text:p>
          </table:table-cell>
          <table:table-cell office:value-type="float" office:value="0.080463">
            <text:p>0.080463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086">
            <text:p>1019086</text:p>
          </table:table-cell>
          <table:table-cell office:value-type="string">
            <text:p>[St.Priamos.n].15</text:p>
          </table:table-cell>
          <table:table-cell table:number-columns-repeated="4"/>
          <table:table-cell office:value-type="float" office:value="0.39783">
            <text:p>0.39783</text:p>
          </table:table-cell>
          <table:table-cell office:value-type="float" office:value="184.9412">
            <text:p>184.9412</text:p>
          </table:table-cell>
          <table:table-cell office:value-type="float" office:value="0.073575">
            <text:p>0.073575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087">
            <text:p>1019087</text:p>
          </table:table-cell>
          <table:table-cell office:value-type="string">
            <text:p>[St.Priamos.n].16</text:p>
          </table:table-cell>
          <table:table-cell table:number-columns-repeated="4"/>
          <table:table-cell office:value-type="float" office:value="0.41875">
            <text:p>0.41875</text:p>
          </table:table-cell>
          <table:table-cell office:value-type="float" office:value="195.3942">
            <text:p>195.3942</text:p>
          </table:table-cell>
          <table:table-cell office:value-type="float" office:value="0.081821">
            <text:p>0.081821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088">
            <text:p>1019088</text:p>
          </table:table-cell>
          <table:table-cell office:value-type="string">
            <text:p>[St.Priamos.n].17</text:p>
          </table:table-cell>
          <table:table-cell table:number-columns-repeated="4"/>
          <table:table-cell office:value-type="float" office:value="0.38862">
            <text:p>0.38862</text:p>
          </table:table-cell>
          <table:table-cell office:value-type="float" office:value="199.5754">
            <text:p>199.5754</text:p>
          </table:table-cell>
          <table:table-cell office:value-type="float" office:value="0.077559">
            <text:p>0.077559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089">
            <text:p>1019089</text:p>
          </table:table-cell>
          <table:table-cell office:value-type="string">
            <text:p>[St.Priamos.n].18</text:p>
          </table:table-cell>
          <table:table-cell table:number-columns-repeated="4"/>
          <table:table-cell office:value-type="float" office:value="0.35239">
            <text:p>0.35239</text:p>
          </table:table-cell>
          <table:table-cell office:value-type="float" office:value="197.4848">
            <text:p>197.4848</text:p>
          </table:table-cell>
          <table:table-cell office:value-type="float" office:value="0.069592">
            <text:p>0.069592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090">
            <text:p>1019090</text:p>
          </table:table-cell>
          <table:table-cell office:value-type="string">
            <text:p>[St.Priamos.n].19</text:p>
          </table:table-cell>
          <table:table-cell table:number-columns-repeated="4"/>
          <table:table-cell office:value-type="float" office:value="0.37912">
            <text:p>0.37912</text:p>
          </table:table-cell>
          <table:table-cell office:value-type="float" office:value="210.0284">
            <text:p>210.0284</text:p>
          </table:table-cell>
          <table:table-cell office:value-type="float" office:value="0.079626">
            <text:p>0.079626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091">
            <text:p>1019091</text:p>
          </table:table-cell>
          <table:table-cell office:value-type="string">
            <text:p>[St.Ramses.n].12</text:p>
          </table:table-cell>
          <table:table-cell table:number-columns-repeated="4"/>
          <table:table-cell office:value-type="float" office:value="0.40727">
            <text:p>0.40727</text:p>
          </table:table-cell>
          <table:table-cell office:value-type="float" office:value="180.76">
            <text:p>180.76</text:p>
          </table:table-cell>
          <table:table-cell office:value-type="float" office:value="0.073618">
            <text:p>0.073618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092">
            <text:p>1019092</text:p>
          </table:table-cell>
          <table:table-cell office:value-type="string">
            <text:p>[St.Ramses.n].13</text:p>
          </table:table-cell>
          <table:table-cell table:number-columns-repeated="4"/>
          <table:table-cell office:value-type="float" office:value="0.41769">
            <text:p>0.41769</text:p>
          </table:table-cell>
          <table:table-cell office:value-type="float" office:value="180.76">
            <text:p>180.76</text:p>
          </table:table-cell>
          <table:table-cell office:value-type="float" office:value="0.075502">
            <text:p>0.075502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093">
            <text:p>1019093</text:p>
          </table:table-cell>
          <table:table-cell office:value-type="string">
            <text:p>[St.Ramses.n].14</text:p>
          </table:table-cell>
          <table:table-cell table:number-columns-repeated="4"/>
          <table:table-cell office:value-type="float" office:value="0.3978">
            <text:p>0.3978</text:p>
          </table:table-cell>
          <table:table-cell office:value-type="float" office:value="189.1224">
            <text:p>189.1224</text:p>
          </table:table-cell>
          <table:table-cell office:value-type="float" office:value="0.075233">
            <text:p>0.075233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094">
            <text:p>1019094</text:p>
          </table:table-cell>
          <table:table-cell office:value-type="string">
            <text:p>[St.Ramses.n].15</text:p>
          </table:table-cell>
          <table:table-cell table:number-columns-repeated="4"/>
          <table:table-cell office:value-type="float" office:value="0.41613">
            <text:p>0.41613</text:p>
          </table:table-cell>
          <table:table-cell office:value-type="float" office:value="180.76">
            <text:p>180.76</text:p>
          </table:table-cell>
          <table:table-cell office:value-type="float" office:value="0.07522">
            <text:p>0.07522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095">
            <text:p>1019095</text:p>
          </table:table-cell>
          <table:table-cell office:value-type="string">
            <text:p>[St.Ramses.n].16</text:p>
          </table:table-cell>
          <table:table-cell table:number-columns-repeated="4"/>
          <table:table-cell office:value-type="float" office:value="0.40102">
            <text:p>0.40102</text:p>
          </table:table-cell>
          <table:table-cell office:value-type="float" office:value="170.307">
            <text:p>170.307</text:p>
          </table:table-cell>
          <table:table-cell office:value-type="float" office:value="0.068297">
            <text:p>0.068297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096">
            <text:p>1019096</text:p>
          </table:table-cell>
          <table:table-cell office:value-type="string">
            <text:p>[St.Ramses.n].17</text:p>
          </table:table-cell>
          <table:table-cell table:number-columns-repeated="4"/>
          <table:table-cell office:value-type="float" office:value="0.3961">
            <text:p>0.3961</text:p>
          </table:table-cell>
          <table:table-cell office:value-type="float" office:value="195.3942">
            <text:p>195.3942</text:p>
          </table:table-cell>
          <table:table-cell office:value-type="float" office:value="0.077396">
            <text:p>0.077396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097">
            <text:p>1019097</text:p>
          </table:table-cell>
          <table:table-cell office:value-type="string">
            <text:p>[St.Ramses.n].18</text:p>
          </table:table-cell>
          <table:table-cell table:number-columns-repeated="4"/>
          <table:table-cell office:value-type="float" office:value="0.38822">
            <text:p>0.38822</text:p>
          </table:table-cell>
          <table:table-cell office:value-type="float" office:value="193.3036">
            <text:p>193.3036</text:p>
          </table:table-cell>
          <table:table-cell office:value-type="float" office:value="0.075044">
            <text:p>0.075044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098">
            <text:p>1019098</text:p>
          </table:table-cell>
          <table:table-cell office:value-type="string">
            <text:p>[St.Ramses.n].19</text:p>
          </table:table-cell>
          <table:table-cell table:number-columns-repeated="4"/>
          <table:table-cell office:value-type="float" office:value="0.39879">
            <text:p>0.39879</text:p>
          </table:table-cell>
          <table:table-cell office:value-type="float" office:value="197.4848">
            <text:p>197.4848</text:p>
          </table:table-cell>
          <table:table-cell office:value-type="float" office:value="0.078755">
            <text:p>0.078755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099">
            <text:p>1019099</text:p>
          </table:table-cell>
          <table:table-cell office:value-type="string">
            <text:p>[St.Sibu.n].12</text:p>
          </table:table-cell>
          <table:table-cell table:number-columns-repeated="4"/>
          <table:table-cell office:value-type="float" office:value="0.39743">
            <text:p>0.39743</text:p>
          </table:table-cell>
          <table:table-cell office:value-type="float" office:value="201.666">
            <text:p>201.666</text:p>
          </table:table-cell>
          <table:table-cell office:value-type="float" office:value="0.080148">
            <text:p>0.080148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100">
            <text:p>1019100</text:p>
          </table:table-cell>
          <table:table-cell office:value-type="string">
            <text:p>[St.Sibu.n].13</text:p>
          </table:table-cell>
          <table:table-cell table:number-columns-repeated="4"/>
          <table:table-cell office:value-type="float" office:value="0.40441">
            <text:p>0.40441</text:p>
          </table:table-cell>
          <table:table-cell office:value-type="float" office:value="195.3942">
            <text:p>195.3942</text:p>
          </table:table-cell>
          <table:table-cell office:value-type="float" office:value="0.079019">
            <text:p>0.079019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101">
            <text:p>1019101</text:p>
          </table:table-cell>
          <table:table-cell office:value-type="string">
            <text:p>[St.Sibu.n].14</text:p>
          </table:table-cell>
          <table:table-cell table:number-columns-repeated="4"/>
          <table:table-cell office:value-type="float" office:value="0.39245">
            <text:p>0.39245</text:p>
          </table:table-cell>
          <table:table-cell office:value-type="float" office:value="199.5754">
            <text:p>199.5754</text:p>
          </table:table-cell>
          <table:table-cell office:value-type="float" office:value="0.078323">
            <text:p>0.078323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102">
            <text:p>1019102</text:p>
          </table:table-cell>
          <table:table-cell office:value-type="string">
            <text:p>[St.Sibu.n].15</text:p>
          </table:table-cell>
          <table:table-cell table:number-columns-repeated="4"/>
          <table:table-cell office:value-type="float" office:value="0.44309">
            <text:p>0.44309</text:p>
          </table:table-cell>
          <table:table-cell office:value-type="float" office:value="184.9412">
            <text:p>184.9412</text:p>
          </table:table-cell>
          <table:table-cell office:value-type="float" office:value="0.081946">
            <text:p>0.081946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103">
            <text:p>1019103</text:p>
          </table:table-cell>
          <table:table-cell office:value-type="string">
            <text:p>[St.Sibu.n].16</text:p>
          </table:table-cell>
          <table:table-cell table:number-columns-repeated="4"/>
          <table:table-cell office:value-type="float" office:value="0.39284">
            <text:p>0.39284</text:p>
          </table:table-cell>
          <table:table-cell office:value-type="float" office:value="172.3976">
            <text:p>172.3976</text:p>
          </table:table-cell>
          <table:table-cell office:value-type="float" office:value="0.067725">
            <text:p>0.067725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104">
            <text:p>1019104</text:p>
          </table:table-cell>
          <table:table-cell office:value-type="string">
            <text:p>[St.Sibu.n].17</text:p>
          </table:table-cell>
          <table:table-cell table:number-columns-repeated="4"/>
          <table:table-cell office:value-type="float" office:value="0.3506">
            <text:p>0.3506</text:p>
          </table:table-cell>
          <table:table-cell office:value-type="float" office:value="195.3942">
            <text:p>195.3942</text:p>
          </table:table-cell>
          <table:table-cell office:value-type="float" office:value="0.068505">
            <text:p>0.068505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105">
            <text:p>1019105</text:p>
          </table:table-cell>
          <table:table-cell office:value-type="string">
            <text:p>[St.Sibu.n].18</text:p>
          </table:table-cell>
          <table:table-cell table:number-columns-repeated="4"/>
          <table:table-cell office:value-type="float" office:value="0.39172">
            <text:p>0.39172</text:p>
          </table:table-cell>
          <table:table-cell office:value-type="float" office:value="199.5754">
            <text:p>199.5754</text:p>
          </table:table-cell>
          <table:table-cell office:value-type="float" office:value="0.078178">
            <text:p>0.078178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106">
            <text:p>1019106</text:p>
          </table:table-cell>
          <table:table-cell office:value-type="string">
            <text:p>[St.Sibu.n].19</text:p>
          </table:table-cell>
          <table:table-cell table:number-columns-repeated="4"/>
          <table:table-cell office:value-type="float" office:value="0.39341">
            <text:p>0.39341</text:p>
          </table:table-cell>
          <table:table-cell office:value-type="float" office:value="178.6694">
            <text:p>178.6694</text:p>
          </table:table-cell>
          <table:table-cell office:value-type="float" office:value="0.07029">
            <text:p>0.07029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107">
            <text:p>1019107</text:p>
          </table:table-cell>
          <table:table-cell office:value-type="string">
            <text:p>[St.Verdi.n].12</text:p>
          </table:table-cell>
          <table:table-cell table:number-columns-repeated="4"/>
          <table:table-cell office:value-type="float" office:value="0.2893">
            <text:p>0.2893</text:p>
          </table:table-cell>
          <table:table-cell office:value-type="float" office:value="220.4814">
            <text:p>220.4814</text:p>
          </table:table-cell>
          <table:table-cell office:value-type="float" office:value="0.063785">
            <text:p>0.063785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108">
            <text:p>1019108</text:p>
          </table:table-cell>
          <table:table-cell office:value-type="string">
            <text:p>[St.Verdi.n].13</text:p>
          </table:table-cell>
          <table:table-cell table:number-columns-repeated="4"/>
          <table:table-cell office:value-type="float" office:value="0.33271">
            <text:p>0.33271</text:p>
          </table:table-cell>
          <table:table-cell office:value-type="float" office:value="220.4814">
            <text:p>220.4814</text:p>
          </table:table-cell>
          <table:table-cell office:value-type="float" office:value="0.073356">
            <text:p>0.073356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109">
            <text:p>1019109</text:p>
          </table:table-cell>
          <table:table-cell office:value-type="string">
            <text:p>[St.Verdi.n].14</text:p>
          </table:table-cell>
          <table:table-cell table:number-columns-repeated="4"/>
          <table:table-cell office:value-type="float" office:value="0.30325">
            <text:p>0.30325</text:p>
          </table:table-cell>
          <table:table-cell office:value-type="float" office:value="226.7532">
            <text:p>226.7532</text:p>
          </table:table-cell>
          <table:table-cell office:value-type="float" office:value="0.068763">
            <text:p>0.068763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110">
            <text:p>1019110</text:p>
          </table:table-cell>
          <table:table-cell office:value-type="string">
            <text:p>[St.Verdi.n].15</text:p>
          </table:table-cell>
          <table:table-cell table:number-columns-repeated="4"/>
          <table:table-cell office:value-type="float" office:value="0.32678">
            <text:p>0.32678</text:p>
          </table:table-cell>
          <table:table-cell office:value-type="float" office:value="216.3002">
            <text:p>216.3002</text:p>
          </table:table-cell>
          <table:table-cell office:value-type="float" office:value="0.070683">
            <text:p>0.070683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111">
            <text:p>1019111</text:p>
          </table:table-cell>
          <table:table-cell office:value-type="string">
            <text:p>[St.Verdi.n].16</text:p>
          </table:table-cell>
          <table:table-cell table:number-columns-repeated="4"/>
          <table:table-cell office:value-type="float" office:value="0.28703">
            <text:p>0.28703</text:p>
          </table:table-cell>
          <table:table-cell office:value-type="float" office:value="220.4814">
            <text:p>220.4814</text:p>
          </table:table-cell>
          <table:table-cell office:value-type="float" office:value="0.063285">
            <text:p>0.063285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112">
            <text:p>1019112</text:p>
          </table:table-cell>
          <table:table-cell office:value-type="string">
            <text:p>[St.Verdi.n].17</text:p>
          </table:table-cell>
          <table:table-cell table:number-columns-repeated="4"/>
          <table:table-cell office:value-type="float" office:value="0.31233">
            <text:p>0.31233</text:p>
          </table:table-cell>
          <table:table-cell office:value-type="float" office:value="220.4814">
            <text:p>220.4814</text:p>
          </table:table-cell>
          <table:table-cell office:value-type="float" office:value="0.068863">
            <text:p>0.068863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113">
            <text:p>1019113</text:p>
          </table:table-cell>
          <table:table-cell office:value-type="string">
            <text:p>[St.Verdi.n].18</text:p>
          </table:table-cell>
          <table:table-cell table:number-columns-repeated="4"/>
          <table:table-cell office:value-type="float" office:value="0.3292">
            <text:p>0.3292</text:p>
          </table:table-cell>
          <table:table-cell office:value-type="float" office:value="222.572">
            <text:p>222.572</text:p>
          </table:table-cell>
          <table:table-cell office:value-type="float" office:value="0.073271">
            <text:p>0.073271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114">
            <text:p>1019114</text:p>
          </table:table-cell>
          <table:table-cell office:value-type="string">
            <text:p>[St.Verdi.n].19</text:p>
          </table:table-cell>
          <table:table-cell table:number-columns-repeated="4"/>
          <table:table-cell office:value-type="float" office:value="0.30363">
            <text:p>0.30363</text:p>
          </table:table-cell>
          <table:table-cell office:value-type="float" office:value="228.8438">
            <text:p>228.8438</text:p>
          </table:table-cell>
          <table:table-cell office:value-type="float" office:value="0.069484">
            <text:p>0.069484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115">
            <text:p>1019115</text:p>
          </table:table-cell>
          <table:table-cell office:value-type="string">
            <text:p>[St.Milva.n].132</text:p>
          </table:table-cell>
          <table:table-cell table:number-columns-repeated="4"/>
          <table:table-cell office:value-type="float" office:value="0.45703">
            <text:p>0.45703</text:p>
          </table:table-cell>
          <table:table-cell office:value-type="float" office:value="128.495">
            <text:p>128.495</text:p>
          </table:table-cell>
          <table:table-cell office:value-type="float" office:value="0.058726">
            <text:p>0.058726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116">
            <text:p>1019116</text:p>
          </table:table-cell>
          <table:table-cell office:value-type="string">
            <text:p>[St.Milva.n].133</text:p>
          </table:table-cell>
          <table:table-cell table:number-columns-repeated="4"/>
          <table:table-cell office:value-type="float" office:value="0.48897">
            <text:p>0.48897</text:p>
          </table:table-cell>
          <table:table-cell office:value-type="float" office:value="126.4044">
            <text:p>126.4044</text:p>
          </table:table-cell>
          <table:table-cell office:value-type="float" office:value="0.061808">
            <text:p>0.061808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117">
            <text:p>1019117</text:p>
          </table:table-cell>
          <table:table-cell office:value-type="string">
            <text:p>[St.Milva.n].134</text:p>
          </table:table-cell>
          <table:table-cell table:number-columns-repeated="4"/>
          <table:table-cell office:value-type="float" office:value="0.46779">
            <text:p>0.46779</text:p>
          </table:table-cell>
          <table:table-cell office:value-type="float" office:value="134.7668">
            <text:p>134.7668</text:p>
          </table:table-cell>
          <table:table-cell office:value-type="float" office:value="0.063043">
            <text:p>0.063043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118">
            <text:p>1019118</text:p>
          </table:table-cell>
          <table:table-cell office:value-type="string">
            <text:p>[St.Milva.n].135</text:p>
          </table:table-cell>
          <table:table-cell table:number-columns-repeated="4"/>
          <table:table-cell office:value-type="float" office:value="0.46216">
            <text:p>0.46216</text:p>
          </table:table-cell>
          <table:table-cell office:value-type="float" office:value="134.7668">
            <text:p>134.7668</text:p>
          </table:table-cell>
          <table:table-cell office:value-type="float" office:value="0.062284">
            <text:p>0.062284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119">
            <text:p>1019119</text:p>
          </table:table-cell>
          <table:table-cell office:value-type="string">
            <text:p>[St.Milva.n].136</text:p>
          </table:table-cell>
          <table:table-cell table:number-columns-repeated="4"/>
          <table:table-cell office:value-type="float" office:value="0.46507">
            <text:p>0.46507</text:p>
          </table:table-cell>
          <table:table-cell office:value-type="float" office:value="130.5856">
            <text:p>130.5856</text:p>
          </table:table-cell>
          <table:table-cell office:value-type="float" office:value="0.060731">
            <text:p>0.060731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120">
            <text:p>1019120</text:p>
          </table:table-cell>
          <table:table-cell office:value-type="string">
            <text:p>[St.Milva.n].137</text:p>
          </table:table-cell>
          <table:table-cell table:number-columns-repeated="4"/>
          <table:table-cell office:value-type="float" office:value="0.46525">
            <text:p>0.46525</text:p>
          </table:table-cell>
          <table:table-cell office:value-type="float" office:value="126.4044">
            <text:p>126.4044</text:p>
          </table:table-cell>
          <table:table-cell office:value-type="float" office:value="0.05881">
            <text:p>0.05881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121">
            <text:p>1019121</text:p>
          </table:table-cell>
          <table:table-cell office:value-type="string">
            <text:p>[St.Milva.n].138</text:p>
          </table:table-cell>
          <table:table-cell table:number-columns-repeated="4"/>
          <table:table-cell office:value-type="float" office:value="0.44477">
            <text:p>0.44477</text:p>
          </table:table-cell>
          <table:table-cell office:value-type="float" office:value="130.5856">
            <text:p>130.5856</text:p>
          </table:table-cell>
          <table:table-cell office:value-type="float" office:value="0.058081">
            <text:p>0.058081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122">
            <text:p>1019122</text:p>
          </table:table-cell>
          <table:table-cell office:value-type="string">
            <text:p>[St.Milva.n].139</text:p>
          </table:table-cell>
          <table:table-cell table:number-columns-repeated="4"/>
          <table:table-cell office:value-type="float" office:value="0.39491">
            <text:p>0.39491</text:p>
          </table:table-cell>
          <table:table-cell office:value-type="float" office:value="134.7668">
            <text:p>134.7668</text:p>
          </table:table-cell>
          <table:table-cell office:value-type="float" office:value="0.053221">
            <text:p>0.053221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123">
            <text:p>1019123</text:p>
          </table:table-cell>
          <table:table-cell office:value-type="string">
            <text:p>[St.Milva.n].140</text:p>
          </table:table-cell>
          <table:table-cell table:number-columns-repeated="4"/>
          <table:table-cell office:value-type="float" office:value="0.20231">
            <text:p>0.20231</text:p>
          </table:table-cell>
          <table:table-cell office:value-type="float" office:value="161.9446">
            <text:p>161.9446</text:p>
          </table:table-cell>
          <table:table-cell office:value-type="float" office:value="0.032763">
            <text:p>0.032763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124">
            <text:p>1019124</text:p>
          </table:table-cell>
          <table:table-cell office:value-type="string">
            <text:p>[St.Milva.n].141</text:p>
          </table:table-cell>
          <table:table-cell table:number-columns-repeated="4"/>
          <table:table-cell office:value-type="float" office:value="0.21495">
            <text:p>0.21495</text:p>
          </table:table-cell>
          <table:table-cell office:value-type="float" office:value="176.5788">
            <text:p>176.5788</text:p>
          </table:table-cell>
          <table:table-cell office:value-type="float" office:value="0.037956">
            <text:p>0.037956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125">
            <text:p>1019125</text:p>
          </table:table-cell>
          <table:table-cell office:value-type="string">
            <text:p>[St.Milva.n].142</text:p>
          </table:table-cell>
          <table:table-cell table:number-columns-repeated="4"/>
          <table:table-cell office:value-type="float" office:value="0.21757">
            <text:p>0.21757</text:p>
          </table:table-cell>
          <table:table-cell office:value-type="float" office:value="126.4044">
            <text:p>126.4044</text:p>
          </table:table-cell>
          <table:table-cell office:value-type="float" office:value="0.027502">
            <text:p>0.027502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126">
            <text:p>1019126</text:p>
          </table:table-cell>
          <table:table-cell office:value-type="string">
            <text:p>[St.Milva.n].143</text:p>
          </table:table-cell>
          <table:table-cell table:number-columns-repeated="4"/>
          <table:table-cell office:value-type="float" office:value="0.20957">
            <text:p>0.20957</text:p>
          </table:table-cell>
          <table:table-cell office:value-type="float" office:value="149.401">
            <text:p>149.401</text:p>
          </table:table-cell>
          <table:table-cell office:value-type="float" office:value="0.03131">
            <text:p>0.03131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127">
            <text:p>1019127</text:p>
          </table:table-cell>
          <table:table-cell office:value-type="string">
            <text:p>[St.Milva.n].144</text:p>
          </table:table-cell>
          <table:table-cell table:number-columns-repeated="4"/>
          <table:table-cell office:value-type="float" office:value="0.21058">
            <text:p>0.21058</text:p>
          </table:table-cell>
          <table:table-cell office:value-type="float" office:value="124.3138">
            <text:p>124.3138</text:p>
          </table:table-cell>
          <table:table-cell office:value-type="float" office:value="0.026178">
            <text:p>0.026178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128">
            <text:p>1019128</text:p>
          </table:table-cell>
          <table:table-cell office:value-type="string">
            <text:p>[St.Milva.n].145</text:p>
          </table:table-cell>
          <table:table-cell table:number-columns-repeated="4"/>
          <table:table-cell office:value-type="float" office:value="0.19752">
            <text:p>0.19752</text:p>
          </table:table-cell>
          <table:table-cell office:value-type="float" office:value="149.401">
            <text:p>149.401</text:p>
          </table:table-cell>
          <table:table-cell office:value-type="float" office:value="0.02951">
            <text:p>0.02951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129">
            <text:p>1019129</text:p>
          </table:table-cell>
          <table:table-cell office:value-type="string">
            <text:p>[St.Milva.n].146</text:p>
          </table:table-cell>
          <table:table-cell table:number-columns-repeated="4"/>
          <table:table-cell office:value-type="float" office:value="0.21254">
            <text:p>0.21254</text:p>
          </table:table-cell>
          <table:table-cell office:value-type="float" office:value="145.2198">
            <text:p>145.2198</text:p>
          </table:table-cell>
          <table:table-cell office:value-type="float" office:value="0.030865">
            <text:p>0.030865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130">
            <text:p>1019130</text:p>
          </table:table-cell>
          <table:table-cell office:value-type="string">
            <text:p>[St.Milva.n].147</text:p>
          </table:table-cell>
          <table:table-cell table:number-columns-repeated="4"/>
          <table:table-cell office:value-type="float" office:value="0.21255">
            <text:p>0.21255</text:p>
          </table:table-cell>
          <table:table-cell office:value-type="float" office:value="132.6762">
            <text:p>132.6762</text:p>
          </table:table-cell>
          <table:table-cell office:value-type="float" office:value="0.0282">
            <text:p>0.0282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131">
            <text:p>1019131</text:p>
          </table:table-cell>
          <table:table-cell office:value-type="string">
            <text:p>[St.Saturna.n].130</text:p>
          </table:table-cell>
          <table:table-cell table:number-columns-repeated="4"/>
          <table:table-cell office:value-type="float" office:value="0.33252">
            <text:p>0.33252</text:p>
          </table:table-cell>
          <table:table-cell office:value-type="float" office:value="178.6694">
            <text:p>178.6694</text:p>
          </table:table-cell>
          <table:table-cell office:value-type="float" office:value="0.059411">
            <text:p>0.059411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132">
            <text:p>1019132</text:p>
          </table:table-cell>
          <table:table-cell office:value-type="string">
            <text:p>[St.Saturna.n].131</text:p>
          </table:table-cell>
          <table:table-cell table:number-columns-repeated="4"/>
          <table:table-cell office:value-type="float" office:value="0.34315">
            <text:p>0.34315</text:p>
          </table:table-cell>
          <table:table-cell office:value-type="float" office:value="178.6694">
            <text:p>178.6694</text:p>
          </table:table-cell>
          <table:table-cell office:value-type="float" office:value="0.06131">
            <text:p>0.06131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133">
            <text:p>1019133</text:p>
          </table:table-cell>
          <table:table-cell office:value-type="string">
            <text:p>[St.Saturna.n].132</text:p>
          </table:table-cell>
          <table:table-cell table:number-columns-repeated="4"/>
          <table:table-cell office:value-type="float" office:value="0.37392">
            <text:p>0.37392</text:p>
          </table:table-cell>
          <table:table-cell office:value-type="float" office:value="176.5788">
            <text:p>176.5788</text:p>
          </table:table-cell>
          <table:table-cell office:value-type="float" office:value="0.066026">
            <text:p>0.066026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134">
            <text:p>1019134</text:p>
          </table:table-cell>
          <table:table-cell office:value-type="string">
            <text:p>[St.Saturna.n].133</text:p>
          </table:table-cell>
          <table:table-cell table:number-columns-repeated="4"/>
          <table:table-cell office:value-type="float" office:value="0.37714">
            <text:p>0.37714</text:p>
          </table:table-cell>
          <table:table-cell office:value-type="float" office:value="172.3976">
            <text:p>172.3976</text:p>
          </table:table-cell>
          <table:table-cell office:value-type="float" office:value="0.065018">
            <text:p>0.065018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135">
            <text:p>1019135</text:p>
          </table:table-cell>
          <table:table-cell office:value-type="string">
            <text:p>[St.Saturna.n].134</text:p>
          </table:table-cell>
          <table:table-cell table:number-columns-repeated="4"/>
          <table:table-cell office:value-type="float" office:value="0.33271">
            <text:p>0.33271</text:p>
          </table:table-cell>
          <table:table-cell office:value-type="float" office:value="170.307">
            <text:p>170.307</text:p>
          </table:table-cell>
          <table:table-cell office:value-type="float" office:value="0.056663">
            <text:p>0.056663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136">
            <text:p>1019136</text:p>
          </table:table-cell>
          <table:table-cell office:value-type="string">
            <text:p>[St.Saturna.n].135</text:p>
          </table:table-cell>
          <table:table-cell table:number-columns-repeated="4"/>
          <table:table-cell office:value-type="float" office:value="0.31975">
            <text:p>0.31975</text:p>
          </table:table-cell>
          <table:table-cell office:value-type="float" office:value="178.6694">
            <text:p>178.6694</text:p>
          </table:table-cell>
          <table:table-cell office:value-type="float" office:value="0.05713">
            <text:p>0.05713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137">
            <text:p>1019137</text:p>
          </table:table-cell>
          <table:table-cell office:value-type="string">
            <text:p>[St.Saturna.n].136</text:p>
          </table:table-cell>
          <table:table-cell table:number-columns-repeated="4"/>
          <table:table-cell office:value-type="float" office:value="0.33163">
            <text:p>0.33163</text:p>
          </table:table-cell>
          <table:table-cell office:value-type="float" office:value="164.0352">
            <text:p>164.0352</text:p>
          </table:table-cell>
          <table:table-cell office:value-type="float" office:value="0.054399">
            <text:p>0.054399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138">
            <text:p>1019138</text:p>
          </table:table-cell>
          <table:table-cell office:value-type="string">
            <text:p>[St.Saturna.n].137</text:p>
          </table:table-cell>
          <table:table-cell table:number-columns-repeated="4"/>
          <table:table-cell office:value-type="float" office:value="0.3214">
            <text:p>0.3214</text:p>
          </table:table-cell>
          <table:table-cell office:value-type="float" office:value="172.3976">
            <text:p>172.3976</text:p>
          </table:table-cell>
          <table:table-cell office:value-type="float" office:value="0.055409">
            <text:p>0.055409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139">
            <text:p>1019139</text:p>
          </table:table-cell>
          <table:table-cell office:value-type="string">
            <text:p>[St.Saturna.n].138</text:p>
          </table:table-cell>
          <table:table-cell table:number-columns-repeated="4"/>
          <table:table-cell office:value-type="float" office:value="0.16965">
            <text:p>0.16965</text:p>
          </table:table-cell>
          <table:table-cell office:value-type="float" office:value="168.2164">
            <text:p>168.2164</text:p>
          </table:table-cell>
          <table:table-cell office:value-type="float" office:value="0.028538">
            <text:p>0.028538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140">
            <text:p>1019140</text:p>
          </table:table-cell>
          <table:table-cell office:value-type="string">
            <text:p>[St.Saturna.n].139</text:p>
          </table:table-cell>
          <table:table-cell table:number-columns-repeated="4"/>
          <table:table-cell office:value-type="float" office:value="0.17204">
            <text:p>0.17204</text:p>
          </table:table-cell>
          <table:table-cell office:value-type="float" office:value="195.3942">
            <text:p>195.3942</text:p>
          </table:table-cell>
          <table:table-cell office:value-type="float" office:value="0.033616">
            <text:p>0.033616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141">
            <text:p>1019141</text:p>
          </table:table-cell>
          <table:table-cell office:value-type="string">
            <text:p>[St.Saturna.n].140</text:p>
          </table:table-cell>
          <table:table-cell table:number-columns-repeated="4"/>
          <table:table-cell office:value-type="float" office:value="0.14956">
            <text:p>0.14956</text:p>
          </table:table-cell>
          <table:table-cell office:value-type="float" office:value="176.5788">
            <text:p>176.5788</text:p>
          </table:table-cell>
          <table:table-cell office:value-type="float" office:value="0.026409">
            <text:p>0.026409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142">
            <text:p>1019142</text:p>
          </table:table-cell>
          <table:table-cell office:value-type="string">
            <text:p>[St.Saturna.n].141</text:p>
          </table:table-cell>
          <table:table-cell table:number-columns-repeated="4"/>
          <table:table-cell office:value-type="float" office:value="0.16484">
            <text:p>0.16484</text:p>
          </table:table-cell>
          <table:table-cell office:value-type="float" office:value="176.5788">
            <text:p>176.5788</text:p>
          </table:table-cell>
          <table:table-cell office:value-type="float" office:value="0.029107">
            <text:p>0.029107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143">
            <text:p>1019143</text:p>
          </table:table-cell>
          <table:table-cell office:value-type="string">
            <text:p>[St.Saturna.n].142</text:p>
          </table:table-cell>
          <table:table-cell table:number-columns-repeated="4"/>
          <table:table-cell office:value-type="float" office:value="0.17015">
            <text:p>0.17015</text:p>
          </table:table-cell>
          <table:table-cell office:value-type="float" office:value="164.0352">
            <text:p>164.0352</text:p>
          </table:table-cell>
          <table:table-cell office:value-type="float" office:value="0.027911">
            <text:p>0.027911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144">
            <text:p>1019144</text:p>
          </table:table-cell>
          <table:table-cell office:value-type="string">
            <text:p>[St.Saturna.n].143</text:p>
          </table:table-cell>
          <table:table-cell table:number-columns-repeated="4"/>
          <table:table-cell office:value-type="float" office:value="0.15873">
            <text:p>0.15873</text:p>
          </table:table-cell>
          <table:table-cell office:value-type="float" office:value="168.2164">
            <text:p>168.2164</text:p>
          </table:table-cell>
          <table:table-cell office:value-type="float" office:value="0.026701">
            <text:p>0.026701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145">
            <text:p>1019145</text:p>
          </table:table-cell>
          <table:table-cell office:value-type="string">
            <text:p>[St.Saturna.n].144</text:p>
          </table:table-cell>
          <table:table-cell table:number-columns-repeated="4"/>
          <table:table-cell office:value-type="float" office:value="0.1581">
            <text:p>0.1581</text:p>
          </table:table-cell>
          <table:table-cell office:value-type="float" office:value="189.1224">
            <text:p>189.1224</text:p>
          </table:table-cell>
          <table:table-cell office:value-type="float" office:value="0.0299">
            <text:p>0.0299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146">
            <text:p>1019146</text:p>
          </table:table-cell>
          <table:table-cell office:value-type="string">
            <text:p>[St.Saturna.n].145</text:p>
          </table:table-cell>
          <table:table-cell table:number-columns-repeated="4"/>
          <table:table-cell office:value-type="float" office:value="0.16572">
            <text:p>0.16572</text:p>
          </table:table-cell>
          <table:table-cell office:value-type="float" office:value="178.6694">
            <text:p>178.6694</text:p>
          </table:table-cell>
          <table:table-cell office:value-type="float" office:value="0.029609">
            <text:p>0.029609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147">
            <text:p>1019147</text:p>
          </table:table-cell>
          <table:table-cell office:value-type="string">
            <text:p>[St.Desiree.n].1103</text:p>
          </table:table-cell>
          <table:table-cell table:number-columns-repeated="4"/>
          <table:table-cell office:value-type="float" office:value="0.48784">
            <text:p>0.48784</text:p>
          </table:table-cell>
          <table:table-cell office:value-type="float" office:value="138.948">
            <text:p>138.948</text:p>
          </table:table-cell>
          <table:table-cell office:value-type="float" office:value="0.067784">
            <text:p>0.067784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148">
            <text:p>1019148</text:p>
          </table:table-cell>
          <table:table-cell office:value-type="string">
            <text:p>[St.Desiree.n].1104</text:p>
          </table:table-cell>
          <table:table-cell table:number-columns-repeated="4"/>
          <table:table-cell office:value-type="float" office:value="0.3752">
            <text:p>0.3752</text:p>
          </table:table-cell>
          <table:table-cell office:value-type="float" office:value="134.7668">
            <text:p>134.7668</text:p>
          </table:table-cell>
          <table:table-cell office:value-type="float" office:value="0.050565">
            <text:p>0.050565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149">
            <text:p>1019149</text:p>
          </table:table-cell>
          <table:table-cell office:value-type="string">
            <text:p>[St.Desiree.n].1105</text:p>
          </table:table-cell>
          <table:table-cell table:number-columns-repeated="4"/>
          <table:table-cell office:value-type="float" office:value="0.4464">
            <text:p>0.4464</text:p>
          </table:table-cell>
          <table:table-cell office:value-type="float" office:value="138.948">
            <text:p>138.948</text:p>
          </table:table-cell>
          <table:table-cell office:value-type="float" office:value="0.062026">
            <text:p>0.062026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150">
            <text:p>1019150</text:p>
          </table:table-cell>
          <table:table-cell office:value-type="string">
            <text:p>[St.Desiree.n].1106</text:p>
          </table:table-cell>
          <table:table-cell table:number-columns-repeated="4"/>
          <table:table-cell office:value-type="float" office:value="0.42654">
            <text:p>0.42654</text:p>
          </table:table-cell>
          <table:table-cell office:value-type="float" office:value="141.0386">
            <text:p>141.0386</text:p>
          </table:table-cell>
          <table:table-cell office:value-type="float" office:value="0.060159">
            <text:p>0.060159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151">
            <text:p>1019151</text:p>
          </table:table-cell>
          <table:table-cell office:value-type="string">
            <text:p>[St.Desiree.n].1107</text:p>
          </table:table-cell>
          <table:table-cell table:number-columns-repeated="4"/>
          <table:table-cell office:value-type="float" office:value="0.4015">
            <text:p>0.4015</text:p>
          </table:table-cell>
          <table:table-cell office:value-type="float" office:value="134.7668">
            <text:p>134.7668</text:p>
          </table:table-cell>
          <table:table-cell office:value-type="float" office:value="0.054109">
            <text:p>0.054109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152">
            <text:p>1019152</text:p>
          </table:table-cell>
          <table:table-cell office:value-type="string">
            <text:p>[St.Desiree.n].1108</text:p>
          </table:table-cell>
          <table:table-cell table:number-columns-repeated="4"/>
          <table:table-cell office:value-type="float" office:value="0.40259">
            <text:p>0.40259</text:p>
          </table:table-cell>
          <table:table-cell office:value-type="float" office:value="145.2198">
            <text:p>145.2198</text:p>
          </table:table-cell>
          <table:table-cell office:value-type="float" office:value="0.058464">
            <text:p>0.058464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153">
            <text:p>1019153</text:p>
          </table:table-cell>
          <table:table-cell office:value-type="string">
            <text:p>[St.Desiree.n].1109</text:p>
          </table:table-cell>
          <table:table-cell table:number-columns-repeated="4"/>
          <table:table-cell office:value-type="float" office:value="0.4071">
            <text:p>0.4071</text:p>
          </table:table-cell>
          <table:table-cell office:value-type="float" office:value="145.2198">
            <text:p>145.2198</text:p>
          </table:table-cell>
          <table:table-cell office:value-type="float" office:value="0.059119">
            <text:p>0.059119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154">
            <text:p>1019154</text:p>
          </table:table-cell>
          <table:table-cell office:value-type="string">
            <text:p>[St.Desiree.n].1110</text:p>
          </table:table-cell>
          <table:table-cell table:number-columns-repeated="4"/>
          <table:table-cell office:value-type="float" office:value="0.37685">
            <text:p>0.37685</text:p>
          </table:table-cell>
          <table:table-cell office:value-type="float" office:value="153.5822">
            <text:p>153.5822</text:p>
          </table:table-cell>
          <table:table-cell office:value-type="float" office:value="0.057877">
            <text:p>0.057877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155">
            <text:p>1019155</text:p>
          </table:table-cell>
          <table:table-cell office:value-type="string">
            <text:p>[St.Desiree.n].1111</text:p>
          </table:table-cell>
          <table:table-cell table:number-columns-repeated="4"/>
          <table:table-cell office:value-type="float" office:value="0.20709">
            <text:p>0.20709</text:p>
          </table:table-cell>
          <table:table-cell office:value-type="float" office:value="143.1292">
            <text:p>143.1292</text:p>
          </table:table-cell>
          <table:table-cell office:value-type="float" office:value="0.029641">
            <text:p>0.029641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156">
            <text:p>1019156</text:p>
          </table:table-cell>
          <table:table-cell office:value-type="string">
            <text:p>[St.Desiree.n].1112</text:p>
          </table:table-cell>
          <table:table-cell table:number-columns-repeated="4"/>
          <table:table-cell office:value-type="float" office:value="0.2331">
            <text:p>0.2331</text:p>
          </table:table-cell>
          <table:table-cell office:value-type="float" office:value="143.1292">
            <text:p>143.1292</text:p>
          </table:table-cell>
          <table:table-cell office:value-type="float" office:value="0.033363">
            <text:p>0.033363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157">
            <text:p>1019157</text:p>
          </table:table-cell>
          <table:table-cell office:value-type="string">
            <text:p>[St.Desiree.n].1113</text:p>
          </table:table-cell>
          <table:table-cell table:number-columns-repeated="4"/>
          <table:table-cell office:value-type="float" office:value="0.18338">
            <text:p>0.18338</text:p>
          </table:table-cell>
          <table:table-cell office:value-type="float" office:value="143.1292">
            <text:p>143.1292</text:p>
          </table:table-cell>
          <table:table-cell office:value-type="float" office:value="0.026247">
            <text:p>0.026247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158">
            <text:p>1019158</text:p>
          </table:table-cell>
          <table:table-cell office:value-type="string">
            <text:p>[St.Desiree.n].1114</text:p>
          </table:table-cell>
          <table:table-cell table:number-columns-repeated="4"/>
          <table:table-cell office:value-type="float" office:value="0.19662">
            <text:p>0.19662</text:p>
          </table:table-cell>
          <table:table-cell office:value-type="float" office:value="145.2198">
            <text:p>145.2198</text:p>
          </table:table-cell>
          <table:table-cell office:value-type="float" office:value="0.028553">
            <text:p>0.028553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159">
            <text:p>1019159</text:p>
          </table:table-cell>
          <table:table-cell office:value-type="string">
            <text:p>[St.Desiree.n].1115</text:p>
          </table:table-cell>
          <table:table-cell table:number-columns-repeated="4"/>
          <table:table-cell office:value-type="float" office:value="0.20366">
            <text:p>0.20366</text:p>
          </table:table-cell>
          <table:table-cell office:value-type="float" office:value="155.6728">
            <text:p>155.6728</text:p>
          </table:table-cell>
          <table:table-cell office:value-type="float" office:value="0.031704">
            <text:p>0.031704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160">
            <text:p>1019160</text:p>
          </table:table-cell>
          <table:table-cell office:value-type="string">
            <text:p>[St.Desiree.n].1116</text:p>
          </table:table-cell>
          <table:table-cell table:number-columns-repeated="4"/>
          <table:table-cell office:value-type="float" office:value="0.19386">
            <text:p>0.19386</text:p>
          </table:table-cell>
          <table:table-cell office:value-type="float" office:value="153.5822">
            <text:p>153.5822</text:p>
          </table:table-cell>
          <table:table-cell office:value-type="float" office:value="0.029773">
            <text:p>0.029773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161">
            <text:p>1019161</text:p>
          </table:table-cell>
          <table:table-cell office:value-type="string">
            <text:p>[St.Desiree.n].1117</text:p>
          </table:table-cell>
          <table:table-cell table:number-columns-repeated="4"/>
          <table:table-cell office:value-type="float" office:value="0.19735">
            <text:p>0.19735</text:p>
          </table:table-cell>
          <table:table-cell office:value-type="float" office:value="132.6762">
            <text:p>132.6762</text:p>
          </table:table-cell>
          <table:table-cell office:value-type="float" office:value="0.026184">
            <text:p>0.026184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162">
            <text:p>1019162</text:p>
          </table:table-cell>
          <table:table-cell office:value-type="string">
            <text:p>[St.Desiree.n].1118</text:p>
          </table:table-cell>
          <table:table-cell table:number-columns-repeated="4"/>
          <table:table-cell office:value-type="float" office:value="0.21295">
            <text:p>0.21295</text:p>
          </table:table-cell>
          <table:table-cell office:value-type="float" office:value="126.4044">
            <text:p>126.4044</text:p>
          </table:table-cell>
          <table:table-cell office:value-type="float" office:value="0.026918">
            <text:p>0.026918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163">
            <text:p>1019163</text:p>
          </table:table-cell>
          <table:table-cell office:value-type="string">
            <text:p>[St.Alegria.n].130</text:p>
          </table:table-cell>
          <table:table-cell table:number-columns-repeated="4"/>
          <table:table-cell office:value-type="float" office:value="0.35941">
            <text:p>0.35941</text:p>
          </table:table-cell>
          <table:table-cell office:value-type="float" office:value="145.2198">
            <text:p>145.2198</text:p>
          </table:table-cell>
          <table:table-cell office:value-type="float" office:value="0.052193">
            <text:p>0.052193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164">
            <text:p>1019164</text:p>
          </table:table-cell>
          <table:table-cell office:value-type="string">
            <text:p>[St.Alegria.n].131</text:p>
          </table:table-cell>
          <table:table-cell table:number-columns-repeated="4"/>
          <table:table-cell office:value-type="float" office:value="0.37822">
            <text:p>0.37822</text:p>
          </table:table-cell>
          <table:table-cell office:value-type="float" office:value="141.0386">
            <text:p>141.0386</text:p>
          </table:table-cell>
          <table:table-cell office:value-type="float" office:value="0.053344">
            <text:p>0.053344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165">
            <text:p>1019165</text:p>
          </table:table-cell>
          <table:table-cell office:value-type="string">
            <text:p>[St.Alegria.n].132</text:p>
          </table:table-cell>
          <table:table-cell table:number-columns-repeated="4"/>
          <table:table-cell office:value-type="float" office:value="0.34775">
            <text:p>0.34775</text:p>
          </table:table-cell>
          <table:table-cell office:value-type="float" office:value="143.1292">
            <text:p>143.1292</text:p>
          </table:table-cell>
          <table:table-cell office:value-type="float" office:value="0.049773">
            <text:p>0.049773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166">
            <text:p>1019166</text:p>
          </table:table-cell>
          <table:table-cell office:value-type="string">
            <text:p>[St.Alegria.n].133</text:p>
          </table:table-cell>
          <table:table-cell table:number-columns-repeated="4"/>
          <table:table-cell office:value-type="float" office:value="0.38034">
            <text:p>0.38034</text:p>
          </table:table-cell>
          <table:table-cell office:value-type="float" office:value="136.8574">
            <text:p>136.8574</text:p>
          </table:table-cell>
          <table:table-cell office:value-type="float" office:value="0.052052">
            <text:p>0.052052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167">
            <text:p>1019167</text:p>
          </table:table-cell>
          <table:table-cell office:value-type="string">
            <text:p>[St.Alegria.n].134</text:p>
          </table:table-cell>
          <table:table-cell table:number-columns-repeated="4"/>
          <table:table-cell office:value-type="float" office:value="0.38773">
            <text:p>0.38773</text:p>
          </table:table-cell>
          <table:table-cell office:value-type="float" office:value="141.0386">
            <text:p>141.0386</text:p>
          </table:table-cell>
          <table:table-cell office:value-type="float" office:value="0.054685">
            <text:p>0.054685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168">
            <text:p>1019168</text:p>
          </table:table-cell>
          <table:table-cell office:value-type="string">
            <text:p>[St.Alegria.n].135</text:p>
          </table:table-cell>
          <table:table-cell table:number-columns-repeated="4"/>
          <table:table-cell office:value-type="float" office:value="0.3648">
            <text:p>0.3648</text:p>
          </table:table-cell>
          <table:table-cell office:value-type="float" office:value="136.8574">
            <text:p>136.8574</text:p>
          </table:table-cell>
          <table:table-cell office:value-type="float" office:value="0.049926">
            <text:p>0.049926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169">
            <text:p>1019169</text:p>
          </table:table-cell>
          <table:table-cell office:value-type="string">
            <text:p>[St.Alegria.n].136</text:p>
          </table:table-cell>
          <table:table-cell table:number-columns-repeated="4"/>
          <table:table-cell office:value-type="float" office:value="0.33869">
            <text:p>0.33869</text:p>
          </table:table-cell>
          <table:table-cell office:value-type="float" office:value="134.7668">
            <text:p>134.7668</text:p>
          </table:table-cell>
          <table:table-cell office:value-type="float" office:value="0.045644">
            <text:p>0.045644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170">
            <text:p>1019170</text:p>
          </table:table-cell>
          <table:table-cell office:value-type="string">
            <text:p>[St.Alegria.n].137</text:p>
          </table:table-cell>
          <table:table-cell table:number-columns-repeated="4"/>
          <table:table-cell office:value-type="float" office:value="0.3031">
            <text:p>0.3031</text:p>
          </table:table-cell>
          <table:table-cell office:value-type="float" office:value="130.5856">
            <text:p>130.5856</text:p>
          </table:table-cell>
          <table:table-cell office:value-type="float" office:value="0.03958">
            <text:p>0.03958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171">
            <text:p>1019171</text:p>
          </table:table-cell>
          <table:table-cell office:value-type="string">
            <text:p>[St.Alegria.n].138</text:p>
          </table:table-cell>
          <table:table-cell table:number-columns-repeated="4"/>
          <table:table-cell office:value-type="float" office:value="0.17209">
            <text:p>0.17209</text:p>
          </table:table-cell>
          <table:table-cell office:value-type="float" office:value="159.854">
            <text:p>159.854</text:p>
          </table:table-cell>
          <table:table-cell office:value-type="float" office:value="0.027509">
            <text:p>0.027509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172">
            <text:p>1019172</text:p>
          </table:table-cell>
          <table:table-cell office:value-type="string">
            <text:p>[St.Alegria.n].139</text:p>
          </table:table-cell>
          <table:table-cell table:number-columns-repeated="4"/>
          <table:table-cell office:value-type="float" office:value="0.18965">
            <text:p>0.18965</text:p>
          </table:table-cell>
          <table:table-cell office:value-type="float" office:value="132.6762">
            <text:p>132.6762</text:p>
          </table:table-cell>
          <table:table-cell office:value-type="float" office:value="0.025162">
            <text:p>0.025162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173">
            <text:p>1019173</text:p>
          </table:table-cell>
          <table:table-cell office:value-type="string">
            <text:p>[St.Alegria.n].140</text:p>
          </table:table-cell>
          <table:table-cell table:number-columns-repeated="4"/>
          <table:table-cell office:value-type="float" office:value="0.18451">
            <text:p>0.18451</text:p>
          </table:table-cell>
          <table:table-cell office:value-type="float" office:value="120.1326">
            <text:p>120.1326</text:p>
          </table:table-cell>
          <table:table-cell office:value-type="float" office:value="0.022166">
            <text:p>0.022166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174">
            <text:p>1019174</text:p>
          </table:table-cell>
          <table:table-cell office:value-type="string">
            <text:p>[St.Alegria.n].141</text:p>
          </table:table-cell>
          <table:table-cell table:number-columns-repeated="4"/>
          <table:table-cell office:value-type="float" office:value="0.15582">
            <text:p>0.15582</text:p>
          </table:table-cell>
          <table:table-cell office:value-type="float" office:value="149.401">
            <text:p>149.401</text:p>
          </table:table-cell>
          <table:table-cell office:value-type="float" office:value="0.02328">
            <text:p>0.02328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175">
            <text:p>1019175</text:p>
          </table:table-cell>
          <table:table-cell office:value-type="string">
            <text:p>[St.Alegria.n].142</text:p>
          </table:table-cell>
          <table:table-cell table:number-columns-repeated="4"/>
          <table:table-cell office:value-type="float" office:value="0.17705">
            <text:p>0.17705</text:p>
          </table:table-cell>
          <table:table-cell office:value-type="float" office:value="130.5856">
            <text:p>130.5856</text:p>
          </table:table-cell>
          <table:table-cell office:value-type="float" office:value="0.02312">
            <text:p>0.02312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176">
            <text:p>1019176</text:p>
          </table:table-cell>
          <table:table-cell office:value-type="string">
            <text:p>[St.Alegria.n].143</text:p>
          </table:table-cell>
          <table:table-cell table:number-columns-repeated="4"/>
          <table:table-cell office:value-type="float" office:value="0.17113">
            <text:p>0.17113</text:p>
          </table:table-cell>
          <table:table-cell office:value-type="float" office:value="141.0386">
            <text:p>141.0386</text:p>
          </table:table-cell>
          <table:table-cell office:value-type="float" office:value="0.024136">
            <text:p>0.024136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177">
            <text:p>1019177</text:p>
          </table:table-cell>
          <table:table-cell office:value-type="string">
            <text:p>[St.Alegria.n].144</text:p>
          </table:table-cell>
          <table:table-cell table:number-columns-repeated="4"/>
          <table:table-cell office:value-type="float" office:value="0.16706">
            <text:p>0.16706</text:p>
          </table:table-cell>
          <table:table-cell office:value-type="float" office:value="147.3104">
            <text:p>147.3104</text:p>
          </table:table-cell>
          <table:table-cell office:value-type="float" office:value="0.02461">
            <text:p>0.02461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178">
            <text:p>1019178</text:p>
          </table:table-cell>
          <table:table-cell office:value-type="string">
            <text:p>[St.Alegria.n].145</text:p>
          </table:table-cell>
          <table:table-cell table:number-columns-repeated="4"/>
          <table:table-cell office:value-type="float" office:value="0.1665">
            <text:p>0.1665</text:p>
          </table:table-cell>
          <table:table-cell office:value-type="float" office:value="149.401">
            <text:p>149.401</text:p>
          </table:table-cell>
          <table:table-cell office:value-type="float" office:value="0.024875">
            <text:p>0.024875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179">
            <text:p>1019179</text:p>
          </table:table-cell>
          <table:table-cell office:value-type="string">
            <text:p>[St.Power.n].17</text:p>
          </table:table-cell>
          <table:table-cell table:number-columns-repeated="4"/>
          <table:table-cell office:value-type="float" office:value="0.14046">
            <text:p>0.14046</text:p>
          </table:table-cell>
          <table:table-cell office:value-type="float" office:value="184.9412">
            <text:p>184.9412</text:p>
          </table:table-cell>
          <table:table-cell office:value-type="float" office:value="0.025977">
            <text:p>0.025977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180">
            <text:p>1019180</text:p>
          </table:table-cell>
          <table:table-cell office:value-type="string">
            <text:p>[St.Power.n].18</text:p>
          </table:table-cell>
          <table:table-cell table:number-columns-repeated="4"/>
          <table:table-cell office:value-type="float" office:value="0.14872">
            <text:p>0.14872</text:p>
          </table:table-cell>
          <table:table-cell office:value-type="float" office:value="189.1224">
            <text:p>189.1224</text:p>
          </table:table-cell>
          <table:table-cell office:value-type="float" office:value="0.028126">
            <text:p>0.028126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181">
            <text:p>1019181</text:p>
          </table:table-cell>
          <table:table-cell office:value-type="string">
            <text:p>[St.Power.n].19</text:p>
          </table:table-cell>
          <table:table-cell table:number-columns-repeated="4"/>
          <table:table-cell office:value-type="float" office:value="0.12558">
            <text:p>0.12558</text:p>
          </table:table-cell>
          <table:table-cell office:value-type="float" office:value="251.8404">
            <text:p>251.8404</text:p>
          </table:table-cell>
          <table:table-cell office:value-type="float" office:value="0.031626">
            <text:p>0.031626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182">
            <text:p>1019182</text:p>
          </table:table-cell>
          <table:table-cell office:value-type="string">
            <text:p>[St.Power.n].20</text:p>
          </table:table-cell>
          <table:table-cell table:number-columns-repeated="4"/>
          <table:table-cell office:value-type="float" office:value="0.12999">
            <text:p>0.12999</text:p>
          </table:table-cell>
          <table:table-cell office:value-type="float" office:value="239.2968">
            <text:p>239.2968</text:p>
          </table:table-cell>
          <table:table-cell office:value-type="float" office:value="0.031106">
            <text:p>0.031106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183">
            <text:p>1019183</text:p>
          </table:table-cell>
          <table:table-cell office:value-type="string">
            <text:p>[St.Power.n].21</text:p>
          </table:table-cell>
          <table:table-cell table:number-columns-repeated="4"/>
          <table:table-cell office:value-type="float" office:value="0.15091">
            <text:p>0.15091</text:p>
          </table:table-cell>
          <table:table-cell office:value-type="float" office:value="195.3942">
            <text:p>195.3942</text:p>
          </table:table-cell>
          <table:table-cell office:value-type="float" office:value="0.029487">
            <text:p>0.029487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184">
            <text:p>1019184</text:p>
          </table:table-cell>
          <table:table-cell office:value-type="string">
            <text:p>[St.Power.n].22</text:p>
          </table:table-cell>
          <table:table-cell table:number-columns-repeated="4"/>
          <table:table-cell office:value-type="float" office:value="0.13849">
            <text:p>0.13849</text:p>
          </table:table-cell>
          <table:table-cell office:value-type="float" office:value="230.9344">
            <text:p>230.9344</text:p>
          </table:table-cell>
          <table:table-cell office:value-type="float" office:value="0.031982">
            <text:p>0.031982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185">
            <text:p>1019185</text:p>
          </table:table-cell>
          <table:table-cell office:value-type="string">
            <text:p>[St.Power.n].23</text:p>
          </table:table-cell>
          <table:table-cell table:number-columns-repeated="4"/>
          <table:table-cell office:value-type="float" office:value="0.1465">
            <text:p>0.1465</text:p>
          </table:table-cell>
          <table:table-cell office:value-type="float" office:value="222.572">
            <text:p>222.572</text:p>
          </table:table-cell>
          <table:table-cell office:value-type="float" office:value="0.032607">
            <text:p>0.032607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186">
            <text:p>1019186</text:p>
          </table:table-cell>
          <table:table-cell office:value-type="string">
            <text:p>[St.Power.n].24</text:p>
          </table:table-cell>
          <table:table-cell table:number-columns-repeated="4"/>
          <table:table-cell office:value-type="float" office:value="0.15059">
            <text:p>0.15059</text:p>
          </table:table-cell>
          <table:table-cell office:value-type="float" office:value="220.4814">
            <text:p>220.4814</text:p>
          </table:table-cell>
          <table:table-cell office:value-type="float" office:value="0.033202">
            <text:p>0.033202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187">
            <text:p>1019187</text:p>
          </table:table-cell>
          <table:table-cell office:value-type="string">
            <text:p>[St.Sommergold.n].17</text:p>
          </table:table-cell>
          <table:table-cell table:number-columns-repeated="4"/>
          <table:table-cell office:value-type="float" office:value="0.12568">
            <text:p>0.12568</text:p>
          </table:table-cell>
          <table:table-cell office:value-type="float" office:value="251.8404">
            <text:p>251.8404</text:p>
          </table:table-cell>
          <table:table-cell office:value-type="float" office:value="0.031651">
            <text:p>0.031651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188">
            <text:p>1019188</text:p>
          </table:table-cell>
          <table:table-cell office:value-type="string">
            <text:p>[St.Sommergold.n].18</text:p>
          </table:table-cell>
          <table:table-cell table:number-columns-repeated="4"/>
          <table:table-cell office:value-type="float" office:value="0.126">
            <text:p>0.126</text:p>
          </table:table-cell>
          <table:table-cell office:value-type="float" office:value="270.6558">
            <text:p>270.6558</text:p>
          </table:table-cell>
          <table:table-cell office:value-type="float" office:value="0.034103">
            <text:p>0.034103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189">
            <text:p>1019189</text:p>
          </table:table-cell>
          <table:table-cell office:value-type="string">
            <text:p>[St.Sommergold.n].19</text:p>
          </table:table-cell>
          <table:table-cell table:number-columns-repeated="4"/>
          <table:table-cell office:value-type="float" office:value="0.13292">
            <text:p>0.13292</text:p>
          </table:table-cell>
          <table:table-cell office:value-type="float" office:value="212.119">
            <text:p>212.119</text:p>
          </table:table-cell>
          <table:table-cell office:value-type="float" office:value="0.028195">
            <text:p>0.028195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190">
            <text:p>1019190</text:p>
          </table:table-cell>
          <table:table-cell office:value-type="string">
            <text:p>[St.Sommergold.n].20</text:p>
          </table:table-cell>
          <table:table-cell table:number-columns-repeated="4"/>
          <table:table-cell office:value-type="float" office:value="0.11941">
            <text:p>0.11941</text:p>
          </table:table-cell>
          <table:table-cell office:value-type="float" office:value="243.478">
            <text:p>243.478</text:p>
          </table:table-cell>
          <table:table-cell office:value-type="float" office:value="0.029074">
            <text:p>0.029074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191">
            <text:p>1019191</text:p>
          </table:table-cell>
          <table:table-cell office:value-type="string">
            <text:p>[St.Sommergold.n].21</text:p>
          </table:table-cell>
          <table:table-cell table:number-columns-repeated="4"/>
          <table:table-cell office:value-type="float" office:value="0.1474">
            <text:p>0.1474</text:p>
          </table:table-cell>
          <table:table-cell office:value-type="float" office:value="243.478">
            <text:p>243.478</text:p>
          </table:table-cell>
          <table:table-cell office:value-type="float" office:value="0.035889">
            <text:p>0.035889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192">
            <text:p>1019192</text:p>
          </table:table-cell>
          <table:table-cell office:value-type="string">
            <text:p>[St.Sommergold.n].22</text:p>
          </table:table-cell>
          <table:table-cell table:number-columns-repeated="4"/>
          <table:table-cell office:value-type="float" office:value="0.15283">
            <text:p>0.15283</text:p>
          </table:table-cell>
          <table:table-cell office:value-type="float" office:value="220.4814">
            <text:p>220.4814</text:p>
          </table:table-cell>
          <table:table-cell office:value-type="float" office:value="0.033696">
            <text:p>0.033696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193">
            <text:p>1019193</text:p>
          </table:table-cell>
          <table:table-cell office:value-type="string">
            <text:p>[St.Sommergold.n].23</text:p>
          </table:table-cell>
          <table:table-cell table:number-columns-repeated="4"/>
          <table:table-cell office:value-type="float" office:value="0.12999">
            <text:p>0.12999</text:p>
          </table:table-cell>
          <table:table-cell office:value-type="float" office:value="264.384">
            <text:p>264.384</text:p>
          </table:table-cell>
          <table:table-cell office:value-type="float" office:value="0.034367">
            <text:p>0.034367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194">
            <text:p>1019194</text:p>
          </table:table-cell>
          <table:table-cell office:value-type="string">
            <text:p>[St.Sommergold.n].24</text:p>
          </table:table-cell>
          <table:table-cell table:number-columns-repeated="4"/>
          <table:table-cell office:value-type="float" office:value="0.13675">
            <text:p>0.13675</text:p>
          </table:table-cell>
          <table:table-cell office:value-type="float" office:value="268.5652">
            <text:p>268.5652</text:p>
          </table:table-cell>
          <table:table-cell office:value-type="float" office:value="0.036726">
            <text:p>0.036726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195">
            <text:p>1019195</text:p>
          </table:table-cell>
          <table:table-cell office:value-type="string">
            <text:p>[St.Jasira.n].17</text:p>
          </table:table-cell>
          <table:table-cell table:number-columns-repeated="4"/>
          <table:table-cell office:value-type="float" office:value="0.20187">
            <text:p>0.20187</text:p>
          </table:table-cell>
          <table:table-cell office:value-type="float" office:value="172.3976">
            <text:p>172.3976</text:p>
          </table:table-cell>
          <table:table-cell office:value-type="float" office:value="0.034802">
            <text:p>0.034802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196">
            <text:p>1019196</text:p>
          </table:table-cell>
          <table:table-cell office:value-type="string">
            <text:p>[St.Jasira.n].18</text:p>
          </table:table-cell>
          <table:table-cell table:number-columns-repeated="4"/>
          <table:table-cell office:value-type="float" office:value="0.1982">
            <text:p>0.1982</text:p>
          </table:table-cell>
          <table:table-cell office:value-type="float" office:value="151.4916">
            <text:p>151.4916</text:p>
          </table:table-cell>
          <table:table-cell office:value-type="float" office:value="0.030026">
            <text:p>0.030026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197">
            <text:p>1019197</text:p>
          </table:table-cell>
          <table:table-cell office:value-type="string">
            <text:p>[St.Jasira.n].19</text:p>
          </table:table-cell>
          <table:table-cell table:number-columns-repeated="4"/>
          <table:table-cell office:value-type="float" office:value="0.22278">
            <text:p>0.22278</text:p>
          </table:table-cell>
          <table:table-cell office:value-type="float" office:value="126.4044">
            <text:p>126.4044</text:p>
          </table:table-cell>
          <table:table-cell office:value-type="float" office:value="0.02816">
            <text:p>0.02816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198">
            <text:p>1019198</text:p>
          </table:table-cell>
          <table:table-cell office:value-type="string">
            <text:p>[St.Jasira.n].20</text:p>
          </table:table-cell>
          <table:table-cell table:number-columns-repeated="4"/>
          <table:table-cell office:value-type="float" office:value="0.20619">
            <text:p>0.20619</text:p>
          </table:table-cell>
          <table:table-cell office:value-type="float" office:value="164.0352">
            <text:p>164.0352</text:p>
          </table:table-cell>
          <table:table-cell office:value-type="float" office:value="0.033822">
            <text:p>0.033822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199">
            <text:p>1019199</text:p>
          </table:table-cell>
          <table:table-cell office:value-type="string">
            <text:p>[St.Jasira.n].21</text:p>
          </table:table-cell>
          <table:table-cell table:number-columns-repeated="4"/>
          <table:table-cell office:value-type="float" office:value="0.20002">
            <text:p>0.20002</text:p>
          </table:table-cell>
          <table:table-cell office:value-type="float" office:value="159.854">
            <text:p>159.854</text:p>
          </table:table-cell>
          <table:table-cell office:value-type="float" office:value="0.031974">
            <text:p>0.031974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200">
            <text:p>1019200</text:p>
          </table:table-cell>
          <table:table-cell office:value-type="string">
            <text:p>[St.Jasira.n].22</text:p>
          </table:table-cell>
          <table:table-cell table:number-columns-repeated="4"/>
          <table:table-cell office:value-type="float" office:value="0.19425">
            <text:p>0.19425</text:p>
          </table:table-cell>
          <table:table-cell office:value-type="float" office:value="166.1258">
            <text:p>166.1258</text:p>
          </table:table-cell>
          <table:table-cell office:value-type="float" office:value="0.03227">
            <text:p>0.03227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201">
            <text:p>1019201</text:p>
          </table:table-cell>
          <table:table-cell office:value-type="string">
            <text:p>[St.Jasira.n].23</text:p>
          </table:table-cell>
          <table:table-cell table:number-columns-repeated="4"/>
          <table:table-cell office:value-type="float" office:value="0.21439">
            <text:p>0.21439</text:p>
          </table:table-cell>
          <table:table-cell office:value-type="float" office:value="176.5788">
            <text:p>176.5788</text:p>
          </table:table-cell>
          <table:table-cell office:value-type="float" office:value="0.037857">
            <text:p>0.037857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202">
            <text:p>1019202</text:p>
          </table:table-cell>
          <table:table-cell office:value-type="string">
            <text:p>[St.Jasira.n].24</text:p>
          </table:table-cell>
          <table:table-cell table:number-columns-repeated="4"/>
          <table:table-cell office:value-type="float" office:value="0.20815">
            <text:p>0.20815</text:p>
          </table:table-cell>
          <table:table-cell office:value-type="float" office:value="187.0318">
            <text:p>187.0318</text:p>
          </table:table-cell>
          <table:table-cell office:value-type="float" office:value="0.038931">
            <text:p>0.038931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203">
            <text:p>1019203</text:p>
          </table:table-cell>
          <table:table-cell office:value-type="string">
            <text:p>[St.Albatros.n].17</text:p>
          </table:table-cell>
          <table:table-cell table:number-columns-repeated="4"/>
          <table:table-cell office:value-type="float" office:value="0.15132">
            <text:p>0.15132</text:p>
          </table:table-cell>
          <table:table-cell office:value-type="float" office:value="182.8506">
            <text:p>182.8506</text:p>
          </table:table-cell>
          <table:table-cell office:value-type="float" office:value="0.027669">
            <text:p>0.027669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204">
            <text:p>1019204</text:p>
          </table:table-cell>
          <table:table-cell office:value-type="string">
            <text:p>[St.Albatros.n].18</text:p>
          </table:table-cell>
          <table:table-cell table:number-columns-repeated="4"/>
          <table:table-cell office:value-type="float" office:value="0.16232">
            <text:p>0.16232</text:p>
          </table:table-cell>
          <table:table-cell office:value-type="float" office:value="168.2164">
            <text:p>168.2164</text:p>
          </table:table-cell>
          <table:table-cell office:value-type="float" office:value="0.027305">
            <text:p>0.027305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205">
            <text:p>1019205</text:p>
          </table:table-cell>
          <table:table-cell office:value-type="string">
            <text:p>[St.Albatros.n].19</text:p>
          </table:table-cell>
          <table:table-cell table:number-columns-repeated="4"/>
          <table:table-cell office:value-type="float" office:value="0.1557">
            <text:p>0.1557</text:p>
          </table:table-cell>
          <table:table-cell office:value-type="float" office:value="226.7532">
            <text:p>226.7532</text:p>
          </table:table-cell>
          <table:table-cell office:value-type="float" office:value="0.035305">
            <text:p>0.035305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206">
            <text:p>1019206</text:p>
          </table:table-cell>
          <table:table-cell office:value-type="string">
            <text:p>[St.Albatros.n].20</text:p>
          </table:table-cell>
          <table:table-cell table:number-columns-repeated="4"/>
          <table:table-cell office:value-type="float" office:value="0.16892">
            <text:p>0.16892</text:p>
          </table:table-cell>
          <table:table-cell office:value-type="float" office:value="178.6694">
            <text:p>178.6694</text:p>
          </table:table-cell>
          <table:table-cell office:value-type="float" office:value="0.030181">
            <text:p>0.030181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207">
            <text:p>1019207</text:p>
          </table:table-cell>
          <table:table-cell office:value-type="string">
            <text:p>[St.Albatros.n].21</text:p>
          </table:table-cell>
          <table:table-cell table:number-columns-repeated="4"/>
          <table:table-cell office:value-type="float" office:value="0.17813">
            <text:p>0.17813</text:p>
          </table:table-cell>
          <table:table-cell office:value-type="float" office:value="178.6694">
            <text:p>178.6694</text:p>
          </table:table-cell>
          <table:table-cell office:value-type="float" office:value="0.031826">
            <text:p>0.031826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208">
            <text:p>1019208</text:p>
          </table:table-cell>
          <table:table-cell office:value-type="string">
            <text:p>[St.Albatros.n].22</text:p>
          </table:table-cell>
          <table:table-cell table:number-columns-repeated="4"/>
          <table:table-cell office:value-type="float" office:value="0.15784">
            <text:p>0.15784</text:p>
          </table:table-cell>
          <table:table-cell office:value-type="float" office:value="201.666">
            <text:p>201.666</text:p>
          </table:table-cell>
          <table:table-cell office:value-type="float" office:value="0.031831">
            <text:p>0.031831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209">
            <text:p>1019209</text:p>
          </table:table-cell>
          <table:table-cell office:value-type="string">
            <text:p>[St.Albatros.n].23</text:p>
          </table:table-cell>
          <table:table-cell table:number-columns-repeated="4"/>
          <table:table-cell office:value-type="float" office:value="0.16108">
            <text:p>0.16108</text:p>
          </table:table-cell>
          <table:table-cell office:value-type="float" office:value="176.5788">
            <text:p>176.5788</text:p>
          </table:table-cell>
          <table:table-cell office:value-type="float" office:value="0.028443">
            <text:p>0.028443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210">
            <text:p>1019210</text:p>
          </table:table-cell>
          <table:table-cell office:value-type="string">
            <text:p>[St.Albatros.n].24</text:p>
          </table:table-cell>
          <table:table-cell table:number-columns-repeated="4"/>
          <table:table-cell office:value-type="float" office:value="0.16193">
            <text:p>0.16193</text:p>
          </table:table-cell>
          <table:table-cell office:value-type="float" office:value="184.9412">
            <text:p>184.9412</text:p>
          </table:table-cell>
          <table:table-cell office:value-type="float" office:value="0.029948">
            <text:p>0.029948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211">
            <text:p>1019211</text:p>
          </table:table-cell>
          <table:table-cell office:value-type="string">
            <text:p>[St.Karlena.n].17</text:p>
          </table:table-cell>
          <table:table-cell table:number-columns-repeated="4"/>
          <table:table-cell office:value-type="float" office:value="0.17666">
            <text:p>0.17666</text:p>
          </table:table-cell>
          <table:table-cell office:value-type="float" office:value="128.495">
            <text:p>128.495</text:p>
          </table:table-cell>
          <table:table-cell office:value-type="float" office:value="0.0227">
            <text:p>0.0227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212">
            <text:p>1019212</text:p>
          </table:table-cell>
          <table:table-cell office:value-type="string">
            <text:p>[St.Karlena.n].18</text:p>
          </table:table-cell>
          <table:table-cell table:number-columns-repeated="4"/>
          <table:table-cell office:value-type="float" office:value="0.17406">
            <text:p>0.17406</text:p>
          </table:table-cell>
          <table:table-cell office:value-type="float" office:value="128.495">
            <text:p>128.495</text:p>
          </table:table-cell>
          <table:table-cell office:value-type="float" office:value="0.022366">
            <text:p>0.022366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213">
            <text:p>1019213</text:p>
          </table:table-cell>
          <table:table-cell office:value-type="string">
            <text:p>[St.Karlena.n].19</text:p>
          </table:table-cell>
          <table:table-cell table:number-columns-repeated="4"/>
          <table:table-cell office:value-type="float" office:value="0.16712">
            <text:p>0.16712</text:p>
          </table:table-cell>
          <table:table-cell office:value-type="float" office:value="118.042">
            <text:p>118.042</text:p>
          </table:table-cell>
          <table:table-cell office:value-type="float" office:value="0.019727">
            <text:p>0.019727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214">
            <text:p>1019214</text:p>
          </table:table-cell>
          <table:table-cell office:value-type="string">
            <text:p>[St.Karlena.n].20</text:p>
          </table:table-cell>
          <table:table-cell table:number-columns-repeated="4"/>
          <table:table-cell office:value-type="float" office:value="0.169">
            <text:p>0.169</text:p>
          </table:table-cell>
          <table:table-cell office:value-type="float" office:value="122.2232">
            <text:p>122.2232</text:p>
          </table:table-cell>
          <table:table-cell office:value-type="float" office:value="0.020656">
            <text:p>0.020656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215">
            <text:p>1019215</text:p>
          </table:table-cell>
          <table:table-cell office:value-type="string">
            <text:p>[St.Karlena.n].21</text:p>
          </table:table-cell>
          <table:table-cell table:number-columns-repeated="4"/>
          <table:table-cell office:value-type="float" office:value="0.17018">
            <text:p>0.17018</text:p>
          </table:table-cell>
          <table:table-cell office:value-type="float" office:value="136.8574">
            <text:p>136.8574</text:p>
          </table:table-cell>
          <table:table-cell office:value-type="float" office:value="0.02329">
            <text:p>0.02329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216">
            <text:p>1019216</text:p>
          </table:table-cell>
          <table:table-cell office:value-type="string">
            <text:p>[St.Karlena.n].22</text:p>
          </table:table-cell>
          <table:table-cell table:number-columns-repeated="4"/>
          <table:table-cell office:value-type="float" office:value="0.1838">
            <text:p>0.1838</text:p>
          </table:table-cell>
          <table:table-cell office:value-type="float" office:value="111.7702">
            <text:p>111.7702</text:p>
          </table:table-cell>
          <table:table-cell office:value-type="float" office:value="0.020543">
            <text:p>0.020543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217">
            <text:p>1019217</text:p>
          </table:table-cell>
          <table:table-cell office:value-type="string">
            <text:p>[St.Karlena.n].23</text:p>
          </table:table-cell>
          <table:table-cell table:number-columns-repeated="4"/>
          <table:table-cell office:value-type="float" office:value="0.18065">
            <text:p>0.18065</text:p>
          </table:table-cell>
          <table:table-cell office:value-type="float" office:value="132.6762">
            <text:p>132.6762</text:p>
          </table:table-cell>
          <table:table-cell office:value-type="float" office:value="0.023968">
            <text:p>0.023968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218">
            <text:p>1019218</text:p>
          </table:table-cell>
          <table:table-cell office:value-type="string">
            <text:p>[St.Karlena.n].24</text:p>
          </table:table-cell>
          <table:table-cell table:number-columns-repeated="4"/>
          <table:table-cell office:value-type="float" office:value="0.17918">
            <text:p>0.17918</text:p>
          </table:table-cell>
          <table:table-cell office:value-type="float" office:value="151.4916">
            <text:p>151.4916</text:p>
          </table:table-cell>
          <table:table-cell office:value-type="float" office:value="0.027144">
            <text:p>0.027144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219">
            <text:p>1019219</text:p>
          </table:table-cell>
          <table:table-cell office:value-type="string">
            <text:p>[St.Kiebitz.n].17</text:p>
          </table:table-cell>
          <table:table-cell table:number-columns-repeated="4"/>
          <table:table-cell office:value-type="float" office:value="0.16017">
            <text:p>0.16017</text:p>
          </table:table-cell>
          <table:table-cell office:value-type="float" office:value="166.1258">
            <text:p>166.1258</text:p>
          </table:table-cell>
          <table:table-cell office:value-type="float" office:value="0.026608">
            <text:p>0.026608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220">
            <text:p>1019220</text:p>
          </table:table-cell>
          <table:table-cell office:value-type="string">
            <text:p>[St.Kiebitz.n].18</text:p>
          </table:table-cell>
          <table:table-cell table:number-columns-repeated="4"/>
          <table:table-cell office:value-type="float" office:value="0.16478">
            <text:p>0.16478</text:p>
          </table:table-cell>
          <table:table-cell office:value-type="float" office:value="157.7634">
            <text:p>157.7634</text:p>
          </table:table-cell>
          <table:table-cell office:value-type="float" office:value="0.025996">
            <text:p>0.025996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221">
            <text:p>1019221</text:p>
          </table:table-cell>
          <table:table-cell office:value-type="string">
            <text:p>[St.Kiebitz.n].19</text:p>
          </table:table-cell>
          <table:table-cell table:number-columns-repeated="4"/>
          <table:table-cell office:value-type="float" office:value="0.16681">
            <text:p>0.16681</text:p>
          </table:table-cell>
          <table:table-cell office:value-type="float" office:value="164.0352">
            <text:p>164.0352</text:p>
          </table:table-cell>
          <table:table-cell office:value-type="float" office:value="0.027363">
            <text:p>0.027363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222">
            <text:p>1019222</text:p>
          </table:table-cell>
          <table:table-cell office:value-type="string">
            <text:p>[St.Kiebitz.n].20</text:p>
          </table:table-cell>
          <table:table-cell table:number-columns-repeated="4"/>
          <table:table-cell office:value-type="float" office:value="0.16958">
            <text:p>0.16958</text:p>
          </table:table-cell>
          <table:table-cell office:value-type="float" office:value="159.854">
            <text:p>159.854</text:p>
          </table:table-cell>
          <table:table-cell office:value-type="float" office:value="0.027108">
            <text:p>0.027108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223">
            <text:p>1019223</text:p>
          </table:table-cell>
          <table:table-cell office:value-type="string">
            <text:p>[St.Kiebitz.n].21</text:p>
          </table:table-cell>
          <table:table-cell table:number-columns-repeated="4"/>
          <table:table-cell office:value-type="float" office:value="0.16009">
            <text:p>0.16009</text:p>
          </table:table-cell>
          <table:table-cell office:value-type="float" office:value="157.7634">
            <text:p>157.7634</text:p>
          </table:table-cell>
          <table:table-cell office:value-type="float" office:value="0.025256">
            <text:p>0.025256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224">
            <text:p>1019224</text:p>
          </table:table-cell>
          <table:table-cell office:value-type="string">
            <text:p>[St.Kiebitz.n].22</text:p>
          </table:table-cell>
          <table:table-cell table:number-columns-repeated="4"/>
          <table:table-cell office:value-type="float" office:value="0.16197">
            <text:p>0.16197</text:p>
          </table:table-cell>
          <table:table-cell office:value-type="float" office:value="164.0352">
            <text:p>164.0352</text:p>
          </table:table-cell>
          <table:table-cell office:value-type="float" office:value="0.026569">
            <text:p>0.026569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225">
            <text:p>1019225</text:p>
          </table:table-cell>
          <table:table-cell office:value-type="string">
            <text:p>[St.Kiebitz.n].23</text:p>
          </table:table-cell>
          <table:table-cell table:number-columns-repeated="4"/>
          <table:table-cell office:value-type="float" office:value="0.16498">
            <text:p>0.16498</text:p>
          </table:table-cell>
          <table:table-cell office:value-type="float" office:value="166.1258">
            <text:p>166.1258</text:p>
          </table:table-cell>
          <table:table-cell office:value-type="float" office:value="0.027407">
            <text:p>0.027407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226">
            <text:p>1019226</text:p>
          </table:table-cell>
          <table:table-cell office:value-type="string">
            <text:p>[St.Kiebitz.n].24</text:p>
          </table:table-cell>
          <table:table-cell table:number-columns-repeated="4"/>
          <table:table-cell office:value-type="float" office:value="0.1661">
            <text:p>0.1661</text:p>
          </table:table-cell>
          <table:table-cell office:value-type="float" office:value="176.5788">
            <text:p>176.5788</text:p>
          </table:table-cell>
          <table:table-cell office:value-type="float" office:value="0.02933">
            <text:p>0.02933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227">
            <text:p>1019227</text:p>
          </table:table-cell>
          <table:table-cell office:value-type="string">
            <text:p>[St.Kolibri.n].17</text:p>
          </table:table-cell>
          <table:table-cell table:number-columns-repeated="4"/>
          <table:table-cell office:value-type="float" office:value="0.16673">
            <text:p>0.16673</text:p>
          </table:table-cell>
          <table:table-cell office:value-type="float" office:value="145.2198">
            <text:p>145.2198</text:p>
          </table:table-cell>
          <table:table-cell office:value-type="float" office:value="0.024212">
            <text:p>0.024212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228">
            <text:p>1019228</text:p>
          </table:table-cell>
          <table:table-cell office:value-type="string">
            <text:p>[St.Kolibri.n].18</text:p>
          </table:table-cell>
          <table:table-cell table:number-columns-repeated="4"/>
          <table:table-cell office:value-type="float" office:value="0.16577">
            <text:p>0.16577</text:p>
          </table:table-cell>
          <table:table-cell office:value-type="float" office:value="122.2232">
            <text:p>122.2232</text:p>
          </table:table-cell>
          <table:table-cell office:value-type="float" office:value="0.020261">
            <text:p>0.020261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229">
            <text:p>1019229</text:p>
          </table:table-cell>
          <table:table-cell office:value-type="string">
            <text:p>[St.Kolibri.n].19</text:p>
          </table:table-cell>
          <table:table-cell table:number-columns-repeated="4"/>
          <table:table-cell office:value-type="float" office:value="0.17541">
            <text:p>0.17541</text:p>
          </table:table-cell>
          <table:table-cell office:value-type="float" office:value="118.042">
            <text:p>118.042</text:p>
          </table:table-cell>
          <table:table-cell office:value-type="float" office:value="0.020706">
            <text:p>0.020706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230">
            <text:p>1019230</text:p>
          </table:table-cell>
          <table:table-cell office:value-type="string">
            <text:p>[St.Kolibri.n].20</text:p>
          </table:table-cell>
          <table:table-cell table:number-columns-repeated="4"/>
          <table:table-cell office:value-type="float" office:value="0.16593">
            <text:p>0.16593</text:p>
          </table:table-cell>
          <table:table-cell office:value-type="float" office:value="128.495">
            <text:p>128.495</text:p>
          </table:table-cell>
          <table:table-cell office:value-type="float" office:value="0.021321">
            <text:p>0.021321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231">
            <text:p>1019231</text:p>
          </table:table-cell>
          <table:table-cell office:value-type="string">
            <text:p>[St.Kolibri.n].21</text:p>
          </table:table-cell>
          <table:table-cell table:number-columns-repeated="4"/>
          <table:table-cell office:value-type="float" office:value="0.15269">
            <text:p>0.15269</text:p>
          </table:table-cell>
          <table:table-cell office:value-type="float" office:value="159.854">
            <text:p>159.854</text:p>
          </table:table-cell>
          <table:table-cell office:value-type="float" office:value="0.024408">
            <text:p>0.024408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232">
            <text:p>1019232</text:p>
          </table:table-cell>
          <table:table-cell office:value-type="string">
            <text:p>[St.Kolibri.n].22</text:p>
          </table:table-cell>
          <table:table-cell table:number-columns-repeated="4"/>
          <table:table-cell office:value-type="float" office:value="0.14934">
            <text:p>0.14934</text:p>
          </table:table-cell>
          <table:table-cell office:value-type="float" office:value="128.495">
            <text:p>128.495</text:p>
          </table:table-cell>
          <table:table-cell office:value-type="float" office:value="0.019189">
            <text:p>0.019189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233">
            <text:p>1019233</text:p>
          </table:table-cell>
          <table:table-cell office:value-type="string">
            <text:p>[St.Kolibri.n].23</text:p>
          </table:table-cell>
          <table:table-cell table:number-columns-repeated="4"/>
          <table:table-cell office:value-type="float" office:value="0.16076">
            <text:p>0.16076</text:p>
          </table:table-cell>
          <table:table-cell office:value-type="float" office:value="157.7634">
            <text:p>157.7634</text:p>
          </table:table-cell>
          <table:table-cell office:value-type="float" office:value="0.025362">
            <text:p>0.025362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234">
            <text:p>1019234</text:p>
          </table:table-cell>
          <table:table-cell office:value-type="string">
            <text:p>[St.Kolibri.n].24</text:p>
          </table:table-cell>
          <table:table-cell table:number-columns-repeated="4"/>
          <table:table-cell office:value-type="float" office:value="0.16434">
            <text:p>0.16434</text:p>
          </table:table-cell>
          <table:table-cell office:value-type="float" office:value="159.854">
            <text:p>159.854</text:p>
          </table:table-cell>
          <table:table-cell office:value-type="float" office:value="0.02627">
            <text:p>0.02627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235">
            <text:p>1019235</text:p>
          </table:table-cell>
          <table:table-cell office:value-type="string">
            <text:p>[St.Kormoran.n].17</text:p>
          </table:table-cell>
          <table:table-cell table:number-columns-repeated="4"/>
          <table:table-cell office:value-type="float" office:value="0.1676">
            <text:p>0.1676</text:p>
          </table:table-cell>
          <table:table-cell office:value-type="float" office:value="193.3036">
            <text:p>193.3036</text:p>
          </table:table-cell>
          <table:table-cell office:value-type="float" office:value="0.032398">
            <text:p>0.032398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236">
            <text:p>1019236</text:p>
          </table:table-cell>
          <table:table-cell office:value-type="string">
            <text:p>[St.Kormoran.n].18</text:p>
          </table:table-cell>
          <table:table-cell table:number-columns-repeated="4"/>
          <table:table-cell office:value-type="float" office:value="0.15269">
            <text:p>0.15269</text:p>
          </table:table-cell>
          <table:table-cell office:value-type="float" office:value="235.1156">
            <text:p>235.1156</text:p>
          </table:table-cell>
          <table:table-cell office:value-type="float" office:value="0.0359">
            <text:p>0.0359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237">
            <text:p>1019237</text:p>
          </table:table-cell>
          <table:table-cell office:value-type="string">
            <text:p>[St.Kormoran.n].19</text:p>
          </table:table-cell>
          <table:table-cell table:number-columns-repeated="4"/>
          <table:table-cell office:value-type="float" office:value="0.16565">
            <text:p>0.16565</text:p>
          </table:table-cell>
          <table:table-cell office:value-type="float" office:value="191.213">
            <text:p>191.213</text:p>
          </table:table-cell>
          <table:table-cell office:value-type="float" office:value="0.031674">
            <text:p>0.031674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238">
            <text:p>1019238</text:p>
          </table:table-cell>
          <table:table-cell office:value-type="string">
            <text:p>[St.Kormoran.n].20</text:p>
          </table:table-cell>
          <table:table-cell table:number-columns-repeated="4"/>
          <table:table-cell office:value-type="float" office:value="0.1546">
            <text:p>0.1546</text:p>
          </table:table-cell>
          <table:table-cell office:value-type="float" office:value="241.3874">
            <text:p>241.3874</text:p>
          </table:table-cell>
          <table:table-cell office:value-type="float" office:value="0.037318">
            <text:p>0.037318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239">
            <text:p>1019239</text:p>
          </table:table-cell>
          <table:table-cell office:value-type="string">
            <text:p>[St.Kormoran.n].21</text:p>
          </table:table-cell>
          <table:table-cell table:number-columns-repeated="4"/>
          <table:table-cell office:value-type="float" office:value="0.19322">
            <text:p>0.19322</text:p>
          </table:table-cell>
          <table:table-cell office:value-type="float" office:value="159.854">
            <text:p>159.854</text:p>
          </table:table-cell>
          <table:table-cell office:value-type="float" office:value="0.030887">
            <text:p>0.030887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240">
            <text:p>1019240</text:p>
          </table:table-cell>
          <table:table-cell office:value-type="string">
            <text:p>[St.Kormoran.n].22</text:p>
          </table:table-cell>
          <table:table-cell table:number-columns-repeated="4"/>
          <table:table-cell office:value-type="float" office:value="0.16055">
            <text:p>0.16055</text:p>
          </table:table-cell>
          <table:table-cell office:value-type="float" office:value="230.9344">
            <text:p>230.9344</text:p>
          </table:table-cell>
          <table:table-cell office:value-type="float" office:value="0.037077">
            <text:p>0.037077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241">
            <text:p>1019241</text:p>
          </table:table-cell>
          <table:table-cell office:value-type="string">
            <text:p>[St.Kormoran.n].23</text:p>
          </table:table-cell>
          <table:table-cell table:number-columns-repeated="4"/>
          <table:table-cell office:value-type="float" office:value="0.15671">
            <text:p>0.15671</text:p>
          </table:table-cell>
          <table:table-cell office:value-type="float" office:value="241.3874">
            <text:p>241.3874</text:p>
          </table:table-cell>
          <table:table-cell office:value-type="float" office:value="0.037828">
            <text:p>0.037828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242">
            <text:p>1019242</text:p>
          </table:table-cell>
          <table:table-cell office:value-type="string">
            <text:p>[St.Kormoran.n].24</text:p>
          </table:table-cell>
          <table:table-cell table:number-columns-repeated="4"/>
          <table:table-cell office:value-type="float" office:value="0.18383">
            <text:p>0.18383</text:p>
          </table:table-cell>
          <table:table-cell office:value-type="float" office:value="203.7566">
            <text:p>203.7566</text:p>
          </table:table-cell>
          <table:table-cell office:value-type="float" office:value="0.037457">
            <text:p>0.037457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243">
            <text:p>1019243</text:p>
          </table:table-cell>
          <table:table-cell office:value-type="string">
            <text:p>[St.Maxilla.n].17</text:p>
          </table:table-cell>
          <table:table-cell table:number-columns-repeated="4"/>
          <table:table-cell office:value-type="float" office:value="0.18696">
            <text:p>0.18696</text:p>
          </table:table-cell>
          <table:table-cell office:value-type="float" office:value="151.4916">
            <text:p>151.4916</text:p>
          </table:table-cell>
          <table:table-cell office:value-type="float" office:value="0.028323">
            <text:p>0.028323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244">
            <text:p>1019244</text:p>
          </table:table-cell>
          <table:table-cell office:value-type="string">
            <text:p>[St.Maxilla.n].18</text:p>
          </table:table-cell>
          <table:table-cell table:number-columns-repeated="4"/>
          <table:table-cell office:value-type="float" office:value="0.18908">
            <text:p>0.18908</text:p>
          </table:table-cell>
          <table:table-cell office:value-type="float" office:value="159.854">
            <text:p>159.854</text:p>
          </table:table-cell>
          <table:table-cell office:value-type="float" office:value="0.030225">
            <text:p>0.030225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245">
            <text:p>1019245</text:p>
          </table:table-cell>
          <table:table-cell office:value-type="string">
            <text:p>[St.Maxilla.n].19</text:p>
          </table:table-cell>
          <table:table-cell table:number-columns-repeated="4"/>
          <table:table-cell office:value-type="float" office:value="0.17823">
            <text:p>0.17823</text:p>
          </table:table-cell>
          <table:table-cell office:value-type="float" office:value="134.7668">
            <text:p>134.7668</text:p>
          </table:table-cell>
          <table:table-cell office:value-type="float" office:value="0.024019">
            <text:p>0.024019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246">
            <text:p>1019246</text:p>
          </table:table-cell>
          <table:table-cell office:value-type="string">
            <text:p>[St.Maxilla.n].20</text:p>
          </table:table-cell>
          <table:table-cell table:number-columns-repeated="4"/>
          <table:table-cell office:value-type="float" office:value="0.18449">
            <text:p>0.18449</text:p>
          </table:table-cell>
          <table:table-cell office:value-type="float" office:value="138.948">
            <text:p>138.948</text:p>
          </table:table-cell>
          <table:table-cell office:value-type="float" office:value="0.025635">
            <text:p>0.025635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247">
            <text:p>1019247</text:p>
          </table:table-cell>
          <table:table-cell office:value-type="string">
            <text:p>[St.Maxilla.n].21</text:p>
          </table:table-cell>
          <table:table-cell table:number-columns-repeated="4"/>
          <table:table-cell office:value-type="float" office:value="0.19147">
            <text:p>0.19147</text:p>
          </table:table-cell>
          <table:table-cell office:value-type="float" office:value="151.4916">
            <text:p>151.4916</text:p>
          </table:table-cell>
          <table:table-cell office:value-type="float" office:value="0.029006">
            <text:p>0.029006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248">
            <text:p>1019248</text:p>
          </table:table-cell>
          <table:table-cell office:value-type="string">
            <text:p>[St.Maxilla.n].22</text:p>
          </table:table-cell>
          <table:table-cell table:number-columns-repeated="4"/>
          <table:table-cell office:value-type="float" office:value="0.16782">
            <text:p>0.16782</text:p>
          </table:table-cell>
          <table:table-cell office:value-type="float" office:value="172.3976">
            <text:p>172.3976</text:p>
          </table:table-cell>
          <table:table-cell office:value-type="float" office:value="0.028932">
            <text:p>0.028932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249">
            <text:p>1019249</text:p>
          </table:table-cell>
          <table:table-cell office:value-type="string">
            <text:p>[St.Maxilla.n].23</text:p>
          </table:table-cell>
          <table:table-cell table:number-columns-repeated="4"/>
          <table:table-cell office:value-type="float" office:value="0.18007">
            <text:p>0.18007</text:p>
          </table:table-cell>
          <table:table-cell office:value-type="float" office:value="176.5788">
            <text:p>176.5788</text:p>
          </table:table-cell>
          <table:table-cell office:value-type="float" office:value="0.031797">
            <text:p>0.031797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250">
            <text:p>1019250</text:p>
          </table:table-cell>
          <table:table-cell office:value-type="string">
            <text:p>[St.Maxilla.n].24</text:p>
          </table:table-cell>
          <table:table-cell table:number-columns-repeated="4"/>
          <table:table-cell office:value-type="float" office:value="0.18688">
            <text:p>0.18688</text:p>
          </table:table-cell>
          <table:table-cell office:value-type="float" office:value="176.5788">
            <text:p>176.5788</text:p>
          </table:table-cell>
          <table:table-cell office:value-type="float" office:value="0.032999">
            <text:p>0.032999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251">
            <text:p>1019251</text:p>
          </table:table-cell>
          <table:table-cell office:value-type="string">
            <text:p>[St.Pirol.n].17</text:p>
          </table:table-cell>
          <table:table-cell table:number-columns-repeated="4"/>
          <table:table-cell office:value-type="float" office:value="0.17259">
            <text:p>0.17259</text:p>
          </table:table-cell>
          <table:table-cell office:value-type="float" office:value="164.0352">
            <text:p>164.0352</text:p>
          </table:table-cell>
          <table:table-cell office:value-type="float" office:value="0.028311">
            <text:p>0.028311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252">
            <text:p>1019252</text:p>
          </table:table-cell>
          <table:table-cell office:value-type="string">
            <text:p>[St.Pirol.n].18</text:p>
          </table:table-cell>
          <table:table-cell table:number-columns-repeated="4"/>
          <table:table-cell office:value-type="float" office:value="0.1755">
            <text:p>0.1755</text:p>
          </table:table-cell>
          <table:table-cell office:value-type="float" office:value="157.7634">
            <text:p>157.7634</text:p>
          </table:table-cell>
          <table:table-cell office:value-type="float" office:value="0.027687">
            <text:p>0.027687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253">
            <text:p>1019253</text:p>
          </table:table-cell>
          <table:table-cell office:value-type="string">
            <text:p>[St.Pirol.n].19</text:p>
          </table:table-cell>
          <table:table-cell table:number-columns-repeated="4"/>
          <table:table-cell office:value-type="float" office:value="0.17805">
            <text:p>0.17805</text:p>
          </table:table-cell>
          <table:table-cell office:value-type="float" office:value="132.6762">
            <text:p>132.6762</text:p>
          </table:table-cell>
          <table:table-cell office:value-type="float" office:value="0.023623">
            <text:p>0.023623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254">
            <text:p>1019254</text:p>
          </table:table-cell>
          <table:table-cell office:value-type="string">
            <text:p>[St.Pirol.n].20</text:p>
          </table:table-cell>
          <table:table-cell table:number-columns-repeated="4"/>
          <table:table-cell office:value-type="float" office:value="0.16697">
            <text:p>0.16697</text:p>
          </table:table-cell>
          <table:table-cell office:value-type="float" office:value="147.3104">
            <text:p>147.3104</text:p>
          </table:table-cell>
          <table:table-cell office:value-type="float" office:value="0.024596">
            <text:p>0.024596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255">
            <text:p>1019255</text:p>
          </table:table-cell>
          <table:table-cell office:value-type="string">
            <text:p>[St.Pirol.n].21</text:p>
          </table:table-cell>
          <table:table-cell table:number-columns-repeated="4"/>
          <table:table-cell office:value-type="float" office:value="0.18204">
            <text:p>0.18204</text:p>
          </table:table-cell>
          <table:table-cell office:value-type="float" office:value="155.6728">
            <text:p>155.6728</text:p>
          </table:table-cell>
          <table:table-cell office:value-type="float" office:value="0.028339">
            <text:p>0.028339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256">
            <text:p>1019256</text:p>
          </table:table-cell>
          <table:table-cell office:value-type="string">
            <text:p>[St.Pirol.n].22</text:p>
          </table:table-cell>
          <table:table-cell table:number-columns-repeated="4"/>
          <table:table-cell office:value-type="float" office:value="0.18408">
            <text:p>0.18408</text:p>
          </table:table-cell>
          <table:table-cell office:value-type="float" office:value="153.5822">
            <text:p>153.5822</text:p>
          </table:table-cell>
          <table:table-cell office:value-type="float" office:value="0.028271">
            <text:p>0.028271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257">
            <text:p>1019257</text:p>
          </table:table-cell>
          <table:table-cell office:value-type="string">
            <text:p>[St.Pirol.n].23</text:p>
          </table:table-cell>
          <table:table-cell table:number-columns-repeated="4"/>
          <table:table-cell office:value-type="float" office:value="0.175">
            <text:p>0.175</text:p>
          </table:table-cell>
          <table:table-cell office:value-type="float" office:value="151.4916">
            <text:p>151.4916</text:p>
          </table:table-cell>
          <table:table-cell office:value-type="float" office:value="0.026511">
            <text:p>0.026511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258">
            <text:p>1019258</text:p>
          </table:table-cell>
          <table:table-cell office:value-type="string">
            <text:p>[St.Pirol.n].24</text:p>
          </table:table-cell>
          <table:table-cell table:number-columns-repeated="4"/>
          <table:table-cell office:value-type="float" office:value="0.186">
            <text:p>0.186</text:p>
          </table:table-cell>
          <table:table-cell office:value-type="float" office:value="157.7634">
            <text:p>157.7634</text:p>
          </table:table-cell>
          <table:table-cell office:value-type="float" office:value="0.029344">
            <text:p>0.029344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259">
            <text:p>1019259</text:p>
          </table:table-cell>
          <table:table-cell office:value-type="string">
            <text:p>[St.Burana.n].20</text:p>
          </table:table-cell>
          <table:table-cell table:number-columns-repeated="4"/>
          <table:table-cell office:value-type="float" office:value="0.13822">
            <text:p>0.13822</text:p>
          </table:table-cell>
          <table:table-cell office:value-type="float" office:value="222.572">
            <text:p>222.572</text:p>
          </table:table-cell>
          <table:table-cell office:value-type="float" office:value="0.030764">
            <text:p>0.030764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260">
            <text:p>1019260</text:p>
          </table:table-cell>
          <table:table-cell office:value-type="string">
            <text:p>[St.Burana.n].21</text:p>
          </table:table-cell>
          <table:table-cell table:number-columns-repeated="4"/>
          <table:table-cell office:value-type="float" office:value="0.15211">
            <text:p>0.15211</text:p>
          </table:table-cell>
          <table:table-cell office:value-type="float" office:value="222.572">
            <text:p>222.572</text:p>
          </table:table-cell>
          <table:table-cell office:value-type="float" office:value="0.033855">
            <text:p>0.033855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261">
            <text:p>1019261</text:p>
          </table:table-cell>
          <table:table-cell office:value-type="string">
            <text:p>[St.Burana.n].22</text:p>
          </table:table-cell>
          <table:table-cell table:number-columns-repeated="4"/>
          <table:table-cell office:value-type="float" office:value="0.13216">
            <text:p>0.13216</text:p>
          </table:table-cell>
          <table:table-cell office:value-type="float" office:value="205.8472">
            <text:p>205.8472</text:p>
          </table:table-cell>
          <table:table-cell office:value-type="float" office:value="0.027205">
            <text:p>0.027205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262">
            <text:p>1019262</text:p>
          </table:table-cell>
          <table:table-cell office:value-type="string">
            <text:p>[St.Burana.n].23</text:p>
          </table:table-cell>
          <table:table-cell table:number-columns-repeated="4"/>
          <table:table-cell office:value-type="float" office:value="0.12268">
            <text:p>0.12268</text:p>
          </table:table-cell>
          <table:table-cell office:value-type="float" office:value="239.2968">
            <text:p>239.2968</text:p>
          </table:table-cell>
          <table:table-cell office:value-type="float" office:value="0.029357">
            <text:p>0.029357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263">
            <text:p>1019263</text:p>
          </table:table-cell>
          <table:table-cell office:value-type="string">
            <text:p>[St.Burana.n].24</text:p>
          </table:table-cell>
          <table:table-cell table:number-columns-repeated="4"/>
          <table:table-cell office:value-type="float" office:value="0.12299">
            <text:p>0.12299</text:p>
          </table:table-cell>
          <table:table-cell office:value-type="float" office:value="222.572">
            <text:p>222.572</text:p>
          </table:table-cell>
          <table:table-cell office:value-type="float" office:value="0.027374">
            <text:p>0.027374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264">
            <text:p>1019264</text:p>
          </table:table-cell>
          <table:table-cell office:value-type="string">
            <text:p>[St.Burana.n].25</text:p>
          </table:table-cell>
          <table:table-cell table:number-columns-repeated="4"/>
          <table:table-cell office:value-type="float" office:value="0.1252">
            <text:p>0.1252</text:p>
          </table:table-cell>
          <table:table-cell office:value-type="float" office:value="210.0284">
            <text:p>210.0284</text:p>
          </table:table-cell>
          <table:table-cell office:value-type="float" office:value="0.026296">
            <text:p>0.026296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265">
            <text:p>1019265</text:p>
          </table:table-cell>
          <table:table-cell office:value-type="string">
            <text:p>[St.Burana.n].26</text:p>
          </table:table-cell>
          <table:table-cell table:number-columns-repeated="4"/>
          <table:table-cell office:value-type="float" office:value="0.15392">
            <text:p>0.15392</text:p>
          </table:table-cell>
          <table:table-cell office:value-type="float" office:value="212.119">
            <text:p>212.119</text:p>
          </table:table-cell>
          <table:table-cell office:value-type="float" office:value="0.032649">
            <text:p>0.032649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266">
            <text:p>1019266</text:p>
          </table:table-cell>
          <table:table-cell office:value-type="string">
            <text:p>[St.Burana.n].27</text:p>
          </table:table-cell>
          <table:table-cell table:number-columns-repeated="4"/>
          <table:table-cell office:value-type="float" office:value="0.1602">
            <text:p>0.1602</text:p>
          </table:table-cell>
          <table:table-cell office:value-type="float" office:value="214.2096">
            <text:p>214.2096</text:p>
          </table:table-cell>
          <table:table-cell office:value-type="float" office:value="0.034316">
            <text:p>0.034316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267">
            <text:p>1019267</text:p>
          </table:table-cell>
          <table:table-cell office:value-type="string">
            <text:p>[St.Golf.n].20</text:p>
          </table:table-cell>
          <table:table-cell table:number-columns-repeated="4"/>
          <table:table-cell office:value-type="float" office:value="0.17953">
            <text:p>0.17953</text:p>
          </table:table-cell>
          <table:table-cell office:value-type="float" office:value="176.5788">
            <text:p>176.5788</text:p>
          </table:table-cell>
          <table:table-cell office:value-type="float" office:value="0.031701">
            <text:p>0.031701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268">
            <text:p>1019268</text:p>
          </table:table-cell>
          <table:table-cell office:value-type="string">
            <text:p>[St.Golf.n].21</text:p>
          </table:table-cell>
          <table:table-cell table:number-columns-repeated="4"/>
          <table:table-cell office:value-type="float" office:value="0.1632">
            <text:p>0.1632</text:p>
          </table:table-cell>
          <table:table-cell office:value-type="float" office:value="147.3104">
            <text:p>147.3104</text:p>
          </table:table-cell>
          <table:table-cell office:value-type="float" office:value="0.024041">
            <text:p>0.024041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269">
            <text:p>1019269</text:p>
          </table:table-cell>
          <table:table-cell office:value-type="string">
            <text:p>[St.Golf.n].22</text:p>
          </table:table-cell>
          <table:table-cell table:number-columns-repeated="4"/>
          <table:table-cell office:value-type="float" office:value="0.17129">
            <text:p>0.17129</text:p>
          </table:table-cell>
          <table:table-cell office:value-type="float" office:value="147.3104">
            <text:p>147.3104</text:p>
          </table:table-cell>
          <table:table-cell office:value-type="float" office:value="0.025233">
            <text:p>0.025233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270">
            <text:p>1019270</text:p>
          </table:table-cell>
          <table:table-cell office:value-type="string">
            <text:p>[St.Golf.n].23</text:p>
          </table:table-cell>
          <table:table-cell table:number-columns-repeated="4"/>
          <table:table-cell office:value-type="float" office:value="0.16181">
            <text:p>0.16181</text:p>
          </table:table-cell>
          <table:table-cell office:value-type="float" office:value="141.0386">
            <text:p>141.0386</text:p>
          </table:table-cell>
          <table:table-cell office:value-type="float" office:value="0.022821">
            <text:p>0.022821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271">
            <text:p>1019271</text:p>
          </table:table-cell>
          <table:table-cell office:value-type="string">
            <text:p>[St.Golf.n].24</text:p>
          </table:table-cell>
          <table:table-cell table:number-columns-repeated="4"/>
          <table:table-cell office:value-type="float" office:value="0.18904">
            <text:p>0.18904</text:p>
          </table:table-cell>
          <table:table-cell office:value-type="float" office:value="172.3976">
            <text:p>172.3976</text:p>
          </table:table-cell>
          <table:table-cell office:value-type="float" office:value="0.03259">
            <text:p>0.03259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272">
            <text:p>1019272</text:p>
          </table:table-cell>
          <table:table-cell office:value-type="string">
            <text:p>[St.Golf.n].25</text:p>
          </table:table-cell>
          <table:table-cell table:number-columns-repeated="4"/>
          <table:table-cell office:value-type="float" office:value="0.16504">
            <text:p>0.16504</text:p>
          </table:table-cell>
          <table:table-cell office:value-type="float" office:value="203.7566">
            <text:p>203.7566</text:p>
          </table:table-cell>
          <table:table-cell office:value-type="float" office:value="0.033628">
            <text:p>0.033628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273">
            <text:p>1019273</text:p>
          </table:table-cell>
          <table:table-cell office:value-type="string">
            <text:p>[St.Golf.n].26</text:p>
          </table:table-cell>
          <table:table-cell table:number-columns-repeated="4"/>
          <table:table-cell office:value-type="float" office:value="0.16898">
            <text:p>0.16898</text:p>
          </table:table-cell>
          <table:table-cell office:value-type="float" office:value="205.8472">
            <text:p>205.8472</text:p>
          </table:table-cell>
          <table:table-cell office:value-type="float" office:value="0.034784">
            <text:p>0.034784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274">
            <text:p>1019274</text:p>
          </table:table-cell>
          <table:table-cell office:value-type="string">
            <text:p>[St.Golf.n].27</text:p>
          </table:table-cell>
          <table:table-cell table:number-columns-repeated="4"/>
          <table:table-cell office:value-type="float" office:value="0.18488">
            <text:p>0.18488</text:p>
          </table:table-cell>
          <table:table-cell office:value-type="float" office:value="180.76">
            <text:p>180.76</text:p>
          </table:table-cell>
          <table:table-cell office:value-type="float" office:value="0.033419">
            <text:p>0.033419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275">
            <text:p>1019275</text:p>
          </table:table-cell>
          <table:table-cell office:value-type="string">
            <text:p>[St.Priamos.n].20</text:p>
          </table:table-cell>
          <table:table-cell table:number-columns-repeated="4"/>
          <table:table-cell office:value-type="float" office:value="0.14597">
            <text:p>0.14597</text:p>
          </table:table-cell>
          <table:table-cell office:value-type="float" office:value="182.8506">
            <text:p>182.8506</text:p>
          </table:table-cell>
          <table:table-cell office:value-type="float" office:value="0.026691">
            <text:p>0.026691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276">
            <text:p>1019276</text:p>
          </table:table-cell>
          <table:table-cell office:value-type="string">
            <text:p>[St.Priamos.n].21</text:p>
          </table:table-cell>
          <table:table-cell table:number-columns-repeated="4"/>
          <table:table-cell office:value-type="float" office:value="0.18488">
            <text:p>0.18488</text:p>
          </table:table-cell>
          <table:table-cell office:value-type="float" office:value="189.1224">
            <text:p>189.1224</text:p>
          </table:table-cell>
          <table:table-cell office:value-type="float" office:value="0.034965">
            <text:p>0.034965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277">
            <text:p>1019277</text:p>
          </table:table-cell>
          <table:table-cell office:value-type="string">
            <text:p>[St.Priamos.n].22</text:p>
          </table:table-cell>
          <table:table-cell table:number-columns-repeated="4"/>
          <table:table-cell office:value-type="float" office:value="0.16146">
            <text:p>0.16146</text:p>
          </table:table-cell>
          <table:table-cell office:value-type="float" office:value="212.119">
            <text:p>212.119</text:p>
          </table:table-cell>
          <table:table-cell office:value-type="float" office:value="0.034249">
            <text:p>0.034249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278">
            <text:p>1019278</text:p>
          </table:table-cell>
          <table:table-cell office:value-type="string">
            <text:p>[St.Priamos.n].23</text:p>
          </table:table-cell>
          <table:table-cell table:number-columns-repeated="4"/>
          <table:table-cell office:value-type="float" office:value="0.17522">
            <text:p>0.17522</text:p>
          </table:table-cell>
          <table:table-cell office:value-type="float" office:value="233.025">
            <text:p>233.025</text:p>
          </table:table-cell>
          <table:table-cell office:value-type="float" office:value="0.040831">
            <text:p>0.040831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279">
            <text:p>1019279</text:p>
          </table:table-cell>
          <table:table-cell office:value-type="string">
            <text:p>[St.Priamos.n].24</text:p>
          </table:table-cell>
          <table:table-cell table:number-columns-repeated="4"/>
          <table:table-cell office:value-type="float" office:value="0.14863">
            <text:p>0.14863</text:p>
          </table:table-cell>
          <table:table-cell office:value-type="float" office:value="201.666">
            <text:p>201.666</text:p>
          </table:table-cell>
          <table:table-cell office:value-type="float" office:value="0.029974">
            <text:p>0.029974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280">
            <text:p>1019280</text:p>
          </table:table-cell>
          <table:table-cell office:value-type="string">
            <text:p>[St.Priamos.n].25</text:p>
          </table:table-cell>
          <table:table-cell table:number-columns-repeated="4"/>
          <table:table-cell office:value-type="float" office:value="0.1631">
            <text:p>0.1631</text:p>
          </table:table-cell>
          <table:table-cell office:value-type="float" office:value="199.5754">
            <text:p>199.5754</text:p>
          </table:table-cell>
          <table:table-cell office:value-type="float" office:value="0.032551">
            <text:p>0.032551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281">
            <text:p>1019281</text:p>
          </table:table-cell>
          <table:table-cell office:value-type="string">
            <text:p>[St.Priamos.n].26</text:p>
          </table:table-cell>
          <table:table-cell table:number-columns-repeated="4"/>
          <table:table-cell office:value-type="float" office:value="0.1705">
            <text:p>0.1705</text:p>
          </table:table-cell>
          <table:table-cell office:value-type="float" office:value="197.4848">
            <text:p>197.4848</text:p>
          </table:table-cell>
          <table:table-cell office:value-type="float" office:value="0.033671">
            <text:p>0.033671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282">
            <text:p>1019282</text:p>
          </table:table-cell>
          <table:table-cell office:value-type="string">
            <text:p>[St.Priamos.n].27</text:p>
          </table:table-cell>
          <table:table-cell table:number-columns-repeated="4"/>
          <table:table-cell office:value-type="float" office:value="0.15707">
            <text:p>0.15707</text:p>
          </table:table-cell>
          <table:table-cell office:value-type="float" office:value="220.4814">
            <text:p>220.4814</text:p>
          </table:table-cell>
          <table:table-cell office:value-type="float" office:value="0.034631">
            <text:p>0.034631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283">
            <text:p>1019283</text:p>
          </table:table-cell>
          <table:table-cell office:value-type="string">
            <text:p>[St.Ramses.n].20</text:p>
          </table:table-cell>
          <table:table-cell table:number-columns-repeated="4"/>
          <table:table-cell office:value-type="float" office:value="0.18421">
            <text:p>0.18421</text:p>
          </table:table-cell>
          <table:table-cell office:value-type="float" office:value="149.401">
            <text:p>149.401</text:p>
          </table:table-cell>
          <table:table-cell office:value-type="float" office:value="0.027521">
            <text:p>0.027521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284">
            <text:p>1019284</text:p>
          </table:table-cell>
          <table:table-cell office:value-type="string">
            <text:p>[St.Ramses.n].21</text:p>
          </table:table-cell>
          <table:table-cell table:number-columns-repeated="4"/>
          <table:table-cell office:value-type="float" office:value="0.18461">
            <text:p>0.18461</text:p>
          </table:table-cell>
          <table:table-cell office:value-type="float" office:value="210.0284">
            <text:p>210.0284</text:p>
          </table:table-cell>
          <table:table-cell office:value-type="float" office:value="0.038773">
            <text:p>0.038773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285">
            <text:p>1019285</text:p>
          </table:table-cell>
          <table:table-cell office:value-type="string">
            <text:p>[St.Ramses.n].22</text:p>
          </table:table-cell>
          <table:table-cell table:number-columns-repeated="4"/>
          <table:table-cell office:value-type="float" office:value="0.19367">
            <text:p>0.19367</text:p>
          </table:table-cell>
          <table:table-cell office:value-type="float" office:value="132.6762">
            <text:p>132.6762</text:p>
          </table:table-cell>
          <table:table-cell office:value-type="float" office:value="0.025695">
            <text:p>0.025695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286">
            <text:p>1019286</text:p>
          </table:table-cell>
          <table:table-cell office:value-type="string">
            <text:p>[St.Ramses.n].23</text:p>
          </table:table-cell>
          <table:table-cell table:number-columns-repeated="4"/>
          <table:table-cell office:value-type="float" office:value="0.17924">
            <text:p>0.17924</text:p>
          </table:table-cell>
          <table:table-cell office:value-type="float" office:value="159.854">
            <text:p>159.854</text:p>
          </table:table-cell>
          <table:table-cell office:value-type="float" office:value="0.028652">
            <text:p>0.028652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287">
            <text:p>1019287</text:p>
          </table:table-cell>
          <table:table-cell office:value-type="string">
            <text:p>[St.Ramses.n].24</text:p>
          </table:table-cell>
          <table:table-cell table:number-columns-repeated="4"/>
          <table:table-cell office:value-type="float" office:value="0.177">
            <text:p>0.177</text:p>
          </table:table-cell>
          <table:table-cell office:value-type="float" office:value="187.0318">
            <text:p>187.0318</text:p>
          </table:table-cell>
          <table:table-cell office:value-type="float" office:value="0.033105">
            <text:p>0.033105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288">
            <text:p>1019288</text:p>
          </table:table-cell>
          <table:table-cell office:value-type="string">
            <text:p>[St.Ramses.n].25</text:p>
          </table:table-cell>
          <table:table-cell table:number-columns-repeated="4"/>
          <table:table-cell office:value-type="float" office:value="0.16612">
            <text:p>0.16612</text:p>
          </table:table-cell>
          <table:table-cell office:value-type="float" office:value="212.119">
            <text:p>212.119</text:p>
          </table:table-cell>
          <table:table-cell office:value-type="float" office:value="0.035237">
            <text:p>0.035237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289">
            <text:p>1019289</text:p>
          </table:table-cell>
          <table:table-cell office:value-type="string">
            <text:p>[St.Ramses.n].26</text:p>
          </table:table-cell>
          <table:table-cell table:number-columns-repeated="4"/>
          <table:table-cell office:value-type="float" office:value="0.1837">
            <text:p>0.1837</text:p>
          </table:table-cell>
          <table:table-cell office:value-type="float" office:value="191.213">
            <text:p>191.213</text:p>
          </table:table-cell>
          <table:table-cell office:value-type="float" office:value="0.035126">
            <text:p>0.035126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290">
            <text:p>1019290</text:p>
          </table:table-cell>
          <table:table-cell office:value-type="string">
            <text:p>[St.Ramses.n].27</text:p>
          </table:table-cell>
          <table:table-cell table:number-columns-repeated="4"/>
          <table:table-cell office:value-type="float" office:value="0.20379">
            <text:p>0.20379</text:p>
          </table:table-cell>
          <table:table-cell office:value-type="float" office:value="180.76">
            <text:p>180.76</text:p>
          </table:table-cell>
          <table:table-cell office:value-type="float" office:value="0.036837">
            <text:p>0.036837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291">
            <text:p>1019291</text:p>
          </table:table-cell>
          <table:table-cell office:value-type="string">
            <text:p>[St.Sibu.n].20</text:p>
          </table:table-cell>
          <table:table-cell table:number-columns-repeated="4"/>
          <table:table-cell office:value-type="float" office:value="0.16151">
            <text:p>0.16151</text:p>
          </table:table-cell>
          <table:table-cell office:value-type="float" office:value="228.8438">
            <text:p>228.8438</text:p>
          </table:table-cell>
          <table:table-cell office:value-type="float" office:value="0.036961">
            <text:p>0.036961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292">
            <text:p>1019292</text:p>
          </table:table-cell>
          <table:table-cell office:value-type="string">
            <text:p>[St.Sibu.n].21</text:p>
          </table:table-cell>
          <table:table-cell table:number-columns-repeated="4"/>
          <table:table-cell office:value-type="float" office:value="0.17482">
            <text:p>0.17482</text:p>
          </table:table-cell>
          <table:table-cell office:value-type="float" office:value="235.1156">
            <text:p>235.1156</text:p>
          </table:table-cell>
          <table:table-cell office:value-type="float" office:value="0.041103">
            <text:p>0.041103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293">
            <text:p>1019293</text:p>
          </table:table-cell>
          <table:table-cell office:value-type="string">
            <text:p>[St.Sibu.n].22</text:p>
          </table:table-cell>
          <table:table-cell table:number-columns-repeated="4"/>
          <table:table-cell office:value-type="float" office:value="0.15789">
            <text:p>0.15789</text:p>
          </table:table-cell>
          <table:table-cell office:value-type="float" office:value="222.572">
            <text:p>222.572</text:p>
          </table:table-cell>
          <table:table-cell office:value-type="float" office:value="0.035142">
            <text:p>0.035142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294">
            <text:p>1019294</text:p>
          </table:table-cell>
          <table:table-cell office:value-type="string">
            <text:p>[St.Sibu.n].23</text:p>
          </table:table-cell>
          <table:table-cell table:number-columns-repeated="4"/>
          <table:table-cell office:value-type="float" office:value="0.14605">
            <text:p>0.14605</text:p>
          </table:table-cell>
          <table:table-cell office:value-type="float" office:value="251.8404">
            <text:p>251.8404</text:p>
          </table:table-cell>
          <table:table-cell office:value-type="float" office:value="0.036781">
            <text:p>0.036781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295">
            <text:p>1019295</text:p>
          </table:table-cell>
          <table:table-cell office:value-type="string">
            <text:p>[St.Sibu.n].24</text:p>
          </table:table-cell>
          <table:table-cell table:number-columns-repeated="4"/>
          <table:table-cell office:value-type="float" office:value="0.16255">
            <text:p>0.16255</text:p>
          </table:table-cell>
          <table:table-cell office:value-type="float" office:value="207.9378">
            <text:p>207.9378</text:p>
          </table:table-cell>
          <table:table-cell office:value-type="float" office:value="0.0338">
            <text:p>0.0338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296">
            <text:p>1019296</text:p>
          </table:table-cell>
          <table:table-cell office:value-type="string">
            <text:p>[St.Sibu.n].25</text:p>
          </table:table-cell>
          <table:table-cell table:number-columns-repeated="4"/>
          <table:table-cell office:value-type="float" office:value="0.16933">
            <text:p>0.16933</text:p>
          </table:table-cell>
          <table:table-cell office:value-type="float" office:value="197.4848">
            <text:p>197.4848</text:p>
          </table:table-cell>
          <table:table-cell office:value-type="float" office:value="0.03344">
            <text:p>0.03344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297">
            <text:p>1019297</text:p>
          </table:table-cell>
          <table:table-cell office:value-type="string">
            <text:p>[St.Sibu.n].26</text:p>
          </table:table-cell>
          <table:table-cell table:number-columns-repeated="4"/>
          <table:table-cell office:value-type="float" office:value="0.17374">
            <text:p>0.17374</text:p>
          </table:table-cell>
          <table:table-cell office:value-type="float" office:value="187.0318">
            <text:p>187.0318</text:p>
          </table:table-cell>
          <table:table-cell office:value-type="float" office:value="0.032495">
            <text:p>0.032495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298">
            <text:p>1019298</text:p>
          </table:table-cell>
          <table:table-cell office:value-type="string">
            <text:p>[St.Sibu.n].27</text:p>
          </table:table-cell>
          <table:table-cell table:number-columns-repeated="4"/>
          <table:table-cell office:value-type="float" office:value="0.20139">
            <text:p>0.20139</text:p>
          </table:table-cell>
          <table:table-cell office:value-type="float" office:value="155.6728">
            <text:p>155.6728</text:p>
          </table:table-cell>
          <table:table-cell office:value-type="float" office:value="0.031351">
            <text:p>0.031351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299">
            <text:p>1019299</text:p>
          </table:table-cell>
          <table:table-cell office:value-type="string">
            <text:p>[St.Verdi.n].20</text:p>
          </table:table-cell>
          <table:table-cell table:number-columns-repeated="4"/>
          <table:table-cell office:value-type="float" office:value="0.13541">
            <text:p>0.13541</text:p>
          </table:table-cell>
          <table:table-cell office:value-type="float" office:value="230.9344">
            <text:p>230.9344</text:p>
          </table:table-cell>
          <table:table-cell office:value-type="float" office:value="0.031271">
            <text:p>0.031271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300">
            <text:p>1019300</text:p>
          </table:table-cell>
          <table:table-cell office:value-type="string">
            <text:p>[St.Verdi.n].21</text:p>
          </table:table-cell>
          <table:table-cell table:number-columns-repeated="4"/>
          <table:table-cell office:value-type="float" office:value="0.13493">
            <text:p>0.13493</text:p>
          </table:table-cell>
          <table:table-cell office:value-type="float" office:value="251.8404">
            <text:p>251.8404</text:p>
          </table:table-cell>
          <table:table-cell office:value-type="float" office:value="0.033981">
            <text:p>0.033981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301">
            <text:p>1019301</text:p>
          </table:table-cell>
          <table:table-cell office:value-type="string">
            <text:p>[St.Verdi.n].22</text:p>
          </table:table-cell>
          <table:table-cell table:number-columns-repeated="4"/>
          <table:table-cell office:value-type="float" office:value="0.11932">
            <text:p>0.11932</text:p>
          </table:table-cell>
          <table:table-cell office:value-type="float" office:value="249.7498">
            <text:p>249.7498</text:p>
          </table:table-cell>
          <table:table-cell office:value-type="float" office:value="0.0298">
            <text:p>0.0298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302">
            <text:p>1019302</text:p>
          </table:table-cell>
          <table:table-cell office:value-type="string">
            <text:p>[St.Verdi.n].23</text:p>
          </table:table-cell>
          <table:table-cell table:number-columns-repeated="4"/>
          <table:table-cell office:value-type="float" office:value="0.13369">
            <text:p>0.13369</text:p>
          </table:table-cell>
          <table:table-cell office:value-type="float" office:value="226.7532">
            <text:p>226.7532</text:p>
          </table:table-cell>
          <table:table-cell office:value-type="float" office:value="0.030315">
            <text:p>0.030315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303">
            <text:p>1019303</text:p>
          </table:table-cell>
          <table:table-cell office:value-type="string">
            <text:p>[St.Verdi.n].24</text:p>
          </table:table-cell>
          <table:table-cell table:number-columns-repeated="4"/>
          <table:table-cell office:value-type="float" office:value="0.12188">
            <text:p>0.12188</text:p>
          </table:table-cell>
          <table:table-cell office:value-type="float" office:value="251.8404">
            <text:p>251.8404</text:p>
          </table:table-cell>
          <table:table-cell office:value-type="float" office:value="0.030694">
            <text:p>0.030694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304">
            <text:p>1019304</text:p>
          </table:table-cell>
          <table:table-cell office:value-type="string">
            <text:p>[St.Verdi.n].25</text:p>
          </table:table-cell>
          <table:table-cell table:number-columns-repeated="4"/>
          <table:table-cell office:value-type="float" office:value="0.12011">
            <text:p>0.12011</text:p>
          </table:table-cell>
          <table:table-cell office:value-type="float" office:value="260.2028">
            <text:p>260.2028</text:p>
          </table:table-cell>
          <table:table-cell office:value-type="float" office:value="0.031253">
            <text:p>0.031253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305">
            <text:p>1019305</text:p>
          </table:table-cell>
          <table:table-cell office:value-type="string">
            <text:p>[St.Verdi.n].26</text:p>
          </table:table-cell>
          <table:table-cell table:number-columns-repeated="4"/>
          <table:table-cell office:value-type="float" office:value="0.13457">
            <text:p>0.13457</text:p>
          </table:table-cell>
          <table:table-cell office:value-type="float" office:value="237.2062">
            <text:p>237.2062</text:p>
          </table:table-cell>
          <table:table-cell office:value-type="float" office:value="0.031921">
            <text:p>0.031921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306">
            <text:p>1019306</text:p>
          </table:table-cell>
          <table:table-cell office:value-type="string">
            <text:p>[St.Verdi.n].27</text:p>
          </table:table-cell>
          <table:table-cell table:number-columns-repeated="4"/>
          <table:table-cell office:value-type="float" office:value="0.13493">
            <text:p>0.13493</text:p>
          </table:table-cell>
          <table:table-cell office:value-type="float" office:value="251.8404">
            <text:p>251.8404</text:p>
          </table:table-cell>
          <table:table-cell office:value-type="float" office:value="0.033981">
            <text:p>0.033981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307">
            <text:p>1019307</text:p>
          </table:table-cell>
          <table:table-cell office:value-type="string">
            <text:p>[St.Ulme.n].17</text:p>
          </table:table-cell>
          <table:table-cell table:number-columns-repeated="4"/>
          <table:table-cell office:value-type="float" office:value="0.14124">
            <text:p>0.14124</text:p>
          </table:table-cell>
          <table:table-cell office:value-type="float" office:value="210.0284">
            <text:p>210.0284</text:p>
          </table:table-cell>
          <table:table-cell office:value-type="float" office:value="0.029664">
            <text:p>0.029664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308">
            <text:p>1019308</text:p>
          </table:table-cell>
          <table:table-cell office:value-type="string">
            <text:p>[St.Ulme.n].18</text:p>
          </table:table-cell>
          <table:table-cell table:number-columns-repeated="4"/>
          <table:table-cell office:value-type="float" office:value="0.13311">
            <text:p>0.13311</text:p>
          </table:table-cell>
          <table:table-cell office:value-type="float" office:value="228.8438">
            <text:p>228.8438</text:p>
          </table:table-cell>
          <table:table-cell office:value-type="float" office:value="0.030461">
            <text:p>0.030461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309">
            <text:p>1019309</text:p>
          </table:table-cell>
          <table:table-cell office:value-type="string">
            <text:p>[St.Ulme.n].19</text:p>
          </table:table-cell>
          <table:table-cell table:number-columns-repeated="4"/>
          <table:table-cell office:value-type="float" office:value="0.11595">
            <text:p>0.11595</text:p>
          </table:table-cell>
          <table:table-cell office:value-type="float" office:value="164.0352">
            <text:p>164.0352</text:p>
          </table:table-cell>
          <table:table-cell office:value-type="float" office:value="0.01902">
            <text:p>0.01902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310">
            <text:p>1019310</text:p>
          </table:table-cell>
          <table:table-cell office:value-type="string">
            <text:p>[St.Ulme.n].20</text:p>
          </table:table-cell>
          <table:table-cell table:number-columns-repeated="4"/>
          <table:table-cell office:value-type="float" office:value="0.103">
            <text:p>0.103</text:p>
          </table:table-cell>
          <table:table-cell office:value-type="float" office:value="145.2198">
            <text:p>145.2198</text:p>
          </table:table-cell>
          <table:table-cell office:value-type="float" office:value="0.014958">
            <text:p>0.014958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311">
            <text:p>1019311</text:p>
          </table:table-cell>
          <table:table-cell office:value-type="string">
            <text:p>[St.Ulme.n].21</text:p>
          </table:table-cell>
          <table:table-cell table:number-columns-repeated="4"/>
          <table:table-cell office:value-type="float" office:value="0.13626">
            <text:p>0.13626</text:p>
          </table:table-cell>
          <table:table-cell office:value-type="float" office:value="176.5788">
            <text:p>176.5788</text:p>
          </table:table-cell>
          <table:table-cell office:value-type="float" office:value="0.024061">
            <text:p>0.024061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312">
            <text:p>1019312</text:p>
          </table:table-cell>
          <table:table-cell office:value-type="string">
            <text:p>[St.Ulme.n].22</text:p>
          </table:table-cell>
          <table:table-cell table:number-columns-repeated="4"/>
          <table:table-cell office:value-type="float" office:value="0.126">
            <text:p>0.126</text:p>
          </table:table-cell>
          <table:table-cell office:value-type="float" office:value="251.8404">
            <text:p>251.8404</text:p>
          </table:table-cell>
          <table:table-cell office:value-type="float" office:value="0.031732">
            <text:p>0.031732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313">
            <text:p>1019313</text:p>
          </table:table-cell>
          <table:table-cell office:value-type="string">
            <text:p>[St.Ulme.n].23</text:p>
          </table:table-cell>
          <table:table-cell table:number-columns-repeated="4"/>
          <table:table-cell office:value-type="float" office:value="0.13861">
            <text:p>0.13861</text:p>
          </table:table-cell>
          <table:table-cell office:value-type="float" office:value="239.2968">
            <text:p>239.2968</text:p>
          </table:table-cell>
          <table:table-cell office:value-type="float" office:value="0.033169">
            <text:p>0.033169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314">
            <text:p>1019314</text:p>
          </table:table-cell>
          <table:table-cell office:value-type="string">
            <text:p>[St.Ulme.n].24</text:p>
          </table:table-cell>
          <table:table-cell table:number-columns-repeated="4"/>
          <table:table-cell office:value-type="float" office:value="0.14932">
            <text:p>0.14932</text:p>
          </table:table-cell>
          <table:table-cell office:value-type="float" office:value="216.3002">
            <text:p>216.3002</text:p>
          </table:table-cell>
          <table:table-cell office:value-type="float" office:value="0.032298">
            <text:p>0.032298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315">
            <text:p>1019315</text:p>
          </table:table-cell>
          <table:table-cell office:value-type="string">
            <text:p>[St.Eldena.n].17</text:p>
          </table:table-cell>
          <table:table-cell table:number-columns-repeated="4"/>
          <table:table-cell office:value-type="float" office:value="0.1726">
            <text:p>0.1726</text:p>
          </table:table-cell>
          <table:table-cell office:value-type="float" office:value="147.3104">
            <text:p>147.3104</text:p>
          </table:table-cell>
          <table:table-cell office:value-type="float" office:value="0.025426">
            <text:p>0.025426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316">
            <text:p>1019316</text:p>
          </table:table-cell>
          <table:table-cell office:value-type="string">
            <text:p>[St.Eldena.n].18</text:p>
          </table:table-cell>
          <table:table-cell table:number-columns-repeated="4"/>
          <table:table-cell office:value-type="float" office:value="0.16625">
            <text:p>0.16625</text:p>
          </table:table-cell>
          <table:table-cell office:value-type="float" office:value="164.0352">
            <text:p>164.0352</text:p>
          </table:table-cell>
          <table:table-cell office:value-type="float" office:value="0.027271">
            <text:p>0.027271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317">
            <text:p>1019317</text:p>
          </table:table-cell>
          <table:table-cell office:value-type="string">
            <text:p>[St.Eldena.n].19</text:p>
          </table:table-cell>
          <table:table-cell table:number-columns-repeated="4"/>
          <table:table-cell office:value-type="float" office:value="0.19422">
            <text:p>0.19422</text:p>
          </table:table-cell>
          <table:table-cell office:value-type="float" office:value="164.0352">
            <text:p>164.0352</text:p>
          </table:table-cell>
          <table:table-cell office:value-type="float" office:value="0.031859">
            <text:p>0.031859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318">
            <text:p>1019318</text:p>
          </table:table-cell>
          <table:table-cell office:value-type="string">
            <text:p>[St.Eldena.n].20</text:p>
          </table:table-cell>
          <table:table-cell table:number-columns-repeated="4"/>
          <table:table-cell office:value-type="float" office:value="0.15289">
            <text:p>0.15289</text:p>
          </table:table-cell>
          <table:table-cell office:value-type="float" office:value="214.2096">
            <text:p>214.2096</text:p>
          </table:table-cell>
          <table:table-cell office:value-type="float" office:value="0.032751">
            <text:p>0.032751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319">
            <text:p>1019319</text:p>
          </table:table-cell>
          <table:table-cell office:value-type="string">
            <text:p>[St.Eldena.n].21</text:p>
          </table:table-cell>
          <table:table-cell table:number-columns-repeated="4"/>
          <table:table-cell office:value-type="float" office:value="0.16712">
            <text:p>0.16712</text:p>
          </table:table-cell>
          <table:table-cell office:value-type="float" office:value="151.4916">
            <text:p>151.4916</text:p>
          </table:table-cell>
          <table:table-cell office:value-type="float" office:value="0.025317">
            <text:p>0.025317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320">
            <text:p>1019320</text:p>
          </table:table-cell>
          <table:table-cell office:value-type="string">
            <text:p>[St.Eldena.n].22</text:p>
          </table:table-cell>
          <table:table-cell table:number-columns-repeated="4"/>
          <table:table-cell office:value-type="float" office:value="0.1563">
            <text:p>0.1563</text:p>
          </table:table-cell>
          <table:table-cell office:value-type="float" office:value="153.5822">
            <text:p>153.5822</text:p>
          </table:table-cell>
          <table:table-cell office:value-type="float" office:value="0.024005">
            <text:p>0.024005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321">
            <text:p>1019321</text:p>
          </table:table-cell>
          <table:table-cell office:value-type="string">
            <text:p>[St.Eldena.n].23</text:p>
          </table:table-cell>
          <table:table-cell table:number-columns-repeated="4"/>
          <table:table-cell office:value-type="float" office:value="0.16979">
            <text:p>0.16979</text:p>
          </table:table-cell>
          <table:table-cell office:value-type="float" office:value="149.401">
            <text:p>149.401</text:p>
          </table:table-cell>
          <table:table-cell office:value-type="float" office:value="0.025367">
            <text:p>0.025367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322">
            <text:p>1019322</text:p>
          </table:table-cell>
          <table:table-cell office:value-type="string">
            <text:p>[St.Eldena.n].24</text:p>
          </table:table-cell>
          <table:table-cell table:number-columns-repeated="4"/>
          <table:table-cell office:value-type="float" office:value="0.17225">
            <text:p>0.17225</text:p>
          </table:table-cell>
          <table:table-cell office:value-type="float" office:value="166.1258">
            <text:p>166.1258</text:p>
          </table:table-cell>
          <table:table-cell office:value-type="float" office:value="0.028615">
            <text:p>0.028615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323">
            <text:p>1019323</text:p>
          </table:table-cell>
          <table:table-cell office:value-type="string">
            <text:p>[St.Eurobravo.n].17</text:p>
          </table:table-cell>
          <table:table-cell table:number-columns-repeated="4"/>
          <table:table-cell office:value-type="float" office:value="0.1307">
            <text:p>0.1307</text:p>
          </table:table-cell>
          <table:table-cell office:value-type="float" office:value="157.7634">
            <text:p>157.7634</text:p>
          </table:table-cell>
          <table:table-cell office:value-type="float" office:value="0.02062">
            <text:p>0.02062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324">
            <text:p>1019324</text:p>
          </table:table-cell>
          <table:table-cell office:value-type="string">
            <text:p>[St.Eurobravo.n].18</text:p>
          </table:table-cell>
          <table:table-cell table:number-columns-repeated="4"/>
          <table:table-cell office:value-type="float" office:value="0.11511">
            <text:p>0.11511</text:p>
          </table:table-cell>
          <table:table-cell office:value-type="float" office:value="256.0216">
            <text:p>256.0216</text:p>
          </table:table-cell>
          <table:table-cell office:value-type="float" office:value="0.029471">
            <text:p>0.029471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325">
            <text:p>1019325</text:p>
          </table:table-cell>
          <table:table-cell office:value-type="string">
            <text:p>[St.Eurobravo.n].19</text:p>
          </table:table-cell>
          <table:table-cell table:number-columns-repeated="4"/>
          <table:table-cell office:value-type="float" office:value="0.15173">
            <text:p>0.15173</text:p>
          </table:table-cell>
          <table:table-cell office:value-type="float" office:value="159.854">
            <text:p>159.854</text:p>
          </table:table-cell>
          <table:table-cell office:value-type="float" office:value="0.024255">
            <text:p>0.024255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326">
            <text:p>1019326</text:p>
          </table:table-cell>
          <table:table-cell office:value-type="string">
            <text:p>[St.Eurobravo.n].20</text:p>
          </table:table-cell>
          <table:table-cell table:number-columns-repeated="4"/>
          <table:table-cell office:value-type="float" office:value="0.13969">
            <text:p>0.13969</text:p>
          </table:table-cell>
          <table:table-cell office:value-type="float" office:value="195.3942">
            <text:p>195.3942</text:p>
          </table:table-cell>
          <table:table-cell office:value-type="float" office:value="0.027295">
            <text:p>0.027295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327">
            <text:p>1019327</text:p>
          </table:table-cell>
          <table:table-cell office:value-type="string">
            <text:p>[St.Eurobravo.n].21</text:p>
          </table:table-cell>
          <table:table-cell table:number-columns-repeated="4"/>
          <table:table-cell office:value-type="float" office:value="0.11462">
            <text:p>0.11462</text:p>
          </table:table-cell>
          <table:table-cell office:value-type="float" office:value="239.2968">
            <text:p>239.2968</text:p>
          </table:table-cell>
          <table:table-cell office:value-type="float" office:value="0.027428">
            <text:p>0.027428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328">
            <text:p>1019328</text:p>
          </table:table-cell>
          <table:table-cell office:value-type="string">
            <text:p>[St.Eurobravo.n].22</text:p>
          </table:table-cell>
          <table:table-cell table:number-columns-repeated="4"/>
          <table:table-cell office:value-type="float" office:value="0.11334">
            <text:p>0.11334</text:p>
          </table:table-cell>
          <table:table-cell office:value-type="float" office:value="253.931">
            <text:p>253.931</text:p>
          </table:table-cell>
          <table:table-cell office:value-type="float" office:value="0.028781">
            <text:p>0.028781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329">
            <text:p>1019329</text:p>
          </table:table-cell>
          <table:table-cell office:value-type="string">
            <text:p>[St.Eurobravo.n].23</text:p>
          </table:table-cell>
          <table:table-cell table:number-columns-repeated="4"/>
          <table:table-cell office:value-type="float" office:value="0.12053">
            <text:p>0.12053</text:p>
          </table:table-cell>
          <table:table-cell office:value-type="float" office:value="166.1258">
            <text:p>166.1258</text:p>
          </table:table-cell>
          <table:table-cell office:value-type="float" office:value="0.020023">
            <text:p>0.020023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330">
            <text:p>1019330</text:p>
          </table:table-cell>
          <table:table-cell office:value-type="string">
            <text:p>[St.Eurobravo.n].24</text:p>
          </table:table-cell>
          <table:table-cell table:number-columns-repeated="4"/>
          <table:table-cell office:value-type="float" office:value="0.14071">
            <text:p>0.14071</text:p>
          </table:table-cell>
          <table:table-cell office:value-type="float" office:value="197.4848">
            <text:p>197.4848</text:p>
          </table:table-cell>
          <table:table-cell office:value-type="float" office:value="0.027788">
            <text:p>0.027788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331">
            <text:p>1019331</text:p>
          </table:table-cell>
          <table:table-cell office:value-type="string">
            <text:p>[St.Euroflora.n].17</text:p>
          </table:table-cell>
          <table:table-cell table:number-columns-repeated="4"/>
          <table:table-cell office:value-type="float" office:value="0.15225">
            <text:p>0.15225</text:p>
          </table:table-cell>
          <table:table-cell office:value-type="float" office:value="164.0352">
            <text:p>164.0352</text:p>
          </table:table-cell>
          <table:table-cell office:value-type="float" office:value="0.024974">
            <text:p>0.024974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332">
            <text:p>1019332</text:p>
          </table:table-cell>
          <table:table-cell office:value-type="string">
            <text:p>[St.Euroflora.n].18</text:p>
          </table:table-cell>
          <table:table-cell table:number-columns-repeated="4"/>
          <table:table-cell office:value-type="float" office:value="0.14861">
            <text:p>0.14861</text:p>
          </table:table-cell>
          <table:table-cell office:value-type="float" office:value="230.9344">
            <text:p>230.9344</text:p>
          </table:table-cell>
          <table:table-cell office:value-type="float" office:value="0.034319">
            <text:p>0.034319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333">
            <text:p>1019333</text:p>
          </table:table-cell>
          <table:table-cell office:value-type="string">
            <text:p>[St.Euroflora.n].19</text:p>
          </table:table-cell>
          <table:table-cell table:number-columns-repeated="4"/>
          <table:table-cell office:value-type="float" office:value="0.14569">
            <text:p>0.14569</text:p>
          </table:table-cell>
          <table:table-cell office:value-type="float" office:value="164.0352">
            <text:p>164.0352</text:p>
          </table:table-cell>
          <table:table-cell office:value-type="float" office:value="0.023898">
            <text:p>0.023898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334">
            <text:p>1019334</text:p>
          </table:table-cell>
          <table:table-cell office:value-type="string">
            <text:p>[St.Euroflora.n].20</text:p>
          </table:table-cell>
          <table:table-cell table:number-columns-repeated="4"/>
          <table:table-cell office:value-type="float" office:value="0.16613">
            <text:p>0.16613</text:p>
          </table:table-cell>
          <table:table-cell office:value-type="float" office:value="145.2198">
            <text:p>145.2198</text:p>
          </table:table-cell>
          <table:table-cell office:value-type="float" office:value="0.024125">
            <text:p>0.024125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335">
            <text:p>1019335</text:p>
          </table:table-cell>
          <table:table-cell office:value-type="string">
            <text:p>[St.Euroflora.n].21</text:p>
          </table:table-cell>
          <table:table-cell table:number-columns-repeated="4"/>
          <table:table-cell office:value-type="float" office:value="0.15254">
            <text:p>0.15254</text:p>
          </table:table-cell>
          <table:table-cell office:value-type="float" office:value="199.5754">
            <text:p>199.5754</text:p>
          </table:table-cell>
          <table:table-cell office:value-type="float" office:value="0.030443">
            <text:p>0.030443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336">
            <text:p>1019336</text:p>
          </table:table-cell>
          <table:table-cell office:value-type="string">
            <text:p>[St.Euroflora.n].22</text:p>
          </table:table-cell>
          <table:table-cell table:number-columns-repeated="4"/>
          <table:table-cell office:value-type="float" office:value="0.14374">
            <text:p>0.14374</text:p>
          </table:table-cell>
          <table:table-cell office:value-type="float" office:value="224.6626">
            <text:p>224.6626</text:p>
          </table:table-cell>
          <table:table-cell office:value-type="float" office:value="0.032293">
            <text:p>0.032293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337">
            <text:p>1019337</text:p>
          </table:table-cell>
          <table:table-cell office:value-type="string">
            <text:p>[St.Euroflora.n].23</text:p>
          </table:table-cell>
          <table:table-cell table:number-columns-repeated="4"/>
          <table:table-cell office:value-type="float" office:value="0.17326">
            <text:p>0.17326</text:p>
          </table:table-cell>
          <table:table-cell office:value-type="float" office:value="145.2198">
            <text:p>145.2198</text:p>
          </table:table-cell>
          <table:table-cell office:value-type="float" office:value="0.025161">
            <text:p>0.025161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338">
            <text:p>1019338</text:p>
          </table:table-cell>
          <table:table-cell office:value-type="string">
            <text:p>[St.Euroflora.n].24</text:p>
          </table:table-cell>
          <table:table-cell table:number-columns-repeated="4"/>
          <table:table-cell office:value-type="float" office:value="0.15303">
            <text:p>0.15303</text:p>
          </table:table-cell>
          <table:table-cell office:value-type="float" office:value="153.5822">
            <text:p>153.5822</text:p>
          </table:table-cell>
          <table:table-cell office:value-type="float" office:value="0.023503">
            <text:p>0.023503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339">
            <text:p>1019339</text:p>
          </table:table-cell>
          <table:table-cell office:value-type="string">
            <text:p>[St.Euronova.n].17</text:p>
          </table:table-cell>
          <table:table-cell table:number-columns-repeated="4"/>
          <table:table-cell office:value-type="float" office:value="0.20587">
            <text:p>0.20587</text:p>
          </table:table-cell>
          <table:table-cell office:value-type="float" office:value="138.948">
            <text:p>138.948</text:p>
          </table:table-cell>
          <table:table-cell office:value-type="float" office:value="0.028605">
            <text:p>0.028605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340">
            <text:p>1019340</text:p>
          </table:table-cell>
          <table:table-cell office:value-type="string">
            <text:p>[St.Euronova.n].18</text:p>
          </table:table-cell>
          <table:table-cell table:number-columns-repeated="4"/>
          <table:table-cell office:value-type="float" office:value="0.19064">
            <text:p>0.19064</text:p>
          </table:table-cell>
          <table:table-cell office:value-type="float" office:value="164.0352">
            <text:p>164.0352</text:p>
          </table:table-cell>
          <table:table-cell office:value-type="float" office:value="0.031272">
            <text:p>0.031272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341">
            <text:p>1019341</text:p>
          </table:table-cell>
          <table:table-cell office:value-type="string">
            <text:p>[St.Euronova.n].19</text:p>
          </table:table-cell>
          <table:table-cell table:number-columns-repeated="4"/>
          <table:table-cell office:value-type="float" office:value="0.19905">
            <text:p>0.19905</text:p>
          </table:table-cell>
          <table:table-cell office:value-type="float" office:value="182.8506">
            <text:p>182.8506</text:p>
          </table:table-cell>
          <table:table-cell office:value-type="float" office:value="0.036396">
            <text:p>0.036396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342">
            <text:p>1019342</text:p>
          </table:table-cell>
          <table:table-cell office:value-type="string">
            <text:p>[St.Euronova.n].20</text:p>
          </table:table-cell>
          <table:table-cell table:number-columns-repeated="4"/>
          <table:table-cell office:value-type="float" office:value="0.22317">
            <text:p>0.22317</text:p>
          </table:table-cell>
          <table:table-cell office:value-type="float" office:value="168.2164">
            <text:p>168.2164</text:p>
          </table:table-cell>
          <table:table-cell office:value-type="float" office:value="0.037541">
            <text:p>0.037541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343">
            <text:p>1019343</text:p>
          </table:table-cell>
          <table:table-cell office:value-type="string">
            <text:p>[St.Euronova.n].21</text:p>
          </table:table-cell>
          <table:table-cell table:number-columns-repeated="4"/>
          <table:table-cell office:value-type="float" office:value="0.17903">
            <text:p>0.17903</text:p>
          </table:table-cell>
          <table:table-cell office:value-type="float" office:value="176.5788">
            <text:p>176.5788</text:p>
          </table:table-cell>
          <table:table-cell office:value-type="float" office:value="0.031613">
            <text:p>0.031613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344">
            <text:p>1019344</text:p>
          </table:table-cell>
          <table:table-cell office:value-type="string">
            <text:p>[St.Euronova.n].22</text:p>
          </table:table-cell>
          <table:table-cell table:number-columns-repeated="4"/>
          <table:table-cell office:value-type="float" office:value="0.20372">
            <text:p>0.20372</text:p>
          </table:table-cell>
          <table:table-cell office:value-type="float" office:value="157.7634">
            <text:p>157.7634</text:p>
          </table:table-cell>
          <table:table-cell office:value-type="float" office:value="0.03214">
            <text:p>0.03214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345">
            <text:p>1019345</text:p>
          </table:table-cell>
          <table:table-cell office:value-type="string">
            <text:p>[St.Euronova.n].23</text:p>
          </table:table-cell>
          <table:table-cell table:number-columns-repeated="4"/>
          <table:table-cell office:value-type="float" office:value="0.20237">
            <text:p>0.20237</text:p>
          </table:table-cell>
          <table:table-cell office:value-type="float" office:value="176.5788">
            <text:p>176.5788</text:p>
          </table:table-cell>
          <table:table-cell office:value-type="float" office:value="0.035734">
            <text:p>0.035734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346">
            <text:p>1019346</text:p>
          </table:table-cell>
          <table:table-cell office:value-type="string">
            <text:p>[St.Euronova.n].24</text:p>
          </table:table-cell>
          <table:table-cell table:number-columns-repeated="4"/>
          <table:table-cell office:value-type="float" office:value="0.19991">
            <text:p>0.19991</text:p>
          </table:table-cell>
          <table:table-cell office:value-type="float" office:value="187.0318">
            <text:p>187.0318</text:p>
          </table:table-cell>
          <table:table-cell office:value-type="float" office:value="0.03739">
            <text:p>0.03739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347">
            <text:p>1019347</text:p>
          </table:table-cell>
          <table:table-cell office:value-type="string">
            <text:p>[St.Euroresa.n].17</text:p>
          </table:table-cell>
          <table:table-cell table:number-columns-repeated="4"/>
          <table:table-cell office:value-type="float" office:value="0.17279">
            <text:p>0.17279</text:p>
          </table:table-cell>
          <table:table-cell office:value-type="float" office:value="182.8506">
            <text:p>182.8506</text:p>
          </table:table-cell>
          <table:table-cell office:value-type="float" office:value="0.031595">
            <text:p>0.031595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348">
            <text:p>1019348</text:p>
          </table:table-cell>
          <table:table-cell office:value-type="string">
            <text:p>[St.Euroresa.n].18</text:p>
          </table:table-cell>
          <table:table-cell table:number-columns-repeated="4"/>
          <table:table-cell office:value-type="float" office:value="0.15002">
            <text:p>0.15002</text:p>
          </table:table-cell>
          <table:table-cell office:value-type="float" office:value="230.9344">
            <text:p>230.9344</text:p>
          </table:table-cell>
          <table:table-cell office:value-type="float" office:value="0.034645">
            <text:p>0.034645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349">
            <text:p>1019349</text:p>
          </table:table-cell>
          <table:table-cell office:value-type="string">
            <text:p>[St.Euroresa.n].19</text:p>
          </table:table-cell>
          <table:table-cell table:number-columns-repeated="4"/>
          <table:table-cell office:value-type="float" office:value="0.16067">
            <text:p>0.16067</text:p>
          </table:table-cell>
          <table:table-cell office:value-type="float" office:value="218.3908">
            <text:p>218.3908</text:p>
          </table:table-cell>
          <table:table-cell office:value-type="float" office:value="0.035089">
            <text:p>0.035089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350">
            <text:p>1019350</text:p>
          </table:table-cell>
          <table:table-cell office:value-type="string">
            <text:p>[St.Euroresa.n].20</text:p>
          </table:table-cell>
          <table:table-cell table:number-columns-repeated="4"/>
          <table:table-cell office:value-type="float" office:value="0.16995">
            <text:p>0.16995</text:p>
          </table:table-cell>
          <table:table-cell office:value-type="float" office:value="210.0284">
            <text:p>210.0284</text:p>
          </table:table-cell>
          <table:table-cell office:value-type="float" office:value="0.035694">
            <text:p>0.035694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351">
            <text:p>1019351</text:p>
          </table:table-cell>
          <table:table-cell office:value-type="string">
            <text:p>[St.Euroresa.n].21</text:p>
          </table:table-cell>
          <table:table-cell table:number-columns-repeated="4"/>
          <table:table-cell office:value-type="float" office:value="0.15848">
            <text:p>0.15848</text:p>
          </table:table-cell>
          <table:table-cell office:value-type="float" office:value="212.119">
            <text:p>212.119</text:p>
          </table:table-cell>
          <table:table-cell office:value-type="float" office:value="0.033617">
            <text:p>0.033617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352">
            <text:p>1019352</text:p>
          </table:table-cell>
          <table:table-cell office:value-type="string">
            <text:p>[St.Euroresa.n].22</text:p>
          </table:table-cell>
          <table:table-cell table:number-columns-repeated="4"/>
          <table:table-cell office:value-type="float" office:value="0.1506">
            <text:p>0.1506</text:p>
          </table:table-cell>
          <table:table-cell office:value-type="float" office:value="228.8438">
            <text:p>228.8438</text:p>
          </table:table-cell>
          <table:table-cell office:value-type="float" office:value="0.034464">
            <text:p>0.034464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353">
            <text:p>1019353</text:p>
          </table:table-cell>
          <table:table-cell office:value-type="string">
            <text:p>[St.Euroresa.n].23</text:p>
          </table:table-cell>
          <table:table-cell table:number-columns-repeated="4"/>
          <table:table-cell office:value-type="float" office:value="0.14068">
            <text:p>0.14068</text:p>
          </table:table-cell>
          <table:table-cell office:value-type="float" office:value="258.1122">
            <text:p>258.1122</text:p>
          </table:table-cell>
          <table:table-cell office:value-type="float" office:value="0.036311">
            <text:p>0.036311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354">
            <text:p>1019354</text:p>
          </table:table-cell>
          <table:table-cell office:value-type="string">
            <text:p>[St.Euroresa.n].24</text:p>
          </table:table-cell>
          <table:table-cell table:number-columns-repeated="4"/>
          <table:table-cell office:value-type="float" office:value="0.16199">
            <text:p>0.16199</text:p>
          </table:table-cell>
          <table:table-cell office:value-type="float" office:value="256.0216">
            <text:p>256.0216</text:p>
          </table:table-cell>
          <table:table-cell office:value-type="float" office:value="0.041473">
            <text:p>0.041473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355">
            <text:p>1019355</text:p>
          </table:table-cell>
          <table:table-cell office:value-type="string">
            <text:p>[St.Eurostarch.n].17</text:p>
          </table:table-cell>
          <table:table-cell table:number-columns-repeated="4"/>
          <table:table-cell office:value-type="float" office:value="0.17067">
            <text:p>0.17067</text:p>
          </table:table-cell>
          <table:table-cell office:value-type="float" office:value="180.76">
            <text:p>180.76</text:p>
          </table:table-cell>
          <table:table-cell office:value-type="float" office:value="0.03085">
            <text:p>0.03085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356">
            <text:p>1019356</text:p>
          </table:table-cell>
          <table:table-cell office:value-type="string">
            <text:p>[St.Eurostarch.n].18</text:p>
          </table:table-cell>
          <table:table-cell table:number-columns-repeated="4"/>
          <table:table-cell office:value-type="float" office:value="0.17447">
            <text:p>0.17447</text:p>
          </table:table-cell>
          <table:table-cell office:value-type="float" office:value="176.5788">
            <text:p>176.5788</text:p>
          </table:table-cell>
          <table:table-cell office:value-type="float" office:value="0.030808">
            <text:p>0.030808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357">
            <text:p>1019357</text:p>
          </table:table-cell>
          <table:table-cell office:value-type="string">
            <text:p>[St.Eurostarch.n].19</text:p>
          </table:table-cell>
          <table:table-cell table:number-columns-repeated="4"/>
          <table:table-cell office:value-type="float" office:value="0.16683">
            <text:p>0.16683</text:p>
          </table:table-cell>
          <table:table-cell office:value-type="float" office:value="174.4882">
            <text:p>174.4882</text:p>
          </table:table-cell>
          <table:table-cell office:value-type="float" office:value="0.02911">
            <text:p>0.02911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358">
            <text:p>1019358</text:p>
          </table:table-cell>
          <table:table-cell office:value-type="string">
            <text:p>[St.Eurostarch.n].20</text:p>
          </table:table-cell>
          <table:table-cell table:number-columns-repeated="4"/>
          <table:table-cell office:value-type="float" office:value="0.16807">
            <text:p>0.16807</text:p>
          </table:table-cell>
          <table:table-cell office:value-type="float" office:value="203.7566">
            <text:p>203.7566</text:p>
          </table:table-cell>
          <table:table-cell office:value-type="float" office:value="0.034245">
            <text:p>0.034245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359">
            <text:p>1019359</text:p>
          </table:table-cell>
          <table:table-cell office:value-type="string">
            <text:p>[St.Eurostarch.n].21</text:p>
          </table:table-cell>
          <table:table-cell table:number-columns-repeated="4"/>
          <table:table-cell office:value-type="float" office:value="0.15017">
            <text:p>0.15017</text:p>
          </table:table-cell>
          <table:table-cell office:value-type="float" office:value="193.3036">
            <text:p>193.3036</text:p>
          </table:table-cell>
          <table:table-cell office:value-type="float" office:value="0.029028">
            <text:p>0.029028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360">
            <text:p>1019360</text:p>
          </table:table-cell>
          <table:table-cell office:value-type="string">
            <text:p>[St.Eurostarch.n].22</text:p>
          </table:table-cell>
          <table:table-cell table:number-columns-repeated="4"/>
          <table:table-cell office:value-type="float" office:value="0.17059">
            <text:p>0.17059</text:p>
          </table:table-cell>
          <table:table-cell office:value-type="float" office:value="189.1224">
            <text:p>189.1224</text:p>
          </table:table-cell>
          <table:table-cell office:value-type="float" office:value="0.032262">
            <text:p>0.032262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361">
            <text:p>1019361</text:p>
          </table:table-cell>
          <table:table-cell office:value-type="string">
            <text:p>[St.Eurostarch.n].23</text:p>
          </table:table-cell>
          <table:table-cell table:number-columns-repeated="4"/>
          <table:table-cell office:value-type="float" office:value="0.19607">
            <text:p>0.19607</text:p>
          </table:table-cell>
          <table:table-cell office:value-type="float" office:value="189.1224">
            <text:p>189.1224</text:p>
          </table:table-cell>
          <table:table-cell office:value-type="float" office:value="0.037081">
            <text:p>0.037081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362">
            <text:p>1019362</text:p>
          </table:table-cell>
          <table:table-cell office:value-type="string">
            <text:p>[St.Eurostarch.n].24</text:p>
          </table:table-cell>
          <table:table-cell table:number-columns-repeated="4"/>
          <table:table-cell office:value-type="float" office:value="0.19022">
            <text:p>0.19022</text:p>
          </table:table-cell>
          <table:table-cell office:value-type="float" office:value="197.4848">
            <text:p>197.4848</text:p>
          </table:table-cell>
          <table:table-cell office:value-type="float" office:value="0.037566">
            <text:p>0.037566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363">
            <text:p>1019363</text:p>
          </table:table-cell>
          <table:table-cell office:value-type="string">
            <text:p>[St.Eurotango.n].17</text:p>
          </table:table-cell>
          <table:table-cell table:number-columns-repeated="4"/>
          <table:table-cell office:value-type="float" office:value="0.16332">
            <text:p>0.16332</text:p>
          </table:table-cell>
          <table:table-cell office:value-type="float" office:value="180.76">
            <text:p>180.76</text:p>
          </table:table-cell>
          <table:table-cell office:value-type="float" office:value="0.029522">
            <text:p>0.029522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364">
            <text:p>1019364</text:p>
          </table:table-cell>
          <table:table-cell office:value-type="string">
            <text:p>[St.Eurotango.n].18</text:p>
          </table:table-cell>
          <table:table-cell table:number-columns-repeated="4"/>
          <table:table-cell office:value-type="float" office:value="0.15739">
            <text:p>0.15739</text:p>
          </table:table-cell>
          <table:table-cell office:value-type="float" office:value="222.572">
            <text:p>222.572</text:p>
          </table:table-cell>
          <table:table-cell office:value-type="float" office:value="0.035031">
            <text:p>0.035031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365">
            <text:p>1019365</text:p>
          </table:table-cell>
          <table:table-cell office:value-type="string">
            <text:p>[St.Eurotango.n].19</text:p>
          </table:table-cell>
          <table:table-cell table:number-columns-repeated="4"/>
          <table:table-cell office:value-type="float" office:value="0.1783">
            <text:p>0.1783</text:p>
          </table:table-cell>
          <table:table-cell office:value-type="float" office:value="214.2096">
            <text:p>214.2096</text:p>
          </table:table-cell>
          <table:table-cell office:value-type="float" office:value="0.038194">
            <text:p>0.038194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366">
            <text:p>1019366</text:p>
          </table:table-cell>
          <table:table-cell office:value-type="string">
            <text:p>[St.Eurotango.n].20</text:p>
          </table:table-cell>
          <table:table-cell table:number-columns-repeated="4"/>
          <table:table-cell office:value-type="float" office:value="0.17204">
            <text:p>0.17204</text:p>
          </table:table-cell>
          <table:table-cell office:value-type="float" office:value="228.8438">
            <text:p>228.8438</text:p>
          </table:table-cell>
          <table:table-cell office:value-type="float" office:value="0.03937">
            <text:p>0.03937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367">
            <text:p>1019367</text:p>
          </table:table-cell>
          <table:table-cell office:value-type="string">
            <text:p>[St.Eurotango.n].21</text:p>
          </table:table-cell>
          <table:table-cell table:number-columns-repeated="4"/>
          <table:table-cell office:value-type="float" office:value="0.16852">
            <text:p>0.16852</text:p>
          </table:table-cell>
          <table:table-cell office:value-type="float" office:value="199.5754">
            <text:p>199.5754</text:p>
          </table:table-cell>
          <table:table-cell office:value-type="float" office:value="0.033632">
            <text:p>0.033632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368">
            <text:p>1019368</text:p>
          </table:table-cell>
          <table:table-cell office:value-type="string">
            <text:p>[St.Eurotango.n].22</text:p>
          </table:table-cell>
          <table:table-cell table:number-columns-repeated="4"/>
          <table:table-cell office:value-type="float" office:value="0.15813">
            <text:p>0.15813</text:p>
          </table:table-cell>
          <table:table-cell office:value-type="float" office:value="216.3002">
            <text:p>216.3002</text:p>
          </table:table-cell>
          <table:table-cell office:value-type="float" office:value="0.034204">
            <text:p>0.034204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369">
            <text:p>1019369</text:p>
          </table:table-cell>
          <table:table-cell office:value-type="string">
            <text:p>[St.Eurotango.n].23</text:p>
          </table:table-cell>
          <table:table-cell table:number-columns-repeated="4"/>
          <table:table-cell office:value-type="float" office:value="0.17226">
            <text:p>0.17226</text:p>
          </table:table-cell>
          <table:table-cell office:value-type="float" office:value="216.3002">
            <text:p>216.3002</text:p>
          </table:table-cell>
          <table:table-cell office:value-type="float" office:value="0.03726">
            <text:p>0.03726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370">
            <text:p>1019370</text:p>
          </table:table-cell>
          <table:table-cell office:value-type="string">
            <text:p>[St.Eurotango.n].24</text:p>
          </table:table-cell>
          <table:table-cell table:number-columns-repeated="4"/>
          <table:table-cell office:value-type="float" office:value="0.19411">
            <text:p>0.19411</text:p>
          </table:table-cell>
          <table:table-cell office:value-type="float" office:value="193.3036">
            <text:p>193.3036</text:p>
          </table:table-cell>
          <table:table-cell office:value-type="float" office:value="0.037522">
            <text:p>0.037522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371">
            <text:p>1019371</text:p>
          </table:table-cell>
          <table:table-cell office:value-type="string">
            <text:p>[St.Kuras.n].17</text:p>
          </table:table-cell>
          <table:table-cell table:number-columns-repeated="4"/>
          <table:table-cell office:value-type="float" office:value="0.15102">
            <text:p>0.15102</text:p>
          </table:table-cell>
          <table:table-cell office:value-type="float" office:value="222.572">
            <text:p>222.572</text:p>
          </table:table-cell>
          <table:table-cell office:value-type="float" office:value="0.033613">
            <text:p>0.033613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372">
            <text:p>1019372</text:p>
          </table:table-cell>
          <table:table-cell office:value-type="string">
            <text:p>[St.Kuras.n].18</text:p>
          </table:table-cell>
          <table:table-cell table:number-columns-repeated="4"/>
          <table:table-cell office:value-type="float" office:value="0.15393">
            <text:p>0.15393</text:p>
          </table:table-cell>
          <table:table-cell office:value-type="float" office:value="233.025">
            <text:p>233.025</text:p>
          </table:table-cell>
          <table:table-cell office:value-type="float" office:value="0.03587">
            <text:p>0.03587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373">
            <text:p>1019373</text:p>
          </table:table-cell>
          <table:table-cell office:value-type="string">
            <text:p>[St.Kuras.n].19</text:p>
          </table:table-cell>
          <table:table-cell table:number-columns-repeated="4"/>
          <table:table-cell office:value-type="float" office:value="0.15193">
            <text:p>0.15193</text:p>
          </table:table-cell>
          <table:table-cell office:value-type="float" office:value="230.9344">
            <text:p>230.9344</text:p>
          </table:table-cell>
          <table:table-cell office:value-type="float" office:value="0.035086">
            <text:p>0.035086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374">
            <text:p>1019374</text:p>
          </table:table-cell>
          <table:table-cell office:value-type="string">
            <text:p>[St.Kuras.n].20</text:p>
          </table:table-cell>
          <table:table-cell table:number-columns-repeated="4"/>
          <table:table-cell office:value-type="float" office:value="0.16005">
            <text:p>0.16005</text:p>
          </table:table-cell>
          <table:table-cell office:value-type="float" office:value="220.4814">
            <text:p>220.4814</text:p>
          </table:table-cell>
          <table:table-cell office:value-type="float" office:value="0.035288">
            <text:p>0.035288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375">
            <text:p>1019375</text:p>
          </table:table-cell>
          <table:table-cell office:value-type="string">
            <text:p>[St.Kuras.n].21</text:p>
          </table:table-cell>
          <table:table-cell table:number-columns-repeated="4"/>
          <table:table-cell office:value-type="float" office:value="0.15461">
            <text:p>0.15461</text:p>
          </table:table-cell>
          <table:table-cell office:value-type="float" office:value="205.8472">
            <text:p>205.8472</text:p>
          </table:table-cell>
          <table:table-cell office:value-type="float" office:value="0.031826">
            <text:p>0.031826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376">
            <text:p>1019376</text:p>
          </table:table-cell>
          <table:table-cell office:value-type="string">
            <text:p>[St.Kuras.n].22</text:p>
          </table:table-cell>
          <table:table-cell table:number-columns-repeated="4"/>
          <table:table-cell office:value-type="float" office:value="0.15843">
            <text:p>0.15843</text:p>
          </table:table-cell>
          <table:table-cell office:value-type="float" office:value="201.666">
            <text:p>201.666</text:p>
          </table:table-cell>
          <table:table-cell office:value-type="float" office:value="0.03195">
            <text:p>0.03195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377">
            <text:p>1019377</text:p>
          </table:table-cell>
          <table:table-cell office:value-type="string">
            <text:p>[St.Kuras.n].23</text:p>
          </table:table-cell>
          <table:table-cell table:number-columns-repeated="4"/>
          <table:table-cell office:value-type="float" office:value="0.14777">
            <text:p>0.14777</text:p>
          </table:table-cell>
          <table:table-cell office:value-type="float" office:value="216.3002">
            <text:p>216.3002</text:p>
          </table:table-cell>
          <table:table-cell office:value-type="float" office:value="0.031963">
            <text:p>0.031963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378">
            <text:p>1019378</text:p>
          </table:table-cell>
          <table:table-cell office:value-type="string">
            <text:p>[St.Kuras.n].24</text:p>
          </table:table-cell>
          <table:table-cell table:number-columns-repeated="4"/>
          <table:table-cell office:value-type="float" office:value="0.14933">
            <text:p>0.14933</text:p>
          </table:table-cell>
          <table:table-cell office:value-type="float" office:value="239.2968">
            <text:p>239.2968</text:p>
          </table:table-cell>
          <table:table-cell office:value-type="float" office:value="0.035734">
            <text:p>0.035734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379">
            <text:p>1019379</text:p>
          </table:table-cell>
          <table:table-cell office:value-type="string">
            <text:p>[St.Tomensa.n].17</text:p>
          </table:table-cell>
          <table:table-cell table:number-columns-repeated="4"/>
          <table:table-cell office:value-type="float" office:value="0.13735">
            <text:p>0.13735</text:p>
          </table:table-cell>
          <table:table-cell office:value-type="float" office:value="245.5686">
            <text:p>245.5686</text:p>
          </table:table-cell>
          <table:table-cell office:value-type="float" office:value="0.033729">
            <text:p>0.033729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380">
            <text:p>1019380</text:p>
          </table:table-cell>
          <table:table-cell office:value-type="string">
            <text:p>[St.Tomensa.n].18</text:p>
          </table:table-cell>
          <table:table-cell table:number-columns-repeated="4"/>
          <table:table-cell office:value-type="float" office:value="0.12664">
            <text:p>0.12664</text:p>
          </table:table-cell>
          <table:table-cell office:value-type="float" office:value="256.0216">
            <text:p>256.0216</text:p>
          </table:table-cell>
          <table:table-cell office:value-type="float" office:value="0.032423">
            <text:p>0.032423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381">
            <text:p>1019381</text:p>
          </table:table-cell>
          <table:table-cell office:value-type="string">
            <text:p>[St.Tomensa.n].19</text:p>
          </table:table-cell>
          <table:table-cell table:number-columns-repeated="4"/>
          <table:table-cell office:value-type="float" office:value="0.13352">
            <text:p>0.13352</text:p>
          </table:table-cell>
          <table:table-cell office:value-type="float" office:value="237.2062">
            <text:p>237.2062</text:p>
          </table:table-cell>
          <table:table-cell office:value-type="float" office:value="0.031672">
            <text:p>0.031672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382">
            <text:p>1019382</text:p>
          </table:table-cell>
          <table:table-cell office:value-type="string">
            <text:p>[St.Tomensa.n].20</text:p>
          </table:table-cell>
          <table:table-cell table:number-columns-repeated="4"/>
          <table:table-cell office:value-type="float" office:value="0.13872">
            <text:p>0.13872</text:p>
          </table:table-cell>
          <table:table-cell office:value-type="float" office:value="237.2062">
            <text:p>237.2062</text:p>
          </table:table-cell>
          <table:table-cell office:value-type="float" office:value="0.032905">
            <text:p>0.032905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383">
            <text:p>1019383</text:p>
          </table:table-cell>
          <table:table-cell office:value-type="string">
            <text:p>[St.Tomensa.n].21</text:p>
          </table:table-cell>
          <table:table-cell table:number-columns-repeated="4"/>
          <table:table-cell office:value-type="float" office:value="0.13802">
            <text:p>0.13802</text:p>
          </table:table-cell>
          <table:table-cell office:value-type="float" office:value="228.8438">
            <text:p>228.8438</text:p>
          </table:table-cell>
          <table:table-cell office:value-type="float" office:value="0.031585">
            <text:p>0.031585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384">
            <text:p>1019384</text:p>
          </table:table-cell>
          <table:table-cell office:value-type="string">
            <text:p>[St.Tomensa.n].22</text:p>
          </table:table-cell>
          <table:table-cell table:number-columns-repeated="4"/>
          <table:table-cell office:value-type="float" office:value="0.13113">
            <text:p>0.13113</text:p>
          </table:table-cell>
          <table:table-cell office:value-type="float" office:value="253.931">
            <text:p>253.931</text:p>
          </table:table-cell>
          <table:table-cell office:value-type="float" office:value="0.033298">
            <text:p>0.033298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385">
            <text:p>1019385</text:p>
          </table:table-cell>
          <table:table-cell office:value-type="string">
            <text:p>[St.Tomensa.n].23</text:p>
          </table:table-cell>
          <table:table-cell table:number-columns-repeated="4"/>
          <table:table-cell office:value-type="float" office:value="0.14986">
            <text:p>0.14986</text:p>
          </table:table-cell>
          <table:table-cell office:value-type="float" office:value="235.1156">
            <text:p>235.1156</text:p>
          </table:table-cell>
          <table:table-cell office:value-type="float" office:value="0.035234">
            <text:p>0.035234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386">
            <text:p>1019386</text:p>
          </table:table-cell>
          <table:table-cell office:value-type="string">
            <text:p>[St.Tomensa.n].24</text:p>
          </table:table-cell>
          <table:table-cell table:number-columns-repeated="4"/>
          <table:table-cell office:value-type="float" office:value="0.16524">
            <text:p>0.16524</text:p>
          </table:table-cell>
          <table:table-cell office:value-type="float" office:value="218.3908">
            <text:p>218.3908</text:p>
          </table:table-cell>
          <table:table-cell office:value-type="float" office:value="0.036087">
            <text:p>0.036087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387">
            <text:p>1019387</text:p>
          </table:table-cell>
          <table:table-cell office:value-type="string">
            <text:p>[St.Tomba.n].17</text:p>
          </table:table-cell>
          <table:table-cell table:number-columns-repeated="4"/>
          <table:table-cell office:value-type="float" office:value="0.18008">
            <text:p>0.18008</text:p>
          </table:table-cell>
          <table:table-cell office:value-type="float" office:value="224.6626">
            <text:p>224.6626</text:p>
          </table:table-cell>
          <table:table-cell office:value-type="float" office:value="0.040457">
            <text:p>0.040457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388">
            <text:p>1019388</text:p>
          </table:table-cell>
          <table:table-cell office:value-type="string">
            <text:p>[St.Tomba.n].18</text:p>
          </table:table-cell>
          <table:table-cell table:number-columns-repeated="4"/>
          <table:table-cell office:value-type="float" office:value="0.16679">
            <text:p>0.16679</text:p>
          </table:table-cell>
          <table:table-cell office:value-type="float" office:value="243.478">
            <text:p>243.478</text:p>
          </table:table-cell>
          <table:table-cell office:value-type="float" office:value="0.04061">
            <text:p>0.04061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389">
            <text:p>1019389</text:p>
          </table:table-cell>
          <table:table-cell office:value-type="string">
            <text:p>[St.Tomba.n].19</text:p>
          </table:table-cell>
          <table:table-cell table:number-columns-repeated="4"/>
          <table:table-cell office:value-type="float" office:value="0.16702">
            <text:p>0.16702</text:p>
          </table:table-cell>
          <table:table-cell office:value-type="float" office:value="235.1156">
            <text:p>235.1156</text:p>
          </table:table-cell>
          <table:table-cell office:value-type="float" office:value="0.039269">
            <text:p>0.039269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390">
            <text:p>1019390</text:p>
          </table:table-cell>
          <table:table-cell office:value-type="string">
            <text:p>[St.Tomba.n].20</text:p>
          </table:table-cell>
          <table:table-cell table:number-columns-repeated="4"/>
          <table:table-cell office:value-type="float" office:value="0.16306">
            <text:p>0.16306</text:p>
          </table:table-cell>
          <table:table-cell office:value-type="float" office:value="243.478">
            <text:p>243.478</text:p>
          </table:table-cell>
          <table:table-cell office:value-type="float" office:value="0.039702">
            <text:p>0.039702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391">
            <text:p>1019391</text:p>
          </table:table-cell>
          <table:table-cell office:value-type="string">
            <text:p>[St.Tomba.n].21</text:p>
          </table:table-cell>
          <table:table-cell table:number-columns-repeated="4"/>
          <table:table-cell office:value-type="float" office:value="0.16185">
            <text:p>0.16185</text:p>
          </table:table-cell>
          <table:table-cell office:value-type="float" office:value="243.478">
            <text:p>243.478</text:p>
          </table:table-cell>
          <table:table-cell office:value-type="float" office:value="0.039407">
            <text:p>0.039407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392">
            <text:p>1019392</text:p>
          </table:table-cell>
          <table:table-cell office:value-type="string">
            <text:p>[St.Tomba.n].22</text:p>
          </table:table-cell>
          <table:table-cell table:number-columns-repeated="4"/>
          <table:table-cell office:value-type="float" office:value="0.16793">
            <text:p>0.16793</text:p>
          </table:table-cell>
          <table:table-cell office:value-type="float" office:value="245.5686">
            <text:p>245.5686</text:p>
          </table:table-cell>
          <table:table-cell office:value-type="float" office:value="0.041238">
            <text:p>0.041238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393">
            <text:p>1019393</text:p>
          </table:table-cell>
          <table:table-cell office:value-type="string">
            <text:p>[St.Tomba.n].23</text:p>
          </table:table-cell>
          <table:table-cell table:number-columns-repeated="4"/>
          <table:table-cell office:value-type="float" office:value="0.18737">
            <text:p>0.18737</text:p>
          </table:table-cell>
          <table:table-cell office:value-type="float" office:value="228.8438">
            <text:p>228.8438</text:p>
          </table:table-cell>
          <table:table-cell office:value-type="float" office:value="0.042878">
            <text:p>0.042878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394">
            <text:p>1019394</text:p>
          </table:table-cell>
          <table:table-cell office:value-type="string">
            <text:p>[St.Tomba.n].24</text:p>
          </table:table-cell>
          <table:table-cell table:number-columns-repeated="4"/>
          <table:table-cell office:value-type="float" office:value="0.20235">
            <text:p>0.20235</text:p>
          </table:table-cell>
          <table:table-cell office:value-type="float" office:value="212.119">
            <text:p>212.119</text:p>
          </table:table-cell>
          <table:table-cell office:value-type="float" office:value="0.042922">
            <text:p>0.042922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395">
            <text:p>1019395</text:p>
          </table:table-cell>
          <table:table-cell office:value-type="string">
            <text:p>[St.Jumbo.n].17</text:p>
          </table:table-cell>
          <table:table-cell table:number-columns-repeated="4"/>
          <table:table-cell office:value-type="float" office:value="0.15148">
            <text:p>0.15148</text:p>
          </table:table-cell>
          <table:table-cell office:value-type="float" office:value="207.9378">
            <text:p>207.9378</text:p>
          </table:table-cell>
          <table:table-cell office:value-type="float" office:value="0.031498">
            <text:p>0.031498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396">
            <text:p>1019396</text:p>
          </table:table-cell>
          <table:table-cell office:value-type="string">
            <text:p>[St.Jumbo.n].18</text:p>
          </table:table-cell>
          <table:table-cell table:number-columns-repeated="4"/>
          <table:table-cell office:value-type="float" office:value="0.14996">
            <text:p>0.14996</text:p>
          </table:table-cell>
          <table:table-cell office:value-type="float" office:value="197.4848">
            <text:p>197.4848</text:p>
          </table:table-cell>
          <table:table-cell office:value-type="float" office:value="0.029615">
            <text:p>0.029615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397">
            <text:p>1019397</text:p>
          </table:table-cell>
          <table:table-cell office:value-type="string">
            <text:p>[St.Jumbo.n].19</text:p>
          </table:table-cell>
          <table:table-cell table:number-columns-repeated="4"/>
          <table:table-cell office:value-type="float" office:value="0.1421">
            <text:p>0.1421</text:p>
          </table:table-cell>
          <table:table-cell office:value-type="float" office:value="218.3908">
            <text:p>218.3908</text:p>
          </table:table-cell>
          <table:table-cell office:value-type="float" office:value="0.031033">
            <text:p>0.031033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398">
            <text:p>1019398</text:p>
          </table:table-cell>
          <table:table-cell office:value-type="string">
            <text:p>[St.Jumbo.n].20</text:p>
          </table:table-cell>
          <table:table-cell table:number-columns-repeated="4"/>
          <table:table-cell office:value-type="float" office:value="0.15276">
            <text:p>0.15276</text:p>
          </table:table-cell>
          <table:table-cell office:value-type="float" office:value="214.2096">
            <text:p>214.2096</text:p>
          </table:table-cell>
          <table:table-cell office:value-type="float" office:value="0.032723">
            <text:p>0.032723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399">
            <text:p>1019399</text:p>
          </table:table-cell>
          <table:table-cell office:value-type="string">
            <text:p>[St.Jumbo.n].21</text:p>
          </table:table-cell>
          <table:table-cell table:number-columns-repeated="4"/>
          <table:table-cell office:value-type="float" office:value="0.14149">
            <text:p>0.14149</text:p>
          </table:table-cell>
          <table:table-cell office:value-type="float" office:value="224.6626">
            <text:p>224.6626</text:p>
          </table:table-cell>
          <table:table-cell office:value-type="float" office:value="0.031788">
            <text:p>0.031788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400">
            <text:p>1019400</text:p>
          </table:table-cell>
          <table:table-cell office:value-type="string">
            <text:p>[St.Jumbo.n].22</text:p>
          </table:table-cell>
          <table:table-cell table:number-columns-repeated="4"/>
          <table:table-cell office:value-type="float" office:value="0.14331">
            <text:p>0.14331</text:p>
          </table:table-cell>
          <table:table-cell office:value-type="float" office:value="210.0284">
            <text:p>210.0284</text:p>
          </table:table-cell>
          <table:table-cell office:value-type="float" office:value="0.030099">
            <text:p>0.030099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401">
            <text:p>1019401</text:p>
          </table:table-cell>
          <table:table-cell office:value-type="string">
            <text:p>[St.Jumbo.n].23</text:p>
          </table:table-cell>
          <table:table-cell table:number-columns-repeated="4"/>
          <table:table-cell office:value-type="float" office:value="0.17292">
            <text:p>0.17292</text:p>
          </table:table-cell>
          <table:table-cell office:value-type="float" office:value="205.8472">
            <text:p>205.8472</text:p>
          </table:table-cell>
          <table:table-cell office:value-type="float" office:value="0.035595">
            <text:p>0.035595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402">
            <text:p>1019402</text:p>
          </table:table-cell>
          <table:table-cell office:value-type="string">
            <text:p>[St.Jumbo.n].24</text:p>
          </table:table-cell>
          <table:table-cell table:number-columns-repeated="4"/>
          <table:table-cell office:value-type="float" office:value="0.15621">
            <text:p>0.15621</text:p>
          </table:table-cell>
          <table:table-cell office:value-type="float" office:value="233.025">
            <text:p>233.025</text:p>
          </table:table-cell>
          <table:table-cell office:value-type="float" office:value="0.036401">
            <text:p>0.036401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403">
            <text:p>1019403</text:p>
          </table:table-cell>
          <table:table-cell office:value-type="string">
            <text:p>[St.Logo.n].17</text:p>
          </table:table-cell>
          <table:table-cell table:number-columns-repeated="4"/>
          <table:table-cell office:value-type="float" office:value="0.12769">
            <text:p>0.12769</text:p>
          </table:table-cell>
          <table:table-cell office:value-type="float" office:value="161.9446">
            <text:p>161.9446</text:p>
          </table:table-cell>
          <table:table-cell office:value-type="float" office:value="0.020679">
            <text:p>0.020679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404">
            <text:p>1019404</text:p>
          </table:table-cell>
          <table:table-cell office:value-type="string">
            <text:p>[St.Logo.n].18</text:p>
          </table:table-cell>
          <table:table-cell table:number-columns-repeated="4"/>
          <table:table-cell office:value-type="float" office:value="0.13291">
            <text:p>0.13291</text:p>
          </table:table-cell>
          <table:table-cell office:value-type="float" office:value="237.2062">
            <text:p>237.2062</text:p>
          </table:table-cell>
          <table:table-cell office:value-type="float" office:value="0.031527">
            <text:p>0.031527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405">
            <text:p>1019405</text:p>
          </table:table-cell>
          <table:table-cell office:value-type="string">
            <text:p>[St.Logo.n].19</text:p>
          </table:table-cell>
          <table:table-cell table:number-columns-repeated="4"/>
          <table:table-cell office:value-type="float" office:value="0.13338">
            <text:p>0.13338</text:p>
          </table:table-cell>
          <table:table-cell office:value-type="float" office:value="226.7532">
            <text:p>226.7532</text:p>
          </table:table-cell>
          <table:table-cell office:value-type="float" office:value="0.030244">
            <text:p>0.030244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406">
            <text:p>1019406</text:p>
          </table:table-cell>
          <table:table-cell office:value-type="string">
            <text:p>[St.Logo.n].20</text:p>
          </table:table-cell>
          <table:table-cell table:number-columns-repeated="4"/>
          <table:table-cell office:value-type="float" office:value="0.14983">
            <text:p>0.14983</text:p>
          </table:table-cell>
          <table:table-cell office:value-type="float" office:value="237.2062">
            <text:p>237.2062</text:p>
          </table:table-cell>
          <table:table-cell office:value-type="float" office:value="0.035541">
            <text:p>0.035541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407">
            <text:p>1019407</text:p>
          </table:table-cell>
          <table:table-cell office:value-type="string">
            <text:p>[St.Logo.n].21</text:p>
          </table:table-cell>
          <table:table-cell table:number-columns-repeated="4"/>
          <table:table-cell office:value-type="float" office:value="0.12778">
            <text:p>0.12778</text:p>
          </table:table-cell>
          <table:table-cell office:value-type="float" office:value="241.3874">
            <text:p>241.3874</text:p>
          </table:table-cell>
          <table:table-cell office:value-type="float" office:value="0.030844">
            <text:p>0.030844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408">
            <text:p>1019408</text:p>
          </table:table-cell>
          <table:table-cell office:value-type="string">
            <text:p>[St.Logo.n].22</text:p>
          </table:table-cell>
          <table:table-cell table:number-columns-repeated="4"/>
          <table:table-cell office:value-type="float" office:value="0.1322">
            <text:p>0.1322</text:p>
          </table:table-cell>
          <table:table-cell office:value-type="float" office:value="239.2968">
            <text:p>239.2968</text:p>
          </table:table-cell>
          <table:table-cell office:value-type="float" office:value="0.031635">
            <text:p>0.031635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409">
            <text:p>1019409</text:p>
          </table:table-cell>
          <table:table-cell office:value-type="string">
            <text:p>[St.Logo.n].23</text:p>
          </table:table-cell>
          <table:table-cell table:number-columns-repeated="4"/>
          <table:table-cell office:value-type="float" office:value="0.12981">
            <text:p>0.12981</text:p>
          </table:table-cell>
          <table:table-cell office:value-type="float" office:value="228.8438">
            <text:p>228.8438</text:p>
          </table:table-cell>
          <table:table-cell office:value-type="float" office:value="0.029706">
            <text:p>0.029706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410">
            <text:p>1019410</text:p>
          </table:table-cell>
          <table:table-cell office:value-type="string">
            <text:p>[St.Logo.n].24</text:p>
          </table:table-cell>
          <table:table-cell table:number-columns-repeated="4"/>
          <table:table-cell office:value-type="float" office:value="0.13281">
            <text:p>0.13281</text:p>
          </table:table-cell>
          <table:table-cell office:value-type="float" office:value="230.9344">
            <text:p>230.9344</text:p>
          </table:table-cell>
          <table:table-cell office:value-type="float" office:value="0.03067">
            <text:p>0.03067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411">
            <text:p>1019411</text:p>
          </table:table-cell>
          <table:table-cell office:value-type="string">
            <text:p>[St.Maxi.n].17</text:p>
          </table:table-cell>
          <table:table-cell table:number-columns-repeated="4"/>
          <table:table-cell office:value-type="float" office:value="0.15641">
            <text:p>0.15641</text:p>
          </table:table-cell>
          <table:table-cell office:value-type="float" office:value="184.9412">
            <text:p>184.9412</text:p>
          </table:table-cell>
          <table:table-cell office:value-type="float" office:value="0.028927">
            <text:p>0.028927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412">
            <text:p>1019412</text:p>
          </table:table-cell>
          <table:table-cell office:value-type="string">
            <text:p>[St.Maxi.n].18</text:p>
          </table:table-cell>
          <table:table-cell table:number-columns-repeated="4"/>
          <table:table-cell office:value-type="float" office:value="0.16106">
            <text:p>0.16106</text:p>
          </table:table-cell>
          <table:table-cell office:value-type="float" office:value="180.76">
            <text:p>180.76</text:p>
          </table:table-cell>
          <table:table-cell office:value-type="float" office:value="0.029113">
            <text:p>0.029113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413">
            <text:p>1019413</text:p>
          </table:table-cell>
          <table:table-cell office:value-type="string">
            <text:p>[St.Maxi.n].19</text:p>
          </table:table-cell>
          <table:table-cell table:number-columns-repeated="4"/>
          <table:table-cell office:value-type="float" office:value="0.15942">
            <text:p>0.15942</text:p>
          </table:table-cell>
          <table:table-cell office:value-type="float" office:value="207.9378">
            <text:p>207.9378</text:p>
          </table:table-cell>
          <table:table-cell office:value-type="float" office:value="0.033149">
            <text:p>0.033149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414">
            <text:p>1019414</text:p>
          </table:table-cell>
          <table:table-cell office:value-type="string">
            <text:p>[St.Maxi.n].20</text:p>
          </table:table-cell>
          <table:table-cell table:number-columns-repeated="4"/>
          <table:table-cell office:value-type="float" office:value="0.16124">
            <text:p>0.16124</text:p>
          </table:table-cell>
          <table:table-cell office:value-type="float" office:value="203.7566">
            <text:p>203.7566</text:p>
          </table:table-cell>
          <table:table-cell office:value-type="float" office:value="0.032854">
            <text:p>0.032854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415">
            <text:p>1019415</text:p>
          </table:table-cell>
          <table:table-cell office:value-type="string">
            <text:p>[St.Maxi.n].21</text:p>
          </table:table-cell>
          <table:table-cell table:number-columns-repeated="4"/>
          <table:table-cell office:value-type="float" office:value="0.14731">
            <text:p>0.14731</text:p>
          </table:table-cell>
          <table:table-cell office:value-type="float" office:value="205.8472">
            <text:p>205.8472</text:p>
          </table:table-cell>
          <table:table-cell office:value-type="float" office:value="0.030323">
            <text:p>0.030323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416">
            <text:p>1019416</text:p>
          </table:table-cell>
          <table:table-cell office:value-type="string">
            <text:p>[St.Maxi.n].22</text:p>
          </table:table-cell>
          <table:table-cell table:number-columns-repeated="4"/>
          <table:table-cell office:value-type="float" office:value="0.16216">
            <text:p>0.16216</text:p>
          </table:table-cell>
          <table:table-cell office:value-type="float" office:value="178.6694">
            <text:p>178.6694</text:p>
          </table:table-cell>
          <table:table-cell office:value-type="float" office:value="0.028973">
            <text:p>0.028973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417">
            <text:p>1019417</text:p>
          </table:table-cell>
          <table:table-cell office:value-type="string">
            <text:p>[St.Maxi.n].23</text:p>
          </table:table-cell>
          <table:table-cell table:number-columns-repeated="4"/>
          <table:table-cell office:value-type="float" office:value="0.13371">
            <text:p>0.13371</text:p>
          </table:table-cell>
          <table:table-cell office:value-type="float" office:value="207.9378">
            <text:p>207.9378</text:p>
          </table:table-cell>
          <table:table-cell office:value-type="float" office:value="0.027803">
            <text:p>0.027803</text:p>
          </table:table-cell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1019418">
            <text:p>1019418</text:p>
          </table:table-cell>
          <table:table-cell office:value-type="string">
            <text:p>[St.Maxi.n].24</text:p>
          </table:table-cell>
          <table:table-cell table:number-columns-repeated="4"/>
          <table:table-cell office:value-type="float" office:value="0.15572">
            <text:p>0.15572</text:p>
          </table:table-cell>
          <table:table-cell office:value-type="float" office:value="199.5754">
            <text:p>199.5754</text:p>
          </table:table-cell>
          <table:table-cell office:value-type="float" office:value="0.031078">
            <text:p>0.031078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380">
            <text:p>1021380</text:p>
          </table:table-cell>
          <table:table-cell office:value-type="string">
            <text:p>[St.Karlena.n].25</text:p>
          </table:table-cell>
          <table:table-cell table:number-columns-repeated="4"/>
          <table:table-cell office:value-type="float" office:value="37.5">
            <text:p>37.5</text:p>
          </table:table-cell>
          <table:table-cell office:value-type="float" office:value="208.436175">
            <text:p>208.436175</text:p>
          </table:table-cell>
          <table:table-cell office:value-type="float" office:value="7.816357">
            <text:p>7.816357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381">
            <text:p>1021381</text:p>
          </table:table-cell>
          <table:table-cell office:value-type="string">
            <text:p>[St.Karlena.n].26</text:p>
          </table:table-cell>
          <table:table-cell table:number-columns-repeated="4"/>
          <table:table-cell office:value-type="float" office:value="51.35">
            <text:p>51.35</text:p>
          </table:table-cell>
          <table:table-cell office:value-type="float" office:value="218.330126">
            <text:p>218.330126</text:p>
          </table:table-cell>
          <table:table-cell office:value-type="float" office:value="11.211252">
            <text:p>11.211252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382">
            <text:p>1021382</text:p>
          </table:table-cell>
          <table:table-cell office:value-type="string">
            <text:p>[St.Karlena.n].27</text:p>
          </table:table-cell>
          <table:table-cell table:number-columns-repeated="4"/>
          <table:table-cell office:value-type="float" office:value="49.05">
            <text:p>49.05</text:p>
          </table:table-cell>
          <table:table-cell office:value-type="float" office:value="224.968091">
            <text:p>224.968091</text:p>
          </table:table-cell>
          <table:table-cell office:value-type="float" office:value="11.034685">
            <text:p>11.034685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383">
            <text:p>1021383</text:p>
          </table:table-cell>
          <table:table-cell office:value-type="string">
            <text:p>[St.Karlena.n].28</text:p>
          </table:table-cell>
          <table:table-cell table:number-columns-repeated="4"/>
          <table:table-cell office:value-type="float" office:value="46.95">
            <text:p>46.95</text:p>
          </table:table-cell>
          <table:table-cell office:value-type="float" office:value="216.975954">
            <text:p>216.975954</text:p>
          </table:table-cell>
          <table:table-cell office:value-type="float" office:value="10.187021">
            <text:p>10.187021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384">
            <text:p>1021384</text:p>
          </table:table-cell>
          <table:table-cell office:value-type="string">
            <text:p>[St.Karlena.n].29</text:p>
          </table:table-cell>
          <table:table-cell table:number-columns-repeated="4"/>
          <table:table-cell office:value-type="float" office:value="43.35">
            <text:p>43.35</text:p>
          </table:table-cell>
          <table:table-cell office:value-type="float" office:value="244.983309">
            <text:p>244.983309</text:p>
          </table:table-cell>
          <table:table-cell office:value-type="float" office:value="10.620026">
            <text:p>10.620026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385">
            <text:p>1021385</text:p>
          </table:table-cell>
          <table:table-cell office:value-type="string">
            <text:p>[St.Karlena.n].30</text:p>
          </table:table-cell>
          <table:table-cell table:number-columns-repeated="4"/>
          <table:table-cell office:value-type="float" office:value="45.8">
            <text:p>45.8</text:p>
          </table:table-cell>
          <table:table-cell office:value-type="float" office:value="218.618392">
            <text:p>218.618392</text:p>
          </table:table-cell>
          <table:table-cell office:value-type="float" office:value="10.012722">
            <text:p>10.012722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386">
            <text:p>1021386</text:p>
          </table:table-cell>
          <table:table-cell office:value-type="string">
            <text:p>[St.Kiebitz.n].25</text:p>
          </table:table-cell>
          <table:table-cell table:number-columns-repeated="4"/>
          <table:table-cell office:value-type="float" office:value="41.75">
            <text:p>41.75</text:p>
          </table:table-cell>
          <table:table-cell office:value-type="float" office:value="188.893697">
            <text:p>188.893697</text:p>
          </table:table-cell>
          <table:table-cell office:value-type="float" office:value="7.886312">
            <text:p>7.886312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387">
            <text:p>1021387</text:p>
          </table:table-cell>
          <table:table-cell office:value-type="string">
            <text:p>[St.Kiebitz.n].26</text:p>
          </table:table-cell>
          <table:table-cell table:number-columns-repeated="4"/>
          <table:table-cell office:value-type="float" office:value="46.15">
            <text:p>46.15</text:p>
          </table:table-cell>
          <table:table-cell office:value-type="float" office:value="184.9656">
            <text:p>184.9656</text:p>
          </table:table-cell>
          <table:table-cell office:value-type="float" office:value="8.536162">
            <text:p>8.536162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388">
            <text:p>1021388</text:p>
          </table:table-cell>
          <table:table-cell office:value-type="string">
            <text:p>[St.Kiebitz.n].27</text:p>
          </table:table-cell>
          <table:table-cell table:number-columns-repeated="4"/>
          <table:table-cell office:value-type="float" office:value="41.6">
            <text:p>41.6</text:p>
          </table:table-cell>
          <table:table-cell office:value-type="float" office:value="191.492995">
            <text:p>191.492995</text:p>
          </table:table-cell>
          <table:table-cell office:value-type="float" office:value="7.966109">
            <text:p>7.966109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389">
            <text:p>1021389</text:p>
          </table:table-cell>
          <table:table-cell office:value-type="string">
            <text:p>[St.Kiebitz.n].28</text:p>
          </table:table-cell>
          <table:table-cell table:number-columns-repeated="4"/>
          <table:table-cell office:value-type="float" office:value="42.75">
            <text:p>42.75</text:p>
          </table:table-cell>
          <table:table-cell office:value-type="float" office:value="182.656156">
            <text:p>182.656156</text:p>
          </table:table-cell>
          <table:table-cell office:value-type="float" office:value="7.808551">
            <text:p>7.808551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390">
            <text:p>1021390</text:p>
          </table:table-cell>
          <table:table-cell office:value-type="string">
            <text:p>[St.Kiebitz.n].29</text:p>
          </table:table-cell>
          <table:table-cell table:number-columns-repeated="4"/>
          <table:table-cell office:value-type="float" office:value="36.149">
            <text:p>36.149</text:p>
          </table:table-cell>
          <table:table-cell office:value-type="float" office:value="204.642492">
            <text:p>204.642492</text:p>
          </table:table-cell>
          <table:table-cell office:value-type="float" office:value="7.397621">
            <text:p>7.397621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391">
            <text:p>1021391</text:p>
          </table:table-cell>
          <table:table-cell office:value-type="string">
            <text:p>[St.Kiebitz.n].30</text:p>
          </table:table-cell>
          <table:table-cell table:number-columns-repeated="4"/>
          <table:table-cell office:value-type="float" office:value="38.65">
            <text:p>38.65</text:p>
          </table:table-cell>
          <table:table-cell office:value-type="float" office:value="193.901478">
            <text:p>193.901478</text:p>
          </table:table-cell>
          <table:table-cell office:value-type="float" office:value="7.494292">
            <text:p>7.494292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392">
            <text:p>1021392</text:p>
          </table:table-cell>
          <table:table-cell office:value-type="string">
            <text:p>[St.Power.n].25</text:p>
          </table:table-cell>
          <table:table-cell table:number-columns-repeated="4"/>
          <table:table-cell office:value-type="float" office:value="54.55">
            <text:p>54.55</text:p>
          </table:table-cell>
          <table:table-cell office:value-type="float" office:value="206.758941">
            <text:p>206.758941</text:p>
          </table:table-cell>
          <table:table-cell office:value-type="float" office:value="11.2787">
            <text:p>11.2787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393">
            <text:p>1021393</text:p>
          </table:table-cell>
          <table:table-cell office:value-type="string">
            <text:p>[St.Power.n].26</text:p>
          </table:table-cell>
          <table:table-cell table:number-columns-repeated="4"/>
          <table:table-cell office:value-type="float" office:value="56.25">
            <text:p>56.25</text:p>
          </table:table-cell>
          <table:table-cell office:value-type="float" office:value="200.516313">
            <text:p>200.516313</text:p>
          </table:table-cell>
          <table:table-cell office:value-type="float" office:value="11.279043">
            <text:p>11.279043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394">
            <text:p>1021394</text:p>
          </table:table-cell>
          <table:table-cell office:value-type="string">
            <text:p>[St.Power.n].27</text:p>
          </table:table-cell>
          <table:table-cell table:number-columns-repeated="4"/>
          <table:table-cell office:value-type="float" office:value="50.25">
            <text:p>50.25</text:p>
          </table:table-cell>
          <table:table-cell office:value-type="float" office:value="216.66877">
            <text:p>216.66877</text:p>
          </table:table-cell>
          <table:table-cell office:value-type="float" office:value="10.887606">
            <text:p>10.887606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395">
            <text:p>1021395</text:p>
          </table:table-cell>
          <table:table-cell office:value-type="string">
            <text:p>[St.Power.n].28</text:p>
          </table:table-cell>
          <table:table-cell table:number-columns-repeated="4"/>
          <table:table-cell office:value-type="float" office:value="54.7">
            <text:p>54.7</text:p>
          </table:table-cell>
          <table:table-cell office:value-type="float" office:value="215.974884">
            <text:p>215.974884</text:p>
          </table:table-cell>
          <table:table-cell office:value-type="float" office:value="11.813826">
            <text:p>11.813826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396">
            <text:p>1021396</text:p>
          </table:table-cell>
          <table:table-cell office:value-type="string">
            <text:p>[St.Power.n].29</text:p>
          </table:table-cell>
          <table:table-cell table:number-columns-repeated="4"/>
          <table:table-cell office:value-type="float" office:value="48">
            <text:p>48</text:p>
          </table:table-cell>
          <table:table-cell office:value-type="float" office:value="219.045455">
            <text:p>219.045455</text:p>
          </table:table-cell>
          <table:table-cell office:value-type="float" office:value="10.514182">
            <text:p>10.514182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397">
            <text:p>1021397</text:p>
          </table:table-cell>
          <table:table-cell office:value-type="string">
            <text:p>[St.Power.n].30</text:p>
          </table:table-cell>
          <table:table-cell table:number-columns-repeated="4"/>
          <table:table-cell office:value-type="float" office:value="51">
            <text:p>51</text:p>
          </table:table-cell>
          <table:table-cell office:value-type="float" office:value="218.779363">
            <text:p>218.779363</text:p>
          </table:table-cell>
          <table:table-cell office:value-type="float" office:value="11.157748">
            <text:p>11.157748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398">
            <text:p>1021398</text:p>
          </table:table-cell>
          <table:table-cell office:value-type="string">
            <text:p>[St.Sommergold.n].25</text:p>
          </table:table-cell>
          <table:table-cell table:number-columns-repeated="4"/>
          <table:table-cell office:value-type="float" office:value="46">
            <text:p>46</text:p>
          </table:table-cell>
          <table:table-cell office:value-type="float" office:value="202.084915">
            <text:p>202.084915</text:p>
          </table:table-cell>
          <table:table-cell office:value-type="float" office:value="9.295906">
            <text:p>9.295906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399">
            <text:p>1021399</text:p>
          </table:table-cell>
          <table:table-cell office:value-type="string">
            <text:p>[St.Sommergold.n].26</text:p>
          </table:table-cell>
          <table:table-cell table:number-columns-repeated="4"/>
          <table:table-cell office:value-type="float" office:value="40.65">
            <text:p>40.65</text:p>
          </table:table-cell>
          <table:table-cell office:value-type="float" office:value="191.659244">
            <text:p>191.659244</text:p>
          </table:table-cell>
          <table:table-cell office:value-type="float" office:value="7.790948">
            <text:p>7.790948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400">
            <text:p>1021400</text:p>
          </table:table-cell>
          <table:table-cell office:value-type="string">
            <text:p>[St.Sommergold.n].27</text:p>
          </table:table-cell>
          <table:table-cell table:number-columns-repeated="4"/>
          <table:table-cell office:value-type="float" office:value="48.2">
            <text:p>48.2</text:p>
          </table:table-cell>
          <table:table-cell office:value-type="float" office:value="194.006587">
            <text:p>194.006587</text:p>
          </table:table-cell>
          <table:table-cell office:value-type="float" office:value="9.351117">
            <text:p>9.351117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401">
            <text:p>1021401</text:p>
          </table:table-cell>
          <table:table-cell office:value-type="string">
            <text:p>[St.Sommergold.n].28</text:p>
          </table:table-cell>
          <table:table-cell table:number-columns-repeated="4"/>
          <table:table-cell office:value-type="float" office:value="38.75">
            <text:p>38.75</text:p>
          </table:table-cell>
          <table:table-cell office:value-type="float" office:value="198.014116">
            <text:p>198.014116</text:p>
          </table:table-cell>
          <table:table-cell office:value-type="float" office:value="7.673047">
            <text:p>7.673047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402">
            <text:p>1021402</text:p>
          </table:table-cell>
          <table:table-cell office:value-type="string">
            <text:p>[St.Sommergold.n].29</text:p>
          </table:table-cell>
          <table:table-cell table:number-columns-repeated="4"/>
          <table:table-cell office:value-type="float" office:value="39.75">
            <text:p>39.75</text:p>
          </table:table-cell>
          <table:table-cell office:value-type="float" office:value="209.036541">
            <text:p>209.036541</text:p>
          </table:table-cell>
          <table:table-cell office:value-type="float" office:value="8.309203">
            <text:p>8.309203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403">
            <text:p>1021403</text:p>
          </table:table-cell>
          <table:table-cell office:value-type="string">
            <text:p>[St.Sommergold.n].30</text:p>
          </table:table-cell>
          <table:table-cell table:number-columns-repeated="4"/>
          <table:table-cell office:value-type="float" office:value="36.51">
            <text:p>36.51</text:p>
          </table:table-cell>
          <table:table-cell office:value-type="float" office:value="203.140787">
            <text:p>203.140787</text:p>
          </table:table-cell>
          <table:table-cell office:value-type="float" office:value="7.41667">
            <text:p>7.41667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404">
            <text:p>1021404</text:p>
          </table:table-cell>
          <table:table-cell office:value-type="string">
            <text:p>[St.Tomensa.n].25</text:p>
          </table:table-cell>
          <table:table-cell table:number-columns-repeated="4"/>
          <table:table-cell office:value-type="float" office:value="48.65">
            <text:p>48.65</text:p>
          </table:table-cell>
          <table:table-cell office:value-type="float" office:value="207.256774">
            <text:p>207.256774</text:p>
          </table:table-cell>
          <table:table-cell office:value-type="float" office:value="10.083042">
            <text:p>10.083042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405">
            <text:p>1021405</text:p>
          </table:table-cell>
          <table:table-cell office:value-type="string">
            <text:p>[St.Tomensa.n].26</text:p>
          </table:table-cell>
          <table:table-cell table:number-columns-repeated="4"/>
          <table:table-cell office:value-type="float" office:value="64.45">
            <text:p>64.45</text:p>
          </table:table-cell>
          <table:table-cell office:value-type="float" office:value="197.801178">
            <text:p>197.801178</text:p>
          </table:table-cell>
          <table:table-cell office:value-type="float" office:value="12.748286">
            <text:p>12.748286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406">
            <text:p>1021406</text:p>
          </table:table-cell>
          <table:table-cell office:value-type="string">
            <text:p>[St.Tomensa.n].27</text:p>
          </table:table-cell>
          <table:table-cell table:number-columns-repeated="4"/>
          <table:table-cell office:value-type="float" office:value="48.1">
            <text:p>48.1</text:p>
          </table:table-cell>
          <table:table-cell office:value-type="float" office:value="214.26853">
            <text:p>214.26853</text:p>
          </table:table-cell>
          <table:table-cell office:value-type="float" office:value="10.306316">
            <text:p>10.306316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407">
            <text:p>1021407</text:p>
          </table:table-cell>
          <table:table-cell office:value-type="string">
            <text:p>[St.Tomensa.n].28</text:p>
          </table:table-cell>
          <table:table-cell table:number-columns-repeated="4"/>
          <table:table-cell office:value-type="float" office:value="58.5">
            <text:p>58.5</text:p>
          </table:table-cell>
          <table:table-cell office:value-type="float" office:value="199.037887">
            <text:p>199.037887</text:p>
          </table:table-cell>
          <table:table-cell office:value-type="float" office:value="11.643716">
            <text:p>11.643716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408">
            <text:p>1021408</text:p>
          </table:table-cell>
          <table:table-cell office:value-type="string">
            <text:p>[St.Tomensa.n].29</text:p>
          </table:table-cell>
          <table:table-cell table:number-columns-repeated="4"/>
          <table:table-cell office:value-type="float" office:value="44.25">
            <text:p>44.25</text:p>
          </table:table-cell>
          <table:table-cell office:value-type="float" office:value="226.147661">
            <text:p>226.147661</text:p>
          </table:table-cell>
          <table:table-cell office:value-type="float" office:value="10.007034">
            <text:p>10.007034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409">
            <text:p>1021409</text:p>
          </table:table-cell>
          <table:table-cell office:value-type="string">
            <text:p>[St.Tomensa.n].30</text:p>
          </table:table-cell>
          <table:table-cell table:number-columns-repeated="4"/>
          <table:table-cell office:value-type="float" office:value="54.5">
            <text:p>54.5</text:p>
          </table:table-cell>
          <table:table-cell office:value-type="float" office:value="204.24581">
            <text:p>204.24581</text:p>
          </table:table-cell>
          <table:table-cell office:value-type="float" office:value="11.131397">
            <text:p>11.131397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410">
            <text:p>1021410</text:p>
          </table:table-cell>
          <table:table-cell office:value-type="string">
            <text:p>[St.Albatros.n].25</text:p>
          </table:table-cell>
          <table:table-cell table:number-columns-repeated="4"/>
          <table:table-cell office:value-type="float" office:value="51">
            <text:p>51</text:p>
          </table:table-cell>
          <table:table-cell office:value-type="float" office:value="193.193186">
            <text:p>193.193186</text:p>
          </table:table-cell>
          <table:table-cell office:value-type="float" office:value="9.852852">
            <text:p>9.852852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411">
            <text:p>1021411</text:p>
          </table:table-cell>
          <table:table-cell office:value-type="string">
            <text:p>[St.Albatros.n].26</text:p>
          </table:table-cell>
          <table:table-cell table:number-columns-repeated="4"/>
          <table:table-cell office:value-type="float" office:value="51.9">
            <text:p>51.9</text:p>
          </table:table-cell>
          <table:table-cell office:value-type="float" office:value="182.830533">
            <text:p>182.830533</text:p>
          </table:table-cell>
          <table:table-cell office:value-type="float" office:value="9.488905">
            <text:p>9.488905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412">
            <text:p>1021412</text:p>
          </table:table-cell>
          <table:table-cell office:value-type="string">
            <text:p>[St.Albatros.n].27</text:p>
          </table:table-cell>
          <table:table-cell table:number-columns-repeated="4"/>
          <table:table-cell office:value-type="float" office:value="51.6">
            <text:p>51.6</text:p>
          </table:table-cell>
          <table:table-cell office:value-type="float" office:value="190.575605">
            <text:p>190.575605</text:p>
          </table:table-cell>
          <table:table-cell office:value-type="float" office:value="9.833701">
            <text:p>9.833701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413">
            <text:p>1021413</text:p>
          </table:table-cell>
          <table:table-cell office:value-type="string">
            <text:p>[St.Albatros.n].28</text:p>
          </table:table-cell>
          <table:table-cell table:number-columns-repeated="4"/>
          <table:table-cell office:value-type="float" office:value="55.15">
            <text:p>55.15</text:p>
          </table:table-cell>
          <table:table-cell office:value-type="float" office:value="191.374871">
            <text:p>191.374871</text:p>
          </table:table-cell>
          <table:table-cell office:value-type="float" office:value="10.554324">
            <text:p>10.554324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414">
            <text:p>1021414</text:p>
          </table:table-cell>
          <table:table-cell office:value-type="string">
            <text:p>[St.Albatros.n].29</text:p>
          </table:table-cell>
          <table:table-cell table:number-columns-repeated="4"/>
          <table:table-cell office:value-type="float" office:value="52.05">
            <text:p>52.05</text:p>
          </table:table-cell>
          <table:table-cell office:value-type="float" office:value="199.129054">
            <text:p>199.129054</text:p>
          </table:table-cell>
          <table:table-cell office:value-type="float" office:value="10.364667">
            <text:p>10.364667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415">
            <text:p>1021415</text:p>
          </table:table-cell>
          <table:table-cell office:value-type="string">
            <text:p>[St.Albatros.n].30</text:p>
          </table:table-cell>
          <table:table-cell table:number-columns-repeated="4"/>
          <table:table-cell office:value-type="float" office:value="48">
            <text:p>48</text:p>
          </table:table-cell>
          <table:table-cell office:value-type="float" office:value="188.326702">
            <text:p>188.326702</text:p>
          </table:table-cell>
          <table:table-cell office:value-type="float" office:value="9.039682">
            <text:p>9.039682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416">
            <text:p>1021416</text:p>
          </table:table-cell>
          <table:table-cell office:value-type="string">
            <text:p>[St.Eldena.n].25</text:p>
          </table:table-cell>
          <table:table-cell table:number-columns-repeated="4"/>
          <table:table-cell office:value-type="float" office:value="40.95">
            <text:p>40.95</text:p>
          </table:table-cell>
          <table:table-cell office:value-type="float" office:value="181.12365">
            <text:p>181.12365</text:p>
          </table:table-cell>
          <table:table-cell office:value-type="float" office:value="7.417013">
            <text:p>7.417013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417">
            <text:p>1021417</text:p>
          </table:table-cell>
          <table:table-cell office:value-type="string">
            <text:p>[St.Eldena.n].26</text:p>
          </table:table-cell>
          <table:table-cell table:number-columns-repeated="4"/>
          <table:table-cell office:value-type="float" office:value="45.9">
            <text:p>45.9</text:p>
          </table:table-cell>
          <table:table-cell office:value-type="float" office:value="188.17458">
            <text:p>188.17458</text:p>
          </table:table-cell>
          <table:table-cell office:value-type="float" office:value="8.637213">
            <text:p>8.637213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418">
            <text:p>1021418</text:p>
          </table:table-cell>
          <table:table-cell office:value-type="string">
            <text:p>[St.Eldena.n].27</text:p>
          </table:table-cell>
          <table:table-cell table:number-columns-repeated="4"/>
          <table:table-cell office:value-type="float" office:value="36.5">
            <text:p>36.5</text:p>
          </table:table-cell>
          <table:table-cell office:value-type="float" office:value="178.312531">
            <text:p>178.312531</text:p>
          </table:table-cell>
          <table:table-cell office:value-type="float" office:value="6.508407">
            <text:p>6.508407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419">
            <text:p>1021419</text:p>
          </table:table-cell>
          <table:table-cell office:value-type="string">
            <text:p>[St.Eldena.n].28</text:p>
          </table:table-cell>
          <table:table-cell table:number-columns-repeated="4"/>
          <table:table-cell office:value-type="float" office:value="38.45">
            <text:p>38.45</text:p>
          </table:table-cell>
          <table:table-cell office:value-type="float" office:value="189.097187">
            <text:p>189.097187</text:p>
          </table:table-cell>
          <table:table-cell office:value-type="float" office:value="7.270787">
            <text:p>7.270787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420">
            <text:p>1021420</text:p>
          </table:table-cell>
          <table:table-cell office:value-type="string">
            <text:p>[St.Eldena.n].29</text:p>
          </table:table-cell>
          <table:table-cell table:number-columns-repeated="4"/>
          <table:table-cell office:value-type="float" office:value="27.9">
            <text:p>27.9</text:p>
          </table:table-cell>
          <table:table-cell office:value-type="float" office:value="176.659263">
            <text:p>176.659263</text:p>
          </table:table-cell>
          <table:table-cell office:value-type="float" office:value="4.928793">
            <text:p>4.928793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421">
            <text:p>1021421</text:p>
          </table:table-cell>
          <table:table-cell office:value-type="string">
            <text:p>[St.Eldena.n].30</text:p>
          </table:table-cell>
          <table:table-cell table:number-columns-repeated="4"/>
          <table:table-cell office:value-type="float" office:value="30.45">
            <text:p>30.45</text:p>
          </table:table-cell>
          <table:table-cell office:value-type="float" office:value="189.034056">
            <text:p>189.034056</text:p>
          </table:table-cell>
          <table:table-cell office:value-type="float" office:value="5.756087">
            <text:p>5.756087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422">
            <text:p>1021422</text:p>
          </table:table-cell>
          <table:table-cell office:value-type="string">
            <text:p>[St.Golf.n].28</text:p>
          </table:table-cell>
          <table:table-cell table:number-columns-repeated="4"/>
          <table:table-cell office:value-type="float" office:value="53.5">
            <text:p>53.5</text:p>
          </table:table-cell>
          <table:table-cell office:value-type="float" office:value="197.255503">
            <text:p>197.255503</text:p>
          </table:table-cell>
          <table:table-cell office:value-type="float" office:value="10.553169">
            <text:p>10.553169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423">
            <text:p>1021423</text:p>
          </table:table-cell>
          <table:table-cell office:value-type="string">
            <text:p>[St.Golf.n].29</text:p>
          </table:table-cell>
          <table:table-cell table:number-columns-repeated="4"/>
          <table:table-cell office:value-type="float" office:value="45.2">
            <text:p>45.2</text:p>
          </table:table-cell>
          <table:table-cell office:value-type="float" office:value="199.351757">
            <text:p>199.351757</text:p>
          </table:table-cell>
          <table:table-cell office:value-type="float" office:value="9.010699">
            <text:p>9.010699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424">
            <text:p>1021424</text:p>
          </table:table-cell>
          <table:table-cell office:value-type="string">
            <text:p>[St.Golf.n].30</text:p>
          </table:table-cell>
          <table:table-cell table:number-columns-repeated="4"/>
          <table:table-cell office:value-type="float" office:value="52.75">
            <text:p>52.75</text:p>
          </table:table-cell>
          <table:table-cell office:value-type="float" office:value="195.469011">
            <text:p>195.469011</text:p>
          </table:table-cell>
          <table:table-cell office:value-type="float" office:value="10.31099">
            <text:p>10.31099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425">
            <text:p>1021425</text:p>
          </table:table-cell>
          <table:table-cell office:value-type="string">
            <text:p>[St.Golf.n].31</text:p>
          </table:table-cell>
          <table:table-cell table:number-columns-repeated="4"/>
          <table:table-cell office:value-type="float" office:value="43.45">
            <text:p>43.45</text:p>
          </table:table-cell>
          <table:table-cell office:value-type="float" office:value="197.829727">
            <text:p>197.829727</text:p>
          </table:table-cell>
          <table:table-cell office:value-type="float" office:value="8.595702">
            <text:p>8.595702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426">
            <text:p>1021426</text:p>
          </table:table-cell>
          <table:table-cell office:value-type="string">
            <text:p>[St.Golf.n].32</text:p>
          </table:table-cell>
          <table:table-cell table:number-columns-repeated="4"/>
          <table:table-cell office:value-type="float" office:value="51.55">
            <text:p>51.55</text:p>
          </table:table-cell>
          <table:table-cell office:value-type="float" office:value="198.044942">
            <text:p>198.044942</text:p>
          </table:table-cell>
          <table:table-cell office:value-type="float" office:value="10.209217">
            <text:p>10.209217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427">
            <text:p>1021427</text:p>
          </table:table-cell>
          <table:table-cell office:value-type="string">
            <text:p>[St.Golf.n].33</text:p>
          </table:table-cell>
          <table:table-cell table:number-columns-repeated="4"/>
          <table:table-cell office:value-type="float" office:value="40.05">
            <text:p>40.05</text:p>
          </table:table-cell>
          <table:table-cell office:value-type="float" office:value="207.114771">
            <text:p>207.114771</text:p>
          </table:table-cell>
          <table:table-cell office:value-type="float" office:value="8.294947">
            <text:p>8.294947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428">
            <text:p>1021428</text:p>
          </table:table-cell>
          <table:table-cell office:value-type="string">
            <text:p>[St.Jumbo.n].25</text:p>
          </table:table-cell>
          <table:table-cell table:number-columns-repeated="4"/>
          <table:table-cell office:value-type="float" office:value="44.55">
            <text:p>44.55</text:p>
          </table:table-cell>
          <table:table-cell office:value-type="float" office:value="201.961693">
            <text:p>201.961693</text:p>
          </table:table-cell>
          <table:table-cell office:value-type="float" office:value="8.997393">
            <text:p>8.997393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429">
            <text:p>1021429</text:p>
          </table:table-cell>
          <table:table-cell office:value-type="string">
            <text:p>[St.Jumbo.n].26</text:p>
          </table:table-cell>
          <table:table-cell table:number-columns-repeated="4"/>
          <table:table-cell office:value-type="float" office:value="49.6">
            <text:p>49.6</text:p>
          </table:table-cell>
          <table:table-cell office:value-type="float" office:value="196.018286">
            <text:p>196.018286</text:p>
          </table:table-cell>
          <table:table-cell office:value-type="float" office:value="9.722507">
            <text:p>9.722507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430">
            <text:p>1021430</text:p>
          </table:table-cell>
          <table:table-cell office:value-type="string">
            <text:p>[St.Jumbo.n].27</text:p>
          </table:table-cell>
          <table:table-cell table:number-columns-repeated="4"/>
          <table:table-cell office:value-type="float" office:value="44.05">
            <text:p>44.05</text:p>
          </table:table-cell>
          <table:table-cell office:value-type="float" office:value="205.59022">
            <text:p>205.59022</text:p>
          </table:table-cell>
          <table:table-cell office:value-type="float" office:value="9.056249">
            <text:p>9.056249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431">
            <text:p>1021431</text:p>
          </table:table-cell>
          <table:table-cell office:value-type="string">
            <text:p>[St.Jumbo.n].28</text:p>
          </table:table-cell>
          <table:table-cell table:number-columns-repeated="4"/>
          <table:table-cell office:value-type="float" office:value="44.8">
            <text:p>44.8</text:p>
          </table:table-cell>
          <table:table-cell office:value-type="float" office:value="198.80172">
            <text:p>198.80172</text:p>
          </table:table-cell>
          <table:table-cell office:value-type="float" office:value="8.906317">
            <text:p>8.906317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432">
            <text:p>1021432</text:p>
          </table:table-cell>
          <table:table-cell office:value-type="string">
            <text:p>[St.Jumbo.n].29</text:p>
          </table:table-cell>
          <table:table-cell table:number-columns-repeated="4"/>
          <table:table-cell office:value-type="float" office:value="36.02">
            <text:p>36.02</text:p>
          </table:table-cell>
          <table:table-cell office:value-type="float" office:value="213.751624">
            <text:p>213.751624</text:p>
          </table:table-cell>
          <table:table-cell office:value-type="float" office:value="7.699333">
            <text:p>7.699333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433">
            <text:p>1021433</text:p>
          </table:table-cell>
          <table:table-cell office:value-type="string">
            <text:p>[St.Jumbo.n].30</text:p>
          </table:table-cell>
          <table:table-cell table:number-columns-repeated="4"/>
          <table:table-cell office:value-type="float" office:value="40.9">
            <text:p>40.9</text:p>
          </table:table-cell>
          <table:table-cell office:value-type="float" office:value="199.7613">
            <text:p>199.7613</text:p>
          </table:table-cell>
          <table:table-cell office:value-type="float" office:value="8.170237">
            <text:p>8.170237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434">
            <text:p>1021434</text:p>
          </table:table-cell>
          <table:table-cell office:value-type="string">
            <text:p>[St.Pirol.n].25</text:p>
          </table:table-cell>
          <table:table-cell table:number-columns-repeated="4"/>
          <table:table-cell office:value-type="float" office:value="44.65">
            <text:p>44.65</text:p>
          </table:table-cell>
          <table:table-cell office:value-type="float" office:value="201.223673">
            <text:p>201.223673</text:p>
          </table:table-cell>
          <table:table-cell office:value-type="float" office:value="8.984637">
            <text:p>8.984637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435">
            <text:p>1021435</text:p>
          </table:table-cell>
          <table:table-cell office:value-type="string">
            <text:p>[St.Pirol.n].26</text:p>
          </table:table-cell>
          <table:table-cell table:number-columns-repeated="4"/>
          <table:table-cell office:value-type="float" office:value="55.25">
            <text:p>55.25</text:p>
          </table:table-cell>
          <table:table-cell office:value-type="float" office:value="200.683336">
            <text:p>200.683336</text:p>
          </table:table-cell>
          <table:table-cell office:value-type="float" office:value="11.087754">
            <text:p>11.087754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436">
            <text:p>1021436</text:p>
          </table:table-cell>
          <table:table-cell office:value-type="string">
            <text:p>[St.Pirol.n].27</text:p>
          </table:table-cell>
          <table:table-cell table:number-columns-repeated="4"/>
          <table:table-cell office:value-type="float" office:value="44.2">
            <text:p>44.2</text:p>
          </table:table-cell>
          <table:table-cell office:value-type="float" office:value="198.472202">
            <text:p>198.472202</text:p>
          </table:table-cell>
          <table:table-cell office:value-type="float" office:value="8.772471">
            <text:p>8.772471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437">
            <text:p>1021437</text:p>
          </table:table-cell>
          <table:table-cell office:value-type="string">
            <text:p>[St.Pirol.n].28</text:p>
          </table:table-cell>
          <table:table-cell table:number-columns-repeated="4"/>
          <table:table-cell office:value-type="float" office:value="49.1">
            <text:p>49.1</text:p>
          </table:table-cell>
          <table:table-cell office:value-type="float" office:value="198.354561">
            <text:p>198.354561</text:p>
          </table:table-cell>
          <table:table-cell office:value-type="float" office:value="9.739209">
            <text:p>9.739209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438">
            <text:p>1021438</text:p>
          </table:table-cell>
          <table:table-cell office:value-type="string">
            <text:p>[St.Pirol.n].29</text:p>
          </table:table-cell>
          <table:table-cell table:number-columns-repeated="4"/>
          <table:table-cell office:value-type="float" office:value="39.9">
            <text:p>39.9</text:p>
          </table:table-cell>
          <table:table-cell office:value-type="float" office:value="216.448468">
            <text:p>216.448468</text:p>
          </table:table-cell>
          <table:table-cell office:value-type="float" office:value="8.636294">
            <text:p>8.636294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439">
            <text:p>1021439</text:p>
          </table:table-cell>
          <table:table-cell office:value-type="string">
            <text:p>[St.Pirol.n].30</text:p>
          </table:table-cell>
          <table:table-cell table:number-columns-repeated="4"/>
          <table:table-cell office:value-type="float" office:value="35.8">
            <text:p>35.8</text:p>
          </table:table-cell>
          <table:table-cell office:value-type="float" office:value="200.592137">
            <text:p>200.592137</text:p>
          </table:table-cell>
          <table:table-cell office:value-type="float" office:value="7.181199">
            <text:p>7.181199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440">
            <text:p>1021440</text:p>
          </table:table-cell>
          <table:table-cell office:value-type="string">
            <text:p>[St.Priamos.n].28</text:p>
          </table:table-cell>
          <table:table-cell table:number-columns-repeated="4"/>
          <table:table-cell office:value-type="float" office:value="35.05">
            <text:p>35.05</text:p>
          </table:table-cell>
          <table:table-cell office:value-type="float" office:value="192.110291">
            <text:p>192.110291</text:p>
          </table:table-cell>
          <table:table-cell office:value-type="float" office:value="6.733466">
            <text:p>6.733466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441">
            <text:p>1021441</text:p>
          </table:table-cell>
          <table:table-cell office:value-type="string">
            <text:p>[St.Priamos.n].29</text:p>
          </table:table-cell>
          <table:table-cell table:number-columns-repeated="4"/>
          <table:table-cell office:value-type="float" office:value="39">
            <text:p>39</text:p>
          </table:table-cell>
          <table:table-cell office:value-type="float" office:value="191.938078">
            <text:p>191.938078</text:p>
          </table:table-cell>
          <table:table-cell office:value-type="float" office:value="7.485585">
            <text:p>7.485585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442">
            <text:p>1021442</text:p>
          </table:table-cell>
          <table:table-cell office:value-type="string">
            <text:p>[St.Priamos.n].30</text:p>
          </table:table-cell>
          <table:table-cell table:number-columns-repeated="4"/>
          <table:table-cell office:value-type="float" office:value="39.2">
            <text:p>39.2</text:p>
          </table:table-cell>
          <table:table-cell office:value-type="float" office:value="197.850664">
            <text:p>197.850664</text:p>
          </table:table-cell>
          <table:table-cell office:value-type="float" office:value="7.755746">
            <text:p>7.755746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443">
            <text:p>1021443</text:p>
          </table:table-cell>
          <table:table-cell office:value-type="string">
            <text:p>[St.Priamos.n].31</text:p>
          </table:table-cell>
          <table:table-cell table:number-columns-repeated="4"/>
          <table:table-cell office:value-type="float" office:value="40.6">
            <text:p>40.6</text:p>
          </table:table-cell>
          <table:table-cell office:value-type="float" office:value="205.536576">
            <text:p>205.536576</text:p>
          </table:table-cell>
          <table:table-cell office:value-type="float" office:value="8.344785">
            <text:p>8.344785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444">
            <text:p>1021444</text:p>
          </table:table-cell>
          <table:table-cell office:value-type="string">
            <text:p>[St.Priamos.n].32</text:p>
          </table:table-cell>
          <table:table-cell table:number-columns-repeated="4"/>
          <table:table-cell office:value-type="float" office:value="41.3">
            <text:p>41.3</text:p>
          </table:table-cell>
          <table:table-cell office:value-type="float" office:value="212.624124">
            <text:p>212.624124</text:p>
          </table:table-cell>
          <table:table-cell office:value-type="float" office:value="8.781376">
            <text:p>8.781376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445">
            <text:p>1021445</text:p>
          </table:table-cell>
          <table:table-cell office:value-type="string">
            <text:p>[St.Priamos.n].33</text:p>
          </table:table-cell>
          <table:table-cell table:number-columns-repeated="4"/>
          <table:table-cell office:value-type="float" office:value="34.8">
            <text:p>34.8</text:p>
          </table:table-cell>
          <table:table-cell office:value-type="float" office:value="209.590871">
            <text:p>209.590871</text:p>
          </table:table-cell>
          <table:table-cell office:value-type="float" office:value="7.293762">
            <text:p>7.293762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446">
            <text:p>1021446</text:p>
          </table:table-cell>
          <table:table-cell office:value-type="string">
            <text:p>[St.Ramses.n].28</text:p>
          </table:table-cell>
          <table:table-cell table:number-columns-repeated="4"/>
          <table:table-cell office:value-type="float" office:value="51">
            <text:p>51</text:p>
          </table:table-cell>
          <table:table-cell office:value-type="float" office:value="192.674235">
            <text:p>192.674235</text:p>
          </table:table-cell>
          <table:table-cell office:value-type="float" office:value="9.826386">
            <text:p>9.826386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447">
            <text:p>1021447</text:p>
          </table:table-cell>
          <table:table-cell office:value-type="string">
            <text:p>[St.Ramses.n].29</text:p>
          </table:table-cell>
          <table:table-cell table:number-columns-repeated="4"/>
          <table:table-cell office:value-type="float" office:value="51.05">
            <text:p>51.05</text:p>
          </table:table-cell>
          <table:table-cell office:value-type="float" office:value="206.892221">
            <text:p>206.892221</text:p>
          </table:table-cell>
          <table:table-cell office:value-type="float" office:value="10.561848">
            <text:p>10.561848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448">
            <text:p>1021448</text:p>
          </table:table-cell>
          <table:table-cell office:value-type="string">
            <text:p>[St.Ramses.n].30</text:p>
          </table:table-cell>
          <table:table-cell table:number-columns-repeated="4"/>
          <table:table-cell office:value-type="float" office:value="45.65">
            <text:p>45.65</text:p>
          </table:table-cell>
          <table:table-cell office:value-type="float" office:value="207.889408">
            <text:p>207.889408</text:p>
          </table:table-cell>
          <table:table-cell office:value-type="float" office:value="9.490151">
            <text:p>9.490151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449">
            <text:p>1021449</text:p>
          </table:table-cell>
          <table:table-cell office:value-type="string">
            <text:p>[St.Ramses.n].31</text:p>
          </table:table-cell>
          <table:table-cell table:number-columns-repeated="4"/>
          <table:table-cell office:value-type="float" office:value="48.7">
            <text:p>48.7</text:p>
          </table:table-cell>
          <table:table-cell office:value-type="float" office:value="209.853442">
            <text:p>209.853442</text:p>
          </table:table-cell>
          <table:table-cell office:value-type="float" office:value="10.219863">
            <text:p>10.219863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450">
            <text:p>1021450</text:p>
          </table:table-cell>
          <table:table-cell office:value-type="string">
            <text:p>[St.Ramses.n].32</text:p>
          </table:table-cell>
          <table:table-cell table:number-columns-repeated="4"/>
          <table:table-cell office:value-type="float" office:value="45.15">
            <text:p>45.15</text:p>
          </table:table-cell>
          <table:table-cell office:value-type="float" office:value="206.047605">
            <text:p>206.047605</text:p>
          </table:table-cell>
          <table:table-cell office:value-type="float" office:value="9.303049">
            <text:p>9.303049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451">
            <text:p>1021451</text:p>
          </table:table-cell>
          <table:table-cell office:value-type="string">
            <text:p>[St.Ramses.n].33</text:p>
          </table:table-cell>
          <table:table-cell table:number-columns-repeated="4"/>
          <table:table-cell office:value-type="float" office:value="38.7">
            <text:p>38.7</text:p>
          </table:table-cell>
          <table:table-cell office:value-type="float" office:value="197.349177">
            <text:p>197.349177</text:p>
          </table:table-cell>
          <table:table-cell office:value-type="float" office:value="7.637413">
            <text:p>7.637413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452">
            <text:p>1021452</text:p>
          </table:table-cell>
          <table:table-cell office:value-type="string">
            <text:p>[St.Verdi.n].28</text:p>
          </table:table-cell>
          <table:table-cell table:number-columns-repeated="4"/>
          <table:table-cell office:value-type="float" office:value="44.4">
            <text:p>44.4</text:p>
          </table:table-cell>
          <table:table-cell office:value-type="float" office:value="201.618136">
            <text:p>201.618136</text:p>
          </table:table-cell>
          <table:table-cell office:value-type="float" office:value="8.951845">
            <text:p>8.951845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453">
            <text:p>1021453</text:p>
          </table:table-cell>
          <table:table-cell office:value-type="string">
            <text:p>[St.Verdi.n].29</text:p>
          </table:table-cell>
          <table:table-cell table:number-columns-repeated="4"/>
          <table:table-cell office:value-type="float" office:value="47.65">
            <text:p>47.65</text:p>
          </table:table-cell>
          <table:table-cell office:value-type="float" office:value="211.595572">
            <text:p>211.595572</text:p>
          </table:table-cell>
          <table:table-cell office:value-type="float" office:value="10.082529">
            <text:p>10.082529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454">
            <text:p>1021454</text:p>
          </table:table-cell>
          <table:table-cell office:value-type="string">
            <text:p>[St.Verdi.n].30</text:p>
          </table:table-cell>
          <table:table-cell table:number-columns-repeated="4"/>
          <table:table-cell office:value-type="float" office:value="39.15">
            <text:p>39.15</text:p>
          </table:table-cell>
          <table:table-cell office:value-type="float" office:value="212.076249">
            <text:p>212.076249</text:p>
          </table:table-cell>
          <table:table-cell office:value-type="float" office:value="8.302785">
            <text:p>8.302785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455">
            <text:p>1021455</text:p>
          </table:table-cell>
          <table:table-cell office:value-type="string">
            <text:p>[St.Verdi.n].31</text:p>
          </table:table-cell>
          <table:table-cell table:number-columns-repeated="4"/>
          <table:table-cell office:value-type="float" office:value="45">
            <text:p>45</text:p>
          </table:table-cell>
          <table:table-cell office:value-type="float" office:value="200.462755">
            <text:p>200.462755</text:p>
          </table:table-cell>
          <table:table-cell office:value-type="float" office:value="9.020824">
            <text:p>9.020824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456">
            <text:p>1021456</text:p>
          </table:table-cell>
          <table:table-cell office:value-type="string">
            <text:p>[St.Verdi.n].32</text:p>
          </table:table-cell>
          <table:table-cell table:number-columns-repeated="4"/>
          <table:table-cell office:value-type="float" office:value="41.5">
            <text:p>41.5</text:p>
          </table:table-cell>
          <table:table-cell office:value-type="float" office:value="205.961553">
            <text:p>205.961553</text:p>
          </table:table-cell>
          <table:table-cell office:value-type="float" office:value="8.547404">
            <text:p>8.547404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457">
            <text:p>1021457</text:p>
          </table:table-cell>
          <table:table-cell office:value-type="string">
            <text:p>[St.Verdi.n].33</text:p>
          </table:table-cell>
          <table:table-cell table:number-columns-repeated="4"/>
          <table:table-cell office:value-type="float" office:value="43.65">
            <text:p>43.65</text:p>
          </table:table-cell>
          <table:table-cell office:value-type="float" office:value="198.498124">
            <text:p>198.498124</text:p>
          </table:table-cell>
          <table:table-cell office:value-type="float" office:value="8.664443">
            <text:p>8.664443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458">
            <text:p>1021458</text:p>
          </table:table-cell>
          <table:table-cell office:value-type="string">
            <text:p>[St.Burana.n].28</text:p>
          </table:table-cell>
          <table:table-cell table:number-columns-repeated="4"/>
          <table:table-cell office:value-type="float" office:value="39.5">
            <text:p>39.5</text:p>
          </table:table-cell>
          <table:table-cell office:value-type="float" office:value="235.811115">
            <text:p>235.811115</text:p>
          </table:table-cell>
          <table:table-cell office:value-type="float" office:value="9.314539">
            <text:p>9.314539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459">
            <text:p>1021459</text:p>
          </table:table-cell>
          <table:table-cell office:value-type="string">
            <text:p>[St.Burana.n].29</text:p>
          </table:table-cell>
          <table:table-cell table:number-columns-repeated="4"/>
          <table:table-cell office:value-type="float" office:value="39.65">
            <text:p>39.65</text:p>
          </table:table-cell>
          <table:table-cell office:value-type="float" office:value="243.492388">
            <text:p>243.492388</text:p>
          </table:table-cell>
          <table:table-cell office:value-type="float" office:value="9.654473">
            <text:p>9.654473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460">
            <text:p>1021460</text:p>
          </table:table-cell>
          <table:table-cell office:value-type="string">
            <text:p>[St.Burana.n].30</text:p>
          </table:table-cell>
          <table:table-cell table:number-columns-repeated="4"/>
          <table:table-cell office:value-type="float" office:value="42.15">
            <text:p>42.15</text:p>
          </table:table-cell>
          <table:table-cell office:value-type="float" office:value="231.504228">
            <text:p>231.504228</text:p>
          </table:table-cell>
          <table:table-cell office:value-type="float" office:value="9.757903">
            <text:p>9.757903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461">
            <text:p>1021461</text:p>
          </table:table-cell>
          <table:table-cell office:value-type="string">
            <text:p>[St.Burana.n].31</text:p>
          </table:table-cell>
          <table:table-cell table:number-columns-repeated="4"/>
          <table:table-cell office:value-type="float" office:value="39.4">
            <text:p>39.4</text:p>
          </table:table-cell>
          <table:table-cell office:value-type="float" office:value="247.649602">
            <text:p>247.649602</text:p>
          </table:table-cell>
          <table:table-cell office:value-type="float" office:value="9.757394">
            <text:p>9.757394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462">
            <text:p>1021462</text:p>
          </table:table-cell>
          <table:table-cell office:value-type="string">
            <text:p>[St.Burana.n].32</text:p>
          </table:table-cell>
          <table:table-cell table:number-columns-repeated="4"/>
          <table:table-cell office:value-type="float" office:value="35">
            <text:p>35</text:p>
          </table:table-cell>
          <table:table-cell office:value-type="float" office:value="247.960119">
            <text:p>247.960119</text:p>
          </table:table-cell>
          <table:table-cell office:value-type="float" office:value="8.678604">
            <text:p>8.678604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463">
            <text:p>1021463</text:p>
          </table:table-cell>
          <table:table-cell office:value-type="string">
            <text:p>[St.Burana.n].33</text:p>
          </table:table-cell>
          <table:table-cell table:number-columns-repeated="4"/>
          <table:table-cell office:value-type="float" office:value="32.75">
            <text:p>32.75</text:p>
          </table:table-cell>
          <table:table-cell office:value-type="float" office:value="247.463179">
            <text:p>247.463179</text:p>
          </table:table-cell>
          <table:table-cell office:value-type="float" office:value="8.104419">
            <text:p>8.104419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464">
            <text:p>1021464</text:p>
          </table:table-cell>
          <table:table-cell office:value-type="string">
            <text:p>[St.Eurobravo.n].25</text:p>
          </table:table-cell>
          <table:table-cell table:number-columns-repeated="4"/>
          <table:table-cell office:value-type="float" office:value="40.15">
            <text:p>40.15</text:p>
          </table:table-cell>
          <table:table-cell office:value-type="float" office:value="176.741119">
            <text:p>176.741119</text:p>
          </table:table-cell>
          <table:table-cell office:value-type="float" office:value="7.096156">
            <text:p>7.096156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465">
            <text:p>1021465</text:p>
          </table:table-cell>
          <table:table-cell office:value-type="string">
            <text:p>[St.Eurobravo.n].26</text:p>
          </table:table-cell>
          <table:table-cell table:number-columns-repeated="4"/>
          <table:table-cell office:value-type="float" office:value="45.25">
            <text:p>45.25</text:p>
          </table:table-cell>
          <table:table-cell office:value-type="float" office:value="189.120863">
            <text:p>189.120863</text:p>
          </table:table-cell>
          <table:table-cell office:value-type="float" office:value="8.557719">
            <text:p>8.557719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466">
            <text:p>1021466</text:p>
          </table:table-cell>
          <table:table-cell office:value-type="string">
            <text:p>[St.Eurobravo.n].27</text:p>
          </table:table-cell>
          <table:table-cell table:number-columns-repeated="4"/>
          <table:table-cell office:value-type="float" office:value="38.15">
            <text:p>38.15</text:p>
          </table:table-cell>
          <table:table-cell office:value-type="float" office:value="190.073889">
            <text:p>190.073889</text:p>
          </table:table-cell>
          <table:table-cell office:value-type="float" office:value="7.251319">
            <text:p>7.251319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467">
            <text:p>1021467</text:p>
          </table:table-cell>
          <table:table-cell office:value-type="string">
            <text:p>[St.Eurobravo.n].28</text:p>
          </table:table-cell>
          <table:table-cell table:number-columns-repeated="4"/>
          <table:table-cell office:value-type="float" office:value="41.8">
            <text:p>41.8</text:p>
          </table:table-cell>
          <table:table-cell office:value-type="float" office:value="195.112103">
            <text:p>195.112103</text:p>
          </table:table-cell>
          <table:table-cell office:value-type="float" office:value="8.155686">
            <text:p>8.155686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468">
            <text:p>1021468</text:p>
          </table:table-cell>
          <table:table-cell office:value-type="string">
            <text:p>[St.Eurobravo.n].29</text:p>
          </table:table-cell>
          <table:table-cell table:number-columns-repeated="4"/>
          <table:table-cell office:value-type="float" office:value="30.25">
            <text:p>30.25</text:p>
          </table:table-cell>
          <table:table-cell office:value-type="float" office:value="191.548814">
            <text:p>191.548814</text:p>
          </table:table-cell>
          <table:table-cell office:value-type="float" office:value="5.794352">
            <text:p>5.794352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469">
            <text:p>1021469</text:p>
          </table:table-cell>
          <table:table-cell office:value-type="string">
            <text:p>[St.Eurobravo.n].30</text:p>
          </table:table-cell>
          <table:table-cell table:number-columns-repeated="4"/>
          <table:table-cell office:value-type="float" office:value="28.5">
            <text:p>28.5</text:p>
          </table:table-cell>
          <table:table-cell office:value-type="float" office:value="198.182604">
            <text:p>198.182604</text:p>
          </table:table-cell>
          <table:table-cell office:value-type="float" office:value="5.648204">
            <text:p>5.648204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470">
            <text:p>1021470</text:p>
          </table:table-cell>
          <table:table-cell office:value-type="string">
            <text:p>[St.Euroflora.n].25</text:p>
          </table:table-cell>
          <table:table-cell table:number-columns-repeated="4"/>
          <table:table-cell office:value-type="float" office:value="41.3">
            <text:p>41.3</text:p>
          </table:table-cell>
          <table:table-cell office:value-type="float" office:value="192.11343">
            <text:p>192.11343</text:p>
          </table:table-cell>
          <table:table-cell office:value-type="float" office:value="7.934285">
            <text:p>7.934285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471">
            <text:p>1021471</text:p>
          </table:table-cell>
          <table:table-cell office:value-type="string">
            <text:p>[St.Euroflora.n].26</text:p>
          </table:table-cell>
          <table:table-cell table:number-columns-repeated="4"/>
          <table:table-cell office:value-type="float" office:value="42.55">
            <text:p>42.55</text:p>
          </table:table-cell>
          <table:table-cell office:value-type="float" office:value="197.482543">
            <text:p>197.482543</text:p>
          </table:table-cell>
          <table:table-cell office:value-type="float" office:value="8.402882">
            <text:p>8.402882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472">
            <text:p>1021472</text:p>
          </table:table-cell>
          <table:table-cell office:value-type="string">
            <text:p>[St.Euroflora.n].27</text:p>
          </table:table-cell>
          <table:table-cell table:number-columns-repeated="4"/>
          <table:table-cell office:value-type="float" office:value="36.55">
            <text:p>36.55</text:p>
          </table:table-cell>
          <table:table-cell office:value-type="float" office:value="194.003656">
            <text:p>194.003656</text:p>
          </table:table-cell>
          <table:table-cell office:value-type="float" office:value="7.090834">
            <text:p>7.090834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473">
            <text:p>1021473</text:p>
          </table:table-cell>
          <table:table-cell office:value-type="string">
            <text:p>[St.Euroflora.n].28</text:p>
          </table:table-cell>
          <table:table-cell table:number-columns-repeated="4"/>
          <table:table-cell office:value-type="float" office:value="35.7">
            <text:p>35.7</text:p>
          </table:table-cell>
          <table:table-cell office:value-type="float" office:value="202.617925">
            <text:p>202.617925</text:p>
          </table:table-cell>
          <table:table-cell office:value-type="float" office:value="7.23346">
            <text:p>7.23346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474">
            <text:p>1021474</text:p>
          </table:table-cell>
          <table:table-cell office:value-type="string">
            <text:p>[St.Euroflora.n].29</text:p>
          </table:table-cell>
          <table:table-cell table:number-columns-repeated="4"/>
          <table:table-cell office:value-type="float" office:value="28.3">
            <text:p>28.3</text:p>
          </table:table-cell>
          <table:table-cell office:value-type="float" office:value="199.811851">
            <text:p>199.811851</text:p>
          </table:table-cell>
          <table:table-cell office:value-type="float" office:value="5.654675">
            <text:p>5.654675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475">
            <text:p>1021475</text:p>
          </table:table-cell>
          <table:table-cell office:value-type="string">
            <text:p>[St.Euroflora.n].30</text:p>
          </table:table-cell>
          <table:table-cell table:number-columns-repeated="4"/>
          <table:table-cell office:value-type="float" office:value="28.3">
            <text:p>28.3</text:p>
          </table:table-cell>
          <table:table-cell office:value-type="float" office:value="209.133895">
            <text:p>209.133895</text:p>
          </table:table-cell>
          <table:table-cell office:value-type="float" office:value="5.918489">
            <text:p>5.918489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476">
            <text:p>1021476</text:p>
          </table:table-cell>
          <table:table-cell office:value-type="string">
            <text:p>[St.Euronova.n].25</text:p>
          </table:table-cell>
          <table:table-cell table:number-columns-repeated="4"/>
          <table:table-cell office:value-type="float" office:value="34.85">
            <text:p>34.85</text:p>
          </table:table-cell>
          <table:table-cell office:value-type="float" office:value="190.623037">
            <text:p>190.623037</text:p>
          </table:table-cell>
          <table:table-cell office:value-type="float" office:value="6.643213">
            <text:p>6.643213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477">
            <text:p>1021477</text:p>
          </table:table-cell>
          <table:table-cell office:value-type="string">
            <text:p>[St.Euronova.n].26</text:p>
          </table:table-cell>
          <table:table-cell table:number-columns-repeated="4"/>
          <table:table-cell office:value-type="float" office:value="37.85">
            <text:p>37.85</text:p>
          </table:table-cell>
          <table:table-cell office:value-type="float" office:value="193.288789">
            <text:p>193.288789</text:p>
          </table:table-cell>
          <table:table-cell office:value-type="float" office:value="7.315981">
            <text:p>7.315981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478">
            <text:p>1021478</text:p>
          </table:table-cell>
          <table:table-cell office:value-type="string">
            <text:p>[St.Euronova.n].27</text:p>
          </table:table-cell>
          <table:table-cell table:number-columns-repeated="4"/>
          <table:table-cell office:value-type="float" office:value="34.95">
            <text:p>34.95</text:p>
          </table:table-cell>
          <table:table-cell office:value-type="float" office:value="200.756318">
            <text:p>200.756318</text:p>
          </table:table-cell>
          <table:table-cell office:value-type="float" office:value="7.016433">
            <text:p>7.016433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479">
            <text:p>1021479</text:p>
          </table:table-cell>
          <table:table-cell office:value-type="string">
            <text:p>[St.Euronova.n].28</text:p>
          </table:table-cell>
          <table:table-cell table:number-columns-repeated="4"/>
          <table:table-cell office:value-type="float" office:value="37.2">
            <text:p>37.2</text:p>
          </table:table-cell>
          <table:table-cell office:value-type="float" office:value="189.089424">
            <text:p>189.089424</text:p>
          </table:table-cell>
          <table:table-cell office:value-type="float" office:value="7.034127">
            <text:p>7.034127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480">
            <text:p>1021480</text:p>
          </table:table-cell>
          <table:table-cell office:value-type="string">
            <text:p>[St.Euronova.n].29</text:p>
          </table:table-cell>
          <table:table-cell table:number-columns-repeated="4"/>
          <table:table-cell office:value-type="float" office:value="31.55">
            <text:p>31.55</text:p>
          </table:table-cell>
          <table:table-cell office:value-type="float" office:value="204.603832">
            <text:p>204.603832</text:p>
          </table:table-cell>
          <table:table-cell office:value-type="float" office:value="6.455251">
            <text:p>6.455251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481">
            <text:p>1021481</text:p>
          </table:table-cell>
          <table:table-cell office:value-type="string">
            <text:p>[St.Euronova.n].30</text:p>
          </table:table-cell>
          <table:table-cell table:number-columns-repeated="4"/>
          <table:table-cell office:value-type="float" office:value="25.8">
            <text:p>25.8</text:p>
          </table:table-cell>
          <table:table-cell office:value-type="float" office:value="195.846639">
            <text:p>195.846639</text:p>
          </table:table-cell>
          <table:table-cell office:value-type="float" office:value="5.052843">
            <text:p>5.052843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482">
            <text:p>1021482</text:p>
          </table:table-cell>
          <table:table-cell office:value-type="string">
            <text:p>[St.Euroresa.n].25</text:p>
          </table:table-cell>
          <table:table-cell table:number-columns-repeated="4"/>
          <table:table-cell office:value-type="float" office:value="45.1">
            <text:p>45.1</text:p>
          </table:table-cell>
          <table:table-cell office:value-type="float" office:value="200.073608">
            <text:p>200.073608</text:p>
          </table:table-cell>
          <table:table-cell office:value-type="float" office:value="9.02332">
            <text:p>9.02332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483">
            <text:p>1021483</text:p>
          </table:table-cell>
          <table:table-cell office:value-type="string">
            <text:p>[St.Euroresa.n].26</text:p>
          </table:table-cell>
          <table:table-cell table:number-columns-repeated="4"/>
          <table:table-cell office:value-type="float" office:value="47.15">
            <text:p>47.15</text:p>
          </table:table-cell>
          <table:table-cell office:value-type="float" office:value="203.287575">
            <text:p>203.287575</text:p>
          </table:table-cell>
          <table:table-cell office:value-type="float" office:value="9.585009">
            <text:p>9.585009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484">
            <text:p>1021484</text:p>
          </table:table-cell>
          <table:table-cell office:value-type="string">
            <text:p>[St.Euroresa.n].27</text:p>
          </table:table-cell>
          <table:table-cell table:number-columns-repeated="4"/>
          <table:table-cell office:value-type="float" office:value="43.5">
            <text:p>43.5</text:p>
          </table:table-cell>
          <table:table-cell office:value-type="float" office:value="201.317011">
            <text:p>201.317011</text:p>
          </table:table-cell>
          <table:table-cell office:value-type="float" office:value="8.75729">
            <text:p>8.75729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485">
            <text:p>1021485</text:p>
          </table:table-cell>
          <table:table-cell office:value-type="string">
            <text:p>[St.Euroresa.n].28</text:p>
          </table:table-cell>
          <table:table-cell table:number-columns-repeated="4"/>
          <table:table-cell office:value-type="float" office:value="43.5">
            <text:p>43.5</text:p>
          </table:table-cell>
          <table:table-cell office:value-type="float" office:value="203.698462">
            <text:p>203.698462</text:p>
          </table:table-cell>
          <table:table-cell office:value-type="float" office:value="8.860883">
            <text:p>8.860883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486">
            <text:p>1021486</text:p>
          </table:table-cell>
          <table:table-cell office:value-type="string">
            <text:p>[St.Euroresa.n].29</text:p>
          </table:table-cell>
          <table:table-cell table:number-columns-repeated="4"/>
          <table:table-cell office:value-type="float" office:value="40.05">
            <text:p>40.05</text:p>
          </table:table-cell>
          <table:table-cell office:value-type="float" office:value="212.410235">
            <text:p>212.410235</text:p>
          </table:table-cell>
          <table:table-cell office:value-type="float" office:value="8.50703">
            <text:p>8.50703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487">
            <text:p>1021487</text:p>
          </table:table-cell>
          <table:table-cell office:value-type="string">
            <text:p>[St.Euroresa.n].30</text:p>
          </table:table-cell>
          <table:table-cell table:number-columns-repeated="4"/>
          <table:table-cell office:value-type="float" office:value="36.65">
            <text:p>36.65</text:p>
          </table:table-cell>
          <table:table-cell office:value-type="float" office:value="215.464794">
            <text:p>215.464794</text:p>
          </table:table-cell>
          <table:table-cell office:value-type="float" office:value="7.896785">
            <text:p>7.896785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488">
            <text:p>1021488</text:p>
          </table:table-cell>
          <table:table-cell office:value-type="string">
            <text:p>[St.Eurostarch.n].25</text:p>
          </table:table-cell>
          <table:table-cell table:number-columns-repeated="4"/>
          <table:table-cell office:value-type="float" office:value="39.35">
            <text:p>39.35</text:p>
          </table:table-cell>
          <table:table-cell office:value-type="float" office:value="212.999504">
            <text:p>212.999504</text:p>
          </table:table-cell>
          <table:table-cell office:value-type="float" office:value="8.38153">
            <text:p>8.38153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489">
            <text:p>1021489</text:p>
          </table:table-cell>
          <table:table-cell office:value-type="string">
            <text:p>[St.Eurostarch.n].26</text:p>
          </table:table-cell>
          <table:table-cell table:number-columns-repeated="4"/>
          <table:table-cell office:value-type="float" office:value="49.15">
            <text:p>49.15</text:p>
          </table:table-cell>
          <table:table-cell office:value-type="float" office:value="208.233543">
            <text:p>208.233543</text:p>
          </table:table-cell>
          <table:table-cell office:value-type="float" office:value="10.234679">
            <text:p>10.234679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490">
            <text:p>1021490</text:p>
          </table:table-cell>
          <table:table-cell office:value-type="string">
            <text:p>[St.Eurostarch.n].27</text:p>
          </table:table-cell>
          <table:table-cell table:number-columns-repeated="4"/>
          <table:table-cell office:value-type="float" office:value="44.4">
            <text:p>44.4</text:p>
          </table:table-cell>
          <table:table-cell office:value-type="float" office:value="210.635392">
            <text:p>210.635392</text:p>
          </table:table-cell>
          <table:table-cell office:value-type="float" office:value="9.352211">
            <text:p>9.352211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491">
            <text:p>1021491</text:p>
          </table:table-cell>
          <table:table-cell office:value-type="string">
            <text:p>[St.Eurostarch.n].28</text:p>
          </table:table-cell>
          <table:table-cell table:number-columns-repeated="4"/>
          <table:table-cell office:value-type="float" office:value="44.2">
            <text:p>44.2</text:p>
          </table:table-cell>
          <table:table-cell office:value-type="float" office:value="211.058116">
            <text:p>211.058116</text:p>
          </table:table-cell>
          <table:table-cell office:value-type="float" office:value="9.328769">
            <text:p>9.328769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492">
            <text:p>1021492</text:p>
          </table:table-cell>
          <table:table-cell office:value-type="string">
            <text:p>[St.Eurostarch.n].29</text:p>
          </table:table-cell>
          <table:table-cell table:number-columns-repeated="4"/>
          <table:table-cell office:value-type="float" office:value="37.9">
            <text:p>37.9</text:p>
          </table:table-cell>
          <table:table-cell office:value-type="float" office:value="228.716057">
            <text:p>228.716057</text:p>
          </table:table-cell>
          <table:table-cell office:value-type="float" office:value="8.668339">
            <text:p>8.668339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493">
            <text:p>1021493</text:p>
          </table:table-cell>
          <table:table-cell office:value-type="string">
            <text:p>[St.Eurostarch.n].30</text:p>
          </table:table-cell>
          <table:table-cell table:number-columns-repeated="4"/>
          <table:table-cell office:value-type="float" office:value="37.33">
            <text:p>37.33</text:p>
          </table:table-cell>
          <table:table-cell office:value-type="float" office:value="221.572534">
            <text:p>221.572534</text:p>
          </table:table-cell>
          <table:table-cell office:value-type="float" office:value="8.271303">
            <text:p>8.271303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494">
            <text:p>1021494</text:p>
          </table:table-cell>
          <table:table-cell office:value-type="string">
            <text:p>[St.Eurotango.n].25</text:p>
          </table:table-cell>
          <table:table-cell table:number-columns-repeated="4"/>
          <table:table-cell office:value-type="float" office:value="48.1">
            <text:p>48.1</text:p>
          </table:table-cell>
          <table:table-cell office:value-type="float" office:value="178.93118">
            <text:p>178.93118</text:p>
          </table:table-cell>
          <table:table-cell office:value-type="float" office:value="8.60659">
            <text:p>8.60659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495">
            <text:p>1021495</text:p>
          </table:table-cell>
          <table:table-cell office:value-type="string">
            <text:p>[St.Eurotango.n].26</text:p>
          </table:table-cell>
          <table:table-cell table:number-columns-repeated="4"/>
          <table:table-cell office:value-type="float" office:value="48.6">
            <text:p>48.6</text:p>
          </table:table-cell>
          <table:table-cell office:value-type="float" office:value="173.95321">
            <text:p>173.95321</text:p>
          </table:table-cell>
          <table:table-cell office:value-type="float" office:value="8.454126">
            <text:p>8.454126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496">
            <text:p>1021496</text:p>
          </table:table-cell>
          <table:table-cell office:value-type="string">
            <text:p>[St.Eurotango.n].27</text:p>
          </table:table-cell>
          <table:table-cell table:number-columns-repeated="4"/>
          <table:table-cell office:value-type="float" office:value="44">
            <text:p>44</text:p>
          </table:table-cell>
          <table:table-cell office:value-type="float" office:value="174.522822">
            <text:p>174.522822</text:p>
          </table:table-cell>
          <table:table-cell office:value-type="float" office:value="7.679004">
            <text:p>7.679004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497">
            <text:p>1021497</text:p>
          </table:table-cell>
          <table:table-cell office:value-type="string">
            <text:p>[St.Eurotango.n].28</text:p>
          </table:table-cell>
          <table:table-cell table:number-columns-repeated="4"/>
          <table:table-cell office:value-type="float" office:value="40.7">
            <text:p>40.7</text:p>
          </table:table-cell>
          <table:table-cell office:value-type="float" office:value="180.301306">
            <text:p>180.301306</text:p>
          </table:table-cell>
          <table:table-cell office:value-type="float" office:value="7.338263">
            <text:p>7.338263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498">
            <text:p>1021498</text:p>
          </table:table-cell>
          <table:table-cell office:value-type="string">
            <text:p>[St.Eurotango.n].29</text:p>
          </table:table-cell>
          <table:table-cell table:number-columns-repeated="4"/>
          <table:table-cell office:value-type="float" office:value="38.55">
            <text:p>38.55</text:p>
          </table:table-cell>
          <table:table-cell office:value-type="float" office:value="191.457452">
            <text:p>191.457452</text:p>
          </table:table-cell>
          <table:table-cell office:value-type="float" office:value="7.380685">
            <text:p>7.380685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499">
            <text:p>1021499</text:p>
          </table:table-cell>
          <table:table-cell office:value-type="string">
            <text:p>[St.Eurotango.n].30</text:p>
          </table:table-cell>
          <table:table-cell table:number-columns-repeated="4"/>
          <table:table-cell office:value-type="float" office:value="36.15">
            <text:p>36.15</text:p>
          </table:table-cell>
          <table:table-cell office:value-type="float" office:value="182.561277">
            <text:p>182.561277</text:p>
          </table:table-cell>
          <table:table-cell office:value-type="float" office:value="6.59959">
            <text:p>6.59959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500">
            <text:p>1021500</text:p>
          </table:table-cell>
          <table:table-cell office:value-type="string">
            <text:p>[St.Jasira.n].25</text:p>
          </table:table-cell>
          <table:table-cell table:number-columns-repeated="4"/>
          <table:table-cell office:value-type="float" office:value="41.2">
            <text:p>41.2</text:p>
          </table:table-cell>
          <table:table-cell office:value-type="float" office:value="209.308942">
            <text:p>209.308942</text:p>
          </table:table-cell>
          <table:table-cell office:value-type="float" office:value="8.623528">
            <text:p>8.623528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501">
            <text:p>1021501</text:p>
          </table:table-cell>
          <table:table-cell office:value-type="string">
            <text:p>[St.Jasira.n].26</text:p>
          </table:table-cell>
          <table:table-cell table:number-columns-repeated="4"/>
          <table:table-cell office:value-type="float" office:value="58.75">
            <text:p>58.75</text:p>
          </table:table-cell>
          <table:table-cell office:value-type="float" office:value="201.277133">
            <text:p>201.277133</text:p>
          </table:table-cell>
          <table:table-cell office:value-type="float" office:value="11.825032">
            <text:p>11.825032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502">
            <text:p>1021502</text:p>
          </table:table-cell>
          <table:table-cell office:value-type="string">
            <text:p>[St.Jasira.n].27</text:p>
          </table:table-cell>
          <table:table-cell table:number-columns-repeated="4"/>
          <table:table-cell office:value-type="float" office:value="43.7">
            <text:p>43.7</text:p>
          </table:table-cell>
          <table:table-cell office:value-type="float" office:value="197.991758">
            <text:p>197.991758</text:p>
          </table:table-cell>
          <table:table-cell office:value-type="float" office:value="8.65224">
            <text:p>8.65224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503">
            <text:p>1021503</text:p>
          </table:table-cell>
          <table:table-cell office:value-type="string">
            <text:p>[St.Jasira.n].28</text:p>
          </table:table-cell>
          <table:table-cell table:number-columns-repeated="4"/>
          <table:table-cell office:value-type="float" office:value="53.8">
            <text:p>53.8</text:p>
          </table:table-cell>
          <table:table-cell office:value-type="float" office:value="206.036939">
            <text:p>206.036939</text:p>
          </table:table-cell>
          <table:table-cell office:value-type="float" office:value="11.084787">
            <text:p>11.084787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504">
            <text:p>1021504</text:p>
          </table:table-cell>
          <table:table-cell office:value-type="string">
            <text:p>[St.Jasira.n].29</text:p>
          </table:table-cell>
          <table:table-cell table:number-columns-repeated="4"/>
          <table:table-cell office:value-type="float" office:value="34.12">
            <text:p>34.12</text:p>
          </table:table-cell>
          <table:table-cell office:value-type="float" office:value="223.744332">
            <text:p>223.744332</text:p>
          </table:table-cell>
          <table:table-cell office:value-type="float" office:value="7.634157">
            <text:p>7.634157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505">
            <text:p>1021505</text:p>
          </table:table-cell>
          <table:table-cell office:value-type="string">
            <text:p>[St.Jasira.n].30</text:p>
          </table:table-cell>
          <table:table-cell table:number-columns-repeated="4"/>
          <table:table-cell office:value-type="float" office:value="46">
            <text:p>46</text:p>
          </table:table-cell>
          <table:table-cell office:value-type="float" office:value="205.264608">
            <text:p>205.264608</text:p>
          </table:table-cell>
          <table:table-cell office:value-type="float" office:value="9.442172">
            <text:p>9.442172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506">
            <text:p>1021506</text:p>
          </table:table-cell>
          <table:table-cell office:value-type="string">
            <text:p>[St.Kormoran.n].25</text:p>
          </table:table-cell>
          <table:table-cell table:number-columns-repeated="4"/>
          <table:table-cell office:value-type="float" office:value="48.7">
            <text:p>48.7</text:p>
          </table:table-cell>
          <table:table-cell office:value-type="float" office:value="198.314011">
            <text:p>198.314011</text:p>
          </table:table-cell>
          <table:table-cell office:value-type="float" office:value="9.657892">
            <text:p>9.657892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507">
            <text:p>1021507</text:p>
          </table:table-cell>
          <table:table-cell office:value-type="string">
            <text:p>[St.Kormoran.n].26</text:p>
          </table:table-cell>
          <table:table-cell table:number-columns-repeated="4"/>
          <table:table-cell office:value-type="float" office:value="52.1">
            <text:p>52.1</text:p>
          </table:table-cell>
          <table:table-cell office:value-type="float" office:value="199.384661">
            <text:p>199.384661</text:p>
          </table:table-cell>
          <table:table-cell office:value-type="float" office:value="10.387941">
            <text:p>10.387941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508">
            <text:p>1021508</text:p>
          </table:table-cell>
          <table:table-cell office:value-type="string">
            <text:p>[St.Kormoran.n].27</text:p>
          </table:table-cell>
          <table:table-cell table:number-columns-repeated="4"/>
          <table:table-cell office:value-type="float" office:value="50.2">
            <text:p>50.2</text:p>
          </table:table-cell>
          <table:table-cell office:value-type="float" office:value="200.343189">
            <text:p>200.343189</text:p>
          </table:table-cell>
          <table:table-cell office:value-type="float" office:value="10.057228">
            <text:p>10.057228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509">
            <text:p>1021509</text:p>
          </table:table-cell>
          <table:table-cell office:value-type="string">
            <text:p>[St.Kormoran.n].28</text:p>
          </table:table-cell>
          <table:table-cell table:number-columns-repeated="4"/>
          <table:table-cell office:value-type="float" office:value="49.85">
            <text:p>49.85</text:p>
          </table:table-cell>
          <table:table-cell office:value-type="float" office:value="199.356534">
            <text:p>199.356534</text:p>
          </table:table-cell>
          <table:table-cell office:value-type="float" office:value="9.937923">
            <text:p>9.937923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510">
            <text:p>1021510</text:p>
          </table:table-cell>
          <table:table-cell office:value-type="string">
            <text:p>[St.Kormoran.n].29</text:p>
          </table:table-cell>
          <table:table-cell table:number-columns-repeated="4"/>
          <table:table-cell office:value-type="float" office:value="38.9">
            <text:p>38.9</text:p>
          </table:table-cell>
          <table:table-cell office:value-type="float" office:value="212.184285">
            <text:p>212.184285</text:p>
          </table:table-cell>
          <table:table-cell office:value-type="float" office:value="8.253969">
            <text:p>8.253969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511">
            <text:p>1021511</text:p>
          </table:table-cell>
          <table:table-cell office:value-type="string">
            <text:p>[St.Kormoran.n].30</text:p>
          </table:table-cell>
          <table:table-cell table:number-columns-repeated="4"/>
          <table:table-cell office:value-type="float" office:value="43.45">
            <text:p>43.45</text:p>
          </table:table-cell>
          <table:table-cell office:value-type="float" office:value="206.796269">
            <text:p>206.796269</text:p>
          </table:table-cell>
          <table:table-cell office:value-type="float" office:value="8.985298">
            <text:p>8.985298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512">
            <text:p>1021512</text:p>
          </table:table-cell>
          <table:table-cell office:value-type="string">
            <text:p>[St.Kuras.n].25</text:p>
          </table:table-cell>
          <table:table-cell table:number-columns-repeated="4"/>
          <table:table-cell office:value-type="float" office:value="42.3">
            <text:p>42.3</text:p>
          </table:table-cell>
          <table:table-cell office:value-type="float" office:value="187.156347">
            <text:p>187.156347</text:p>
          </table:table-cell>
          <table:table-cell office:value-type="float" office:value="7.916713">
            <text:p>7.916713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513">
            <text:p>1021513</text:p>
          </table:table-cell>
          <table:table-cell office:value-type="string">
            <text:p>[St.Kuras.n].26</text:p>
          </table:table-cell>
          <table:table-cell table:number-columns-repeated="4"/>
          <table:table-cell office:value-type="float" office:value="46.9">
            <text:p>46.9</text:p>
          </table:table-cell>
          <table:table-cell office:value-type="float" office:value="182.957497">
            <text:p>182.957497</text:p>
          </table:table-cell>
          <table:table-cell office:value-type="float" office:value="8.580707">
            <text:p>8.580707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514">
            <text:p>1021514</text:p>
          </table:table-cell>
          <table:table-cell office:value-type="string">
            <text:p>[St.Kuras.n].27</text:p>
          </table:table-cell>
          <table:table-cell table:number-columns-repeated="4"/>
          <table:table-cell office:value-type="float" office:value="42.6">
            <text:p>42.6</text:p>
          </table:table-cell>
          <table:table-cell office:value-type="float" office:value="191.37766">
            <text:p>191.37766</text:p>
          </table:table-cell>
          <table:table-cell office:value-type="float" office:value="8.152688">
            <text:p>8.152688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515">
            <text:p>1021515</text:p>
          </table:table-cell>
          <table:table-cell office:value-type="string">
            <text:p>[St.Kuras.n].28</text:p>
          </table:table-cell>
          <table:table-cell table:number-columns-repeated="4"/>
          <table:table-cell office:value-type="float" office:value="43.55">
            <text:p>43.55</text:p>
          </table:table-cell>
          <table:table-cell office:value-type="float" office:value="179.329484">
            <text:p>179.329484</text:p>
          </table:table-cell>
          <table:table-cell office:value-type="float" office:value="7.809799">
            <text:p>7.809799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516">
            <text:p>1021516</text:p>
          </table:table-cell>
          <table:table-cell office:value-type="string">
            <text:p>[St.Kuras.n].29</text:p>
          </table:table-cell>
          <table:table-cell table:number-columns-repeated="4"/>
          <table:table-cell office:value-type="float" office:value="34.15">
            <text:p>34.15</text:p>
          </table:table-cell>
          <table:table-cell office:value-type="float" office:value="191.741637">
            <text:p>191.741637</text:p>
          </table:table-cell>
          <table:table-cell office:value-type="float" office:value="6.547977">
            <text:p>6.547977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517">
            <text:p>1021517</text:p>
          </table:table-cell>
          <table:table-cell office:value-type="string">
            <text:p>[St.Kuras.n].30</text:p>
          </table:table-cell>
          <table:table-cell table:number-columns-repeated="4"/>
          <table:table-cell office:value-type="float" office:value="31.65">
            <text:p>31.65</text:p>
          </table:table-cell>
          <table:table-cell office:value-type="float" office:value="187.538268">
            <text:p>187.538268</text:p>
          </table:table-cell>
          <table:table-cell office:value-type="float" office:value="5.935586">
            <text:p>5.935586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518">
            <text:p>1021518</text:p>
          </table:table-cell>
          <table:table-cell office:value-type="string">
            <text:p>[St.Maxi.n].25</text:p>
          </table:table-cell>
          <table:table-cell table:number-columns-repeated="4"/>
          <table:table-cell office:value-type="float" office:value="51.5">
            <text:p>51.5</text:p>
          </table:table-cell>
          <table:table-cell office:value-type="float" office:value="207.950958">
            <text:p>207.950958</text:p>
          </table:table-cell>
          <table:table-cell office:value-type="float" office:value="10.709474">
            <text:p>10.709474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519">
            <text:p>1021519</text:p>
          </table:table-cell>
          <table:table-cell office:value-type="string">
            <text:p>[St.Maxi.n].26</text:p>
          </table:table-cell>
          <table:table-cell table:number-columns-repeated="4"/>
          <table:table-cell office:value-type="float" office:value="51.4">
            <text:p>51.4</text:p>
          </table:table-cell>
          <table:table-cell office:value-type="float" office:value="198.492628">
            <text:p>198.492628</text:p>
          </table:table-cell>
          <table:table-cell office:value-type="float" office:value="10.202521">
            <text:p>10.202521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520">
            <text:p>1021520</text:p>
          </table:table-cell>
          <table:table-cell office:value-type="string">
            <text:p>[St.Maxi.n].27</text:p>
          </table:table-cell>
          <table:table-cell table:number-columns-repeated="4"/>
          <table:table-cell office:value-type="float" office:value="46.6">
            <text:p>46.6</text:p>
          </table:table-cell>
          <table:table-cell office:value-type="float" office:value="198.442796">
            <text:p>198.442796</text:p>
          </table:table-cell>
          <table:table-cell office:value-type="float" office:value="9.247434">
            <text:p>9.247434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521">
            <text:p>1021521</text:p>
          </table:table-cell>
          <table:table-cell office:value-type="string">
            <text:p>[St.Maxi.n].28</text:p>
          </table:table-cell>
          <table:table-cell table:number-columns-repeated="4"/>
          <table:table-cell office:value-type="float" office:value="48.2">
            <text:p>48.2</text:p>
          </table:table-cell>
          <table:table-cell office:value-type="float" office:value="195.445364">
            <text:p>195.445364</text:p>
          </table:table-cell>
          <table:table-cell office:value-type="float" office:value="9.420467">
            <text:p>9.420467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522">
            <text:p>1021522</text:p>
          </table:table-cell>
          <table:table-cell office:value-type="string">
            <text:p>[St.Maxi.n].29</text:p>
          </table:table-cell>
          <table:table-cell table:number-columns-repeated="4"/>
          <table:table-cell office:value-type="float" office:value="44.95">
            <text:p>44.95</text:p>
          </table:table-cell>
          <table:table-cell office:value-type="float" office:value="211.771805">
            <text:p>211.771805</text:p>
          </table:table-cell>
          <table:table-cell office:value-type="float" office:value="9.519143">
            <text:p>9.519143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523">
            <text:p>1021523</text:p>
          </table:table-cell>
          <table:table-cell office:value-type="string">
            <text:p>[St.Maxi.n].30</text:p>
          </table:table-cell>
          <table:table-cell table:number-columns-repeated="4"/>
          <table:table-cell office:value-type="float" office:value="45.25">
            <text:p>45.25</text:p>
          </table:table-cell>
          <table:table-cell office:value-type="float" office:value="187.781983">
            <text:p>187.781983</text:p>
          </table:table-cell>
          <table:table-cell office:value-type="float" office:value="8.497135">
            <text:p>8.497135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524">
            <text:p>1021524</text:p>
          </table:table-cell>
          <table:table-cell office:value-type="string">
            <text:p>[St.Maxilla.n].25</text:p>
          </table:table-cell>
          <table:table-cell table:number-columns-repeated="4"/>
          <table:table-cell office:value-type="float" office:value="30.86">
            <text:p>30.86</text:p>
          </table:table-cell>
          <table:table-cell office:value-type="float" office:value="218.773415">
            <text:p>218.773415</text:p>
          </table:table-cell>
          <table:table-cell office:value-type="float" office:value="6.751348">
            <text:p>6.751348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525">
            <text:p>1021525</text:p>
          </table:table-cell>
          <table:table-cell office:value-type="string">
            <text:p>[St.Maxilla.n].26</text:p>
          </table:table-cell>
          <table:table-cell table:number-columns-repeated="4"/>
          <table:table-cell office:value-type="float" office:value="27.76">
            <text:p>27.76</text:p>
          </table:table-cell>
          <table:table-cell office:value-type="float" office:value="218.011653">
            <text:p>218.011653</text:p>
          </table:table-cell>
          <table:table-cell office:value-type="float" office:value="6.052003">
            <text:p>6.052003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526">
            <text:p>1021526</text:p>
          </table:table-cell>
          <table:table-cell office:value-type="string">
            <text:p>[St.Maxilla.n].27</text:p>
          </table:table-cell>
          <table:table-cell table:number-columns-repeated="4"/>
          <table:table-cell office:value-type="float" office:value="29.65">
            <text:p>29.65</text:p>
          </table:table-cell>
          <table:table-cell office:value-type="float" office:value="229.934926">
            <text:p>229.934926</text:p>
          </table:table-cell>
          <table:table-cell office:value-type="float" office:value="6.817571">
            <text:p>6.817571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527">
            <text:p>1021527</text:p>
          </table:table-cell>
          <table:table-cell office:value-type="string">
            <text:p>[St.Maxilla.n].28</text:p>
          </table:table-cell>
          <table:table-cell table:number-columns-repeated="4"/>
          <table:table-cell office:value-type="float" office:value="26.45">
            <text:p>26.45</text:p>
          </table:table-cell>
          <table:table-cell office:value-type="float" office:value="223.08308">
            <text:p>223.08308</text:p>
          </table:table-cell>
          <table:table-cell office:value-type="float" office:value="5.900547">
            <text:p>5.900547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528">
            <text:p>1021528</text:p>
          </table:table-cell>
          <table:table-cell office:value-type="string">
            <text:p>[St.Maxilla.n].29</text:p>
          </table:table-cell>
          <table:table-cell table:number-columns-repeated="4"/>
          <table:table-cell office:value-type="float" office:value="29.7">
            <text:p>29.7</text:p>
          </table:table-cell>
          <table:table-cell office:value-type="float" office:value="240.764038">
            <text:p>240.764038</text:p>
          </table:table-cell>
          <table:table-cell office:value-type="float" office:value="7.150692">
            <text:p>7.150692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529">
            <text:p>1021529</text:p>
          </table:table-cell>
          <table:table-cell office:value-type="string">
            <text:p>[St.Maxilla.n].30</text:p>
          </table:table-cell>
          <table:table-cell table:number-columns-repeated="4"/>
          <table:table-cell office:value-type="float" office:value="24.75">
            <text:p>24.75</text:p>
          </table:table-cell>
          <table:table-cell office:value-type="float" office:value="226.057296">
            <text:p>226.057296</text:p>
          </table:table-cell>
          <table:table-cell office:value-type="float" office:value="5.594918">
            <text:p>5.594918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530">
            <text:p>1021530</text:p>
          </table:table-cell>
          <table:table-cell office:value-type="string">
            <text:p>[St.Sibu.n].28</text:p>
          </table:table-cell>
          <table:table-cell table:number-columns-repeated="4"/>
          <table:table-cell office:value-type="float" office:value="33.2">
            <text:p>33.2</text:p>
          </table:table-cell>
          <table:table-cell office:value-type="float" office:value="221.194895">
            <text:p>221.194895</text:p>
          </table:table-cell>
          <table:table-cell office:value-type="float" office:value="7.343671">
            <text:p>7.343671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531">
            <text:p>1021531</text:p>
          </table:table-cell>
          <table:table-cell office:value-type="string">
            <text:p>[St.Sibu.n].29</text:p>
          </table:table-cell>
          <table:table-cell table:number-columns-repeated="4"/>
          <table:table-cell office:value-type="float" office:value="33">
            <text:p>33</text:p>
          </table:table-cell>
          <table:table-cell office:value-type="float" office:value="214.381091">
            <text:p>214.381091</text:p>
          </table:table-cell>
          <table:table-cell office:value-type="float" office:value="7.074576">
            <text:p>7.074576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532">
            <text:p>1021532</text:p>
          </table:table-cell>
          <table:table-cell office:value-type="string">
            <text:p>[St.Sibu.n].30</text:p>
          </table:table-cell>
          <table:table-cell table:number-columns-repeated="4"/>
          <table:table-cell office:value-type="float" office:value="34.55">
            <text:p>34.55</text:p>
          </table:table-cell>
          <table:table-cell office:value-type="float" office:value="219.81369">
            <text:p>219.81369</text:p>
          </table:table-cell>
          <table:table-cell office:value-type="float" office:value="7.594563">
            <text:p>7.594563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533">
            <text:p>1021533</text:p>
          </table:table-cell>
          <table:table-cell office:value-type="string">
            <text:p>[St.Sibu.n].31</text:p>
          </table:table-cell>
          <table:table-cell table:number-columns-repeated="4"/>
          <table:table-cell office:value-type="float" office:value="33.55">
            <text:p>33.55</text:p>
          </table:table-cell>
          <table:table-cell office:value-type="float" office:value="227.770701">
            <text:p>227.770701</text:p>
          </table:table-cell>
          <table:table-cell office:value-type="float" office:value="7.641707">
            <text:p>7.641707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534">
            <text:p>1021534</text:p>
          </table:table-cell>
          <table:table-cell office:value-type="string">
            <text:p>[St.Sibu.n].32</text:p>
          </table:table-cell>
          <table:table-cell table:number-columns-repeated="4"/>
          <table:table-cell office:value-type="float" office:value="35.85">
            <text:p>35.85</text:p>
          </table:table-cell>
          <table:table-cell office:value-type="float" office:value="217.052612">
            <text:p>217.052612</text:p>
          </table:table-cell>
          <table:table-cell office:value-type="float" office:value="7.781336">
            <text:p>7.781336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535">
            <text:p>1021535</text:p>
          </table:table-cell>
          <table:table-cell office:value-type="string">
            <text:p>[St.Sibu.n].33</text:p>
          </table:table-cell>
          <table:table-cell table:number-columns-repeated="4"/>
          <table:table-cell office:value-type="float" office:value="37.8">
            <text:p>37.8</text:p>
          </table:table-cell>
          <table:table-cell office:value-type="float" office:value="222.572371">
            <text:p>222.572371</text:p>
          </table:table-cell>
          <table:table-cell office:value-type="float" office:value="8.413236">
            <text:p>8.413236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536">
            <text:p>1021536</text:p>
          </table:table-cell>
          <table:table-cell office:value-type="string">
            <text:p>[St.Tomba.n].25</text:p>
          </table:table-cell>
          <table:table-cell table:number-columns-repeated="4"/>
          <table:table-cell office:value-type="float" office:value="34.2">
            <text:p>34.2</text:p>
          </table:table-cell>
          <table:table-cell office:value-type="float" office:value="167.250269">
            <text:p>167.250269</text:p>
          </table:table-cell>
          <table:table-cell office:value-type="float" office:value="5.719959">
            <text:p>5.719959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537">
            <text:p>1021537</text:p>
          </table:table-cell>
          <table:table-cell office:value-type="string">
            <text:p>[St.Tomba.n].26</text:p>
          </table:table-cell>
          <table:table-cell table:number-columns-repeated="4"/>
          <table:table-cell office:value-type="float" office:value="40.1">
            <text:p>40.1</text:p>
          </table:table-cell>
          <table:table-cell office:value-type="float" office:value="161.551448">
            <text:p>161.551448</text:p>
          </table:table-cell>
          <table:table-cell office:value-type="float" office:value="6.478213">
            <text:p>6.478213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538">
            <text:p>1021538</text:p>
          </table:table-cell>
          <table:table-cell office:value-type="string">
            <text:p>[St.Tomba.n].27</text:p>
          </table:table-cell>
          <table:table-cell table:number-columns-repeated="4"/>
          <table:table-cell office:value-type="float" office:value="30.7">
            <text:p>30.7</text:p>
          </table:table-cell>
          <table:table-cell office:value-type="float" office:value="171.317941">
            <text:p>171.317941</text:p>
          </table:table-cell>
          <table:table-cell office:value-type="float" office:value="5.259461">
            <text:p>5.259461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539">
            <text:p>1021539</text:p>
          </table:table-cell>
          <table:table-cell office:value-type="string">
            <text:p>[St.Tomba.n].28</text:p>
          </table:table-cell>
          <table:table-cell table:number-columns-repeated="4"/>
          <table:table-cell office:value-type="float" office:value="33.7">
            <text:p>33.7</text:p>
          </table:table-cell>
          <table:table-cell office:value-type="float" office:value="172.079814">
            <text:p>172.079814</text:p>
          </table:table-cell>
          <table:table-cell office:value-type="float" office:value="5.79909">
            <text:p>5.79909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540">
            <text:p>1021540</text:p>
          </table:table-cell>
          <table:table-cell office:value-type="string">
            <text:p>[St.Tomba.n].29</text:p>
          </table:table-cell>
          <table:table-cell table:number-columns-repeated="4"/>
          <table:table-cell office:value-type="float" office:value="26.5">
            <text:p>26.5</text:p>
          </table:table-cell>
          <table:table-cell office:value-type="float" office:value="182.509921">
            <text:p>182.509921</text:p>
          </table:table-cell>
          <table:table-cell office:value-type="float" office:value="4.836513">
            <text:p>4.836513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541">
            <text:p>1021541</text:p>
          </table:table-cell>
          <table:table-cell office:value-type="string">
            <text:p>[St.Tomba.n].30</text:p>
          </table:table-cell>
          <table:table-cell table:number-columns-repeated="4"/>
          <table:table-cell office:value-type="float" office:value="29.8">
            <text:p>29.8</text:p>
          </table:table-cell>
          <table:table-cell office:value-type="float" office:value="170.754955">
            <text:p>170.754955</text:p>
          </table:table-cell>
          <table:table-cell office:value-type="float" office:value="5.088498">
            <text:p>5.088498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542">
            <text:p>1021542</text:p>
          </table:table-cell>
          <table:table-cell office:value-type="string">
            <text:p>[St.Ulme.n].25</text:p>
          </table:table-cell>
          <table:table-cell table:number-columns-repeated="4"/>
          <table:table-cell office:value-type="float" office:value="48.65">
            <text:p>48.65</text:p>
          </table:table-cell>
          <table:table-cell office:value-type="float" office:value="174.054332">
            <text:p>174.054332</text:p>
          </table:table-cell>
          <table:table-cell office:value-type="float" office:value="8.467743">
            <text:p>8.467743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543">
            <text:p>1021543</text:p>
          </table:table-cell>
          <table:table-cell office:value-type="string">
            <text:p>[St.Ulme.n].26</text:p>
          </table:table-cell>
          <table:table-cell table:number-columns-repeated="4"/>
          <table:table-cell office:value-type="float" office:value="41.3">
            <text:p>41.3</text:p>
          </table:table-cell>
          <table:table-cell office:value-type="float" office:value="178.285925">
            <text:p>178.285925</text:p>
          </table:table-cell>
          <table:table-cell office:value-type="float" office:value="7.363209">
            <text:p>7.363209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544">
            <text:p>1021544</text:p>
          </table:table-cell>
          <table:table-cell office:value-type="string">
            <text:p>[St.Ulme.n].27</text:p>
          </table:table-cell>
          <table:table-cell table:number-columns-repeated="4"/>
          <table:table-cell office:value-type="float" office:value="45.8">
            <text:p>45.8</text:p>
          </table:table-cell>
          <table:table-cell office:value-type="float" office:value="175.930881">
            <text:p>175.930881</text:p>
          </table:table-cell>
          <table:table-cell office:value-type="float" office:value="8.057634">
            <text:p>8.057634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545">
            <text:p>1021545</text:p>
          </table:table-cell>
          <table:table-cell office:value-type="string">
            <text:p>[St.Ulme.n].28</text:p>
          </table:table-cell>
          <table:table-cell table:number-columns-repeated="4"/>
          <table:table-cell office:value-type="float" office:value="39.7">
            <text:p>39.7</text:p>
          </table:table-cell>
          <table:table-cell office:value-type="float" office:value="171.719843">
            <text:p>171.719843</text:p>
          </table:table-cell>
          <table:table-cell office:value-type="float" office:value="6.817278">
            <text:p>6.817278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546">
            <text:p>1021546</text:p>
          </table:table-cell>
          <table:table-cell office:value-type="string">
            <text:p>[St.Ulme.n].29</text:p>
          </table:table-cell>
          <table:table-cell table:number-columns-repeated="4"/>
          <table:table-cell office:value-type="float" office:value="38.6">
            <text:p>38.6</text:p>
          </table:table-cell>
          <table:table-cell office:value-type="float" office:value="171.95105">
            <text:p>171.95105</text:p>
          </table:table-cell>
          <table:table-cell office:value-type="float" office:value="6.637311">
            <text:p>6.637311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547">
            <text:p>1021547</text:p>
          </table:table-cell>
          <table:table-cell office:value-type="string">
            <text:p>[St.Ulme.n].30</text:p>
          </table:table-cell>
          <table:table-cell table:number-columns-repeated="4"/>
          <table:table-cell office:value-type="float" office:value="30.15">
            <text:p>30.15</text:p>
          </table:table-cell>
          <table:table-cell office:value-type="float" office:value="189.097437">
            <text:p>189.097437</text:p>
          </table:table-cell>
          <table:table-cell office:value-type="float" office:value="5.701288">
            <text:p>5.701288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548">
            <text:p>1021548</text:p>
          </table:table-cell>
          <table:table-cell office:value-type="string">
            <text:p>[St.Kolibri.n].25</text:p>
          </table:table-cell>
          <table:table-cell table:number-columns-repeated="4"/>
          <table:table-cell office:value-type="float" office:value="54.25">
            <text:p>54.25</text:p>
          </table:table-cell>
          <table:table-cell office:value-type="float" office:value="185.51245">
            <text:p>185.51245</text:p>
          </table:table-cell>
          <table:table-cell office:value-type="float" office:value="10.06405">
            <text:p>10.06405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549">
            <text:p>1021549</text:p>
          </table:table-cell>
          <table:table-cell office:value-type="string">
            <text:p>[St.Kolibri.n].26</text:p>
          </table:table-cell>
          <table:table-cell table:number-columns-repeated="4"/>
          <table:table-cell office:value-type="float" office:value="59.6">
            <text:p>59.6</text:p>
          </table:table-cell>
          <table:table-cell office:value-type="float" office:value="180.331588">
            <text:p>180.331588</text:p>
          </table:table-cell>
          <table:table-cell office:value-type="float" office:value="10.747763">
            <text:p>10.747763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550">
            <text:p>1021550</text:p>
          </table:table-cell>
          <table:table-cell office:value-type="string">
            <text:p>[St.Kolibri.n].27</text:p>
          </table:table-cell>
          <table:table-cell table:number-columns-repeated="4"/>
          <table:table-cell office:value-type="float" office:value="55.9">
            <text:p>55.9</text:p>
          </table:table-cell>
          <table:table-cell office:value-type="float" office:value="189.233679">
            <text:p>189.233679</text:p>
          </table:table-cell>
          <table:table-cell office:value-type="float" office:value="10.578163">
            <text:p>10.578163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551">
            <text:p>1021551</text:p>
          </table:table-cell>
          <table:table-cell office:value-type="string">
            <text:p>[St.Kolibri.n].28</text:p>
          </table:table-cell>
          <table:table-cell table:number-columns-repeated="4"/>
          <table:table-cell office:value-type="float" office:value="58.45">
            <text:p>58.45</text:p>
          </table:table-cell>
          <table:table-cell office:value-type="float" office:value="180.6269">
            <text:p>180.6269</text:p>
          </table:table-cell>
          <table:table-cell office:value-type="float" office:value="10.557642">
            <text:p>10.557642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552">
            <text:p>1021552</text:p>
          </table:table-cell>
          <table:table-cell office:value-type="string">
            <text:p>[St.Kolibri.n].29</text:p>
          </table:table-cell>
          <table:table-cell table:number-columns-repeated="4"/>
          <table:table-cell office:value-type="float" office:value="44.45">
            <text:p>44.45</text:p>
          </table:table-cell>
          <table:table-cell office:value-type="float" office:value="195.444988">
            <text:p>195.444988</text:p>
          </table:table-cell>
          <table:table-cell office:value-type="float" office:value="8.68753">
            <text:p>8.68753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553">
            <text:p>1021553</text:p>
          </table:table-cell>
          <table:table-cell office:value-type="string">
            <text:p>[St.Kolibri.n].30</text:p>
          </table:table-cell>
          <table:table-cell table:number-columns-repeated="4"/>
          <table:table-cell office:value-type="float" office:value="52.6">
            <text:p>52.6</text:p>
          </table:table-cell>
          <table:table-cell office:value-type="float" office:value="194.133963">
            <text:p>194.133963</text:p>
          </table:table-cell>
          <table:table-cell office:value-type="float" office:value="10.211446">
            <text:p>10.211446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554">
            <text:p>1021554</text:p>
          </table:table-cell>
          <table:table-cell office:value-type="string">
            <text:p>[St.Logo.n].25</text:p>
          </table:table-cell>
          <table:table-cell table:number-columns-repeated="4"/>
          <table:table-cell office:value-type="float" office:value="38.4">
            <text:p>38.4</text:p>
          </table:table-cell>
          <table:table-cell office:value-type="float" office:value="212.387843">
            <text:p>212.387843</text:p>
          </table:table-cell>
          <table:table-cell office:value-type="float" office:value="8.155693">
            <text:p>8.155693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555">
            <text:p>1021555</text:p>
          </table:table-cell>
          <table:table-cell office:value-type="string">
            <text:p>[St.Logo.n].26</text:p>
          </table:table-cell>
          <table:table-cell table:number-columns-repeated="4"/>
          <table:table-cell office:value-type="float" office:value="43.1">
            <text:p>43.1</text:p>
          </table:table-cell>
          <table:table-cell office:value-type="float" office:value="201.438003">
            <text:p>201.438003</text:p>
          </table:table-cell>
          <table:table-cell office:value-type="float" office:value="8.681978">
            <text:p>8.681978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556">
            <text:p>1021556</text:p>
          </table:table-cell>
          <table:table-cell office:value-type="string">
            <text:p>[St.Logo.n].27</text:p>
          </table:table-cell>
          <table:table-cell table:number-columns-repeated="4"/>
          <table:table-cell office:value-type="float" office:value="38">
            <text:p>38</text:p>
          </table:table-cell>
          <table:table-cell office:value-type="float" office:value="217.737849">
            <text:p>217.737849</text:p>
          </table:table-cell>
          <table:table-cell office:value-type="float" office:value="8.274038">
            <text:p>8.274038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557">
            <text:p>1021557</text:p>
          </table:table-cell>
          <table:table-cell office:value-type="string">
            <text:p>[St.Logo.n].28</text:p>
          </table:table-cell>
          <table:table-cell table:number-columns-repeated="4"/>
          <table:table-cell office:value-type="float" office:value="41.5">
            <text:p>41.5</text:p>
          </table:table-cell>
          <table:table-cell office:value-type="float" office:value="210.752052">
            <text:p>210.752052</text:p>
          </table:table-cell>
          <table:table-cell office:value-type="float" office:value="8.74621">
            <text:p>8.74621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558">
            <text:p>1021558</text:p>
          </table:table-cell>
          <table:table-cell office:value-type="string">
            <text:p>[St.Logo.n].29</text:p>
          </table:table-cell>
          <table:table-cell table:number-columns-repeated="4"/>
          <table:table-cell office:value-type="float" office:value="32.15">
            <text:p>32.15</text:p>
          </table:table-cell>
          <table:table-cell office:value-type="float" office:value="229.221871">
            <text:p>229.221871</text:p>
          </table:table-cell>
          <table:table-cell office:value-type="float" office:value="7.369483">
            <text:p>7.369483</text:p>
          </table:table-cell>
        </table:table-row>
        <table:table-row table:style-name="ro1">
          <table:table-cell office:value-type="float" office:value="46150">
            <text:p>46150</text:p>
          </table:table-cell>
          <table:table-cell office:value-type="float" office:value="1021559">
            <text:p>1021559</text:p>
          </table:table-cell>
          <table:table-cell office:value-type="string">
            <text:p>[St.Logo.n].30</text:p>
          </table:table-cell>
          <table:table-cell table:number-columns-repeated="4"/>
          <table:table-cell office:value-type="float" office:value="41.2">
            <text:p>41.2</text:p>
          </table:table-cell>
          <table:table-cell office:value-type="float" office:value="218.592401">
            <text:p>218.592401</text:p>
          </table:table-cell>
          <table:table-cell office:value-type="float" office:value="9.006007">
            <text:p>9.006007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044">
            <text:p>1170044</text:p>
          </table:table-cell>
          <table:table-cell office:value-type="string">
            <text:p>[St.Eldena.n].61</text:p>
          </table:table-cell>
          <table:table-cell table:number-columns-repeated="4"/>
          <table:table-cell office:value-type="float" office:value="14.656">
            <text:p>14.656</text:p>
          </table:table-cell>
          <table:table-cell office:value-type="float" office:value="189">
            <text:p>189</text:p>
          </table:table-cell>
          <table:table-cell office:value-type="float" office:value="2.769984">
            <text:p>2.769984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045">
            <text:p>1170045</text:p>
          </table:table-cell>
          <table:table-cell office:value-type="string">
            <text:p>[St.Eldena.n].62</text:p>
          </table:table-cell>
          <table:table-cell table:number-columns-repeated="4"/>
          <table:table-cell office:value-type="float" office:value="10.34">
            <text:p>10.34</text:p>
          </table:table-cell>
          <table:table-cell office:value-type="float" office:value="178">
            <text:p>178</text:p>
          </table:table-cell>
          <table:table-cell office:value-type="float" office:value="1.84052">
            <text:p>1.84052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046">
            <text:p>1170046</text:p>
          </table:table-cell>
          <table:table-cell office:value-type="string">
            <text:p>[St.Eldena.n].63</text:p>
          </table:table-cell>
          <table:table-cell table:number-columns-repeated="4"/>
          <table:table-cell office:value-type="float" office:value="8.626">
            <text:p>8.626</text:p>
          </table:table-cell>
          <table:table-cell office:value-type="float" office:value="172">
            <text:p>172</text:p>
          </table:table-cell>
          <table:table-cell office:value-type="float" office:value="1.483672">
            <text:p>1.483672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047">
            <text:p>1170047</text:p>
          </table:table-cell>
          <table:table-cell office:value-type="string">
            <text:p>[St.Eldena.n].64</text:p>
          </table:table-cell>
          <table:table-cell table:number-columns-repeated="4"/>
          <table:table-cell office:value-type="float" office:value="9.112">
            <text:p>9.112</text:p>
          </table:table-cell>
          <table:table-cell office:value-type="float" office:value="179">
            <text:p>179</text:p>
          </table:table-cell>
          <table:table-cell office:value-type="float" office:value="1.631048">
            <text:p>1.631048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048">
            <text:p>1170048</text:p>
          </table:table-cell>
          <table:table-cell office:value-type="string">
            <text:p>[St.Eldena.n].65</text:p>
          </table:table-cell>
          <table:table-cell table:number-columns-repeated="4"/>
          <table:table-cell office:value-type="float" office:value="11.052">
            <text:p>11.052</text:p>
          </table:table-cell>
          <table:table-cell office:value-type="float" office:value="183">
            <text:p>183</text:p>
          </table:table-cell>
          <table:table-cell office:value-type="float" office:value="2.022516">
            <text:p>2.022516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049">
            <text:p>1170049</text:p>
          </table:table-cell>
          <table:table-cell office:value-type="string">
            <text:p>[St.Eldena.n].66</text:p>
          </table:table-cell>
          <table:table-cell table:number-columns-repeated="4"/>
          <table:table-cell office:value-type="float" office:value="12.316">
            <text:p>12.316</text:p>
          </table:table-cell>
          <table:table-cell office:value-type="float" office:value="178">
            <text:p>178</text:p>
          </table:table-cell>
          <table:table-cell office:value-type="float" office:value="2.192248">
            <text:p>2.192248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050">
            <text:p>1170050</text:p>
          </table:table-cell>
          <table:table-cell office:value-type="string">
            <text:p>[St.Eldena.n].67</text:p>
          </table:table-cell>
          <table:table-cell table:number-columns-repeated="4"/>
          <table:table-cell office:value-type="float" office:value="11.638">
            <text:p>11.638</text:p>
          </table:table-cell>
          <table:table-cell office:value-type="float" office:value="191">
            <text:p>191</text:p>
          </table:table-cell>
          <table:table-cell office:value-type="float" office:value="2.222858">
            <text:p>2.222858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051">
            <text:p>1170051</text:p>
          </table:table-cell>
          <table:table-cell office:value-type="string">
            <text:p>[St.Eldena.n].68</text:p>
          </table:table-cell>
          <table:table-cell table:number-columns-repeated="4"/>
          <table:table-cell office:value-type="float" office:value="10.132">
            <text:p>10.132</text:p>
          </table:table-cell>
          <table:table-cell office:value-type="float" office:value="166">
            <text:p>166</text:p>
          </table:table-cell>
          <table:table-cell office:value-type="float" office:value="1.681912">
            <text:p>1.681912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052">
            <text:p>1170052</text:p>
          </table:table-cell>
          <table:table-cell office:value-type="string">
            <text:p>[St.Euroflora.n].61</text:p>
          </table:table-cell>
          <table:table-cell table:number-columns-repeated="4"/>
          <table:table-cell office:value-type="float" office:value="13.066">
            <text:p>13.066</text:p>
          </table:table-cell>
          <table:table-cell office:value-type="float" office:value="209">
            <text:p>209</text:p>
          </table:table-cell>
          <table:table-cell office:value-type="float" office:value="2.730794">
            <text:p>2.730794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053">
            <text:p>1170053</text:p>
          </table:table-cell>
          <table:table-cell office:value-type="string">
            <text:p>[St.Euroflora.n].62</text:p>
          </table:table-cell>
          <table:table-cell table:number-columns-repeated="4"/>
          <table:table-cell office:value-type="float" office:value="9.284">
            <text:p>9.284</text:p>
          </table:table-cell>
          <table:table-cell office:value-type="float" office:value="208">
            <text:p>208</text:p>
          </table:table-cell>
          <table:table-cell office:value-type="float" office:value="1.931072">
            <text:p>1.931072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054">
            <text:p>1170054</text:p>
          </table:table-cell>
          <table:table-cell office:value-type="string">
            <text:p>[St.Euroflora.n].63</text:p>
          </table:table-cell>
          <table:table-cell table:number-columns-repeated="4"/>
          <table:table-cell office:value-type="float" office:value="11.996">
            <text:p>11.996</text:p>
          </table:table-cell>
          <table:table-cell office:value-type="float" office:value="212">
            <text:p>212</text:p>
          </table:table-cell>
          <table:table-cell office:value-type="float" office:value="2.543152">
            <text:p>2.543152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055">
            <text:p>1170055</text:p>
          </table:table-cell>
          <table:table-cell office:value-type="string">
            <text:p>[St.Euroflora.n].64</text:p>
          </table:table-cell>
          <table:table-cell table:number-columns-repeated="4"/>
          <table:table-cell office:value-type="float" office:value="11.338">
            <text:p>11.338</text:p>
          </table:table-cell>
          <table:table-cell office:value-type="float" office:value="216">
            <text:p>216</text:p>
          </table:table-cell>
          <table:table-cell office:value-type="float" office:value="2.449008">
            <text:p>2.449008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056">
            <text:p>1170056</text:p>
          </table:table-cell>
          <table:table-cell office:value-type="string">
            <text:p>[St.Euroflora.n].65</text:p>
          </table:table-cell>
          <table:table-cell table:number-columns-repeated="4"/>
          <table:table-cell office:value-type="float" office:value="14.098">
            <text:p>14.098</text:p>
          </table:table-cell>
          <table:table-cell office:value-type="float" office:value="223">
            <text:p>223</text:p>
          </table:table-cell>
          <table:table-cell office:value-type="float" office:value="3.143854">
            <text:p>3.143854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057">
            <text:p>1170057</text:p>
          </table:table-cell>
          <table:table-cell office:value-type="string">
            <text:p>[St.Euroflora.n].66</text:p>
          </table:table-cell>
          <table:table-cell table:number-columns-repeated="4"/>
          <table:table-cell office:value-type="float" office:value="8.524">
            <text:p>8.524</text:p>
          </table:table-cell>
          <table:table-cell office:value-type="float" office:value="192">
            <text:p>192</text:p>
          </table:table-cell>
          <table:table-cell office:value-type="float" office:value="1.636608">
            <text:p>1.636608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058">
            <text:p>1170058</text:p>
          </table:table-cell>
          <table:table-cell office:value-type="string">
            <text:p>[St.Euroflora.n].67</text:p>
          </table:table-cell>
          <table:table-cell table:number-columns-repeated="4"/>
          <table:table-cell office:value-type="float" office:value="9.872">
            <text:p>9.872</text:p>
          </table:table-cell>
          <table:table-cell office:value-type="float" office:value="227">
            <text:p>227</text:p>
          </table:table-cell>
          <table:table-cell office:value-type="float" office:value="2.240944">
            <text:p>2.240944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059">
            <text:p>1170059</text:p>
          </table:table-cell>
          <table:table-cell office:value-type="string">
            <text:p>[St.Euroflora.n].68</text:p>
          </table:table-cell>
          <table:table-cell table:number-columns-repeated="4"/>
          <table:table-cell office:value-type="float" office:value="8.636">
            <text:p>8.636</text:p>
          </table:table-cell>
          <table:table-cell office:value-type="float" office:value="186">
            <text:p>186</text:p>
          </table:table-cell>
          <table:table-cell office:value-type="float" office:value="1.606296">
            <text:p>1.606296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060">
            <text:p>1170060</text:p>
          </table:table-cell>
          <table:table-cell office:value-type="string">
            <text:p>[St.Euronova.n].60</text:p>
          </table:table-cell>
          <table:table-cell table:number-columns-repeated="4"/>
          <table:table-cell office:value-type="float" office:value="11.7">
            <text:p>11.7</text:p>
          </table:table-cell>
          <table:table-cell office:value-type="float" office:value="203">
            <text:p>203</text:p>
          </table:table-cell>
          <table:table-cell office:value-type="float" office:value="2.3751">
            <text:p>2.3751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061">
            <text:p>1170061</text:p>
          </table:table-cell>
          <table:table-cell office:value-type="string">
            <text:p>[St.Euronova.n].61</text:p>
          </table:table-cell>
          <table:table-cell table:number-columns-repeated="4"/>
          <table:table-cell office:value-type="float" office:value="10.158">
            <text:p>10.158</text:p>
          </table:table-cell>
          <table:table-cell office:value-type="float" office:value="191">
            <text:p>191</text:p>
          </table:table-cell>
          <table:table-cell office:value-type="float" office:value="1.940178">
            <text:p>1.940178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062">
            <text:p>1170062</text:p>
          </table:table-cell>
          <table:table-cell office:value-type="string">
            <text:p>[St.Euronova.n].62</text:p>
          </table:table-cell>
          <table:table-cell table:number-columns-repeated="4"/>
          <table:table-cell office:value-type="float" office:value="12.184">
            <text:p>12.184</text:p>
          </table:table-cell>
          <table:table-cell office:value-type="float" office:value="191">
            <text:p>191</text:p>
          </table:table-cell>
          <table:table-cell office:value-type="float" office:value="2.327144">
            <text:p>2.327144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063">
            <text:p>1170063</text:p>
          </table:table-cell>
          <table:table-cell office:value-type="string">
            <text:p>[St.Euronova.n].63</text:p>
          </table:table-cell>
          <table:table-cell table:number-columns-repeated="4"/>
          <table:table-cell office:value-type="float" office:value="10.89">
            <text:p>10.89</text:p>
          </table:table-cell>
          <table:table-cell office:value-type="float" office:value="177">
            <text:p>177</text:p>
          </table:table-cell>
          <table:table-cell office:value-type="float" office:value="1.92753">
            <text:p>1.92753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064">
            <text:p>1170064</text:p>
          </table:table-cell>
          <table:table-cell office:value-type="string">
            <text:p>[St.Euronova.n].64</text:p>
          </table:table-cell>
          <table:table-cell table:number-columns-repeated="4"/>
          <table:table-cell office:value-type="float" office:value="9.752">
            <text:p>9.752</text:p>
          </table:table-cell>
          <table:table-cell office:value-type="float" office:value="196">
            <text:p>196</text:p>
          </table:table-cell>
          <table:table-cell office:value-type="float" office:value="1.911392">
            <text:p>1.911392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065">
            <text:p>1170065</text:p>
          </table:table-cell>
          <table:table-cell office:value-type="string">
            <text:p>[St.Euronova.n].65</text:p>
          </table:table-cell>
          <table:table-cell table:number-columns-repeated="4"/>
          <table:table-cell office:value-type="float" office:value="8.11">
            <text:p>8.11</text:p>
          </table:table-cell>
          <table:table-cell office:value-type="float" office:value="175">
            <text:p>175</text:p>
          </table:table-cell>
          <table:table-cell office:value-type="float" office:value="1.41925">
            <text:p>1.41925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066">
            <text:p>1170066</text:p>
          </table:table-cell>
          <table:table-cell office:value-type="string">
            <text:p>[St.Euronova.n].66</text:p>
          </table:table-cell>
          <table:table-cell table:number-columns-repeated="4"/>
          <table:table-cell office:value-type="float" office:value="8.3">
            <text:p>8.3</text:p>
          </table:table-cell>
          <table:table-cell office:value-type="float" office:value="210">
            <text:p>210</text:p>
          </table:table-cell>
          <table:table-cell office:value-type="float" office:value="1.743">
            <text:p>1.743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067">
            <text:p>1170067</text:p>
          </table:table-cell>
          <table:table-cell office:value-type="string">
            <text:p>[St.Euronova.n].67</text:p>
          </table:table-cell>
          <table:table-cell table:number-columns-repeated="4"/>
          <table:table-cell office:value-type="float" office:value="11.628">
            <text:p>11.628</text:p>
          </table:table-cell>
          <table:table-cell office:value-type="float" office:value="190">
            <text:p>190</text:p>
          </table:table-cell>
          <table:table-cell office:value-type="float" office:value="2.20932">
            <text:p>2.20932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068">
            <text:p>1170068</text:p>
          </table:table-cell>
          <table:table-cell office:value-type="string">
            <text:p>[St.Eurotango.n].61</text:p>
          </table:table-cell>
          <table:table-cell table:number-columns-repeated="4"/>
          <table:table-cell office:value-type="float" office:value="12.254">
            <text:p>12.254</text:p>
          </table:table-cell>
          <table:table-cell office:value-type="float" office:value="189">
            <text:p>189</text:p>
          </table:table-cell>
          <table:table-cell office:value-type="float" office:value="2.316006">
            <text:p>2.316006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069">
            <text:p>1170069</text:p>
          </table:table-cell>
          <table:table-cell office:value-type="string">
            <text:p>[St.Eurotango.n].62</text:p>
          </table:table-cell>
          <table:table-cell table:number-columns-repeated="4"/>
          <table:table-cell office:value-type="float" office:value="8.742">
            <text:p>8.742</text:p>
          </table:table-cell>
          <table:table-cell office:value-type="float" office:value="188">
            <text:p>188</text:p>
          </table:table-cell>
          <table:table-cell office:value-type="float" office:value="1.643496">
            <text:p>1.643496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070">
            <text:p>1170070</text:p>
          </table:table-cell>
          <table:table-cell office:value-type="string">
            <text:p>[St.Eurotango.n].63</text:p>
          </table:table-cell>
          <table:table-cell table:number-columns-repeated="4"/>
          <table:table-cell office:value-type="float" office:value="10.616">
            <text:p>10.616</text:p>
          </table:table-cell>
          <table:table-cell office:value-type="float" office:value="202">
            <text:p>202</text:p>
          </table:table-cell>
          <table:table-cell office:value-type="float" office:value="2.144432">
            <text:p>2.144432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071">
            <text:p>1170071</text:p>
          </table:table-cell>
          <table:table-cell office:value-type="string">
            <text:p>[St.Eurotango.n].64</text:p>
          </table:table-cell>
          <table:table-cell table:number-columns-repeated="4"/>
          <table:table-cell office:value-type="float" office:value="9.21">
            <text:p>9.21</text:p>
          </table:table-cell>
          <table:table-cell office:value-type="float" office:value="193">
            <text:p>193</text:p>
          </table:table-cell>
          <table:table-cell office:value-type="float" office:value="1.77753">
            <text:p>1.77753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072">
            <text:p>1170072</text:p>
          </table:table-cell>
          <table:table-cell office:value-type="string">
            <text:p>[St.Eurotango.n].65</text:p>
          </table:table-cell>
          <table:table-cell table:number-columns-repeated="4"/>
          <table:table-cell office:value-type="float" office:value="11.066">
            <text:p>11.066</text:p>
          </table:table-cell>
          <table:table-cell office:value-type="float" office:value="198">
            <text:p>198</text:p>
          </table:table-cell>
          <table:table-cell office:value-type="float" office:value="2.191068">
            <text:p>2.191068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073">
            <text:p>1170073</text:p>
          </table:table-cell>
          <table:table-cell office:value-type="string">
            <text:p>[St.Eurotango.n].66</text:p>
          </table:table-cell>
          <table:table-cell table:number-columns-repeated="4"/>
          <table:table-cell office:value-type="float" office:value="9.958">
            <text:p>9.958</text:p>
          </table:table-cell>
          <table:table-cell office:value-type="float" office:value="191">
            <text:p>191</text:p>
          </table:table-cell>
          <table:table-cell office:value-type="float" office:value="1.901978">
            <text:p>1.901978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074">
            <text:p>1170074</text:p>
          </table:table-cell>
          <table:table-cell office:value-type="string">
            <text:p>[St.Eurotango.n].67</text:p>
          </table:table-cell>
          <table:table-cell table:number-columns-repeated="4"/>
          <table:table-cell office:value-type="float" office:value="9.37">
            <text:p>9.37</text:p>
          </table:table-cell>
          <table:table-cell office:value-type="float" office:value="174">
            <text:p>174</text:p>
          </table:table-cell>
          <table:table-cell office:value-type="float" office:value="1.63038">
            <text:p>1.63038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075">
            <text:p>1170075</text:p>
          </table:table-cell>
          <table:table-cell office:value-type="string">
            <text:p>[St.Eurotango.n].68</text:p>
          </table:table-cell>
          <table:table-cell table:number-columns-repeated="4"/>
          <table:table-cell office:value-type="float" office:value="9.88">
            <text:p>9.88</text:p>
          </table:table-cell>
          <table:table-cell office:value-type="float" office:value="194">
            <text:p>194</text:p>
          </table:table-cell>
          <table:table-cell office:value-type="float" office:value="1.91672">
            <text:p>1.91672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076">
            <text:p>1170076</text:p>
          </table:table-cell>
          <table:table-cell office:value-type="string">
            <text:p>[St.Tomba.n].60</text:p>
          </table:table-cell>
          <table:table-cell table:number-columns-repeated="4"/>
          <table:table-cell office:value-type="float" office:value="8.664">
            <text:p>8.664</text:p>
          </table:table-cell>
          <table:table-cell office:value-type="float" office:value="203">
            <text:p>203</text:p>
          </table:table-cell>
          <table:table-cell office:value-type="float" office:value="1.758792">
            <text:p>1.758792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077">
            <text:p>1170077</text:p>
          </table:table-cell>
          <table:table-cell office:value-type="string">
            <text:p>[St.Tomba.n].61</text:p>
          </table:table-cell>
          <table:table-cell table:number-columns-repeated="4"/>
          <table:table-cell office:value-type="float" office:value="7.601">
            <text:p>7.601</text:p>
          </table:table-cell>
          <table:table-cell office:value-type="float" office:value="214">
            <text:p>214</text:p>
          </table:table-cell>
          <table:table-cell office:value-type="float" office:value="1.626614">
            <text:p>1.626614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078">
            <text:p>1170078</text:p>
          </table:table-cell>
          <table:table-cell office:value-type="string">
            <text:p>[St.Tomba.n].62</text:p>
          </table:table-cell>
          <table:table-cell table:number-columns-repeated="4"/>
          <table:table-cell office:value-type="float" office:value="11.14">
            <text:p>11.14</text:p>
          </table:table-cell>
          <table:table-cell office:value-type="float" office:value="205">
            <text:p>205</text:p>
          </table:table-cell>
          <table:table-cell office:value-type="float" office:value="2.2837">
            <text:p>2.2837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079">
            <text:p>1170079</text:p>
          </table:table-cell>
          <table:table-cell office:value-type="string">
            <text:p>[St.Tomba.n].63</text:p>
          </table:table-cell>
          <table:table-cell table:number-columns-repeated="4"/>
          <table:table-cell office:value-type="float" office:value="9.894">
            <text:p>9.894</text:p>
          </table:table-cell>
          <table:table-cell office:value-type="float" office:value="212">
            <text:p>212</text:p>
          </table:table-cell>
          <table:table-cell office:value-type="float" office:value="2.097528">
            <text:p>2.097528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080">
            <text:p>1170080</text:p>
          </table:table-cell>
          <table:table-cell office:value-type="string">
            <text:p>[St.Tomba.n].64</text:p>
          </table:table-cell>
          <table:table-cell table:number-columns-repeated="4"/>
          <table:table-cell office:value-type="float" office:value="10.604">
            <text:p>10.604</text:p>
          </table:table-cell>
          <table:table-cell office:value-type="float" office:value="205">
            <text:p>205</text:p>
          </table:table-cell>
          <table:table-cell office:value-type="float" office:value="2.17382">
            <text:p>2.17382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081">
            <text:p>1170081</text:p>
          </table:table-cell>
          <table:table-cell office:value-type="string">
            <text:p>[St.Tomba.n].65</text:p>
          </table:table-cell>
          <table:table-cell table:number-columns-repeated="4"/>
          <table:table-cell office:value-type="float" office:value="8.934">
            <text:p>8.934</text:p>
          </table:table-cell>
          <table:table-cell office:value-type="float" office:value="207">
            <text:p>207</text:p>
          </table:table-cell>
          <table:table-cell office:value-type="float" office:value="1.849338">
            <text:p>1.849338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082">
            <text:p>1170082</text:p>
          </table:table-cell>
          <table:table-cell office:value-type="string">
            <text:p>[St.Tomba.n].66</text:p>
          </table:table-cell>
          <table:table-cell table:number-columns-repeated="4"/>
          <table:table-cell office:value-type="float" office:value="9.532">
            <text:p>9.532</text:p>
          </table:table-cell>
          <table:table-cell office:value-type="float" office:value="217">
            <text:p>217</text:p>
          </table:table-cell>
          <table:table-cell office:value-type="float" office:value="2.068444">
            <text:p>2.068444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083">
            <text:p>1170083</text:p>
          </table:table-cell>
          <table:table-cell office:value-type="string">
            <text:p>[St.Tomba.n].67</text:p>
          </table:table-cell>
          <table:table-cell table:number-columns-repeated="4"/>
          <table:table-cell office:value-type="float" office:value="8.002">
            <text:p>8.002</text:p>
          </table:table-cell>
          <table:table-cell office:value-type="float" office:value="216">
            <text:p>216</text:p>
          </table:table-cell>
          <table:table-cell office:value-type="float" office:value="1.728432">
            <text:p>1.728432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084">
            <text:p>1170084</text:p>
          </table:table-cell>
          <table:table-cell office:value-type="string">
            <text:p>[St.Eurobravo.n].60</text:p>
          </table:table-cell>
          <table:table-cell table:number-columns-repeated="4"/>
          <table:table-cell office:value-type="float" office:value="11.54">
            <text:p>11.54</text:p>
          </table:table-cell>
          <table:table-cell office:value-type="float" office:value="205">
            <text:p>205</text:p>
          </table:table-cell>
          <table:table-cell office:value-type="float" office:value="2.3657">
            <text:p>2.3657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085">
            <text:p>1170085</text:p>
          </table:table-cell>
          <table:table-cell office:value-type="string">
            <text:p>[St.Eurobravo.n].61</text:p>
          </table:table-cell>
          <table:table-cell table:number-columns-repeated="4"/>
          <table:table-cell office:value-type="float" office:value="8.236">
            <text:p>8.236</text:p>
          </table:table-cell>
          <table:table-cell office:value-type="float" office:value="168">
            <text:p>168</text:p>
          </table:table-cell>
          <table:table-cell office:value-type="float" office:value="1.383648">
            <text:p>1.383648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086">
            <text:p>1170086</text:p>
          </table:table-cell>
          <table:table-cell office:value-type="string">
            <text:p>[St.Eurobravo.n].62</text:p>
          </table:table-cell>
          <table:table-cell table:number-columns-repeated="4"/>
          <table:table-cell office:value-type="float" office:value="12.394">
            <text:p>12.394</text:p>
          </table:table-cell>
          <table:table-cell office:value-type="float" office:value="193">
            <text:p>193</text:p>
          </table:table-cell>
          <table:table-cell office:value-type="float" office:value="2.392042">
            <text:p>2.392042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087">
            <text:p>1170087</text:p>
          </table:table-cell>
          <table:table-cell office:value-type="string">
            <text:p>[St.Eurobravo.n].63</text:p>
          </table:table-cell>
          <table:table-cell table:number-columns-repeated="4"/>
          <table:table-cell office:value-type="float" office:value="9.058">
            <text:p>9.058</text:p>
          </table:table-cell>
          <table:table-cell office:value-type="float" office:value="201">
            <text:p>201</text:p>
          </table:table-cell>
          <table:table-cell office:value-type="float" office:value="1.820658">
            <text:p>1.820658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088">
            <text:p>1170088</text:p>
          </table:table-cell>
          <table:table-cell office:value-type="string">
            <text:p>[St.Eurobravo.n].64</text:p>
          </table:table-cell>
          <table:table-cell table:number-columns-repeated="4"/>
          <table:table-cell office:value-type="float" office:value="9.6">
            <text:p>9.6</text:p>
          </table:table-cell>
          <table:table-cell office:value-type="float" office:value="197">
            <text:p>197</text:p>
          </table:table-cell>
          <table:table-cell office:value-type="float" office:value="1.8912">
            <text:p>1.8912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089">
            <text:p>1170089</text:p>
          </table:table-cell>
          <table:table-cell office:value-type="string">
            <text:p>[St.Eurobravo.n].65</text:p>
          </table:table-cell>
          <table:table-cell table:number-columns-repeated="4"/>
          <table:table-cell office:value-type="float" office:value="10.614">
            <text:p>10.614</text:p>
          </table:table-cell>
          <table:table-cell office:value-type="float" office:value="200">
            <text:p>200</text:p>
          </table:table-cell>
          <table:table-cell office:value-type="float" office:value="2.1228">
            <text:p>2.1228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090">
            <text:p>1170090</text:p>
          </table:table-cell>
          <table:table-cell office:value-type="string">
            <text:p>[St.Eurobravo.n].66</text:p>
          </table:table-cell>
          <table:table-cell table:number-columns-repeated="4"/>
          <table:table-cell office:value-type="float" office:value="11.788">
            <text:p>11.788</text:p>
          </table:table-cell>
          <table:table-cell office:value-type="float" office:value="187">
            <text:p>187</text:p>
          </table:table-cell>
          <table:table-cell office:value-type="float" office:value="2.204356">
            <text:p>2.204356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091">
            <text:p>1170091</text:p>
          </table:table-cell>
          <table:table-cell office:value-type="string">
            <text:p>[St.Eurobravo.n].67</text:p>
          </table:table-cell>
          <table:table-cell table:number-columns-repeated="4"/>
          <table:table-cell office:value-type="float" office:value="9.918">
            <text:p>9.918</text:p>
          </table:table-cell>
          <table:table-cell office:value-type="float" office:value="218">
            <text:p>218</text:p>
          </table:table-cell>
          <table:table-cell office:value-type="float" office:value="2.162124">
            <text:p>2.162124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092">
            <text:p>1170092</text:p>
          </table:table-cell>
          <table:table-cell office:value-type="string">
            <text:p>[St.Jumbo.n].61</text:p>
          </table:table-cell>
          <table:table-cell table:number-columns-repeated="4"/>
          <table:table-cell office:value-type="float" office:value="9.806">
            <text:p>9.806</text:p>
          </table:table-cell>
          <table:table-cell office:value-type="float" office:value="199">
            <text:p>199</text:p>
          </table:table-cell>
          <table:table-cell office:value-type="float" office:value="1.951394">
            <text:p>1.951394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093">
            <text:p>1170093</text:p>
          </table:table-cell>
          <table:table-cell office:value-type="string">
            <text:p>[St.Jumbo.n].62</text:p>
          </table:table-cell>
          <table:table-cell table:number-columns-repeated="4"/>
          <table:table-cell office:value-type="float" office:value="8.512">
            <text:p>8.512</text:p>
          </table:table-cell>
          <table:table-cell office:value-type="float" office:value="177">
            <text:p>177</text:p>
          </table:table-cell>
          <table:table-cell office:value-type="float" office:value="1.506624">
            <text:p>1.506624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094">
            <text:p>1170094</text:p>
          </table:table-cell>
          <table:table-cell office:value-type="string">
            <text:p>[St.Jumbo.n].63</text:p>
          </table:table-cell>
          <table:table-cell table:number-columns-repeated="4"/>
          <table:table-cell office:value-type="float" office:value="12.22">
            <text:p>12.22</text:p>
          </table:table-cell>
          <table:table-cell office:value-type="float" office:value="198">
            <text:p>198</text:p>
          </table:table-cell>
          <table:table-cell office:value-type="float" office:value="2.41956">
            <text:p>2.41956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095">
            <text:p>1170095</text:p>
          </table:table-cell>
          <table:table-cell office:value-type="string">
            <text:p>[St.Jumbo.n].64</text:p>
          </table:table-cell>
          <table:table-cell table:number-columns-repeated="4"/>
          <table:table-cell office:value-type="float" office:value="11.174">
            <text:p>11.174</text:p>
          </table:table-cell>
          <table:table-cell office:value-type="float" office:value="189">
            <text:p>189</text:p>
          </table:table-cell>
          <table:table-cell office:value-type="float" office:value="2.111886">
            <text:p>2.111886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096">
            <text:p>1170096</text:p>
          </table:table-cell>
          <table:table-cell office:value-type="string">
            <text:p>[St.Jumbo.n].65</text:p>
          </table:table-cell>
          <table:table-cell table:number-columns-repeated="4"/>
          <table:table-cell office:value-type="float" office:value="11.09">
            <text:p>11.09</text:p>
          </table:table-cell>
          <table:table-cell office:value-type="float" office:value="193">
            <text:p>193</text:p>
          </table:table-cell>
          <table:table-cell office:value-type="float" office:value="2.14037">
            <text:p>2.14037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097">
            <text:p>1170097</text:p>
          </table:table-cell>
          <table:table-cell office:value-type="string">
            <text:p>[St.Jumbo.n].66</text:p>
          </table:table-cell>
          <table:table-cell table:number-columns-repeated="4"/>
          <table:table-cell office:value-type="float" office:value="11.064">
            <text:p>11.064</text:p>
          </table:table-cell>
          <table:table-cell office:value-type="float" office:value="200">
            <text:p>200</text:p>
          </table:table-cell>
          <table:table-cell office:value-type="float" office:value="2.2128">
            <text:p>2.2128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098">
            <text:p>1170098</text:p>
          </table:table-cell>
          <table:table-cell office:value-type="string">
            <text:p>[St.Jumbo.n].67</text:p>
          </table:table-cell>
          <table:table-cell table:number-columns-repeated="4"/>
          <table:table-cell office:value-type="float" office:value="8.844">
            <text:p>8.844</text:p>
          </table:table-cell>
          <table:table-cell office:value-type="float" office:value="187">
            <text:p>187</text:p>
          </table:table-cell>
          <table:table-cell office:value-type="float" office:value="1.653828">
            <text:p>1.653828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099">
            <text:p>1170099</text:p>
          </table:table-cell>
          <table:table-cell office:value-type="string">
            <text:p>[St.Jumbo.n].68</text:p>
          </table:table-cell>
          <table:table-cell table:number-columns-repeated="4"/>
          <table:table-cell office:value-type="float" office:value="9.306">
            <text:p>9.306</text:p>
          </table:table-cell>
          <table:table-cell office:value-type="float" office:value="198">
            <text:p>198</text:p>
          </table:table-cell>
          <table:table-cell office:value-type="float" office:value="1.842588">
            <text:p>1.842588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100">
            <text:p>1170100</text:p>
          </table:table-cell>
          <table:table-cell office:value-type="string">
            <text:p>[St.Logo.n].61</text:p>
          </table:table-cell>
          <table:table-cell table:number-columns-repeated="4"/>
          <table:table-cell office:value-type="float" office:value="8.01">
            <text:p>8.01</text:p>
          </table:table-cell>
          <table:table-cell office:value-type="float" office:value="220">
            <text:p>220</text:p>
          </table:table-cell>
          <table:table-cell office:value-type="float" office:value="1.7622">
            <text:p>1.7622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101">
            <text:p>1170101</text:p>
          </table:table-cell>
          <table:table-cell office:value-type="string">
            <text:p>[St.Logo.n].62</text:p>
          </table:table-cell>
          <table:table-cell table:number-columns-repeated="4"/>
          <table:table-cell office:value-type="float" office:value="6.28">
            <text:p>6.28</text:p>
          </table:table-cell>
          <table:table-cell office:value-type="float" office:value="243">
            <text:p>243</text:p>
          </table:table-cell>
          <table:table-cell office:value-type="float" office:value="1.52604">
            <text:p>1.52604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102">
            <text:p>1170102</text:p>
          </table:table-cell>
          <table:table-cell office:value-type="string">
            <text:p>[St.Logo.n].63</text:p>
          </table:table-cell>
          <table:table-cell table:number-columns-repeated="4"/>
          <table:table-cell office:value-type="float" office:value="9.28">
            <text:p>9.28</text:p>
          </table:table-cell>
          <table:table-cell office:value-type="float" office:value="238">
            <text:p>238</text:p>
          </table:table-cell>
          <table:table-cell office:value-type="float" office:value="2.20864">
            <text:p>2.20864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103">
            <text:p>1170103</text:p>
          </table:table-cell>
          <table:table-cell office:value-type="string">
            <text:p>[St.Logo.n].64</text:p>
          </table:table-cell>
          <table:table-cell table:number-columns-repeated="4"/>
          <table:table-cell office:value-type="float" office:value="7.744">
            <text:p>7.744</text:p>
          </table:table-cell>
          <table:table-cell office:value-type="float" office:value="220">
            <text:p>220</text:p>
          </table:table-cell>
          <table:table-cell office:value-type="float" office:value="1.70368">
            <text:p>1.70368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104">
            <text:p>1170104</text:p>
          </table:table-cell>
          <table:table-cell office:value-type="string">
            <text:p>[St.Logo.n].65</text:p>
          </table:table-cell>
          <table:table-cell table:number-columns-repeated="4"/>
          <table:table-cell office:value-type="float" office:value="8.806">
            <text:p>8.806</text:p>
          </table:table-cell>
          <table:table-cell office:value-type="float" office:value="234">
            <text:p>234</text:p>
          </table:table-cell>
          <table:table-cell office:value-type="float" office:value="2.060604">
            <text:p>2.060604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105">
            <text:p>1170105</text:p>
          </table:table-cell>
          <table:table-cell office:value-type="string">
            <text:p>[St.Logo.n].66</text:p>
          </table:table-cell>
          <table:table-cell table:number-columns-repeated="4"/>
          <table:table-cell office:value-type="float" office:value="6.742">
            <text:p>6.742</text:p>
          </table:table-cell>
          <table:table-cell office:value-type="float" office:value="227">
            <text:p>227</text:p>
          </table:table-cell>
          <table:table-cell office:value-type="float" office:value="1.530434">
            <text:p>1.530434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106">
            <text:p>1170106</text:p>
          </table:table-cell>
          <table:table-cell office:value-type="string">
            <text:p>[St.Logo.n].67</text:p>
          </table:table-cell>
          <table:table-cell table:number-columns-repeated="4"/>
          <table:table-cell office:value-type="float" office:value="8.936">
            <text:p>8.936</text:p>
          </table:table-cell>
          <table:table-cell office:value-type="float" office:value="230">
            <text:p>230</text:p>
          </table:table-cell>
          <table:table-cell office:value-type="float" office:value="2.05528">
            <text:p>2.05528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107">
            <text:p>1170107</text:p>
          </table:table-cell>
          <table:table-cell office:value-type="string">
            <text:p>[St.Logo.n].68</text:p>
          </table:table-cell>
          <table:table-cell table:number-columns-repeated="4"/>
          <table:table-cell office:value-type="float" office:value="9.184">
            <text:p>9.184</text:p>
          </table:table-cell>
          <table:table-cell office:value-type="float" office:value="213">
            <text:p>213</text:p>
          </table:table-cell>
          <table:table-cell office:value-type="float" office:value="1.956192">
            <text:p>1.956192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108">
            <text:p>1170108</text:p>
          </table:table-cell>
          <table:table-cell office:value-type="string">
            <text:p>[St.Maxi.n].61</text:p>
          </table:table-cell>
          <table:table-cell table:number-columns-repeated="4"/>
          <table:table-cell office:value-type="float" office:value="12.116">
            <text:p>12.116</text:p>
          </table:table-cell>
          <table:table-cell office:value-type="float" office:value="192">
            <text:p>192</text:p>
          </table:table-cell>
          <table:table-cell office:value-type="float" office:value="2.326272">
            <text:p>2.326272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109">
            <text:p>1170109</text:p>
          </table:table-cell>
          <table:table-cell office:value-type="string">
            <text:p>[St.Maxi.n].62</text:p>
          </table:table-cell>
          <table:table-cell table:number-columns-repeated="4"/>
          <table:table-cell office:value-type="float" office:value="7.096">
            <text:p>7.096</text:p>
          </table:table-cell>
          <table:table-cell office:value-type="float" office:value="194">
            <text:p>194</text:p>
          </table:table-cell>
          <table:table-cell office:value-type="float" office:value="1.376624">
            <text:p>1.376624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110">
            <text:p>1170110</text:p>
          </table:table-cell>
          <table:table-cell office:value-type="string">
            <text:p>[St.Maxi.n].63</text:p>
          </table:table-cell>
          <table:table-cell table:number-columns-repeated="4"/>
          <table:table-cell office:value-type="float" office:value="12.332">
            <text:p>12.332</text:p>
          </table:table-cell>
          <table:table-cell office:value-type="float" office:value="200">
            <text:p>200</text:p>
          </table:table-cell>
          <table:table-cell office:value-type="float" office:value="2.4664">
            <text:p>2.4664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111">
            <text:p>1170111</text:p>
          </table:table-cell>
          <table:table-cell office:value-type="string">
            <text:p>[St.Maxi.n].64</text:p>
          </table:table-cell>
          <table:table-cell table:number-columns-repeated="4"/>
          <table:table-cell office:value-type="float" office:value="9.206">
            <text:p>9.206</text:p>
          </table:table-cell>
          <table:table-cell office:value-type="float" office:value="191">
            <text:p>191</text:p>
          </table:table-cell>
          <table:table-cell office:value-type="float" office:value="1.758346">
            <text:p>1.758346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112">
            <text:p>1170112</text:p>
          </table:table-cell>
          <table:table-cell office:value-type="string">
            <text:p>[St.Maxi.n].65</text:p>
          </table:table-cell>
          <table:table-cell table:number-columns-repeated="4"/>
          <table:table-cell office:value-type="float" office:value="12.378">
            <text:p>12.378</text:p>
          </table:table-cell>
          <table:table-cell office:value-type="float" office:value="193">
            <text:p>193</text:p>
          </table:table-cell>
          <table:table-cell office:value-type="float" office:value="2.388954">
            <text:p>2.388954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113">
            <text:p>1170113</text:p>
          </table:table-cell>
          <table:table-cell office:value-type="string">
            <text:p>[St.Maxi.n].66</text:p>
          </table:table-cell>
          <table:table-cell table:number-columns-repeated="4"/>
          <table:table-cell office:value-type="float" office:value="9.32">
            <text:p>9.32</text:p>
          </table:table-cell>
          <table:table-cell office:value-type="float" office:value="203">
            <text:p>203</text:p>
          </table:table-cell>
          <table:table-cell office:value-type="float" office:value="1.89196">
            <text:p>1.89196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114">
            <text:p>1170114</text:p>
          </table:table-cell>
          <table:table-cell office:value-type="string">
            <text:p>[St.Maxi.n].67</text:p>
          </table:table-cell>
          <table:table-cell table:number-columns-repeated="4"/>
          <table:table-cell office:value-type="float" office:value="9.466">
            <text:p>9.466</text:p>
          </table:table-cell>
          <table:table-cell office:value-type="float" office:value="212">
            <text:p>212</text:p>
          </table:table-cell>
          <table:table-cell office:value-type="float" office:value="2.006792">
            <text:p>2.006792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115">
            <text:p>1170115</text:p>
          </table:table-cell>
          <table:table-cell office:value-type="string">
            <text:p>[St.Maxi.n].68</text:p>
          </table:table-cell>
          <table:table-cell table:number-columns-repeated="4"/>
          <table:table-cell office:value-type="float" office:value="9.92">
            <text:p>9.92</text:p>
          </table:table-cell>
          <table:table-cell office:value-type="float" office:value="198">
            <text:p>198</text:p>
          </table:table-cell>
          <table:table-cell office:value-type="float" office:value="1.96416">
            <text:p>1.96416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116">
            <text:p>1170116</text:p>
          </table:table-cell>
          <table:table-cell office:value-type="string">
            <text:p>[St.Power.n].66</text:p>
          </table:table-cell>
          <table:table-cell table:number-columns-repeated="4"/>
          <table:table-cell office:value-type="float" office:value="6.044">
            <text:p>6.044</text:p>
          </table:table-cell>
          <table:table-cell office:value-type="float" office:value="217">
            <text:p>217</text:p>
          </table:table-cell>
          <table:table-cell office:value-type="float" office:value="1.311548">
            <text:p>1.311548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117">
            <text:p>1170117</text:p>
          </table:table-cell>
          <table:table-cell office:value-type="string">
            <text:p>[St.Power.n].67</text:p>
          </table:table-cell>
          <table:table-cell table:number-columns-repeated="4"/>
          <table:table-cell office:value-type="float" office:value="7.48">
            <text:p>7.48</text:p>
          </table:table-cell>
          <table:table-cell office:value-type="float" office:value="210">
            <text:p>210</text:p>
          </table:table-cell>
          <table:table-cell office:value-type="float" office:value="1.5708">
            <text:p>1.5708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118">
            <text:p>1170118</text:p>
          </table:table-cell>
          <table:table-cell office:value-type="string">
            <text:p>[St.Power.n].68</text:p>
          </table:table-cell>
          <table:table-cell table:number-columns-repeated="4"/>
          <table:table-cell office:value-type="float" office:value="7.97">
            <text:p>7.97</text:p>
          </table:table-cell>
          <table:table-cell office:value-type="float" office:value="223">
            <text:p>223</text:p>
          </table:table-cell>
          <table:table-cell office:value-type="float" office:value="1.77731">
            <text:p>1.77731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119">
            <text:p>1170119</text:p>
          </table:table-cell>
          <table:table-cell office:value-type="string">
            <text:p>[St.Power.n].69</text:p>
          </table:table-cell>
          <table:table-cell table:number-columns-repeated="4"/>
          <table:table-cell office:value-type="float" office:value="8.976">
            <text:p>8.976</text:p>
          </table:table-cell>
          <table:table-cell office:value-type="float" office:value="227">
            <text:p>227</text:p>
          </table:table-cell>
          <table:table-cell office:value-type="float" office:value="2.037552">
            <text:p>2.037552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120">
            <text:p>1170120</text:p>
          </table:table-cell>
          <table:table-cell office:value-type="string">
            <text:p>[St.Power.n].70</text:p>
          </table:table-cell>
          <table:table-cell table:number-columns-repeated="4"/>
          <table:table-cell office:value-type="float" office:value="6.682">
            <text:p>6.682</text:p>
          </table:table-cell>
          <table:table-cell office:value-type="float" office:value="218">
            <text:p>218</text:p>
          </table:table-cell>
          <table:table-cell office:value-type="float" office:value="1.456676">
            <text:p>1.456676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121">
            <text:p>1170121</text:p>
          </table:table-cell>
          <table:table-cell office:value-type="string">
            <text:p>[St.Power.n].71</text:p>
          </table:table-cell>
          <table:table-cell table:number-columns-repeated="4"/>
          <table:table-cell office:value-type="float" office:value="8.8">
            <text:p>8.8</text:p>
          </table:table-cell>
          <table:table-cell office:value-type="float" office:value="211">
            <text:p>211</text:p>
          </table:table-cell>
          <table:table-cell office:value-type="float" office:value="1.8568">
            <text:p>1.8568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122">
            <text:p>1170122</text:p>
          </table:table-cell>
          <table:table-cell office:value-type="string">
            <text:p>[St.Power.n].72</text:p>
          </table:table-cell>
          <table:table-cell table:number-columns-repeated="4"/>
          <table:table-cell office:value-type="float" office:value="8.322">
            <text:p>8.322</text:p>
          </table:table-cell>
          <table:table-cell office:value-type="float" office:value="194">
            <text:p>194</text:p>
          </table:table-cell>
          <table:table-cell office:value-type="float" office:value="1.614468">
            <text:p>1.614468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123">
            <text:p>1170123</text:p>
          </table:table-cell>
          <table:table-cell office:value-type="string">
            <text:p>[St.Power.n].73</text:p>
          </table:table-cell>
          <table:table-cell table:number-columns-repeated="4"/>
          <table:table-cell office:value-type="float" office:value="7.81">
            <text:p>7.81</text:p>
          </table:table-cell>
          <table:table-cell office:value-type="float" office:value="202">
            <text:p>202</text:p>
          </table:table-cell>
          <table:table-cell office:value-type="float" office:value="1.57762">
            <text:p>1.57762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124">
            <text:p>1170124</text:p>
          </table:table-cell>
          <table:table-cell office:value-type="string">
            <text:p>[St.Sommergold.n].61</text:p>
          </table:table-cell>
          <table:table-cell table:number-columns-repeated="4"/>
          <table:table-cell office:value-type="float" office:value="7.838">
            <text:p>7.838</text:p>
          </table:table-cell>
          <table:table-cell office:value-type="float" office:value="195">
            <text:p>195</text:p>
          </table:table-cell>
          <table:table-cell office:value-type="float" office:value="1.52841">
            <text:p>1.52841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125">
            <text:p>1170125</text:p>
          </table:table-cell>
          <table:table-cell office:value-type="string">
            <text:p>[St.Sommergold.n].62</text:p>
          </table:table-cell>
          <table:table-cell table:number-columns-repeated="4"/>
          <table:table-cell office:value-type="float" office:value="9.024">
            <text:p>9.024</text:p>
          </table:table-cell>
          <table:table-cell office:value-type="float" office:value="205">
            <text:p>205</text:p>
          </table:table-cell>
          <table:table-cell office:value-type="float" office:value="1.84992">
            <text:p>1.84992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126">
            <text:p>1170126</text:p>
          </table:table-cell>
          <table:table-cell office:value-type="string">
            <text:p>[St.Sommergold.n].63</text:p>
          </table:table-cell>
          <table:table-cell table:number-columns-repeated="4"/>
          <table:table-cell office:value-type="float" office:value="10.952">
            <text:p>10.952</text:p>
          </table:table-cell>
          <table:table-cell office:value-type="float" office:value="201">
            <text:p>201</text:p>
          </table:table-cell>
          <table:table-cell office:value-type="float" office:value="2.201352">
            <text:p>2.201352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127">
            <text:p>1170127</text:p>
          </table:table-cell>
          <table:table-cell office:value-type="string">
            <text:p>[St.Sommergold.n].64</text:p>
          </table:table-cell>
          <table:table-cell table:number-columns-repeated="4"/>
          <table:table-cell office:value-type="float" office:value="8.324">
            <text:p>8.324</text:p>
          </table:table-cell>
          <table:table-cell office:value-type="float" office:value="203">
            <text:p>203</text:p>
          </table:table-cell>
          <table:table-cell office:value-type="float" office:value="1.689772">
            <text:p>1.689772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128">
            <text:p>1170128</text:p>
          </table:table-cell>
          <table:table-cell office:value-type="string">
            <text:p>[St.Sommergold.n].65</text:p>
          </table:table-cell>
          <table:table-cell table:number-columns-repeated="4"/>
          <table:table-cell office:value-type="float" office:value="8.048">
            <text:p>8.048</text:p>
          </table:table-cell>
          <table:table-cell office:value-type="float" office:value="199">
            <text:p>199</text:p>
          </table:table-cell>
          <table:table-cell office:value-type="float" office:value="1.601552">
            <text:p>1.601552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129">
            <text:p>1170129</text:p>
          </table:table-cell>
          <table:table-cell office:value-type="string">
            <text:p>[St.Sommergold.n].66</text:p>
          </table:table-cell>
          <table:table-cell table:number-columns-repeated="4"/>
          <table:table-cell office:value-type="float" office:value="8.676">
            <text:p>8.676</text:p>
          </table:table-cell>
          <table:table-cell office:value-type="float" office:value="202">
            <text:p>202</text:p>
          </table:table-cell>
          <table:table-cell office:value-type="float" office:value="1.752552">
            <text:p>1.752552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130">
            <text:p>1170130</text:p>
          </table:table-cell>
          <table:table-cell office:value-type="string">
            <text:p>[St.Sommergold.n].67</text:p>
          </table:table-cell>
          <table:table-cell table:number-columns-repeated="4"/>
          <table:table-cell office:value-type="float" office:value="10.048">
            <text:p>10.048</text:p>
          </table:table-cell>
          <table:table-cell office:value-type="float" office:value="205">
            <text:p>205</text:p>
          </table:table-cell>
          <table:table-cell office:value-type="float" office:value="2.05984">
            <text:p>2.05984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131">
            <text:p>1170131</text:p>
          </table:table-cell>
          <table:table-cell office:value-type="string">
            <text:p>[St.Sommergold.n].68</text:p>
          </table:table-cell>
          <table:table-cell table:number-columns-repeated="4"/>
          <table:table-cell office:value-type="float" office:value="8.718">
            <text:p>8.718</text:p>
          </table:table-cell>
          <table:table-cell office:value-type="float" office:value="208">
            <text:p>208</text:p>
          </table:table-cell>
          <table:table-cell office:value-type="float" office:value="1.813344">
            <text:p>1.813344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132">
            <text:p>1170132</text:p>
          </table:table-cell>
          <table:table-cell office:value-type="string">
            <text:p>[St.Albatros.n].61</text:p>
          </table:table-cell>
          <table:table-cell table:number-columns-repeated="4"/>
          <table:table-cell office:value-type="float" office:value="9.542">
            <text:p>9.542</text:p>
          </table:table-cell>
          <table:table-cell office:value-type="float" office:value="213">
            <text:p>213</text:p>
          </table:table-cell>
          <table:table-cell office:value-type="float" office:value="2.032446">
            <text:p>2.032446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133">
            <text:p>1170133</text:p>
          </table:table-cell>
          <table:table-cell office:value-type="string">
            <text:p>[St.Albatros.n].62</text:p>
          </table:table-cell>
          <table:table-cell table:number-columns-repeated="4"/>
          <table:table-cell office:value-type="float" office:value="6.778">
            <text:p>6.778</text:p>
          </table:table-cell>
          <table:table-cell office:value-type="float" office:value="205">
            <text:p>205</text:p>
          </table:table-cell>
          <table:table-cell office:value-type="float" office:value="1.38949">
            <text:p>1.38949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134">
            <text:p>1170134</text:p>
          </table:table-cell>
          <table:table-cell office:value-type="string">
            <text:p>[St.Albatros.n].63</text:p>
          </table:table-cell>
          <table:table-cell table:number-columns-repeated="4"/>
          <table:table-cell office:value-type="float" office:value="5.72">
            <text:p>5.72</text:p>
          </table:table-cell>
          <table:table-cell office:value-type="float" office:value="197">
            <text:p>197</text:p>
          </table:table-cell>
          <table:table-cell office:value-type="float" office:value="1.12684">
            <text:p>1.12684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135">
            <text:p>1170135</text:p>
          </table:table-cell>
          <table:table-cell office:value-type="string">
            <text:p>[St.Albatros.n].64</text:p>
          </table:table-cell>
          <table:table-cell table:number-columns-repeated="4"/>
          <table:table-cell office:value-type="float" office:value="6.546">
            <text:p>6.546</text:p>
          </table:table-cell>
          <table:table-cell office:value-type="float" office:value="222">
            <text:p>222</text:p>
          </table:table-cell>
          <table:table-cell office:value-type="float" office:value="1.453212">
            <text:p>1.453212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136">
            <text:p>1170136</text:p>
          </table:table-cell>
          <table:table-cell office:value-type="string">
            <text:p>[St.Albatros.n].65</text:p>
          </table:table-cell>
          <table:table-cell table:number-columns-repeated="4"/>
          <table:table-cell office:value-type="float" office:value="9.766">
            <text:p>9.766</text:p>
          </table:table-cell>
          <table:table-cell office:value-type="float" office:value="197">
            <text:p>197</text:p>
          </table:table-cell>
          <table:table-cell office:value-type="float" office:value="1.923902">
            <text:p>1.923902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137">
            <text:p>1170137</text:p>
          </table:table-cell>
          <table:table-cell office:value-type="string">
            <text:p>[St.Albatros.n].66</text:p>
          </table:table-cell>
          <table:table-cell table:number-columns-repeated="4"/>
          <table:table-cell office:value-type="float" office:value="7.52">
            <text:p>7.52</text:p>
          </table:table-cell>
          <table:table-cell office:value-type="float" office:value="221">
            <text:p>221</text:p>
          </table:table-cell>
          <table:table-cell office:value-type="float" office:value="1.66192">
            <text:p>1.66192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138">
            <text:p>1170138</text:p>
          </table:table-cell>
          <table:table-cell office:value-type="string">
            <text:p>[St.Albatros.n].67</text:p>
          </table:table-cell>
          <table:table-cell table:number-columns-repeated="4"/>
          <table:table-cell office:value-type="float" office:value="9.306">
            <text:p>9.306</text:p>
          </table:table-cell>
          <table:table-cell office:value-type="float" office:value="205">
            <text:p>205</text:p>
          </table:table-cell>
          <table:table-cell office:value-type="float" office:value="1.90773">
            <text:p>1.90773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139">
            <text:p>1170139</text:p>
          </table:table-cell>
          <table:table-cell office:value-type="string">
            <text:p>[St.Albatros.n].68</text:p>
          </table:table-cell>
          <table:table-cell table:number-columns-repeated="4"/>
          <table:table-cell office:value-type="float" office:value="7.1">
            <text:p>7.1</text:p>
          </table:table-cell>
          <table:table-cell office:value-type="float" office:value="209">
            <text:p>209</text:p>
          </table:table-cell>
          <table:table-cell office:value-type="float" office:value="1.4839">
            <text:p>1.4839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140">
            <text:p>1170140</text:p>
          </table:table-cell>
          <table:table-cell office:value-type="string">
            <text:p>[St.Karlena.n].70</text:p>
          </table:table-cell>
          <table:table-cell table:number-columns-repeated="4"/>
          <table:table-cell office:value-type="float" office:value="8.88">
            <text:p>8.88</text:p>
          </table:table-cell>
          <table:table-cell office:value-type="float" office:value="186">
            <text:p>186</text:p>
          </table:table-cell>
          <table:table-cell office:value-type="float" office:value="1.65168">
            <text:p>1.65168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141">
            <text:p>1170141</text:p>
          </table:table-cell>
          <table:table-cell office:value-type="string">
            <text:p>[St.Karlena.n].71</text:p>
          </table:table-cell>
          <table:table-cell table:number-columns-repeated="4"/>
          <table:table-cell office:value-type="float" office:value="5.946">
            <text:p>5.946</text:p>
          </table:table-cell>
          <table:table-cell office:value-type="float" office:value="176">
            <text:p>176</text:p>
          </table:table-cell>
          <table:table-cell office:value-type="float" office:value="1.046496">
            <text:p>1.046496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142">
            <text:p>1170142</text:p>
          </table:table-cell>
          <table:table-cell office:value-type="string">
            <text:p>[St.Karlena.n].72</text:p>
          </table:table-cell>
          <table:table-cell table:number-columns-repeated="4"/>
          <table:table-cell office:value-type="float" office:value="7.048">
            <text:p>7.048</text:p>
          </table:table-cell>
          <table:table-cell office:value-type="float" office:value="183">
            <text:p>183</text:p>
          </table:table-cell>
          <table:table-cell office:value-type="float" office:value="1.289784">
            <text:p>1.289784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143">
            <text:p>1170143</text:p>
          </table:table-cell>
          <table:table-cell office:value-type="string">
            <text:p>[St.Karlena.n].73</text:p>
          </table:table-cell>
          <table:table-cell table:number-columns-repeated="4"/>
          <table:table-cell office:value-type="float" office:value="8.876">
            <text:p>8.876</text:p>
          </table:table-cell>
          <table:table-cell office:value-type="float" office:value="182">
            <text:p>182</text:p>
          </table:table-cell>
          <table:table-cell office:value-type="float" office:value="1.615432">
            <text:p>1.615432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144">
            <text:p>1170144</text:p>
          </table:table-cell>
          <table:table-cell office:value-type="string">
            <text:p>[St.Karlena.n].74</text:p>
          </table:table-cell>
          <table:table-cell table:number-columns-repeated="4"/>
          <table:table-cell office:value-type="float" office:value="7.534">
            <text:p>7.534</text:p>
          </table:table-cell>
          <table:table-cell office:value-type="float" office:value="176">
            <text:p>176</text:p>
          </table:table-cell>
          <table:table-cell office:value-type="float" office:value="1.325984">
            <text:p>1.325984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145">
            <text:p>1170145</text:p>
          </table:table-cell>
          <table:table-cell office:value-type="string">
            <text:p>[St.Karlena.n].75</text:p>
          </table:table-cell>
          <table:table-cell table:number-columns-repeated="4"/>
          <table:table-cell office:value-type="float" office:value="7.126">
            <text:p>7.126</text:p>
          </table:table-cell>
          <table:table-cell office:value-type="float" office:value="181">
            <text:p>181</text:p>
          </table:table-cell>
          <table:table-cell office:value-type="float" office:value="1.289806">
            <text:p>1.289806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146">
            <text:p>1170146</text:p>
          </table:table-cell>
          <table:table-cell office:value-type="string">
            <text:p>[St.Karlena.n].76</text:p>
          </table:table-cell>
          <table:table-cell table:number-columns-repeated="4"/>
          <table:table-cell office:value-type="float" office:value="9.934">
            <text:p>9.934</text:p>
          </table:table-cell>
          <table:table-cell office:value-type="float" office:value="188">
            <text:p>188</text:p>
          </table:table-cell>
          <table:table-cell office:value-type="float" office:value="1.867592">
            <text:p>1.867592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147">
            <text:p>1170147</text:p>
          </table:table-cell>
          <table:table-cell office:value-type="string">
            <text:p>[St.Karlena.n].77</text:p>
          </table:table-cell>
          <table:table-cell table:number-columns-repeated="4"/>
          <table:table-cell office:value-type="float" office:value="9.896">
            <text:p>9.896</text:p>
          </table:table-cell>
          <table:table-cell office:value-type="float" office:value="198">
            <text:p>198</text:p>
          </table:table-cell>
          <table:table-cell office:value-type="float" office:value="1.959408">
            <text:p>1.959408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148">
            <text:p>1170148</text:p>
          </table:table-cell>
          <table:table-cell office:value-type="string">
            <text:p>[St.Kiebitz.n].61</text:p>
          </table:table-cell>
          <table:table-cell table:number-columns-repeated="4"/>
          <table:table-cell office:value-type="float" office:value="7.674">
            <text:p>7.674</text:p>
          </table:table-cell>
          <table:table-cell office:value-type="float" office:value="182">
            <text:p>182</text:p>
          </table:table-cell>
          <table:table-cell office:value-type="float" office:value="1.396668">
            <text:p>1.396668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149">
            <text:p>1170149</text:p>
          </table:table-cell>
          <table:table-cell office:value-type="string">
            <text:p>[St.Kiebitz.n].62</text:p>
          </table:table-cell>
          <table:table-cell table:number-columns-repeated="4"/>
          <table:table-cell office:value-type="float" office:value="5.674">
            <text:p>5.674</text:p>
          </table:table-cell>
          <table:table-cell office:value-type="float" office:value="182">
            <text:p>182</text:p>
          </table:table-cell>
          <table:table-cell office:value-type="float" office:value="1.032668">
            <text:p>1.032668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150">
            <text:p>1170150</text:p>
          </table:table-cell>
          <table:table-cell office:value-type="string">
            <text:p>[St.Kiebitz.n].63</text:p>
          </table:table-cell>
          <table:table-cell table:number-columns-repeated="4"/>
          <table:table-cell office:value-type="float" office:value="9.888">
            <text:p>9.888</text:p>
          </table:table-cell>
          <table:table-cell office:value-type="float" office:value="177">
            <text:p>177</text:p>
          </table:table-cell>
          <table:table-cell office:value-type="float" office:value="1.750176">
            <text:p>1.750176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151">
            <text:p>1170151</text:p>
          </table:table-cell>
          <table:table-cell office:value-type="string">
            <text:p>[St.Kiebitz.n].64</text:p>
          </table:table-cell>
          <table:table-cell table:number-columns-repeated="4"/>
          <table:table-cell office:value-type="float" office:value="6.626">
            <text:p>6.626</text:p>
          </table:table-cell>
          <table:table-cell office:value-type="float" office:value="171">
            <text:p>171</text:p>
          </table:table-cell>
          <table:table-cell office:value-type="float" office:value="1.133046">
            <text:p>1.133046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152">
            <text:p>1170152</text:p>
          </table:table-cell>
          <table:table-cell office:value-type="string">
            <text:p>[St.Kiebitz.n].65</text:p>
          </table:table-cell>
          <table:table-cell table:number-columns-repeated="4"/>
          <table:table-cell office:value-type="float" office:value="7.892">
            <text:p>7.892</text:p>
          </table:table-cell>
          <table:table-cell office:value-type="float" office:value="185">
            <text:p>185</text:p>
          </table:table-cell>
          <table:table-cell office:value-type="float" office:value="1.46002">
            <text:p>1.46002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153">
            <text:p>1170153</text:p>
          </table:table-cell>
          <table:table-cell office:value-type="string">
            <text:p>[St.Kiebitz.n].66</text:p>
          </table:table-cell>
          <table:table-cell table:number-columns-repeated="4"/>
          <table:table-cell office:value-type="float" office:value="7.096">
            <text:p>7.096</text:p>
          </table:table-cell>
          <table:table-cell office:value-type="float" office:value="179">
            <text:p>179</text:p>
          </table:table-cell>
          <table:table-cell office:value-type="float" office:value="1.270184">
            <text:p>1.270184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154">
            <text:p>1170154</text:p>
          </table:table-cell>
          <table:table-cell office:value-type="string">
            <text:p>[St.Kiebitz.n].67</text:p>
          </table:table-cell>
          <table:table-cell table:number-columns-repeated="4"/>
          <table:table-cell office:value-type="float" office:value="7.422">
            <text:p>7.422</text:p>
          </table:table-cell>
          <table:table-cell office:value-type="float" office:value="172">
            <text:p>172</text:p>
          </table:table-cell>
          <table:table-cell office:value-type="float" office:value="1.276584">
            <text:p>1.276584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155">
            <text:p>1170155</text:p>
          </table:table-cell>
          <table:table-cell office:value-type="string">
            <text:p>[St.Kiebitz.n].68</text:p>
          </table:table-cell>
          <table:table-cell table:number-columns-repeated="4"/>
          <table:table-cell office:value-type="float" office:value="7.102">
            <text:p>7.102</text:p>
          </table:table-cell>
          <table:table-cell office:value-type="float" office:value="183">
            <text:p>183</text:p>
          </table:table-cell>
          <table:table-cell office:value-type="float" office:value="1.299666">
            <text:p>1.299666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156">
            <text:p>1170156</text:p>
          </table:table-cell>
          <table:table-cell office:value-type="string">
            <text:p>[St.Kolibri.n].61</text:p>
          </table:table-cell>
          <table:table-cell table:number-columns-repeated="4"/>
          <table:table-cell office:value-type="float" office:value="7.274">
            <text:p>7.274</text:p>
          </table:table-cell>
          <table:table-cell office:value-type="float" office:value="195">
            <text:p>195</text:p>
          </table:table-cell>
          <table:table-cell office:value-type="float" office:value="1.41843">
            <text:p>1.41843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157">
            <text:p>1170157</text:p>
          </table:table-cell>
          <table:table-cell office:value-type="string">
            <text:p>[St.Kolibri.n].62</text:p>
          </table:table-cell>
          <table:table-cell table:number-columns-repeated="4"/>
          <table:table-cell office:value-type="float" office:value="5.848">
            <text:p>5.848</text:p>
          </table:table-cell>
          <table:table-cell office:value-type="float" office:value="185">
            <text:p>185</text:p>
          </table:table-cell>
          <table:table-cell office:value-type="float" office:value="1.08188">
            <text:p>1.08188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158">
            <text:p>1170158</text:p>
          </table:table-cell>
          <table:table-cell office:value-type="string">
            <text:p>[St.Kolibri.n].63</text:p>
          </table:table-cell>
          <table:table-cell table:number-columns-repeated="4"/>
          <table:table-cell office:value-type="float" office:value="5.46">
            <text:p>5.46</text:p>
          </table:table-cell>
          <table:table-cell office:value-type="float" office:value="173">
            <text:p>173</text:p>
          </table:table-cell>
          <table:table-cell office:value-type="float" office:value="0.94458">
            <text:p>0.94458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159">
            <text:p>1170159</text:p>
          </table:table-cell>
          <table:table-cell office:value-type="string">
            <text:p>[St.Kolibri.n].64</text:p>
          </table:table-cell>
          <table:table-cell table:number-columns-repeated="4"/>
          <table:table-cell office:value-type="float" office:value="7.008">
            <text:p>7.008</text:p>
          </table:table-cell>
          <table:table-cell office:value-type="float" office:value="179">
            <text:p>179</text:p>
          </table:table-cell>
          <table:table-cell office:value-type="float" office:value="1.254432">
            <text:p>1.254432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160">
            <text:p>1170160</text:p>
          </table:table-cell>
          <table:table-cell office:value-type="string">
            <text:p>[St.Kolibri.n].65</text:p>
          </table:table-cell>
          <table:table-cell table:number-columns-repeated="4"/>
          <table:table-cell office:value-type="float" office:value="6.244">
            <text:p>6.244</text:p>
          </table:table-cell>
          <table:table-cell office:value-type="float" office:value="197">
            <text:p>197</text:p>
          </table:table-cell>
          <table:table-cell office:value-type="float" office:value="1.230068">
            <text:p>1.230068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161">
            <text:p>1170161</text:p>
          </table:table-cell>
          <table:table-cell office:value-type="string">
            <text:p>[St.Kolibri.n].66</text:p>
          </table:table-cell>
          <table:table-cell table:number-columns-repeated="4"/>
          <table:table-cell office:value-type="float" office:value="7.086">
            <text:p>7.086</text:p>
          </table:table-cell>
          <table:table-cell office:value-type="float" office:value="178">
            <text:p>178</text:p>
          </table:table-cell>
          <table:table-cell office:value-type="float" office:value="1.261308">
            <text:p>1.261308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162">
            <text:p>1170162</text:p>
          </table:table-cell>
          <table:table-cell office:value-type="string">
            <text:p>[St.Kolibri.n].67</text:p>
          </table:table-cell>
          <table:table-cell table:number-columns-repeated="4"/>
          <table:table-cell office:value-type="float" office:value="4.956">
            <text:p>4.956</text:p>
          </table:table-cell>
          <table:table-cell office:value-type="float" office:value="170">
            <text:p>170</text:p>
          </table:table-cell>
          <table:table-cell office:value-type="float" office:value="0.84252">
            <text:p>0.84252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163">
            <text:p>1170163</text:p>
          </table:table-cell>
          <table:table-cell office:value-type="string">
            <text:p>[St.Kolibri.n].68</text:p>
          </table:table-cell>
          <table:table-cell table:number-columns-repeated="4"/>
          <table:table-cell office:value-type="float" office:value="5.814">
            <text:p>5.814</text:p>
          </table:table-cell>
          <table:table-cell office:value-type="float" office:value="185">
            <text:p>185</text:p>
          </table:table-cell>
          <table:table-cell office:value-type="float" office:value="1.07559">
            <text:p>1.07559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164">
            <text:p>1170164</text:p>
          </table:table-cell>
          <table:table-cell office:value-type="string">
            <text:p>[St.Kormoran.n].61</text:p>
          </table:table-cell>
          <table:table-cell table:number-columns-repeated="4"/>
          <table:table-cell office:value-type="float" office:value="7.124">
            <text:p>7.124</text:p>
          </table:table-cell>
          <table:table-cell office:value-type="float" office:value="228">
            <text:p>228</text:p>
          </table:table-cell>
          <table:table-cell office:value-type="float" office:value="1.624272">
            <text:p>1.624272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165">
            <text:p>1170165</text:p>
          </table:table-cell>
          <table:table-cell office:value-type="string">
            <text:p>[St.Kormoran.n].62</text:p>
          </table:table-cell>
          <table:table-cell table:number-columns-repeated="4"/>
          <table:table-cell office:value-type="float" office:value="7.146">
            <text:p>7.146</text:p>
          </table:table-cell>
          <table:table-cell office:value-type="float" office:value="224">
            <text:p>224</text:p>
          </table:table-cell>
          <table:table-cell office:value-type="float" office:value="1.600704">
            <text:p>1.600704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166">
            <text:p>1170166</text:p>
          </table:table-cell>
          <table:table-cell office:value-type="string">
            <text:p>[St.Kormoran.n].63</text:p>
          </table:table-cell>
          <table:table-cell table:number-columns-repeated="4"/>
          <table:table-cell office:value-type="float" office:value="7.592">
            <text:p>7.592</text:p>
          </table:table-cell>
          <table:table-cell office:value-type="float" office:value="230">
            <text:p>230</text:p>
          </table:table-cell>
          <table:table-cell office:value-type="float" office:value="1.74616">
            <text:p>1.74616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167">
            <text:p>1170167</text:p>
          </table:table-cell>
          <table:table-cell office:value-type="string">
            <text:p>[St.Kormoran.n].64</text:p>
          </table:table-cell>
          <table:table-cell table:number-columns-repeated="4"/>
          <table:table-cell office:value-type="float" office:value="5.884">
            <text:p>5.884</text:p>
          </table:table-cell>
          <table:table-cell office:value-type="float" office:value="221">
            <text:p>221</text:p>
          </table:table-cell>
          <table:table-cell office:value-type="float" office:value="1.300364">
            <text:p>1.300364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168">
            <text:p>1170168</text:p>
          </table:table-cell>
          <table:table-cell office:value-type="string">
            <text:p>[St.Kormoran.n].65</text:p>
          </table:table-cell>
          <table:table-cell table:number-columns-repeated="4"/>
          <table:table-cell office:value-type="float" office:value="7.058">
            <text:p>7.058</text:p>
          </table:table-cell>
          <table:table-cell office:value-type="float" office:value="211">
            <text:p>211</text:p>
          </table:table-cell>
          <table:table-cell office:value-type="float" office:value="1.489238">
            <text:p>1.489238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169">
            <text:p>1170169</text:p>
          </table:table-cell>
          <table:table-cell office:value-type="string">
            <text:p>[St.Kormoran.n].66</text:p>
          </table:table-cell>
          <table:table-cell table:number-columns-repeated="4"/>
          <table:table-cell office:value-type="float" office:value="7.332">
            <text:p>7.332</text:p>
          </table:table-cell>
          <table:table-cell office:value-type="float" office:value="219">
            <text:p>219</text:p>
          </table:table-cell>
          <table:table-cell office:value-type="float" office:value="1.605708">
            <text:p>1.605708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170">
            <text:p>1170170</text:p>
          </table:table-cell>
          <table:table-cell office:value-type="string">
            <text:p>[St.Kormoran.n].67</text:p>
          </table:table-cell>
          <table:table-cell table:number-columns-repeated="4"/>
          <table:table-cell office:value-type="float" office:value="8.16">
            <text:p>8.16</text:p>
          </table:table-cell>
          <table:table-cell office:value-type="float" office:value="223">
            <text:p>223</text:p>
          </table:table-cell>
          <table:table-cell office:value-type="float" office:value="1.81968">
            <text:p>1.81968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171">
            <text:p>1170171</text:p>
          </table:table-cell>
          <table:table-cell office:value-type="string">
            <text:p>[St.Kormoran.n].68</text:p>
          </table:table-cell>
          <table:table-cell table:number-columns-repeated="4"/>
          <table:table-cell office:value-type="float" office:value="6.19">
            <text:p>6.19</text:p>
          </table:table-cell>
          <table:table-cell office:value-type="float" office:value="225">
            <text:p>225</text:p>
          </table:table-cell>
          <table:table-cell office:value-type="float" office:value="1.39275">
            <text:p>1.39275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172">
            <text:p>1170172</text:p>
          </table:table-cell>
          <table:table-cell office:value-type="string">
            <text:p>[St.Maxilla.n].61</text:p>
          </table:table-cell>
          <table:table-cell table:number-columns-repeated="4"/>
          <table:table-cell office:value-type="float" office:value="11.63">
            <text:p>11.63</text:p>
          </table:table-cell>
          <table:table-cell office:value-type="float" office:value="208">
            <text:p>208</text:p>
          </table:table-cell>
          <table:table-cell office:value-type="float" office:value="2.41904">
            <text:p>2.41904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173">
            <text:p>1170173</text:p>
          </table:table-cell>
          <table:table-cell office:value-type="string">
            <text:p>[St.Maxilla.n].62</text:p>
          </table:table-cell>
          <table:table-cell table:number-columns-repeated="4"/>
          <table:table-cell office:value-type="float" office:value="9.194">
            <text:p>9.194</text:p>
          </table:table-cell>
          <table:table-cell office:value-type="float" office:value="207">
            <text:p>207</text:p>
          </table:table-cell>
          <table:table-cell office:value-type="float" office:value="1.903158">
            <text:p>1.903158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174">
            <text:p>1170174</text:p>
          </table:table-cell>
          <table:table-cell office:value-type="string">
            <text:p>[St.Maxilla.n].63</text:p>
          </table:table-cell>
          <table:table-cell table:number-columns-repeated="4"/>
          <table:table-cell office:value-type="float" office:value="9.066">
            <text:p>9.066</text:p>
          </table:table-cell>
          <table:table-cell office:value-type="float" office:value="204">
            <text:p>204</text:p>
          </table:table-cell>
          <table:table-cell office:value-type="float" office:value="1.849464">
            <text:p>1.849464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175">
            <text:p>1170175</text:p>
          </table:table-cell>
          <table:table-cell office:value-type="string">
            <text:p>[St.Maxilla.n].64</text:p>
          </table:table-cell>
          <table:table-cell table:number-columns-repeated="4"/>
          <table:table-cell office:value-type="float" office:value="11.214">
            <text:p>11.214</text:p>
          </table:table-cell>
          <table:table-cell office:value-type="float" office:value="203">
            <text:p>203</text:p>
          </table:table-cell>
          <table:table-cell office:value-type="float" office:value="2.276442">
            <text:p>2.276442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176">
            <text:p>1170176</text:p>
          </table:table-cell>
          <table:table-cell office:value-type="string">
            <text:p>[St.Maxilla.n].65</text:p>
          </table:table-cell>
          <table:table-cell table:number-columns-repeated="4"/>
          <table:table-cell office:value-type="float" office:value="13.738">
            <text:p>13.738</text:p>
          </table:table-cell>
          <table:table-cell office:value-type="float" office:value="211">
            <text:p>211</text:p>
          </table:table-cell>
          <table:table-cell office:value-type="float" office:value="2.898718">
            <text:p>2.898718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177">
            <text:p>1170177</text:p>
          </table:table-cell>
          <table:table-cell office:value-type="string">
            <text:p>[St.Maxilla.n].66</text:p>
          </table:table-cell>
          <table:table-cell table:number-columns-repeated="4"/>
          <table:table-cell office:value-type="float" office:value="11.572">
            <text:p>11.572</text:p>
          </table:table-cell>
          <table:table-cell office:value-type="float" office:value="203">
            <text:p>203</text:p>
          </table:table-cell>
          <table:table-cell office:value-type="float" office:value="2.349116">
            <text:p>2.349116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178">
            <text:p>1170178</text:p>
          </table:table-cell>
          <table:table-cell office:value-type="string">
            <text:p>[St.Maxilla.n].67</text:p>
          </table:table-cell>
          <table:table-cell table:number-columns-repeated="4"/>
          <table:table-cell office:value-type="float" office:value="12.552">
            <text:p>12.552</text:p>
          </table:table-cell>
          <table:table-cell office:value-type="float" office:value="220">
            <text:p>220</text:p>
          </table:table-cell>
          <table:table-cell office:value-type="float" office:value="2.76144">
            <text:p>2.76144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179">
            <text:p>1170179</text:p>
          </table:table-cell>
          <table:table-cell office:value-type="string">
            <text:p>[St.Maxilla.n].68</text:p>
          </table:table-cell>
          <table:table-cell table:number-columns-repeated="4"/>
          <table:table-cell office:value-type="float" office:value="10.954">
            <text:p>10.954</text:p>
          </table:table-cell>
          <table:table-cell office:value-type="float" office:value="200">
            <text:p>200</text:p>
          </table:table-cell>
          <table:table-cell office:value-type="float" office:value="2.1908">
            <text:p>2.1908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180">
            <text:p>1170180</text:p>
          </table:table-cell>
          <table:table-cell office:value-type="string">
            <text:p>[St.Pirol.n].61</text:p>
          </table:table-cell>
          <table:table-cell table:number-columns-repeated="4"/>
          <table:table-cell office:value-type="float" office:value="9.322">
            <text:p>9.322</text:p>
          </table:table-cell>
          <table:table-cell office:value-type="float" office:value="177">
            <text:p>177</text:p>
          </table:table-cell>
          <table:table-cell office:value-type="float" office:value="1.649994">
            <text:p>1.649994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181">
            <text:p>1170181</text:p>
          </table:table-cell>
          <table:table-cell office:value-type="string">
            <text:p>[St.Pirol.n].62</text:p>
          </table:table-cell>
          <table:table-cell table:number-columns-repeated="4"/>
          <table:table-cell office:value-type="float" office:value="6.838">
            <text:p>6.838</text:p>
          </table:table-cell>
          <table:table-cell office:value-type="float" office:value="182">
            <text:p>182</text:p>
          </table:table-cell>
          <table:table-cell office:value-type="float" office:value="1.244516">
            <text:p>1.244516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182">
            <text:p>1170182</text:p>
          </table:table-cell>
          <table:table-cell office:value-type="string">
            <text:p>[St.Pirol.n].63</text:p>
          </table:table-cell>
          <table:table-cell table:number-columns-repeated="4"/>
          <table:table-cell office:value-type="float" office:value="11.878">
            <text:p>11.878</text:p>
          </table:table-cell>
          <table:table-cell office:value-type="float" office:value="168">
            <text:p>168</text:p>
          </table:table-cell>
          <table:table-cell office:value-type="float" office:value="1.995504">
            <text:p>1.995504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183">
            <text:p>1170183</text:p>
          </table:table-cell>
          <table:table-cell office:value-type="string">
            <text:p>[St.Pirol.n].64</text:p>
          </table:table-cell>
          <table:table-cell table:number-columns-repeated="4"/>
          <table:table-cell office:value-type="float" office:value="7.484">
            <text:p>7.484</text:p>
          </table:table-cell>
          <table:table-cell office:value-type="float" office:value="183">
            <text:p>183</text:p>
          </table:table-cell>
          <table:table-cell office:value-type="float" office:value="1.369572">
            <text:p>1.369572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184">
            <text:p>1170184</text:p>
          </table:table-cell>
          <table:table-cell office:value-type="string">
            <text:p>[St.Pirol.n].65</text:p>
          </table:table-cell>
          <table:table-cell table:number-columns-repeated="4"/>
          <table:table-cell office:value-type="float" office:value="8.844">
            <text:p>8.844</text:p>
          </table:table-cell>
          <table:table-cell office:value-type="float" office:value="180">
            <text:p>180</text:p>
          </table:table-cell>
          <table:table-cell office:value-type="float" office:value="1.59192">
            <text:p>1.59192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185">
            <text:p>1170185</text:p>
          </table:table-cell>
          <table:table-cell office:value-type="string">
            <text:p>[St.Pirol.n].66</text:p>
          </table:table-cell>
          <table:table-cell table:number-columns-repeated="4"/>
          <table:table-cell office:value-type="float" office:value="8.934">
            <text:p>8.934</text:p>
          </table:table-cell>
          <table:table-cell office:value-type="float" office:value="181">
            <text:p>181</text:p>
          </table:table-cell>
          <table:table-cell office:value-type="float" office:value="1.617054">
            <text:p>1.617054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186">
            <text:p>1170186</text:p>
          </table:table-cell>
          <table:table-cell office:value-type="string">
            <text:p>[St.Pirol.n].67</text:p>
          </table:table-cell>
          <table:table-cell table:number-columns-repeated="4"/>
          <table:table-cell office:value-type="float" office:value="8.796">
            <text:p>8.796</text:p>
          </table:table-cell>
          <table:table-cell office:value-type="float" office:value="173">
            <text:p>173</text:p>
          </table:table-cell>
          <table:table-cell office:value-type="float" office:value="1.521708">
            <text:p>1.521708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187">
            <text:p>1170187</text:p>
          </table:table-cell>
          <table:table-cell office:value-type="string">
            <text:p>[St.Pirol.n].68</text:p>
          </table:table-cell>
          <table:table-cell table:number-columns-repeated="4"/>
          <table:table-cell office:value-type="float" office:value="6.52">
            <text:p>6.52</text:p>
          </table:table-cell>
          <table:table-cell office:value-type="float" office:value="166">
            <text:p>166</text:p>
          </table:table-cell>
          <table:table-cell office:value-type="float" office:value="1.08232">
            <text:p>1.08232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188">
            <text:p>1170188</text:p>
          </table:table-cell>
          <table:table-cell office:value-type="string">
            <text:p>[St.Alegria.n].342</text:p>
          </table:table-cell>
          <table:table-cell table:number-columns-repeated="4"/>
          <table:table-cell office:value-type="float" office:value="7.676">
            <text:p>7.676</text:p>
          </table:table-cell>
          <table:table-cell office:value-type="float" office:value="142">
            <text:p>142</text:p>
          </table:table-cell>
          <table:table-cell office:value-type="float" office:value="1.089992">
            <text:p>1.089992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189">
            <text:p>1170189</text:p>
          </table:table-cell>
          <table:table-cell office:value-type="string">
            <text:p>[St.Alegria.n].343</text:p>
          </table:table-cell>
          <table:table-cell table:number-columns-repeated="4"/>
          <table:table-cell office:value-type="float" office:value="5.616">
            <text:p>5.616</text:p>
          </table:table-cell>
          <table:table-cell office:value-type="float" office:value="144">
            <text:p>144</text:p>
          </table:table-cell>
          <table:table-cell office:value-type="float" office:value="0.808704">
            <text:p>0.808704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190">
            <text:p>1170190</text:p>
          </table:table-cell>
          <table:table-cell office:value-type="string">
            <text:p>[St.Alegria.n].344</text:p>
          </table:table-cell>
          <table:table-cell table:number-columns-repeated="4"/>
          <table:table-cell office:value-type="float" office:value="9.812">
            <text:p>9.812</text:p>
          </table:table-cell>
          <table:table-cell office:value-type="float" office:value="146">
            <text:p>146</text:p>
          </table:table-cell>
          <table:table-cell office:value-type="float" office:value="1.432552">
            <text:p>1.432552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191">
            <text:p>1170191</text:p>
          </table:table-cell>
          <table:table-cell office:value-type="string">
            <text:p>[St.Alegria.n].345</text:p>
          </table:table-cell>
          <table:table-cell table:number-columns-repeated="4"/>
          <table:table-cell office:value-type="float" office:value="6.536">
            <text:p>6.536</text:p>
          </table:table-cell>
          <table:table-cell office:value-type="float" office:value="144">
            <text:p>144</text:p>
          </table:table-cell>
          <table:table-cell office:value-type="float" office:value="0.941184">
            <text:p>0.941184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192">
            <text:p>1170192</text:p>
          </table:table-cell>
          <table:table-cell office:value-type="string">
            <text:p>[St.Alegria.n].346</text:p>
          </table:table-cell>
          <table:table-cell table:number-columns-repeated="4"/>
          <table:table-cell office:value-type="float" office:value="6.698">
            <text:p>6.698</text:p>
          </table:table-cell>
          <table:table-cell office:value-type="float" office:value="154">
            <text:p>154</text:p>
          </table:table-cell>
          <table:table-cell office:value-type="float" office:value="1.031492">
            <text:p>1.031492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193">
            <text:p>1170193</text:p>
          </table:table-cell>
          <table:table-cell office:value-type="string">
            <text:p>[St.Alegria.n].347</text:p>
          </table:table-cell>
          <table:table-cell table:number-columns-repeated="4"/>
          <table:table-cell office:value-type="float" office:value="6.586">
            <text:p>6.586</text:p>
          </table:table-cell>
          <table:table-cell office:value-type="float" office:value="142">
            <text:p>142</text:p>
          </table:table-cell>
          <table:table-cell office:value-type="float" office:value="0.935212">
            <text:p>0.935212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194">
            <text:p>1170194</text:p>
          </table:table-cell>
          <table:table-cell office:value-type="string">
            <text:p>[St.Alegria.n].348</text:p>
          </table:table-cell>
          <table:table-cell table:number-columns-repeated="4"/>
          <table:table-cell office:value-type="float" office:value="7.598">
            <text:p>7.598</text:p>
          </table:table-cell>
          <table:table-cell office:value-type="float" office:value="162">
            <text:p>162</text:p>
          </table:table-cell>
          <table:table-cell office:value-type="float" office:value="1.230876">
            <text:p>1.230876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195">
            <text:p>1170195</text:p>
          </table:table-cell>
          <table:table-cell office:value-type="string">
            <text:p>[St.Alegria.n].349</text:p>
          </table:table-cell>
          <table:table-cell table:number-columns-repeated="4"/>
          <table:table-cell office:value-type="float" office:value="9.312">
            <text:p>9.312</text:p>
          </table:table-cell>
          <table:table-cell office:value-type="float" office:value="152">
            <text:p>152</text:p>
          </table:table-cell>
          <table:table-cell office:value-type="float" office:value="1.415424">
            <text:p>1.415424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196">
            <text:p>1170196</text:p>
          </table:table-cell>
          <table:table-cell office:value-type="string">
            <text:p>[St.Euroresa.n].60</text:p>
          </table:table-cell>
          <table:table-cell table:number-columns-repeated="4"/>
          <table:table-cell office:value-type="float" office:value="10.702">
            <text:p>10.702</text:p>
          </table:table-cell>
          <table:table-cell office:value-type="float" office:value="238">
            <text:p>238</text:p>
          </table:table-cell>
          <table:table-cell office:value-type="float" office:value="2.547076">
            <text:p>2.547076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197">
            <text:p>1170197</text:p>
          </table:table-cell>
          <table:table-cell office:value-type="string">
            <text:p>[St.Euroresa.n].61</text:p>
          </table:table-cell>
          <table:table-cell table:number-columns-repeated="4"/>
          <table:table-cell office:value-type="float" office:value="10.6">
            <text:p>10.6</text:p>
          </table:table-cell>
          <table:table-cell office:value-type="float" office:value="228">
            <text:p>228</text:p>
          </table:table-cell>
          <table:table-cell office:value-type="float" office:value="2.4168">
            <text:p>2.4168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198">
            <text:p>1170198</text:p>
          </table:table-cell>
          <table:table-cell office:value-type="string">
            <text:p>[St.Euroresa.n].62</text:p>
          </table:table-cell>
          <table:table-cell table:number-columns-repeated="4"/>
          <table:table-cell office:value-type="float" office:value="11.66">
            <text:p>11.66</text:p>
          </table:table-cell>
          <table:table-cell office:value-type="float" office:value="227">
            <text:p>227</text:p>
          </table:table-cell>
          <table:table-cell office:value-type="float" office:value="2.64682">
            <text:p>2.64682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199">
            <text:p>1170199</text:p>
          </table:table-cell>
          <table:table-cell office:value-type="string">
            <text:p>[St.Euroresa.n].63</text:p>
          </table:table-cell>
          <table:table-cell table:number-columns-repeated="4"/>
          <table:table-cell office:value-type="float" office:value="8.77">
            <text:p>8.77</text:p>
          </table:table-cell>
          <table:table-cell office:value-type="float" office:value="217">
            <text:p>217</text:p>
          </table:table-cell>
          <table:table-cell office:value-type="float" office:value="1.90309">
            <text:p>1.90309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200">
            <text:p>1170200</text:p>
          </table:table-cell>
          <table:table-cell office:value-type="string">
            <text:p>[St.Euroresa.n].64</text:p>
          </table:table-cell>
          <table:table-cell table:number-columns-repeated="4"/>
          <table:table-cell office:value-type="float" office:value="12.562">
            <text:p>12.562</text:p>
          </table:table-cell>
          <table:table-cell office:value-type="float" office:value="223">
            <text:p>223</text:p>
          </table:table-cell>
          <table:table-cell office:value-type="float" office:value="2.801326">
            <text:p>2.801326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201">
            <text:p>1170201</text:p>
          </table:table-cell>
          <table:table-cell office:value-type="string">
            <text:p>[St.Euroresa.n].65</text:p>
          </table:table-cell>
          <table:table-cell table:number-columns-repeated="4"/>
          <table:table-cell office:value-type="float" office:value="9.304">
            <text:p>9.304</text:p>
          </table:table-cell>
          <table:table-cell office:value-type="float" office:value="197">
            <text:p>197</text:p>
          </table:table-cell>
          <table:table-cell office:value-type="float" office:value="1.832888">
            <text:p>1.832888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202">
            <text:p>1170202</text:p>
          </table:table-cell>
          <table:table-cell office:value-type="string">
            <text:p>[St.Euroresa.n].66</text:p>
          </table:table-cell>
          <table:table-cell table:number-columns-repeated="4"/>
          <table:table-cell office:value-type="float" office:value="13.198">
            <text:p>13.198</text:p>
          </table:table-cell>
          <table:table-cell office:value-type="float" office:value="220">
            <text:p>220</text:p>
          </table:table-cell>
          <table:table-cell office:value-type="float" office:value="2.90356">
            <text:p>2.90356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203">
            <text:p>1170203</text:p>
          </table:table-cell>
          <table:table-cell office:value-type="string">
            <text:p>[St.Euroresa.n].67</text:p>
          </table:table-cell>
          <table:table-cell table:number-columns-repeated="4"/>
          <table:table-cell office:value-type="float" office:value="10.546">
            <text:p>10.546</text:p>
          </table:table-cell>
          <table:table-cell office:value-type="float" office:value="211">
            <text:p>211</text:p>
          </table:table-cell>
          <table:table-cell office:value-type="float" office:value="2.225206">
            <text:p>2.225206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204">
            <text:p>1170204</text:p>
          </table:table-cell>
          <table:table-cell office:value-type="string">
            <text:p>[St.Eurostarch.n].61</text:p>
          </table:table-cell>
          <table:table-cell table:number-columns-repeated="4"/>
          <table:table-cell office:value-type="float" office:value="13.514">
            <text:p>13.514</text:p>
          </table:table-cell>
          <table:table-cell office:value-type="float" office:value="211">
            <text:p>211</text:p>
          </table:table-cell>
          <table:table-cell office:value-type="float" office:value="2.851454">
            <text:p>2.851454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205">
            <text:p>1170205</text:p>
          </table:table-cell>
          <table:table-cell office:value-type="string">
            <text:p>[St.Eurostarch.n].62</text:p>
          </table:table-cell>
          <table:table-cell table:number-columns-repeated="4"/>
          <table:table-cell office:value-type="float" office:value="10.444">
            <text:p>10.444</text:p>
          </table:table-cell>
          <table:table-cell office:value-type="float" office:value="201">
            <text:p>201</text:p>
          </table:table-cell>
          <table:table-cell office:value-type="float" office:value="2.099244">
            <text:p>2.099244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206">
            <text:p>1170206</text:p>
          </table:table-cell>
          <table:table-cell office:value-type="string">
            <text:p>[St.Eurostarch.n].63</text:p>
          </table:table-cell>
          <table:table-cell table:number-columns-repeated="4"/>
          <table:table-cell office:value-type="float" office:value="13.45">
            <text:p>13.45</text:p>
          </table:table-cell>
          <table:table-cell office:value-type="float" office:value="215">
            <text:p>215</text:p>
          </table:table-cell>
          <table:table-cell office:value-type="float" office:value="2.89175">
            <text:p>2.89175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207">
            <text:p>1170207</text:p>
          </table:table-cell>
          <table:table-cell office:value-type="string">
            <text:p>[St.Eurostarch.n].64</text:p>
          </table:table-cell>
          <table:table-cell table:number-columns-repeated="4"/>
          <table:table-cell office:value-type="float" office:value="11.558">
            <text:p>11.558</text:p>
          </table:table-cell>
          <table:table-cell office:value-type="float" office:value="206">
            <text:p>206</text:p>
          </table:table-cell>
          <table:table-cell office:value-type="float" office:value="2.380948">
            <text:p>2.380948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208">
            <text:p>1170208</text:p>
          </table:table-cell>
          <table:table-cell office:value-type="string">
            <text:p>[St.Eurostarch.n].65</text:p>
          </table:table-cell>
          <table:table-cell table:number-columns-repeated="4"/>
          <table:table-cell office:value-type="float" office:value="14.345">
            <text:p>14.345</text:p>
          </table:table-cell>
          <table:table-cell office:value-type="float" office:value="198">
            <text:p>198</text:p>
          </table:table-cell>
          <table:table-cell office:value-type="float" office:value="2.84031">
            <text:p>2.84031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209">
            <text:p>1170209</text:p>
          </table:table-cell>
          <table:table-cell office:value-type="string">
            <text:p>[St.Eurostarch.n].66</text:p>
          </table:table-cell>
          <table:table-cell table:number-columns-repeated="4"/>
          <table:table-cell office:value-type="float" office:value="9.538">
            <text:p>9.538</text:p>
          </table:table-cell>
          <table:table-cell office:value-type="float" office:value="210">
            <text:p>210</text:p>
          </table:table-cell>
          <table:table-cell office:value-type="float" office:value="2.00298">
            <text:p>2.00298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210">
            <text:p>1170210</text:p>
          </table:table-cell>
          <table:table-cell office:value-type="string">
            <text:p>[St.Eurostarch.n].67</text:p>
          </table:table-cell>
          <table:table-cell table:number-columns-repeated="4"/>
          <table:table-cell office:value-type="float" office:value="14.118">
            <text:p>14.118</text:p>
          </table:table-cell>
          <table:table-cell office:value-type="float" office:value="206">
            <text:p>206</text:p>
          </table:table-cell>
          <table:table-cell office:value-type="float" office:value="2.908308">
            <text:p>2.908308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211">
            <text:p>1170211</text:p>
          </table:table-cell>
          <table:table-cell office:value-type="string">
            <text:p>[St.Eurostarch.n].68</text:p>
          </table:table-cell>
          <table:table-cell table:number-columns-repeated="4"/>
          <table:table-cell office:value-type="float" office:value="11.962">
            <text:p>11.962</text:p>
          </table:table-cell>
          <table:table-cell office:value-type="float" office:value="215">
            <text:p>215</text:p>
          </table:table-cell>
          <table:table-cell office:value-type="float" office:value="2.57183">
            <text:p>2.57183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212">
            <text:p>1170212</text:p>
          </table:table-cell>
          <table:table-cell office:value-type="string">
            <text:p>[St.Kuras.n].61</text:p>
          </table:table-cell>
          <table:table-cell table:number-columns-repeated="4"/>
          <table:table-cell office:value-type="float" office:value="11.866">
            <text:p>11.866</text:p>
          </table:table-cell>
          <table:table-cell office:value-type="float" office:value="199">
            <text:p>199</text:p>
          </table:table-cell>
          <table:table-cell office:value-type="float" office:value="2.361334">
            <text:p>2.361334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213">
            <text:p>1170213</text:p>
          </table:table-cell>
          <table:table-cell office:value-type="string">
            <text:p>[St.Kuras.n].62</text:p>
          </table:table-cell>
          <table:table-cell table:number-columns-repeated="4"/>
          <table:table-cell office:value-type="float" office:value="10.336">
            <text:p>10.336</text:p>
          </table:table-cell>
          <table:table-cell office:value-type="float" office:value="210">
            <text:p>210</text:p>
          </table:table-cell>
          <table:table-cell office:value-type="float" office:value="2.17056">
            <text:p>2.17056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214">
            <text:p>1170214</text:p>
          </table:table-cell>
          <table:table-cell office:value-type="string">
            <text:p>[St.Kuras.n].63</text:p>
          </table:table-cell>
          <table:table-cell table:number-columns-repeated="4"/>
          <table:table-cell office:value-type="float" office:value="11.324">
            <text:p>11.324</text:p>
          </table:table-cell>
          <table:table-cell office:value-type="float" office:value="223">
            <text:p>223</text:p>
          </table:table-cell>
          <table:table-cell office:value-type="float" office:value="2.525252">
            <text:p>2.525252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215">
            <text:p>1170215</text:p>
          </table:table-cell>
          <table:table-cell office:value-type="string">
            <text:p>[St.Kuras.n].64</text:p>
          </table:table-cell>
          <table:table-cell table:number-columns-repeated="4"/>
          <table:table-cell office:value-type="float" office:value="10.514">
            <text:p>10.514</text:p>
          </table:table-cell>
          <table:table-cell office:value-type="float" office:value="204">
            <text:p>204</text:p>
          </table:table-cell>
          <table:table-cell office:value-type="float" office:value="2.144856">
            <text:p>2.144856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216">
            <text:p>1170216</text:p>
          </table:table-cell>
          <table:table-cell office:value-type="string">
            <text:p>[St.Kuras.n].65</text:p>
          </table:table-cell>
          <table:table-cell table:number-columns-repeated="4"/>
          <table:table-cell office:value-type="float" office:value="11.492">
            <text:p>11.492</text:p>
          </table:table-cell>
          <table:table-cell office:value-type="float" office:value="216">
            <text:p>216</text:p>
          </table:table-cell>
          <table:table-cell office:value-type="float" office:value="2.482272">
            <text:p>2.482272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217">
            <text:p>1170217</text:p>
          </table:table-cell>
          <table:table-cell office:value-type="string">
            <text:p>[St.Kuras.n].66</text:p>
          </table:table-cell>
          <table:table-cell table:number-columns-repeated="4"/>
          <table:table-cell office:value-type="float" office:value="10.656">
            <text:p>10.656</text:p>
          </table:table-cell>
          <table:table-cell office:value-type="float" office:value="198">
            <text:p>198</text:p>
          </table:table-cell>
          <table:table-cell office:value-type="float" office:value="2.109888">
            <text:p>2.109888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218">
            <text:p>1170218</text:p>
          </table:table-cell>
          <table:table-cell office:value-type="string">
            <text:p>[St.Kuras.n].67</text:p>
          </table:table-cell>
          <table:table-cell table:number-columns-repeated="4"/>
          <table:table-cell office:value-type="float" office:value="10.282">
            <text:p>10.282</text:p>
          </table:table-cell>
          <table:table-cell office:value-type="float" office:value="217">
            <text:p>217</text:p>
          </table:table-cell>
          <table:table-cell office:value-type="float" office:value="2.231194">
            <text:p>2.231194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219">
            <text:p>1170219</text:p>
          </table:table-cell>
          <table:table-cell office:value-type="string">
            <text:p>[St.Kuras.n].68</text:p>
          </table:table-cell>
          <table:table-cell table:number-columns-repeated="4"/>
          <table:table-cell office:value-type="float" office:value="7.246">
            <text:p>7.246</text:p>
          </table:table-cell>
          <table:table-cell office:value-type="float" office:value="190">
            <text:p>190</text:p>
          </table:table-cell>
          <table:table-cell office:value-type="float" office:value="1.37674">
            <text:p>1.37674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220">
            <text:p>1170220</text:p>
          </table:table-cell>
          <table:table-cell office:value-type="string">
            <text:p>[St.Tomensa.n].61</text:p>
          </table:table-cell>
          <table:table-cell table:number-columns-repeated="4"/>
          <table:table-cell office:value-type="float" office:value="5.716">
            <text:p>5.716</text:p>
          </table:table-cell>
          <table:table-cell office:value-type="float" office:value="203">
            <text:p>203</text:p>
          </table:table-cell>
          <table:table-cell office:value-type="float" office:value="1.160348">
            <text:p>1.160348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221">
            <text:p>1170221</text:p>
          </table:table-cell>
          <table:table-cell office:value-type="string">
            <text:p>[St.Tomensa.n].62</text:p>
          </table:table-cell>
          <table:table-cell table:number-columns-repeated="4"/>
          <table:table-cell office:value-type="float" office:value="4.01">
            <text:p>4.01</text:p>
          </table:table-cell>
          <table:table-cell office:value-type="float" office:value="181">
            <text:p>181</text:p>
          </table:table-cell>
          <table:table-cell office:value-type="float" office:value="0.72581">
            <text:p>0.72581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222">
            <text:p>1170222</text:p>
          </table:table-cell>
          <table:table-cell office:value-type="string">
            <text:p>[St.Tomensa.n].63</text:p>
          </table:table-cell>
          <table:table-cell table:number-columns-repeated="4"/>
          <table:table-cell office:value-type="float" office:value="5.59">
            <text:p>5.59</text:p>
          </table:table-cell>
          <table:table-cell office:value-type="float" office:value="195">
            <text:p>195</text:p>
          </table:table-cell>
          <table:table-cell office:value-type="float" office:value="1.09005">
            <text:p>1.09005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223">
            <text:p>1170223</text:p>
          </table:table-cell>
          <table:table-cell office:value-type="string">
            <text:p>[St.Tomensa.n].64</text:p>
          </table:table-cell>
          <table:table-cell table:number-columns-repeated="4"/>
          <table:table-cell office:value-type="float" office:value="5.978">
            <text:p>5.978</text:p>
          </table:table-cell>
          <table:table-cell office:value-type="float" office:value="197">
            <text:p>197</text:p>
          </table:table-cell>
          <table:table-cell office:value-type="float" office:value="1.177666">
            <text:p>1.177666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224">
            <text:p>1170224</text:p>
          </table:table-cell>
          <table:table-cell office:value-type="string">
            <text:p>[St.Tomensa.n].65</text:p>
          </table:table-cell>
          <table:table-cell table:number-columns-repeated="4"/>
          <table:table-cell office:value-type="float" office:value="8.408">
            <text:p>8.408</text:p>
          </table:table-cell>
          <table:table-cell office:value-type="float" office:value="221">
            <text:p>221</text:p>
          </table:table-cell>
          <table:table-cell office:value-type="float" office:value="1.858168">
            <text:p>1.858168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225">
            <text:p>1170225</text:p>
          </table:table-cell>
          <table:table-cell office:value-type="string">
            <text:p>[St.Tomensa.n].66</text:p>
          </table:table-cell>
          <table:table-cell table:number-columns-repeated="4"/>
          <table:table-cell office:value-type="float" office:value="5.36">
            <text:p>5.36</text:p>
          </table:table-cell>
          <table:table-cell office:value-type="float" office:value="199">
            <text:p>199</text:p>
          </table:table-cell>
          <table:table-cell office:value-type="float" office:value="1.06664">
            <text:p>1.06664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226">
            <text:p>1170226</text:p>
          </table:table-cell>
          <table:table-cell office:value-type="string">
            <text:p>[St.Tomensa.n].67</text:p>
          </table:table-cell>
          <table:table-cell table:number-columns-repeated="4"/>
          <table:table-cell office:value-type="float" office:value="7.812">
            <text:p>7.812</text:p>
          </table:table-cell>
          <table:table-cell office:value-type="float" office:value="204">
            <text:p>204</text:p>
          </table:table-cell>
          <table:table-cell office:value-type="float" office:value="1.593648">
            <text:p>1.593648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227">
            <text:p>1170227</text:p>
          </table:table-cell>
          <table:table-cell office:value-type="string">
            <text:p>[St.Tomensa.n].68</text:p>
          </table:table-cell>
          <table:table-cell table:number-columns-repeated="4"/>
          <table:table-cell office:value-type="float" office:value="5.668">
            <text:p>5.668</text:p>
          </table:table-cell>
          <table:table-cell office:value-type="float" office:value="195">
            <text:p>195</text:p>
          </table:table-cell>
          <table:table-cell office:value-type="float" office:value="1.10526">
            <text:p>1.10526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228">
            <text:p>1170228</text:p>
          </table:table-cell>
          <table:table-cell office:value-type="string">
            <text:p>[St.Burana.n].62</text:p>
          </table:table-cell>
          <table:table-cell table:number-columns-repeated="4"/>
          <table:table-cell office:value-type="float" office:value="9.308">
            <text:p>9.308</text:p>
          </table:table-cell>
          <table:table-cell office:value-type="float" office:value="223">
            <text:p>223</text:p>
          </table:table-cell>
          <table:table-cell office:value-type="float" office:value="2.075684">
            <text:p>2.075684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229">
            <text:p>1170229</text:p>
          </table:table-cell>
          <table:table-cell office:value-type="string">
            <text:p>[St.Burana.n].63</text:p>
          </table:table-cell>
          <table:table-cell table:number-columns-repeated="4"/>
          <table:table-cell office:value-type="float" office:value="8.234">
            <text:p>8.234</text:p>
          </table:table-cell>
          <table:table-cell office:value-type="float" office:value="207">
            <text:p>207</text:p>
          </table:table-cell>
          <table:table-cell office:value-type="float" office:value="1.704438">
            <text:p>1.704438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230">
            <text:p>1170230</text:p>
          </table:table-cell>
          <table:table-cell office:value-type="string">
            <text:p>[St.Burana.n].64</text:p>
          </table:table-cell>
          <table:table-cell table:number-columns-repeated="4"/>
          <table:table-cell office:value-type="float" office:value="10.172">
            <text:p>10.172</text:p>
          </table:table-cell>
          <table:table-cell office:value-type="float" office:value="220">
            <text:p>220</text:p>
          </table:table-cell>
          <table:table-cell office:value-type="float" office:value="2.23784">
            <text:p>2.23784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231">
            <text:p>1170231</text:p>
          </table:table-cell>
          <table:table-cell office:value-type="string">
            <text:p>[St.Burana.n].65</text:p>
          </table:table-cell>
          <table:table-cell table:number-columns-repeated="4"/>
          <table:table-cell office:value-type="float" office:value="8.898">
            <text:p>8.898</text:p>
          </table:table-cell>
          <table:table-cell office:value-type="float" office:value="224">
            <text:p>224</text:p>
          </table:table-cell>
          <table:table-cell office:value-type="float" office:value="1.993152">
            <text:p>1.993152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232">
            <text:p>1170232</text:p>
          </table:table-cell>
          <table:table-cell office:value-type="string">
            <text:p>[St.Burana.n].66</text:p>
          </table:table-cell>
          <table:table-cell table:number-columns-repeated="4"/>
          <table:table-cell office:value-type="float" office:value="9.686">
            <text:p>9.686</text:p>
          </table:table-cell>
          <table:table-cell office:value-type="float" office:value="219">
            <text:p>219</text:p>
          </table:table-cell>
          <table:table-cell office:value-type="float" office:value="2.121234">
            <text:p>2.121234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233">
            <text:p>1170233</text:p>
          </table:table-cell>
          <table:table-cell office:value-type="string">
            <text:p>[St.Burana.n].67</text:p>
          </table:table-cell>
          <table:table-cell table:number-columns-repeated="4"/>
          <table:table-cell office:value-type="float" office:value="7.784">
            <text:p>7.784</text:p>
          </table:table-cell>
          <table:table-cell office:value-type="float" office:value="205">
            <text:p>205</text:p>
          </table:table-cell>
          <table:table-cell office:value-type="float" office:value="1.59572">
            <text:p>1.59572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234">
            <text:p>1170234</text:p>
          </table:table-cell>
          <table:table-cell office:value-type="string">
            <text:p>[St.Burana.n].68</text:p>
          </table:table-cell>
          <table:table-cell table:number-columns-repeated="4"/>
          <table:table-cell office:value-type="float" office:value="7.32">
            <text:p>7.32</text:p>
          </table:table-cell>
          <table:table-cell office:value-type="float" office:value="217">
            <text:p>217</text:p>
          </table:table-cell>
          <table:table-cell office:value-type="float" office:value="1.58844">
            <text:p>1.58844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235">
            <text:p>1170235</text:p>
          </table:table-cell>
          <table:table-cell office:value-type="string">
            <text:p>[St.Burana.n].69</text:p>
          </table:table-cell>
          <table:table-cell table:number-columns-repeated="4"/>
          <table:table-cell office:value-type="float" office:value="8.756">
            <text:p>8.756</text:p>
          </table:table-cell>
          <table:table-cell office:value-type="float" office:value="195">
            <text:p>195</text:p>
          </table:table-cell>
          <table:table-cell office:value-type="float" office:value="1.70742">
            <text:p>1.70742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236">
            <text:p>1170236</text:p>
          </table:table-cell>
          <table:table-cell office:value-type="string">
            <text:p>[St.Golf.n].62</text:p>
          </table:table-cell>
          <table:table-cell table:number-columns-repeated="4"/>
          <table:table-cell office:value-type="float" office:value="6.448">
            <text:p>6.448</text:p>
          </table:table-cell>
          <table:table-cell office:value-type="float" office:value="185">
            <text:p>185</text:p>
          </table:table-cell>
          <table:table-cell office:value-type="float" office:value="1.19288">
            <text:p>1.19288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237">
            <text:p>1170237</text:p>
          </table:table-cell>
          <table:table-cell office:value-type="string">
            <text:p>[St.Golf.n].63</text:p>
          </table:table-cell>
          <table:table-cell table:number-columns-repeated="4"/>
          <table:table-cell office:value-type="float" office:value="6.286">
            <text:p>6.286</text:p>
          </table:table-cell>
          <table:table-cell office:value-type="float" office:value="202">
            <text:p>202</text:p>
          </table:table-cell>
          <table:table-cell office:value-type="float" office:value="1.269772">
            <text:p>1.269772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238">
            <text:p>1170238</text:p>
          </table:table-cell>
          <table:table-cell office:value-type="string">
            <text:p>[St.Golf.n].64</text:p>
          </table:table-cell>
          <table:table-cell table:number-columns-repeated="4"/>
          <table:table-cell office:value-type="float" office:value="5.962">
            <text:p>5.962</text:p>
          </table:table-cell>
          <table:table-cell office:value-type="float" office:value="186">
            <text:p>186</text:p>
          </table:table-cell>
          <table:table-cell office:value-type="float" office:value="1.108932">
            <text:p>1.108932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239">
            <text:p>1170239</text:p>
          </table:table-cell>
          <table:table-cell office:value-type="string">
            <text:p>[St.Golf.n].65</text:p>
          </table:table-cell>
          <table:table-cell table:number-columns-repeated="4"/>
          <table:table-cell office:value-type="float" office:value="6.404">
            <text:p>6.404</text:p>
          </table:table-cell>
          <table:table-cell office:value-type="float" office:value="189">
            <text:p>189</text:p>
          </table:table-cell>
          <table:table-cell office:value-type="float" office:value="1.210356">
            <text:p>1.210356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240">
            <text:p>1170240</text:p>
          </table:table-cell>
          <table:table-cell office:value-type="string">
            <text:p>[St.Golf.n].66</text:p>
          </table:table-cell>
          <table:table-cell table:number-columns-repeated="4"/>
          <table:table-cell office:value-type="float" office:value="5.854">
            <text:p>5.854</text:p>
          </table:table-cell>
          <table:table-cell office:value-type="float" office:value="184">
            <text:p>184</text:p>
          </table:table-cell>
          <table:table-cell office:value-type="float" office:value="1.077136">
            <text:p>1.077136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241">
            <text:p>1170241</text:p>
          </table:table-cell>
          <table:table-cell office:value-type="string">
            <text:p>[St.Golf.n].67</text:p>
          </table:table-cell>
          <table:table-cell table:number-columns-repeated="4"/>
          <table:table-cell office:value-type="float" office:value="4.842">
            <text:p>4.842</text:p>
          </table:table-cell>
          <table:table-cell office:value-type="float" office:value="181">
            <text:p>181</text:p>
          </table:table-cell>
          <table:table-cell office:value-type="float" office:value="0.876402">
            <text:p>0.876402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242">
            <text:p>1170242</text:p>
          </table:table-cell>
          <table:table-cell office:value-type="string">
            <text:p>[St.Golf.n].68</text:p>
          </table:table-cell>
          <table:table-cell table:number-columns-repeated="4"/>
          <table:table-cell office:value-type="float" office:value="5.8">
            <text:p>5.8</text:p>
          </table:table-cell>
          <table:table-cell office:value-type="float" office:value="185">
            <text:p>185</text:p>
          </table:table-cell>
          <table:table-cell office:value-type="float" office:value="1.073">
            <text:p>1.073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243">
            <text:p>1170243</text:p>
          </table:table-cell>
          <table:table-cell office:value-type="string">
            <text:p>[St.Golf.n].69</text:p>
          </table:table-cell>
          <table:table-cell table:number-columns-repeated="4"/>
          <table:table-cell office:value-type="float" office:value="5.576">
            <text:p>5.576</text:p>
          </table:table-cell>
          <table:table-cell office:value-type="float" office:value="179">
            <text:p>179</text:p>
          </table:table-cell>
          <table:table-cell office:value-type="float" office:value="0.998104">
            <text:p>0.998104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244">
            <text:p>1170244</text:p>
          </table:table-cell>
          <table:table-cell office:value-type="string">
            <text:p>[St.Sibu.n].62</text:p>
          </table:table-cell>
          <table:table-cell table:number-columns-repeated="4"/>
          <table:table-cell office:value-type="float" office:value="9.244">
            <text:p>9.244</text:p>
          </table:table-cell>
          <table:table-cell office:value-type="float" office:value="197">
            <text:p>197</text:p>
          </table:table-cell>
          <table:table-cell office:value-type="float" office:value="1.821068">
            <text:p>1.821068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245">
            <text:p>1170245</text:p>
          </table:table-cell>
          <table:table-cell office:value-type="string">
            <text:p>[St.Sibu.n].63</text:p>
          </table:table-cell>
          <table:table-cell table:number-columns-repeated="4"/>
          <table:table-cell office:value-type="float" office:value="9.864">
            <text:p>9.864</text:p>
          </table:table-cell>
          <table:table-cell office:value-type="float" office:value="211">
            <text:p>211</text:p>
          </table:table-cell>
          <table:table-cell office:value-type="float" office:value="2.081304">
            <text:p>2.081304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246">
            <text:p>1170246</text:p>
          </table:table-cell>
          <table:table-cell office:value-type="string">
            <text:p>[St.Sibu.n].64</text:p>
          </table:table-cell>
          <table:table-cell table:number-columns-repeated="4"/>
          <table:table-cell office:value-type="float" office:value="11.046">
            <text:p>11.046</text:p>
          </table:table-cell>
          <table:table-cell office:value-type="float" office:value="207">
            <text:p>207</text:p>
          </table:table-cell>
          <table:table-cell office:value-type="float" office:value="2.286522">
            <text:p>2.286522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247">
            <text:p>1170247</text:p>
          </table:table-cell>
          <table:table-cell office:value-type="string">
            <text:p>[St.Sibu.n].65</text:p>
          </table:table-cell>
          <table:table-cell table:number-columns-repeated="4"/>
          <table:table-cell office:value-type="float" office:value="9.542">
            <text:p>9.542</text:p>
          </table:table-cell>
          <table:table-cell office:value-type="float" office:value="187">
            <text:p>187</text:p>
          </table:table-cell>
          <table:table-cell office:value-type="float" office:value="1.784354">
            <text:p>1.784354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248">
            <text:p>1170248</text:p>
          </table:table-cell>
          <table:table-cell office:value-type="string">
            <text:p>[St.Sibu.n].66</text:p>
          </table:table-cell>
          <table:table-cell table:number-columns-repeated="4"/>
          <table:table-cell office:value-type="float" office:value="8.646">
            <text:p>8.646</text:p>
          </table:table-cell>
          <table:table-cell office:value-type="float" office:value="193">
            <text:p>193</text:p>
          </table:table-cell>
          <table:table-cell office:value-type="float" office:value="1.668678">
            <text:p>1.668678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249">
            <text:p>1170249</text:p>
          </table:table-cell>
          <table:table-cell office:value-type="string">
            <text:p>[St.Sibu.n].67</text:p>
          </table:table-cell>
          <table:table-cell table:number-columns-repeated="4"/>
          <table:table-cell office:value-type="float" office:value="10.526">
            <text:p>10.526</text:p>
          </table:table-cell>
          <table:table-cell office:value-type="float" office:value="205">
            <text:p>205</text:p>
          </table:table-cell>
          <table:table-cell office:value-type="float" office:value="2.15783">
            <text:p>2.15783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250">
            <text:p>1170250</text:p>
          </table:table-cell>
          <table:table-cell office:value-type="string">
            <text:p>[St.Sibu.n].68</text:p>
          </table:table-cell>
          <table:table-cell table:number-columns-repeated="4"/>
          <table:table-cell office:value-type="float" office:value="11.272">
            <text:p>11.272</text:p>
          </table:table-cell>
          <table:table-cell office:value-type="float" office:value="198">
            <text:p>198</text:p>
          </table:table-cell>
          <table:table-cell office:value-type="float" office:value="2.231856">
            <text:p>2.231856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251">
            <text:p>1170251</text:p>
          </table:table-cell>
          <table:table-cell office:value-type="string">
            <text:p>[St.Sibu.n].69</text:p>
          </table:table-cell>
          <table:table-cell table:number-columns-repeated="4"/>
          <table:table-cell office:value-type="float" office:value="9.594">
            <text:p>9.594</text:p>
          </table:table-cell>
          <table:table-cell office:value-type="float" office:value="200">
            <text:p>200</text:p>
          </table:table-cell>
          <table:table-cell office:value-type="float" office:value="1.9188">
            <text:p>1.9188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252">
            <text:p>1170252</text:p>
          </table:table-cell>
          <table:table-cell office:value-type="string">
            <text:p>[St.Verdi.n].63</text:p>
          </table:table-cell>
          <table:table-cell table:number-columns-repeated="4"/>
          <table:table-cell office:value-type="float" office:value="7.75">
            <text:p>7.75</text:p>
          </table:table-cell>
          <table:table-cell office:value-type="float" office:value="202">
            <text:p>202</text:p>
          </table:table-cell>
          <table:table-cell office:value-type="float" office:value="1.5655">
            <text:p>1.5655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253">
            <text:p>1170253</text:p>
          </table:table-cell>
          <table:table-cell office:value-type="string">
            <text:p>[St.Verdi.n].64</text:p>
          </table:table-cell>
          <table:table-cell table:number-columns-repeated="4"/>
          <table:table-cell office:value-type="float" office:value="7.428">
            <text:p>7.428</text:p>
          </table:table-cell>
          <table:table-cell office:value-type="float" office:value="215">
            <text:p>215</text:p>
          </table:table-cell>
          <table:table-cell office:value-type="float" office:value="1.59702">
            <text:p>1.59702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254">
            <text:p>1170254</text:p>
          </table:table-cell>
          <table:table-cell office:value-type="string">
            <text:p>[St.Verdi.n].65</text:p>
          </table:table-cell>
          <table:table-cell table:number-columns-repeated="4"/>
          <table:table-cell office:value-type="float" office:value="6.026">
            <text:p>6.026</text:p>
          </table:table-cell>
          <table:table-cell office:value-type="float" office:value="203">
            <text:p>203</text:p>
          </table:table-cell>
          <table:table-cell office:value-type="float" office:value="1.223278">
            <text:p>1.223278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255">
            <text:p>1170255</text:p>
          </table:table-cell>
          <table:table-cell office:value-type="string">
            <text:p>[St.Verdi.n].66</text:p>
          </table:table-cell>
          <table:table-cell table:number-columns-repeated="4"/>
          <table:table-cell office:value-type="float" office:value="4.474">
            <text:p>4.474</text:p>
          </table:table-cell>
          <table:table-cell office:value-type="float" office:value="190">
            <text:p>190</text:p>
          </table:table-cell>
          <table:table-cell office:value-type="float" office:value="0.85006">
            <text:p>0.85006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256">
            <text:p>1170256</text:p>
          </table:table-cell>
          <table:table-cell office:value-type="string">
            <text:p>[St.Verdi.n].67</text:p>
          </table:table-cell>
          <table:table-cell table:number-columns-repeated="4"/>
          <table:table-cell office:value-type="float" office:value="8.984">
            <text:p>8.984</text:p>
          </table:table-cell>
          <table:table-cell office:value-type="float" office:value="218">
            <text:p>218</text:p>
          </table:table-cell>
          <table:table-cell office:value-type="float" office:value="1.958512">
            <text:p>1.958512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257">
            <text:p>1170257</text:p>
          </table:table-cell>
          <table:table-cell office:value-type="string">
            <text:p>[St.Verdi.n].68</text:p>
          </table:table-cell>
          <table:table-cell table:number-columns-repeated="4"/>
          <table:table-cell office:value-type="float" office:value="7.452">
            <text:p>7.452</text:p>
          </table:table-cell>
          <table:table-cell office:value-type="float" office:value="214">
            <text:p>214</text:p>
          </table:table-cell>
          <table:table-cell office:value-type="float" office:value="1.594728">
            <text:p>1.594728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258">
            <text:p>1170258</text:p>
          </table:table-cell>
          <table:table-cell office:value-type="string">
            <text:p>[St.Verdi.n].69</text:p>
          </table:table-cell>
          <table:table-cell table:number-columns-repeated="4"/>
          <table:table-cell office:value-type="float" office:value="6.03">
            <text:p>6.03</text:p>
          </table:table-cell>
          <table:table-cell office:value-type="float" office:value="197">
            <text:p>197</text:p>
          </table:table-cell>
          <table:table-cell office:value-type="float" office:value="1.18791">
            <text:p>1.18791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259">
            <text:p>1170259</text:p>
          </table:table-cell>
          <table:table-cell office:value-type="string">
            <text:p>[St.Verdi.n].70</text:p>
          </table:table-cell>
          <table:table-cell table:number-columns-repeated="4"/>
          <table:table-cell office:value-type="float" office:value="8.744">
            <text:p>8.744</text:p>
          </table:table-cell>
          <table:table-cell office:value-type="float" office:value="203">
            <text:p>203</text:p>
          </table:table-cell>
          <table:table-cell office:value-type="float" office:value="1.775032">
            <text:p>1.775032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260">
            <text:p>1170260</text:p>
          </table:table-cell>
          <table:table-cell office:value-type="string">
            <text:p>[St.Priamos.n].67</text:p>
          </table:table-cell>
          <table:table-cell table:number-columns-repeated="4"/>
          <table:table-cell office:value-type="float" office:value="9.174">
            <text:p>9.174</text:p>
          </table:table-cell>
          <table:table-cell office:value-type="float" office:value="191">
            <text:p>191</text:p>
          </table:table-cell>
          <table:table-cell office:value-type="float" office:value="1.752234">
            <text:p>1.752234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261">
            <text:p>1170261</text:p>
          </table:table-cell>
          <table:table-cell office:value-type="string">
            <text:p>[St.Priamos.n].68</text:p>
          </table:table-cell>
          <table:table-cell table:number-columns-repeated="4"/>
          <table:table-cell office:value-type="float" office:value="7.168">
            <text:p>7.168</text:p>
          </table:table-cell>
          <table:table-cell office:value-type="float" office:value="191">
            <text:p>191</text:p>
          </table:table-cell>
          <table:table-cell office:value-type="float" office:value="1.369088">
            <text:p>1.369088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262">
            <text:p>1170262</text:p>
          </table:table-cell>
          <table:table-cell office:value-type="string">
            <text:p>[St.Priamos.n].69</text:p>
          </table:table-cell>
          <table:table-cell table:number-columns-repeated="4"/>
          <table:table-cell office:value-type="float" office:value="10.864">
            <text:p>10.864</text:p>
          </table:table-cell>
          <table:table-cell office:value-type="float" office:value="179">
            <text:p>179</text:p>
          </table:table-cell>
          <table:table-cell office:value-type="float" office:value="1.944656">
            <text:p>1.944656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263">
            <text:p>1170263</text:p>
          </table:table-cell>
          <table:table-cell office:value-type="string">
            <text:p>[St.Priamos.n].70</text:p>
          </table:table-cell>
          <table:table-cell table:number-columns-repeated="4"/>
          <table:table-cell office:value-type="float" office:value="8.73">
            <text:p>8.73</text:p>
          </table:table-cell>
          <table:table-cell office:value-type="float" office:value="177">
            <text:p>177</text:p>
          </table:table-cell>
          <table:table-cell office:value-type="float" office:value="1.54521">
            <text:p>1.54521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264">
            <text:p>1170264</text:p>
          </table:table-cell>
          <table:table-cell office:value-type="string">
            <text:p>[St.Priamos.n].71</text:p>
          </table:table-cell>
          <table:table-cell table:number-columns-repeated="4"/>
          <table:table-cell office:value-type="float" office:value="8.958">
            <text:p>8.958</text:p>
          </table:table-cell>
          <table:table-cell office:value-type="float" office:value="195">
            <text:p>195</text:p>
          </table:table-cell>
          <table:table-cell office:value-type="float" office:value="1.74681">
            <text:p>1.74681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265">
            <text:p>1170265</text:p>
          </table:table-cell>
          <table:table-cell office:value-type="string">
            <text:p>[St.Priamos.n].72</text:p>
          </table:table-cell>
          <table:table-cell table:number-columns-repeated="4"/>
          <table:table-cell office:value-type="float" office:value="8.018">
            <text:p>8.018</text:p>
          </table:table-cell>
          <table:table-cell office:value-type="float" office:value="194">
            <text:p>194</text:p>
          </table:table-cell>
          <table:table-cell office:value-type="float" office:value="1.555492">
            <text:p>1.555492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266">
            <text:p>1170266</text:p>
          </table:table-cell>
          <table:table-cell office:value-type="string">
            <text:p>[St.Priamos.n].73</text:p>
          </table:table-cell>
          <table:table-cell table:number-columns-repeated="4"/>
          <table:table-cell office:value-type="float" office:value="6.822">
            <text:p>6.822</text:p>
          </table:table-cell>
          <table:table-cell office:value-type="float" office:value="177">
            <text:p>177</text:p>
          </table:table-cell>
          <table:table-cell office:value-type="float" office:value="1.207494">
            <text:p>1.207494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267">
            <text:p>1170267</text:p>
          </table:table-cell>
          <table:table-cell office:value-type="string">
            <text:p>[St.Priamos.n].74</text:p>
          </table:table-cell>
          <table:table-cell table:number-columns-repeated="4"/>
          <table:table-cell office:value-type="float" office:value="9.511">
            <text:p>9.511</text:p>
          </table:table-cell>
          <table:table-cell office:value-type="float" office:value="184">
            <text:p>184</text:p>
          </table:table-cell>
          <table:table-cell office:value-type="float" office:value="1.750024">
            <text:p>1.750024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268">
            <text:p>1170268</text:p>
          </table:table-cell>
          <table:table-cell office:value-type="string">
            <text:p>[St.Ramses.n].62</text:p>
          </table:table-cell>
          <table:table-cell table:number-columns-repeated="4"/>
          <table:table-cell office:value-type="float" office:value="12.708">
            <text:p>12.708</text:p>
          </table:table-cell>
          <table:table-cell office:value-type="float" office:value="207">
            <text:p>207</text:p>
          </table:table-cell>
          <table:table-cell office:value-type="float" office:value="2.630556">
            <text:p>2.630556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269">
            <text:p>1170269</text:p>
          </table:table-cell>
          <table:table-cell office:value-type="string">
            <text:p>[St.Ramses.n].63</text:p>
          </table:table-cell>
          <table:table-cell table:number-columns-repeated="4"/>
          <table:table-cell office:value-type="float" office:value="10.086">
            <text:p>10.086</text:p>
          </table:table-cell>
          <table:table-cell office:value-type="float" office:value="211">
            <text:p>211</text:p>
          </table:table-cell>
          <table:table-cell office:value-type="float" office:value="2.128146">
            <text:p>2.128146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270">
            <text:p>1170270</text:p>
          </table:table-cell>
          <table:table-cell office:value-type="string">
            <text:p>[St.Ramses.n].64</text:p>
          </table:table-cell>
          <table:table-cell table:number-columns-repeated="4"/>
          <table:table-cell office:value-type="float" office:value="14.814">
            <text:p>14.814</text:p>
          </table:table-cell>
          <table:table-cell office:value-type="float" office:value="198">
            <text:p>198</text:p>
          </table:table-cell>
          <table:table-cell office:value-type="float" office:value="2.933172">
            <text:p>2.933172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271">
            <text:p>1170271</text:p>
          </table:table-cell>
          <table:table-cell office:value-type="string">
            <text:p>[St.Ramses.n].65</text:p>
          </table:table-cell>
          <table:table-cell table:number-columns-repeated="4"/>
          <table:table-cell office:value-type="float" office:value="9.52">
            <text:p>9.52</text:p>
          </table:table-cell>
          <table:table-cell office:value-type="float" office:value="191">
            <text:p>191</text:p>
          </table:table-cell>
          <table:table-cell office:value-type="float" office:value="1.81832">
            <text:p>1.81832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272">
            <text:p>1170272</text:p>
          </table:table-cell>
          <table:table-cell office:value-type="string">
            <text:p>[St.Ramses.n].66</text:p>
          </table:table-cell>
          <table:table-cell table:number-columns-repeated="4"/>
          <table:table-cell office:value-type="float" office:value="15.924">
            <text:p>15.924</text:p>
          </table:table-cell>
          <table:table-cell office:value-type="float" office:value="198">
            <text:p>198</text:p>
          </table:table-cell>
          <table:table-cell office:value-type="float" office:value="3.152952">
            <text:p>3.152952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273">
            <text:p>1170273</text:p>
          </table:table-cell>
          <table:table-cell office:value-type="string">
            <text:p>[St.Ramses.n].67</text:p>
          </table:table-cell>
          <table:table-cell table:number-columns-repeated="4"/>
          <table:table-cell office:value-type="float" office:value="10.34">
            <text:p>10.34</text:p>
          </table:table-cell>
          <table:table-cell office:value-type="float" office:value="201">
            <text:p>201</text:p>
          </table:table-cell>
          <table:table-cell office:value-type="float" office:value="2.07834">
            <text:p>2.07834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274">
            <text:p>1170274</text:p>
          </table:table-cell>
          <table:table-cell office:value-type="string">
            <text:p>[St.Ramses.n].68</text:p>
          </table:table-cell>
          <table:table-cell table:number-columns-repeated="4"/>
          <table:table-cell office:value-type="float" office:value="10.192">
            <text:p>10.192</text:p>
          </table:table-cell>
          <table:table-cell office:value-type="float" office:value="194">
            <text:p>194</text:p>
          </table:table-cell>
          <table:table-cell office:value-type="float" office:value="1.977248">
            <text:p>1.977248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275">
            <text:p>1170275</text:p>
          </table:table-cell>
          <table:table-cell office:value-type="string">
            <text:p>[St.Ramses.n].69</text:p>
          </table:table-cell>
          <table:table-cell table:number-columns-repeated="4"/>
          <table:table-cell office:value-type="float" office:value="10.402">
            <text:p>10.402</text:p>
          </table:table-cell>
          <table:table-cell office:value-type="float" office:value="207">
            <text:p>207</text:p>
          </table:table-cell>
          <table:table-cell office:value-type="float" office:value="2.153214">
            <text:p>2.153214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276">
            <text:p>1170276</text:p>
          </table:table-cell>
          <table:table-cell office:value-type="string">
            <text:p>[St.Milva.n].343</text:p>
          </table:table-cell>
          <table:table-cell table:number-columns-repeated="4"/>
          <table:table-cell office:value-type="float" office:value="11.628">
            <text:p>11.628</text:p>
          </table:table-cell>
          <table:table-cell office:value-type="float" office:value="148">
            <text:p>148</text:p>
          </table:table-cell>
          <table:table-cell office:value-type="float" office:value="1.720944">
            <text:p>1.720944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277">
            <text:p>1170277</text:p>
          </table:table-cell>
          <table:table-cell office:value-type="string">
            <text:p>[St.Milva.n].344</text:p>
          </table:table-cell>
          <table:table-cell table:number-columns-repeated="4"/>
          <table:table-cell office:value-type="float" office:value="6.92">
            <text:p>6.92</text:p>
          </table:table-cell>
          <table:table-cell office:value-type="float" office:value="144">
            <text:p>144</text:p>
          </table:table-cell>
          <table:table-cell office:value-type="float" office:value="0.99648">
            <text:p>0.99648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278">
            <text:p>1170278</text:p>
          </table:table-cell>
          <table:table-cell office:value-type="string">
            <text:p>[St.Milva.n].345</text:p>
          </table:table-cell>
          <table:table-cell table:number-columns-repeated="4"/>
          <table:table-cell office:value-type="float" office:value="9.8">
            <text:p>9.8</text:p>
          </table:table-cell>
          <table:table-cell office:value-type="float" office:value="142">
            <text:p>142</text:p>
          </table:table-cell>
          <table:table-cell office:value-type="float" office:value="1.3916">
            <text:p>1.3916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279">
            <text:p>1170279</text:p>
          </table:table-cell>
          <table:table-cell office:value-type="string">
            <text:p>[St.Milva.n].346</text:p>
          </table:table-cell>
          <table:table-cell table:number-columns-repeated="4"/>
          <table:table-cell office:value-type="float" office:value="7.254">
            <text:p>7.254</text:p>
          </table:table-cell>
          <table:table-cell office:value-type="float" office:value="150">
            <text:p>150</text:p>
          </table:table-cell>
          <table:table-cell office:value-type="float" office:value="1.0881">
            <text:p>1.0881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280">
            <text:p>1170280</text:p>
          </table:table-cell>
          <table:table-cell office:value-type="string">
            <text:p>[St.Milva.n].347</text:p>
          </table:table-cell>
          <table:table-cell table:number-columns-repeated="4"/>
          <table:table-cell office:value-type="float" office:value="9.848">
            <text:p>9.848</text:p>
          </table:table-cell>
          <table:table-cell office:value-type="float" office:value="144">
            <text:p>144</text:p>
          </table:table-cell>
          <table:table-cell office:value-type="float" office:value="1.418112">
            <text:p>1.418112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281">
            <text:p>1170281</text:p>
          </table:table-cell>
          <table:table-cell office:value-type="string">
            <text:p>[St.Milva.n].348</text:p>
          </table:table-cell>
          <table:table-cell table:number-columns-repeated="4"/>
          <table:table-cell office:value-type="float" office:value="12.172">
            <text:p>12.172</text:p>
          </table:table-cell>
          <table:table-cell office:value-type="float" office:value="167">
            <text:p>167</text:p>
          </table:table-cell>
          <table:table-cell office:value-type="float" office:value="2.032724">
            <text:p>2.032724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282">
            <text:p>1170282</text:p>
          </table:table-cell>
          <table:table-cell office:value-type="string">
            <text:p>[St.Milva.n].349</text:p>
          </table:table-cell>
          <table:table-cell table:number-columns-repeated="4"/>
          <table:table-cell office:value-type="float" office:value="8.182">
            <text:p>8.182</text:p>
          </table:table-cell>
          <table:table-cell office:value-type="float" office:value="136">
            <text:p>136</text:p>
          </table:table-cell>
          <table:table-cell office:value-type="float" office:value="1.112752">
            <text:p>1.112752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283">
            <text:p>1170283</text:p>
          </table:table-cell>
          <table:table-cell office:value-type="string">
            <text:p>[St.Milva.n].350</text:p>
          </table:table-cell>
          <table:table-cell table:number-columns-repeated="4"/>
          <table:table-cell office:value-type="float" office:value="9.048">
            <text:p>9.048</text:p>
          </table:table-cell>
          <table:table-cell office:value-type="float" office:value="144">
            <text:p>144</text:p>
          </table:table-cell>
          <table:table-cell office:value-type="float" office:value="1.302912">
            <text:p>1.302912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284">
            <text:p>1170284</text:p>
          </table:table-cell>
          <table:table-cell office:value-type="string">
            <text:p>[St.Milva.n].351</text:p>
          </table:table-cell>
          <table:table-cell table:number-columns-repeated="4"/>
          <table:table-cell office:value-type="float" office:value="10.346">
            <text:p>10.346</text:p>
          </table:table-cell>
          <table:table-cell office:value-type="float" office:value="152">
            <text:p>152</text:p>
          </table:table-cell>
          <table:table-cell office:value-type="float" office:value="1.572592">
            <text:p>1.572592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285">
            <text:p>1170285</text:p>
          </table:table-cell>
          <table:table-cell office:value-type="string">
            <text:p>[St.Milva.n].352</text:p>
          </table:table-cell>
          <table:table-cell table:number-columns-repeated="4"/>
          <table:table-cell office:value-type="float" office:value="8.24">
            <text:p>8.24</text:p>
          </table:table-cell>
          <table:table-cell office:value-type="float" office:value="157">
            <text:p>157</text:p>
          </table:table-cell>
          <table:table-cell office:value-type="float" office:value="1.29368">
            <text:p>1.29368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286">
            <text:p>1170286</text:p>
          </table:table-cell>
          <table:table-cell office:value-type="string">
            <text:p>[St.Milva.n].353</text:p>
          </table:table-cell>
          <table:table-cell table:number-columns-repeated="4"/>
          <table:table-cell office:value-type="float" office:value="6.506">
            <text:p>6.506</text:p>
          </table:table-cell>
          <table:table-cell office:value-type="float" office:value="130">
            <text:p>130</text:p>
          </table:table-cell>
          <table:table-cell office:value-type="float" office:value="0.84578">
            <text:p>0.84578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287">
            <text:p>1170287</text:p>
          </table:table-cell>
          <table:table-cell office:value-type="string">
            <text:p>[St.Milva.n].354</text:p>
          </table:table-cell>
          <table:table-cell table:number-columns-repeated="4"/>
          <table:table-cell office:value-type="float" office:value="7.222">
            <text:p>7.222</text:p>
          </table:table-cell>
          <table:table-cell office:value-type="float" office:value="136">
            <text:p>136</text:p>
          </table:table-cell>
          <table:table-cell office:value-type="float" office:value="0.982192">
            <text:p>0.982192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288">
            <text:p>1170288</text:p>
          </table:table-cell>
          <table:table-cell office:value-type="string">
            <text:p>[St.Milva.n].355</text:p>
          </table:table-cell>
          <table:table-cell table:number-columns-repeated="4"/>
          <table:table-cell office:value-type="float" office:value="12.53">
            <text:p>12.53</text:p>
          </table:table-cell>
          <table:table-cell office:value-type="float" office:value="151">
            <text:p>151</text:p>
          </table:table-cell>
          <table:table-cell office:value-type="float" office:value="1.89203">
            <text:p>1.89203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289">
            <text:p>1170289</text:p>
          </table:table-cell>
          <table:table-cell office:value-type="string">
            <text:p>[St.Milva.n].356</text:p>
          </table:table-cell>
          <table:table-cell table:number-columns-repeated="4"/>
          <table:table-cell office:value-type="float" office:value="7.506">
            <text:p>7.506</text:p>
          </table:table-cell>
          <table:table-cell office:value-type="float" office:value="144">
            <text:p>144</text:p>
          </table:table-cell>
          <table:table-cell office:value-type="float" office:value="1.080864">
            <text:p>1.080864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290">
            <text:p>1170290</text:p>
          </table:table-cell>
          <table:table-cell office:value-type="string">
            <text:p>[St.Milva.n].357</text:p>
          </table:table-cell>
          <table:table-cell table:number-columns-repeated="4"/>
          <table:table-cell office:value-type="float" office:value="11.122">
            <text:p>11.122</text:p>
          </table:table-cell>
          <table:table-cell office:value-type="float" office:value="148">
            <text:p>148</text:p>
          </table:table-cell>
          <table:table-cell office:value-type="float" office:value="1.646056">
            <text:p>1.646056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291">
            <text:p>1170291</text:p>
          </table:table-cell>
          <table:table-cell office:value-type="string">
            <text:p>[St.Milva.n].358</text:p>
          </table:table-cell>
          <table:table-cell table:number-columns-repeated="4"/>
          <table:table-cell office:value-type="float" office:value="7.562">
            <text:p>7.562</text:p>
          </table:table-cell>
          <table:table-cell office:value-type="float" office:value="154">
            <text:p>154</text:p>
          </table:table-cell>
          <table:table-cell office:value-type="float" office:value="1.164548">
            <text:p>1.164548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292">
            <text:p>1170292</text:p>
          </table:table-cell>
          <table:table-cell office:value-type="string">
            <text:p>[St.Alegria.n].350</text:p>
          </table:table-cell>
          <table:table-cell table:number-columns-repeated="4"/>
          <table:table-cell office:value-type="float" office:value="11.278">
            <text:p>11.278</text:p>
          </table:table-cell>
          <table:table-cell office:value-type="float" office:value="161">
            <text:p>161</text:p>
          </table:table-cell>
          <table:table-cell office:value-type="float" office:value="1.815758">
            <text:p>1.815758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293">
            <text:p>1170293</text:p>
          </table:table-cell>
          <table:table-cell office:value-type="string">
            <text:p>[St.Alegria.n].351</text:p>
          </table:table-cell>
          <table:table-cell table:number-columns-repeated="4"/>
          <table:table-cell office:value-type="float" office:value="5.434">
            <text:p>5.434</text:p>
          </table:table-cell>
          <table:table-cell office:value-type="float" office:value="156">
            <text:p>156</text:p>
          </table:table-cell>
          <table:table-cell office:value-type="float" office:value="0.847704">
            <text:p>0.847704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294">
            <text:p>1170294</text:p>
          </table:table-cell>
          <table:table-cell office:value-type="string">
            <text:p>[St.Alegria.n].352</text:p>
          </table:table-cell>
          <table:table-cell table:number-columns-repeated="4"/>
          <table:table-cell office:value-type="float" office:value="7.488">
            <text:p>7.488</text:p>
          </table:table-cell>
          <table:table-cell office:value-type="float" office:value="150">
            <text:p>150</text:p>
          </table:table-cell>
          <table:table-cell office:value-type="float" office:value="1.1232">
            <text:p>1.1232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295">
            <text:p>1170295</text:p>
          </table:table-cell>
          <table:table-cell office:value-type="string">
            <text:p>[St.Alegria.n].353</text:p>
          </table:table-cell>
          <table:table-cell table:number-columns-repeated="4"/>
          <table:table-cell office:value-type="float" office:value="7.994">
            <text:p>7.994</text:p>
          </table:table-cell>
          <table:table-cell office:value-type="float" office:value="142">
            <text:p>142</text:p>
          </table:table-cell>
          <table:table-cell office:value-type="float" office:value="1.135148">
            <text:p>1.135148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296">
            <text:p>1170296</text:p>
          </table:table-cell>
          <table:table-cell office:value-type="string">
            <text:p>[St.Alegria.n].354</text:p>
          </table:table-cell>
          <table:table-cell table:number-columns-repeated="4"/>
          <table:table-cell office:value-type="float" office:value="8.196">
            <text:p>8.196</text:p>
          </table:table-cell>
          <table:table-cell office:value-type="float" office:value="142">
            <text:p>142</text:p>
          </table:table-cell>
          <table:table-cell office:value-type="float" office:value="1.163832">
            <text:p>1.163832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297">
            <text:p>1170297</text:p>
          </table:table-cell>
          <table:table-cell office:value-type="string">
            <text:p>[St.Alegria.n].355</text:p>
          </table:table-cell>
          <table:table-cell table:number-columns-repeated="4"/>
          <table:table-cell office:value-type="float" office:value="8.906">
            <text:p>8.906</text:p>
          </table:table-cell>
          <table:table-cell office:value-type="float" office:value="142">
            <text:p>142</text:p>
          </table:table-cell>
          <table:table-cell office:value-type="float" office:value="1.264652">
            <text:p>1.264652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298">
            <text:p>1170298</text:p>
          </table:table-cell>
          <table:table-cell office:value-type="string">
            <text:p>[St.Alegria.n].356</text:p>
          </table:table-cell>
          <table:table-cell table:number-columns-repeated="4"/>
          <table:table-cell office:value-type="float" office:value="8.03">
            <text:p>8.03</text:p>
          </table:table-cell>
          <table:table-cell office:value-type="float" office:value="151">
            <text:p>151</text:p>
          </table:table-cell>
          <table:table-cell office:value-type="float" office:value="1.21253">
            <text:p>1.21253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299">
            <text:p>1170299</text:p>
          </table:table-cell>
          <table:table-cell office:value-type="string">
            <text:p>[St.Alegria.n].357</text:p>
          </table:table-cell>
          <table:table-cell table:number-columns-repeated="4"/>
          <table:table-cell office:value-type="float" office:value="6.342">
            <text:p>6.342</text:p>
          </table:table-cell>
          <table:table-cell office:value-type="float" office:value="140">
            <text:p>140</text:p>
          </table:table-cell>
          <table:table-cell office:value-type="float" office:value="0.88788">
            <text:p>0.88788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308">
            <text:p>1170308</text:p>
          </table:table-cell>
          <table:table-cell office:value-type="string">
            <text:p>[St.Saturna.n].355</text:p>
          </table:table-cell>
          <table:table-cell table:number-columns-repeated="4"/>
          <table:table-cell office:value-type="float" office:value="6.51">
            <text:p>6.51</text:p>
          </table:table-cell>
          <table:table-cell office:value-type="float" office:value="195">
            <text:p>195</text:p>
          </table:table-cell>
          <table:table-cell office:value-type="float" office:value="1.26945">
            <text:p>1.26945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309">
            <text:p>1170309</text:p>
          </table:table-cell>
          <table:table-cell office:value-type="string">
            <text:p>[St.Saturna.n].356</text:p>
          </table:table-cell>
          <table:table-cell table:number-columns-repeated="4"/>
          <table:table-cell office:value-type="float" office:value="6.28">
            <text:p>6.28</text:p>
          </table:table-cell>
          <table:table-cell office:value-type="float" office:value="188">
            <text:p>188</text:p>
          </table:table-cell>
          <table:table-cell office:value-type="float" office:value="1.18064">
            <text:p>1.18064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310">
            <text:p>1170310</text:p>
          </table:table-cell>
          <table:table-cell office:value-type="string">
            <text:p>[St.Saturna.n].357</text:p>
          </table:table-cell>
          <table:table-cell table:number-columns-repeated="4"/>
          <table:table-cell office:value-type="float" office:value="7.738">
            <text:p>7.738</text:p>
          </table:table-cell>
          <table:table-cell office:value-type="float" office:value="187">
            <text:p>187</text:p>
          </table:table-cell>
          <table:table-cell office:value-type="float" office:value="1.447006">
            <text:p>1.447006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311">
            <text:p>1170311</text:p>
          </table:table-cell>
          <table:table-cell office:value-type="string">
            <text:p>[St.Saturna.n].358</text:p>
          </table:table-cell>
          <table:table-cell table:number-columns-repeated="4"/>
          <table:table-cell office:value-type="float" office:value="8.338">
            <text:p>8.338</text:p>
          </table:table-cell>
          <table:table-cell office:value-type="float" office:value="178">
            <text:p>178</text:p>
          </table:table-cell>
          <table:table-cell office:value-type="float" office:value="1.484164">
            <text:p>1.484164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312">
            <text:p>1170312</text:p>
          </table:table-cell>
          <table:table-cell office:value-type="string">
            <text:p>[St.Saturna.n].359</text:p>
          </table:table-cell>
          <table:table-cell table:number-columns-repeated="4"/>
          <table:table-cell office:value-type="float" office:value="7.732">
            <text:p>7.732</text:p>
          </table:table-cell>
          <table:table-cell office:value-type="float" office:value="181">
            <text:p>181</text:p>
          </table:table-cell>
          <table:table-cell office:value-type="float" office:value="1.399492">
            <text:p>1.399492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313">
            <text:p>1170313</text:p>
          </table:table-cell>
          <table:table-cell office:value-type="string">
            <text:p>[St.Saturna.n].360</text:p>
          </table:table-cell>
          <table:table-cell table:number-columns-repeated="4"/>
          <table:table-cell office:value-type="float" office:value="7.872">
            <text:p>7.872</text:p>
          </table:table-cell>
          <table:table-cell office:value-type="float" office:value="182">
            <text:p>182</text:p>
          </table:table-cell>
          <table:table-cell office:value-type="float" office:value="1.432704">
            <text:p>1.432704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314">
            <text:p>1170314</text:p>
          </table:table-cell>
          <table:table-cell office:value-type="string">
            <text:p>[St.Saturna.n].361</text:p>
          </table:table-cell>
          <table:table-cell table:number-columns-repeated="4"/>
          <table:table-cell office:value-type="float" office:value="6.11">
            <text:p>6.11</text:p>
          </table:table-cell>
          <table:table-cell office:value-type="float" office:value="180">
            <text:p>180</text:p>
          </table:table-cell>
          <table:table-cell office:value-type="float" office:value="1.0998">
            <text:p>1.0998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315">
            <text:p>1170315</text:p>
          </table:table-cell>
          <table:table-cell office:value-type="string">
            <text:p>[St.Saturna.n].362</text:p>
          </table:table-cell>
          <table:table-cell table:number-columns-repeated="4"/>
          <table:table-cell office:value-type="float" office:value="5.944">
            <text:p>5.944</text:p>
          </table:table-cell>
          <table:table-cell office:value-type="float" office:value="176">
            <text:p>176</text:p>
          </table:table-cell>
          <table:table-cell office:value-type="float" office:value="1.046144">
            <text:p>1.046144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316">
            <text:p>1170316</text:p>
          </table:table-cell>
          <table:table-cell office:value-type="string">
            <text:p>[St.Saturna.n].363</text:p>
          </table:table-cell>
          <table:table-cell table:number-columns-repeated="4"/>
          <table:table-cell office:value-type="float" office:value="7.33">
            <text:p>7.33</text:p>
          </table:table-cell>
          <table:table-cell office:value-type="float" office:value="187">
            <text:p>187</text:p>
          </table:table-cell>
          <table:table-cell office:value-type="float" office:value="1.37071">
            <text:p>1.37071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317">
            <text:p>1170317</text:p>
          </table:table-cell>
          <table:table-cell office:value-type="string">
            <text:p>[St.Saturna.n].364</text:p>
          </table:table-cell>
          <table:table-cell table:number-columns-repeated="4"/>
          <table:table-cell office:value-type="float" office:value="7.684">
            <text:p>7.684</text:p>
          </table:table-cell>
          <table:table-cell office:value-type="float" office:value="173">
            <text:p>173</text:p>
          </table:table-cell>
          <table:table-cell office:value-type="float" office:value="1.329332">
            <text:p>1.329332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318">
            <text:p>1170318</text:p>
          </table:table-cell>
          <table:table-cell office:value-type="string">
            <text:p>[St.Saturna.n].365</text:p>
          </table:table-cell>
          <table:table-cell table:number-columns-repeated="4"/>
          <table:table-cell office:value-type="float" office:value="9.772">
            <text:p>9.772</text:p>
          </table:table-cell>
          <table:table-cell office:value-type="float" office:value="180">
            <text:p>180</text:p>
          </table:table-cell>
          <table:table-cell office:value-type="float" office:value="1.75896">
            <text:p>1.75896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319">
            <text:p>1170319</text:p>
          </table:table-cell>
          <table:table-cell office:value-type="string">
            <text:p>[St.Saturna.n].366</text:p>
          </table:table-cell>
          <table:table-cell table:number-columns-repeated="4"/>
          <table:table-cell office:value-type="float" office:value="7.022">
            <text:p>7.022</text:p>
          </table:table-cell>
          <table:table-cell office:value-type="float" office:value="196">
            <text:p>196</text:p>
          </table:table-cell>
          <table:table-cell office:value-type="float" office:value="1.376312">
            <text:p>1.376312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320">
            <text:p>1170320</text:p>
          </table:table-cell>
          <table:table-cell office:value-type="string">
            <text:p>[St.Saturna.n].367</text:p>
          </table:table-cell>
          <table:table-cell table:number-columns-repeated="4"/>
          <table:table-cell office:value-type="float" office:value="8.302">
            <text:p>8.302</text:p>
          </table:table-cell>
          <table:table-cell office:value-type="float" office:value="181">
            <text:p>181</text:p>
          </table:table-cell>
          <table:table-cell office:value-type="float" office:value="1.502662">
            <text:p>1.502662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321">
            <text:p>1170321</text:p>
          </table:table-cell>
          <table:table-cell office:value-type="string">
            <text:p>[St.Saturna.n].368</text:p>
          </table:table-cell>
          <table:table-cell table:number-columns-repeated="4"/>
          <table:table-cell office:value-type="float" office:value="6.4">
            <text:p>6.4</text:p>
          </table:table-cell>
          <table:table-cell office:value-type="float" office:value="176">
            <text:p>176</text:p>
          </table:table-cell>
          <table:table-cell office:value-type="float" office:value="1.1264">
            <text:p>1.1264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322">
            <text:p>1170322</text:p>
          </table:table-cell>
          <table:table-cell office:value-type="string">
            <text:p>[St.Saturna.n].369</text:p>
          </table:table-cell>
          <table:table-cell table:number-columns-repeated="4"/>
          <table:table-cell office:value-type="float" office:value="5.888">
            <text:p>5.888</text:p>
          </table:table-cell>
          <table:table-cell office:value-type="float" office:value="173">
            <text:p>173</text:p>
          </table:table-cell>
          <table:table-cell office:value-type="float" office:value="1.018624">
            <text:p>1.018624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323">
            <text:p>1170323</text:p>
          </table:table-cell>
          <table:table-cell office:value-type="string">
            <text:p>[St.Saturna.n].370</text:p>
          </table:table-cell>
          <table:table-cell table:number-columns-repeated="4"/>
          <table:table-cell office:value-type="float" office:value="7.23">
            <text:p>7.23</text:p>
          </table:table-cell>
          <table:table-cell office:value-type="float" office:value="169">
            <text:p>169</text:p>
          </table:table-cell>
          <table:table-cell office:value-type="float" office:value="1.22187">
            <text:p>1.22187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332">
            <text:p>1170332</text:p>
          </table:table-cell>
          <table:table-cell office:value-type="string">
            <text:p>[St.D.n].67</text:p>
          </table:table-cell>
          <table:table-cell table:number-columns-repeated="4"/>
          <table:table-cell office:value-type="float" office:value="7.55">
            <text:p>7.55</text:p>
          </table:table-cell>
          <table:table-cell office:value-type="float" office:value="153">
            <text:p>153</text:p>
          </table:table-cell>
          <table:table-cell office:value-type="float" office:value="1.15515">
            <text:p>1.15515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333">
            <text:p>1170333</text:p>
          </table:table-cell>
          <table:table-cell office:value-type="string">
            <text:p>[St.D.n].68</text:p>
          </table:table-cell>
          <table:table-cell table:number-columns-repeated="4"/>
          <table:table-cell office:value-type="float" office:value="7.055">
            <text:p>7.055</text:p>
          </table:table-cell>
          <table:table-cell office:value-type="float" office:value="146">
            <text:p>146</text:p>
          </table:table-cell>
          <table:table-cell office:value-type="float" office:value="1.03003">
            <text:p>1.03003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334">
            <text:p>1170334</text:p>
          </table:table-cell>
          <table:table-cell office:value-type="string">
            <text:p>[St.D.n].69</text:p>
          </table:table-cell>
          <table:table-cell table:number-columns-repeated="4"/>
          <table:table-cell office:value-type="float" office:value="8.664">
            <text:p>8.664</text:p>
          </table:table-cell>
          <table:table-cell office:value-type="float" office:value="163">
            <text:p>163</text:p>
          </table:table-cell>
          <table:table-cell office:value-type="float" office:value="1.412232">
            <text:p>1.412232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335">
            <text:p>1170335</text:p>
          </table:table-cell>
          <table:table-cell office:value-type="string">
            <text:p>[St.D.n].70</text:p>
          </table:table-cell>
          <table:table-cell table:number-columns-repeated="4"/>
          <table:table-cell office:value-type="float" office:value="6.886">
            <text:p>6.886</text:p>
          </table:table-cell>
          <table:table-cell office:value-type="float" office:value="148">
            <text:p>148</text:p>
          </table:table-cell>
          <table:table-cell office:value-type="float" office:value="1.019128">
            <text:p>1.019128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336">
            <text:p>1170336</text:p>
          </table:table-cell>
          <table:table-cell office:value-type="string">
            <text:p>[St.D.n].71</text:p>
          </table:table-cell>
          <table:table-cell table:number-columns-repeated="4"/>
          <table:table-cell office:value-type="float" office:value="7.586">
            <text:p>7.586</text:p>
          </table:table-cell>
          <table:table-cell office:value-type="float" office:value="148">
            <text:p>148</text:p>
          </table:table-cell>
          <table:table-cell office:value-type="float" office:value="1.122728">
            <text:p>1.122728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337">
            <text:p>1170337</text:p>
          </table:table-cell>
          <table:table-cell office:value-type="string">
            <text:p>[St.D.n].72</text:p>
          </table:table-cell>
          <table:table-cell table:number-columns-repeated="4"/>
          <table:table-cell office:value-type="float" office:value="7.066">
            <text:p>7.066</text:p>
          </table:table-cell>
          <table:table-cell office:value-type="float" office:value="150">
            <text:p>150</text:p>
          </table:table-cell>
          <table:table-cell office:value-type="float" office:value="1.0599">
            <text:p>1.0599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338">
            <text:p>1170338</text:p>
          </table:table-cell>
          <table:table-cell office:value-type="string">
            <text:p>[St.D.n].73</text:p>
          </table:table-cell>
          <table:table-cell table:number-columns-repeated="4"/>
          <table:table-cell office:value-type="float" office:value="9.644">
            <text:p>9.644</text:p>
          </table:table-cell>
          <table:table-cell office:value-type="float" office:value="142">
            <text:p>142</text:p>
          </table:table-cell>
          <table:table-cell office:value-type="float" office:value="1.369448">
            <text:p>1.369448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339">
            <text:p>1170339</text:p>
          </table:table-cell>
          <table:table-cell office:value-type="string">
            <text:p>[St.D.n].74</text:p>
          </table:table-cell>
          <table:table-cell table:number-columns-repeated="4"/>
          <table:table-cell office:value-type="float" office:value="7.51">
            <text:p>7.51</text:p>
          </table:table-cell>
          <table:table-cell office:value-type="float" office:value="142">
            <text:p>142</text:p>
          </table:table-cell>
          <table:table-cell office:value-type="float" office:value="1.06642">
            <text:p>1.06642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340">
            <text:p>1170340</text:p>
          </table:table-cell>
          <table:table-cell office:value-type="string">
            <text:p>[St.D.n].75</text:p>
          </table:table-cell>
          <table:table-cell table:number-columns-repeated="4"/>
          <table:table-cell office:value-type="float" office:value="9.354">
            <text:p>9.354</text:p>
          </table:table-cell>
          <table:table-cell office:value-type="float" office:value="163">
            <text:p>163</text:p>
          </table:table-cell>
          <table:table-cell office:value-type="float" office:value="1.524702">
            <text:p>1.524702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341">
            <text:p>1170341</text:p>
          </table:table-cell>
          <table:table-cell office:value-type="string">
            <text:p>[St.D.n].76</text:p>
          </table:table-cell>
          <table:table-cell table:number-columns-repeated="4"/>
          <table:table-cell office:value-type="float" office:value="7.48">
            <text:p>7.48</text:p>
          </table:table-cell>
          <table:table-cell office:value-type="float" office:value="168">
            <text:p>168</text:p>
          </table:table-cell>
          <table:table-cell office:value-type="float" office:value="1.25664">
            <text:p>1.25664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342">
            <text:p>1170342</text:p>
          </table:table-cell>
          <table:table-cell office:value-type="string">
            <text:p>[St.D.n].77</text:p>
          </table:table-cell>
          <table:table-cell table:number-columns-repeated="4"/>
          <table:table-cell office:value-type="float" office:value="6.268">
            <text:p>6.268</text:p>
          </table:table-cell>
          <table:table-cell office:value-type="float" office:value="142">
            <text:p>142</text:p>
          </table:table-cell>
          <table:table-cell office:value-type="float" office:value="0.890056">
            <text:p>0.890056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343">
            <text:p>1170343</text:p>
          </table:table-cell>
          <table:table-cell office:value-type="string">
            <text:p>[St.D.n].78</text:p>
          </table:table-cell>
          <table:table-cell table:number-columns-repeated="4"/>
          <table:table-cell office:value-type="float" office:value="8.078">
            <text:p>8.078</text:p>
          </table:table-cell>
          <table:table-cell office:value-type="float" office:value="157">
            <text:p>157</text:p>
          </table:table-cell>
          <table:table-cell office:value-type="float" office:value="1.268246">
            <text:p>1.268246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344">
            <text:p>1170344</text:p>
          </table:table-cell>
          <table:table-cell office:value-type="string">
            <text:p>[St.D.n].79</text:p>
          </table:table-cell>
          <table:table-cell table:number-columns-repeated="4"/>
          <table:table-cell office:value-type="float" office:value="6.314">
            <text:p>6.314</text:p>
          </table:table-cell>
          <table:table-cell office:value-type="float" office:value="140">
            <text:p>140</text:p>
          </table:table-cell>
          <table:table-cell office:value-type="float" office:value="0.88396">
            <text:p>0.88396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345">
            <text:p>1170345</text:p>
          </table:table-cell>
          <table:table-cell office:value-type="string">
            <text:p>[St.D.n].80</text:p>
          </table:table-cell>
          <table:table-cell table:number-columns-repeated="4"/>
          <table:table-cell office:value-type="float" office:value="8.414">
            <text:p>8.414</text:p>
          </table:table-cell>
          <table:table-cell office:value-type="float" office:value="140">
            <text:p>140</text:p>
          </table:table-cell>
          <table:table-cell office:value-type="float" office:value="1.17796">
            <text:p>1.17796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346">
            <text:p>1170346</text:p>
          </table:table-cell>
          <table:table-cell office:value-type="string">
            <text:p>[St.D.n].81</text:p>
          </table:table-cell>
          <table:table-cell table:number-columns-repeated="4"/>
          <table:table-cell office:value-type="float" office:value="8.3">
            <text:p>8.3</text:p>
          </table:table-cell>
          <table:table-cell office:value-type="float" office:value="148">
            <text:p>148</text:p>
          </table:table-cell>
          <table:table-cell office:value-type="float" office:value="1.2284">
            <text:p>1.2284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0347">
            <text:p>1170347</text:p>
          </table:table-cell>
          <table:table-cell office:value-type="string">
            <text:p>[St.D.n].82</text:p>
          </table:table-cell>
          <table:table-cell table:number-columns-repeated="4"/>
          <table:table-cell office:value-type="float" office:value="6.226">
            <text:p>6.226</text:p>
          </table:table-cell>
          <table:table-cell office:value-type="float" office:value="142">
            <text:p>142</text:p>
          </table:table-cell>
          <table:table-cell office:value-type="float" office:value="0.884092">
            <text:p>0.884092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3489">
            <text:p>1173489</text:p>
          </table:table-cell>
          <table:table-cell office:value-type="string">
            <text:p>[St.Jasia.n].1</text:p>
          </table:table-cell>
          <table:table-cell table:number-columns-repeated="4"/>
          <table:table-cell office:value-type="float" office:value="11.628">
            <text:p>11.628</text:p>
          </table:table-cell>
          <table:table-cell office:value-type="float" office:value="181">
            <text:p>181</text:p>
          </table:table-cell>
          <table:table-cell office:value-type="float" office:value="2.104668">
            <text:p>2.104668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3490">
            <text:p>1173490</text:p>
          </table:table-cell>
          <table:table-cell office:value-type="string">
            <text:p>[St.Jasia.n].2</text:p>
          </table:table-cell>
          <table:table-cell table:number-columns-repeated="4"/>
          <table:table-cell office:value-type="float" office:value="7.438">
            <text:p>7.438</text:p>
          </table:table-cell>
          <table:table-cell office:value-type="float" office:value="184">
            <text:p>184</text:p>
          </table:table-cell>
          <table:table-cell office:value-type="float" office:value="1.368592">
            <text:p>1.368592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3491">
            <text:p>1173491</text:p>
          </table:table-cell>
          <table:table-cell office:value-type="string">
            <text:p>[St.Jasia.n].3</text:p>
          </table:table-cell>
          <table:table-cell table:number-columns-repeated="4"/>
          <table:table-cell office:value-type="float" office:value="10.524">
            <text:p>10.524</text:p>
          </table:table-cell>
          <table:table-cell office:value-type="float" office:value="210">
            <text:p>210</text:p>
          </table:table-cell>
          <table:table-cell office:value-type="float" office:value="2.21004">
            <text:p>2.21004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3492">
            <text:p>1173492</text:p>
          </table:table-cell>
          <table:table-cell office:value-type="string">
            <text:p>[St.Jasia.n].4</text:p>
          </table:table-cell>
          <table:table-cell table:number-columns-repeated="4"/>
          <table:table-cell office:value-type="float" office:value="10.308">
            <text:p>10.308</text:p>
          </table:table-cell>
          <table:table-cell office:value-type="float" office:value="196">
            <text:p>196</text:p>
          </table:table-cell>
          <table:table-cell office:value-type="float" office:value="2.020368">
            <text:p>2.020368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3493">
            <text:p>1173493</text:p>
          </table:table-cell>
          <table:table-cell office:value-type="string">
            <text:p>[St.Jasia.n].5</text:p>
          </table:table-cell>
          <table:table-cell table:number-columns-repeated="4"/>
          <table:table-cell office:value-type="float" office:value="10.82">
            <text:p>10.82</text:p>
          </table:table-cell>
          <table:table-cell office:value-type="float" office:value="182">
            <text:p>182</text:p>
          </table:table-cell>
          <table:table-cell office:value-type="float" office:value="1.96924">
            <text:p>1.96924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3494">
            <text:p>1173494</text:p>
          </table:table-cell>
          <table:table-cell office:value-type="string">
            <text:p>[St.Jasia.n].6</text:p>
          </table:table-cell>
          <table:table-cell table:number-columns-repeated="4"/>
          <table:table-cell office:value-type="float" office:value="11.132">
            <text:p>11.132</text:p>
          </table:table-cell>
          <table:table-cell office:value-type="float" office:value="206">
            <text:p>206</text:p>
          </table:table-cell>
          <table:table-cell office:value-type="float" office:value="2.293192">
            <text:p>2.293192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3495">
            <text:p>1173495</text:p>
          </table:table-cell>
          <table:table-cell office:value-type="string">
            <text:p>[St.Jasia.n].7</text:p>
          </table:table-cell>
          <table:table-cell table:number-columns-repeated="4"/>
          <table:table-cell office:value-type="float" office:value="11.65">
            <text:p>11.65</text:p>
          </table:table-cell>
          <table:table-cell office:value-type="float" office:value="198">
            <text:p>198</text:p>
          </table:table-cell>
          <table:table-cell office:value-type="float" office:value="2.3067">
            <text:p>2.3067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3496">
            <text:p>1173496</text:p>
          </table:table-cell>
          <table:table-cell office:value-type="string">
            <text:p>[St.Jasia.n].8</text:p>
          </table:table-cell>
          <table:table-cell table:number-columns-repeated="4"/>
          <table:table-cell office:value-type="float" office:value="8.832">
            <text:p>8.832</text:p>
          </table:table-cell>
          <table:table-cell office:value-type="float" office:value="176">
            <text:p>176</text:p>
          </table:table-cell>
          <table:table-cell office:value-type="float" office:value="1.554432">
            <text:p>1.554432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3497">
            <text:p>1173497</text:p>
          </table:table-cell>
          <table:table-cell office:value-type="string">
            <text:p>[St.Ulme.n].63</text:p>
          </table:table-cell>
          <table:table-cell table:number-columns-repeated="4"/>
          <table:table-cell office:value-type="float" office:value="9.38">
            <text:p>9.38</text:p>
          </table:table-cell>
          <table:table-cell office:value-type="float" office:value="207">
            <text:p>207</text:p>
          </table:table-cell>
          <table:table-cell office:value-type="float" office:value="1.94166">
            <text:p>1.94166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3498">
            <text:p>1173498</text:p>
          </table:table-cell>
          <table:table-cell office:value-type="string">
            <text:p>[St.Ulme.n].64</text:p>
          </table:table-cell>
          <table:table-cell table:number-columns-repeated="4"/>
          <table:table-cell office:value-type="float" office:value="5.346">
            <text:p>5.346</text:p>
          </table:table-cell>
          <table:table-cell office:value-type="float" office:value="198">
            <text:p>198</text:p>
          </table:table-cell>
          <table:table-cell office:value-type="float" office:value="1.058508">
            <text:p>1.058508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3499">
            <text:p>1173499</text:p>
          </table:table-cell>
          <table:table-cell office:value-type="string">
            <text:p>[St.Ulme.n].65</text:p>
          </table:table-cell>
          <table:table-cell table:number-columns-repeated="4"/>
          <table:table-cell office:value-type="float" office:value="5.152">
            <text:p>5.152</text:p>
          </table:table-cell>
          <table:table-cell office:value-type="float" office:value="188">
            <text:p>188</text:p>
          </table:table-cell>
          <table:table-cell office:value-type="float" office:value="0.968576">
            <text:p>0.968576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3500">
            <text:p>1173500</text:p>
          </table:table-cell>
          <table:table-cell office:value-type="string">
            <text:p>[St.Ulme.n].66</text:p>
          </table:table-cell>
          <table:table-cell table:number-columns-repeated="4"/>
          <table:table-cell office:value-type="float" office:value="6.634">
            <text:p>6.634</text:p>
          </table:table-cell>
          <table:table-cell office:value-type="float" office:value="196">
            <text:p>196</text:p>
          </table:table-cell>
          <table:table-cell office:value-type="float" office:value="1.300264">
            <text:p>1.300264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3501">
            <text:p>1173501</text:p>
          </table:table-cell>
          <table:table-cell office:value-type="string">
            <text:p>[St.Ulme.n].67</text:p>
          </table:table-cell>
          <table:table-cell table:number-columns-repeated="4"/>
          <table:table-cell office:value-type="float" office:value="7.506">
            <text:p>7.506</text:p>
          </table:table-cell>
          <table:table-cell office:value-type="float" office:value="202">
            <text:p>202</text:p>
          </table:table-cell>
          <table:table-cell office:value-type="float" office:value="1.516212">
            <text:p>1.516212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3502">
            <text:p>1173502</text:p>
          </table:table-cell>
          <table:table-cell office:value-type="string">
            <text:p>[St.Ulme.n].68</text:p>
          </table:table-cell>
          <table:table-cell table:number-columns-repeated="4"/>
          <table:table-cell office:value-type="float" office:value="8.322">
            <text:p>8.322</text:p>
          </table:table-cell>
          <table:table-cell office:value-type="float" office:value="194">
            <text:p>194</text:p>
          </table:table-cell>
          <table:table-cell office:value-type="float" office:value="1.614468">
            <text:p>1.614468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3503">
            <text:p>1173503</text:p>
          </table:table-cell>
          <table:table-cell office:value-type="string">
            <text:p>[St.Ulme.n].69</text:p>
          </table:table-cell>
          <table:table-cell table:number-columns-repeated="4"/>
          <table:table-cell office:value-type="float" office:value="5.382">
            <text:p>5.382</text:p>
          </table:table-cell>
          <table:table-cell office:value-type="float" office:value="190">
            <text:p>190</text:p>
          </table:table-cell>
          <table:table-cell office:value-type="float" office:value="1.02258">
            <text:p>1.02258</text:p>
          </table:table-cell>
        </table:table-row>
        <table:table-row table:style-name="ro1">
          <table:table-cell office:value-type="float" office:value="56726">
            <text:p>56726</text:p>
          </table:table-cell>
          <table:table-cell office:value-type="float" office:value="1173504">
            <text:p>1173504</text:p>
          </table:table-cell>
          <table:table-cell office:value-type="string">
            <text:p>[St.Ulme.n].70</text:p>
          </table:table-cell>
          <table:table-cell table:number-columns-repeated="4"/>
          <table:table-cell office:value-type="float" office:value="5.692">
            <text:p>5.692</text:p>
          </table:table-cell>
          <table:table-cell office:value-type="float" office:value="205">
            <text:p>205</text:p>
          </table:table-cell>
          <table:table-cell office:value-type="float" office:value="1.16686">
            <text:p>1.16686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506">
            <text:p>1074506</text:p>
          </table:table-cell>
          <table:table-cell office:value-type="string">
            <text:p>None</text:p>
          </table:table-cell>
          <table:table-cell office:value-type="float" office:value="2.67">
            <text:p>2.67</text:p>
          </table:table-cell>
          <table:table-cell office:value-type="float" office:value="0.435">
            <text:p>0.435</text:p>
          </table:table-cell>
          <table:table-cell table:number-columns-repeated="3"/>
          <table:table-cell office:value-type="float" office:value="1.02608348315">
            <text:p>1.0260834832</text:p>
          </table:table-cell>
          <table:table-cell office:value-type="float" office:value="0.027396429">
            <text:p>0.027396429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507">
            <text:p>1074507</text:p>
          </table:table-cell>
          <table:table-cell office:value-type="string">
            <text:p>None</text:p>
          </table:table-cell>
          <table:table-cell office:value-type="float" office:value="3.17">
            <text:p>3.17</text:p>
          </table:table-cell>
          <table:table-cell office:value-type="float" office:value="0.484">
            <text:p>0.484</text:p>
          </table:table-cell>
          <table:table-cell table:number-columns-repeated="3"/>
          <table:table-cell office:value-type="float" office:value="0.923683880126">
            <text:p>0.9236838801</text:p>
          </table:table-cell>
          <table:table-cell office:value-type="float" office:value="0.029280779">
            <text:p>0.029280779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508">
            <text:p>1074508</text:p>
          </table:table-cell>
          <table:table-cell office:value-type="string">
            <text:p>None</text:p>
          </table:table-cell>
          <table:table-cell office:value-type="float" office:value="3.96">
            <text:p>3.96</text:p>
          </table:table-cell>
          <table:table-cell office:value-type="float" office:value="0.644">
            <text:p>0.644</text:p>
          </table:table-cell>
          <table:table-cell table:number-columns-repeated="3"/>
          <table:table-cell office:value-type="float" office:value="1.02313262626">
            <text:p>1.0231326263</text:p>
          </table:table-cell>
          <table:table-cell office:value-type="float" office:value="0.040516052">
            <text:p>0.040516052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509">
            <text:p>1074509</text:p>
          </table:table-cell>
          <table:table-cell office:value-type="string">
            <text:p>None</text:p>
          </table:table-cell>
          <table:table-cell office:value-type="float" office:value="2.79">
            <text:p>2.79</text:p>
          </table:table-cell>
          <table:table-cell office:value-type="float" office:value="0.477">
            <text:p>0.477</text:p>
          </table:table-cell>
          <table:table-cell table:number-columns-repeated="3"/>
          <table:table-cell office:value-type="float" office:value="1.10654741935">
            <text:p>1.1065474194</text:p>
          </table:table-cell>
          <table:table-cell office:value-type="float" office:value="0.030872673">
            <text:p>0.030872673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510">
            <text:p>1074510</text:p>
          </table:table-cell>
          <table:table-cell office:value-type="string">
            <text:p>None</text:p>
          </table:table-cell>
          <table:table-cell office:value-type="float" office:value="2.82">
            <text:p>2.82</text:p>
          </table:table-cell>
          <table:table-cell office:value-type="float" office:value="0.404">
            <text:p>0.404</text:p>
          </table:table-cell>
          <table:table-cell table:number-columns-repeated="3"/>
          <table:table-cell office:value-type="float" office:value="0.829494113475">
            <text:p>0.8294941135</text:p>
          </table:table-cell>
          <table:table-cell office:value-type="float" office:value="0.023391734">
            <text:p>0.023391734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511">
            <text:p>1074511</text:p>
          </table:table-cell>
          <table:table-cell office:value-type="string">
            <text:p>None</text:p>
          </table:table-cell>
          <table:table-cell office:value-type="float" office:value="2.75">
            <text:p>2.75</text:p>
          </table:table-cell>
          <table:table-cell office:value-type="float" office:value="0.389">
            <text:p>0.389</text:p>
          </table:table-cell>
          <table:table-cell table:number-columns-repeated="3"/>
          <table:table-cell office:value-type="float" office:value="0.811415454545">
            <text:p>0.8114154545</text:p>
          </table:table-cell>
          <table:table-cell office:value-type="float" office:value="0.022313925">
            <text:p>0.022313925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512">
            <text:p>1074512</text:p>
          </table:table-cell>
          <table:table-cell office:value-type="string">
            <text:p>None</text:p>
          </table:table-cell>
          <table:table-cell office:value-type="float" office:value="3.39">
            <text:p>3.39</text:p>
          </table:table-cell>
          <table:table-cell office:value-type="float" office:value="0.572">
            <text:p>0.572</text:p>
          </table:table-cell>
          <table:table-cell table:number-columns-repeated="3"/>
          <table:table-cell office:value-type="float" office:value="1.08418563422">
            <text:p>1.0841856342</text:p>
          </table:table-cell>
          <table:table-cell office:value-type="float" office:value="0.036753893">
            <text:p>0.036753893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513">
            <text:p>1074513</text:p>
          </table:table-cell>
          <table:table-cell office:value-type="string">
            <text:p>None</text:p>
          </table:table-cell>
          <table:table-cell office:value-type="float" office:value="2.6">
            <text:p>2.6</text:p>
          </table:table-cell>
          <table:table-cell office:value-type="float" office:value="0.451">
            <text:p>0.451</text:p>
          </table:table-cell>
          <table:table-cell table:number-columns-repeated="3"/>
          <table:table-cell office:value-type="float" office:value="1.13148538462">
            <text:p>1.1314853846</text:p>
          </table:table-cell>
          <table:table-cell office:value-type="float" office:value="0.02941862">
            <text:p>0.02941862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515">
            <text:p>1074515</text:p>
          </table:table-cell>
          <table:table-cell office:value-type="string">
            <text:p>None</text:p>
          </table:table-cell>
          <table:table-cell office:value-type="float" office:value="2.46">
            <text:p>2.46</text:p>
          </table:table-cell>
          <table:table-cell office:value-type="float" office:value="0.404">
            <text:p>0.404</text:p>
          </table:table-cell>
          <table:table-cell table:number-columns-repeated="3"/>
          <table:table-cell office:value-type="float" office:value="1.03914642276">
            <text:p>1.0391464228</text:p>
          </table:table-cell>
          <table:table-cell office:value-type="float" office:value="0.025563002">
            <text:p>0.025563002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516">
            <text:p>1074516</text:p>
          </table:table-cell>
          <table:table-cell office:value-type="string">
            <text:p>None</text:p>
          </table:table-cell>
          <table:table-cell office:value-type="float" office:value="2.73">
            <text:p>2.73</text:p>
          </table:table-cell>
          <table:table-cell office:value-type="float" office:value="0.427">
            <text:p>0.427</text:p>
          </table:table-cell>
          <table:table-cell table:number-columns-repeated="3"/>
          <table:table-cell office:value-type="float" office:value="0.960972564103">
            <text:p>0.9609725641</text:p>
          </table:table-cell>
          <table:table-cell office:value-type="float" office:value="0.026234551">
            <text:p>0.026234551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517">
            <text:p>1074517</text:p>
          </table:table-cell>
          <table:table-cell office:value-type="string">
            <text:p>None</text:p>
          </table:table-cell>
          <table:table-cell office:value-type="float" office:value="2.67">
            <text:p>2.67</text:p>
          </table:table-cell>
          <table:table-cell office:value-type="float" office:value="0.494">
            <text:p>0.494</text:p>
          </table:table-cell>
          <table:table-cell table:number-columns-repeated="3"/>
          <table:table-cell office:value-type="float" office:value="1.24705726592">
            <text:p>1.2470572659</text:p>
          </table:table-cell>
          <table:table-cell office:value-type="float" office:value="0.033296429">
            <text:p>0.033296429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518">
            <text:p>1074518</text:p>
          </table:table-cell>
          <table:table-cell office:value-type="string">
            <text:p>None</text:p>
          </table:table-cell>
          <table:table-cell office:value-type="float" office:value="2.84">
            <text:p>2.84</text:p>
          </table:table-cell>
          <table:table-cell office:value-type="float" office:value="0.483">
            <text:p>0.483</text:p>
          </table:table-cell>
          <table:table-cell table:number-columns-repeated="3"/>
          <table:table-cell office:value-type="float" office:value="1.09757422535">
            <text:p>1.0975742254</text:p>
          </table:table-cell>
          <table:table-cell office:value-type="float" office:value="0.031171108">
            <text:p>0.031171108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519">
            <text:p>1074519</text:p>
          </table:table-cell>
          <table:table-cell office:value-type="string">
            <text:p>None</text:p>
          </table:table-cell>
          <table:table-cell office:value-type="float" office:value="3.24">
            <text:p>3.24</text:p>
          </table:table-cell>
          <table:table-cell office:value-type="float" office:value="0.477">
            <text:p>0.477</text:p>
          </table:table-cell>
          <table:table-cell table:number-columns-repeated="3"/>
          <table:table-cell office:value-type="float" office:value="0.869092222222">
            <text:p>0.8690922222</text:p>
          </table:table-cell>
          <table:table-cell office:value-type="float" office:value="0.028158588">
            <text:p>0.028158588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520">
            <text:p>1074520</text:p>
          </table:table-cell>
          <table:table-cell office:value-type="string">
            <text:p>None</text:p>
          </table:table-cell>
          <table:table-cell office:value-type="float" office:value="2.99">
            <text:p>2.99</text:p>
          </table:table-cell>
          <table:table-cell office:value-type="float" office:value="0.468">
            <text:p>0.468</text:p>
          </table:table-cell>
          <table:table-cell table:number-columns-repeated="3"/>
          <table:table-cell office:value-type="float" office:value="0.962087391304">
            <text:p>0.9620873913</text:p>
          </table:table-cell>
          <table:table-cell office:value-type="float" office:value="0.028766413">
            <text:p>0.028766413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521">
            <text:p>1074521</text:p>
          </table:table-cell>
          <table:table-cell office:value-type="string">
            <text:p>None</text:p>
          </table:table-cell>
          <table:table-cell office:value-type="float" office:value="3.27">
            <text:p>3.27</text:p>
          </table:table-cell>
          <table:table-cell office:value-type="float" office:value="0.52">
            <text:p>0.52</text:p>
          </table:table-cell>
          <table:table-cell table:number-columns-repeated="3"/>
          <table:table-cell office:value-type="float" office:value="0.987084067278">
            <text:p>0.9870840673</text:p>
          </table:table-cell>
          <table:table-cell office:value-type="float" office:value="0.032277649">
            <text:p>0.032277649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522">
            <text:p>1074522</text:p>
          </table:table-cell>
          <table:table-cell office:value-type="string">
            <text:p>None</text:p>
          </table:table-cell>
          <table:table-cell office:value-type="float" office:value="5.31">
            <text:p>5.31</text:p>
          </table:table-cell>
          <table:table-cell office:value-type="float" office:value="0.818">
            <text:p>0.818</text:p>
          </table:table-cell>
          <table:table-cell table:number-columns-repeated="3"/>
          <table:table-cell office:value-type="float" office:value="0.937359642185">
            <text:p>0.9373596422</text:p>
          </table:table-cell>
          <table:table-cell office:value-type="float" office:value="0.049773797">
            <text:p>0.049773797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524">
            <text:p>1074524</text:p>
          </table:table-cell>
          <table:table-cell office:value-type="string">
            <text:p>None</text:p>
          </table:table-cell>
          <table:table-cell office:value-type="float" office:value="2.7">
            <text:p>2.7</text:p>
          </table:table-cell>
          <table:table-cell office:value-type="float" office:value="0.443">
            <text:p>0.443</text:p>
          </table:table-cell>
          <table:table-cell table:number-columns-repeated="3"/>
          <table:table-cell office:value-type="float" office:value="1.03761074074">
            <text:p>1.0376107407</text:p>
          </table:table-cell>
          <table:table-cell office:value-type="float" office:value="0.02801549">
            <text:p>0.02801549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525">
            <text:p>1074525</text:p>
          </table:table-cell>
          <table:table-cell office:value-type="string">
            <text:p>None</text:p>
          </table:table-cell>
          <table:table-cell office:value-type="float" office:value="3.32">
            <text:p>3.32</text:p>
          </table:table-cell>
          <table:table-cell office:value-type="float" office:value="0.492">
            <text:p>0.492</text:p>
          </table:table-cell>
          <table:table-cell table:number-columns-repeated="3"/>
          <table:table-cell office:value-type="float" office:value="0.878797710843">
            <text:p>0.8787977108</text:p>
          </table:table-cell>
          <table:table-cell office:value-type="float" office:value="0.029176084">
            <text:p>0.029176084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526">
            <text:p>1074526</text:p>
          </table:table-cell>
          <table:table-cell office:value-type="string">
            <text:p>None</text:p>
          </table:table-cell>
          <table:table-cell office:value-type="float" office:value="2.56">
            <text:p>2.56</text:p>
          </table:table-cell>
          <table:table-cell office:value-type="float" office:value="0.364">
            <text:p>0.364</text:p>
          </table:table-cell>
          <table:table-cell table:number-columns-repeated="3"/>
          <table:table-cell office:value-type="float" office:value="0.818745">
            <text:p>0.818745</text:p>
          </table:table-cell>
          <table:table-cell office:value-type="float" office:value="0.020959872">
            <text:p>0.020959872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527">
            <text:p>1074527</text:p>
          </table:table-cell>
          <table:table-cell office:value-type="string">
            <text:p>None</text:p>
          </table:table-cell>
          <table:table-cell office:value-type="float" office:value="2.56">
            <text:p>2.56</text:p>
          </table:table-cell>
          <table:table-cell office:value-type="float" office:value="0.408">
            <text:p>0.408</text:p>
          </table:table-cell>
          <table:table-cell table:number-columns-repeated="3"/>
          <table:table-cell office:value-type="float" office:value="0.99062">
            <text:p>0.99062</text:p>
          </table:table-cell>
          <table:table-cell office:value-type="float" office:value="0.025359872">
            <text:p>0.025359872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528">
            <text:p>1074528</text:p>
          </table:table-cell>
          <table:table-cell office:value-type="string">
            <text:p>None</text:p>
          </table:table-cell>
          <table:table-cell office:value-type="float" office:value="2.29">
            <text:p>2.29</text:p>
          </table:table-cell>
          <table:table-cell office:value-type="float" office:value="0.37">
            <text:p>0.37</text:p>
          </table:table-cell>
          <table:table-cell table:number-columns-repeated="3"/>
          <table:table-cell office:value-type="float" office:value="1.01259052402">
            <text:p>1.012590524</text:p>
          </table:table-cell>
          <table:table-cell office:value-type="float" office:value="0.023188323">
            <text:p>0.023188323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529">
            <text:p>1074529</text:p>
          </table:table-cell>
          <table:table-cell office:value-type="string">
            <text:p>None</text:p>
          </table:table-cell>
          <table:table-cell office:value-type="float" office:value="2.57">
            <text:p>2.57</text:p>
          </table:table-cell>
          <table:table-cell office:value-type="float" office:value="0.388">
            <text:p>0.388</text:p>
          </table:table-cell>
          <table:table-cell table:number-columns-repeated="3"/>
          <table:table-cell office:value-type="float" office:value="0.906597626459">
            <text:p>0.9065976265</text:p>
          </table:table-cell>
          <table:table-cell office:value-type="float" office:value="0.023299559">
            <text:p>0.023299559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530">
            <text:p>1074530</text:p>
          </table:table-cell>
          <table:table-cell office:value-type="string">
            <text:p>None</text:p>
          </table:table-cell>
          <table:table-cell office:value-type="float" office:value="2.18">
            <text:p>2.18</text:p>
          </table:table-cell>
          <table:table-cell office:value-type="float" office:value="0.323">
            <text:p>0.323</text:p>
          </table:table-cell>
          <table:table-cell table:number-columns-repeated="3"/>
          <table:table-cell office:value-type="float" office:value="0.878521376147">
            <text:p>0.8785213761</text:p>
          </table:table-cell>
          <table:table-cell office:value-type="float" office:value="0.019151766">
            <text:p>0.019151766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531">
            <text:p>1074531</text:p>
          </table:table-cell>
          <table:table-cell office:value-type="string">
            <text:p>None</text:p>
          </table:table-cell>
          <table:table-cell office:value-type="float" office:value="2.2">
            <text:p>2.2</text:p>
          </table:table-cell>
          <table:table-cell office:value-type="float" office:value="0.377">
            <text:p>0.377</text:p>
          </table:table-cell>
          <table:table-cell table:number-columns-repeated="3"/>
          <table:table-cell office:value-type="float" office:value="1.11050636364">
            <text:p>1.1105063636</text:p>
          </table:table-cell>
          <table:table-cell office:value-type="float" office:value="0.02443114">
            <text:p>0.02443114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532">
            <text:p>1074532</text:p>
          </table:table-cell>
          <table:table-cell office:value-type="string">
            <text:p>None</text:p>
          </table:table-cell>
          <table:table-cell office:value-type="float" office:value="1.63">
            <text:p>1.63</text:p>
          </table:table-cell>
          <table:table-cell office:value-type="float" office:value="0.219">
            <text:p>0.219</text:p>
          </table:table-cell>
          <table:table-cell table:number-columns-repeated="3"/>
          <table:table-cell office:value-type="float" office:value="0.740428282209">
            <text:p>0.7404282822</text:p>
          </table:table-cell>
          <table:table-cell office:value-type="float" office:value="0.012068981">
            <text:p>0.012068981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533">
            <text:p>1074533</text:p>
          </table:table-cell>
          <table:table-cell office:value-type="string">
            <text:p>None</text:p>
          </table:table-cell>
          <table:table-cell office:value-type="float" office:value="1.56">
            <text:p>1.56</text:p>
          </table:table-cell>
          <table:table-cell office:value-type="float" office:value="0.245">
            <text:p>0.245</text:p>
          </table:table-cell>
          <table:table-cell table:number-columns-repeated="3"/>
          <table:table-cell office:value-type="float" office:value="0.967382820513">
            <text:p>0.9673828205</text:p>
          </table:table-cell>
          <table:table-cell office:value-type="float" office:value="0.015091172">
            <text:p>0.015091172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534">
            <text:p>1074534</text:p>
          </table:table-cell>
          <table:table-cell office:value-type="string">
            <text:p>None</text:p>
          </table:table-cell>
          <table:table-cell office:value-type="float" office:value="1.18">
            <text:p>1.18</text:p>
          </table:table-cell>
          <table:table-cell office:value-type="float" office:value="0.174">
            <text:p>0.174</text:p>
          </table:table-cell>
          <table:table-cell table:number-columns-repeated="3"/>
          <table:table-cell office:value-type="float" office:value="0.871446271186">
            <text:p>0.8714462712</text:p>
          </table:table-cell>
          <table:table-cell office:value-type="float" office:value="0.010283066">
            <text:p>0.010283066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535">
            <text:p>1074535</text:p>
          </table:table-cell>
          <table:table-cell office:value-type="string">
            <text:p>None</text:p>
          </table:table-cell>
          <table:table-cell office:value-type="float" office:value="3.23">
            <text:p>3.23</text:p>
          </table:table-cell>
          <table:table-cell office:value-type="float" office:value="0.524">
            <text:p>0.524</text:p>
          </table:table-cell>
          <table:table-cell table:number-columns-repeated="3"/>
          <table:table-cell office:value-type="float" office:value="1.01916102167">
            <text:p>1.0191610217</text:p>
          </table:table-cell>
          <table:table-cell office:value-type="float" office:value="0.032918901">
            <text:p>0.032918901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537">
            <text:p>1074537</text:p>
          </table:table-cell>
          <table:table-cell office:value-type="string">
            <text:p>None</text:p>
          </table:table-cell>
          <table:table-cell office:value-type="float" office:value="1.97">
            <text:p>1.97</text:p>
          </table:table-cell>
          <table:table-cell office:value-type="float" office:value="0.302">
            <text:p>0.302</text:p>
          </table:table-cell>
          <table:table-cell table:number-columns-repeated="3"/>
          <table:table-cell office:value-type="float" office:value="0.929864923858">
            <text:p>0.9298649239</text:p>
          </table:table-cell>
          <table:table-cell office:value-type="float" office:value="0.018318339">
            <text:p>0.018318339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538">
            <text:p>1074538</text:p>
          </table:table-cell>
          <table:table-cell office:value-type="string">
            <text:p>None</text:p>
          </table:table-cell>
          <table:table-cell office:value-type="float" office:value="0.58">
            <text:p>0.58</text:p>
          </table:table-cell>
          <table:table-cell office:value-type="float" office:value="0.071">
            <text:p>0.071</text:p>
          </table:table-cell>
          <table:table-cell table:number-columns-repeated="3"/>
          <table:table-cell office:value-type="float" office:value="0.621007931034">
            <text:p>0.621007931</text:p>
          </table:table-cell>
          <table:table-cell office:value-type="float" office:value="0.003601846">
            <text:p>0.003601846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540">
            <text:p>1074540</text:p>
          </table:table-cell>
          <table:table-cell office:value-type="string">
            <text:p>None</text:p>
          </table:table-cell>
          <table:table-cell office:value-type="float" office:value="1.52">
            <text:p>1.52</text:p>
          </table:table-cell>
          <table:table-cell office:value-type="float" office:value="0.219">
            <text:p>0.219</text:p>
          </table:table-cell>
          <table:table-cell table:number-columns-repeated="3"/>
          <table:table-cell office:value-type="float" office:value="0.837659473684">
            <text:p>0.8376594737</text:p>
          </table:table-cell>
          <table:table-cell office:value-type="float" office:value="0.012732424">
            <text:p>0.012732424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541">
            <text:p>1074541</text:p>
          </table:table-cell>
          <table:table-cell office:value-type="string">
            <text:p>None</text:p>
          </table:table-cell>
          <table:table-cell office:value-type="float" office:value="2.91">
            <text:p>2.91</text:p>
          </table:table-cell>
          <table:table-cell office:value-type="float" office:value="0.566">
            <text:p>0.566</text:p>
          </table:table-cell>
          <table:table-cell table:number-columns-repeated="3"/>
          <table:table-cell office:value-type="float" office:value="1.34188718213">
            <text:p>1.3418871821</text:p>
          </table:table-cell>
          <table:table-cell office:value-type="float" office:value="0.039048917">
            <text:p>0.039048917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542">
            <text:p>1074542</text:p>
          </table:table-cell>
          <table:table-cell office:value-type="string">
            <text:p>None</text:p>
          </table:table-cell>
          <table:table-cell office:value-type="float" office:value="2.3">
            <text:p>2.3</text:p>
          </table:table-cell>
          <table:table-cell office:value-type="float" office:value="0.369">
            <text:p>0.369</text:p>
          </table:table-cell>
          <table:table-cell table:number-columns-repeated="3"/>
          <table:table-cell office:value-type="float" office:value="1.00121782609">
            <text:p>1.0012178261</text:p>
          </table:table-cell>
          <table:table-cell office:value-type="float" office:value="0.02302801">
            <text:p>0.02302801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543">
            <text:p>1074543</text:p>
          </table:table-cell>
          <table:table-cell office:value-type="string">
            <text:p>None</text:p>
          </table:table-cell>
          <table:table-cell office:value-type="float" office:value="2.07">
            <text:p>2.07</text:p>
          </table:table-cell>
          <table:table-cell office:value-type="float" office:value="0.306">
            <text:p>0.306</text:p>
          </table:table-cell>
          <table:table-cell table:number-columns-repeated="3"/>
          <table:table-cell office:value-type="float" office:value="0.875130869565">
            <text:p>0.8751308696</text:p>
          </table:table-cell>
          <table:table-cell office:value-type="float" office:value="0.018115209">
            <text:p>0.018115209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544">
            <text:p>1074544</text:p>
          </table:table-cell>
          <table:table-cell office:value-type="string">
            <text:p>None</text:p>
          </table:table-cell>
          <table:table-cell office:value-type="float" office:value="2.5">
            <text:p>2.5</text:p>
          </table:table-cell>
          <table:table-cell office:value-type="float" office:value="0.374">
            <text:p>0.374</text:p>
          </table:table-cell>
          <table:table-cell table:number-columns-repeated="3"/>
          <table:table-cell office:value-type="float" office:value="0.89287">
            <text:p>0.89287</text:p>
          </table:table-cell>
          <table:table-cell office:value-type="float" office:value="0.02232175">
            <text:p>0.02232175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545">
            <text:p>1074545</text:p>
          </table:table-cell>
          <table:table-cell office:value-type="string">
            <text:p>None</text:p>
          </table:table-cell>
          <table:table-cell office:value-type="float" office:value="2.23">
            <text:p>2.23</text:p>
          </table:table-cell>
          <table:table-cell office:value-type="float" office:value="0.38">
            <text:p>0.38</text:p>
          </table:table-cell>
          <table:table-cell table:number-columns-repeated="3"/>
          <table:table-cell office:value-type="float" office:value="1.10090587444">
            <text:p>1.1009058744</text:p>
          </table:table-cell>
          <table:table-cell office:value-type="float" office:value="0.024550201">
            <text:p>0.024550201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547">
            <text:p>1074547</text:p>
          </table:table-cell>
          <table:table-cell office:value-type="string">
            <text:p>None</text:p>
          </table:table-cell>
          <table:table-cell office:value-type="float" office:value="1.03">
            <text:p>1.03</text:p>
          </table:table-cell>
          <table:table-cell office:value-type="float" office:value="0.132">
            <text:p>0.132</text:p>
          </table:table-cell>
          <table:table-cell table:number-columns-repeated="3"/>
          <table:table-cell office:value-type="float" office:value="0.678423398058">
            <text:p>0.6784233981</text:p>
          </table:table-cell>
          <table:table-cell office:value-type="float" office:value="0.006987761">
            <text:p>0.006987761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549">
            <text:p>1074549</text:p>
          </table:table-cell>
          <table:table-cell office:value-type="string">
            <text:p>None</text:p>
          </table:table-cell>
          <table:table-cell office:value-type="float" office:value="2.19">
            <text:p>2.19</text:p>
          </table:table-cell>
          <table:table-cell office:value-type="float" office:value="0.314">
            <text:p>0.314</text:p>
          </table:table-cell>
          <table:table-cell table:number-columns-repeated="3"/>
          <table:table-cell office:value-type="float" office:value="0.830659954338">
            <text:p>0.8306599543</text:p>
          </table:table-cell>
          <table:table-cell office:value-type="float" office:value="0.018191453">
            <text:p>0.018191453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552">
            <text:p>1074552</text:p>
          </table:table-cell>
          <table:table-cell office:value-type="string">
            <text:p>None</text:p>
          </table:table-cell>
          <table:table-cell office:value-type="float" office:value="0.6">
            <text:p>0.6</text:p>
          </table:table-cell>
          <table:table-cell office:value-type="float" office:value="0.102">
            <text:p>0.102</text:p>
          </table:table-cell>
          <table:table-cell table:number-columns-repeated="3"/>
          <table:table-cell office:value-type="float" office:value="1.09687">
            <text:p>1.09687</text:p>
          </table:table-cell>
          <table:table-cell office:value-type="float" office:value="0.00658122">
            <text:p>0.00658122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553">
            <text:p>1074553</text:p>
          </table:table-cell>
          <table:table-cell office:value-type="string">
            <text:p>None</text:p>
          </table:table-cell>
          <table:table-cell office:value-type="float" office:value="2.53">
            <text:p>2.53</text:p>
          </table:table-cell>
          <table:table-cell office:value-type="float" office:value="0.413">
            <text:p>0.413</text:p>
          </table:table-cell>
          <table:table-cell table:number-columns-repeated="3"/>
          <table:table-cell office:value-type="float" office:value="1.02928106719">
            <text:p>1.0292810672</text:p>
          </table:table-cell>
          <table:table-cell office:value-type="float" office:value="0.026040811">
            <text:p>0.026040811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554">
            <text:p>1074554</text:p>
          </table:table-cell>
          <table:table-cell office:value-type="string">
            <text:p>None</text:p>
          </table:table-cell>
          <table:table-cell office:value-type="float" office:value="1.76">
            <text:p>1.76</text:p>
          </table:table-cell>
          <table:table-cell office:value-type="float" office:value="0.292">
            <text:p>0.292</text:p>
          </table:table-cell>
          <table:table-cell table:number-columns-repeated="3"/>
          <table:table-cell office:value-type="float" office:value="1.05596090909">
            <text:p>1.0559609091</text:p>
          </table:table-cell>
          <table:table-cell office:value-type="float" office:value="0.018584912">
            <text:p>0.018584912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555">
            <text:p>1074555</text:p>
          </table:table-cell>
          <table:table-cell office:value-type="string">
            <text:p>None</text:p>
          </table:table-cell>
          <table:table-cell office:value-type="float" office:value="1.67">
            <text:p>1.67</text:p>
          </table:table-cell>
          <table:table-cell office:value-type="float" office:value="0.363">
            <text:p>0.363</text:p>
          </table:table-cell>
          <table:table-cell table:number-columns-repeated="3"/>
          <table:table-cell office:value-type="float" office:value="1.57052269461">
            <text:p>1.5705226946</text:p>
          </table:table-cell>
          <table:table-cell office:value-type="float" office:value="0.026227729">
            <text:p>0.026227729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556">
            <text:p>1074556</text:p>
          </table:table-cell>
          <table:table-cell office:value-type="string">
            <text:p>None</text:p>
          </table:table-cell>
          <table:table-cell office:value-type="float" office:value="2.66">
            <text:p>2.66</text:p>
          </table:table-cell>
          <table:table-cell office:value-type="float" office:value="0.391">
            <text:p>0.391</text:p>
          </table:table-cell>
          <table:table-cell table:number-columns-repeated="3"/>
          <table:table-cell office:value-type="float" office:value="0.86679481203">
            <text:p>0.866794812</text:p>
          </table:table-cell>
          <table:table-cell office:value-type="float" office:value="0.023056742">
            <text:p>0.023056742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557">
            <text:p>1074557</text:p>
          </table:table-cell>
          <table:table-cell office:value-type="string">
            <text:p>None</text:p>
          </table:table-cell>
          <table:table-cell office:value-type="float" office:value="3.29">
            <text:p>3.29</text:p>
          </table:table-cell>
          <table:table-cell office:value-type="float" office:value="0.423">
            <text:p>0.423</text:p>
          </table:table-cell>
          <table:table-cell table:number-columns-repeated="3"/>
          <table:table-cell office:value-type="float" office:value="0.682584285714">
            <text:p>0.6825842857</text:p>
          </table:table-cell>
          <table:table-cell office:value-type="float" office:value="0.022457023">
            <text:p>0.022457023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558">
            <text:p>1074558</text:p>
          </table:table-cell>
          <table:table-cell office:value-type="string">
            <text:p>None</text:p>
          </table:table-cell>
          <table:table-cell office:value-type="float" office:value="3.02">
            <text:p>3.02</text:p>
          </table:table-cell>
          <table:table-cell office:value-type="float" office:value="0.438">
            <text:p>0.438</text:p>
          </table:table-cell>
          <table:table-cell table:number-columns-repeated="3"/>
          <table:table-cell office:value-type="float" office:value="0.847201125828">
            <text:p>0.8472011258</text:p>
          </table:table-cell>
          <table:table-cell office:value-type="float" office:value="0.025585474">
            <text:p>0.025585474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559">
            <text:p>1074559</text:p>
          </table:table-cell>
          <table:table-cell office:value-type="string">
            <text:p>None</text:p>
          </table:table-cell>
          <table:table-cell office:value-type="float" office:value="3.33">
            <text:p>3.33</text:p>
          </table:table-cell>
          <table:table-cell office:value-type="float" office:value="0.413">
            <text:p>0.413</text:p>
          </table:table-cell>
          <table:table-cell table:number-columns-repeated="3"/>
          <table:table-cell office:value-type="float" office:value="0.63711024024">
            <text:p>0.6371102402</text:p>
          </table:table-cell>
          <table:table-cell office:value-type="float" office:value="0.021215771">
            <text:p>0.021215771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565">
            <text:p>1074565</text:p>
          </table:table-cell>
          <table:table-cell office:value-type="string">
            <text:p>None</text:p>
          </table:table-cell>
          <table:table-cell office:value-type="float" office:value="2.32">
            <text:p>2.32</text:p>
          </table:table-cell>
          <table:table-cell office:value-type="float" office:value="0.329">
            <text:p>0.329</text:p>
          </table:table-cell>
          <table:table-cell table:number-columns-repeated="3"/>
          <table:table-cell office:value-type="float" office:value="0.814973448276">
            <text:p>0.8149734483</text:p>
          </table:table-cell>
          <table:table-cell office:value-type="float" office:value="0.018907384">
            <text:p>0.018907384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566">
            <text:p>1074566</text:p>
          </table:table-cell>
          <table:table-cell office:value-type="string">
            <text:p>None</text:p>
          </table:table-cell>
          <table:table-cell office:value-type="float" office:value="2.14">
            <text:p>2.14</text:p>
          </table:table-cell>
          <table:table-cell office:value-type="float" office:value="0.304">
            <text:p>0.304</text:p>
          </table:table-cell>
          <table:table-cell table:number-columns-repeated="3"/>
          <table:table-cell office:value-type="float" office:value="0.817430747664">
            <text:p>0.8174307477</text:p>
          </table:table-cell>
          <table:table-cell office:value-type="float" office:value="0.017493018">
            <text:p>0.017493018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567">
            <text:p>1074567</text:p>
          </table:table-cell>
          <table:table-cell office:value-type="string">
            <text:p>None</text:p>
          </table:table-cell>
          <table:table-cell office:value-type="float" office:value="2.1">
            <text:p>2.1</text:p>
          </table:table-cell>
          <table:table-cell office:value-type="float" office:value="0.271">
            <text:p>0.271</text:p>
          </table:table-cell>
          <table:table-cell table:number-columns-repeated="3"/>
          <table:table-cell office:value-type="float" office:value="0.687346190476">
            <text:p>0.6873461905</text:p>
          </table:table-cell>
          <table:table-cell office:value-type="float" office:value="0.01443427">
            <text:p>0.01443427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568">
            <text:p>1074568</text:p>
          </table:table-cell>
          <table:table-cell office:value-type="string">
            <text:p>None</text:p>
          </table:table-cell>
          <table:table-cell office:value-type="float" office:value="2.51">
            <text:p>2.51</text:p>
          </table:table-cell>
          <table:table-cell office:value-type="float" office:value="0.359">
            <text:p>0.359</text:p>
          </table:table-cell>
          <table:table-cell table:number-columns-repeated="3"/>
          <table:table-cell office:value-type="float" office:value="0.827148884462">
            <text:p>0.8271488845</text:p>
          </table:table-cell>
          <table:table-cell office:value-type="float" office:value="0.020761437">
            <text:p>0.020761437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569">
            <text:p>1074569</text:p>
          </table:table-cell>
          <table:table-cell office:value-type="string">
            <text:p>None</text:p>
          </table:table-cell>
          <table:table-cell office:value-type="float" office:value="3.35">
            <text:p>3.35</text:p>
          </table:table-cell>
          <table:table-cell office:value-type="float" office:value="0.509">
            <text:p>0.509</text:p>
          </table:table-cell>
          <table:table-cell table:number-columns-repeated="3"/>
          <table:table-cell office:value-type="float" office:value="0.916272985075">
            <text:p>0.9162729851</text:p>
          </table:table-cell>
          <table:table-cell office:value-type="float" office:value="0.030695145">
            <text:p>0.030695145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570">
            <text:p>1074570</text:p>
          </table:table-cell>
          <table:table-cell office:value-type="string">
            <text:p>None</text:p>
          </table:table-cell>
          <table:table-cell office:value-type="float" office:value="2.63">
            <text:p>2.63</text:p>
          </table:table-cell>
          <table:table-cell office:value-type="float" office:value="0.36">
            <text:p>0.36</text:p>
          </table:table-cell>
          <table:table-cell table:number-columns-repeated="3"/>
          <table:table-cell office:value-type="float" office:value="0.765691292776">
            <text:p>0.7656912928</text:p>
          </table:table-cell>
          <table:table-cell office:value-type="float" office:value="0.020137681">
            <text:p>0.020137681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571">
            <text:p>1074571</text:p>
          </table:table-cell>
          <table:table-cell office:value-type="string">
            <text:p>None</text:p>
          </table:table-cell>
          <table:table-cell office:value-type="float" office:value="2.73">
            <text:p>2.73</text:p>
          </table:table-cell>
          <table:table-cell office:value-type="float" office:value="0.419">
            <text:p>0.419</text:p>
          </table:table-cell>
          <table:table-cell table:number-columns-repeated="3"/>
          <table:table-cell office:value-type="float" office:value="0.931668534799">
            <text:p>0.9316685348</text:p>
          </table:table-cell>
          <table:table-cell office:value-type="float" office:value="0.025434551">
            <text:p>0.025434551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572">
            <text:p>1074572</text:p>
          </table:table-cell>
          <table:table-cell office:value-type="string">
            <text:p>None</text:p>
          </table:table-cell>
          <table:table-cell office:value-type="float" office:value="2.46">
            <text:p>2.46</text:p>
          </table:table-cell>
          <table:table-cell office:value-type="float" office:value="0.348">
            <text:p>0.348</text:p>
          </table:table-cell>
          <table:table-cell table:number-columns-repeated="3"/>
          <table:table-cell office:value-type="float" office:value="0.811504146341">
            <text:p>0.8115041463</text:p>
          </table:table-cell>
          <table:table-cell office:value-type="float" office:value="0.019963002">
            <text:p>0.019963002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573">
            <text:p>1074573</text:p>
          </table:table-cell>
          <table:table-cell office:value-type="string">
            <text:p>None</text:p>
          </table:table-cell>
          <table:table-cell office:value-type="float" office:value="3.31">
            <text:p>3.31</text:p>
          </table:table-cell>
          <table:table-cell office:value-type="float" office:value="0.456">
            <text:p>0.456</text:p>
          </table:table-cell>
          <table:table-cell table:number-columns-repeated="3"/>
          <table:table-cell office:value-type="float" office:value="0.774513504532">
            <text:p>0.7745135045</text:p>
          </table:table-cell>
          <table:table-cell office:value-type="float" office:value="0.025636397">
            <text:p>0.025636397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574">
            <text:p>1074574</text:p>
          </table:table-cell>
          <table:table-cell office:value-type="string">
            <text:p>None</text:p>
          </table:table-cell>
          <table:table-cell office:value-type="float" office:value="3.29">
            <text:p>3.29</text:p>
          </table:table-cell>
          <table:table-cell office:value-type="float" office:value="0.472">
            <text:p>0.472</text:p>
          </table:table-cell>
          <table:table-cell table:number-columns-repeated="3"/>
          <table:table-cell office:value-type="float" office:value="0.831520455927">
            <text:p>0.8315204559</text:p>
          </table:table-cell>
          <table:table-cell office:value-type="float" office:value="0.027357023">
            <text:p>0.027357023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575">
            <text:p>1074575</text:p>
          </table:table-cell>
          <table:table-cell office:value-type="string">
            <text:p>None</text:p>
          </table:table-cell>
          <table:table-cell office:value-type="float" office:value="3.48">
            <text:p>3.48</text:p>
          </table:table-cell>
          <table:table-cell office:value-type="float" office:value="0.492">
            <text:p>0.492</text:p>
          </table:table-cell>
          <table:table-cell table:number-columns-repeated="3"/>
          <table:table-cell office:value-type="float" office:value="0.810663103448">
            <text:p>0.8106631034</text:p>
          </table:table-cell>
          <table:table-cell office:value-type="float" office:value="0.028211076">
            <text:p>0.028211076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576">
            <text:p>1074576</text:p>
          </table:table-cell>
          <table:table-cell office:value-type="string">
            <text:p>None</text:p>
          </table:table-cell>
          <table:table-cell office:value-type="float" office:value="2.86">
            <text:p>2.86</text:p>
          </table:table-cell>
          <table:table-cell office:value-type="float" office:value="0.375">
            <text:p>0.375</text:p>
          </table:table-cell>
          <table:table-cell table:number-columns-repeated="3"/>
          <table:table-cell office:value-type="float" office:value="0.708058811189">
            <text:p>0.7080588112</text:p>
          </table:table-cell>
          <table:table-cell office:value-type="float" office:value="0.020250482">
            <text:p>0.020250482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578">
            <text:p>1074578</text:p>
          </table:table-cell>
          <table:table-cell office:value-type="string">
            <text:p>None</text:p>
          </table:table-cell>
          <table:table-cell office:value-type="float" office:value="2.43">
            <text:p>2.43</text:p>
          </table:table-cell>
          <table:table-cell office:value-type="float" office:value="0.343">
            <text:p>0.343</text:p>
          </table:table-cell>
          <table:table-cell table:number-columns-repeated="3"/>
          <table:table-cell office:value-type="float" office:value="0.808392633745">
            <text:p>0.8083926337</text:p>
          </table:table-cell>
          <table:table-cell office:value-type="float" office:value="0.019643941">
            <text:p>0.019643941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579">
            <text:p>1074579</text:p>
          </table:table-cell>
          <table:table-cell office:value-type="string">
            <text:p>None</text:p>
          </table:table-cell>
          <table:table-cell office:value-type="float" office:value="2.45">
            <text:p>2.45</text:p>
          </table:table-cell>
          <table:table-cell office:value-type="float" office:value="0.351">
            <text:p>0.351</text:p>
          </table:table-cell>
          <table:table-cell table:number-columns-repeated="3"/>
          <table:table-cell office:value-type="float" office:value="0.829523061224">
            <text:p>0.8295230612</text:p>
          </table:table-cell>
          <table:table-cell office:value-type="float" office:value="0.020323315">
            <text:p>0.020323315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580">
            <text:p>1074580</text:p>
          </table:table-cell>
          <table:table-cell office:value-type="string">
            <text:p>None</text:p>
          </table:table-cell>
          <table:table-cell office:value-type="float" office:value="2.18">
            <text:p>2.18</text:p>
          </table:table-cell>
          <table:table-cell office:value-type="float" office:value="0.303">
            <text:p>0.303</text:p>
          </table:table-cell>
          <table:table-cell table:number-columns-repeated="3"/>
          <table:table-cell office:value-type="float" office:value="0.786778256881">
            <text:p>0.7867782569</text:p>
          </table:table-cell>
          <table:table-cell office:value-type="float" office:value="0.017151766">
            <text:p>0.017151766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581">
            <text:p>1074581</text:p>
          </table:table-cell>
          <table:table-cell office:value-type="string">
            <text:p>None</text:p>
          </table:table-cell>
          <table:table-cell office:value-type="float" office:value="2.36">
            <text:p>2.36</text:p>
          </table:table-cell>
          <table:table-cell office:value-type="float" office:value="0.324">
            <text:p>0.324</text:p>
          </table:table-cell>
          <table:table-cell table:number-columns-repeated="3"/>
          <table:table-cell office:value-type="float" office:value="0.769751355932">
            <text:p>0.7697513559</text:p>
          </table:table-cell>
          <table:table-cell office:value-type="float" office:value="0.018166132">
            <text:p>0.018166132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582">
            <text:p>1074582</text:p>
          </table:table-cell>
          <table:table-cell office:value-type="string">
            <text:p>None</text:p>
          </table:table-cell>
          <table:table-cell office:value-type="float" office:value="2.03">
            <text:p>2.03</text:p>
          </table:table-cell>
          <table:table-cell office:value-type="float" office:value="0.284">
            <text:p>0.284</text:p>
          </table:table-cell>
          <table:table-cell table:number-columns-repeated="3"/>
          <table:table-cell office:value-type="float" office:value="0.795884778325">
            <text:p>0.7958847783</text:p>
          </table:table-cell>
          <table:table-cell office:value-type="float" office:value="0.016156461">
            <text:p>0.016156461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583">
            <text:p>1074583</text:p>
          </table:table-cell>
          <table:table-cell office:value-type="string">
            <text:p>None</text:p>
          </table:table-cell>
          <table:table-cell office:value-type="float" office:value="1.29">
            <text:p>1.29</text:p>
          </table:table-cell>
          <table:table-cell office:value-type="float" office:value="0.205">
            <text:p>0.205</text:p>
          </table:table-cell>
          <table:table-cell table:number-columns-repeated="3"/>
          <table:table-cell office:value-type="float" office:value="0.986017286822">
            <text:p>0.9860172868</text:p>
          </table:table-cell>
          <table:table-cell office:value-type="float" office:value="0.012719623">
            <text:p>0.012719623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585">
            <text:p>1074585</text:p>
          </table:table-cell>
          <table:table-cell office:value-type="string">
            <text:p>None</text:p>
          </table:table-cell>
          <table:table-cell office:value-type="float" office:value="1.2">
            <text:p>1.2</text:p>
          </table:table-cell>
          <table:table-cell office:value-type="float" office:value="0.168">
            <text:p>0.168</text:p>
          </table:table-cell>
          <table:table-cell table:number-columns-repeated="3"/>
          <table:table-cell office:value-type="float" office:value="0.79687">
            <text:p>0.79687</text:p>
          </table:table-cell>
          <table:table-cell office:value-type="float" office:value="0.00956244">
            <text:p>0.00956244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587">
            <text:p>1074587</text:p>
          </table:table-cell>
          <table:table-cell office:value-type="string">
            <text:p>None</text:p>
          </table:table-cell>
          <table:table-cell office:value-type="float" office:value="2.38">
            <text:p>2.38</text:p>
          </table:table-cell>
          <table:table-cell office:value-type="float" office:value="0.415">
            <text:p>0.415</text:p>
          </table:table-cell>
          <table:table-cell table:number-columns-repeated="3"/>
          <table:table-cell office:value-type="float" office:value="1.14056747899">
            <text:p>1.140567479</text:p>
          </table:table-cell>
          <table:table-cell office:value-type="float" office:value="0.027145506">
            <text:p>0.027145506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590">
            <text:p>1074590</text:p>
          </table:table-cell>
          <table:table-cell office:value-type="string">
            <text:p>None</text:p>
          </table:table-cell>
          <table:table-cell office:value-type="float" office:value="1.91">
            <text:p>1.91</text:p>
          </table:table-cell>
          <table:table-cell office:value-type="float" office:value="0.198">
            <text:p>0.198</text:p>
          </table:table-cell>
          <table:table-cell table:number-columns-repeated="3"/>
          <table:table-cell office:value-type="float" office:value="0.43351921466">
            <text:p>0.4335192147</text:p>
          </table:table-cell>
          <table:table-cell office:value-type="float" office:value="0.008280217">
            <text:p>0.008280217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591">
            <text:p>1074591</text:p>
          </table:table-cell>
          <table:table-cell office:value-type="string">
            <text:p>None</text:p>
          </table:table-cell>
          <table:table-cell office:value-type="float" office:value="1.43">
            <text:p>1.43</text:p>
          </table:table-cell>
          <table:table-cell office:value-type="float" office:value="0.22">
            <text:p>0.22</text:p>
          </table:table-cell>
          <table:table-cell table:number-columns-repeated="3"/>
          <table:table-cell office:value-type="float" office:value="0.935331538462">
            <text:p>0.9353315385</text:p>
          </table:table-cell>
          <table:table-cell office:value-type="float" office:value="0.013375241">
            <text:p>0.013375241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592">
            <text:p>1074592</text:p>
          </table:table-cell>
          <table:table-cell office:value-type="string">
            <text:p>None</text:p>
          </table:table-cell>
          <table:table-cell office:value-type="float" office:value="2.23">
            <text:p>2.23</text:p>
          </table:table-cell>
          <table:table-cell office:value-type="float" office:value="0.35">
            <text:p>0.35</text:p>
          </table:table-cell>
          <table:table-cell table:number-columns-repeated="3"/>
          <table:table-cell office:value-type="float" office:value="0.966376726457">
            <text:p>0.9663767265</text:p>
          </table:table-cell>
          <table:table-cell office:value-type="float" office:value="0.021550201">
            <text:p>0.021550201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593">
            <text:p>1074593</text:p>
          </table:table-cell>
          <table:table-cell office:value-type="string">
            <text:p>None</text:p>
          </table:table-cell>
          <table:table-cell office:value-type="float" office:value="1.59">
            <text:p>1.59</text:p>
          </table:table-cell>
          <table:table-cell office:value-type="float" office:value="0.226">
            <text:p>0.226</text:p>
          </table:table-cell>
          <table:table-cell table:number-columns-repeated="3"/>
          <table:table-cell office:value-type="float" office:value="0.818253647799">
            <text:p>0.8182536478</text:p>
          </table:table-cell>
          <table:table-cell office:value-type="float" office:value="0.013010233">
            <text:p>0.013010233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596">
            <text:p>1074596</text:p>
          </table:table-cell>
          <table:table-cell office:value-type="string">
            <text:p>None</text:p>
          </table:table-cell>
          <table:table-cell office:value-type="float" office:value="0.82">
            <text:p>0.82</text:p>
          </table:table-cell>
          <table:table-cell office:value-type="float" office:value="0.083">
            <text:p>0.083</text:p>
          </table:table-cell>
          <table:table-cell table:number-columns-repeated="3"/>
          <table:table-cell office:value-type="float" office:value="0.409065121951">
            <text:p>0.409065122</text:p>
          </table:table-cell>
          <table:table-cell office:value-type="float" office:value="0.003354334">
            <text:p>0.003354334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597">
            <text:p>1074597</text:p>
          </table:table-cell>
          <table:table-cell office:value-type="string">
            <text:p>None</text:p>
          </table:table-cell>
          <table:table-cell office:value-type="float" office:value="1.3">
            <text:p>1.3</text:p>
          </table:table-cell>
          <table:table-cell office:value-type="float" office:value="0.159">
            <text:p>0.159</text:p>
          </table:table-cell>
          <table:table-cell table:number-columns-repeated="3"/>
          <table:table-cell office:value-type="float" office:value="0.619946923077">
            <text:p>0.6199469231</text:p>
          </table:table-cell>
          <table:table-cell office:value-type="float" office:value="0.00805931">
            <text:p>0.00805931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599">
            <text:p>1074599</text:p>
          </table:table-cell>
          <table:table-cell office:value-type="string">
            <text:p>None</text:p>
          </table:table-cell>
          <table:table-cell office:value-type="float" office:value="1.27">
            <text:p>1.27</text:p>
          </table:table-cell>
          <table:table-cell office:value-type="float" office:value="0.119">
            <text:p>0.119</text:p>
          </table:table-cell>
          <table:table-cell table:number-columns-repeated="3"/>
          <table:table-cell office:value-type="float" office:value="0.333877874016">
            <text:p>0.333877874</text:p>
          </table:table-cell>
          <table:table-cell office:value-type="float" office:value="0.004240249">
            <text:p>0.004240249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602">
            <text:p>1074602</text:p>
          </table:table-cell>
          <table:table-cell office:value-type="string">
            <text:p>None</text:p>
          </table:table-cell>
          <table:table-cell office:value-type="float" office:value="1.16">
            <text:p>1.16</text:p>
          </table:table-cell>
          <table:table-cell office:value-type="float" office:value="0.154">
            <text:p>0.154</text:p>
          </table:table-cell>
          <table:table-cell table:number-columns-repeated="3"/>
          <table:table-cell office:value-type="float" office:value="0.724456206897">
            <text:p>0.7244562069</text:p>
          </table:table-cell>
          <table:table-cell office:value-type="float" office:value="0.008403692">
            <text:p>0.008403692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603">
            <text:p>1074603</text:p>
          </table:table-cell>
          <table:table-cell office:value-type="string">
            <text:p>None</text:p>
          </table:table-cell>
          <table:table-cell office:value-type="float" office:value="1.42">
            <text:p>1.42</text:p>
          </table:table-cell>
          <table:table-cell office:value-type="float" office:value="0.221">
            <text:p>0.221</text:p>
          </table:table-cell>
          <table:table-cell table:number-columns-repeated="3"/>
          <table:table-cell office:value-type="float" office:value="0.953208028169">
            <text:p>0.9532080282</text:p>
          </table:table-cell>
          <table:table-cell office:value-type="float" office:value="0.013535554">
            <text:p>0.013535554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604">
            <text:p>1074604</text:p>
          </table:table-cell>
          <table:table-cell office:value-type="string">
            <text:p>None</text:p>
          </table:table-cell>
          <table:table-cell office:value-type="float" office:value="1.65">
            <text:p>1.65</text:p>
          </table:table-cell>
          <table:table-cell office:value-type="float" office:value="0.237">
            <text:p>0.237</text:p>
          </table:table-cell>
          <table:table-cell table:number-columns-repeated="3"/>
          <table:table-cell office:value-type="float" office:value="0.833233636364">
            <text:p>0.8332336364</text:p>
          </table:table-cell>
          <table:table-cell office:value-type="float" office:value="0.013748355">
            <text:p>0.013748355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605">
            <text:p>1074605</text:p>
          </table:table-cell>
          <table:table-cell office:value-type="string">
            <text:p>None</text:p>
          </table:table-cell>
          <table:table-cell office:value-type="float" office:value="1.63">
            <text:p>1.63</text:p>
          </table:table-cell>
          <table:table-cell office:value-type="float" office:value="0.206">
            <text:p>0.206</text:p>
          </table:table-cell>
          <table:table-cell table:number-columns-repeated="3"/>
          <table:table-cell office:value-type="float" office:value="0.660673680982">
            <text:p>0.660673681</text:p>
          </table:table-cell>
          <table:table-cell office:value-type="float" office:value="0.010768981">
            <text:p>0.010768981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606">
            <text:p>1074606</text:p>
          </table:table-cell>
          <table:table-cell office:value-type="string">
            <text:p>None</text:p>
          </table:table-cell>
          <table:table-cell office:value-type="float" office:value="3.02">
            <text:p>3.02</text:p>
          </table:table-cell>
          <table:table-cell office:value-type="float" office:value="0.549">
            <text:p>0.549</text:p>
          </table:table-cell>
          <table:table-cell table:number-columns-repeated="3"/>
          <table:table-cell office:value-type="float" office:value="1.2147507947">
            <text:p>1.2147507947</text:p>
          </table:table-cell>
          <table:table-cell office:value-type="float" office:value="0.036685474">
            <text:p>0.036685474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607">
            <text:p>1074607</text:p>
          </table:table-cell>
          <table:table-cell office:value-type="string">
            <text:p>None</text:p>
          </table:table-cell>
          <table:table-cell office:value-type="float" office:value="2.87">
            <text:p>2.87</text:p>
          </table:table-cell>
          <table:table-cell office:value-type="float" office:value="0.52">
            <text:p>0.52</text:p>
          </table:table-cell>
          <table:table-cell table:number-columns-repeated="3"/>
          <table:table-cell office:value-type="float" office:value="1.2087166899">
            <text:p>1.2087166899</text:p>
          </table:table-cell>
          <table:table-cell office:value-type="float" office:value="0.034690169">
            <text:p>0.034690169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608">
            <text:p>1074608</text:p>
          </table:table-cell>
          <table:table-cell office:value-type="string">
            <text:p>None</text:p>
          </table:table-cell>
          <table:table-cell office:value-type="float" office:value="2.81">
            <text:p>2.81</text:p>
          </table:table-cell>
          <table:table-cell office:value-type="float" office:value="0.466">
            <text:p>0.466</text:p>
          </table:table-cell>
          <table:table-cell table:number-columns-repeated="3"/>
          <table:table-cell office:value-type="float" office:value="1.05523298932">
            <text:p>1.0552329893</text:p>
          </table:table-cell>
          <table:table-cell office:value-type="float" office:value="0.029652047">
            <text:p>0.029652047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609">
            <text:p>1074609</text:p>
          </table:table-cell>
          <table:table-cell office:value-type="string">
            <text:p>None</text:p>
          </table:table-cell>
          <table:table-cell office:value-type="float" office:value="2.63">
            <text:p>2.63</text:p>
          </table:table-cell>
          <table:table-cell office:value-type="float" office:value="0.484">
            <text:p>0.484</text:p>
          </table:table-cell>
          <table:table-cell table:number-columns-repeated="3"/>
          <table:table-cell office:value-type="float" office:value="1.23717418251">
            <text:p>1.2371741825</text:p>
          </table:table-cell>
          <table:table-cell office:value-type="float" office:value="0.032537681">
            <text:p>0.032537681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610">
            <text:p>1074610</text:p>
          </table:table-cell>
          <table:table-cell office:value-type="string">
            <text:p>None</text:p>
          </table:table-cell>
          <table:table-cell office:value-type="float" office:value="1.88">
            <text:p>1.88</text:p>
          </table:table-cell>
          <table:table-cell office:value-type="float" office:value="0.33">
            <text:p>0.33</text:p>
          </table:table-cell>
          <table:table-cell table:number-columns-repeated="3"/>
          <table:table-cell office:value-type="float" office:value="1.15218914894">
            <text:p>1.1521891489</text:p>
          </table:table-cell>
          <table:table-cell office:value-type="float" office:value="0.021661156">
            <text:p>0.021661156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612">
            <text:p>1074612</text:p>
          </table:table-cell>
          <table:table-cell office:value-type="string">
            <text:p>None</text:p>
          </table:table-cell>
          <table:table-cell office:value-type="float" office:value="1.52">
            <text:p>1.52</text:p>
          </table:table-cell>
          <table:table-cell office:value-type="float" office:value="0.262">
            <text:p>0.262</text:p>
          </table:table-cell>
          <table:table-cell table:number-columns-repeated="3"/>
          <table:table-cell office:value-type="float" office:value="1.12055421053">
            <text:p>1.1205542105</text:p>
          </table:table-cell>
          <table:table-cell office:value-type="float" office:value="0.017032424">
            <text:p>0.017032424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613">
            <text:p>1074613</text:p>
          </table:table-cell>
          <table:table-cell office:value-type="string">
            <text:p>None</text:p>
          </table:table-cell>
          <table:table-cell office:value-type="float" office:value="1.74">
            <text:p>1.74</text:p>
          </table:table-cell>
          <table:table-cell office:value-type="float" office:value="0.361">
            <text:p>0.361</text:p>
          </table:table-cell>
          <table:table-cell table:number-columns-repeated="3"/>
          <table:table-cell office:value-type="float" office:value="1.47158264368">
            <text:p>1.4715826437</text:p>
          </table:table-cell>
          <table:table-cell office:value-type="float" office:value="0.025605538">
            <text:p>0.025605538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614">
            <text:p>1074614</text:p>
          </table:table-cell>
          <table:table-cell office:value-type="string">
            <text:p>None</text:p>
          </table:table-cell>
          <table:table-cell office:value-type="float" office:value="1.75">
            <text:p>1.75</text:p>
          </table:table-cell>
          <table:table-cell office:value-type="float" office:value="0.264">
            <text:p>0.264</text:p>
          </table:table-cell>
          <table:table-cell table:number-columns-repeated="3"/>
          <table:table-cell office:value-type="float" office:value="0.905441428571">
            <text:p>0.9054414286</text:p>
          </table:table-cell>
          <table:table-cell office:value-type="float" office:value="0.015845225">
            <text:p>0.015845225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615">
            <text:p>1074615</text:p>
          </table:table-cell>
          <table:table-cell office:value-type="string">
            <text:p>None</text:p>
          </table:table-cell>
          <table:table-cell office:value-type="float" office:value="3.09">
            <text:p>3.09</text:p>
          </table:table-cell>
          <table:table-cell office:value-type="float" office:value="0.66">
            <text:p>0.66</text:p>
          </table:table-cell>
          <table:table-cell table:number-columns-repeated="3"/>
          <table:table-cell office:value-type="float" office:value="1.5327923301">
            <text:p>1.5327923301</text:p>
          </table:table-cell>
          <table:table-cell office:value-type="float" office:value="0.047363283">
            <text:p>0.047363283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616">
            <text:p>1074616</text:p>
          </table:table-cell>
          <table:table-cell office:value-type="string">
            <text:p>None</text:p>
          </table:table-cell>
          <table:table-cell office:value-type="float" office:value="2.9">
            <text:p>2.9</text:p>
          </table:table-cell>
          <table:table-cell office:value-type="float" office:value="0.517">
            <text:p>0.517</text:p>
          </table:table-cell>
          <table:table-cell table:number-columns-repeated="3"/>
          <table:table-cell office:value-type="float" office:value="1.17962862069">
            <text:p>1.1796286207</text:p>
          </table:table-cell>
          <table:table-cell office:value-type="float" office:value="0.03420923">
            <text:p>0.03420923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617">
            <text:p>1074617</text:p>
          </table:table-cell>
          <table:table-cell office:value-type="string">
            <text:p>None</text:p>
          </table:table-cell>
          <table:table-cell office:value-type="float" office:value="2.34">
            <text:p>2.34</text:p>
          </table:table-cell>
          <table:table-cell office:value-type="float" office:value="0.446">
            <text:p>0.446</text:p>
          </table:table-cell>
          <table:table-cell table:number-columns-repeated="3"/>
          <table:table-cell office:value-type="float" office:value="1.30285290598">
            <text:p>1.302852906</text:p>
          </table:table-cell>
          <table:table-cell office:value-type="float" office:value="0.030486758">
            <text:p>0.030486758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618">
            <text:p>1074618</text:p>
          </table:table-cell>
          <table:table-cell office:value-type="string">
            <text:p>None</text:p>
          </table:table-cell>
          <table:table-cell office:value-type="float" office:value="2.59">
            <text:p>2.59</text:p>
          </table:table-cell>
          <table:table-cell office:value-type="float" office:value="0.477">
            <text:p>0.477</text:p>
          </table:table-cell>
          <table:table-cell table:number-columns-repeated="3"/>
          <table:table-cell office:value-type="float" office:value="1.2385688417">
            <text:p>1.2385688417</text:p>
          </table:table-cell>
          <table:table-cell office:value-type="float" office:value="0.032078933">
            <text:p>0.032078933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619">
            <text:p>1074619</text:p>
          </table:table-cell>
          <table:table-cell office:value-type="string">
            <text:p>None</text:p>
          </table:table-cell>
          <table:table-cell office:value-type="float" office:value="3.01">
            <text:p>3.01</text:p>
          </table:table-cell>
          <table:table-cell office:value-type="float" office:value="0.561">
            <text:p>0.561</text:p>
          </table:table-cell>
          <table:table-cell table:number-columns-repeated="3"/>
          <table:table-cell office:value-type="float" office:value="1.26065737542">
            <text:p>1.2606573754</text:p>
          </table:table-cell>
          <table:table-cell office:value-type="float" office:value="0.037945787">
            <text:p>0.037945787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620">
            <text:p>1074620</text:p>
          </table:table-cell>
          <table:table-cell office:value-type="string">
            <text:p>None</text:p>
          </table:table-cell>
          <table:table-cell office:value-type="float" office:value="2.86">
            <text:p>2.86</text:p>
          </table:table-cell>
          <table:table-cell office:value-type="float" office:value="0.436">
            <text:p>0.436</text:p>
          </table:table-cell>
          <table:table-cell table:number-columns-repeated="3"/>
          <table:table-cell office:value-type="float" office:value="0.921345524476">
            <text:p>0.9213455245</text:p>
          </table:table-cell>
          <table:table-cell office:value-type="float" office:value="0.026350482">
            <text:p>0.026350482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621">
            <text:p>1074621</text:p>
          </table:table-cell>
          <table:table-cell office:value-type="string">
            <text:p>None</text:p>
          </table:table-cell>
          <table:table-cell office:value-type="float" office:value="2.92">
            <text:p>2.92</text:p>
          </table:table-cell>
          <table:table-cell office:value-type="float" office:value="0.548">
            <text:p>0.548</text:p>
          </table:table-cell>
          <table:table-cell table:number-columns-repeated="3"/>
          <table:table-cell office:value-type="float" office:value="1.27358232877">
            <text:p>1.2735823288</text:p>
          </table:table-cell>
          <table:table-cell office:value-type="float" office:value="0.037188604">
            <text:p>0.037188604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622">
            <text:p>1074622</text:p>
          </table:table-cell>
          <table:table-cell office:value-type="string">
            <text:p>None</text:p>
          </table:table-cell>
          <table:table-cell office:value-type="float" office:value="3.45">
            <text:p>3.45</text:p>
          </table:table-cell>
          <table:table-cell office:value-type="float" office:value="0.631">
            <text:p>0.631</text:p>
          </table:table-cell>
          <table:table-cell table:number-columns-repeated="3"/>
          <table:table-cell office:value-type="float" office:value="1.22585550725">
            <text:p>1.2258555073</text:p>
          </table:table-cell>
          <table:table-cell office:value-type="float" office:value="0.042292015">
            <text:p>0.042292015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624">
            <text:p>1074624</text:p>
          </table:table-cell>
          <table:table-cell office:value-type="string">
            <text:p>None</text:p>
          </table:table-cell>
          <table:table-cell office:value-type="float" office:value="1.52">
            <text:p>1.52</text:p>
          </table:table-cell>
          <table:table-cell office:value-type="float" office:value="0.253">
            <text:p>0.253</text:p>
          </table:table-cell>
          <table:table-cell table:number-columns-repeated="3"/>
          <table:table-cell office:value-type="float" office:value="1.06134368421">
            <text:p>1.0613436842</text:p>
          </table:table-cell>
          <table:table-cell office:value-type="float" office:value="0.016132424">
            <text:p>0.016132424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625">
            <text:p>1074625</text:p>
          </table:table-cell>
          <table:table-cell office:value-type="string">
            <text:p>None</text:p>
          </table:table-cell>
          <table:table-cell office:value-type="float" office:value="2.06">
            <text:p>2.06</text:p>
          </table:table-cell>
          <table:table-cell office:value-type="float" office:value="0.336">
            <text:p>0.336</text:p>
          </table:table-cell>
          <table:table-cell table:number-columns-repeated="3"/>
          <table:table-cell office:value-type="float" office:value="1.02793796117">
            <text:p>1.0279379612</text:p>
          </table:table-cell>
          <table:table-cell office:value-type="float" office:value="0.021175522">
            <text:p>0.021175522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626">
            <text:p>1074626</text:p>
          </table:table-cell>
          <table:table-cell office:value-type="string">
            <text:p>None</text:p>
          </table:table-cell>
          <table:table-cell office:value-type="float" office:value="2.37">
            <text:p>2.37</text:p>
          </table:table-cell>
          <table:table-cell office:value-type="float" office:value="0.446">
            <text:p>0.446</text:p>
          </table:table-cell>
          <table:table-cell table:number-columns-repeated="3"/>
          <table:table-cell office:value-type="float" office:value="1.27872654008">
            <text:p>1.2787265401</text:p>
          </table:table-cell>
          <table:table-cell office:value-type="float" office:value="0.030305819">
            <text:p>0.030305819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627">
            <text:p>1074627</text:p>
          </table:table-cell>
          <table:table-cell office:value-type="string">
            <text:p>None</text:p>
          </table:table-cell>
          <table:table-cell office:value-type="float" office:value="2.83">
            <text:p>2.83</text:p>
          </table:table-cell>
          <table:table-cell office:value-type="float" office:value="0.531">
            <text:p>0.531</text:p>
          </table:table-cell>
          <table:table-cell table:number-columns-repeated="3"/>
          <table:table-cell office:value-type="float" office:value="1.27319508834">
            <text:p>1.2731950883</text:p>
          </table:table-cell>
          <table:table-cell office:value-type="float" office:value="0.036031421">
            <text:p>0.036031421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628">
            <text:p>1074628</text:p>
          </table:table-cell>
          <table:table-cell office:value-type="string">
            <text:p>None</text:p>
          </table:table-cell>
          <table:table-cell office:value-type="float" office:value="2.69">
            <text:p>2.69</text:p>
          </table:table-cell>
          <table:table-cell office:value-type="float" office:value="0.498">
            <text:p>0.498</text:p>
          </table:table-cell>
          <table:table-cell table:number-columns-repeated="3"/>
          <table:table-cell office:value-type="float" office:value="1.24817111524">
            <text:p>1.2481711152</text:p>
          </table:table-cell>
          <table:table-cell office:value-type="float" office:value="0.033575803">
            <text:p>0.033575803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629">
            <text:p>1074629</text:p>
          </table:table-cell>
          <table:table-cell office:value-type="string">
            <text:p>None</text:p>
          </table:table-cell>
          <table:table-cell office:value-type="float" office:value="2.88">
            <text:p>2.88</text:p>
          </table:table-cell>
          <table:table-cell office:value-type="float" office:value="0.567">
            <text:p>0.567</text:p>
          </table:table-cell>
          <table:table-cell table:number-columns-repeated="3"/>
          <table:table-cell office:value-type="float" office:value="1.36562">
            <text:p>1.36562</text:p>
          </table:table-cell>
          <table:table-cell office:value-type="float" office:value="0.039329856">
            <text:p>0.039329856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630">
            <text:p>1074630</text:p>
          </table:table-cell>
          <table:table-cell office:value-type="string">
            <text:p>None</text:p>
          </table:table-cell>
          <table:table-cell office:value-type="float" office:value="2.56">
            <text:p>2.56</text:p>
          </table:table-cell>
          <table:table-cell office:value-type="float" office:value="0.511">
            <text:p>0.511</text:p>
          </table:table-cell>
          <table:table-cell table:number-columns-repeated="3"/>
          <table:table-cell office:value-type="float" office:value="1.39296375">
            <text:p>1.39296375</text:p>
          </table:table-cell>
          <table:table-cell office:value-type="float" office:value="0.035659872">
            <text:p>0.035659872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631">
            <text:p>1074631</text:p>
          </table:table-cell>
          <table:table-cell office:value-type="string">
            <text:p>None</text:p>
          </table:table-cell>
          <table:table-cell office:value-type="float" office:value="2.84">
            <text:p>2.84</text:p>
          </table:table-cell>
          <table:table-cell office:value-type="float" office:value="0.528">
            <text:p>0.528</text:p>
          </table:table-cell>
          <table:table-cell table:number-columns-repeated="3"/>
          <table:table-cell office:value-type="float" office:value="1.25602492958">
            <text:p>1.2560249296</text:p>
          </table:table-cell>
          <table:table-cell office:value-type="float" office:value="0.035671108">
            <text:p>0.035671108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632">
            <text:p>1074632</text:p>
          </table:table-cell>
          <table:table-cell office:value-type="string">
            <text:p>None</text:p>
          </table:table-cell>
          <table:table-cell office:value-type="float" office:value="0.56">
            <text:p>0.56</text:p>
          </table:table-cell>
          <table:table-cell office:value-type="float" office:value="0.087">
            <text:p>0.087</text:p>
          </table:table-cell>
          <table:table-cell table:number-columns-repeated="3"/>
          <table:table-cell office:value-type="float" office:value="0.950441428571">
            <text:p>0.9504414286</text:p>
          </table:table-cell>
          <table:table-cell office:value-type="float" office:value="0.005322472">
            <text:p>0.005322472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633">
            <text:p>1074633</text:p>
          </table:table-cell>
          <table:table-cell office:value-type="string">
            <text:p>None</text:p>
          </table:table-cell>
          <table:table-cell office:value-type="float" office:value="1.32">
            <text:p>1.32</text:p>
          </table:table-cell>
          <table:table-cell office:value-type="float" office:value="0.211">
            <text:p>0.211</text:p>
          </table:table-cell>
          <table:table-cell table:number-columns-repeated="3"/>
          <table:table-cell office:value-type="float" office:value="0.995354848485">
            <text:p>0.9953548485</text:p>
          </table:table-cell>
          <table:table-cell office:value-type="float" office:value="0.013138684">
            <text:p>0.013138684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634">
            <text:p>1074634</text:p>
          </table:table-cell>
          <table:table-cell office:value-type="string">
            <text:p>None</text:p>
          </table:table-cell>
          <table:table-cell office:value-type="float" office:value="1.49">
            <text:p>1.49</text:p>
          </table:table-cell>
          <table:table-cell office:value-type="float" office:value="0.294">
            <text:p>0.294</text:p>
          </table:table-cell>
          <table:table-cell table:number-columns-repeated="3"/>
          <table:table-cell office:value-type="float" office:value="1.37002436242">
            <text:p>1.3700243624</text:p>
          </table:table-cell>
          <table:table-cell office:value-type="float" office:value="0.020413363">
            <text:p>0.020413363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635">
            <text:p>1074635</text:p>
          </table:table-cell>
          <table:table-cell office:value-type="string">
            <text:p>None</text:p>
          </table:table-cell>
          <table:table-cell office:value-type="float" office:value="1.99">
            <text:p>1.99</text:p>
          </table:table-cell>
          <table:table-cell office:value-type="float" office:value="0.34">
            <text:p>0.34</text:p>
          </table:table-cell>
          <table:table-cell table:number-columns-repeated="3"/>
          <table:table-cell office:value-type="float" office:value="1.10541271357">
            <text:p>1.1054127136</text:p>
          </table:table-cell>
          <table:table-cell office:value-type="float" office:value="0.021997713">
            <text:p>0.021997713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636">
            <text:p>1074636</text:p>
          </table:table-cell>
          <table:table-cell office:value-type="string">
            <text:p>None</text:p>
          </table:table-cell>
          <table:table-cell office:value-type="float" office:value="1.78">
            <text:p>1.78</text:p>
          </table:table-cell>
          <table:table-cell office:value-type="float" office:value="0.332">
            <text:p>0.332</text:p>
          </table:table-cell>
          <table:table-cell table:number-columns-repeated="3"/>
          <table:table-cell office:value-type="float" office:value="1.26203853933">
            <text:p>1.2620385393</text:p>
          </table:table-cell>
          <table:table-cell office:value-type="float" office:value="0.022464286">
            <text:p>0.022464286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637">
            <text:p>1074637</text:p>
          </table:table-cell>
          <table:table-cell office:value-type="string">
            <text:p>None</text:p>
          </table:table-cell>
          <table:table-cell office:value-type="float" office:value="1.26">
            <text:p>1.26</text:p>
          </table:table-cell>
          <table:table-cell office:value-type="float" office:value="0.234">
            <text:p>0.234</text:p>
          </table:table-cell>
          <table:table-cell table:number-columns-repeated="3"/>
          <table:table-cell office:value-type="float" office:value="1.25401285714">
            <text:p>1.2540128571</text:p>
          </table:table-cell>
          <table:table-cell office:value-type="float" office:value="0.015800562">
            <text:p>0.015800562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638">
            <text:p>1074638</text:p>
          </table:table-cell>
          <table:table-cell office:value-type="string">
            <text:p>None</text:p>
          </table:table-cell>
          <table:table-cell office:value-type="float" office:value="2.09">
            <text:p>2.09</text:p>
          </table:table-cell>
          <table:table-cell office:value-type="float" office:value="0.417">
            <text:p>0.417</text:p>
          </table:table-cell>
          <table:table-cell table:number-columns-repeated="3"/>
          <table:table-cell office:value-type="float" office:value="1.392085311">
            <text:p>1.392085311</text:p>
          </table:table-cell>
          <table:table-cell office:value-type="float" office:value="0.029094583">
            <text:p>0.029094583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639">
            <text:p>1074639</text:p>
          </table:table-cell>
          <table:table-cell office:value-type="string">
            <text:p>None</text:p>
          </table:table-cell>
          <table:table-cell office:value-type="float" office:value="1.69">
            <text:p>1.69</text:p>
          </table:table-cell>
          <table:table-cell office:value-type="float" office:value="0.29">
            <text:p>0.29</text:p>
          </table:table-cell>
          <table:table-cell table:number-columns-repeated="3"/>
          <table:table-cell office:value-type="float" office:value="1.11284633136">
            <text:p>1.1128463314</text:p>
          </table:table-cell>
          <table:table-cell office:value-type="float" office:value="0.018807103">
            <text:p>0.018807103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640">
            <text:p>1074640</text:p>
          </table:table-cell>
          <table:table-cell office:value-type="string">
            <text:p>None</text:p>
          </table:table-cell>
          <table:table-cell office:value-type="float" office:value="1.48">
            <text:p>1.48</text:p>
          </table:table-cell>
          <table:table-cell office:value-type="float" office:value="0.288">
            <text:p>0.288</text:p>
          </table:table-cell>
          <table:table-cell table:number-columns-repeated="3"/>
          <table:table-cell office:value-type="float" office:value="1.34281594595">
            <text:p>1.342815946</text:p>
          </table:table-cell>
          <table:table-cell office:value-type="float" office:value="0.019873676">
            <text:p>0.019873676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641">
            <text:p>1074641</text:p>
          </table:table-cell>
          <table:table-cell office:value-type="string">
            <text:p>None</text:p>
          </table:table-cell>
          <table:table-cell office:value-type="float" office:value="1.34">
            <text:p>1.34</text:p>
          </table:table-cell>
          <table:table-cell office:value-type="float" office:value="0.391">
            <text:p>0.391</text:p>
          </table:table-cell>
          <table:table-cell table:number-columns-repeated="3"/>
          <table:table-cell office:value-type="float" office:value="2.31478044776">
            <text:p>2.3147804478</text:p>
          </table:table-cell>
          <table:table-cell office:value-type="float" office:value="0.031018058">
            <text:p>0.031018058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642">
            <text:p>1074642</text:p>
          </table:table-cell>
          <table:table-cell office:value-type="string">
            <text:p>None</text:p>
          </table:table-cell>
          <table:table-cell office:value-type="float" office:value="1.11">
            <text:p>1.11</text:p>
          </table:table-cell>
          <table:table-cell office:value-type="float" office:value="0.221">
            <text:p>0.221</text:p>
          </table:table-cell>
          <table:table-cell table:number-columns-repeated="3"/>
          <table:table-cell office:value-type="float" office:value="1.38786099099">
            <text:p>1.387860991</text:p>
          </table:table-cell>
          <table:table-cell office:value-type="float" office:value="0.015405257">
            <text:p>0.015405257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643">
            <text:p>1074643</text:p>
          </table:table-cell>
          <table:table-cell office:value-type="string">
            <text:p>None</text:p>
          </table:table-cell>
          <table:table-cell office:value-type="float" office:value="1.22">
            <text:p>1.22</text:p>
          </table:table-cell>
          <table:table-cell office:value-type="float" office:value="0.232">
            <text:p>0.232</text:p>
          </table:table-cell>
          <table:table-cell table:number-columns-repeated="3"/>
          <table:table-cell office:value-type="float" office:value="1.29850934426">
            <text:p>1.2985093443</text:p>
          </table:table-cell>
          <table:table-cell office:value-type="float" office:value="0.015841814">
            <text:p>0.015841814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644">
            <text:p>1074644</text:p>
          </table:table-cell>
          <table:table-cell office:value-type="string">
            <text:p>None</text:p>
          </table:table-cell>
          <table:table-cell office:value-type="float" office:value="1.09">
            <text:p>1.09</text:p>
          </table:table-cell>
          <table:table-cell office:value-type="float" office:value="0.21">
            <text:p>0.21</text:p>
          </table:table-cell>
          <table:table-cell table:number-columns-repeated="3"/>
          <table:table-cell office:value-type="float" office:value="1.32347550459">
            <text:p>1.3234755046</text:p>
          </table:table-cell>
          <table:table-cell office:value-type="float" office:value="0.014425883">
            <text:p>0.014425883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645">
            <text:p>1074645</text:p>
          </table:table-cell>
          <table:table-cell office:value-type="string">
            <text:p>None</text:p>
          </table:table-cell>
          <table:table-cell office:value-type="float" office:value="1.66">
            <text:p>1.66</text:p>
          </table:table-cell>
          <table:table-cell office:value-type="float" office:value="0.303">
            <text:p>0.303</text:p>
          </table:table-cell>
          <table:table-cell table:number-columns-repeated="3"/>
          <table:table-cell office:value-type="float" office:value="1.22217120482">
            <text:p>1.2221712048</text:p>
          </table:table-cell>
          <table:table-cell office:value-type="float" office:value="0.020288042">
            <text:p>0.020288042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646">
            <text:p>1074646</text:p>
          </table:table-cell>
          <table:table-cell office:value-type="string">
            <text:p>None</text:p>
          </table:table-cell>
          <table:table-cell office:value-type="float" office:value="1.25">
            <text:p>1.25</text:p>
          </table:table-cell>
          <table:table-cell office:value-type="float" office:value="0.205">
            <text:p>0.205</text:p>
          </table:table-cell>
          <table:table-cell table:number-columns-repeated="3"/>
          <table:table-cell office:value-type="float" office:value="1.03687">
            <text:p>1.03687</text:p>
          </table:table-cell>
          <table:table-cell office:value-type="float" office:value="0.012960875">
            <text:p>0.012960875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647">
            <text:p>1074647</text:p>
          </table:table-cell>
          <table:table-cell office:value-type="string">
            <text:p>None</text:p>
          </table:table-cell>
          <table:table-cell office:value-type="float" office:value="2.1">
            <text:p>2.1</text:p>
          </table:table-cell>
          <table:table-cell office:value-type="float" office:value="0.365">
            <text:p>0.365</text:p>
          </table:table-cell>
          <table:table-cell table:number-columns-repeated="3"/>
          <table:table-cell office:value-type="float" office:value="1.1349652381">
            <text:p>1.1349652381</text:p>
          </table:table-cell>
          <table:table-cell office:value-type="float" office:value="0.02383427">
            <text:p>0.02383427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649">
            <text:p>1074649</text:p>
          </table:table-cell>
          <table:table-cell office:value-type="string">
            <text:p>None</text:p>
          </table:table-cell>
          <table:table-cell office:value-type="float" office:value="2.34">
            <text:p>2.34</text:p>
          </table:table-cell>
          <table:table-cell office:value-type="float" office:value="0.429">
            <text:p>0.429</text:p>
          </table:table-cell>
          <table:table-cell table:number-columns-repeated="3"/>
          <table:table-cell office:value-type="float" office:value="1.23020333333">
            <text:p>1.2302033333</text:p>
          </table:table-cell>
          <table:table-cell office:value-type="float" office:value="0.028786758">
            <text:p>0.028786758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650">
            <text:p>1074650</text:p>
          </table:table-cell>
          <table:table-cell office:value-type="string">
            <text:p>None</text:p>
          </table:table-cell>
          <table:table-cell office:value-type="float" office:value="1.22">
            <text:p>1.22</text:p>
          </table:table-cell>
          <table:table-cell office:value-type="float" office:value="0.244">
            <text:p>0.244</text:p>
          </table:table-cell>
          <table:table-cell table:number-columns-repeated="3"/>
          <table:table-cell office:value-type="float" office:value="1.39687">
            <text:p>1.39687</text:p>
          </table:table-cell>
          <table:table-cell office:value-type="float" office:value="0.017041814">
            <text:p>0.017041814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652">
            <text:p>1074652</text:p>
          </table:table-cell>
          <table:table-cell office:value-type="string">
            <text:p>None</text:p>
          </table:table-cell>
          <table:table-cell office:value-type="float" office:value="0.7">
            <text:p>0.7</text:p>
          </table:table-cell>
          <table:table-cell office:value-type="float" office:value="0.138">
            <text:p>0.138</text:p>
          </table:table-cell>
          <table:table-cell table:number-columns-repeated="3"/>
          <table:table-cell office:value-type="float" office:value="1.36829857143">
            <text:p>1.3682985714</text:p>
          </table:table-cell>
          <table:table-cell office:value-type="float" office:value="0.00957809">
            <text:p>0.00957809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653">
            <text:p>1074653</text:p>
          </table:table-cell>
          <table:table-cell office:value-type="string">
            <text:p>None</text:p>
          </table:table-cell>
          <table:table-cell office:value-type="float" office:value="1.68">
            <text:p>1.68</text:p>
          </table:table-cell>
          <table:table-cell office:value-type="float" office:value="0.326">
            <text:p>0.326</text:p>
          </table:table-cell>
          <table:table-cell table:number-columns-repeated="3"/>
          <table:table-cell office:value-type="float" office:value="1.33734619048">
            <text:p>1.3373461905</text:p>
          </table:table-cell>
          <table:table-cell office:value-type="float" office:value="0.022467416">
            <text:p>0.022467416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654">
            <text:p>1074654</text:p>
          </table:table-cell>
          <table:table-cell office:value-type="string">
            <text:p>None</text:p>
          </table:table-cell>
          <table:table-cell office:value-type="float" office:value="1.81">
            <text:p>1.81</text:p>
          </table:table-cell>
          <table:table-cell office:value-type="float" office:value="0.362">
            <text:p>0.362</text:p>
          </table:table-cell>
          <table:table-cell table:number-columns-repeated="3"/>
          <table:table-cell office:value-type="float" office:value="1.39687">
            <text:p>1.39687</text:p>
          </table:table-cell>
          <table:table-cell office:value-type="float" office:value="0.025283347">
            <text:p>0.025283347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655">
            <text:p>1074655</text:p>
          </table:table-cell>
          <table:table-cell office:value-type="string">
            <text:p>None</text:p>
          </table:table-cell>
          <table:table-cell office:value-type="float" office:value="1.48">
            <text:p>1.48</text:p>
          </table:table-cell>
          <table:table-cell office:value-type="float" office:value="0.298">
            <text:p>0.298</text:p>
          </table:table-cell>
          <table:table-cell table:number-columns-repeated="3"/>
          <table:table-cell office:value-type="float" office:value="1.41038351351">
            <text:p>1.4103835135</text:p>
          </table:table-cell>
          <table:table-cell office:value-type="float" office:value="0.020873676">
            <text:p>0.020873676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656">
            <text:p>1074656</text:p>
          </table:table-cell>
          <table:table-cell office:value-type="string">
            <text:p>None</text:p>
          </table:table-cell>
          <table:table-cell office:value-type="float" office:value="3.9">
            <text:p>3.9</text:p>
          </table:table-cell>
          <table:table-cell office:value-type="float" office:value="0.607">
            <text:p>0.607</text:p>
          </table:table-cell>
          <table:table-cell table:number-columns-repeated="3"/>
          <table:table-cell office:value-type="float" office:value="0.95328025641">
            <text:p>0.9532802564</text:p>
          </table:table-cell>
          <table:table-cell office:value-type="float" office:value="0.03717793">
            <text:p>0.03717793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657">
            <text:p>1074657</text:p>
          </table:table-cell>
          <table:table-cell office:value-type="string">
            <text:p>None</text:p>
          </table:table-cell>
          <table:table-cell office:value-type="float" office:value="3.78">
            <text:p>3.78</text:p>
          </table:table-cell>
          <table:table-cell office:value-type="float" office:value="0.642">
            <text:p>0.642</text:p>
          </table:table-cell>
          <table:table-cell table:number-columns-repeated="3"/>
          <table:table-cell office:value-type="float" office:value="1.09528269841">
            <text:p>1.0952826984</text:p>
          </table:table-cell>
          <table:table-cell office:value-type="float" office:value="0.041401686">
            <text:p>0.041401686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658">
            <text:p>1074658</text:p>
          </table:table-cell>
          <table:table-cell office:value-type="string">
            <text:p>None</text:p>
          </table:table-cell>
          <table:table-cell office:value-type="float" office:value="3.85">
            <text:p>3.85</text:p>
          </table:table-cell>
          <table:table-cell office:value-type="float" office:value="0.641">
            <text:p>0.641</text:p>
          </table:table-cell>
          <table:table-cell table:number-columns-repeated="3"/>
          <table:table-cell office:value-type="float" office:value="1.06180506494">
            <text:p>1.0618050649</text:p>
          </table:table-cell>
          <table:table-cell office:value-type="float" office:value="0.040879495">
            <text:p>0.040879495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659">
            <text:p>1074659</text:p>
          </table:table-cell>
          <table:table-cell office:value-type="string">
            <text:p>None</text:p>
          </table:table-cell>
          <table:table-cell office:value-type="float" office:value="3.13">
            <text:p>3.13</text:p>
          </table:table-cell>
          <table:table-cell office:value-type="float" office:value="0.421">
            <text:p>0.421</text:p>
          </table:table-cell>
          <table:table-cell table:number-columns-repeated="3"/>
          <table:table-cell office:value-type="float" office:value="0.741917923323">
            <text:p>0.7419179233</text:p>
          </table:table-cell>
          <table:table-cell office:value-type="float" office:value="0.023222031">
            <text:p>0.023222031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661">
            <text:p>1074661</text:p>
          </table:table-cell>
          <table:table-cell office:value-type="string">
            <text:p>None</text:p>
          </table:table-cell>
          <table:table-cell office:value-type="float" office:value="2.89">
            <text:p>2.89</text:p>
          </table:table-cell>
          <table:table-cell office:value-type="float" office:value="0.55">
            <text:p>0.55</text:p>
          </table:table-cell>
          <table:table-cell table:number-columns-repeated="3"/>
          <table:table-cell office:value-type="float" office:value="1.29998418685">
            <text:p>1.2999841869</text:p>
          </table:table-cell>
          <table:table-cell office:value-type="float" office:value="0.037569543">
            <text:p>0.037569543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662">
            <text:p>1074662</text:p>
          </table:table-cell>
          <table:table-cell office:value-type="string">
            <text:p>None</text:p>
          </table:table-cell>
          <table:table-cell office:value-type="float" office:value="2.82">
            <text:p>2.82</text:p>
          </table:table-cell>
          <table:table-cell office:value-type="float" office:value="0.535">
            <text:p>0.535</text:p>
          </table:table-cell>
          <table:table-cell table:number-columns-repeated="3"/>
          <table:table-cell office:value-type="float" office:value="1.29403312057">
            <text:p>1.2940331206</text:p>
          </table:table-cell>
          <table:table-cell office:value-type="float" office:value="0.036491734">
            <text:p>0.036491734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663">
            <text:p>1074663</text:p>
          </table:table-cell>
          <table:table-cell office:value-type="string">
            <text:p>None</text:p>
          </table:table-cell>
          <table:table-cell office:value-type="float" office:value="2.37">
            <text:p>2.37</text:p>
          </table:table-cell>
          <table:table-cell office:value-type="float" office:value="0.385">
            <text:p>0.385</text:p>
          </table:table-cell>
          <table:table-cell table:number-columns-repeated="3"/>
          <table:table-cell office:value-type="float" office:value="1.02134257384">
            <text:p>1.0213425738</text:p>
          </table:table-cell>
          <table:table-cell office:value-type="float" office:value="0.024205819">
            <text:p>0.024205819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664">
            <text:p>1074664</text:p>
          </table:table-cell>
          <table:table-cell office:value-type="string">
            <text:p>None</text:p>
          </table:table-cell>
          <table:table-cell office:value-type="float" office:value="3.24">
            <text:p>3.24</text:p>
          </table:table-cell>
          <table:table-cell office:value-type="float" office:value="0.467">
            <text:p>0.467</text:p>
          </table:table-cell>
          <table:table-cell table:number-columns-repeated="3"/>
          <table:table-cell office:value-type="float" office:value="0.838228024691">
            <text:p>0.8382280247</text:p>
          </table:table-cell>
          <table:table-cell office:value-type="float" office:value="0.027158588">
            <text:p>0.027158588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665">
            <text:p>1074665</text:p>
          </table:table-cell>
          <table:table-cell office:value-type="string">
            <text:p>None</text:p>
          </table:table-cell>
          <table:table-cell office:value-type="float" office:value="2.62">
            <text:p>2.62</text:p>
          </table:table-cell>
          <table:table-cell office:value-type="float" office:value="0.382">
            <text:p>0.382</text:p>
          </table:table-cell>
          <table:table-cell table:number-columns-repeated="3"/>
          <table:table-cell office:value-type="float" office:value="0.854885267176">
            <text:p>0.8548852672</text:p>
          </table:table-cell>
          <table:table-cell office:value-type="float" office:value="0.022397994">
            <text:p>0.022397994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666">
            <text:p>1074666</text:p>
          </table:table-cell>
          <table:table-cell office:value-type="string">
            <text:p>None</text:p>
          </table:table-cell>
          <table:table-cell office:value-type="float" office:value="2.4">
            <text:p>2.4</text:p>
          </table:table-cell>
          <table:table-cell office:value-type="float" office:value="0.483">
            <text:p>0.483</text:p>
          </table:table-cell>
          <table:table-cell table:number-columns-repeated="3"/>
          <table:table-cell office:value-type="float" office:value="1.40937">
            <text:p>1.40937</text:p>
          </table:table-cell>
          <table:table-cell office:value-type="float" office:value="0.03382488">
            <text:p>0.03382488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667">
            <text:p>1074667</text:p>
          </table:table-cell>
          <table:table-cell office:value-type="string">
            <text:p>None</text:p>
          </table:table-cell>
          <table:table-cell office:value-type="float" office:value="1.98">
            <text:p>1.98</text:p>
          </table:table-cell>
          <table:table-cell office:value-type="float" office:value="0.368">
            <text:p>0.368</text:p>
          </table:table-cell>
          <table:table-cell table:number-columns-repeated="3"/>
          <table:table-cell office:value-type="float" office:value="1.25545585859">
            <text:p>1.2554558586</text:p>
          </table:table-cell>
          <table:table-cell office:value-type="float" office:value="0.024858026">
            <text:p>0.024858026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668">
            <text:p>1074668</text:p>
          </table:table-cell>
          <table:table-cell office:value-type="string">
            <text:p>None</text:p>
          </table:table-cell>
          <table:table-cell office:value-type="float" office:value="2.96">
            <text:p>2.96</text:p>
          </table:table-cell>
          <table:table-cell office:value-type="float" office:value="0.555">
            <text:p>0.555</text:p>
          </table:table-cell>
          <table:table-cell table:number-columns-repeated="3"/>
          <table:table-cell office:value-type="float" office:value="1.27187">
            <text:p>1.27187</text:p>
          </table:table-cell>
          <table:table-cell office:value-type="float" office:value="0.037647352">
            <text:p>0.037647352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669">
            <text:p>1074669</text:p>
          </table:table-cell>
          <table:table-cell office:value-type="string">
            <text:p>None</text:p>
          </table:table-cell>
          <table:table-cell office:value-type="float" office:value="3.55">
            <text:p>3.55</text:p>
          </table:table-cell>
          <table:table-cell office:value-type="float" office:value="0.564">
            <text:p>0.564</text:p>
          </table:table-cell>
          <table:table-cell table:number-columns-repeated="3"/>
          <table:table-cell office:value-type="float" office:value="0.985602394366">
            <text:p>0.9856023944</text:p>
          </table:table-cell>
          <table:table-cell office:value-type="float" office:value="0.034988885">
            <text:p>0.034988885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670">
            <text:p>1074670</text:p>
          </table:table-cell>
          <table:table-cell office:value-type="string">
            <text:p>None</text:p>
          </table:table-cell>
          <table:table-cell office:value-type="float" office:value="3.67">
            <text:p>3.67</text:p>
          </table:table-cell>
          <table:table-cell office:value-type="float" office:value="0.673">
            <text:p>0.673</text:p>
          </table:table-cell>
          <table:table-cell table:number-columns-repeated="3"/>
          <table:table-cell office:value-type="float" office:value="1.23065746594">
            <text:p>1.2306574659</text:p>
          </table:table-cell>
          <table:table-cell office:value-type="float" office:value="0.045165129">
            <text:p>0.045165129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671">
            <text:p>1074671</text:p>
          </table:table-cell>
          <table:table-cell office:value-type="string">
            <text:p>None</text:p>
          </table:table-cell>
          <table:table-cell office:value-type="float" office:value="3.61">
            <text:p>3.61</text:p>
          </table:table-cell>
          <table:table-cell office:value-type="float" office:value="0.75">
            <text:p>0.75</text:p>
          </table:table-cell>
          <table:table-cell table:number-columns-repeated="3"/>
          <table:table-cell office:value-type="float" office:value="1.47443232687">
            <text:p>1.4744323269</text:p>
          </table:table-cell>
          <table:table-cell office:value-type="float" office:value="0.053227007">
            <text:p>0.053227007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672">
            <text:p>1074672</text:p>
          </table:table-cell>
          <table:table-cell office:value-type="string">
            <text:p>None</text:p>
          </table:table-cell>
          <table:table-cell office:value-type="float" office:value="3.48">
            <text:p>3.48</text:p>
          </table:table-cell>
          <table:table-cell office:value-type="float" office:value="0.608">
            <text:p>0.608</text:p>
          </table:table-cell>
          <table:table-cell table:number-columns-repeated="3"/>
          <table:table-cell office:value-type="float" office:value="1.14399643678">
            <text:p>1.1439964368</text:p>
          </table:table-cell>
          <table:table-cell office:value-type="float" office:value="0.039811076">
            <text:p>0.039811076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673">
            <text:p>1074673</text:p>
          </table:table-cell>
          <table:table-cell office:value-type="string">
            <text:p>None</text:p>
          </table:table-cell>
          <table:table-cell office:value-type="float" office:value="2.49">
            <text:p>2.49</text:p>
          </table:table-cell>
          <table:table-cell office:value-type="float" office:value="0.392">
            <text:p>0.392</text:p>
          </table:table-cell>
          <table:table-cell table:number-columns-repeated="3"/>
          <table:table-cell office:value-type="float" office:value="0.971167188755">
            <text:p>0.9711671888</text:p>
          </table:table-cell>
          <table:table-cell office:value-type="float" office:value="0.024182063">
            <text:p>0.024182063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674">
            <text:p>1074674</text:p>
          </table:table-cell>
          <table:table-cell office:value-type="string">
            <text:p>None</text:p>
          </table:table-cell>
          <table:table-cell office:value-type="float" office:value="2.98">
            <text:p>2.98</text:p>
          </table:table-cell>
          <table:table-cell office:value-type="float" office:value="0.508">
            <text:p>0.508</text:p>
          </table:table-cell>
          <table:table-cell table:number-columns-repeated="3"/>
          <table:table-cell office:value-type="float" office:value="1.10156798658">
            <text:p>1.1015679866</text:p>
          </table:table-cell>
          <table:table-cell office:value-type="float" office:value="0.032826726">
            <text:p>0.032826726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677">
            <text:p>1074677</text:p>
          </table:table-cell>
          <table:table-cell office:value-type="string">
            <text:p>None</text:p>
          </table:table-cell>
          <table:table-cell office:value-type="float" office:value="2.71">
            <text:p>2.71</text:p>
          </table:table-cell>
          <table:table-cell office:value-type="float" office:value="0.459">
            <text:p>0.459</text:p>
          </table:table-cell>
          <table:table-cell table:number-columns-repeated="3"/>
          <table:table-cell office:value-type="float" office:value="1.09059693727">
            <text:p>1.0905969373</text:p>
          </table:table-cell>
          <table:table-cell office:value-type="float" office:value="0.029555177">
            <text:p>0.029555177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678">
            <text:p>1074678</text:p>
          </table:table-cell>
          <table:table-cell office:value-type="string">
            <text:p>None</text:p>
          </table:table-cell>
          <table:table-cell office:value-type="float" office:value="2.9">
            <text:p>2.9</text:p>
          </table:table-cell>
          <table:table-cell office:value-type="float" office:value="0.47">
            <text:p>0.47</text:p>
          </table:table-cell>
          <table:table-cell table:number-columns-repeated="3"/>
          <table:table-cell office:value-type="float" office:value="1.01755965517">
            <text:p>1.0175596552</text:p>
          </table:table-cell>
          <table:table-cell office:value-type="float" office:value="0.02950923">
            <text:p>0.02950923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679">
            <text:p>1074679</text:p>
          </table:table-cell>
          <table:table-cell office:value-type="string">
            <text:p>None</text:p>
          </table:table-cell>
          <table:table-cell office:value-type="float" office:value="2.57">
            <text:p>2.57</text:p>
          </table:table-cell>
          <table:table-cell office:value-type="float" office:value="0.495">
            <text:p>0.495</text:p>
          </table:table-cell>
          <table:table-cell table:number-columns-repeated="3"/>
          <table:table-cell office:value-type="float" office:value="1.32294003891">
            <text:p>1.3229400389</text:p>
          </table:table-cell>
          <table:table-cell office:value-type="float" office:value="0.033999559">
            <text:p>0.033999559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680">
            <text:p>1074680</text:p>
          </table:table-cell>
          <table:table-cell office:value-type="string">
            <text:p>None</text:p>
          </table:table-cell>
          <table:table-cell office:value-type="float" office:value="2.59">
            <text:p>2.59</text:p>
          </table:table-cell>
          <table:table-cell office:value-type="float" office:value="0.522">
            <text:p>0.522</text:p>
          </table:table-cell>
          <table:table-cell table:number-columns-repeated="3"/>
          <table:table-cell office:value-type="float" office:value="1.41231401544">
            <text:p>1.4123140154</text:p>
          </table:table-cell>
          <table:table-cell office:value-type="float" office:value="0.036578933">
            <text:p>0.036578933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681">
            <text:p>1074681</text:p>
          </table:table-cell>
          <table:table-cell office:value-type="string">
            <text:p>None</text:p>
          </table:table-cell>
          <table:table-cell office:value-type="float" office:value="2.78">
            <text:p>2.78</text:p>
          </table:table-cell>
          <table:table-cell office:value-type="float" office:value="0.52">
            <text:p>0.52</text:p>
          </table:table-cell>
          <table:table-cell table:number-columns-repeated="3"/>
          <table:table-cell office:value-type="float" office:value="1.26737359712">
            <text:p>1.2673735971</text:p>
          </table:table-cell>
          <table:table-cell office:value-type="float" office:value="0.035232986">
            <text:p>0.035232986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683">
            <text:p>1074683</text:p>
          </table:table-cell>
          <table:table-cell office:value-type="string">
            <text:p>None</text:p>
          </table:table-cell>
          <table:table-cell office:value-type="float" office:value="2.55">
            <text:p>2.55</text:p>
          </table:table-cell>
          <table:table-cell office:value-type="float" office:value="0.451">
            <text:p>0.451</text:p>
          </table:table-cell>
          <table:table-cell table:number-columns-repeated="3"/>
          <table:table-cell office:value-type="float" office:value="1.16549745098">
            <text:p>1.165497451</text:p>
          </table:table-cell>
          <table:table-cell office:value-type="float" office:value="0.029720185">
            <text:p>0.029720185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684">
            <text:p>1074684</text:p>
          </table:table-cell>
          <table:table-cell office:value-type="string">
            <text:p>None</text:p>
          </table:table-cell>
          <table:table-cell office:value-type="float" office:value="2.31">
            <text:p>2.31</text:p>
          </table:table-cell>
          <table:table-cell office:value-type="float" office:value="0.377">
            <text:p>0.377</text:p>
          </table:table-cell>
          <table:table-cell table:number-columns-repeated="3"/>
          <table:table-cell office:value-type="float" office:value="1.02890463203">
            <text:p>1.028904632</text:p>
          </table:table-cell>
          <table:table-cell office:value-type="float" office:value="0.023767697">
            <text:p>0.023767697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685">
            <text:p>1074685</text:p>
          </table:table-cell>
          <table:table-cell office:value-type="string">
            <text:p>None</text:p>
          </table:table-cell>
          <table:table-cell office:value-type="float" office:value="1.69">
            <text:p>1.69</text:p>
          </table:table-cell>
          <table:table-cell office:value-type="float" office:value="0.307">
            <text:p>0.307</text:p>
          </table:table-cell>
          <table:table-cell table:number-columns-repeated="3"/>
          <table:table-cell office:value-type="float" office:value="1.21343804734">
            <text:p>1.2134380473</text:p>
          </table:table-cell>
          <table:table-cell office:value-type="float" office:value="0.020507103">
            <text:p>0.020507103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686">
            <text:p>1074686</text:p>
          </table:table-cell>
          <table:table-cell office:value-type="string">
            <text:p>None</text:p>
          </table:table-cell>
          <table:table-cell office:value-type="float" office:value="2.2">
            <text:p>2.2</text:p>
          </table:table-cell>
          <table:table-cell office:value-type="float" office:value="0.372">
            <text:p>0.372</text:p>
          </table:table-cell>
          <table:table-cell table:number-columns-repeated="3"/>
          <table:table-cell office:value-type="float" office:value="1.08777909091">
            <text:p>1.0877790909</text:p>
          </table:table-cell>
          <table:table-cell office:value-type="float" office:value="0.02393114">
            <text:p>0.02393114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687">
            <text:p>1074687</text:p>
          </table:table-cell>
          <table:table-cell office:value-type="string">
            <text:p>None</text:p>
          </table:table-cell>
          <table:table-cell office:value-type="float" office:value="1.94">
            <text:p>1.94</text:p>
          </table:table-cell>
          <table:table-cell office:value-type="float" office:value="0.365">
            <text:p>0.365</text:p>
          </table:table-cell>
          <table:table-cell table:number-columns-repeated="3"/>
          <table:table-cell office:value-type="float" office:value="1.27831329897">
            <text:p>1.278313299</text:p>
          </table:table-cell>
          <table:table-cell office:value-type="float" office:value="0.024799278">
            <text:p>0.024799278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688">
            <text:p>1074688</text:p>
          </table:table-cell>
          <table:table-cell office:value-type="string">
            <text:p>None</text:p>
          </table:table-cell>
          <table:table-cell office:value-type="float" office:value="1.94">
            <text:p>1.94</text:p>
          </table:table-cell>
          <table:table-cell office:value-type="float" office:value="0.331">
            <text:p>0.331</text:p>
          </table:table-cell>
          <table:table-cell table:number-columns-repeated="3"/>
          <table:table-cell office:value-type="float" office:value="1.10305556701">
            <text:p>1.103055567</text:p>
          </table:table-cell>
          <table:table-cell office:value-type="float" office:value="0.021399278">
            <text:p>0.021399278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689">
            <text:p>1074689</text:p>
          </table:table-cell>
          <table:table-cell office:value-type="string">
            <text:p>None</text:p>
          </table:table-cell>
          <table:table-cell office:value-type="float" office:value="1.29">
            <text:p>1.29</text:p>
          </table:table-cell>
          <table:table-cell office:value-type="float" office:value="0.201">
            <text:p>0.201</text:p>
          </table:table-cell>
          <table:table-cell table:number-columns-repeated="3"/>
          <table:table-cell office:value-type="float" office:value="0.955009534884">
            <text:p>0.9550095349</text:p>
          </table:table-cell>
          <table:table-cell office:value-type="float" office:value="0.012319623">
            <text:p>0.012319623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690">
            <text:p>1074690</text:p>
          </table:table-cell>
          <table:table-cell office:value-type="string">
            <text:p>None</text:p>
          </table:table-cell>
          <table:table-cell office:value-type="float" office:value="1.39">
            <text:p>1.39</text:p>
          </table:table-cell>
          <table:table-cell office:value-type="float" office:value="0.256">
            <text:p>0.256</text:p>
          </table:table-cell>
          <table:table-cell table:number-columns-repeated="3"/>
          <table:table-cell office:value-type="float" office:value="1.23859661871">
            <text:p>1.2385966187</text:p>
          </table:table-cell>
          <table:table-cell office:value-type="float" office:value="0.017216493">
            <text:p>0.017216493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691">
            <text:p>1074691</text:p>
          </table:table-cell>
          <table:table-cell office:value-type="string">
            <text:p>None</text:p>
          </table:table-cell>
          <table:table-cell office:value-type="float" office:value="2.11">
            <text:p>2.11</text:p>
          </table:table-cell>
          <table:table-cell office:value-type="float" office:value="0.42">
            <text:p>0.42</text:p>
          </table:table-cell>
          <table:table-cell table:number-columns-repeated="3"/>
          <table:table-cell office:value-type="float" office:value="1.38739132701">
            <text:p>1.387391327</text:p>
          </table:table-cell>
          <table:table-cell office:value-type="float" office:value="0.029273957">
            <text:p>0.029273957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692">
            <text:p>1074692</text:p>
          </table:table-cell>
          <table:table-cell office:value-type="string">
            <text:p>None</text:p>
          </table:table-cell>
          <table:table-cell office:value-type="float" office:value="1.33">
            <text:p>1.33</text:p>
          </table:table-cell>
          <table:table-cell office:value-type="float" office:value="0.212">
            <text:p>0.212</text:p>
          </table:table-cell>
          <table:table-cell table:number-columns-repeated="3"/>
          <table:table-cell office:value-type="float" office:value="0.990854962406">
            <text:p>0.9908549624</text:p>
          </table:table-cell>
          <table:table-cell office:value-type="float" office:value="0.013178371">
            <text:p>0.013178371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693">
            <text:p>1074693</text:p>
          </table:table-cell>
          <table:table-cell office:value-type="string">
            <text:p>None</text:p>
          </table:table-cell>
          <table:table-cell office:value-type="float" office:value="2.67">
            <text:p>2.67</text:p>
          </table:table-cell>
          <table:table-cell office:value-type="float" office:value="0.494">
            <text:p>0.494</text:p>
          </table:table-cell>
          <table:table-cell table:number-columns-repeated="3"/>
          <table:table-cell office:value-type="float" office:value="1.24705726592">
            <text:p>1.2470572659</text:p>
          </table:table-cell>
          <table:table-cell office:value-type="float" office:value="0.033296429">
            <text:p>0.033296429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694">
            <text:p>1074694</text:p>
          </table:table-cell>
          <table:table-cell office:value-type="string">
            <text:p>None</text:p>
          </table:table-cell>
          <table:table-cell office:value-type="float" office:value="2.34">
            <text:p>2.34</text:p>
          </table:table-cell>
          <table:table-cell office:value-type="float" office:value="0.399">
            <text:p>0.399</text:p>
          </table:table-cell>
          <table:table-cell table:number-columns-repeated="3"/>
          <table:table-cell office:value-type="float" office:value="1.10199820513">
            <text:p>1.1019982051</text:p>
          </table:table-cell>
          <table:table-cell office:value-type="float" office:value="0.025786758">
            <text:p>0.025786758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695">
            <text:p>1074695</text:p>
          </table:table-cell>
          <table:table-cell office:value-type="string">
            <text:p>None</text:p>
          </table:table-cell>
          <table:table-cell office:value-type="float" office:value="1.78">
            <text:p>1.78</text:p>
          </table:table-cell>
          <table:table-cell office:value-type="float" office:value="0.26">
            <text:p>0.26</text:p>
          </table:table-cell>
          <table:table-cell table:number-columns-repeated="3"/>
          <table:table-cell office:value-type="float" office:value="0.857544157303">
            <text:p>0.8575441573</text:p>
          </table:table-cell>
          <table:table-cell office:value-type="float" office:value="0.015264286">
            <text:p>0.015264286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696">
            <text:p>1074696</text:p>
          </table:table-cell>
          <table:table-cell office:value-type="string">
            <text:p>None</text:p>
          </table:table-cell>
          <table:table-cell office:value-type="float" office:value="1.46">
            <text:p>1.46</text:p>
          </table:table-cell>
          <table:table-cell office:value-type="float" office:value="0.245">
            <text:p>0.245</text:p>
          </table:table-cell>
          <table:table-cell table:number-columns-repeated="3"/>
          <table:table-cell office:value-type="float" office:value="1.07495219178">
            <text:p>1.0749521918</text:p>
          </table:table-cell>
          <table:table-cell office:value-type="float" office:value="0.015694302">
            <text:p>0.015694302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697">
            <text:p>1074697</text:p>
          </table:table-cell>
          <table:table-cell office:value-type="string">
            <text:p>None</text:p>
          </table:table-cell>
          <table:table-cell office:value-type="float" office:value="2.4">
            <text:p>2.4</text:p>
          </table:table-cell>
          <table:table-cell office:value-type="float" office:value="0.427">
            <text:p>0.427</text:p>
          </table:table-cell>
          <table:table-cell table:number-columns-repeated="3"/>
          <table:table-cell office:value-type="float" office:value="1.17603666667">
            <text:p>1.1760366667</text:p>
          </table:table-cell>
          <table:table-cell office:value-type="float" office:value="0.02822488">
            <text:p>0.02822488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698">
            <text:p>1074698</text:p>
          </table:table-cell>
          <table:table-cell office:value-type="string">
            <text:p>None</text:p>
          </table:table-cell>
          <table:table-cell office:value-type="float" office:value="2.07">
            <text:p>2.07</text:p>
          </table:table-cell>
          <table:table-cell office:value-type="float" office:value="0.343">
            <text:p>0.343</text:p>
          </table:table-cell>
          <table:table-cell table:number-columns-repeated="3"/>
          <table:table-cell office:value-type="float" office:value="1.05387483092">
            <text:p>1.0538748309</text:p>
          </table:table-cell>
          <table:table-cell office:value-type="float" office:value="0.021815209">
            <text:p>0.021815209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702">
            <text:p>1074702</text:p>
          </table:table-cell>
          <table:table-cell office:value-type="string">
            <text:p>None</text:p>
          </table:table-cell>
          <table:table-cell office:value-type="float" office:value="1.76">
            <text:p>1.76</text:p>
          </table:table-cell>
          <table:table-cell office:value-type="float" office:value="0.318">
            <text:p>0.318</text:p>
          </table:table-cell>
          <table:table-cell table:number-columns-repeated="3"/>
          <table:table-cell office:value-type="float" office:value="1.20368818182">
            <text:p>1.2036881818</text:p>
          </table:table-cell>
          <table:table-cell office:value-type="float" office:value="0.021184912">
            <text:p>0.021184912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703">
            <text:p>1074703</text:p>
          </table:table-cell>
          <table:table-cell office:value-type="string">
            <text:p>None</text:p>
          </table:table-cell>
          <table:table-cell office:value-type="float" office:value="2.15">
            <text:p>2.15</text:p>
          </table:table-cell>
          <table:table-cell office:value-type="float" office:value="0.418">
            <text:p>0.418</text:p>
          </table:table-cell>
          <table:table-cell table:number-columns-repeated="3"/>
          <table:table-cell office:value-type="float" office:value="1.34105604651">
            <text:p>1.3410560465</text:p>
          </table:table-cell>
          <table:table-cell office:value-type="float" office:value="0.028832705">
            <text:p>0.028832705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704">
            <text:p>1074704</text:p>
          </table:table-cell>
          <table:table-cell office:value-type="string">
            <text:p>None</text:p>
          </table:table-cell>
          <table:table-cell office:value-type="float" office:value="1.99">
            <text:p>1.99</text:p>
          </table:table-cell>
          <table:table-cell office:value-type="float" office:value="0.313">
            <text:p>0.313</text:p>
          </table:table-cell>
          <table:table-cell table:number-columns-repeated="3"/>
          <table:table-cell office:value-type="float" office:value="0.969734321608">
            <text:p>0.9697343216</text:p>
          </table:table-cell>
          <table:table-cell office:value-type="float" office:value="0.019297713">
            <text:p>0.019297713</text:p>
          </table:table-cell>
        </table:table-row>
        <table:table-row table:style-name="ro1">
          <table:table-cell office:value-type="float" office:value="48656">
            <text:p>48656</text:p>
          </table:table-cell>
          <table:table-cell office:value-type="float" office:value="1074705">
            <text:p>1074705</text:p>
          </table:table-cell>
          <table:table-cell office:value-type="string">
            <text:p>None</text:p>
          </table:table-cell>
          <table:table-cell office:value-type="float" office:value="1.83">
            <text:p>1.83</text:p>
          </table:table-cell>
          <table:table-cell office:value-type="float" office:value="0.375">
            <text:p>0.375</text:p>
          </table:table-cell>
          <table:table-cell table:number-columns-repeated="3"/>
          <table:table-cell office:value-type="float" office:value="1.44605032787">
            <text:p>1.4460503279</text:p>
          </table:table-cell>
          <table:table-cell office:value-type="float" office:value="0.026462721">
            <text:p>0.026462721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759">
            <text:p>1213759</text:p>
          </table:table-cell>
          <table:table-cell office:value-type="float" office:value="2878">
            <text:p>2878</text:p>
          </table:table-cell>
          <table:table-cell office:value-type="float" office:value="48.9">
            <text:p>48.9</text:p>
          </table:table-cell>
          <table:table-cell/>
          <table:table-cell office:value-type="float" office:value="2.6102">
            <text:p>2.6102</text:p>
          </table:table-cell>
          <table:table-cell office:value-type="float" office:value="0.613">
            <text:p>0.613</text:p>
          </table:table-cell>
          <table:table-cell/>
          <table:table-cell office:value-type="float" office:value="1.74534904375">
            <text:p>1.7453490438</text:p>
          </table:table-cell>
          <table:table-cell office:value-type="float" office:value="85.3475682394">
            <text:p>85.3475682394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760">
            <text:p>1213760</text:p>
          </table:table-cell>
          <table:table-cell office:value-type="float" office:value="2878">
            <text:p>2878</text:p>
          </table:table-cell>
          <table:table-cell office:value-type="float" office:value="39.5">
            <text:p>39.5</text:p>
          </table:table-cell>
          <table:table-cell/>
          <table:table-cell office:value-type="float" office:value="3.0204">
            <text:p>3.0204</text:p>
          </table:table-cell>
          <table:table-cell office:value-type="float" office:value="0.822">
            <text:p>0.822</text:p>
          </table:table-cell>
          <table:table-cell/>
          <table:table-cell office:value-type="float" office:value="2.11836384188">
            <text:p>2.1183638419</text:p>
          </table:table-cell>
          <table:table-cell office:value-type="float" office:value="83.6753717541">
            <text:p>83.6753717541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761">
            <text:p>1213761</text:p>
          </table:table-cell>
          <table:table-cell office:value-type="float" office:value="2878">
            <text:p>2878</text:p>
          </table:table-cell>
          <table:table-cell office:value-type="float" office:value="306">
            <text:p>306</text:p>
          </table:table-cell>
          <table:table-cell/>
          <table:table-cell office:value-type="float" office:value="2.7057">
            <text:p>2.7057</text:p>
          </table:table-cell>
          <table:table-cell office:value-type="float" office:value="0.804">
            <text:p>0.804</text:p>
          </table:table-cell>
          <table:table-cell/>
          <table:table-cell office:value-type="float" office:value="2.3683746014">
            <text:p>2.3683746014</text:p>
          </table:table-cell>
          <table:table-cell office:value-type="float" office:value="724.722628027">
            <text:p>724.722628027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762">
            <text:p>1213762</text:p>
          </table:table-cell>
          <table:table-cell office:value-type="float" office:value="2878">
            <text:p>2878</text:p>
          </table:table-cell>
          <table:table-cell office:value-type="float" office:value="177.86">
            <text:p>177.86</text:p>
          </table:table-cell>
          <table:table-cell/>
          <table:table-cell office:value-type="float" office:value="3.2085">
            <text:p>3.2085</text:p>
          </table:table-cell>
          <table:table-cell office:value-type="float" office:value="1.007">
            <text:p>1.007</text:p>
          </table:table-cell>
          <table:table-cell/>
          <table:table-cell office:value-type="float" office:value="2.53540825775">
            <text:p>2.5354082578</text:p>
          </table:table-cell>
          <table:table-cell office:value-type="float" office:value="450.947712724">
            <text:p>450.947712724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763">
            <text:p>1213763</text:p>
          </table:table-cell>
          <table:table-cell office:value-type="float" office:value="2878">
            <text:p>2878</text:p>
          </table:table-cell>
          <table:table-cell office:value-type="float" office:value="29.7">
            <text:p>29.7</text:p>
          </table:table-cell>
          <table:table-cell/>
          <table:table-cell office:value-type="float" office:value="3.3646">
            <text:p>3.3646</text:p>
          </table:table-cell>
          <table:table-cell office:value-type="float" office:value="0.855">
            <text:p>0.855</text:p>
          </table:table-cell>
          <table:table-cell/>
          <table:table-cell office:value-type="float" office:value="1.93803388278">
            <text:p>1.9380338828</text:p>
          </table:table-cell>
          <table:table-cell office:value-type="float" office:value="57.5596063186">
            <text:p>57.5596063186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764">
            <text:p>1213764</text:p>
          </table:table-cell>
          <table:table-cell office:value-type="float" office:value="2878">
            <text:p>2878</text:p>
          </table:table-cell>
          <table:table-cell office:value-type="float" office:value="27.1">
            <text:p>27.1</text:p>
          </table:table-cell>
          <table:table-cell/>
          <table:table-cell office:value-type="float" office:value="2.0368">
            <text:p>2.0368</text:p>
          </table:table-cell>
          <table:table-cell office:value-type="float" office:value="0.451">
            <text:p>0.451</text:p>
          </table:table-cell>
          <table:table-cell/>
          <table:table-cell office:value-type="float" office:value="1.61112765907">
            <text:p>1.6111276591</text:p>
          </table:table-cell>
          <table:table-cell office:value-type="float" office:value="43.6615595609">
            <text:p>43.6615595609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765">
            <text:p>1213765</text:p>
          </table:table-cell>
          <table:table-cell office:value-type="float" office:value="2878">
            <text:p>2878</text:p>
          </table:table-cell>
          <table:table-cell office:value-type="float" office:value="160.5">
            <text:p>160.5</text:p>
          </table:table-cell>
          <table:table-cell/>
          <table:table-cell office:value-type="float" office:value="2.6844">
            <text:p>2.6844</text:p>
          </table:table-cell>
          <table:table-cell office:value-type="float" office:value="0.641">
            <text:p>0.641</text:p>
          </table:table-cell>
          <table:table-cell/>
          <table:table-cell office:value-type="float" office:value="1.78474066011">
            <text:p>1.7847406601</text:p>
          </table:table-cell>
          <table:table-cell office:value-type="float" office:value="286.450875948">
            <text:p>286.450875948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766">
            <text:p>1213766</text:p>
          </table:table-cell>
          <table:table-cell office:value-type="float" office:value="2878">
            <text:p>2878</text:p>
          </table:table-cell>
          <table:table-cell office:value-type="float" office:value="179.2">
            <text:p>179.2</text:p>
          </table:table-cell>
          <table:table-cell/>
          <table:table-cell office:value-type="float" office:value="2.9185">
            <text:p>2.9185</text:p>
          </table:table-cell>
          <table:table-cell office:value-type="float" office:value="0.855">
            <text:p>0.855</text:p>
          </table:table-cell>
          <table:table-cell/>
          <table:table-cell office:value-type="float" office:value="2.32645711667">
            <text:p>2.3264571167</text:p>
          </table:table-cell>
          <table:table-cell office:value-type="float" office:value="416.901115307">
            <text:p>416.901115307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767">
            <text:p>1213767</text:p>
          </table:table-cell>
          <table:table-cell office:value-type="float" office:value="2878">
            <text:p>2878</text:p>
          </table:table-cell>
          <table:table-cell office:value-type="float" office:value="202.9">
            <text:p>202.9</text:p>
          </table:table-cell>
          <table:table-cell/>
          <table:table-cell office:value-type="float" office:value="2.9635">
            <text:p>2.9635</text:p>
          </table:table-cell>
          <table:table-cell office:value-type="float" office:value="0.734">
            <text:p>0.734</text:p>
          </table:table-cell>
          <table:table-cell/>
          <table:table-cell office:value-type="float" office:value="1.8736710798">
            <text:p>1.8736710798</text:p>
          </table:table-cell>
          <table:table-cell office:value-type="float" office:value="380.167862092">
            <text:p>380.167862092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768">
            <text:p>1213768</text:p>
          </table:table-cell>
          <table:table-cell office:value-type="float" office:value="2878">
            <text:p>2878</text:p>
          </table:table-cell>
          <table:table-cell office:value-type="float" office:value="171.2">
            <text:p>171.2</text:p>
          </table:table-cell>
          <table:table-cell/>
          <table:table-cell office:value-type="float" office:value="2.9164">
            <text:p>2.9164</text:p>
          </table:table-cell>
          <table:table-cell office:value-type="float" office:value="0.684">
            <text:p>0.684</text:p>
          </table:table-cell>
          <table:table-cell/>
          <table:table-cell office:value-type="float" office:value="1.74222728981">
            <text:p>1.7422272898</text:p>
          </table:table-cell>
          <table:table-cell office:value-type="float" office:value="298.269312015">
            <text:p>298.269312015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769">
            <text:p>1213769</text:p>
          </table:table-cell>
          <table:table-cell office:value-type="float" office:value="2878">
            <text:p>2878</text:p>
          </table:table-cell>
          <table:table-cell office:value-type="float" office:value="50">
            <text:p>50</text:p>
          </table:table-cell>
          <table:table-cell/>
          <table:table-cell office:value-type="float" office:value="2.1209">
            <text:p>2.1209</text:p>
          </table:table-cell>
          <table:table-cell office:value-type="float" office:value="0.491">
            <text:p>0.491</text:p>
          </table:table-cell>
          <table:table-cell/>
          <table:table-cell office:value-type="float" office:value="1.71192492951">
            <text:p>1.7119249295</text:p>
          </table:table-cell>
          <table:table-cell office:value-type="float" office:value="85.5962464756">
            <text:p>85.5962464756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770">
            <text:p>1213770</text:p>
          </table:table-cell>
          <table:table-cell office:value-type="float" office:value="2878">
            <text:p>2878</text:p>
          </table:table-cell>
          <table:table-cell office:value-type="float" office:value="37.6">
            <text:p>37.6</text:p>
          </table:table-cell>
          <table:table-cell/>
          <table:table-cell office:value-type="float" office:value="2.4616">
            <text:p>2.4616</text:p>
          </table:table-cell>
          <table:table-cell office:value-type="float" office:value="0.501">
            <text:p>0.501</text:p>
          </table:table-cell>
          <table:table-cell/>
          <table:table-cell office:value-type="float" office:value="1.43213161846">
            <text:p>1.4321316185</text:p>
          </table:table-cell>
          <table:table-cell office:value-type="float" office:value="53.8481488541">
            <text:p>53.8481488541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771">
            <text:p>1213771</text:p>
          </table:table-cell>
          <table:table-cell office:value-type="float" office:value="2877">
            <text:p>2877</text:p>
          </table:table-cell>
          <table:table-cell office:value-type="float" office:value="102.4">
            <text:p>102.4</text:p>
          </table:table-cell>
          <table:table-cell/>
          <table:table-cell office:value-type="float" office:value="2.6099">
            <text:p>2.6099</text:p>
          </table:table-cell>
          <table:table-cell office:value-type="float" office:value="0.625">
            <text:p>0.625</text:p>
          </table:table-cell>
          <table:table-cell/>
          <table:table-cell office:value-type="float" office:value="1.79159776735">
            <text:p>1.7915977674</text:p>
          </table:table-cell>
          <table:table-cell office:value-type="float" office:value="183.459611376">
            <text:p>183.459611376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772">
            <text:p>1213772</text:p>
          </table:table-cell>
          <table:table-cell office:value-type="float" office:value="2877">
            <text:p>2877</text:p>
          </table:table-cell>
          <table:table-cell office:value-type="float" office:value="40.09">
            <text:p>40.09</text:p>
          </table:table-cell>
          <table:table-cell/>
          <table:table-cell office:value-type="float" office:value="2.2753">
            <text:p>2.2753</text:p>
          </table:table-cell>
          <table:table-cell office:value-type="float" office:value="0.561">
            <text:p>0.561</text:p>
          </table:table-cell>
          <table:table-cell/>
          <table:table-cell office:value-type="float" office:value="1.86247893069">
            <text:p>1.8624789307</text:p>
          </table:table-cell>
          <table:table-cell office:value-type="float" office:value="74.6667803314">
            <text:p>74.6667803314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773">
            <text:p>1213773</text:p>
          </table:table-cell>
          <table:table-cell office:value-type="float" office:value="2877">
            <text:p>2877</text:p>
          </table:table-cell>
          <table:table-cell office:value-type="float" office:value="318.8">
            <text:p>318.8</text:p>
          </table:table-cell>
          <table:table-cell/>
          <table:table-cell office:value-type="float" office:value="2.5055">
            <text:p>2.5055</text:p>
          </table:table-cell>
          <table:table-cell office:value-type="float" office:value="0.739">
            <text:p>0.739</text:p>
          </table:table-cell>
          <table:table-cell/>
          <table:table-cell office:value-type="float" office:value="2.34638107563">
            <text:p>2.3463810756</text:p>
          </table:table-cell>
          <table:table-cell office:value-type="float" office:value="748.026286912">
            <text:p>748.026286912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774">
            <text:p>1213774</text:p>
          </table:table-cell>
          <table:table-cell office:value-type="float" office:value="2877">
            <text:p>2877</text:p>
          </table:table-cell>
          <table:table-cell office:value-type="float" office:value="243.16">
            <text:p>243.16</text:p>
          </table:table-cell>
          <table:table-cell/>
          <table:table-cell office:value-type="float" office:value="3.1636">
            <text:p>3.1636</text:p>
          </table:table-cell>
          <table:table-cell office:value-type="float" office:value="0.985">
            <text:p>0.985</text:p>
          </table:table-cell>
          <table:table-cell/>
          <table:table-cell office:value-type="float" office:value="2.51041153496">
            <text:p>2.510411535</text:p>
          </table:table-cell>
          <table:table-cell office:value-type="float" office:value="610.431668841">
            <text:p>610.431668841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775">
            <text:p>1213775</text:p>
          </table:table-cell>
          <table:table-cell office:value-type="float" office:value="2877">
            <text:p>2877</text:p>
          </table:table-cell>
          <table:table-cell office:value-type="float" office:value="55.3">
            <text:p>55.3</text:p>
          </table:table-cell>
          <table:table-cell/>
          <table:table-cell office:value-type="float" office:value="2.2729">
            <text:p>2.2729</text:p>
          </table:table-cell>
          <table:table-cell office:value-type="float" office:value="0.577">
            <text:p>0.577</text:p>
          </table:table-cell>
          <table:table-cell/>
          <table:table-cell office:value-type="float" office:value="1.93547706586">
            <text:p>1.9354770659</text:p>
          </table:table-cell>
          <table:table-cell office:value-type="float" office:value="107.031881742">
            <text:p>107.031881742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776">
            <text:p>1213776</text:p>
          </table:table-cell>
          <table:table-cell office:value-type="float" office:value="2877">
            <text:p>2877</text:p>
          </table:table-cell>
          <table:table-cell office:value-type="float" office:value="88.6">
            <text:p>88.6</text:p>
          </table:table-cell>
          <table:table-cell/>
          <table:table-cell office:value-type="float" office:value="3.3498">
            <text:p>3.3498</text:p>
          </table:table-cell>
          <table:table-cell office:value-type="float" office:value="0.861">
            <text:p>0.861</text:p>
          </table:table-cell>
          <table:table-cell/>
          <table:table-cell office:value-type="float" office:value="1.96717270464">
            <text:p>1.9671727046</text:p>
          </table:table-cell>
          <table:table-cell office:value-type="float" office:value="174.291501631">
            <text:p>174.291501631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777">
            <text:p>1213777</text:p>
          </table:table-cell>
          <table:table-cell office:value-type="float" office:value="2877">
            <text:p>2877</text:p>
          </table:table-cell>
          <table:table-cell office:value-type="float" office:value="144.8">
            <text:p>144.8</text:p>
          </table:table-cell>
          <table:table-cell/>
          <table:table-cell office:value-type="float" office:value="2.6588">
            <text:p>2.6588</text:p>
          </table:table-cell>
          <table:table-cell office:value-type="float" office:value="0.681">
            <text:p>0.681</text:p>
          </table:table-cell>
          <table:table-cell/>
          <table:table-cell office:value-type="float" office:value="1.95817585226">
            <text:p>1.9581758523</text:p>
          </table:table-cell>
          <table:table-cell office:value-type="float" office:value="283.543863408">
            <text:p>283.543863408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778">
            <text:p>1213778</text:p>
          </table:table-cell>
          <table:table-cell office:value-type="float" office:value="2877">
            <text:p>2877</text:p>
          </table:table-cell>
          <table:table-cell office:value-type="float" office:value="306.2">
            <text:p>306.2</text:p>
          </table:table-cell>
          <table:table-cell/>
          <table:table-cell office:value-type="float" office:value="3.2419">
            <text:p>3.2419</text:p>
          </table:table-cell>
          <table:table-cell office:value-type="float" office:value="0.895">
            <text:p>0.895</text:p>
          </table:table-cell>
          <table:table-cell/>
          <table:table-cell office:value-type="float" office:value="2.15759673432">
            <text:p>2.1575967343</text:p>
          </table:table-cell>
          <table:table-cell office:value-type="float" office:value="660.65612005">
            <text:p>660.65612005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779">
            <text:p>1213779</text:p>
          </table:table-cell>
          <table:table-cell office:value-type="float" office:value="2877">
            <text:p>2877</text:p>
          </table:table-cell>
          <table:table-cell office:value-type="float" office:value="100.9">
            <text:p>100.9</text:p>
          </table:table-cell>
          <table:table-cell/>
          <table:table-cell office:value-type="float" office:value="2.3788">
            <text:p>2.3788</text:p>
          </table:table-cell>
          <table:table-cell office:value-type="float" office:value="0.566">
            <text:p>0.566</text:p>
          </table:table-cell>
          <table:table-cell/>
          <table:table-cell office:value-type="float" office:value="1.77622093324">
            <text:p>1.7762209332</text:p>
          </table:table-cell>
          <table:table-cell office:value-type="float" office:value="179.220692164">
            <text:p>179.220692164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780">
            <text:p>1213780</text:p>
          </table:table-cell>
          <table:table-cell office:value-type="float" office:value="2877">
            <text:p>2877</text:p>
          </table:table-cell>
          <table:table-cell office:value-type="float" office:value="341.3">
            <text:p>341.3</text:p>
          </table:table-cell>
          <table:table-cell/>
          <table:table-cell office:value-type="float" office:value="2.798">
            <text:p>2.798</text:p>
          </table:table-cell>
          <table:table-cell office:value-type="float" office:value="0.853">
            <text:p>0.853</text:p>
          </table:table-cell>
          <table:table-cell/>
          <table:table-cell office:value-type="float" office:value="2.44547614725">
            <text:p>2.4454761473</text:p>
          </table:table-cell>
          <table:table-cell office:value-type="float" office:value="834.641009056">
            <text:p>834.641009056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781">
            <text:p>1213781</text:p>
          </table:table-cell>
          <table:table-cell office:value-type="float" office:value="2877">
            <text:p>2877</text:p>
          </table:table-cell>
          <table:table-cell office:value-type="float" office:value="88.5">
            <text:p>88.5</text:p>
          </table:table-cell>
          <table:table-cell/>
          <table:table-cell office:value-type="float" office:value="3.6186">
            <text:p>3.6186</text:p>
          </table:table-cell>
          <table:table-cell office:value-type="float" office:value="0.999">
            <text:p>0.999</text:p>
          </table:table-cell>
          <table:table-cell/>
          <table:table-cell office:value-type="float" office:value="2.15760619632">
            <text:p>2.1576061963</text:p>
          </table:table-cell>
          <table:table-cell office:value-type="float" office:value="190.948148374">
            <text:p>190.948148374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782">
            <text:p>1213782</text:p>
          </table:table-cell>
          <table:table-cell office:value-type="float" office:value="2877">
            <text:p>2877</text:p>
          </table:table-cell>
          <table:table-cell office:value-type="float" office:value="47.8">
            <text:p>47.8</text:p>
          </table:table-cell>
          <table:table-cell/>
          <table:table-cell office:value-type="float" office:value="2.981">
            <text:p>2.981</text:p>
          </table:table-cell>
          <table:table-cell office:value-type="float" office:value="0.775">
            <text:p>0.775</text:p>
          </table:table-cell>
          <table:table-cell/>
          <table:table-cell office:value-type="float" office:value="1.99666872526">
            <text:p>1.9966687253</text:p>
          </table:table-cell>
          <table:table-cell office:value-type="float" office:value="95.4407650674">
            <text:p>95.4407650674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783">
            <text:p>1213783</text:p>
          </table:table-cell>
          <table:table-cell office:value-type="float" office:value="2879">
            <text:p>2879</text:p>
          </table:table-cell>
          <table:table-cell office:value-type="float" office:value="125.4">
            <text:p>125.4</text:p>
          </table:table-cell>
          <table:table-cell/>
          <table:table-cell office:value-type="float" office:value="3.007">
            <text:p>3.007</text:p>
          </table:table-cell>
          <table:table-cell office:value-type="float" office:value="0.698">
            <text:p>0.698</text:p>
          </table:table-cell>
          <table:table-cell/>
          <table:table-cell office:value-type="float" office:value="1.7181204157">
            <text:p>1.7181204157</text:p>
          </table:table-cell>
          <table:table-cell office:value-type="float" office:value="215.452300128">
            <text:p>215.452300128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784">
            <text:p>1213784</text:p>
          </table:table-cell>
          <table:table-cell office:value-type="float" office:value="2879">
            <text:p>2879</text:p>
          </table:table-cell>
          <table:table-cell office:value-type="float" office:value="134.4">
            <text:p>134.4</text:p>
          </table:table-cell>
          <table:table-cell/>
          <table:table-cell office:value-type="float" office:value="2.5119">
            <text:p>2.5119</text:p>
          </table:table-cell>
          <table:table-cell office:value-type="float" office:value="0.571">
            <text:p>0.571</text:p>
          </table:table-cell>
          <table:table-cell/>
          <table:table-cell office:value-type="float" office:value="1.6700496648">
            <text:p>1.6700496648</text:p>
          </table:table-cell>
          <table:table-cell office:value-type="float" office:value="224.454674949">
            <text:p>224.454674949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785">
            <text:p>1213785</text:p>
          </table:table-cell>
          <table:table-cell office:value-type="float" office:value="2879">
            <text:p>2879</text:p>
          </table:table-cell>
          <table:table-cell office:value-type="float" office:value="403.1">
            <text:p>403.1</text:p>
          </table:table-cell>
          <table:table-cell/>
          <table:table-cell office:value-type="float" office:value="3.014">
            <text:p>3.014</text:p>
          </table:table-cell>
          <table:table-cell office:value-type="float" office:value="0.825">
            <text:p>0.825</text:p>
          </table:table-cell>
          <table:table-cell/>
          <table:table-cell office:value-type="float" office:value="2.13409627737">
            <text:p>2.1340962774</text:p>
          </table:table-cell>
          <table:table-cell office:value-type="float" office:value="860.254209409">
            <text:p>860.254209409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786">
            <text:p>1213786</text:p>
          </table:table-cell>
          <table:table-cell office:value-type="float" office:value="2879">
            <text:p>2879</text:p>
          </table:table-cell>
          <table:table-cell office:value-type="float" office:value="296.48">
            <text:p>296.48</text:p>
          </table:table-cell>
          <table:table-cell/>
          <table:table-cell office:value-type="float" office:value="2.9245">
            <text:p>2.9245</text:p>
          </table:table-cell>
          <table:table-cell office:value-type="float" office:value="0.864">
            <text:p>0.864</text:p>
          </table:table-cell>
          <table:table-cell/>
          <table:table-cell office:value-type="float" office:value="2.35122117114">
            <text:p>2.3512211711</text:p>
          </table:table-cell>
          <table:table-cell office:value-type="float" office:value="697.09005282">
            <text:p>697.09005282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787">
            <text:p>1213787</text:p>
          </table:table-cell>
          <table:table-cell office:value-type="float" office:value="2879">
            <text:p>2879</text:p>
          </table:table-cell>
          <table:table-cell office:value-type="float" office:value="94">
            <text:p>94</text:p>
          </table:table-cell>
          <table:table-cell/>
          <table:table-cell office:value-type="float" office:value="2.5478">
            <text:p>2.5478</text:p>
          </table:table-cell>
          <table:table-cell office:value-type="float" office:value="0.663">
            <text:p>0.663</text:p>
          </table:table-cell>
          <table:table-cell/>
          <table:table-cell office:value-type="float" office:value="1.99911507418">
            <text:p>1.9991150742</text:p>
          </table:table-cell>
          <table:table-cell office:value-type="float" office:value="187.916816973">
            <text:p>187.916816973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788">
            <text:p>1213788</text:p>
          </table:table-cell>
          <table:table-cell office:value-type="float" office:value="2879">
            <text:p>2879</text:p>
          </table:table-cell>
          <table:table-cell office:value-type="float" office:value="113.5">
            <text:p>113.5</text:p>
          </table:table-cell>
          <table:table-cell/>
          <table:table-cell office:value-type="float" office:value="4.1437">
            <text:p>4.1437</text:p>
          </table:table-cell>
          <table:table-cell office:value-type="float" office:value="1.129">
            <text:p>1.129</text:p>
          </table:table-cell>
          <table:table-cell/>
          <table:table-cell office:value-type="float" office:value="2.12148809494">
            <text:p>2.1214880949</text:p>
          </table:table-cell>
          <table:table-cell office:value-type="float" office:value="240.788898776">
            <text:p>240.788898776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789">
            <text:p>1213789</text:p>
          </table:table-cell>
          <table:table-cell office:value-type="float" office:value="2879">
            <text:p>2879</text:p>
          </table:table-cell>
          <table:table-cell office:value-type="float" office:value="226.5">
            <text:p>226.5</text:p>
          </table:table-cell>
          <table:table-cell/>
          <table:table-cell office:value-type="float" office:value="2.5973">
            <text:p>2.5973</text:p>
          </table:table-cell>
          <table:table-cell office:value-type="float" office:value="0.637">
            <text:p>0.637</text:p>
          </table:table-cell>
          <table:table-cell/>
          <table:table-cell office:value-type="float" office:value="1.8494168756">
            <text:p>1.8494168756</text:p>
          </table:table-cell>
          <table:table-cell office:value-type="float" office:value="418.892922324">
            <text:p>418.892922324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790">
            <text:p>1213790</text:p>
          </table:table-cell>
          <table:table-cell office:value-type="float" office:value="2879">
            <text:p>2879</text:p>
          </table:table-cell>
          <table:table-cell office:value-type="float" office:value="290">
            <text:p>290</text:p>
          </table:table-cell>
          <table:table-cell/>
          <table:table-cell office:value-type="float" office:value="3.0018">
            <text:p>3.0018</text:p>
          </table:table-cell>
          <table:table-cell office:value-type="float" office:value="0.713">
            <text:p>0.713</text:p>
          </table:table-cell>
          <table:table-cell/>
          <table:table-cell office:value-type="float" office:value="1.77211152175">
            <text:p>1.7721115218</text:p>
          </table:table-cell>
          <table:table-cell office:value-type="float" office:value="513.912341309">
            <text:p>513.912341309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791">
            <text:p>1213791</text:p>
          </table:table-cell>
          <table:table-cell office:value-type="float" office:value="2879">
            <text:p>2879</text:p>
          </table:table-cell>
          <table:table-cell office:value-type="float" office:value="269">
            <text:p>269</text:p>
          </table:table-cell>
          <table:table-cell/>
          <table:table-cell office:value-type="float" office:value="3.039">
            <text:p>3.039</text:p>
          </table:table-cell>
          <table:table-cell office:value-type="float" office:value="0.649">
            <text:p>0.649</text:p>
          </table:table-cell>
          <table:table-cell/>
          <table:table-cell office:value-type="float" office:value="1.53244091148">
            <text:p>1.5324409115</text:p>
          </table:table-cell>
          <table:table-cell office:value-type="float" office:value="412.226605189">
            <text:p>412.226605189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792">
            <text:p>1213792</text:p>
          </table:table-cell>
          <table:table-cell office:value-type="float" office:value="2879">
            <text:p>2879</text:p>
          </table:table-cell>
          <table:table-cell office:value-type="float" office:value="401.9">
            <text:p>401.9</text:p>
          </table:table-cell>
          <table:table-cell/>
          <table:table-cell office:value-type="float" office:value="2.5774">
            <text:p>2.5774</text:p>
          </table:table-cell>
          <table:table-cell office:value-type="float" office:value="0.557">
            <text:p>0.557</text:p>
          </table:table-cell>
          <table:table-cell/>
          <table:table-cell office:value-type="float" office:value="1.55796257391">
            <text:p>1.5579625739</text:p>
          </table:table-cell>
          <table:table-cell office:value-type="float" office:value="626.145158455">
            <text:p>626.145158455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793">
            <text:p>1213793</text:p>
          </table:table-cell>
          <table:table-cell office:value-type="float" office:value="2879">
            <text:p>2879</text:p>
          </table:table-cell>
          <table:table-cell office:value-type="float" office:value="82">
            <text:p>82</text:p>
          </table:table-cell>
          <table:table-cell/>
          <table:table-cell office:value-type="float" office:value="2.5717">
            <text:p>2.5717</text:p>
          </table:table-cell>
          <table:table-cell office:value-type="float" office:value="0.625">
            <text:p>0.625</text:p>
          </table:table-cell>
          <table:table-cell/>
          <table:table-cell office:value-type="float" office:value="1.82716902399">
            <text:p>1.827169024</text:p>
          </table:table-cell>
          <table:table-cell office:value-type="float" office:value="149.827859967">
            <text:p>149.827859967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794">
            <text:p>1213794</text:p>
          </table:table-cell>
          <table:table-cell office:value-type="float" office:value="2879">
            <text:p>2879</text:p>
          </table:table-cell>
          <table:table-cell office:value-type="float" office:value="113.5">
            <text:p>113.5</text:p>
          </table:table-cell>
          <table:table-cell/>
          <table:table-cell office:value-type="float" office:value="2.8307">
            <text:p>2.8307</text:p>
          </table:table-cell>
          <table:table-cell office:value-type="float" office:value="0.756">
            <text:p>0.756</text:p>
          </table:table-cell>
          <table:table-cell/>
          <table:table-cell office:value-type="float" office:value="2.06758749037">
            <text:p>2.0675874904</text:p>
          </table:table-cell>
          <table:table-cell office:value-type="float" office:value="234.671180157">
            <text:p>234.671180157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795">
            <text:p>1213795</text:p>
          </table:table-cell>
          <table:table-cell office:value-type="float" office:value="2869">
            <text:p>2869</text:p>
          </table:table-cell>
          <table:table-cell office:value-type="float" office:value="104.67">
            <text:p>104.67</text:p>
          </table:table-cell>
          <table:table-cell/>
          <table:table-cell office:value-type="float" office:value="3.0306">
            <text:p>3.0306</text:p>
          </table:table-cell>
          <table:table-cell office:value-type="float" office:value="0.597">
            <text:p>0.597</text:p>
          </table:table-cell>
          <table:table-cell/>
          <table:table-cell office:value-type="float" office:value="1.36677694912">
            <text:p>1.3667769491</text:p>
          </table:table-cell>
          <table:table-cell office:value-type="float" office:value="143.060543264">
            <text:p>143.060543264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796">
            <text:p>1213796</text:p>
          </table:table-cell>
          <table:table-cell office:value-type="float" office:value="2869">
            <text:p>2869</text:p>
          </table:table-cell>
          <table:table-cell office:value-type="float" office:value="55.3">
            <text:p>55.3</text:p>
          </table:table-cell>
          <table:table-cell/>
          <table:table-cell office:value-type="float" office:value="2.8165">
            <text:p>2.8165</text:p>
          </table:table-cell>
          <table:table-cell office:value-type="float" office:value="0.616">
            <text:p>0.616</text:p>
          </table:table-cell>
          <table:table-cell/>
          <table:table-cell office:value-type="float" office:value="1.58398166341">
            <text:p>1.5839816634</text:p>
          </table:table-cell>
          <table:table-cell office:value-type="float" office:value="87.5941859867">
            <text:p>87.5941859867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797">
            <text:p>1213797</text:p>
          </table:table-cell>
          <table:table-cell office:value-type="float" office:value="2869">
            <text:p>2869</text:p>
          </table:table-cell>
          <table:table-cell office:value-type="float" office:value="238.1">
            <text:p>238.1</text:p>
          </table:table-cell>
          <table:table-cell/>
          <table:table-cell office:value-type="float" office:value="3.2584">
            <text:p>3.2584</text:p>
          </table:table-cell>
          <table:table-cell office:value-type="float" office:value="0.787">
            <text:p>0.787</text:p>
          </table:table-cell>
          <table:table-cell/>
          <table:table-cell office:value-type="float" office:value="1.81216585072">
            <text:p>1.8121658507</text:p>
          </table:table-cell>
          <table:table-cell office:value-type="float" office:value="431.476689057">
            <text:p>431.476689057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798">
            <text:p>1213798</text:p>
          </table:table-cell>
          <table:table-cell office:value-type="float" office:value="2869">
            <text:p>2869</text:p>
          </table:table-cell>
          <table:table-cell office:value-type="float" office:value="200.6">
            <text:p>200.6</text:p>
          </table:table-cell>
          <table:table-cell/>
          <table:table-cell office:value-type="float" office:value="2.1811">
            <text:p>2.1811</text:p>
          </table:table-cell>
          <table:table-cell office:value-type="float" office:value="0.587">
            <text:p>0.587</text:p>
          </table:table-cell>
          <table:table-cell/>
          <table:table-cell office:value-type="float" office:value="2.08817255376">
            <text:p>2.0881725538</text:p>
          </table:table-cell>
          <table:table-cell office:value-type="float" office:value="418.887414284">
            <text:p>418.887414284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799">
            <text:p>1213799</text:p>
          </table:table-cell>
          <table:table-cell office:value-type="float" office:value="2869">
            <text:p>2869</text:p>
          </table:table-cell>
          <table:table-cell office:value-type="float" office:value="81.7">
            <text:p>81.7</text:p>
          </table:table-cell>
          <table:table-cell/>
          <table:table-cell office:value-type="float" office:value="2.7505">
            <text:p>2.7505</text:p>
          </table:table-cell>
          <table:table-cell office:value-type="float" office:value="0.507">
            <text:p>0.507</text:p>
          </table:table-cell>
          <table:table-cell/>
          <table:table-cell office:value-type="float" office:value="1.24017121796">
            <text:p>1.240171218</text:p>
          </table:table-cell>
          <table:table-cell office:value-type="float" office:value="101.321988507">
            <text:p>101.321988507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800">
            <text:p>1213800</text:p>
          </table:table-cell>
          <table:table-cell office:value-type="float" office:value="2869">
            <text:p>2869</text:p>
          </table:table-cell>
          <table:table-cell office:value-type="float" office:value="91.5">
            <text:p>91.5</text:p>
          </table:table-cell>
          <table:table-cell/>
          <table:table-cell office:value-type="float" office:value="4.2557">
            <text:p>4.2557</text:p>
          </table:table-cell>
          <table:table-cell office:value-type="float" office:value="1.06">
            <text:p>1.06</text:p>
          </table:table-cell>
          <table:table-cell/>
          <table:table-cell office:value-type="float" office:value="1.88764707545">
            <text:p>1.8876470755</text:p>
          </table:table-cell>
          <table:table-cell office:value-type="float" office:value="172.719707404">
            <text:p>172.719707404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801">
            <text:p>1213801</text:p>
          </table:table-cell>
          <table:table-cell office:value-type="float" office:value="2869">
            <text:p>2869</text:p>
          </table:table-cell>
          <table:table-cell office:value-type="float" office:value="237.3">
            <text:p>237.3</text:p>
          </table:table-cell>
          <table:table-cell/>
          <table:table-cell office:value-type="float" office:value="2.6525">
            <text:p>2.6525</text:p>
          </table:table-cell>
          <table:table-cell office:value-type="float" office:value="0.513">
            <text:p>0.513</text:p>
          </table:table-cell>
          <table:table-cell/>
          <table:table-cell office:value-type="float" office:value="1.33089450518">
            <text:p>1.3308945052</text:p>
          </table:table-cell>
          <table:table-cell office:value-type="float" office:value="315.82126608">
            <text:p>315.82126608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802">
            <text:p>1213802</text:p>
          </table:table-cell>
          <table:table-cell office:value-type="float" office:value="2869">
            <text:p>2869</text:p>
          </table:table-cell>
          <table:table-cell office:value-type="float" office:value="305.6">
            <text:p>305.6</text:p>
          </table:table-cell>
          <table:table-cell/>
          <table:table-cell office:value-type="float" office:value="3.1603">
            <text:p>3.1603</text:p>
          </table:table-cell>
          <table:table-cell office:value-type="float" office:value="0.718">
            <text:p>0.718</text:p>
          </table:table-cell>
          <table:table-cell/>
          <table:table-cell office:value-type="float" office:value="1.66880620859">
            <text:p>1.6688062086</text:p>
          </table:table-cell>
          <table:table-cell office:value-type="float" office:value="509.987177344">
            <text:p>509.987177344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803">
            <text:p>1213803</text:p>
          </table:table-cell>
          <table:table-cell office:value-type="float" office:value="2869">
            <text:p>2869</text:p>
          </table:table-cell>
          <table:table-cell office:value-type="float" office:value="297.3">
            <text:p>297.3</text:p>
          </table:table-cell>
          <table:table-cell/>
          <table:table-cell office:value-type="float" office:value="2.7626">
            <text:p>2.7626</text:p>
          </table:table-cell>
          <table:table-cell office:value-type="float" office:value="0.71">
            <text:p>0.71</text:p>
          </table:table-cell>
          <table:table-cell/>
          <table:table-cell office:value-type="float" office:value="1.96691271339">
            <text:p>1.9669127134</text:p>
          </table:table-cell>
          <table:table-cell office:value-type="float" office:value="584.76314969">
            <text:p>584.76314969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804">
            <text:p>1213804</text:p>
          </table:table-cell>
          <table:table-cell office:value-type="float" office:value="2869">
            <text:p>2869</text:p>
          </table:table-cell>
          <table:table-cell office:value-type="float" office:value="251.9">
            <text:p>251.9</text:p>
          </table:table-cell>
          <table:table-cell/>
          <table:table-cell office:value-type="float" office:value="2.204">
            <text:p>2.204</text:p>
          </table:table-cell>
          <table:table-cell office:value-type="float" office:value="0.449">
            <text:p>0.449</text:p>
          </table:table-cell>
          <table:table-cell/>
          <table:table-cell office:value-type="float" office:value="1.43407508167">
            <text:p>1.4340750817</text:p>
          </table:table-cell>
          <table:table-cell office:value-type="float" office:value="361.243513073">
            <text:p>361.243513073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805">
            <text:p>1213805</text:p>
          </table:table-cell>
          <table:table-cell office:value-type="float" office:value="2869">
            <text:p>2869</text:p>
          </table:table-cell>
          <table:table-cell office:value-type="float" office:value="97.9">
            <text:p>97.9</text:p>
          </table:table-cell>
          <table:table-cell/>
          <table:table-cell office:value-type="float" office:value="2.0078">
            <text:p>2.0078</text:p>
          </table:table-cell>
          <table:table-cell office:value-type="float" office:value="0.421">
            <text:p>0.421</text:p>
          </table:table-cell>
          <table:table-cell/>
          <table:table-cell office:value-type="float" office:value="1.49369239267">
            <text:p>1.4936923927</text:p>
          </table:table-cell>
          <table:table-cell office:value-type="float" office:value="146.232485242">
            <text:p>146.232485242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806">
            <text:p>1213806</text:p>
          </table:table-cell>
          <table:table-cell office:value-type="float" office:value="2869">
            <text:p>2869</text:p>
          </table:table-cell>
          <table:table-cell office:value-type="float" office:value="70.3">
            <text:p>70.3</text:p>
          </table:table-cell>
          <table:table-cell/>
          <table:table-cell office:value-type="float" office:value="3.2911">
            <text:p>3.2911</text:p>
          </table:table-cell>
          <table:table-cell office:value-type="float" office:value="0.813">
            <text:p>0.813</text:p>
          </table:table-cell>
          <table:table-cell/>
          <table:table-cell office:value-type="float" office:value="1.86716868433">
            <text:p>1.8671686843</text:p>
          </table:table-cell>
          <table:table-cell office:value-type="float" office:value="131.261958508">
            <text:p>131.261958508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807">
            <text:p>1213807</text:p>
          </table:table-cell>
          <table:table-cell office:value-type="float" office:value="2881">
            <text:p>2881</text:p>
          </table:table-cell>
          <table:table-cell office:value-type="float" office:value="103.68">
            <text:p>103.68</text:p>
          </table:table-cell>
          <table:table-cell/>
          <table:table-cell office:value-type="float" office:value="2.5398">
            <text:p>2.5398</text:p>
          </table:table-cell>
          <table:table-cell office:value-type="float" office:value="0.509">
            <text:p>0.509</text:p>
          </table:table-cell>
          <table:table-cell/>
          <table:table-cell office:value-type="float" office:value="1.40096481062">
            <text:p>1.4009648106</text:p>
          </table:table-cell>
          <table:table-cell office:value-type="float" office:value="145.252031565">
            <text:p>145.252031565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808">
            <text:p>1213808</text:p>
          </table:table-cell>
          <table:table-cell office:value-type="float" office:value="2881">
            <text:p>2881</text:p>
          </table:table-cell>
          <table:table-cell office:value-type="float" office:value="87.7">
            <text:p>87.7</text:p>
          </table:table-cell>
          <table:table-cell/>
          <table:table-cell office:value-type="float" office:value="3.8758">
            <text:p>3.8758</text:p>
          </table:table-cell>
          <table:table-cell office:value-type="float" office:value="1.014">
            <text:p>1.014</text:p>
          </table:table-cell>
          <table:table-cell/>
          <table:table-cell office:value-type="float" office:value="2.01310406781">
            <text:p>2.0131040678</text:p>
          </table:table-cell>
          <table:table-cell office:value-type="float" office:value="176.549226747">
            <text:p>176.549226747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809">
            <text:p>1213809</text:p>
          </table:table-cell>
          <table:table-cell office:value-type="float" office:value="2881">
            <text:p>2881</text:p>
          </table:table-cell>
          <table:table-cell office:value-type="float" office:value="135.7">
            <text:p>135.7</text:p>
          </table:table-cell>
          <table:table-cell/>
          <table:table-cell office:value-type="float" office:value="2.1821">
            <text:p>2.1821</text:p>
          </table:table-cell>
          <table:table-cell office:value-type="float" office:value="0.494">
            <text:p>0.494</text:p>
          </table:table-cell>
          <table:table-cell/>
          <table:table-cell office:value-type="float" office:value="1.66074424958">
            <text:p>1.6607442496</text:p>
          </table:table-cell>
          <table:table-cell office:value-type="float" office:value="225.362994667">
            <text:p>225.362994667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810">
            <text:p>1213810</text:p>
          </table:table-cell>
          <table:table-cell office:value-type="float" office:value="2881">
            <text:p>2881</text:p>
          </table:table-cell>
          <table:table-cell office:value-type="float" office:value="131.1">
            <text:p>131.1</text:p>
          </table:table-cell>
          <table:table-cell/>
          <table:table-cell office:value-type="float" office:value="2.5451">
            <text:p>2.5451</text:p>
          </table:table-cell>
          <table:table-cell office:value-type="float" office:value="0.591">
            <text:p>0.591</text:p>
          </table:table-cell>
          <table:table-cell/>
          <table:table-cell office:value-type="float" office:value="1.71897915092">
            <text:p>1.7189791509</text:p>
          </table:table-cell>
          <table:table-cell office:value-type="float" office:value="225.358166685">
            <text:p>225.358166685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811">
            <text:p>1213811</text:p>
          </table:table-cell>
          <table:table-cell office:value-type="float" office:value="2881">
            <text:p>2881</text:p>
          </table:table-cell>
          <table:table-cell office:value-type="float" office:value="75.9">
            <text:p>75.9</text:p>
          </table:table-cell>
          <table:table-cell/>
          <table:table-cell office:value-type="float" office:value="3.473">
            <text:p>3.473</text:p>
          </table:table-cell>
          <table:table-cell office:value-type="float" office:value="0.873">
            <text:p>0.873</text:p>
          </table:table-cell>
          <table:table-cell/>
          <table:table-cell office:value-type="float" office:value="1.91054693637">
            <text:p>1.9105469364</text:p>
          </table:table-cell>
          <table:table-cell office:value-type="float" office:value="145.01051247">
            <text:p>145.01051247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812">
            <text:p>1213812</text:p>
          </table:table-cell>
          <table:table-cell office:value-type="float" office:value="2881">
            <text:p>2881</text:p>
          </table:table-cell>
          <table:table-cell office:value-type="float" office:value="47.8">
            <text:p>47.8</text:p>
          </table:table-cell>
          <table:table-cell/>
          <table:table-cell office:value-type="float" office:value="2.383">
            <text:p>2.383</text:p>
          </table:table-cell>
          <table:table-cell office:value-type="float" office:value="0.593">
            <text:p>0.593</text:p>
          </table:table-cell>
          <table:table-cell/>
          <table:table-cell office:value-type="float" office:value="1.88532992446">
            <text:p>1.8853299245</text:p>
          </table:table-cell>
          <table:table-cell office:value-type="float" office:value="90.1187703894">
            <text:p>90.1187703894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813">
            <text:p>1213813</text:p>
          </table:table-cell>
          <table:table-cell office:value-type="float" office:value="2881">
            <text:p>2881</text:p>
          </table:table-cell>
          <table:table-cell office:value-type="float" office:value="261.4">
            <text:p>261.4</text:p>
          </table:table-cell>
          <table:table-cell/>
          <table:table-cell office:value-type="float" office:value="2.8015">
            <text:p>2.8015</text:p>
          </table:table-cell>
          <table:table-cell office:value-type="float" office:value="0.85">
            <text:p>0.85</text:p>
          </table:table-cell>
          <table:table-cell/>
          <table:table-cell office:value-type="float" office:value="2.43095888096">
            <text:p>2.430958881</text:p>
          </table:table-cell>
          <table:table-cell office:value-type="float" office:value="635.452651482">
            <text:p>635.452651482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814">
            <text:p>1213814</text:p>
          </table:table-cell>
          <table:table-cell office:value-type="float" office:value="2881">
            <text:p>2881</text:p>
          </table:table-cell>
          <table:table-cell office:value-type="float" office:value="152.9">
            <text:p>152.9</text:p>
          </table:table-cell>
          <table:table-cell/>
          <table:table-cell office:value-type="float" office:value="2.7228">
            <text:p>2.7228</text:p>
          </table:table-cell>
          <table:table-cell office:value-type="float" office:value="0.764">
            <text:p>0.764</text:p>
          </table:table-cell>
          <table:table-cell/>
          <table:table-cell office:value-type="float" office:value="2.20280506684">
            <text:p>2.2028050668</text:p>
          </table:table-cell>
          <table:table-cell office:value-type="float" office:value="336.80889472">
            <text:p>336.80889472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815">
            <text:p>1213815</text:p>
          </table:table-cell>
          <table:table-cell office:value-type="float" office:value="2881">
            <text:p>2881</text:p>
          </table:table-cell>
          <table:table-cell office:value-type="float" office:value="57">
            <text:p>57</text:p>
          </table:table-cell>
          <table:table-cell/>
          <table:table-cell office:value-type="float" office:value="2.9536">
            <text:p>2.9536</text:p>
          </table:table-cell>
          <table:table-cell office:value-type="float" office:value="0.628">
            <text:p>0.628</text:p>
          </table:table-cell>
          <table:table-cell/>
          <table:table-cell office:value-type="float" office:value="1.52308885157">
            <text:p>1.5230888516</text:p>
          </table:table-cell>
          <table:table-cell office:value-type="float" office:value="86.8160645395">
            <text:p>86.8160645395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816">
            <text:p>1213816</text:p>
          </table:table-cell>
          <table:table-cell office:value-type="float" office:value="2881">
            <text:p>2881</text:p>
          </table:table-cell>
          <table:table-cell office:value-type="float" office:value="328.6">
            <text:p>328.6</text:p>
          </table:table-cell>
          <table:table-cell/>
          <table:table-cell office:value-type="float" office:value="2.6522">
            <text:p>2.6522</text:p>
          </table:table-cell>
          <table:table-cell office:value-type="float" office:value="0.569">
            <text:p>0.569</text:p>
          </table:table-cell>
          <table:table-cell/>
          <table:table-cell office:value-type="float" office:value="1.54225873388">
            <text:p>1.5422587339</text:p>
          </table:table-cell>
          <table:table-cell office:value-type="float" office:value="506.786219953">
            <text:p>506.786219953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817">
            <text:p>1213817</text:p>
          </table:table-cell>
          <table:table-cell office:value-type="float" office:value="2881">
            <text:p>2881</text:p>
          </table:table-cell>
          <table:table-cell office:value-type="float" office:value="53.4">
            <text:p>53.4</text:p>
          </table:table-cell>
          <table:table-cell/>
          <table:table-cell office:value-type="float" office:value="2.9572">
            <text:p>2.9572</text:p>
          </table:table-cell>
          <table:table-cell office:value-type="float" office:value="0.664">
            <text:p>0.664</text:p>
          </table:table-cell>
          <table:table-cell/>
          <table:table-cell office:value-type="float" office:value="1.64223723928">
            <text:p>1.6422372393</text:p>
          </table:table-cell>
          <table:table-cell office:value-type="float" office:value="87.6954685776">
            <text:p>87.6954685776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818">
            <text:p>1213818</text:p>
          </table:table-cell>
          <table:table-cell office:value-type="float" office:value="2881">
            <text:p>2881</text:p>
          </table:table-cell>
          <table:table-cell office:value-type="float" office:value="117.1">
            <text:p>117.1</text:p>
          </table:table-cell>
          <table:table-cell/>
          <table:table-cell office:value-type="float" office:value="2.325">
            <text:p>2.325</text:p>
          </table:table-cell>
          <table:table-cell office:value-type="float" office:value="0.566">
            <text:p>0.566</text:p>
          </table:table-cell>
          <table:table-cell/>
          <table:table-cell office:value-type="float" office:value="1.83127860215">
            <text:p>1.8312786022</text:p>
          </table:table-cell>
          <table:table-cell office:value-type="float" office:value="214.442724312">
            <text:p>214.442724312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819">
            <text:p>1213819</text:p>
          </table:table-cell>
          <table:table-cell office:value-type="float" office:value="2880">
            <text:p>2880</text:p>
          </table:table-cell>
          <table:table-cell office:value-type="float" office:value="156.1">
            <text:p>156.1</text:p>
          </table:table-cell>
          <table:table-cell/>
          <table:table-cell office:value-type="float" office:value="2.8425">
            <text:p>2.8425</text:p>
          </table:table-cell>
          <table:table-cell office:value-type="float" office:value="0.666">
            <text:p>0.666</text:p>
          </table:table-cell>
          <table:table-cell/>
          <table:table-cell office:value-type="float" office:value="1.73987791557">
            <text:p>1.7398779156</text:p>
          </table:table-cell>
          <table:table-cell office:value-type="float" office:value="271.59494262">
            <text:p>271.59494262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820">
            <text:p>1213820</text:p>
          </table:table-cell>
          <table:table-cell office:value-type="float" office:value="2880">
            <text:p>2880</text:p>
          </table:table-cell>
          <table:table-cell office:value-type="float" office:value="154.2">
            <text:p>154.2</text:p>
          </table:table-cell>
          <table:table-cell/>
          <table:table-cell office:value-type="float" office:value="2.9649">
            <text:p>2.9649</text:p>
          </table:table-cell>
          <table:table-cell office:value-type="float" office:value="0.649">
            <text:p>0.649</text:p>
          </table:table-cell>
          <table:table-cell/>
          <table:table-cell office:value-type="float" office:value="1.58581397787">
            <text:p>1.5858139779</text:p>
          </table:table-cell>
          <table:table-cell office:value-type="float" office:value="244.532515388">
            <text:p>244.532515388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821">
            <text:p>1213821</text:p>
          </table:table-cell>
          <table:table-cell office:value-type="float" office:value="2880">
            <text:p>2880</text:p>
          </table:table-cell>
          <table:table-cell office:value-type="float" office:value="303.2">
            <text:p>303.2</text:p>
          </table:table-cell>
          <table:table-cell/>
          <table:table-cell office:value-type="float" office:value="2.597">
            <text:p>2.597</text:p>
          </table:table-cell>
          <table:table-cell office:value-type="float" office:value="0.54">
            <text:p>0.54</text:p>
          </table:table-cell>
          <table:table-cell/>
          <table:table-cell office:value-type="float" office:value="1.47619229496">
            <text:p>1.476192295</text:p>
          </table:table-cell>
          <table:table-cell office:value-type="float" office:value="447.581503831">
            <text:p>447.581503831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822">
            <text:p>1213822</text:p>
          </table:table-cell>
          <table:table-cell office:value-type="float" office:value="2880">
            <text:p>2880</text:p>
          </table:table-cell>
          <table:table-cell office:value-type="float" office:value="300.1">
            <text:p>300.1</text:p>
          </table:table-cell>
          <table:table-cell/>
          <table:table-cell office:value-type="float" office:value="3.968">
            <text:p>3.968</text:p>
          </table:table-cell>
          <table:table-cell office:value-type="float" office:value="0.948">
            <text:p>0.948</text:p>
          </table:table-cell>
          <table:table-cell/>
          <table:table-cell office:value-type="float" office:value="1.78598290323">
            <text:p>1.7859829032</text:p>
          </table:table-cell>
          <table:table-cell office:value-type="float" office:value="535.973469258">
            <text:p>535.973469258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823">
            <text:p>1213823</text:p>
          </table:table-cell>
          <table:table-cell office:value-type="float" office:value="2880">
            <text:p>2880</text:p>
          </table:table-cell>
          <table:table-cell office:value-type="float" office:value="134.2">
            <text:p>134.2</text:p>
          </table:table-cell>
          <table:table-cell/>
          <table:table-cell office:value-type="float" office:value="3.1653">
            <text:p>3.1653</text:p>
          </table:table-cell>
          <table:table-cell office:value-type="float" office:value="0.685">
            <text:p>0.685</text:p>
          </table:table-cell>
          <table:table-cell/>
          <table:table-cell office:value-type="float" office:value="1.56096187123">
            <text:p>1.5609618712</text:p>
          </table:table-cell>
          <table:table-cell office:value-type="float" office:value="209.481083119">
            <text:p>209.481083119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824">
            <text:p>1213824</text:p>
          </table:table-cell>
          <table:table-cell office:value-type="float" office:value="2880">
            <text:p>2880</text:p>
          </table:table-cell>
          <table:table-cell office:value-type="float" office:value="156.3">
            <text:p>156.3</text:p>
          </table:table-cell>
          <table:table-cell/>
          <table:table-cell office:value-type="float" office:value="2.7096">
            <text:p>2.7096</text:p>
          </table:table-cell>
          <table:table-cell office:value-type="float" office:value="0.649">
            <text:p>0.649</text:p>
          </table:table-cell>
          <table:table-cell/>
          <table:table-cell office:value-type="float" office:value="1.79205748155">
            <text:p>1.7920574816</text:p>
          </table:table-cell>
          <table:table-cell office:value-type="float" office:value="280.098584366">
            <text:p>280.098584366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825">
            <text:p>1213825</text:p>
          </table:table-cell>
          <table:table-cell office:value-type="float" office:value="2880">
            <text:p>2880</text:p>
          </table:table-cell>
          <table:table-cell office:value-type="float" office:value="258.6">
            <text:p>258.6</text:p>
          </table:table-cell>
          <table:table-cell/>
          <table:table-cell office:value-type="float" office:value="2.7213">
            <text:p>2.7213</text:p>
          </table:table-cell>
          <table:table-cell office:value-type="float" office:value="0.693">
            <text:p>0.693</text:p>
          </table:table-cell>
          <table:table-cell/>
          <table:table-cell office:value-type="float" office:value="1.94344700364">
            <text:p>1.9434470036</text:p>
          </table:table-cell>
          <table:table-cell office:value-type="float" office:value="502.575395141">
            <text:p>502.575395141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826">
            <text:p>1213826</text:p>
          </table:table-cell>
          <table:table-cell office:value-type="float" office:value="2880">
            <text:p>2880</text:p>
          </table:table-cell>
          <table:table-cell office:value-type="float" office:value="205.3">
            <text:p>205.3</text:p>
          </table:table-cell>
          <table:table-cell/>
          <table:table-cell office:value-type="float" office:value="2.3773">
            <text:p>2.3773</text:p>
          </table:table-cell>
          <table:table-cell office:value-type="float" office:value="0.636">
            <text:p>0.636</text:p>
          </table:table-cell>
          <table:table-cell/>
          <table:table-cell office:value-type="float" office:value="2.07217391621">
            <text:p>2.0721739162</text:p>
          </table:table-cell>
          <table:table-cell office:value-type="float" office:value="425.417304997">
            <text:p>425.417304997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827">
            <text:p>1213827</text:p>
          </table:table-cell>
          <table:table-cell office:value-type="float" office:value="2880">
            <text:p>2880</text:p>
          </table:table-cell>
          <table:table-cell office:value-type="float" office:value="176.4">
            <text:p>176.4</text:p>
          </table:table-cell>
          <table:table-cell/>
          <table:table-cell office:value-type="float" office:value="2.5664">
            <text:p>2.5664</text:p>
          </table:table-cell>
          <table:table-cell office:value-type="float" office:value="0.552">
            <text:p>0.552</text:p>
          </table:table-cell>
          <table:table-cell/>
          <table:table-cell office:value-type="float" office:value="1.54774281796">
            <text:p>1.547742818</text:p>
          </table:table-cell>
          <table:table-cell office:value-type="float" office:value="273.021833087">
            <text:p>273.021833087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828">
            <text:p>1213828</text:p>
          </table:table-cell>
          <table:table-cell office:value-type="float" office:value="2880">
            <text:p>2880</text:p>
          </table:table-cell>
          <table:table-cell office:value-type="float" office:value="303.7">
            <text:p>303.7</text:p>
          </table:table-cell>
          <table:table-cell/>
          <table:table-cell office:value-type="float" office:value="2.8434">
            <text:p>2.8434</text:p>
          </table:table-cell>
          <table:table-cell office:value-type="float" office:value="0.617">
            <text:p>0.617</text:p>
          </table:table-cell>
          <table:table-cell/>
          <table:table-cell office:value-type="float" office:value="1.56680739889">
            <text:p>1.5668073989</text:p>
          </table:table-cell>
          <table:table-cell office:value-type="float" office:value="475.839407042">
            <text:p>475.839407042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829">
            <text:p>1213829</text:p>
          </table:table-cell>
          <table:table-cell office:value-type="float" office:value="2880">
            <text:p>2880</text:p>
          </table:table-cell>
          <table:table-cell office:value-type="float" office:value="97">
            <text:p>97</text:p>
          </table:table-cell>
          <table:table-cell/>
          <table:table-cell office:value-type="float" office:value="2.2054">
            <text:p>2.2054</text:p>
          </table:table-cell>
          <table:table-cell office:value-type="float" office:value="0.478">
            <text:p>0.478</text:p>
          </table:table-cell>
          <table:table-cell/>
          <table:table-cell office:value-type="float" office:value="1.56427727306">
            <text:p>1.5642772731</text:p>
          </table:table-cell>
          <table:table-cell office:value-type="float" office:value="151.734895487">
            <text:p>151.734895487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830">
            <text:p>1213830</text:p>
          </table:table-cell>
          <table:table-cell office:value-type="float" office:value="2880">
            <text:p>2880</text:p>
          </table:table-cell>
          <table:table-cell office:value-type="float" office:value="49.2">
            <text:p>49.2</text:p>
          </table:table-cell>
          <table:table-cell/>
          <table:table-cell office:value-type="float" office:value="2.1679">
            <text:p>2.1679</text:p>
          </table:table-cell>
          <table:table-cell office:value-type="float" office:value="0.455">
            <text:p>0.455</text:p>
          </table:table-cell>
          <table:table-cell/>
          <table:table-cell office:value-type="float" office:value="1.49567529545">
            <text:p>1.4956752955</text:p>
          </table:table-cell>
          <table:table-cell office:value-type="float" office:value="73.587224536">
            <text:p>73.587224536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831">
            <text:p>1213831</text:p>
          </table:table-cell>
          <table:table-cell office:value-type="float" office:value="2882">
            <text:p>2882</text:p>
          </table:table-cell>
          <table:table-cell office:value-type="float" office:value="43">
            <text:p>43</text:p>
          </table:table-cell>
          <table:table-cell/>
          <table:table-cell office:value-type="float" office:value="3.2619">
            <text:p>3.2619</text:p>
          </table:table-cell>
          <table:table-cell office:value-type="float" office:value="1.208">
            <text:p>1.208</text:p>
          </table:table-cell>
          <table:table-cell/>
          <table:table-cell office:value-type="float" office:value="3.1002330706">
            <text:p>3.1002330706</text:p>
          </table:table-cell>
          <table:table-cell office:value-type="float" office:value="133.310022036">
            <text:p>133.310022036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832">
            <text:p>1213832</text:p>
          </table:table-cell>
          <table:table-cell office:value-type="float" office:value="2882">
            <text:p>2882</text:p>
          </table:table-cell>
          <table:table-cell office:value-type="float" office:value="16.7">
            <text:p>16.7</text:p>
          </table:table-cell>
          <table:table-cell/>
          <table:table-cell office:value-type="float" office:value="2.4294">
            <text:p>2.4294</text:p>
          </table:table-cell>
          <table:table-cell office:value-type="float" office:value="0.75">
            <text:p>0.75</text:p>
          </table:table-cell>
          <table:table-cell/>
          <table:table-cell office:value-type="float" office:value="2.48405202025">
            <text:p>2.4840520203</text:p>
          </table:table-cell>
          <table:table-cell office:value-type="float" office:value="41.4836687382">
            <text:p>41.4836687382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833">
            <text:p>1213833</text:p>
          </table:table-cell>
          <table:table-cell office:value-type="float" office:value="2882">
            <text:p>2882</text:p>
          </table:table-cell>
          <table:table-cell office:value-type="float" office:value="64.41">
            <text:p>64.41</text:p>
          </table:table-cell>
          <table:table-cell/>
          <table:table-cell office:value-type="float" office:value="3.2949">
            <text:p>3.2949</text:p>
          </table:table-cell>
          <table:table-cell office:value-type="float" office:value="0.992">
            <text:p>0.992</text:p>
          </table:table-cell>
          <table:table-cell/>
          <table:table-cell office:value-type="float" office:value="2.40758352697">
            <text:p>2.407583527</text:p>
          </table:table-cell>
          <table:table-cell office:value-type="float" office:value="155.072454972">
            <text:p>155.072454972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834">
            <text:p>1213834</text:p>
          </table:table-cell>
          <table:table-cell office:value-type="float" office:value="2882">
            <text:p>2882</text:p>
          </table:table-cell>
          <table:table-cell office:value-type="float" office:value="178.1">
            <text:p>178.1</text:p>
          </table:table-cell>
          <table:table-cell/>
          <table:table-cell office:value-type="float" office:value="2.7231">
            <text:p>2.7231</text:p>
          </table:table-cell>
          <table:table-cell office:value-type="float" office:value="0.838">
            <text:p>0.838</text:p>
          </table:table-cell>
          <table:table-cell/>
          <table:table-cell office:value-type="float" office:value="2.47424505049">
            <text:p>2.4742450505</text:p>
          </table:table-cell>
          <table:table-cell office:value-type="float" office:value="440.663043493">
            <text:p>440.663043493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835">
            <text:p>1213835</text:p>
          </table:table-cell>
          <table:table-cell office:value-type="float" office:value="2882">
            <text:p>2882</text:p>
          </table:table-cell>
          <table:table-cell office:value-type="float" office:value="40.2">
            <text:p>40.2</text:p>
          </table:table-cell>
          <table:table-cell/>
          <table:table-cell office:value-type="float" office:value="2.8844">
            <text:p>2.8844</text:p>
          </table:table-cell>
          <table:table-cell office:value-type="float" office:value="1.008">
            <text:p>1.008</text:p>
          </table:table-cell>
          <table:table-cell/>
          <table:table-cell office:value-type="float" office:value="2.89153093468">
            <text:p>2.8915309347</text:p>
          </table:table-cell>
          <table:table-cell office:value-type="float" office:value="116.239543574">
            <text:p>116.239543574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836">
            <text:p>1213836</text:p>
          </table:table-cell>
          <table:table-cell office:value-type="float" office:value="2882">
            <text:p>2882</text:p>
          </table:table-cell>
          <table:table-cell office:value-type="float" office:value="10.8">
            <text:p>10.8</text:p>
          </table:table-cell>
          <table:table-cell/>
          <table:table-cell office:value-type="float" office:value="3.749">
            <text:p>3.749</text:p>
          </table:table-cell>
          <table:table-cell office:value-type="float" office:value="1.347">
            <text:p>1.347</text:p>
          </table:table-cell>
          <table:table-cell/>
          <table:table-cell office:value-type="float" office:value="2.98982812217">
            <text:p>2.9898281222</text:p>
          </table:table-cell>
          <table:table-cell office:value-type="float" office:value="32.2901437194">
            <text:p>32.2901437194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837">
            <text:p>1213837</text:p>
          </table:table-cell>
          <table:table-cell office:value-type="float" office:value="2882">
            <text:p>2882</text:p>
          </table:table-cell>
          <table:table-cell office:value-type="float" office:value="28.1">
            <text:p>28.1</text:p>
          </table:table-cell>
          <table:table-cell/>
          <table:table-cell office:value-type="float" office:value="2.4502">
            <text:p>2.4502</text:p>
          </table:table-cell>
          <table:table-cell office:value-type="float" office:value="0.553">
            <text:p>0.553</text:p>
          </table:table-cell>
          <table:table-cell/>
          <table:table-cell office:value-type="float" office:value="1.65382861562">
            <text:p>1.6538286156</text:p>
          </table:table-cell>
          <table:table-cell office:value-type="float" office:value="46.472584099">
            <text:p>46.472584099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838">
            <text:p>1213838</text:p>
          </table:table-cell>
          <table:table-cell office:value-type="float" office:value="2882">
            <text:p>2882</text:p>
          </table:table-cell>
          <table:table-cell office:value-type="float" office:value="165.6">
            <text:p>165.6</text:p>
          </table:table-cell>
          <table:table-cell/>
          <table:table-cell office:value-type="float" office:value="3.1145">
            <text:p>3.1145</text:p>
          </table:table-cell>
          <table:table-cell office:value-type="float" office:value="1.034">
            <text:p>1.034</text:p>
          </table:table-cell>
          <table:table-cell/>
          <table:table-cell office:value-type="float" office:value="2.71682504896">
            <text:p>2.716825049</text:p>
          </table:table-cell>
          <table:table-cell office:value-type="float" office:value="449.906228109">
            <text:p>449.906228109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839">
            <text:p>1213839</text:p>
          </table:table-cell>
          <table:table-cell office:value-type="float" office:value="2882">
            <text:p>2882</text:p>
          </table:table-cell>
          <table:table-cell office:value-type="float" office:value="195.7">
            <text:p>195.7</text:p>
          </table:table-cell>
          <table:table-cell/>
          <table:table-cell office:value-type="float" office:value="2.905">
            <text:p>2.905</text:p>
          </table:table-cell>
          <table:table-cell office:value-type="float" office:value="0.852">
            <text:p>0.852</text:p>
          </table:table-cell>
          <table:table-cell/>
          <table:table-cell office:value-type="float" office:value="2.32974435456">
            <text:p>2.3297443546</text:p>
          </table:table-cell>
          <table:table-cell office:value-type="float" office:value="455.930970188">
            <text:p>455.930970188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840">
            <text:p>1213840</text:p>
          </table:table-cell>
          <table:table-cell office:value-type="float" office:value="2882">
            <text:p>2882</text:p>
          </table:table-cell>
          <table:table-cell office:value-type="float" office:value="85.7">
            <text:p>85.7</text:p>
          </table:table-cell>
          <table:table-cell/>
          <table:table-cell office:value-type="float" office:value="2.313">
            <text:p>2.313</text:p>
          </table:table-cell>
          <table:table-cell office:value-type="float" office:value="0.697">
            <text:p>0.697</text:p>
          </table:table-cell>
          <table:table-cell/>
          <table:table-cell office:value-type="float" office:value="2.41027250757">
            <text:p>2.4102725076</text:p>
          </table:table-cell>
          <table:table-cell office:value-type="float" office:value="206.560353898">
            <text:p>206.560353898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841">
            <text:p>1213841</text:p>
          </table:table-cell>
          <table:table-cell office:value-type="float" office:value="2882">
            <text:p>2882</text:p>
          </table:table-cell>
          <table:table-cell office:value-type="float" office:value="21.4">
            <text:p>21.4</text:p>
          </table:table-cell>
          <table:table-cell/>
          <table:table-cell office:value-type="float" office:value="2.5522">
            <text:p>2.5522</text:p>
          </table:table-cell>
          <table:table-cell office:value-type="float" office:value="0.903">
            <text:p>0.903</text:p>
          </table:table-cell>
          <table:table-cell/>
          <table:table-cell office:value-type="float" office:value="2.93499397148">
            <text:p>2.9349939715</text:p>
          </table:table-cell>
          <table:table-cell office:value-type="float" office:value="62.8088709896">
            <text:p>62.8088709896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842">
            <text:p>1213842</text:p>
          </table:table-cell>
          <table:table-cell office:value-type="float" office:value="2882">
            <text:p>2882</text:p>
          </table:table-cell>
          <table:table-cell office:value-type="float" office:value="13.8">
            <text:p>13.8</text:p>
          </table:table-cell>
          <table:table-cell/>
          <table:table-cell office:value-type="float" office:value="2.211">
            <text:p>2.211</text:p>
          </table:table-cell>
          <table:table-cell office:value-type="float" office:value="0.793">
            <text:p>0.793</text:p>
          </table:table-cell>
          <table:table-cell/>
          <table:table-cell office:value-type="float" office:value="2.98348239258">
            <text:p>2.9834823926</text:p>
          </table:table-cell>
          <table:table-cell office:value-type="float" office:value="41.1720570176">
            <text:p>41.1720570176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843">
            <text:p>1213843</text:p>
          </table:table-cell>
          <table:table-cell office:value-type="float" office:value="2854">
            <text:p>2854</text:p>
          </table:table-cell>
          <table:table-cell office:value-type="float" office:value="87.6">
            <text:p>87.6</text:p>
          </table:table-cell>
          <table:table-cell/>
          <table:table-cell office:value-type="float" office:value="2.791">
            <text:p>2.791</text:p>
          </table:table-cell>
          <table:table-cell office:value-type="float" office:value="0.738">
            <text:p>0.738</text:p>
          </table:table-cell>
          <table:table-cell/>
          <table:table-cell office:value-type="float" office:value="2.04108354353">
            <text:p>2.0410835435</text:p>
          </table:table-cell>
          <table:table-cell office:value-type="float" office:value="178.798918413">
            <text:p>178.798918413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844">
            <text:p>1213844</text:p>
          </table:table-cell>
          <table:table-cell office:value-type="float" office:value="2854">
            <text:p>2854</text:p>
          </table:table-cell>
          <table:table-cell office:value-type="float" office:value="56.9">
            <text:p>56.9</text:p>
          </table:table-cell>
          <table:table-cell/>
          <table:table-cell office:value-type="float" office:value="3.7466">
            <text:p>3.7466</text:p>
          </table:table-cell>
          <table:table-cell office:value-type="float" office:value="0.878">
            <text:p>0.878</text:p>
          </table:table-cell>
          <table:table-cell/>
          <table:table-cell office:value-type="float" office:value="1.74032806865">
            <text:p>1.7403280687</text:p>
          </table:table-cell>
          <table:table-cell office:value-type="float" office:value="99.0246671061">
            <text:p>99.0246671061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845">
            <text:p>1213845</text:p>
          </table:table-cell>
          <table:table-cell office:value-type="float" office:value="2854">
            <text:p>2854</text:p>
          </table:table-cell>
          <table:table-cell office:value-type="float" office:value="280.1">
            <text:p>280.1</text:p>
          </table:table-cell>
          <table:table-cell/>
          <table:table-cell office:value-type="float" office:value="4.0926">
            <text:p>4.0926</text:p>
          </table:table-cell>
          <table:table-cell office:value-type="float" office:value="1.259">
            <text:p>1.259</text:p>
          </table:table-cell>
          <table:table-cell/>
          <table:table-cell office:value-type="float" office:value="2.47315402483">
            <text:p>2.4731540248</text:p>
          </table:table-cell>
          <table:table-cell office:value-type="float" office:value="692.730442354">
            <text:p>692.730442354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846">
            <text:p>1213846</text:p>
          </table:table-cell>
          <table:table-cell office:value-type="float" office:value="2854">
            <text:p>2854</text:p>
          </table:table-cell>
          <table:table-cell office:value-type="float" office:value="296.9">
            <text:p>296.9</text:p>
          </table:table-cell>
          <table:table-cell/>
          <table:table-cell office:value-type="float" office:value="4.0624">
            <text:p>4.0624</text:p>
          </table:table-cell>
          <table:table-cell office:value-type="float" office:value="1.239">
            <text:p>1.239</text:p>
          </table:table-cell>
          <table:table-cell/>
          <table:table-cell office:value-type="float" office:value="2.44679122883">
            <text:p>2.4467912288</text:p>
          </table:table-cell>
          <table:table-cell office:value-type="float" office:value="726.45231584">
            <text:p>726.45231584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847">
            <text:p>1213847</text:p>
          </table:table-cell>
          <table:table-cell office:value-type="float" office:value="2854">
            <text:p>2854</text:p>
          </table:table-cell>
          <table:table-cell office:value-type="float" office:value="74.4">
            <text:p>74.4</text:p>
          </table:table-cell>
          <table:table-cell/>
          <table:table-cell office:value-type="float" office:value="2.5354">
            <text:p>2.5354</text:p>
          </table:table-cell>
          <table:table-cell office:value-type="float" office:value="0.626">
            <text:p>0.626</text:p>
          </table:table-cell>
          <table:table-cell/>
          <table:table-cell office:value-type="float" office:value="1.86590841603">
            <text:p>1.865908416</text:p>
          </table:table-cell>
          <table:table-cell office:value-type="float" office:value="138.823586153">
            <text:p>138.823586153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848">
            <text:p>1213848</text:p>
          </table:table-cell>
          <table:table-cell office:value-type="float" office:value="2854">
            <text:p>2854</text:p>
          </table:table-cell>
          <table:table-cell office:value-type="float" office:value="65">
            <text:p>65</text:p>
          </table:table-cell>
          <table:table-cell/>
          <table:table-cell office:value-type="float" office:value="2.1923">
            <text:p>2.1923</text:p>
          </table:table-cell>
          <table:table-cell office:value-type="float" office:value="0.559">
            <text:p>0.559</text:p>
          </table:table-cell>
          <table:table-cell/>
          <table:table-cell office:value-type="float" office:value="1.94670350819">
            <text:p>1.9467035082</text:p>
          </table:table-cell>
          <table:table-cell office:value-type="float" office:value="126.535728032">
            <text:p>126.535728032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849">
            <text:p>1213849</text:p>
          </table:table-cell>
          <table:table-cell office:value-type="float" office:value="2854">
            <text:p>2854</text:p>
          </table:table-cell>
          <table:table-cell office:value-type="float" office:value="362.5">
            <text:p>362.5</text:p>
          </table:table-cell>
          <table:table-cell/>
          <table:table-cell office:value-type="float" office:value="2.738">
            <text:p>2.738</text:p>
          </table:table-cell>
          <table:table-cell office:value-type="float" office:value="0.71">
            <text:p>0.71</text:p>
          </table:table-cell>
          <table:table-cell/>
          <table:table-cell office:value-type="float" office:value="1.99000367421">
            <text:p>1.9900036742</text:p>
          </table:table-cell>
          <table:table-cell office:value-type="float" office:value="721.376331903">
            <text:p>721.376331903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850">
            <text:p>1213850</text:p>
          </table:table-cell>
          <table:table-cell office:value-type="float" office:value="2854">
            <text:p>2854</text:p>
          </table:table-cell>
          <table:table-cell office:value-type="float" office:value="473">
            <text:p>473</text:p>
          </table:table-cell>
          <table:table-cell/>
          <table:table-cell office:value-type="float" office:value="3.6044">
            <text:p>3.6044</text:p>
          </table:table-cell>
          <table:table-cell office:value-type="float" office:value="1.062">
            <text:p>1.062</text:p>
          </table:table-cell>
          <table:table-cell/>
          <table:table-cell office:value-type="float" office:value="2.34326884586">
            <text:p>2.3432688459</text:p>
          </table:table-cell>
          <table:table-cell office:value-type="float" office:value="1108.36616409">
            <text:p>1108.36616409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851">
            <text:p>1213851</text:p>
          </table:table-cell>
          <table:table-cell office:value-type="float" office:value="2854">
            <text:p>2854</text:p>
          </table:table-cell>
          <table:table-cell office:value-type="float" office:value="254.8">
            <text:p>254.8</text:p>
          </table:table-cell>
          <table:table-cell/>
          <table:table-cell office:value-type="float" office:value="2.6913">
            <text:p>2.6913</text:p>
          </table:table-cell>
          <table:table-cell office:value-type="float" office:value="0.506">
            <text:p>0.506</text:p>
          </table:table-cell>
          <table:table-cell/>
          <table:table-cell office:value-type="float" office:value="1.27700227808">
            <text:p>1.2770022781</text:p>
          </table:table-cell>
          <table:table-cell office:value-type="float" office:value="325.380180455">
            <text:p>325.380180455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852">
            <text:p>1213852</text:p>
          </table:table-cell>
          <table:table-cell office:value-type="float" office:value="2854">
            <text:p>2854</text:p>
          </table:table-cell>
          <table:table-cell office:value-type="float" office:value="290.6">
            <text:p>290.6</text:p>
          </table:table-cell>
          <table:table-cell/>
          <table:table-cell office:value-type="float" office:value="2.5586">
            <text:p>2.5586</text:p>
          </table:table-cell>
          <table:table-cell office:value-type="float" office:value="0.675">
            <text:p>0.675</text:p>
          </table:table-cell>
          <table:table-cell/>
          <table:table-cell office:value-type="float" office:value="2.03503149457">
            <text:p>2.0350314946</text:p>
          </table:table-cell>
          <table:table-cell office:value-type="float" office:value="591.380152321">
            <text:p>591.380152321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853">
            <text:p>1213853</text:p>
          </table:table-cell>
          <table:table-cell office:value-type="float" office:value="2854">
            <text:p>2854</text:p>
          </table:table-cell>
          <table:table-cell office:value-type="float" office:value="40.7">
            <text:p>40.7</text:p>
          </table:table-cell>
          <table:table-cell/>
          <table:table-cell office:value-type="float" office:value="2.508">
            <text:p>2.508</text:p>
          </table:table-cell>
          <table:table-cell office:value-type="float" office:value="0.646">
            <text:p>0.646</text:p>
          </table:table-cell>
          <table:table-cell/>
          <table:table-cell office:value-type="float" office:value="1.97262757576">
            <text:p>1.9726275758</text:p>
          </table:table-cell>
          <table:table-cell office:value-type="float" office:value="80.2859423333">
            <text:p>80.2859423333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854">
            <text:p>1213854</text:p>
          </table:table-cell>
          <table:table-cell office:value-type="float" office:value="2854">
            <text:p>2854</text:p>
          </table:table-cell>
          <table:table-cell office:value-type="float" office:value="113.6">
            <text:p>113.6</text:p>
          </table:table-cell>
          <table:table-cell/>
          <table:table-cell office:value-type="float" office:value="2.7991">
            <text:p>2.7991</text:p>
          </table:table-cell>
          <table:table-cell office:value-type="float" office:value="0.783">
            <text:p>0.783</text:p>
          </table:table-cell>
          <table:table-cell/>
          <table:table-cell office:value-type="float" office:value="2.19419771248">
            <text:p>2.1941977125</text:p>
          </table:table-cell>
          <table:table-cell office:value-type="float" office:value="249.260860138">
            <text:p>249.260860138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855">
            <text:p>1213855</text:p>
          </table:table-cell>
          <table:table-cell office:value-type="float" office:value="2862">
            <text:p>2862</text:p>
          </table:table-cell>
          <table:table-cell office:value-type="float" office:value="42.2">
            <text:p>42.2</text:p>
          </table:table-cell>
          <table:table-cell/>
          <table:table-cell office:value-type="float" office:value="3.2056">
            <text:p>3.2056</text:p>
          </table:table-cell>
          <table:table-cell office:value-type="float" office:value="1.01">
            <text:p>1.01</text:p>
          </table:table-cell>
          <table:table-cell/>
          <table:table-cell office:value-type="float" office:value="2.54760621163">
            <text:p>2.5476062116</text:p>
          </table:table-cell>
          <table:table-cell office:value-type="float" office:value="107.508982131">
            <text:p>107.508982131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856">
            <text:p>1213856</text:p>
          </table:table-cell>
          <table:table-cell office:value-type="float" office:value="2862">
            <text:p>2862</text:p>
          </table:table-cell>
          <table:table-cell office:value-type="float" office:value="67.91">
            <text:p>67.91</text:p>
          </table:table-cell>
          <table:table-cell/>
          <table:table-cell office:value-type="float" office:value="2.5266">
            <text:p>2.5266</text:p>
          </table:table-cell>
          <table:table-cell office:value-type="float" office:value="0.678">
            <text:p>0.678</text:p>
          </table:table-cell>
          <table:table-cell/>
          <table:table-cell office:value-type="float" office:value="2.08031811209">
            <text:p>2.0803181121</text:p>
          </table:table-cell>
          <table:table-cell office:value-type="float" office:value="141.274402992">
            <text:p>141.274402992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857">
            <text:p>1213857</text:p>
          </table:table-cell>
          <table:table-cell office:value-type="float" office:value="2862">
            <text:p>2862</text:p>
          </table:table-cell>
          <table:table-cell office:value-type="float" office:value="205">
            <text:p>205</text:p>
          </table:table-cell>
          <table:table-cell/>
          <table:table-cell office:value-type="float" office:value="3.1951">
            <text:p>3.1951</text:p>
          </table:table-cell>
          <table:table-cell office:value-type="float" office:value="0.989">
            <text:p>0.989</text:p>
          </table:table-cell>
          <table:table-cell/>
          <table:table-cell office:value-type="float" office:value="2.49223477732">
            <text:p>2.4922347773</text:p>
          </table:table-cell>
          <table:table-cell office:value-type="float" office:value="510.90812935">
            <text:p>510.90812935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858">
            <text:p>1213858</text:p>
          </table:table-cell>
          <table:table-cell office:value-type="float" office:value="2862">
            <text:p>2862</text:p>
          </table:table-cell>
          <table:table-cell office:value-type="float" office:value="161.8">
            <text:p>161.8</text:p>
          </table:table-cell>
          <table:table-cell/>
          <table:table-cell office:value-type="float" office:value="2.7861">
            <text:p>2.7861</text:p>
          </table:table-cell>
          <table:table-cell office:value-type="float" office:value="0.803">
            <text:p>0.803</text:p>
          </table:table-cell>
          <table:table-cell/>
          <table:table-cell office:value-type="float" office:value="2.27903503356">
            <text:p>2.2790350336</text:p>
          </table:table-cell>
          <table:table-cell office:value-type="float" office:value="368.74786843">
            <text:p>368.74786843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859">
            <text:p>1213859</text:p>
          </table:table-cell>
          <table:table-cell office:value-type="float" office:value="2862">
            <text:p>2862</text:p>
          </table:table-cell>
          <table:table-cell office:value-type="float" office:value="52.8">
            <text:p>52.8</text:p>
          </table:table-cell>
          <table:table-cell/>
          <table:table-cell office:value-type="float" office:value="2.2381">
            <text:p>2.2381</text:p>
          </table:table-cell>
          <table:table-cell office:value-type="float" office:value="0.587">
            <text:p>0.587</text:p>
          </table:table-cell>
          <table:table-cell/>
          <table:table-cell office:value-type="float" office:value="2.01963037711">
            <text:p>2.0196303771</text:p>
          </table:table-cell>
          <table:table-cell office:value-type="float" office:value="106.636483911">
            <text:p>106.636483911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860">
            <text:p>1213860</text:p>
          </table:table-cell>
          <table:table-cell office:value-type="float" office:value="2862">
            <text:p>2862</text:p>
          </table:table-cell>
          <table:table-cell office:value-type="float" office:value="56.4">
            <text:p>56.4</text:p>
          </table:table-cell>
          <table:table-cell/>
          <table:table-cell office:value-type="float" office:value="3">
            <text:p>3</text:p>
          </table:table-cell>
          <table:table-cell office:value-type="float" office:value="0.807">
            <text:p>0.807</text:p>
          </table:table-cell>
          <table:table-cell/>
          <table:table-cell office:value-type="float" office:value="2.08687">
            <text:p>2.08687</text:p>
          </table:table-cell>
          <table:table-cell office:value-type="float" office:value="117.699468">
            <text:p>117.699468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861">
            <text:p>1213861</text:p>
          </table:table-cell>
          <table:table-cell office:value-type="float" office:value="2862">
            <text:p>2862</text:p>
          </table:table-cell>
          <table:table-cell office:value-type="float" office:value="146.1">
            <text:p>146.1</text:p>
          </table:table-cell>
          <table:table-cell/>
          <table:table-cell office:value-type="float" office:value="2.1555">
            <text:p>2.1555</text:p>
          </table:table-cell>
          <table:table-cell office:value-type="float" office:value="0.493">
            <text:p>0.493</text:p>
          </table:table-cell>
          <table:table-cell/>
          <table:table-cell office:value-type="float" office:value="1.6840423498">
            <text:p>1.6840423498</text:p>
          </table:table-cell>
          <table:table-cell office:value-type="float" office:value="246.038587306">
            <text:p>246.038587306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862">
            <text:p>1213862</text:p>
          </table:table-cell>
          <table:table-cell office:value-type="float" office:value="2862">
            <text:p>2862</text:p>
          </table:table-cell>
          <table:table-cell office:value-type="float" office:value="277.6">
            <text:p>277.6</text:p>
          </table:table-cell>
          <table:table-cell/>
          <table:table-cell office:value-type="float" office:value="2.8165">
            <text:p>2.8165</text:p>
          </table:table-cell>
          <table:table-cell office:value-type="float" office:value="0.835">
            <text:p>0.835</text:p>
          </table:table-cell>
          <table:table-cell/>
          <table:table-cell office:value-type="float" office:value="2.36154246583">
            <text:p>2.3615424658</text:p>
          </table:table-cell>
          <table:table-cell office:value-type="float" office:value="655.564188513">
            <text:p>655.564188513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863">
            <text:p>1213863</text:p>
          </table:table-cell>
          <table:table-cell office:value-type="float" office:value="2862">
            <text:p>2862</text:p>
          </table:table-cell>
          <table:table-cell office:value-type="float" office:value="284.4">
            <text:p>284.4</text:p>
          </table:table-cell>
          <table:table-cell/>
          <table:table-cell office:value-type="float" office:value="2.906">
            <text:p>2.906</text:p>
          </table:table-cell>
          <table:table-cell office:value-type="float" office:value="0.839">
            <text:p>0.839</text:p>
          </table:table-cell>
          <table:table-cell/>
          <table:table-cell office:value-type="float" office:value="2.28400007571">
            <text:p>2.2840000757</text:p>
          </table:table-cell>
          <table:table-cell office:value-type="float" office:value="649.569621531">
            <text:p>649.569621531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864">
            <text:p>1213864</text:p>
          </table:table-cell>
          <table:table-cell office:value-type="float" office:value="2862">
            <text:p>2862</text:p>
          </table:table-cell>
          <table:table-cell office:value-type="float" office:value="201.4">
            <text:p>201.4</text:p>
          </table:table-cell>
          <table:table-cell/>
          <table:table-cell office:value-type="float" office:value="2.1754">
            <text:p>2.1754</text:p>
          </table:table-cell>
          <table:table-cell office:value-type="float" office:value="0.668">
            <text:p>0.668</text:p>
          </table:table-cell>
          <table:table-cell/>
          <table:table-cell office:value-type="float" office:value="2.46756964145">
            <text:p>2.4675696415</text:p>
          </table:table-cell>
          <table:table-cell office:value-type="float" office:value="496.968525787">
            <text:p>496.968525787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865">
            <text:p>1213865</text:p>
          </table:table-cell>
          <table:table-cell office:value-type="float" office:value="2862">
            <text:p>2862</text:p>
          </table:table-cell>
          <table:table-cell office:value-type="float" office:value="53.4">
            <text:p>53.4</text:p>
          </table:table-cell>
          <table:table-cell/>
          <table:table-cell office:value-type="float" office:value="2.3054">
            <text:p>2.3054</text:p>
          </table:table-cell>
          <table:table-cell office:value-type="float" office:value="0.691">
            <text:p>0.691</text:p>
          </table:table-cell>
          <table:table-cell/>
          <table:table-cell office:value-type="float" office:value="2.39418066192">
            <text:p>2.3941806619</text:p>
          </table:table-cell>
          <table:table-cell office:value-type="float" office:value="127.849247347">
            <text:p>127.849247347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866">
            <text:p>1213866</text:p>
          </table:table-cell>
          <table:table-cell office:value-type="float" office:value="2862">
            <text:p>2862</text:p>
          </table:table-cell>
          <table:table-cell office:value-type="float" office:value="49.3">
            <text:p>49.3</text:p>
          </table:table-cell>
          <table:table-cell/>
          <table:table-cell office:value-type="float" office:value="2.4639">
            <text:p>2.4639</text:p>
          </table:table-cell>
          <table:table-cell office:value-type="float" office:value="0.701">
            <text:p>0.701</text:p>
          </table:table-cell>
          <table:table-cell/>
          <table:table-cell office:value-type="float" office:value="2.2419529985">
            <text:p>2.2419529985</text:p>
          </table:table-cell>
          <table:table-cell office:value-type="float" office:value="110.528282826">
            <text:p>110.528282826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867">
            <text:p>1213867</text:p>
          </table:table-cell>
          <table:table-cell office:value-type="float" office:value="2860">
            <text:p>2860</text:p>
          </table:table-cell>
          <table:table-cell office:value-type="float" office:value="13.4">
            <text:p>13.4</text:p>
          </table:table-cell>
          <table:table-cell/>
          <table:table-cell office:value-type="float" office:value="2.493">
            <text:p>2.493</text:p>
          </table:table-cell>
          <table:table-cell office:value-type="float" office:value="0.549">
            <text:p>0.549</text:p>
          </table:table-cell>
          <table:table-cell/>
          <table:table-cell office:value-type="float" office:value="1.59903606498">
            <text:p>1.599036065</text:p>
          </table:table-cell>
          <table:table-cell office:value-type="float" office:value="21.4270832708">
            <text:p>21.4270832708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868">
            <text:p>1213868</text:p>
          </table:table-cell>
          <table:table-cell office:value-type="float" office:value="2860">
            <text:p>2860</text:p>
          </table:table-cell>
          <table:table-cell office:value-type="float" office:value="13.1">
            <text:p>13.1</text:p>
          </table:table-cell>
          <table:table-cell/>
          <table:table-cell office:value-type="float" office:value="3.0416">
            <text:p>3.0416</text:p>
          </table:table-cell>
          <table:table-cell office:value-type="float" office:value="0.715">
            <text:p>0.715</text:p>
          </table:table-cell>
          <table:table-cell/>
          <table:table-cell office:value-type="float" office:value="1.7476064545">
            <text:p>1.7476064545</text:p>
          </table:table-cell>
          <table:table-cell office:value-type="float" office:value="22.8936445539">
            <text:p>22.8936445539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869">
            <text:p>1213869</text:p>
          </table:table-cell>
          <table:table-cell office:value-type="float" office:value="2860">
            <text:p>2860</text:p>
          </table:table-cell>
          <table:table-cell office:value-type="float" office:value="166.8">
            <text:p>166.8</text:p>
          </table:table-cell>
          <table:table-cell/>
          <table:table-cell office:value-type="float" office:value="2.6413">
            <text:p>2.6413</text:p>
          </table:table-cell>
          <table:table-cell office:value-type="float" office:value="0.677">
            <text:p>0.677</text:p>
          </table:table-cell>
          <table:table-cell/>
          <table:table-cell office:value-type="float" office:value="1.96000179116">
            <text:p>1.9600017912</text:p>
          </table:table-cell>
          <table:table-cell office:value-type="float" office:value="326.928298766">
            <text:p>326.928298766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870">
            <text:p>1213870</text:p>
          </table:table-cell>
          <table:table-cell office:value-type="float" office:value="2860">
            <text:p>2860</text:p>
          </table:table-cell>
          <table:table-cell office:value-type="float" office:value="116.9">
            <text:p>116.9</text:p>
          </table:table-cell>
          <table:table-cell/>
          <table:table-cell office:value-type="float" office:value="3.0508">
            <text:p>3.0508</text:p>
          </table:table-cell>
          <table:table-cell office:value-type="float" office:value="0.802">
            <text:p>0.802</text:p>
          </table:table-cell>
          <table:table-cell/>
          <table:table-cell office:value-type="float" office:value="2.02568867051">
            <text:p>2.0256886705</text:p>
          </table:table-cell>
          <table:table-cell office:value-type="float" office:value="236.803005583">
            <text:p>236.803005583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872">
            <text:p>1213872</text:p>
          </table:table-cell>
          <table:table-cell office:value-type="float" office:value="2860">
            <text:p>2860</text:p>
          </table:table-cell>
          <table:table-cell office:value-type="float" office:value="3.7">
            <text:p>3.7</text:p>
          </table:table-cell>
          <table:table-cell/>
          <table:table-cell office:value-type="float" office:value="2.1893">
            <text:p>2.1893</text:p>
          </table:table-cell>
          <table:table-cell office:value-type="float" office:value="0.494">
            <text:p>0.494</text:p>
          </table:table-cell>
          <table:table-cell/>
          <table:table-cell office:value-type="float" office:value="1.65329899557">
            <text:p>1.6532989956</text:p>
          </table:table-cell>
          <table:table-cell office:value-type="float" office:value="6.11720628361">
            <text:p>6.1172062836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873">
            <text:p>1213873</text:p>
          </table:table-cell>
          <table:table-cell office:value-type="float" office:value="2860">
            <text:p>2860</text:p>
          </table:table-cell>
          <table:table-cell office:value-type="float" office:value="154.1">
            <text:p>154.1</text:p>
          </table:table-cell>
          <table:table-cell/>
          <table:table-cell office:value-type="float" office:value="2.6938">
            <text:p>2.6938</text:p>
          </table:table-cell>
          <table:table-cell office:value-type="float" office:value="0.717">
            <text:p>0.717</text:p>
          </table:table-cell>
          <table:table-cell/>
          <table:table-cell office:value-type="float" office:value="2.05853753285">
            <text:p>2.0585375329</text:p>
          </table:table-cell>
          <table:table-cell office:value-type="float" office:value="317.220633813">
            <text:p>317.220633813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874">
            <text:p>1213874</text:p>
          </table:table-cell>
          <table:table-cell office:value-type="float" office:value="2860">
            <text:p>2860</text:p>
          </table:table-cell>
          <table:table-cell office:value-type="float" office:value="130.3">
            <text:p>130.3</text:p>
          </table:table-cell>
          <table:table-cell/>
          <table:table-cell office:value-type="float" office:value="2.7408">
            <text:p>2.7408</text:p>
          </table:table-cell>
          <table:table-cell office:value-type="float" office:value="0.664">
            <text:p>0.664</text:p>
          </table:table-cell>
          <table:table-cell/>
          <table:table-cell office:value-type="float" office:value="1.81952032107">
            <text:p>1.8195203211</text:p>
          </table:table-cell>
          <table:table-cell office:value-type="float" office:value="237.083497836">
            <text:p>237.083497836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875">
            <text:p>1213875</text:p>
          </table:table-cell>
          <table:table-cell office:value-type="float" office:value="2860">
            <text:p>2860</text:p>
          </table:table-cell>
          <table:table-cell office:value-type="float" office:value="173.7">
            <text:p>173.7</text:p>
          </table:table-cell>
          <table:table-cell/>
          <table:table-cell office:value-type="float" office:value="2.8232">
            <text:p>2.8232</text:p>
          </table:table-cell>
          <table:table-cell office:value-type="float" office:value="0.654">
            <text:p>0.654</text:p>
          </table:table-cell>
          <table:table-cell/>
          <table:table-cell office:value-type="float" office:value="1.7133902607">
            <text:p>1.7133902607</text:p>
          </table:table-cell>
          <table:table-cell office:value-type="float" office:value="297.615888283">
            <text:p>297.615888283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876">
            <text:p>1213876</text:p>
          </table:table-cell>
          <table:table-cell office:value-type="float" office:value="2860">
            <text:p>2860</text:p>
          </table:table-cell>
          <table:table-cell office:value-type="float" office:value="94.9">
            <text:p>94.9</text:p>
          </table:table-cell>
          <table:table-cell/>
          <table:table-cell office:value-type="float" office:value="2.9054">
            <text:p>2.9054</text:p>
          </table:table-cell>
          <table:table-cell office:value-type="float" office:value="0.73">
            <text:p>0.73</text:p>
          </table:table-cell>
          <table:table-cell/>
          <table:table-cell office:value-type="float" office:value="1.90943281407">
            <text:p>1.9094328141</text:p>
          </table:table-cell>
          <table:table-cell office:value-type="float" office:value="181.205174055">
            <text:p>181.205174055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879">
            <text:p>1213879</text:p>
          </table:table-cell>
          <table:table-cell office:value-type="float" office:value="2859">
            <text:p>2859</text:p>
          </table:table-cell>
          <table:table-cell office:value-type="float" office:value="18.5">
            <text:p>18.5</text:p>
          </table:table-cell>
          <table:table-cell/>
          <table:table-cell office:value-type="float" office:value="3.8738">
            <text:p>3.8738</text:p>
          </table:table-cell>
          <table:table-cell office:value-type="float" office:value="0.934">
            <text:p>0.934</text:p>
          </table:table-cell>
          <table:table-cell/>
          <table:table-cell office:value-type="float" office:value="1.80793923434">
            <text:p>1.8079392343</text:p>
          </table:table-cell>
          <table:table-cell office:value-type="float" office:value="33.4468758354">
            <text:p>33.4468758354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880">
            <text:p>1213880</text:p>
          </table:table-cell>
          <table:table-cell office:value-type="float" office:value="2859">
            <text:p>2859</text:p>
          </table:table-cell>
          <table:table-cell office:value-type="float" office:value="11.6">
            <text:p>11.6</text:p>
          </table:table-cell>
          <table:table-cell/>
          <table:table-cell office:value-type="float" office:value="2.8959">
            <text:p>2.8959</text:p>
          </table:table-cell>
          <table:table-cell office:value-type="float" office:value="0.879">
            <text:p>0.879</text:p>
          </table:table-cell>
          <table:table-cell/>
          <table:table-cell office:value-type="float" office:value="2.43219580545">
            <text:p>2.4321958055</text:p>
          </table:table-cell>
          <table:table-cell office:value-type="float" office:value="28.2134713432">
            <text:p>28.2134713432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881">
            <text:p>1213881</text:p>
          </table:table-cell>
          <table:table-cell office:value-type="float" office:value="2859">
            <text:p>2859</text:p>
          </table:table-cell>
          <table:table-cell office:value-type="float" office:value="114.5">
            <text:p>114.5</text:p>
          </table:table-cell>
          <table:table-cell/>
          <table:table-cell office:value-type="float" office:value="2.9316">
            <text:p>2.9316</text:p>
          </table:table-cell>
          <table:table-cell office:value-type="float" office:value="0.855">
            <text:p>0.855</text:p>
          </table:table-cell>
          <table:table-cell/>
          <table:table-cell office:value-type="float" office:value="2.31336611134">
            <text:p>2.3133661113</text:p>
          </table:table-cell>
          <table:table-cell office:value-type="float" office:value="264.880419748">
            <text:p>264.880419748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882">
            <text:p>1213882</text:p>
          </table:table-cell>
          <table:table-cell office:value-type="float" office:value="2859">
            <text:p>2859</text:p>
          </table:table-cell>
          <table:table-cell office:value-type="float" office:value="176.18">
            <text:p>176.18</text:p>
          </table:table-cell>
          <table:table-cell/>
          <table:table-cell office:value-type="float" office:value="2.602">
            <text:p>2.602</text:p>
          </table:table-cell>
          <table:table-cell office:value-type="float" office:value="0.809">
            <text:p>0.809</text:p>
          </table:table-cell>
          <table:table-cell/>
          <table:table-cell office:value-type="float" office:value="2.50601681015">
            <text:p>2.5060168102</text:p>
          </table:table-cell>
          <table:table-cell office:value-type="float" office:value="441.510041612">
            <text:p>441.510041612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883">
            <text:p>1213883</text:p>
          </table:table-cell>
          <table:table-cell office:value-type="float" office:value="2859">
            <text:p>2859</text:p>
          </table:table-cell>
          <table:table-cell office:value-type="float" office:value="9.2">
            <text:p>9.2</text:p>
          </table:table-cell>
          <table:table-cell/>
          <table:table-cell office:value-type="float" office:value="3.4389">
            <text:p>3.4389</text:p>
          </table:table-cell>
          <table:table-cell office:value-type="float" office:value="0.856">
            <text:p>0.856</text:p>
          </table:table-cell>
          <table:table-cell/>
          <table:table-cell office:value-type="float" office:value="1.88603804792">
            <text:p>1.8860380479</text:p>
          </table:table-cell>
          <table:table-cell office:value-type="float" office:value="17.3515500409">
            <text:p>17.3515500409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884">
            <text:p>1213884</text:p>
          </table:table-cell>
          <table:table-cell office:value-type="float" office:value="2859">
            <text:p>2859</text:p>
          </table:table-cell>
          <table:table-cell office:value-type="float" office:value="5.18">
            <text:p>5.18</text:p>
          </table:table-cell>
          <table:table-cell/>
          <table:table-cell office:value-type="float" office:value="2.3588">
            <text:p>2.3588</text:p>
          </table:table-cell>
          <table:table-cell office:value-type="float" office:value="0.584">
            <text:p>0.584</text:p>
          </table:table-cell>
          <table:table-cell/>
          <table:table-cell office:value-type="float" office:value="1.87270517043">
            <text:p>1.8727051704</text:p>
          </table:table-cell>
          <table:table-cell office:value-type="float" office:value="9.7006127828">
            <text:p>9.7006127828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885">
            <text:p>1213885</text:p>
          </table:table-cell>
          <table:table-cell office:value-type="float" office:value="2859">
            <text:p>2859</text:p>
          </table:table-cell>
          <table:table-cell office:value-type="float" office:value="24.2">
            <text:p>24.2</text:p>
          </table:table-cell>
          <table:table-cell/>
          <table:table-cell office:value-type="float" office:value="3.4">
            <text:p>3.4</text:p>
          </table:table-cell>
          <table:table-cell office:value-type="float" office:value="0.845">
            <text:p>0.845</text:p>
          </table:table-cell>
          <table:table-cell/>
          <table:table-cell office:value-type="float" office:value="1.88216411765">
            <text:p>1.8821641177</text:p>
          </table:table-cell>
          <table:table-cell office:value-type="float" office:value="45.5483716471">
            <text:p>45.5483716471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886">
            <text:p>1213886</text:p>
          </table:table-cell>
          <table:table-cell office:value-type="float" office:value="2859">
            <text:p>2859</text:p>
          </table:table-cell>
          <table:table-cell office:value-type="float" office:value="127.1">
            <text:p>127.1</text:p>
          </table:table-cell>
          <table:table-cell/>
          <table:table-cell office:value-type="float" office:value="2.963">
            <text:p>2.963</text:p>
          </table:table-cell>
          <table:table-cell office:value-type="float" office:value="0.828">
            <text:p>0.828</text:p>
          </table:table-cell>
          <table:table-cell/>
          <table:table-cell office:value-type="float" office:value="2.19133506919">
            <text:p>2.1913350692</text:p>
          </table:table-cell>
          <table:table-cell office:value-type="float" office:value="278.518687294">
            <text:p>278.518687294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887">
            <text:p>1213887</text:p>
          </table:table-cell>
          <table:table-cell office:value-type="float" office:value="2859">
            <text:p>2859</text:p>
          </table:table-cell>
          <table:table-cell office:value-type="float" office:value="189.5">
            <text:p>189.5</text:p>
          </table:table-cell>
          <table:table-cell/>
          <table:table-cell office:value-type="float" office:value="2.8394">
            <text:p>2.8394</text:p>
          </table:table-cell>
          <table:table-cell office:value-type="float" office:value="0.817">
            <text:p>0.817</text:p>
          </table:table-cell>
          <table:table-cell/>
          <table:table-cell office:value-type="float" office:value="2.27423845812">
            <text:p>2.2742384581</text:p>
          </table:table-cell>
          <table:table-cell office:value-type="float" office:value="430.968187815">
            <text:p>430.968187815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888">
            <text:p>1213888</text:p>
          </table:table-cell>
          <table:table-cell office:value-type="float" office:value="2859">
            <text:p>2859</text:p>
          </table:table-cell>
          <table:table-cell office:value-type="float" office:value="208.8">
            <text:p>208.8</text:p>
          </table:table-cell>
          <table:table-cell/>
          <table:table-cell office:value-type="float" office:value="2.8424">
            <text:p>2.8424</text:p>
          </table:table-cell>
          <table:table-cell office:value-type="float" office:value="0.8">
            <text:p>0.8</text:p>
          </table:table-cell>
          <table:table-cell/>
          <table:table-cell office:value-type="float" office:value="2.21139293836">
            <text:p>2.2113929384</text:p>
          </table:table-cell>
          <table:table-cell office:value-type="float" office:value="461.73884553">
            <text:p>461.73884553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890">
            <text:p>1213890</text:p>
          </table:table-cell>
          <table:table-cell office:value-type="float" office:value="2859">
            <text:p>2859</text:p>
          </table:table-cell>
          <table:table-cell office:value-type="float" office:value="24.4">
            <text:p>24.4</text:p>
          </table:table-cell>
          <table:table-cell/>
          <table:table-cell office:value-type="float" office:value="2.9707">
            <text:p>2.9707</text:p>
          </table:table-cell>
          <table:table-cell office:value-type="float" office:value="0.796">
            <text:p>0.796</text:p>
          </table:table-cell>
          <table:table-cell/>
          <table:table-cell office:value-type="float" office:value="2.07637314741">
            <text:p>2.0763731474</text:p>
          </table:table-cell>
          <table:table-cell office:value-type="float" office:value="50.6635047967">
            <text:p>50.6635047967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891">
            <text:p>1213891</text:p>
          </table:table-cell>
          <table:table-cell office:value-type="float" office:value="2856">
            <text:p>2856</text:p>
          </table:table-cell>
          <table:table-cell office:value-type="float" office:value="18.6">
            <text:p>18.6</text:p>
          </table:table-cell>
          <table:table-cell/>
          <table:table-cell office:value-type="float" office:value="2.5872">
            <text:p>2.5872</text:p>
          </table:table-cell>
          <table:table-cell office:value-type="float" office:value="0.664">
            <text:p>0.664</text:p>
          </table:table-cell>
          <table:table-cell/>
          <table:table-cell office:value-type="float" office:value="1.96335113791">
            <text:p>1.9633511379</text:p>
          </table:table-cell>
          <table:table-cell office:value-type="float" office:value="36.5183311651">
            <text:p>36.5183311651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892">
            <text:p>1213892</text:p>
          </table:table-cell>
          <table:table-cell office:value-type="float" office:value="2856">
            <text:p>2856</text:p>
          </table:table-cell>
          <table:table-cell office:value-type="float" office:value="12.7">
            <text:p>12.7</text:p>
          </table:table-cell>
          <table:table-cell/>
          <table:table-cell office:value-type="float" office:value="2.9263">
            <text:p>2.9263</text:p>
          </table:table-cell>
          <table:table-cell office:value-type="float" office:value="0.789">
            <text:p>0.789</text:p>
          </table:table-cell>
          <table:table-cell/>
          <table:table-cell office:value-type="float" office:value="2.09310756963">
            <text:p>2.0931075696</text:p>
          </table:table-cell>
          <table:table-cell office:value-type="float" office:value="26.5824661343">
            <text:p>26.5824661343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893">
            <text:p>1213893</text:p>
          </table:table-cell>
          <table:table-cell office:value-type="float" office:value="2856">
            <text:p>2856</text:p>
          </table:table-cell>
          <table:table-cell office:value-type="float" office:value="66.2">
            <text:p>66.2</text:p>
          </table:table-cell>
          <table:table-cell/>
          <table:table-cell office:value-type="float" office:value="2.4752">
            <text:p>2.4752</text:p>
          </table:table-cell>
          <table:table-cell office:value-type="float" office:value="0.603">
            <text:p>0.603</text:p>
          </table:table-cell>
          <table:table-cell/>
          <table:table-cell office:value-type="float" office:value="1.8330367744">
            <text:p>1.8330367744</text:p>
          </table:table-cell>
          <table:table-cell office:value-type="float" office:value="121.347034465">
            <text:p>121.347034465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894">
            <text:p>1213894</text:p>
          </table:table-cell>
          <table:table-cell office:value-type="float" office:value="2856">
            <text:p>2856</text:p>
          </table:table-cell>
          <table:table-cell office:value-type="float" office:value="186.25">
            <text:p>186.25</text:p>
          </table:table-cell>
          <table:table-cell/>
          <table:table-cell office:value-type="float" office:value="2.988">
            <text:p>2.988</text:p>
          </table:table-cell>
          <table:table-cell office:value-type="float" office:value="1.108">
            <text:p>1.108</text:p>
          </table:table-cell>
          <table:table-cell/>
          <table:table-cell office:value-type="float" office:value="3.10503599732">
            <text:p>3.1050359973</text:p>
          </table:table-cell>
          <table:table-cell office:value-type="float" office:value="578.312954501">
            <text:p>578.312954501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895">
            <text:p>1213895</text:p>
          </table:table-cell>
          <table:table-cell office:value-type="float" office:value="2856">
            <text:p>2856</text:p>
          </table:table-cell>
          <table:table-cell office:value-type="float" office:value="32.21">
            <text:p>32.21</text:p>
          </table:table-cell>
          <table:table-cell/>
          <table:table-cell office:value-type="float" office:value="2.2887">
            <text:p>2.2887</text:p>
          </table:table-cell>
          <table:table-cell office:value-type="float" office:value="0.568">
            <text:p>0.568</text:p>
          </table:table-cell>
          <table:table-cell/>
          <table:table-cell office:value-type="float" office:value="1.87862820335">
            <text:p>1.8786282034</text:p>
          </table:table-cell>
          <table:table-cell office:value-type="float" office:value="60.5106144298">
            <text:p>60.5106144298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896">
            <text:p>1213896</text:p>
          </table:table-cell>
          <table:table-cell office:value-type="float" office:value="2856">
            <text:p>2856</text:p>
          </table:table-cell>
          <table:table-cell office:value-type="float" office:value="32.1">
            <text:p>32.1</text:p>
          </table:table-cell>
          <table:table-cell/>
          <table:table-cell office:value-type="float" office:value="3.4187">
            <text:p>3.4187</text:p>
          </table:table-cell>
          <table:table-cell office:value-type="float" office:value="0.873">
            <text:p>0.873</text:p>
          </table:table-cell>
          <table:table-cell/>
          <table:table-cell office:value-type="float" office:value="1.95047224647">
            <text:p>1.9504722465</text:p>
          </table:table-cell>
          <table:table-cell office:value-type="float" office:value="62.6101591116">
            <text:p>62.6101591116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897">
            <text:p>1213897</text:p>
          </table:table-cell>
          <table:table-cell office:value-type="float" office:value="2856">
            <text:p>2856</text:p>
          </table:table-cell>
          <table:table-cell office:value-type="float" office:value="51.1">
            <text:p>51.1</text:p>
          </table:table-cell>
          <table:table-cell/>
          <table:table-cell office:value-type="float" office:value="2.2517">
            <text:p>2.2517</text:p>
          </table:table-cell>
          <table:table-cell office:value-type="float" office:value="0.479">
            <text:p>0.479</text:p>
          </table:table-cell>
          <table:table-cell/>
          <table:table-cell office:value-type="float" office:value="1.52415160945">
            <text:p>1.5241516095</text:p>
          </table:table-cell>
          <table:table-cell office:value-type="float" office:value="77.8841472429">
            <text:p>77.8841472429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898">
            <text:p>1213898</text:p>
          </table:table-cell>
          <table:table-cell office:value-type="float" office:value="2856">
            <text:p>2856</text:p>
          </table:table-cell>
          <table:table-cell office:value-type="float" office:value="63.9">
            <text:p>63.9</text:p>
          </table:table-cell>
          <table:table-cell/>
          <table:table-cell office:value-type="float" office:value="2.5133">
            <text:p>2.5133</text:p>
          </table:table-cell>
          <table:table-cell office:value-type="float" office:value="0.621">
            <text:p>0.621</text:p>
          </table:table-cell>
          <table:table-cell/>
          <table:table-cell office:value-type="float" office:value="1.86772505113">
            <text:p>1.8677250511</text:p>
          </table:table-cell>
          <table:table-cell office:value-type="float" office:value="119.347630767">
            <text:p>119.347630767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899">
            <text:p>1213899</text:p>
          </table:table-cell>
          <table:table-cell office:value-type="float" office:value="2856">
            <text:p>2856</text:p>
          </table:table-cell>
          <table:table-cell office:value-type="float" office:value="116.1">
            <text:p>116.1</text:p>
          </table:table-cell>
          <table:table-cell/>
          <table:table-cell office:value-type="float" office:value="2.7625">
            <text:p>2.7625</text:p>
          </table:table-cell>
          <table:table-cell office:value-type="float" office:value="0.725">
            <text:p>0.725</text:p>
          </table:table-cell>
          <table:table-cell/>
          <table:table-cell office:value-type="float" office:value="2.02130438914">
            <text:p>2.0213043891</text:p>
          </table:table-cell>
          <table:table-cell office:value-type="float" office:value="234.673439579">
            <text:p>234.673439579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900">
            <text:p>1213900</text:p>
          </table:table-cell>
          <table:table-cell office:value-type="float" office:value="2856">
            <text:p>2856</text:p>
          </table:table-cell>
          <table:table-cell office:value-type="float" office:value="155.2">
            <text:p>155.2</text:p>
          </table:table-cell>
          <table:table-cell/>
          <table:table-cell office:value-type="float" office:value="2.9573">
            <text:p>2.9573</text:p>
          </table:table-cell>
          <table:table-cell office:value-type="float" office:value="0.69">
            <text:p>0.69</text:p>
          </table:table-cell>
          <table:table-cell/>
          <table:table-cell office:value-type="float" office:value="1.73007934636">
            <text:p>1.7300793464</text:p>
          </table:table-cell>
          <table:table-cell office:value-type="float" office:value="268.508314556">
            <text:p>268.508314556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901">
            <text:p>1213901</text:p>
          </table:table-cell>
          <table:table-cell office:value-type="float" office:value="2856">
            <text:p>2856</text:p>
          </table:table-cell>
          <table:table-cell office:value-type="float" office:value="38.8">
            <text:p>38.8</text:p>
          </table:table-cell>
          <table:table-cell/>
          <table:table-cell office:value-type="float" office:value="2.3935">
            <text:p>2.3935</text:p>
          </table:table-cell>
          <table:table-cell office:value-type="float" office:value="0.607">
            <text:p>0.607</text:p>
          </table:table-cell>
          <table:table-cell/>
          <table:table-cell office:value-type="float" office:value="1.93290509505">
            <text:p>1.9329050951</text:p>
          </table:table-cell>
          <table:table-cell office:value-type="float" office:value="74.9967176879">
            <text:p>74.9967176879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902">
            <text:p>1213902</text:p>
          </table:table-cell>
          <table:table-cell office:value-type="float" office:value="2856">
            <text:p>2856</text:p>
          </table:table-cell>
          <table:table-cell office:value-type="float" office:value="8.7">
            <text:p>8.7</text:p>
          </table:table-cell>
          <table:table-cell/>
          <table:table-cell office:value-type="float" office:value="4.7399">
            <text:p>4.7399</text:p>
          </table:table-cell>
          <table:table-cell office:value-type="float" office:value="1.422">
            <text:p>1.422</text:p>
          </table:table-cell>
          <table:table-cell/>
          <table:table-cell office:value-type="float" office:value="2.39693329247">
            <text:p>2.3969332925</text:p>
          </table:table-cell>
          <table:table-cell office:value-type="float" office:value="20.8533196445">
            <text:p>20.8533196445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903">
            <text:p>1213903</text:p>
          </table:table-cell>
          <table:table-cell office:value-type="float" office:value="2675">
            <text:p>2675</text:p>
          </table:table-cell>
          <table:table-cell office:value-type="float" office:value="129.3">
            <text:p>129.3</text:p>
          </table:table-cell>
          <table:table-cell/>
          <table:table-cell office:value-type="float" office:value="2.4252">
            <text:p>2.4252</text:p>
          </table:table-cell>
          <table:table-cell office:value-type="float" office:value="0.674">
            <text:p>0.674</text:p>
          </table:table-cell>
          <table:table-cell/>
          <table:table-cell office:value-type="float" office:value="2.17602223487">
            <text:p>2.1760222349</text:p>
          </table:table-cell>
          <table:table-cell office:value-type="float" office:value="281.359674968">
            <text:p>281.359674968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904">
            <text:p>1213904</text:p>
          </table:table-cell>
          <table:table-cell office:value-type="float" office:value="2675">
            <text:p>2675</text:p>
          </table:table-cell>
          <table:table-cell office:value-type="float" office:value="151.4">
            <text:p>151.4</text:p>
          </table:table-cell>
          <table:table-cell/>
          <table:table-cell office:value-type="float" office:value="2.7399">
            <text:p>2.7399</text:p>
          </table:table-cell>
          <table:table-cell office:value-type="float" office:value="0.759">
            <text:p>0.759</text:p>
          </table:table-cell>
          <table:table-cell/>
          <table:table-cell office:value-type="float" office:value="2.16704409395">
            <text:p>2.167044094</text:p>
          </table:table-cell>
          <table:table-cell office:value-type="float" office:value="328.090475823">
            <text:p>328.090475823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905">
            <text:p>1213905</text:p>
          </table:table-cell>
          <table:table-cell office:value-type="float" office:value="2675">
            <text:p>2675</text:p>
          </table:table-cell>
          <table:table-cell office:value-type="float" office:value="303.2">
            <text:p>303.2</text:p>
          </table:table-cell>
          <table:table-cell/>
          <table:table-cell office:value-type="float" office:value="3.4532">
            <text:p>3.4532</text:p>
          </table:table-cell>
          <table:table-cell office:value-type="float" office:value="0.992">
            <text:p>0.992</text:p>
          </table:table-cell>
          <table:table-cell/>
          <table:table-cell office:value-type="float" office:value="2.26956778756">
            <text:p>2.2695677876</text:p>
          </table:table-cell>
          <table:table-cell office:value-type="float" office:value="688.132953188">
            <text:p>688.132953188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906">
            <text:p>1213906</text:p>
          </table:table-cell>
          <table:table-cell office:value-type="float" office:value="2675">
            <text:p>2675</text:p>
          </table:table-cell>
          <table:table-cell office:value-type="float" office:value="112.6">
            <text:p>112.6</text:p>
          </table:table-cell>
          <table:table-cell/>
          <table:table-cell office:value-type="float" office:value="2.5755">
            <text:p>2.5755</text:p>
          </table:table-cell>
          <table:table-cell office:value-type="float" office:value="0.498">
            <text:p>0.498</text:p>
          </table:table-cell>
          <table:table-cell/>
          <table:table-cell office:value-type="float" office:value="1.33047512522">
            <text:p>1.3304751252</text:p>
          </table:table-cell>
          <table:table-cell office:value-type="float" office:value="149.8114991">
            <text:p>149.8114991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907">
            <text:p>1213907</text:p>
          </table:table-cell>
          <table:table-cell office:value-type="float" office:value="2675">
            <text:p>2675</text:p>
          </table:table-cell>
          <table:table-cell office:value-type="float" office:value="118">
            <text:p>118</text:p>
          </table:table-cell>
          <table:table-cell/>
          <table:table-cell office:value-type="float" office:value="2.1411">
            <text:p>2.1411</text:p>
          </table:table-cell>
          <table:table-cell office:value-type="float" office:value="0.533">
            <text:p>0.533</text:p>
          </table:table-cell>
          <table:table-cell/>
          <table:table-cell office:value-type="float" office:value="1.88624462052">
            <text:p>1.8862446205</text:p>
          </table:table-cell>
          <table:table-cell office:value-type="float" office:value="222.576865222">
            <text:p>222.576865222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908">
            <text:p>1213908</text:p>
          </table:table-cell>
          <table:table-cell office:value-type="float" office:value="2675">
            <text:p>2675</text:p>
          </table:table-cell>
          <table:table-cell office:value-type="float" office:value="99">
            <text:p>99</text:p>
          </table:table-cell>
          <table:table-cell/>
          <table:table-cell office:value-type="float" office:value="2.6945">
            <text:p>2.6945</text:p>
          </table:table-cell>
          <table:table-cell office:value-type="float" office:value="0.735">
            <text:p>0.735</text:p>
          </table:table-cell>
          <table:table-cell/>
          <table:table-cell office:value-type="float" office:value="2.12464880868">
            <text:p>2.1246488087</text:p>
          </table:table-cell>
          <table:table-cell office:value-type="float" office:value="210.34023206">
            <text:p>210.34023206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909">
            <text:p>1213909</text:p>
          </table:table-cell>
          <table:table-cell office:value-type="float" office:value="2675">
            <text:p>2675</text:p>
          </table:table-cell>
          <table:table-cell office:value-type="float" office:value="236.5">
            <text:p>236.5</text:p>
          </table:table-cell>
          <table:table-cell/>
          <table:table-cell office:value-type="float" office:value="3.219">
            <text:p>3.219</text:p>
          </table:table-cell>
          <table:table-cell office:value-type="float" office:value="0.993">
            <text:p>0.993</text:p>
          </table:table-cell>
          <table:table-cell/>
          <table:table-cell office:value-type="float" office:value="2.48167894688">
            <text:p>2.4816789469</text:p>
          </table:table-cell>
          <table:table-cell office:value-type="float" office:value="586.917070937">
            <text:p>586.917070937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910">
            <text:p>1213910</text:p>
          </table:table-cell>
          <table:table-cell office:value-type="float" office:value="2675">
            <text:p>2675</text:p>
          </table:table-cell>
          <table:table-cell office:value-type="float" office:value="307.1">
            <text:p>307.1</text:p>
          </table:table-cell>
          <table:table-cell/>
          <table:table-cell office:value-type="float" office:value="2.6167">
            <text:p>2.6167</text:p>
          </table:table-cell>
          <table:table-cell office:value-type="float" office:value="0.734">
            <text:p>0.734</text:p>
          </table:table-cell>
          <table:table-cell/>
          <table:table-cell office:value-type="float" office:value="2.20192980816">
            <text:p>2.2019298082</text:p>
          </table:table-cell>
          <table:table-cell office:value-type="float" office:value="676.212644084">
            <text:p>676.212644084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911">
            <text:p>1213911</text:p>
          </table:table-cell>
          <table:table-cell office:value-type="float" office:value="2675">
            <text:p>2675</text:p>
          </table:table-cell>
          <table:table-cell office:value-type="float" office:value="201.8">
            <text:p>201.8</text:p>
          </table:table-cell>
          <table:table-cell/>
          <table:table-cell office:value-type="float" office:value="2.967">
            <text:p>2.967</text:p>
          </table:table-cell>
          <table:table-cell office:value-type="float" office:value="0.768">
            <text:p>0.768</text:p>
          </table:table-cell>
          <table:table-cell/>
          <table:table-cell office:value-type="float" office:value="1.98534320526">
            <text:p>1.9853432053</text:p>
          </table:table-cell>
          <table:table-cell office:value-type="float" office:value="400.642258821">
            <text:p>400.642258821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912">
            <text:p>1213912</text:p>
          </table:table-cell>
          <table:table-cell office:value-type="float" office:value="2675">
            <text:p>2675</text:p>
          </table:table-cell>
          <table:table-cell office:value-type="float" office:value="301.4">
            <text:p>301.4</text:p>
          </table:table-cell>
          <table:table-cell/>
          <table:table-cell office:value-type="float" office:value="2.8483">
            <text:p>2.8483</text:p>
          </table:table-cell>
          <table:table-cell office:value-type="float" office:value="0.788">
            <text:p>0.788</text:p>
          </table:table-cell>
          <table:table-cell/>
          <table:table-cell office:value-type="float" office:value="2.16343251097">
            <text:p>2.163432511</text:p>
          </table:table-cell>
          <table:table-cell office:value-type="float" office:value="652.058558807">
            <text:p>652.058558807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913">
            <text:p>1213913</text:p>
          </table:table-cell>
          <table:table-cell office:value-type="float" office:value="2675">
            <text:p>2675</text:p>
          </table:table-cell>
          <table:table-cell office:value-type="float" office:value="139.9">
            <text:p>139.9</text:p>
          </table:table-cell>
          <table:table-cell/>
          <table:table-cell office:value-type="float" office:value="2.3895">
            <text:p>2.3895</text:p>
          </table:table-cell>
          <table:table-cell office:value-type="float" office:value="0.618">
            <text:p>0.618</text:p>
          </table:table-cell>
          <table:table-cell/>
          <table:table-cell office:value-type="float" office:value="1.98318512869">
            <text:p>1.9831851287</text:p>
          </table:table-cell>
          <table:table-cell office:value-type="float" office:value="277.447599503">
            <text:p>277.447599503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914">
            <text:p>1213914</text:p>
          </table:table-cell>
          <table:table-cell office:value-type="float" office:value="2675">
            <text:p>2675</text:p>
          </table:table-cell>
          <table:table-cell office:value-type="float" office:value="102.5">
            <text:p>102.5</text:p>
          </table:table-cell>
          <table:table-cell/>
          <table:table-cell office:value-type="float" office:value="2.5472">
            <text:p>2.5472</text:p>
          </table:table-cell>
          <table:table-cell office:value-type="float" office:value="0.711">
            <text:p>0.711</text:p>
          </table:table-cell>
          <table:table-cell/>
          <table:table-cell office:value-type="float" office:value="2.18817025126">
            <text:p>2.1881702513</text:p>
          </table:table-cell>
          <table:table-cell office:value-type="float" office:value="224.287450754">
            <text:p>224.287450754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915">
            <text:p>1213915</text:p>
          </table:table-cell>
          <table:table-cell office:value-type="float" office:value="2861">
            <text:p>2861</text:p>
          </table:table-cell>
          <table:table-cell office:value-type="float" office:value="36.5">
            <text:p>36.5</text:p>
          </table:table-cell>
          <table:table-cell/>
          <table:table-cell office:value-type="float" office:value="2.9877">
            <text:p>2.9877</text:p>
          </table:table-cell>
          <table:table-cell office:value-type="float" office:value="0.771">
            <text:p>0.771</text:p>
          </table:table-cell>
          <table:table-cell/>
          <table:table-cell office:value-type="float" office:value="1.97745037956">
            <text:p>1.9774503796</text:p>
          </table:table-cell>
          <table:table-cell office:value-type="float" office:value="72.1769388538">
            <text:p>72.1769388538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916">
            <text:p>1213916</text:p>
          </table:table-cell>
          <table:table-cell office:value-type="float" office:value="2861">
            <text:p>2861</text:p>
          </table:table-cell>
          <table:table-cell office:value-type="float" office:value="20.78">
            <text:p>20.78</text:p>
          </table:table-cell>
          <table:table-cell/>
          <table:table-cell office:value-type="float" office:value="2.6345">
            <text:p>2.6345</text:p>
          </table:table-cell>
          <table:table-cell office:value-type="float" office:value="0.665">
            <text:p>0.665</text:p>
          </table:table-cell>
          <table:table-cell/>
          <table:table-cell office:value-type="float" office:value="1.92106814006">
            <text:p>1.9210681401</text:p>
          </table:table-cell>
          <table:table-cell office:value-type="float" office:value="39.9197959505">
            <text:p>39.9197959505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917">
            <text:p>1213917</text:p>
          </table:table-cell>
          <table:table-cell office:value-type="float" office:value="2861">
            <text:p>2861</text:p>
          </table:table-cell>
          <table:table-cell office:value-type="float" office:value="182.2">
            <text:p>182.2</text:p>
          </table:table-cell>
          <table:table-cell/>
          <table:table-cell office:value-type="float" office:value="2.3837">
            <text:p>2.3837</text:p>
          </table:table-cell>
          <table:table-cell office:value-type="float" office:value="0.65">
            <text:p>0.65</text:p>
          </table:table-cell>
          <table:table-cell/>
          <table:table-cell office:value-type="float" office:value="2.12372321139">
            <text:p>2.1237232114</text:p>
          </table:table-cell>
          <table:table-cell office:value-type="float" office:value="386.942369116">
            <text:p>386.942369116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918">
            <text:p>1213918</text:p>
          </table:table-cell>
          <table:table-cell office:value-type="float" office:value="2861">
            <text:p>2861</text:p>
          </table:table-cell>
          <table:table-cell office:value-type="float" office:value="225">
            <text:p>225</text:p>
          </table:table-cell>
          <table:table-cell/>
          <table:table-cell office:value-type="float" office:value="3.4055">
            <text:p>3.4055</text:p>
          </table:table-cell>
          <table:table-cell office:value-type="float" office:value="0.769">
            <text:p>0.769</text:p>
          </table:table-cell>
          <table:table-cell/>
          <table:table-cell office:value-type="float" office:value="1.65498187784">
            <text:p>1.6549818778</text:p>
          </table:table-cell>
          <table:table-cell office:value-type="float" office:value="372.370922515">
            <text:p>372.370922515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919">
            <text:p>1213919</text:p>
          </table:table-cell>
          <table:table-cell office:value-type="float" office:value="2861">
            <text:p>2861</text:p>
          </table:table-cell>
          <table:table-cell office:value-type="float" office:value="21.7">
            <text:p>21.7</text:p>
          </table:table-cell>
          <table:table-cell/>
          <table:table-cell office:value-type="float" office:value="2.6243">
            <text:p>2.6243</text:p>
          </table:table-cell>
          <table:table-cell office:value-type="float" office:value="0.627">
            <text:p>0.627</text:p>
          </table:table-cell>
          <table:table-cell/>
          <table:table-cell office:value-type="float" office:value="1.78607855085">
            <text:p>1.7860785509</text:p>
          </table:table-cell>
          <table:table-cell office:value-type="float" office:value="38.7579045535">
            <text:p>38.7579045535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920">
            <text:p>1213920</text:p>
          </table:table-cell>
          <table:table-cell office:value-type="float" office:value="2861">
            <text:p>2861</text:p>
          </table:table-cell>
          <table:table-cell office:value-type="float" office:value="36.6">
            <text:p>36.6</text:p>
          </table:table-cell>
          <table:table-cell/>
          <table:table-cell office:value-type="float" office:value="3.3708">
            <text:p>3.3708</text:p>
          </table:table-cell>
          <table:table-cell office:value-type="float" office:value="0.869">
            <text:p>0.869</text:p>
          </table:table-cell>
          <table:table-cell/>
          <table:table-cell office:value-type="float" office:value="1.97489302124">
            <text:p>1.9748930212</text:p>
          </table:table-cell>
          <table:table-cell office:value-type="float" office:value="72.2810845774">
            <text:p>72.2810845774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921">
            <text:p>1213921</text:p>
          </table:table-cell>
          <table:table-cell office:value-type="float" office:value="2861">
            <text:p>2861</text:p>
          </table:table-cell>
          <table:table-cell office:value-type="float" office:value="158.7">
            <text:p>158.7</text:p>
          </table:table-cell>
          <table:table-cell/>
          <table:table-cell office:value-type="float" office:value="2.5004">
            <text:p>2.5004</text:p>
          </table:table-cell>
          <table:table-cell office:value-type="float" office:value="0.642">
            <text:p>0.642</text:p>
          </table:table-cell>
          <table:table-cell/>
          <table:table-cell office:value-type="float" office:value="1.96445918573">
            <text:p>1.9644591857</text:p>
          </table:table-cell>
          <table:table-cell office:value-type="float" office:value="311.759672775">
            <text:p>311.759672775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922">
            <text:p>1213922</text:p>
          </table:table-cell>
          <table:table-cell office:value-type="float" office:value="2861">
            <text:p>2861</text:p>
          </table:table-cell>
          <table:table-cell office:value-type="float" office:value="201">
            <text:p>201</text:p>
          </table:table-cell>
          <table:table-cell/>
          <table:table-cell office:value-type="float" office:value="3.0161">
            <text:p>3.0161</text:p>
          </table:table-cell>
          <table:table-cell office:value-type="float" office:value="0.811">
            <text:p>0.811</text:p>
          </table:table-cell>
          <table:table-cell/>
          <table:table-cell office:value-type="float" office:value="2.08577288784">
            <text:p>2.0857728878</text:p>
          </table:table-cell>
          <table:table-cell office:value-type="float" office:value="419.240350455">
            <text:p>419.240350455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923">
            <text:p>1213923</text:p>
          </table:table-cell>
          <table:table-cell office:value-type="float" office:value="2861">
            <text:p>2861</text:p>
          </table:table-cell>
          <table:table-cell office:value-type="float" office:value="251.1">
            <text:p>251.1</text:p>
          </table:table-cell>
          <table:table-cell/>
          <table:table-cell office:value-type="float" office:value="2.4827">
            <text:p>2.4827</text:p>
          </table:table-cell>
          <table:table-cell office:value-type="float" office:value="0.587">
            <text:p>0.587</text:p>
          </table:table-cell>
          <table:table-cell/>
          <table:table-cell office:value-type="float" office:value="1.76123138075">
            <text:p>1.7612313808</text:p>
          </table:table-cell>
          <table:table-cell office:value-type="float" office:value="442.245199708">
            <text:p>442.245199708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924">
            <text:p>1213924</text:p>
          </table:table-cell>
          <table:table-cell office:value-type="float" office:value="2861">
            <text:p>2861</text:p>
          </table:table-cell>
          <table:table-cell office:value-type="float" office:value="164.8">
            <text:p>164.8</text:p>
          </table:table-cell>
          <table:table-cell/>
          <table:table-cell office:value-type="float" office:value="2.6058">
            <text:p>2.6058</text:p>
          </table:table-cell>
          <table:table-cell office:value-type="float" office:value="0.595">
            <text:p>0.595</text:p>
          </table:table-cell>
          <table:table-cell/>
          <table:table-cell office:value-type="float" office:value="1.68023787167">
            <text:p>1.6802378717</text:p>
          </table:table-cell>
          <table:table-cell office:value-type="float" office:value="276.903201251">
            <text:p>276.903201251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925">
            <text:p>1213925</text:p>
          </table:table-cell>
          <table:table-cell office:value-type="float" office:value="2861">
            <text:p>2861</text:p>
          </table:table-cell>
          <table:table-cell office:value-type="float" office:value="25.9">
            <text:p>25.9</text:p>
          </table:table-cell>
          <table:table-cell/>
          <table:table-cell office:value-type="float" office:value="2.5009">
            <text:p>2.5009</text:p>
          </table:table-cell>
          <table:table-cell office:value-type="float" office:value="0.564">
            <text:p>0.564</text:p>
          </table:table-cell>
          <table:table-cell/>
          <table:table-cell office:value-type="float" office:value="1.65205813227">
            <text:p>1.6520581323</text:p>
          </table:table-cell>
          <table:table-cell office:value-type="float" office:value="42.7883056259">
            <text:p>42.7883056259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926">
            <text:p>1213926</text:p>
          </table:table-cell>
          <table:table-cell office:value-type="float" office:value="2861">
            <text:p>2861</text:p>
          </table:table-cell>
          <table:table-cell office:value-type="float" office:value="22.4">
            <text:p>22.4</text:p>
          </table:table-cell>
          <table:table-cell/>
          <table:table-cell office:value-type="float" office:value="2.5542">
            <text:p>2.5542</text:p>
          </table:table-cell>
          <table:table-cell office:value-type="float" office:value="0.653">
            <text:p>0.653</text:p>
          </table:table-cell>
          <table:table-cell/>
          <table:table-cell office:value-type="float" office:value="1.95344348681">
            <text:p>1.9534434868</text:p>
          </table:table-cell>
          <table:table-cell office:value-type="float" office:value="43.7571341045">
            <text:p>43.7571341045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927">
            <text:p>1213927</text:p>
          </table:table-cell>
          <table:table-cell office:value-type="float" office:value="2871">
            <text:p>2871</text:p>
          </table:table-cell>
          <table:table-cell office:value-type="float" office:value="237.9">
            <text:p>237.9</text:p>
          </table:table-cell>
          <table:table-cell/>
          <table:table-cell office:value-type="float" office:value="2.4712">
            <text:p>2.4712</text:p>
          </table:table-cell>
          <table:table-cell office:value-type="float" office:value="0.722">
            <text:p>0.722</text:p>
          </table:table-cell>
          <table:table-cell/>
          <table:table-cell office:value-type="float" office:value="2.31852749433">
            <text:p>2.3185274943</text:p>
          </table:table-cell>
          <table:table-cell office:value-type="float" office:value="551.577690902">
            <text:p>551.577690902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928">
            <text:p>1213928</text:p>
          </table:table-cell>
          <table:table-cell office:value-type="float" office:value="2871">
            <text:p>2871</text:p>
          </table:table-cell>
          <table:table-cell office:value-type="float" office:value="190.5">
            <text:p>190.5</text:p>
          </table:table-cell>
          <table:table-cell/>
          <table:table-cell office:value-type="float" office:value="2.3917">
            <text:p>2.3917</text:p>
          </table:table-cell>
          <table:table-cell office:value-type="float" office:value="0.554">
            <text:p>0.554</text:p>
          </table:table-cell>
          <table:table-cell/>
          <table:table-cell office:value-type="float" office:value="1.71321402308">
            <text:p>1.7132140231</text:p>
          </table:table-cell>
          <table:table-cell office:value-type="float" office:value="326.367271397">
            <text:p>326.367271397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929">
            <text:p>1213929</text:p>
          </table:table-cell>
          <table:table-cell office:value-type="float" office:value="2871">
            <text:p>2871</text:p>
          </table:table-cell>
          <table:table-cell office:value-type="float" office:value="443.77">
            <text:p>443.77</text:p>
          </table:table-cell>
          <table:table-cell/>
          <table:table-cell office:value-type="float" office:value="2.4687">
            <text:p>2.4687</text:p>
          </table:table-cell>
          <table:table-cell office:value-type="float" office:value="0.627">
            <text:p>0.627</text:p>
          </table:table-cell>
          <table:table-cell/>
          <table:table-cell office:value-type="float" office:value="1.9366682744">
            <text:p>1.9366682744</text:p>
          </table:table-cell>
          <table:table-cell office:value-type="float" office:value="859.435280128">
            <text:p>859.435280128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930">
            <text:p>1213930</text:p>
          </table:table-cell>
          <table:table-cell office:value-type="float" office:value="2871">
            <text:p>2871</text:p>
          </table:table-cell>
          <table:table-cell office:value-type="float" office:value="484.7">
            <text:p>484.7</text:p>
          </table:table-cell>
          <table:table-cell/>
          <table:table-cell office:value-type="float" office:value="2.7392">
            <text:p>2.7392</text:p>
          </table:table-cell>
          <table:table-cell office:value-type="float" office:value="0.783">
            <text:p>0.783</text:p>
          </table:table-cell>
          <table:table-cell/>
          <table:table-cell office:value-type="float" office:value="2.25536883178">
            <text:p>2.2553688318</text:p>
          </table:table-cell>
          <table:table-cell office:value-type="float" office:value="1093.17727276">
            <text:p>1093.17727276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931">
            <text:p>1213931</text:p>
          </table:table-cell>
          <table:table-cell office:value-type="float" office:value="2871">
            <text:p>2871</text:p>
          </table:table-cell>
          <table:table-cell office:value-type="float" office:value="178.42">
            <text:p>178.42</text:p>
          </table:table-cell>
          <table:table-cell/>
          <table:table-cell office:value-type="float" office:value="3.286">
            <text:p>3.286</text:p>
          </table:table-cell>
          <table:table-cell office:value-type="float" office:value="0.838">
            <text:p>0.838</text:p>
          </table:table-cell>
          <table:table-cell/>
          <table:table-cell office:value-type="float" office:value="1.94708302495">
            <text:p>1.947083025</text:p>
          </table:table-cell>
          <table:table-cell office:value-type="float" office:value="347.398553312">
            <text:p>347.398553312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932">
            <text:p>1213932</text:p>
          </table:table-cell>
          <table:table-cell office:value-type="float" office:value="2871">
            <text:p>2871</text:p>
          </table:table-cell>
          <table:table-cell office:value-type="float" office:value="254.8">
            <text:p>254.8</text:p>
          </table:table-cell>
          <table:table-cell/>
          <table:table-cell office:value-type="float" office:value="3.3636">
            <text:p>3.3636</text:p>
          </table:table-cell>
          <table:table-cell office:value-type="float" office:value="0.739">
            <text:p>0.739</text:p>
          </table:table-cell>
          <table:table-cell/>
          <table:table-cell office:value-type="float" office:value="1.59392077893">
            <text:p>1.5939207789</text:p>
          </table:table-cell>
          <table:table-cell office:value-type="float" office:value="406.131014471">
            <text:p>406.131014471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933">
            <text:p>1213933</text:p>
          </table:table-cell>
          <table:table-cell office:value-type="float" office:value="2871">
            <text:p>2871</text:p>
          </table:table-cell>
          <table:table-cell office:value-type="float" office:value="301.4">
            <text:p>301.4</text:p>
          </table:table-cell>
          <table:table-cell/>
          <table:table-cell office:value-type="float" office:value="2.7119">
            <text:p>2.7119</text:p>
          </table:table-cell>
          <table:table-cell office:value-type="float" office:value="0.652">
            <text:p>0.652</text:p>
          </table:table-cell>
          <table:table-cell/>
          <table:table-cell office:value-type="float" office:value="1.80108844463">
            <text:p>1.8010884446</text:p>
          </table:table-cell>
          <table:table-cell office:value-type="float" office:value="542.848057212">
            <text:p>542.848057212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934">
            <text:p>1213934</text:p>
          </table:table-cell>
          <table:table-cell office:value-type="float" office:value="2871">
            <text:p>2871</text:p>
          </table:table-cell>
          <table:table-cell office:value-type="float" office:value="527.6">
            <text:p>527.6</text:p>
          </table:table-cell>
          <table:table-cell/>
          <table:table-cell office:value-type="float" office:value="3.0875">
            <text:p>3.0875</text:p>
          </table:table-cell>
          <table:table-cell office:value-type="float" office:value="0.768">
            <text:p>0.768</text:p>
          </table:table-cell>
          <table:table-cell/>
          <table:table-cell office:value-type="float" office:value="1.88431939271">
            <text:p>1.8843193927</text:p>
          </table:table-cell>
          <table:table-cell office:value-type="float" office:value="994.166911595">
            <text:p>994.166911595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935">
            <text:p>1213935</text:p>
          </table:table-cell>
          <table:table-cell office:value-type="float" office:value="2871">
            <text:p>2871</text:p>
          </table:table-cell>
          <table:table-cell office:value-type="float" office:value="499.9">
            <text:p>499.9</text:p>
          </table:table-cell>
          <table:table-cell/>
          <table:table-cell office:value-type="float" office:value="2.8018">
            <text:p>2.8018</text:p>
          </table:table-cell>
          <table:table-cell office:value-type="float" office:value="0.978">
            <text:p>0.978</text:p>
          </table:table-cell>
          <table:table-cell/>
          <table:table-cell office:value-type="float" office:value="2.88748317724">
            <text:p>2.8874831772</text:p>
          </table:table-cell>
          <table:table-cell office:value-type="float" office:value="1443.4528403">
            <text:p>1443.4528403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936">
            <text:p>1213936</text:p>
          </table:table-cell>
          <table:table-cell office:value-type="float" office:value="2871">
            <text:p>2871</text:p>
          </table:table-cell>
          <table:table-cell office:value-type="float" office:value="460.4">
            <text:p>460.4</text:p>
          </table:table-cell>
          <table:table-cell/>
          <table:table-cell office:value-type="float" office:value="2.76">
            <text:p>2.76</text:p>
          </table:table-cell>
          <table:table-cell office:value-type="float" office:value="0.717">
            <text:p>0.717</text:p>
          </table:table-cell>
          <table:table-cell/>
          <table:table-cell office:value-type="float" office:value="1.99469608696">
            <text:p>1.994696087</text:p>
          </table:table-cell>
          <table:table-cell office:value-type="float" office:value="918.358078435">
            <text:p>918.358078435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937">
            <text:p>1213937</text:p>
          </table:table-cell>
          <table:table-cell office:value-type="float" office:value="2871">
            <text:p>2871</text:p>
          </table:table-cell>
          <table:table-cell office:value-type="float" office:value="208.8">
            <text:p>208.8</text:p>
          </table:table-cell>
          <table:table-cell/>
          <table:table-cell office:value-type="float" office:value="3.0213">
            <text:p>3.0213</text:p>
          </table:table-cell>
          <table:table-cell office:value-type="float" office:value="0.72">
            <text:p>0.72</text:p>
          </table:table-cell>
          <table:table-cell/>
          <table:table-cell office:value-type="float" office:value="1.77995013107">
            <text:p>1.7799501311</text:p>
          </table:table-cell>
          <table:table-cell office:value-type="float" office:value="371.653587367">
            <text:p>371.653587367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938">
            <text:p>1213938</text:p>
          </table:table-cell>
          <table:table-cell office:value-type="float" office:value="2871">
            <text:p>2871</text:p>
          </table:table-cell>
          <table:table-cell office:value-type="float" office:value="127.6">
            <text:p>127.6</text:p>
          </table:table-cell>
          <table:table-cell/>
          <table:table-cell office:value-type="float" office:value="2.918">
            <text:p>2.918</text:p>
          </table:table-cell>
          <table:table-cell office:value-type="float" office:value="0.754">
            <text:p>0.754</text:p>
          </table:table-cell>
          <table:table-cell/>
          <table:table-cell office:value-type="float" office:value="1.98083161755">
            <text:p>1.9808316176</text:p>
          </table:table-cell>
          <table:table-cell office:value-type="float" office:value="252.754114399">
            <text:p>252.754114399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939">
            <text:p>1213939</text:p>
          </table:table-cell>
          <table:table-cell office:value-type="float" office:value="2673">
            <text:p>2673</text:p>
          </table:table-cell>
          <table:table-cell office:value-type="float" office:value="202.9">
            <text:p>202.9</text:p>
          </table:table-cell>
          <table:table-cell/>
          <table:table-cell office:value-type="float" office:value="2.7313">
            <text:p>2.7313</text:p>
          </table:table-cell>
          <table:table-cell office:value-type="float" office:value="0.576">
            <text:p>0.576</text:p>
          </table:table-cell>
          <table:table-cell/>
          <table:table-cell office:value-type="float" office:value="1.50575587852">
            <text:p>1.5057558785</text:p>
          </table:table-cell>
          <table:table-cell office:value-type="float" office:value="305.517867752">
            <text:p>305.517867752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940">
            <text:p>1213940</text:p>
          </table:table-cell>
          <table:table-cell office:value-type="float" office:value="2673">
            <text:p>2673</text:p>
          </table:table-cell>
          <table:table-cell office:value-type="float" office:value="148.4">
            <text:p>148.4</text:p>
          </table:table-cell>
          <table:table-cell/>
          <table:table-cell office:value-type="float" office:value="3.5527">
            <text:p>3.5527</text:p>
          </table:table-cell>
          <table:table-cell office:value-type="float" office:value="0.872">
            <text:p>0.872</text:p>
          </table:table-cell>
          <table:table-cell/>
          <table:table-cell office:value-type="float" office:value="1.85134124722">
            <text:p>1.8513412472</text:p>
          </table:table-cell>
          <table:table-cell office:value-type="float" office:value="274.739041088">
            <text:p>274.739041088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941">
            <text:p>1213941</text:p>
          </table:table-cell>
          <table:table-cell office:value-type="float" office:value="2673">
            <text:p>2673</text:p>
          </table:table-cell>
          <table:table-cell office:value-type="float" office:value="407.3">
            <text:p>407.3</text:p>
          </table:table-cell>
          <table:table-cell/>
          <table:table-cell office:value-type="float" office:value="3.3367">
            <text:p>3.3367</text:p>
          </table:table-cell>
          <table:table-cell office:value-type="float" office:value="0.794">
            <text:p>0.794</text:p>
          </table:table-cell>
          <table:table-cell/>
          <table:table-cell office:value-type="float" office:value="1.77646660743">
            <text:p>1.7764666074</text:p>
          </table:table-cell>
          <table:table-cell office:value-type="float" office:value="723.554849205">
            <text:p>723.554849205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942">
            <text:p>1213942</text:p>
          </table:table-cell>
          <table:table-cell office:value-type="float" office:value="2673">
            <text:p>2673</text:p>
          </table:table-cell>
          <table:table-cell office:value-type="float" office:value="492.5">
            <text:p>492.5</text:p>
          </table:table-cell>
          <table:table-cell/>
          <table:table-cell office:value-type="float" office:value="2.8862">
            <text:p>2.8862</text:p>
          </table:table-cell>
          <table:table-cell office:value-type="float" office:value="0.57">
            <text:p>0.57</text:p>
          </table:table-cell>
          <table:table-cell/>
          <table:table-cell office:value-type="float" office:value="1.3717851133">
            <text:p>1.3717851133</text:p>
          </table:table-cell>
          <table:table-cell office:value-type="float" office:value="675.604168299">
            <text:p>675.604168299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943">
            <text:p>1213943</text:p>
          </table:table-cell>
          <table:table-cell office:value-type="float" office:value="2673">
            <text:p>2673</text:p>
          </table:table-cell>
          <table:table-cell office:value-type="float" office:value="143.5">
            <text:p>143.5</text:p>
          </table:table-cell>
          <table:table-cell/>
          <table:table-cell office:value-type="float" office:value="2.9623">
            <text:p>2.9623</text:p>
          </table:table-cell>
          <table:table-cell office:value-type="float" office:value="0.804">
            <text:p>0.804</text:p>
          </table:table-cell>
          <table:table-cell/>
          <table:table-cell office:value-type="float" office:value="2.1109772815">
            <text:p>2.1109772815</text:p>
          </table:table-cell>
          <table:table-cell office:value-type="float" office:value="302.925239896">
            <text:p>302.925239896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944">
            <text:p>1213944</text:p>
          </table:table-cell>
          <table:table-cell office:value-type="float" office:value="2673">
            <text:p>2673</text:p>
          </table:table-cell>
          <table:table-cell office:value-type="float" office:value="163">
            <text:p>163</text:p>
          </table:table-cell>
          <table:table-cell/>
          <table:table-cell office:value-type="float" office:value="2.4581">
            <text:p>2.4581</text:p>
          </table:table-cell>
          <table:table-cell office:value-type="float" office:value="0.621">
            <text:p>0.621</text:p>
          </table:table-cell>
          <table:table-cell/>
          <table:table-cell office:value-type="float" office:value="1.92321148326">
            <text:p>1.9232114833</text:p>
          </table:table-cell>
          <table:table-cell office:value-type="float" office:value="313.483471771">
            <text:p>313.483471771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945">
            <text:p>1213945</text:p>
          </table:table-cell>
          <table:table-cell office:value-type="float" office:value="2673">
            <text:p>2673</text:p>
          </table:table-cell>
          <table:table-cell office:value-type="float" office:value="348.9">
            <text:p>348.9</text:p>
          </table:table-cell>
          <table:table-cell/>
          <table:table-cell office:value-type="float" office:value="2.4928">
            <text:p>2.4928</text:p>
          </table:table-cell>
          <table:table-cell office:value-type="float" office:value="0.501">
            <text:p>0.501</text:p>
          </table:table-cell>
          <table:table-cell/>
          <table:table-cell office:value-type="float" office:value="1.40665818999">
            <text:p>1.40665819</text:p>
          </table:table-cell>
          <table:table-cell office:value-type="float" office:value="490.783042487">
            <text:p>490.783042487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946">
            <text:p>1213946</text:p>
          </table:table-cell>
          <table:table-cell office:value-type="float" office:value="2673">
            <text:p>2673</text:p>
          </table:table-cell>
          <table:table-cell office:value-type="float" office:value="397.6">
            <text:p>397.6</text:p>
          </table:table-cell>
          <table:table-cell/>
          <table:table-cell office:value-type="float" office:value="3.1705">
            <text:p>3.1705</text:p>
          </table:table-cell>
          <table:table-cell office:value-type="float" office:value="0.852">
            <text:p>0.852</text:p>
          </table:table-cell>
          <table:table-cell/>
          <table:table-cell office:value-type="float" office:value="2.08414330074">
            <text:p>2.0841433007</text:p>
          </table:table-cell>
          <table:table-cell office:value-type="float" office:value="828.655376375">
            <text:p>828.655376375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947">
            <text:p>1213947</text:p>
          </table:table-cell>
          <table:table-cell office:value-type="float" office:value="2673">
            <text:p>2673</text:p>
          </table:table-cell>
          <table:table-cell office:value-type="float" office:value="433.9">
            <text:p>433.9</text:p>
          </table:table-cell>
          <table:table-cell/>
          <table:table-cell office:value-type="float" office:value="3.3518">
            <text:p>3.3518</text:p>
          </table:table-cell>
          <table:table-cell office:value-type="float" office:value="0.748">
            <text:p>0.748</text:p>
          </table:table-cell>
          <table:table-cell/>
          <table:table-cell office:value-type="float" office:value="1.6285067325">
            <text:p>1.6285067325</text:p>
          </table:table-cell>
          <table:table-cell office:value-type="float" office:value="706.609071233">
            <text:p>706.609071233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948">
            <text:p>1213948</text:p>
          </table:table-cell>
          <table:table-cell office:value-type="float" office:value="2673">
            <text:p>2673</text:p>
          </table:table-cell>
          <table:table-cell office:value-type="float" office:value="428.5">
            <text:p>428.5</text:p>
          </table:table-cell>
          <table:table-cell/>
          <table:table-cell office:value-type="float" office:value="2.7782">
            <text:p>2.7782</text:p>
          </table:table-cell>
          <table:table-cell office:value-type="float" office:value="0.619">
            <text:p>0.619</text:p>
          </table:table-cell>
          <table:table-cell/>
          <table:table-cell office:value-type="float" office:value="1.62493133468">
            <text:p>1.6249313347</text:p>
          </table:table-cell>
          <table:table-cell office:value-type="float" office:value="696.283076909">
            <text:p>696.283076909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949">
            <text:p>1213949</text:p>
          </table:table-cell>
          <table:table-cell office:value-type="float" office:value="2673">
            <text:p>2673</text:p>
          </table:table-cell>
          <table:table-cell office:value-type="float" office:value="122.5">
            <text:p>122.5</text:p>
          </table:table-cell>
          <table:table-cell/>
          <table:table-cell office:value-type="float" office:value="2.3304">
            <text:p>2.3304</text:p>
          </table:table-cell>
          <table:table-cell office:value-type="float" office:value="0.627">
            <text:p>0.627</text:p>
          </table:table-cell>
          <table:table-cell/>
          <table:table-cell office:value-type="float" office:value="2.08739523172">
            <text:p>2.0873952317</text:p>
          </table:table-cell>
          <table:table-cell office:value-type="float" office:value="255.705915886">
            <text:p>255.705915886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950">
            <text:p>1213950</text:p>
          </table:table-cell>
          <table:table-cell office:value-type="float" office:value="2673">
            <text:p>2673</text:p>
          </table:table-cell>
          <table:table-cell office:value-type="float" office:value="143.8">
            <text:p>143.8</text:p>
          </table:table-cell>
          <table:table-cell/>
          <table:table-cell office:value-type="float" office:value="2.8541">
            <text:p>2.8541</text:p>
          </table:table-cell>
          <table:table-cell office:value-type="float" office:value="0.739">
            <text:p>0.739</text:p>
          </table:table-cell>
          <table:table-cell/>
          <table:table-cell office:value-type="float" office:value="1.9861275593">
            <text:p>1.9861275593</text:p>
          </table:table-cell>
          <table:table-cell office:value-type="float" office:value="285.605143027">
            <text:p>285.605143027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951">
            <text:p>1213951</text:p>
          </table:table-cell>
          <table:table-cell office:value-type="float" office:value="2864">
            <text:p>2864</text:p>
          </table:table-cell>
          <table:table-cell office:value-type="float" office:value="114">
            <text:p>114</text:p>
          </table:table-cell>
          <table:table-cell/>
          <table:table-cell office:value-type="float" office:value="2.9408">
            <text:p>2.9408</text:p>
          </table:table-cell>
          <table:table-cell office:value-type="float" office:value="0.724">
            <text:p>0.724</text:p>
          </table:table-cell>
          <table:table-cell/>
          <table:table-cell office:value-type="float" office:value="1.85878512514">
            <text:p>1.8587851251</text:p>
          </table:table-cell>
          <table:table-cell office:value-type="float" office:value="211.901504266">
            <text:p>211.901504266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952">
            <text:p>1213952</text:p>
          </table:table-cell>
          <table:table-cell office:value-type="float" office:value="2864">
            <text:p>2864</text:p>
          </table:table-cell>
          <table:table-cell office:value-type="float" office:value="150.3">
            <text:p>150.3</text:p>
          </table:table-cell>
          <table:table-cell/>
          <table:table-cell office:value-type="float" office:value="2.5215">
            <text:p>2.5215</text:p>
          </table:table-cell>
          <table:table-cell office:value-type="float" office:value="0.665">
            <text:p>0.665</text:p>
          </table:table-cell>
          <table:table-cell/>
          <table:table-cell office:value-type="float" office:value="2.03418905612">
            <text:p>2.0341890561</text:p>
          </table:table-cell>
          <table:table-cell office:value-type="float" office:value="305.738615134">
            <text:p>305.738615134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953">
            <text:p>1213953</text:p>
          </table:table-cell>
          <table:table-cell office:value-type="float" office:value="2864">
            <text:p>2864</text:p>
          </table:table-cell>
          <table:table-cell office:value-type="float" office:value="251.9">
            <text:p>251.9</text:p>
          </table:table-cell>
          <table:table-cell/>
          <table:table-cell office:value-type="float" office:value="2.9159">
            <text:p>2.9159</text:p>
          </table:table-cell>
          <table:table-cell office:value-type="float" office:value="0.753">
            <text:p>0.753</text:p>
          </table:table-cell>
          <table:table-cell/>
          <table:table-cell office:value-type="float" office:value="1.97926308618">
            <text:p>1.9792630862</text:p>
          </table:table-cell>
          <table:table-cell office:value-type="float" office:value="498.576371409">
            <text:p>498.576371409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954">
            <text:p>1213954</text:p>
          </table:table-cell>
          <table:table-cell office:value-type="float" office:value="2864">
            <text:p>2864</text:p>
          </table:table-cell>
          <table:table-cell office:value-type="float" office:value="263.4">
            <text:p>263.4</text:p>
          </table:table-cell>
          <table:table-cell/>
          <table:table-cell office:value-type="float" office:value="2.8946">
            <text:p>2.8946</text:p>
          </table:table-cell>
          <table:table-cell office:value-type="float" office:value="0.7">
            <text:p>0.7</text:p>
          </table:table-cell>
          <table:table-cell/>
          <table:table-cell office:value-type="float" office:value="1.81516613764">
            <text:p>1.8151661376</text:p>
          </table:table-cell>
          <table:table-cell office:value-type="float" office:value="478.114760653">
            <text:p>478.114760653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955">
            <text:p>1213955</text:p>
          </table:table-cell>
          <table:table-cell office:value-type="float" office:value="2864">
            <text:p>2864</text:p>
          </table:table-cell>
          <table:table-cell office:value-type="float" office:value="88.2">
            <text:p>88.2</text:p>
          </table:table-cell>
          <table:table-cell/>
          <table:table-cell office:value-type="float" office:value="3.4539">
            <text:p>3.4539</text:p>
          </table:table-cell>
          <table:table-cell office:value-type="float" office:value="0.84">
            <text:p>0.84</text:p>
          </table:table-cell>
          <table:table-cell/>
          <table:table-cell office:value-type="float" office:value="1.8289033536">
            <text:p>1.8289033536</text:p>
          </table:table-cell>
          <table:table-cell office:value-type="float" office:value="161.309275788">
            <text:p>161.309275788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956">
            <text:p>1213956</text:p>
          </table:table-cell>
          <table:table-cell office:value-type="float" office:value="2864">
            <text:p>2864</text:p>
          </table:table-cell>
          <table:table-cell office:value-type="float" office:value="62.7">
            <text:p>62.7</text:p>
          </table:table-cell>
          <table:table-cell/>
          <table:table-cell office:value-type="float" office:value="2.5003">
            <text:p>2.5003</text:p>
          </table:table-cell>
          <table:table-cell office:value-type="float" office:value="0.583">
            <text:p>0.583</text:p>
          </table:table-cell>
          <table:table-cell/>
          <table:table-cell office:value-type="float" office:value="1.72859019358">
            <text:p>1.7285901936</text:p>
          </table:table-cell>
          <table:table-cell office:value-type="float" office:value="108.382605137">
            <text:p>108.382605137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957">
            <text:p>1213957</text:p>
          </table:table-cell>
          <table:table-cell office:value-type="float" office:value="2864">
            <text:p>2864</text:p>
          </table:table-cell>
          <table:table-cell office:value-type="float" office:value="339.9">
            <text:p>339.9</text:p>
          </table:table-cell>
          <table:table-cell/>
          <table:table-cell office:value-type="float" office:value="2.8412">
            <text:p>2.8412</text:p>
          </table:table-cell>
          <table:table-cell office:value-type="float" office:value="0.839">
            <text:p>0.839</text:p>
          </table:table-cell>
          <table:table-cell/>
          <table:table-cell office:value-type="float" office:value="2.34984761509">
            <text:p>2.3498476151</text:p>
          </table:table-cell>
          <table:table-cell office:value-type="float" office:value="798.71320437">
            <text:p>798.71320437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958">
            <text:p>1213958</text:p>
          </table:table-cell>
          <table:table-cell office:value-type="float" office:value="2864">
            <text:p>2864</text:p>
          </table:table-cell>
          <table:table-cell office:value-type="float" office:value="249.7">
            <text:p>249.7</text:p>
          </table:table-cell>
          <table:table-cell/>
          <table:table-cell office:value-type="float" office:value="2.7336">
            <text:p>2.7336</text:p>
          </table:table-cell>
          <table:table-cell office:value-type="float" office:value="0.701">
            <text:p>0.701</text:p>
          </table:table-cell>
          <table:table-cell/>
          <table:table-cell office:value-type="float" office:value="1.96125396254">
            <text:p>1.9612539625</text:p>
          </table:table-cell>
          <table:table-cell office:value-type="float" office:value="489.725114446">
            <text:p>489.725114446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959">
            <text:p>1213959</text:p>
          </table:table-cell>
          <table:table-cell office:value-type="float" office:value="2864">
            <text:p>2864</text:p>
          </table:table-cell>
          <table:table-cell office:value-type="float" office:value="222.1">
            <text:p>222.1</text:p>
          </table:table-cell>
          <table:table-cell/>
          <table:table-cell office:value-type="float" office:value="2.6439">
            <text:p>2.6439</text:p>
          </table:table-cell>
          <table:table-cell office:value-type="float" office:value="0.57">
            <text:p>0.57</text:p>
          </table:table-cell>
          <table:table-cell/>
          <table:table-cell office:value-type="float" office:value="1.55277604788">
            <text:p>1.5527760479</text:p>
          </table:table-cell>
          <table:table-cell office:value-type="float" office:value="344.871560235">
            <text:p>344.871560235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960">
            <text:p>1213960</text:p>
          </table:table-cell>
          <table:table-cell office:value-type="float" office:value="2864">
            <text:p>2864</text:p>
          </table:table-cell>
          <table:table-cell office:value-type="float" office:value="202.7">
            <text:p>202.7</text:p>
          </table:table-cell>
          <table:table-cell/>
          <table:table-cell office:value-type="float" office:value="2.6788">
            <text:p>2.6788</text:p>
          </table:table-cell>
          <table:table-cell office:value-type="float" office:value="0.734">
            <text:p>0.734</text:p>
          </table:table-cell>
          <table:table-cell/>
          <table:table-cell office:value-type="float" office:value="2.13690285053">
            <text:p>2.1369028505</text:p>
          </table:table-cell>
          <table:table-cell office:value-type="float" office:value="433.150207802">
            <text:p>433.150207802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961">
            <text:p>1213961</text:p>
          </table:table-cell>
          <table:table-cell office:value-type="float" office:value="2864">
            <text:p>2864</text:p>
          </table:table-cell>
          <table:table-cell office:value-type="float" office:value="84.3">
            <text:p>84.3</text:p>
          </table:table-cell>
          <table:table-cell/>
          <table:table-cell office:value-type="float" office:value="2.7148">
            <text:p>2.7148</text:p>
          </table:table-cell>
          <table:table-cell office:value-type="float" office:value="0.564">
            <text:p>0.564</text:p>
          </table:table-cell>
          <table:table-cell/>
          <table:table-cell office:value-type="float" office:value="1.47437110505">
            <text:p>1.4743711051</text:p>
          </table:table-cell>
          <table:table-cell office:value-type="float" office:value="124.289484156">
            <text:p>124.289484156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962">
            <text:p>1213962</text:p>
          </table:table-cell>
          <table:table-cell office:value-type="float" office:value="2864">
            <text:p>2864</text:p>
          </table:table-cell>
          <table:table-cell office:value-type="float" office:value="69.7">
            <text:p>69.7</text:p>
          </table:table-cell>
          <table:table-cell/>
          <table:table-cell office:value-type="float" office:value="2.218">
            <text:p>2.218</text:p>
          </table:table-cell>
          <table:table-cell office:value-type="float" office:value="0.521">
            <text:p>0.521</text:p>
          </table:table-cell>
          <table:table-cell/>
          <table:table-cell office:value-type="float" office:value="1.74583302976">
            <text:p>1.7458330298</text:p>
          </table:table-cell>
          <table:table-cell office:value-type="float" office:value="121.684562174">
            <text:p>121.684562174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963">
            <text:p>1213963</text:p>
          </table:table-cell>
          <table:table-cell office:value-type="float" office:value="2866">
            <text:p>2866</text:p>
          </table:table-cell>
          <table:table-cell office:value-type="float" office:value="36.91">
            <text:p>36.91</text:p>
          </table:table-cell>
          <table:table-cell/>
          <table:table-cell office:value-type="float" office:value="3.8669">
            <text:p>3.8669</text:p>
          </table:table-cell>
          <table:table-cell office:value-type="float" office:value="1.12">
            <text:p>1.12</text:p>
          </table:table-cell>
          <table:table-cell/>
          <table:table-cell office:value-type="float" office:value="2.29324694277">
            <text:p>2.2932469428</text:p>
          </table:table-cell>
          <table:table-cell office:value-type="float" office:value="84.6437446577">
            <text:p>84.6437446577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964">
            <text:p>1213964</text:p>
          </table:table-cell>
          <table:table-cell office:value-type="float" office:value="2866">
            <text:p>2866</text:p>
          </table:table-cell>
          <table:table-cell office:value-type="float" office:value="29">
            <text:p>29</text:p>
          </table:table-cell>
          <table:table-cell/>
          <table:table-cell office:value-type="float" office:value="2.9335">
            <text:p>2.9335</text:p>
          </table:table-cell>
          <table:table-cell office:value-type="float" office:value="0.808">
            <text:p>0.808</text:p>
          </table:table-cell>
          <table:table-cell/>
          <table:table-cell office:value-type="float" office:value="2.15125895517">
            <text:p>2.1512589552</text:p>
          </table:table-cell>
          <table:table-cell office:value-type="float" office:value="62.3865097">
            <text:p>62.3865097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965">
            <text:p>1213965</text:p>
          </table:table-cell>
          <table:table-cell office:value-type="float" office:value="2866">
            <text:p>2866</text:p>
          </table:table-cell>
          <table:table-cell office:value-type="float" office:value="124.2">
            <text:p>124.2</text:p>
          </table:table-cell>
          <table:table-cell/>
          <table:table-cell office:value-type="float" office:value="2.5486">
            <text:p>2.5486</text:p>
          </table:table-cell>
          <table:table-cell office:value-type="float" office:value="0.732">
            <text:p>0.732</text:p>
          </table:table-cell>
          <table:table-cell/>
          <table:table-cell office:value-type="float" office:value="2.26903511026">
            <text:p>2.2690351103</text:p>
          </table:table-cell>
          <table:table-cell office:value-type="float" office:value="281.814160694">
            <text:p>281.814160694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966">
            <text:p>1213966</text:p>
          </table:table-cell>
          <table:table-cell office:value-type="float" office:value="2866">
            <text:p>2866</text:p>
          </table:table-cell>
          <table:table-cell office:value-type="float" office:value="159">
            <text:p>159</text:p>
          </table:table-cell>
          <table:table-cell/>
          <table:table-cell office:value-type="float" office:value="3.764">
            <text:p>3.764</text:p>
          </table:table-cell>
          <table:table-cell office:value-type="float" office:value="1.004">
            <text:p>1.004</text:p>
          </table:table-cell>
          <table:table-cell/>
          <table:table-cell office:value-type="float" office:value="2.06424513284">
            <text:p>2.0642451328</text:p>
          </table:table-cell>
          <table:table-cell office:value-type="float" office:value="328.214976121">
            <text:p>328.214976121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967">
            <text:p>1213967</text:p>
          </table:table-cell>
          <table:table-cell office:value-type="float" office:value="2866">
            <text:p>2866</text:p>
          </table:table-cell>
          <table:table-cell office:value-type="float" office:value="46.7">
            <text:p>46.7</text:p>
          </table:table-cell>
          <table:table-cell/>
          <table:table-cell office:value-type="float" office:value="2.8567">
            <text:p>2.8567</text:p>
          </table:table-cell>
          <table:table-cell office:value-type="float" office:value="0.787">
            <text:p>0.787</text:p>
          </table:table-cell>
          <table:table-cell/>
          <table:table-cell office:value-type="float" office:value="2.15179701369">
            <text:p>2.1517970137</text:p>
          </table:table-cell>
          <table:table-cell office:value-type="float" office:value="100.488920539">
            <text:p>100.488920539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968">
            <text:p>1213968</text:p>
          </table:table-cell>
          <table:table-cell office:value-type="float" office:value="2866">
            <text:p>2866</text:p>
          </table:table-cell>
          <table:table-cell office:value-type="float" office:value="39.2">
            <text:p>39.2</text:p>
          </table:table-cell>
          <table:table-cell/>
          <table:table-cell office:value-type="float" office:value="2.8124">
            <text:p>2.8124</text:p>
          </table:table-cell>
          <table:table-cell office:value-type="float" office:value="0.863">
            <text:p>0.863</text:p>
          </table:table-cell>
          <table:table-cell/>
          <table:table-cell office:value-type="float" office:value="2.46542354857">
            <text:p>2.4654235486</text:p>
          </table:table-cell>
          <table:table-cell office:value-type="float" office:value="96.644603104">
            <text:p>96.644603104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969">
            <text:p>1213969</text:p>
          </table:table-cell>
          <table:table-cell office:value-type="float" office:value="2866">
            <text:p>2866</text:p>
          </table:table-cell>
          <table:table-cell office:value-type="float" office:value="148.3">
            <text:p>148.3</text:p>
          </table:table-cell>
          <table:table-cell/>
          <table:table-cell office:value-type="float" office:value="2.6562">
            <text:p>2.6562</text:p>
          </table:table-cell>
          <table:table-cell office:value-type="float" office:value="0.69">
            <text:p>0.69</text:p>
          </table:table-cell>
          <table:table-cell/>
          <table:table-cell office:value-type="float" office:value="1.99456595663">
            <text:p>1.9945659566</text:p>
          </table:table-cell>
          <table:table-cell office:value-type="float" office:value="295.794131368">
            <text:p>295.794131368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970">
            <text:p>1213970</text:p>
          </table:table-cell>
          <table:table-cell office:value-type="float" office:value="2866">
            <text:p>2866</text:p>
          </table:table-cell>
          <table:table-cell office:value-type="float" office:value="304.4">
            <text:p>304.4</text:p>
          </table:table-cell>
          <table:table-cell/>
          <table:table-cell office:value-type="float" office:value="3.3548">
            <text:p>3.3548</text:p>
          </table:table-cell>
          <table:table-cell office:value-type="float" office:value="1.01">
            <text:p>1.01</text:p>
          </table:table-cell>
          <table:table-cell/>
          <table:table-cell office:value-type="float" office:value="2.4074816609">
            <text:p>2.4074816609</text:p>
          </table:table-cell>
          <table:table-cell office:value-type="float" office:value="732.837417579">
            <text:p>732.837417579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971">
            <text:p>1213971</text:p>
          </table:table-cell>
          <table:table-cell office:value-type="float" office:value="2866">
            <text:p>2866</text:p>
          </table:table-cell>
          <table:table-cell office:value-type="float" office:value="133.4">
            <text:p>133.4</text:p>
          </table:table-cell>
          <table:table-cell/>
          <table:table-cell office:value-type="float" office:value="2.3133">
            <text:p>2.3133</text:p>
          </table:table-cell>
          <table:table-cell office:value-type="float" office:value="0.582">
            <text:p>0.582</text:p>
          </table:table-cell>
          <table:table-cell/>
          <table:table-cell office:value-type="float" office:value="1.91275639606">
            <text:p>1.9127563961</text:p>
          </table:table-cell>
          <table:table-cell office:value-type="float" office:value="255.161703234">
            <text:p>255.161703234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972">
            <text:p>1213972</text:p>
          </table:table-cell>
          <table:table-cell office:value-type="float" office:value="2866">
            <text:p>2866</text:p>
          </table:table-cell>
          <table:table-cell office:value-type="float" office:value="108">
            <text:p>108</text:p>
          </table:table-cell>
          <table:table-cell/>
          <table:table-cell office:value-type="float" office:value="2.5747">
            <text:p>2.5747</text:p>
          </table:table-cell>
          <table:table-cell office:value-type="float" office:value="0.665">
            <text:p>0.665</text:p>
          </table:table-cell>
          <table:table-cell/>
          <table:table-cell office:value-type="float" office:value="1.97969518352">
            <text:p>1.9796951835</text:p>
          </table:table-cell>
          <table:table-cell office:value-type="float" office:value="213.80707982">
            <text:p>213.80707982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973">
            <text:p>1213973</text:p>
          </table:table-cell>
          <table:table-cell office:value-type="float" office:value="2866">
            <text:p>2866</text:p>
          </table:table-cell>
          <table:table-cell office:value-type="float" office:value="11.3">
            <text:p>11.3</text:p>
          </table:table-cell>
          <table:table-cell/>
          <table:table-cell office:value-type="float" office:value="2.8493">
            <text:p>2.8493</text:p>
          </table:table-cell>
          <table:table-cell office:value-type="float" office:value="0.721">
            <text:p>0.721</text:p>
          </table:table-cell>
          <table:table-cell/>
          <table:table-cell office:value-type="float" office:value="1.92731607447">
            <text:p>1.9273160745</text:p>
          </table:table-cell>
          <table:table-cell office:value-type="float" office:value="21.7786716416">
            <text:p>21.7786716416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974">
            <text:p>1213974</text:p>
          </table:table-cell>
          <table:table-cell office:value-type="float" office:value="2866">
            <text:p>2866</text:p>
          </table:table-cell>
          <table:table-cell office:value-type="float" office:value="13">
            <text:p>13</text:p>
          </table:table-cell>
          <table:table-cell/>
          <table:table-cell office:value-type="float" office:value="2.3744">
            <text:p>2.3744</text:p>
          </table:table-cell>
          <table:table-cell office:value-type="float" office:value="0.604">
            <text:p>0.604</text:p>
          </table:table-cell>
          <table:table-cell/>
          <table:table-cell office:value-type="float" office:value="1.94067053908">
            <text:p>1.9406705391</text:p>
          </table:table-cell>
          <table:table-cell office:value-type="float" office:value="25.2287170081">
            <text:p>25.2287170081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975">
            <text:p>1213975</text:p>
          </table:table-cell>
          <table:table-cell office:value-type="float" office:value="2867">
            <text:p>2867</text:p>
          </table:table-cell>
          <table:table-cell office:value-type="float" office:value="128.3">
            <text:p>128.3</text:p>
          </table:table-cell>
          <table:table-cell/>
          <table:table-cell office:value-type="float" office:value="2.5525">
            <text:p>2.5525</text:p>
          </table:table-cell>
          <table:table-cell office:value-type="float" office:value="0.761">
            <text:p>0.761</text:p>
          </table:table-cell>
          <table:table-cell/>
          <table:table-cell office:value-type="float" office:value="2.37826079334">
            <text:p>2.3782607933</text:p>
          </table:table-cell>
          <table:table-cell office:value-type="float" office:value="305.130859786">
            <text:p>305.130859786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976">
            <text:p>1213976</text:p>
          </table:table-cell>
          <table:table-cell office:value-type="float" office:value="2867">
            <text:p>2867</text:p>
          </table:table-cell>
          <table:table-cell office:value-type="float" office:value="71.6">
            <text:p>71.6</text:p>
          </table:table-cell>
          <table:table-cell/>
          <table:table-cell office:value-type="float" office:value="2.673">
            <text:p>2.673</text:p>
          </table:table-cell>
          <table:table-cell office:value-type="float" office:value="0.747">
            <text:p>0.747</text:p>
          </table:table-cell>
          <table:table-cell/>
          <table:table-cell office:value-type="float" office:value="2.19148279461">
            <text:p>2.1914827946</text:p>
          </table:table-cell>
          <table:table-cell office:value-type="float" office:value="156.910168094">
            <text:p>156.910168094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977">
            <text:p>1213977</text:p>
          </table:table-cell>
          <table:table-cell office:value-type="float" office:value="2867">
            <text:p>2867</text:p>
          </table:table-cell>
          <table:table-cell office:value-type="float" office:value="211.8">
            <text:p>211.8</text:p>
          </table:table-cell>
          <table:table-cell/>
          <table:table-cell office:value-type="float" office:value="3.0782">
            <text:p>3.0782</text:p>
          </table:table-cell>
          <table:table-cell office:value-type="float" office:value="0.896">
            <text:p>0.896</text:p>
          </table:table-cell>
          <table:table-cell/>
          <table:table-cell office:value-type="float" office:value="2.30766202131">
            <text:p>2.3076620213</text:p>
          </table:table-cell>
          <table:table-cell office:value-type="float" office:value="488.762816114">
            <text:p>488.762816114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978">
            <text:p>1213978</text:p>
          </table:table-cell>
          <table:table-cell office:value-type="float" office:value="2867">
            <text:p>2867</text:p>
          </table:table-cell>
          <table:table-cell office:value-type="float" office:value="194.6">
            <text:p>194.6</text:p>
          </table:table-cell>
          <table:table-cell/>
          <table:table-cell office:value-type="float" office:value="3.1481">
            <text:p>3.1481</text:p>
          </table:table-cell>
          <table:table-cell office:value-type="float" office:value="0.947">
            <text:p>0.947</text:p>
          </table:table-cell>
          <table:table-cell/>
          <table:table-cell office:value-type="float" office:value="2.40503365427">
            <text:p>2.4050336543</text:p>
          </table:table-cell>
          <table:table-cell office:value-type="float" office:value="468.01954912">
            <text:p>468.01954912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979">
            <text:p>1213979</text:p>
          </table:table-cell>
          <table:table-cell office:value-type="float" office:value="2867">
            <text:p>2867</text:p>
          </table:table-cell>
          <table:table-cell office:value-type="float" office:value="84.9">
            <text:p>84.9</text:p>
          </table:table-cell>
          <table:table-cell/>
          <table:table-cell office:value-type="float" office:value="2.1355">
            <text:p>2.1355</text:p>
          </table:table-cell>
          <table:table-cell office:value-type="float" office:value="0.666">
            <text:p>0.666</text:p>
          </table:table-cell>
          <table:table-cell/>
          <table:table-cell office:value-type="float" office:value="2.51557756263">
            <text:p>2.5155775626</text:p>
          </table:table-cell>
          <table:table-cell office:value-type="float" office:value="213.572535067">
            <text:p>213.572535067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980">
            <text:p>1213980</text:p>
          </table:table-cell>
          <table:table-cell office:value-type="float" office:value="2867">
            <text:p>2867</text:p>
          </table:table-cell>
          <table:table-cell office:value-type="float" office:value="93">
            <text:p>93</text:p>
          </table:table-cell>
          <table:table-cell/>
          <table:table-cell office:value-type="float" office:value="2.7369">
            <text:p>2.7369</text:p>
          </table:table-cell>
          <table:table-cell office:value-type="float" office:value="0.765">
            <text:p>0.765</text:p>
          </table:table-cell>
          <table:table-cell/>
          <table:table-cell office:value-type="float" office:value="2.19200317988">
            <text:p>2.1920031799</text:p>
          </table:table-cell>
          <table:table-cell office:value-type="float" office:value="203.856295728">
            <text:p>203.856295728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981">
            <text:p>1213981</text:p>
          </table:table-cell>
          <table:table-cell office:value-type="float" office:value="2867">
            <text:p>2867</text:p>
          </table:table-cell>
          <table:table-cell office:value-type="float" office:value="278.4">
            <text:p>278.4</text:p>
          </table:table-cell>
          <table:table-cell/>
          <table:table-cell office:value-type="float" office:value="2.7395">
            <text:p>2.7395</text:p>
          </table:table-cell>
          <table:table-cell office:value-type="float" office:value="0.958">
            <text:p>0.958</text:p>
          </table:table-cell>
          <table:table-cell/>
          <table:table-cell office:value-type="float" office:value="2.89385850155">
            <text:p>2.8938585016</text:p>
          </table:table-cell>
          <table:table-cell office:value-type="float" office:value="805.650206832">
            <text:p>805.650206832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982">
            <text:p>1213982</text:p>
          </table:table-cell>
          <table:table-cell office:value-type="float" office:value="2867">
            <text:p>2867</text:p>
          </table:table-cell>
          <table:table-cell office:value-type="float" office:value="252.2">
            <text:p>252.2</text:p>
          </table:table-cell>
          <table:table-cell/>
          <table:table-cell office:value-type="float" office:value="3.3578">
            <text:p>3.3578</text:p>
          </table:table-cell>
          <table:table-cell office:value-type="float" office:value="1.055">
            <text:p>1.055</text:p>
          </table:table-cell>
          <table:table-cell/>
          <table:table-cell office:value-type="float" office:value="2.5388081738">
            <text:p>2.5388081738</text:p>
          </table:table-cell>
          <table:table-cell office:value-type="float" office:value="640.287421433">
            <text:p>640.287421433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983">
            <text:p>1213983</text:p>
          </table:table-cell>
          <table:table-cell office:value-type="float" office:value="2867">
            <text:p>2867</text:p>
          </table:table-cell>
          <table:table-cell office:value-type="float" office:value="293.5">
            <text:p>293.5</text:p>
          </table:table-cell>
          <table:table-cell/>
          <table:table-cell office:value-type="float" office:value="3.0704">
            <text:p>3.0704</text:p>
          </table:table-cell>
          <table:table-cell office:value-type="float" office:value="0.783">
            <text:p>0.783</text:p>
          </table:table-cell>
          <table:table-cell/>
          <table:table-cell office:value-type="float" office:value="1.94702633142">
            <text:p>1.9470263314</text:p>
          </table:table-cell>
          <table:table-cell office:value-type="float" office:value="571.452228273">
            <text:p>571.452228273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984">
            <text:p>1213984</text:p>
          </table:table-cell>
          <table:table-cell office:value-type="float" office:value="2867">
            <text:p>2867</text:p>
          </table:table-cell>
          <table:table-cell office:value-type="float" office:value="196.4">
            <text:p>196.4</text:p>
          </table:table-cell>
          <table:table-cell/>
          <table:table-cell office:value-type="float" office:value="2.1983">
            <text:p>2.1983</text:p>
          </table:table-cell>
          <table:table-cell office:value-type="float" office:value="0.546">
            <text:p>0.546</text:p>
          </table:table-cell>
          <table:table-cell/>
          <table:table-cell office:value-type="float" office:value="1.88060743347">
            <text:p>1.8806074335</text:p>
          </table:table-cell>
          <table:table-cell office:value-type="float" office:value="369.351299934">
            <text:p>369.351299934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985">
            <text:p>1213985</text:p>
          </table:table-cell>
          <table:table-cell office:value-type="float" office:value="2867">
            <text:p>2867</text:p>
          </table:table-cell>
          <table:table-cell office:value-type="float" office:value="58.4">
            <text:p>58.4</text:p>
          </table:table-cell>
          <table:table-cell/>
          <table:table-cell office:value-type="float" office:value="3.0207">
            <text:p>3.0207</text:p>
          </table:table-cell>
          <table:table-cell office:value-type="float" office:value="0.831">
            <text:p>0.831</text:p>
          </table:table-cell>
          <table:table-cell/>
          <table:table-cell office:value-type="float" office:value="2.14788797597">
            <text:p>2.147887976</text:p>
          </table:table-cell>
          <table:table-cell office:value-type="float" office:value="125.436657796">
            <text:p>125.436657796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986">
            <text:p>1213986</text:p>
          </table:table-cell>
          <table:table-cell office:value-type="float" office:value="2867">
            <text:p>2867</text:p>
          </table:table-cell>
          <table:table-cell office:value-type="float" office:value="65.3">
            <text:p>65.3</text:p>
          </table:table-cell>
          <table:table-cell/>
          <table:table-cell office:value-type="float" office:value="2.24">
            <text:p>2.24</text:p>
          </table:table-cell>
          <table:table-cell office:value-type="float" office:value="0.639">
            <text:p>0.639</text:p>
          </table:table-cell>
          <table:table-cell/>
          <table:table-cell office:value-type="float" office:value="2.24954857143">
            <text:p>2.2495485714</text:p>
          </table:table-cell>
          <table:table-cell office:value-type="float" office:value="146.895521714">
            <text:p>146.895521714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987">
            <text:p>1213987</text:p>
          </table:table-cell>
          <table:table-cell office:value-type="float" office:value="2876">
            <text:p>2876</text:p>
          </table:table-cell>
          <table:table-cell office:value-type="float" office:value="246.1">
            <text:p>246.1</text:p>
          </table:table-cell>
          <table:table-cell/>
          <table:table-cell office:value-type="float" office:value="2.6427">
            <text:p>2.6427</text:p>
          </table:table-cell>
          <table:table-cell office:value-type="float" office:value="0.632">
            <text:p>0.632</text:p>
          </table:table-cell>
          <table:table-cell/>
          <table:table-cell office:value-type="float" office:value="1.78836354827">
            <text:p>1.7883635483</text:p>
          </table:table-cell>
          <table:table-cell office:value-type="float" office:value="440.116269228">
            <text:p>440.116269228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988">
            <text:p>1213988</text:p>
          </table:table-cell>
          <table:table-cell office:value-type="float" office:value="2876">
            <text:p>2876</text:p>
          </table:table-cell>
          <table:table-cell office:value-type="float" office:value="239.6">
            <text:p>239.6</text:p>
          </table:table-cell>
          <table:table-cell/>
          <table:table-cell office:value-type="float" office:value="3.2081">
            <text:p>3.2081</text:p>
          </table:table-cell>
          <table:table-cell office:value-type="float" office:value="0.77">
            <text:p>0.77</text:p>
          </table:table-cell>
          <table:table-cell/>
          <table:table-cell office:value-type="float" office:value="1.79704455815">
            <text:p>1.7970445582</text:p>
          </table:table-cell>
          <table:table-cell office:value-type="float" office:value="430.571876133">
            <text:p>430.571876133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989">
            <text:p>1213989</text:p>
          </table:table-cell>
          <table:table-cell office:value-type="float" office:value="2876">
            <text:p>2876</text:p>
          </table:table-cell>
          <table:table-cell office:value-type="float" office:value="447.5">
            <text:p>447.5</text:p>
          </table:table-cell>
          <table:table-cell/>
          <table:table-cell office:value-type="float" office:value="2.012">
            <text:p>2.012</text:p>
          </table:table-cell>
          <table:table-cell office:value-type="float" office:value="0.463">
            <text:p>0.463</text:p>
          </table:table-cell>
          <table:table-cell/>
          <table:table-cell office:value-type="float" office:value="1.69806284294">
            <text:p>1.6980628429</text:p>
          </table:table-cell>
          <table:table-cell office:value-type="float" office:value="759.883122217">
            <text:p>759.883122217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990">
            <text:p>1213990</text:p>
          </table:table-cell>
          <table:table-cell office:value-type="float" office:value="2876">
            <text:p>2876</text:p>
          </table:table-cell>
          <table:table-cell office:value-type="float" office:value="400.5">
            <text:p>400.5</text:p>
          </table:table-cell>
          <table:table-cell/>
          <table:table-cell office:value-type="float" office:value="3.1684">
            <text:p>3.1684</text:p>
          </table:table-cell>
          <table:table-cell office:value-type="float" office:value="0.905">
            <text:p>0.905</text:p>
          </table:table-cell>
          <table:table-cell/>
          <table:table-cell office:value-type="float" office:value="2.2532012713">
            <text:p>2.2532012713</text:p>
          </table:table-cell>
          <table:table-cell office:value-type="float" office:value="902.407109157">
            <text:p>902.407109157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991">
            <text:p>1213991</text:p>
          </table:table-cell>
          <table:table-cell office:value-type="float" office:value="2876">
            <text:p>2876</text:p>
          </table:table-cell>
          <table:table-cell office:value-type="float" office:value="194.9">
            <text:p>194.9</text:p>
          </table:table-cell>
          <table:table-cell/>
          <table:table-cell office:value-type="float" office:value="2.7511">
            <text:p>2.7511</text:p>
          </table:table-cell>
          <table:table-cell office:value-type="float" office:value="0.758">
            <text:p>0.758</text:p>
          </table:table-cell>
          <table:table-cell/>
          <table:table-cell office:value-type="float" office:value="2.15213153175">
            <text:p>2.1521315318</text:p>
          </table:table-cell>
          <table:table-cell office:value-type="float" office:value="419.450435538">
            <text:p>419.450435538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992">
            <text:p>1213992</text:p>
          </table:table-cell>
          <table:table-cell office:value-type="float" office:value="2876">
            <text:p>2876</text:p>
          </table:table-cell>
          <table:table-cell office:value-type="float" office:value="181.2">
            <text:p>181.2</text:p>
          </table:table-cell>
          <table:table-cell/>
          <table:table-cell office:value-type="float" office:value="2.8807">
            <text:p>2.8807</text:p>
          </table:table-cell>
          <table:table-cell office:value-type="float" office:value="0.788">
            <text:p>0.788</text:p>
          </table:table-cell>
          <table:table-cell/>
          <table:table-cell office:value-type="float" office:value="2.1323162457">
            <text:p>2.1323162457</text:p>
          </table:table-cell>
          <table:table-cell office:value-type="float" office:value="386.375703722">
            <text:p>386.375703722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993">
            <text:p>1213993</text:p>
          </table:table-cell>
          <table:table-cell office:value-type="float" office:value="2876">
            <text:p>2876</text:p>
          </table:table-cell>
          <table:table-cell office:value-type="float" office:value="564.6">
            <text:p>564.6</text:p>
          </table:table-cell>
          <table:table-cell/>
          <table:table-cell office:value-type="float" office:value="2.6984">
            <text:p>2.6984</text:p>
          </table:table-cell>
          <table:table-cell office:value-type="float" office:value="0.618">
            <text:p>0.618</text:p>
          </table:table-cell>
          <table:table-cell/>
          <table:table-cell office:value-type="float" office:value="1.68711607175">
            <text:p>1.6871160718</text:p>
          </table:table-cell>
          <table:table-cell office:value-type="float" office:value="952.545734108">
            <text:p>952.545734108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994">
            <text:p>1213994</text:p>
          </table:table-cell>
          <table:table-cell office:value-type="float" office:value="2876">
            <text:p>2876</text:p>
          </table:table-cell>
          <table:table-cell office:value-type="float" office:value="539.7">
            <text:p>539.7</text:p>
          </table:table-cell>
          <table:table-cell/>
          <table:table-cell office:value-type="float" office:value="2.4077">
            <text:p>2.4077</text:p>
          </table:table-cell>
          <table:table-cell office:value-type="float" office:value="0.686">
            <text:p>0.686</text:p>
          </table:table-cell>
          <table:table-cell/>
          <table:table-cell office:value-type="float" office:value="2.2460621751">
            <text:p>2.2460621751</text:p>
          </table:table-cell>
          <table:table-cell office:value-type="float" office:value="1212.1997559">
            <text:p>1212.1997559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995">
            <text:p>1213995</text:p>
          </table:table-cell>
          <table:table-cell office:value-type="float" office:value="2876">
            <text:p>2876</text:p>
          </table:table-cell>
          <table:table-cell office:value-type="float" office:value="470.4">
            <text:p>470.4</text:p>
          </table:table-cell>
          <table:table-cell/>
          <table:table-cell office:value-type="float" office:value="2.9615">
            <text:p>2.9615</text:p>
          </table:table-cell>
          <table:table-cell office:value-type="float" office:value="0.571">
            <text:p>0.571</text:p>
          </table:table-cell>
          <table:table-cell/>
          <table:table-cell office:value-type="float" office:value="1.32494698801">
            <text:p>1.324946988</text:p>
          </table:table-cell>
          <table:table-cell office:value-type="float" office:value="623.255063161">
            <text:p>623.255063161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996">
            <text:p>1213996</text:p>
          </table:table-cell>
          <table:table-cell office:value-type="float" office:value="2876">
            <text:p>2876</text:p>
          </table:table-cell>
          <table:table-cell office:value-type="float" office:value="573.9">
            <text:p>573.9</text:p>
          </table:table-cell>
          <table:table-cell/>
          <table:table-cell office:value-type="float" office:value="3.2003">
            <text:p>3.2003</text:p>
          </table:table-cell>
          <table:table-cell office:value-type="float" office:value="0.906">
            <text:p>0.906</text:p>
          </table:table-cell>
          <table:table-cell/>
          <table:table-cell office:value-type="float" office:value="2.22785459519">
            <text:p>2.2278545952</text:p>
          </table:table-cell>
          <table:table-cell office:value-type="float" office:value="1278.56575218">
            <text:p>1278.56575218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997">
            <text:p>1213997</text:p>
          </table:table-cell>
          <table:table-cell office:value-type="float" office:value="2876">
            <text:p>2876</text:p>
          </table:table-cell>
          <table:table-cell office:value-type="float" office:value="254.8">
            <text:p>254.8</text:p>
          </table:table-cell>
          <table:table-cell/>
          <table:table-cell office:value-type="float" office:value="2.751">
            <text:p>2.751</text:p>
          </table:table-cell>
          <table:table-cell office:value-type="float" office:value="0.751">
            <text:p>0.751</text:p>
          </table:table-cell>
          <table:table-cell/>
          <table:table-cell office:value-type="float" office:value="2.12678639404">
            <text:p>2.126786394</text:p>
          </table:table-cell>
          <table:table-cell office:value-type="float" office:value="541.905173201">
            <text:p>541.905173201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998">
            <text:p>1213998</text:p>
          </table:table-cell>
          <table:table-cell office:value-type="float" office:value="2876">
            <text:p>2876</text:p>
          </table:table-cell>
          <table:table-cell office:value-type="float" office:value="15.01">
            <text:p>15.01</text:p>
          </table:table-cell>
          <table:table-cell/>
          <table:table-cell office:value-type="float" office:value="3.1925">
            <text:p>3.1925</text:p>
          </table:table-cell>
          <table:table-cell office:value-type="float" office:value="0.851">
            <text:p>0.851</text:p>
          </table:table-cell>
          <table:table-cell/>
          <table:table-cell office:value-type="float" office:value="2.06249255286">
            <text:p>2.0624925529</text:p>
          </table:table-cell>
          <table:table-cell office:value-type="float" office:value="30.9580132184">
            <text:p>30.9580132184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3999">
            <text:p>1213999</text:p>
          </table:table-cell>
          <table:table-cell office:value-type="float" office:value="2873">
            <text:p>2873</text:p>
          </table:table-cell>
          <table:table-cell office:value-type="float" office:value="229.8">
            <text:p>229.8</text:p>
          </table:table-cell>
          <table:table-cell/>
          <table:table-cell office:value-type="float" office:value="3.0355">
            <text:p>3.0355</text:p>
          </table:table-cell>
          <table:table-cell office:value-type="float" office:value="0.895">
            <text:p>0.895</text:p>
          </table:table-cell>
          <table:table-cell/>
          <table:table-cell office:value-type="float" office:value="2.34531341954">
            <text:p>2.3453134195</text:p>
          </table:table-cell>
          <table:table-cell office:value-type="float" office:value="538.953023809">
            <text:p>538.953023809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000">
            <text:p>1214000</text:p>
          </table:table-cell>
          <table:table-cell office:value-type="float" office:value="2873">
            <text:p>2873</text:p>
          </table:table-cell>
          <table:table-cell office:value-type="float" office:value="170.8">
            <text:p>170.8</text:p>
          </table:table-cell>
          <table:table-cell/>
          <table:table-cell office:value-type="float" office:value="2.7264">
            <text:p>2.7264</text:p>
          </table:table-cell>
          <table:table-cell office:value-type="float" office:value="0.561">
            <text:p>0.561</text:p>
          </table:table-cell>
          <table:table-cell/>
          <table:table-cell office:value-type="float" office:value="1.4545284507">
            <text:p>1.4545284507</text:p>
          </table:table-cell>
          <table:table-cell office:value-type="float" office:value="248.43345938">
            <text:p>248.43345938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001">
            <text:p>1214001</text:p>
          </table:table-cell>
          <table:table-cell office:value-type="float" office:value="2873">
            <text:p>2873</text:p>
          </table:table-cell>
          <table:table-cell office:value-type="float" office:value="486.6">
            <text:p>486.6</text:p>
          </table:table-cell>
          <table:table-cell/>
          <table:table-cell office:value-type="float" office:value="2.7619">
            <text:p>2.7619</text:p>
          </table:table-cell>
          <table:table-cell office:value-type="float" office:value="0.743">
            <text:p>0.743</text:p>
          </table:table-cell>
          <table:table-cell/>
          <table:table-cell office:value-type="float" office:value="2.08704705203">
            <text:p>2.087047052</text:p>
          </table:table-cell>
          <table:table-cell office:value-type="float" office:value="1015.55709552">
            <text:p>1015.55709552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002">
            <text:p>1214002</text:p>
          </table:table-cell>
          <table:table-cell office:value-type="float" office:value="2873">
            <text:p>2873</text:p>
          </table:table-cell>
          <table:table-cell office:value-type="float" office:value="441.2">
            <text:p>441.2</text:p>
          </table:table-cell>
          <table:table-cell/>
          <table:table-cell office:value-type="float" office:value="2.9955">
            <text:p>2.9955</text:p>
          </table:table-cell>
          <table:table-cell office:value-type="float" office:value="0.957">
            <text:p>0.957</text:p>
          </table:table-cell>
          <table:table-cell/>
          <table:table-cell office:value-type="float" office:value="2.59166218828">
            <text:p>2.5916621883</text:p>
          </table:table-cell>
          <table:table-cell office:value-type="float" office:value="1143.44135747">
            <text:p>1143.44135747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003">
            <text:p>1214003</text:p>
          </table:table-cell>
          <table:table-cell office:value-type="float" office:value="2873">
            <text:p>2873</text:p>
          </table:table-cell>
          <table:table-cell office:value-type="float" office:value="175.3">
            <text:p>175.3</text:p>
          </table:table-cell>
          <table:table-cell/>
          <table:table-cell office:value-type="float" office:value="2.7348">
            <text:p>2.7348</text:p>
          </table:table-cell>
          <table:table-cell office:value-type="float" office:value="0.574">
            <text:p>0.574</text:p>
          </table:table-cell>
          <table:table-cell/>
          <table:table-cell office:value-type="float" office:value="1.49574377505">
            <text:p>1.4957437751</text:p>
          </table:table-cell>
          <table:table-cell office:value-type="float" office:value="262.203883766">
            <text:p>262.203883766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004">
            <text:p>1214004</text:p>
          </table:table-cell>
          <table:table-cell office:value-type="float" office:value="2873">
            <text:p>2873</text:p>
          </table:table-cell>
          <table:table-cell office:value-type="float" office:value="189.9">
            <text:p>189.9</text:p>
          </table:table-cell>
          <table:table-cell/>
          <table:table-cell office:value-type="float" office:value="2.8281">
            <text:p>2.8281</text:p>
          </table:table-cell>
          <table:table-cell office:value-type="float" office:value="0.611">
            <text:p>0.611</text:p>
          </table:table-cell>
          <table:table-cell/>
          <table:table-cell office:value-type="float" office:value="1.55733108695">
            <text:p>1.557331087</text:p>
          </table:table-cell>
          <table:table-cell office:value-type="float" office:value="295.737173412">
            <text:p>295.737173412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005">
            <text:p>1214005</text:p>
          </table:table-cell>
          <table:table-cell office:value-type="float" office:value="2873">
            <text:p>2873</text:p>
          </table:table-cell>
          <table:table-cell office:value-type="float" office:value="370.9">
            <text:p>370.9</text:p>
          </table:table-cell>
          <table:table-cell/>
          <table:table-cell office:value-type="float" office:value="3.2964">
            <text:p>3.2964</text:p>
          </table:table-cell>
          <table:table-cell office:value-type="float" office:value="0.811">
            <text:p>0.811</text:p>
          </table:table-cell>
          <table:table-cell/>
          <table:table-cell office:value-type="float" office:value="1.85712967722">
            <text:p>1.8571296772</text:p>
          </table:table-cell>
          <table:table-cell office:value-type="float" office:value="688.809397282">
            <text:p>688.809397282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006">
            <text:p>1214006</text:p>
          </table:table-cell>
          <table:table-cell office:value-type="float" office:value="2873">
            <text:p>2873</text:p>
          </table:table-cell>
          <table:table-cell office:value-type="float" office:value="449.2">
            <text:p>449.2</text:p>
          </table:table-cell>
          <table:table-cell/>
          <table:table-cell office:value-type="float" office:value="2.5336">
            <text:p>2.5336</text:p>
          </table:table-cell>
          <table:table-cell office:value-type="float" office:value="0.495">
            <text:p>0.495</text:p>
          </table:table-cell>
          <table:table-cell/>
          <table:table-cell office:value-type="float" office:value="1.3506117114">
            <text:p>1.3506117114</text:p>
          </table:table-cell>
          <table:table-cell office:value-type="float" office:value="606.69478076">
            <text:p>606.69478076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007">
            <text:p>1214007</text:p>
          </table:table-cell>
          <table:table-cell office:value-type="float" office:value="2873">
            <text:p>2873</text:p>
          </table:table-cell>
          <table:table-cell office:value-type="float" office:value="476.4">
            <text:p>476.4</text:p>
          </table:table-cell>
          <table:table-cell/>
          <table:table-cell office:value-type="float" office:value="3.435">
            <text:p>3.435</text:p>
          </table:table-cell>
          <table:table-cell office:value-type="float" office:value="1.067">
            <text:p>1.067</text:p>
          </table:table-cell>
          <table:table-cell/>
          <table:table-cell office:value-type="float" office:value="2.50312909753">
            <text:p>2.5031290975</text:p>
          </table:table-cell>
          <table:table-cell office:value-type="float" office:value="1192.49070206">
            <text:p>1192.49070206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008">
            <text:p>1214008</text:p>
          </table:table-cell>
          <table:table-cell office:value-type="float" office:value="2873">
            <text:p>2873</text:p>
          </table:table-cell>
          <table:table-cell office:value-type="float" office:value="533.4">
            <text:p>533.4</text:p>
          </table:table-cell>
          <table:table-cell/>
          <table:table-cell office:value-type="float" office:value="2.96">
            <text:p>2.96</text:p>
          </table:table-cell>
          <table:table-cell office:value-type="float" office:value="0.61">
            <text:p>0.61</text:p>
          </table:table-cell>
          <table:table-cell/>
          <table:table-cell office:value-type="float" office:value="1.45768081081">
            <text:p>1.4576808108</text:p>
          </table:table-cell>
          <table:table-cell office:value-type="float" office:value="777.526944486">
            <text:p>777.526944486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009">
            <text:p>1214009</text:p>
          </table:table-cell>
          <table:table-cell office:value-type="float" office:value="2873">
            <text:p>2873</text:p>
          </table:table-cell>
          <table:table-cell office:value-type="float" office:value="140.5">
            <text:p>140.5</text:p>
          </table:table-cell>
          <table:table-cell/>
          <table:table-cell office:value-type="float" office:value="2.5829">
            <text:p>2.5829</text:p>
          </table:table-cell>
          <table:table-cell office:value-type="float" office:value="0.568">
            <text:p>0.568</text:p>
          </table:table-cell>
          <table:table-cell/>
          <table:table-cell office:value-type="float" office:value="1.59594855511">
            <text:p>1.5959485551</text:p>
          </table:table-cell>
          <table:table-cell office:value-type="float" office:value="224.230771993">
            <text:p>224.230771993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010">
            <text:p>1214010</text:p>
          </table:table-cell>
          <table:table-cell office:value-type="float" office:value="2873">
            <text:p>2873</text:p>
          </table:table-cell>
          <table:table-cell office:value-type="float" office:value="179.5">
            <text:p>179.5</text:p>
          </table:table-cell>
          <table:table-cell/>
          <table:table-cell office:value-type="float" office:value="2.6833">
            <text:p>2.6833</text:p>
          </table:table-cell>
          <table:table-cell office:value-type="float" office:value="0.616">
            <text:p>0.616</text:p>
          </table:table-cell>
          <table:table-cell/>
          <table:table-cell office:value-type="float" office:value="1.69255069169">
            <text:p>1.6925506917</text:p>
          </table:table-cell>
          <table:table-cell office:value-type="float" office:value="303.812849158">
            <text:p>303.812849158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011">
            <text:p>1214011</text:p>
          </table:table-cell>
          <table:table-cell office:value-type="float" office:value="2853">
            <text:p>2853</text:p>
          </table:table-cell>
          <table:table-cell office:value-type="float" office:value="97.1">
            <text:p>97.1</text:p>
          </table:table-cell>
          <table:table-cell/>
          <table:table-cell office:value-type="float" office:value="2.5914">
            <text:p>2.5914</text:p>
          </table:table-cell>
          <table:table-cell office:value-type="float" office:value="0.836">
            <text:p>0.836</text:p>
          </table:table-cell>
          <table:table-cell/>
          <table:table-cell office:value-type="float" office:value="2.62292541406">
            <text:p>2.6229254141</text:p>
          </table:table-cell>
          <table:table-cell office:value-type="float" office:value="254.686057705">
            <text:p>254.686057705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012">
            <text:p>1214012</text:p>
          </table:table-cell>
          <table:table-cell office:value-type="float" office:value="2853">
            <text:p>2853</text:p>
          </table:table-cell>
          <table:table-cell office:value-type="float" office:value="47.8">
            <text:p>47.8</text:p>
          </table:table-cell>
          <table:table-cell/>
          <table:table-cell office:value-type="float" office:value="2.9042">
            <text:p>2.9042</text:p>
          </table:table-cell>
          <table:table-cell office:value-type="float" office:value="0.799">
            <text:p>0.799</text:p>
          </table:table-cell>
          <table:table-cell/>
          <table:table-cell office:value-type="float" office:value="2.14805793472">
            <text:p>2.1480579347</text:p>
          </table:table-cell>
          <table:table-cell office:value-type="float" office:value="102.677169279">
            <text:p>102.677169279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013">
            <text:p>1214013</text:p>
          </table:table-cell>
          <table:table-cell office:value-type="float" office:value="2853">
            <text:p>2853</text:p>
          </table:table-cell>
          <table:table-cell office:value-type="float" office:value="103.3">
            <text:p>103.3</text:p>
          </table:table-cell>
          <table:table-cell/>
          <table:table-cell office:value-type="float" office:value="2.8764">
            <text:p>2.8764</text:p>
          </table:table-cell>
          <table:table-cell office:value-type="float" office:value="0.812">
            <text:p>0.812</text:p>
          </table:table-cell>
          <table:table-cell/>
          <table:table-cell office:value-type="float" office:value="2.2198431609">
            <text:p>2.2198431609</text:p>
          </table:table-cell>
          <table:table-cell office:value-type="float" office:value="229.309798521">
            <text:p>229.309798521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014">
            <text:p>1214014</text:p>
          </table:table-cell>
          <table:table-cell office:value-type="float" office:value="2853">
            <text:p>2853</text:p>
          </table:table-cell>
          <table:table-cell office:value-type="float" office:value="106.23">
            <text:p>106.23</text:p>
          </table:table-cell>
          <table:table-cell/>
          <table:table-cell office:value-type="float" office:value="2.4065">
            <text:p>2.4065</text:p>
          </table:table-cell>
          <table:table-cell office:value-type="float" office:value="0.703">
            <text:p>0.703</text:p>
          </table:table-cell>
          <table:table-cell/>
          <table:table-cell office:value-type="float" office:value="2.31812493455">
            <text:p>2.3181249346</text:p>
          </table:table-cell>
          <table:table-cell office:value-type="float" office:value="246.254411797">
            <text:p>246.254411797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015">
            <text:p>1214015</text:p>
          </table:table-cell>
          <table:table-cell office:value-type="float" office:value="2853">
            <text:p>2853</text:p>
          </table:table-cell>
          <table:table-cell office:value-type="float" office:value="54.1">
            <text:p>54.1</text:p>
          </table:table-cell>
          <table:table-cell/>
          <table:table-cell office:value-type="float" office:value="2.2275">
            <text:p>2.2275</text:p>
          </table:table-cell>
          <table:table-cell office:value-type="float" office:value="0.669">
            <text:p>0.669</text:p>
          </table:table-cell>
          <table:table-cell/>
          <table:table-cell office:value-type="float" office:value="2.40023700337">
            <text:p>2.4002370034</text:p>
          </table:table-cell>
          <table:table-cell office:value-type="float" office:value="129.852821882">
            <text:p>129.852821882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016">
            <text:p>1214016</text:p>
          </table:table-cell>
          <table:table-cell office:value-type="float" office:value="2853">
            <text:p>2853</text:p>
          </table:table-cell>
          <table:table-cell office:value-type="float" office:value="50">
            <text:p>50</text:p>
          </table:table-cell>
          <table:table-cell/>
          <table:table-cell office:value-type="float" office:value="2.5688">
            <text:p>2.5688</text:p>
          </table:table-cell>
          <table:table-cell office:value-type="float" office:value="0.777">
            <text:p>0.777</text:p>
          </table:table-cell>
          <table:table-cell/>
          <table:table-cell office:value-type="float" office:value="2.42162864217">
            <text:p>2.4216286422</text:p>
          </table:table-cell>
          <table:table-cell office:value-type="float" office:value="121.081432108">
            <text:p>121.081432108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017">
            <text:p>1214017</text:p>
          </table:table-cell>
          <table:table-cell office:value-type="float" office:value="2853">
            <text:p>2853</text:p>
          </table:table-cell>
          <table:table-cell office:value-type="float" office:value="143.7">
            <text:p>143.7</text:p>
          </table:table-cell>
          <table:table-cell/>
          <table:table-cell office:value-type="float" office:value="2.8215">
            <text:p>2.8215</text:p>
          </table:table-cell>
          <table:table-cell office:value-type="float" office:value="0.767">
            <text:p>0.767</text:p>
          </table:table-cell>
          <table:table-cell/>
          <table:table-cell office:value-type="float" office:value="2.1152821921">
            <text:p>2.1152821921</text:p>
          </table:table-cell>
          <table:table-cell office:value-type="float" office:value="303.966051004">
            <text:p>303.966051004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018">
            <text:p>1214018</text:p>
          </table:table-cell>
          <table:table-cell office:value-type="float" office:value="2853">
            <text:p>2853</text:p>
          </table:table-cell>
          <table:table-cell office:value-type="float" office:value="180.7">
            <text:p>180.7</text:p>
          </table:table-cell>
          <table:table-cell/>
          <table:table-cell office:value-type="float" office:value="3.7911">
            <text:p>3.7911</text:p>
          </table:table-cell>
          <table:table-cell office:value-type="float" office:value="1.035">
            <text:p>1.035</text:p>
          </table:table-cell>
          <table:table-cell/>
          <table:table-cell office:value-type="float" office:value="2.12694834138">
            <text:p>2.1269483414</text:p>
          </table:table-cell>
          <table:table-cell office:value-type="float" office:value="384.339565287">
            <text:p>384.339565287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019">
            <text:p>1214019</text:p>
          </table:table-cell>
          <table:table-cell office:value-type="float" office:value="2853">
            <text:p>2853</text:p>
          </table:table-cell>
          <table:table-cell office:value-type="float" office:value="188.9">
            <text:p>188.9</text:p>
          </table:table-cell>
          <table:table-cell/>
          <table:table-cell office:value-type="float" office:value="2.3207">
            <text:p>2.3207</text:p>
          </table:table-cell>
          <table:table-cell office:value-type="float" office:value="0.834">
            <text:p>0.834</text:p>
          </table:table-cell>
          <table:table-cell/>
          <table:table-cell office:value-type="float" office:value="2.99061326712">
            <text:p>2.9906132671</text:p>
          </table:table-cell>
          <table:table-cell office:value-type="float" office:value="564.926846159">
            <text:p>564.926846159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020">
            <text:p>1214020</text:p>
          </table:table-cell>
          <table:table-cell office:value-type="float" office:value="2853">
            <text:p>2853</text:p>
          </table:table-cell>
          <table:table-cell office:value-type="float" office:value="205.4">
            <text:p>205.4</text:p>
          </table:table-cell>
          <table:table-cell/>
          <table:table-cell office:value-type="float" office:value="3.2028">
            <text:p>3.2028</text:p>
          </table:table-cell>
          <table:table-cell office:value-type="float" office:value="0.881">
            <text:p>0.881</text:p>
          </table:table-cell>
          <table:table-cell/>
          <table:table-cell office:value-type="float" office:value="2.14758812164">
            <text:p>2.1475881216</text:p>
          </table:table-cell>
          <table:table-cell office:value-type="float" office:value="441.114600186">
            <text:p>441.114600186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021">
            <text:p>1214021</text:p>
          </table:table-cell>
          <table:table-cell office:value-type="float" office:value="2853">
            <text:p>2853</text:p>
          </table:table-cell>
          <table:table-cell office:value-type="float" office:value="63.8">
            <text:p>63.8</text:p>
          </table:table-cell>
          <table:table-cell/>
          <table:table-cell office:value-type="float" office:value="2.571">
            <text:p>2.571</text:p>
          </table:table-cell>
          <table:table-cell office:value-type="float" office:value="0.655">
            <text:p>0.655</text:p>
          </table:table-cell>
          <table:table-cell/>
          <table:table-cell office:value-type="float" office:value="1.94451683003">
            <text:p>1.94451683</text:p>
          </table:table-cell>
          <table:table-cell office:value-type="float" office:value="124.060173756">
            <text:p>124.060173756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022">
            <text:p>1214022</text:p>
          </table:table-cell>
          <table:table-cell office:value-type="float" office:value="2853">
            <text:p>2853</text:p>
          </table:table-cell>
          <table:table-cell office:value-type="float" office:value="38">
            <text:p>38</text:p>
          </table:table-cell>
          <table:table-cell/>
          <table:table-cell office:value-type="float" office:value="2.652">
            <text:p>2.652</text:p>
          </table:table-cell>
          <table:table-cell office:value-type="float" office:value="0.7">
            <text:p>0.7</text:p>
          </table:table-cell>
          <table:table-cell/>
          <table:table-cell office:value-type="float" office:value="2.0363873454">
            <text:p>2.0363873454</text:p>
          </table:table-cell>
          <table:table-cell office:value-type="float" office:value="77.3827191252">
            <text:p>77.3827191252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023">
            <text:p>1214023</text:p>
          </table:table-cell>
          <table:table-cell office:value-type="float" office:value="2872">
            <text:p>2872</text:p>
          </table:table-cell>
          <table:table-cell office:value-type="float" office:value="198.6">
            <text:p>198.6</text:p>
          </table:table-cell>
          <table:table-cell/>
          <table:table-cell office:value-type="float" office:value="2.9335">
            <text:p>2.9335</text:p>
          </table:table-cell>
          <table:table-cell office:value-type="float" office:value="0.633">
            <text:p>0.633</text:p>
          </table:table-cell>
          <table:table-cell/>
          <table:table-cell office:value-type="float" office:value="1.55470194137">
            <text:p>1.5547019414</text:p>
          </table:table-cell>
          <table:table-cell office:value-type="float" office:value="308.763805555">
            <text:p>308.763805555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024">
            <text:p>1214024</text:p>
          </table:table-cell>
          <table:table-cell office:value-type="float" office:value="2872">
            <text:p>2872</text:p>
          </table:table-cell>
          <table:table-cell office:value-type="float" office:value="170.1">
            <text:p>170.1</text:p>
          </table:table-cell>
          <table:table-cell/>
          <table:table-cell office:value-type="float" office:value="2.9634">
            <text:p>2.9634</text:p>
          </table:table-cell>
          <table:table-cell office:value-type="float" office:value="0.646">
            <text:p>0.646</text:p>
          </table:table-cell>
          <table:table-cell/>
          <table:table-cell office:value-type="float" office:value="1.57679846055">
            <text:p>1.5767984606</text:p>
          </table:table-cell>
          <table:table-cell office:value-type="float" office:value="268.21341814">
            <text:p>268.21341814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025">
            <text:p>1214025</text:p>
          </table:table-cell>
          <table:table-cell office:value-type="float" office:value="2872">
            <text:p>2872</text:p>
          </table:table-cell>
          <table:table-cell office:value-type="float" office:value="341.8">
            <text:p>341.8</text:p>
          </table:table-cell>
          <table:table-cell/>
          <table:table-cell office:value-type="float" office:value="3.0589">
            <text:p>3.0589</text:p>
          </table:table-cell>
          <table:table-cell office:value-type="float" office:value="0.772">
            <text:p>0.772</text:p>
          </table:table-cell>
          <table:table-cell/>
          <table:table-cell office:value-type="float" office:value="1.92065305927">
            <text:p>1.9206530593</text:p>
          </table:table-cell>
          <table:table-cell office:value-type="float" office:value="656.479215658">
            <text:p>656.479215658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026">
            <text:p>1214026</text:p>
          </table:table-cell>
          <table:table-cell office:value-type="float" office:value="2872">
            <text:p>2872</text:p>
          </table:table-cell>
          <table:table-cell office:value-type="float" office:value="326">
            <text:p>326</text:p>
          </table:table-cell>
          <table:table-cell/>
          <table:table-cell office:value-type="float" office:value="4.1173">
            <text:p>4.1173</text:p>
          </table:table-cell>
          <table:table-cell office:value-type="float" office:value="0.873">
            <text:p>0.873</text:p>
          </table:table-cell>
          <table:table-cell/>
          <table:table-cell office:value-type="float" office:value="1.51719156996">
            <text:p>1.51719157</text:p>
          </table:table-cell>
          <table:table-cell office:value-type="float" office:value="494.604451807">
            <text:p>494.604451807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027">
            <text:p>1214027</text:p>
          </table:table-cell>
          <table:table-cell office:value-type="float" office:value="2872">
            <text:p>2872</text:p>
          </table:table-cell>
          <table:table-cell office:value-type="float" office:value="194.8">
            <text:p>194.8</text:p>
          </table:table-cell>
          <table:table-cell/>
          <table:table-cell office:value-type="float" office:value="2.8605">
            <text:p>2.8605</text:p>
          </table:table-cell>
          <table:table-cell office:value-type="float" office:value="0.785">
            <text:p>0.785</text:p>
          </table:table-cell>
          <table:table-cell/>
          <table:table-cell office:value-type="float" office:value="2.14114547632">
            <text:p>2.1411454763</text:p>
          </table:table-cell>
          <table:table-cell office:value-type="float" office:value="417.095138786">
            <text:p>417.095138786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028">
            <text:p>1214028</text:p>
          </table:table-cell>
          <table:table-cell office:value-type="float" office:value="2872">
            <text:p>2872</text:p>
          </table:table-cell>
          <table:table-cell office:value-type="float" office:value="187.4">
            <text:p>187.4</text:p>
          </table:table-cell>
          <table:table-cell/>
          <table:table-cell office:value-type="float" office:value="3.7091">
            <text:p>3.7091</text:p>
          </table:table-cell>
          <table:table-cell office:value-type="float" office:value="1.175">
            <text:p>1.175</text:p>
          </table:table-cell>
          <table:table-cell/>
          <table:table-cell office:value-type="float" office:value="2.56475439244">
            <text:p>2.5647543924</text:p>
          </table:table-cell>
          <table:table-cell office:value-type="float" office:value="480.634973143">
            <text:p>480.634973143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029">
            <text:p>1214029</text:p>
          </table:table-cell>
          <table:table-cell office:value-type="float" office:value="2872">
            <text:p>2872</text:p>
          </table:table-cell>
          <table:table-cell office:value-type="float" office:value="440.2">
            <text:p>440.2</text:p>
          </table:table-cell>
          <table:table-cell/>
          <table:table-cell office:value-type="float" office:value="2.7837">
            <text:p>2.7837</text:p>
          </table:table-cell>
          <table:table-cell office:value-type="float" office:value="0.757">
            <text:p>0.757</text:p>
          </table:table-cell>
          <table:table-cell/>
          <table:table-cell office:value-type="float" office:value="2.11627223444">
            <text:p>2.1162722344</text:p>
          </table:table-cell>
          <table:table-cell office:value-type="float" office:value="931.583037599">
            <text:p>931.583037599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030">
            <text:p>1214030</text:p>
          </table:table-cell>
          <table:table-cell office:value-type="float" office:value="2872">
            <text:p>2872</text:p>
          </table:table-cell>
          <table:table-cell office:value-type="float" office:value="329.2">
            <text:p>329.2</text:p>
          </table:table-cell>
          <table:table-cell/>
          <table:table-cell office:value-type="float" office:value="2.8917">
            <text:p>2.8917</text:p>
          </table:table-cell>
          <table:table-cell office:value-type="float" office:value="0.611">
            <text:p>0.611</text:p>
          </table:table-cell>
          <table:table-cell/>
          <table:table-cell office:value-type="float" office:value="1.50981394301">
            <text:p>1.509813943</text:p>
          </table:table-cell>
          <table:table-cell office:value-type="float" office:value="497.030750039">
            <text:p>497.030750039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031">
            <text:p>1214031</text:p>
          </table:table-cell>
          <table:table-cell office:value-type="float" office:value="2872">
            <text:p>2872</text:p>
          </table:table-cell>
          <table:table-cell office:value-type="float" office:value="492.1">
            <text:p>492.1</text:p>
          </table:table-cell>
          <table:table-cell/>
          <table:table-cell office:value-type="float" office:value="2.5561">
            <text:p>2.5561</text:p>
          </table:table-cell>
          <table:table-cell office:value-type="float" office:value="0.847">
            <text:p>0.847</text:p>
          </table:table-cell>
          <table:table-cell/>
          <table:table-cell office:value-type="float" office:value="2.7105118763">
            <text:p>2.7105118763</text:p>
          </table:table-cell>
          <table:table-cell office:value-type="float" office:value="1333.84289433">
            <text:p>1333.84289433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032">
            <text:p>1214032</text:p>
          </table:table-cell>
          <table:table-cell office:value-type="float" office:value="2872">
            <text:p>2872</text:p>
          </table:table-cell>
          <table:table-cell office:value-type="float" office:value="474.1">
            <text:p>474.1</text:p>
          </table:table-cell>
          <table:table-cell/>
          <table:table-cell office:value-type="float" office:value="2.4632">
            <text:p>2.4632</text:p>
          </table:table-cell>
          <table:table-cell office:value-type="float" office:value="0.837">
            <text:p>0.837</text:p>
          </table:table-cell>
          <table:table-cell/>
          <table:table-cell office:value-type="float" office:value="2.79488883728">
            <text:p>2.7948888373</text:p>
          </table:table-cell>
          <table:table-cell office:value-type="float" office:value="1325.05679776">
            <text:p>1325.05679776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033">
            <text:p>1214033</text:p>
          </table:table-cell>
          <table:table-cell office:value-type="float" office:value="2872">
            <text:p>2872</text:p>
          </table:table-cell>
          <table:table-cell office:value-type="float" office:value="168.7">
            <text:p>168.7</text:p>
          </table:table-cell>
          <table:table-cell/>
          <table:table-cell office:value-type="float" office:value="2.4473">
            <text:p>2.4473</text:p>
          </table:table-cell>
          <table:table-cell office:value-type="float" office:value="0.575">
            <text:p>0.575</text:p>
          </table:table-cell>
          <table:table-cell/>
          <table:table-cell office:value-type="float" office:value="1.74639805132">
            <text:p>1.7463980513</text:p>
          </table:table-cell>
          <table:table-cell office:value-type="float" office:value="294.617351258">
            <text:p>294.617351258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034">
            <text:p>1214034</text:p>
          </table:table-cell>
          <table:table-cell office:value-type="float" office:value="2872">
            <text:p>2872</text:p>
          </table:table-cell>
          <table:table-cell office:value-type="float" office:value="189.6">
            <text:p>189.6</text:p>
          </table:table-cell>
          <table:table-cell/>
          <table:table-cell office:value-type="float" office:value="2.3">
            <text:p>2.3</text:p>
          </table:table-cell>
          <table:table-cell office:value-type="float" office:value="0.633">
            <text:p>0.633</text:p>
          </table:table-cell>
          <table:table-cell/>
          <table:table-cell office:value-type="float" office:value="2.14904391304">
            <text:p>2.149043913</text:p>
          </table:table-cell>
          <table:table-cell office:value-type="float" office:value="407.458725913">
            <text:p>407.458725913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035">
            <text:p>1214035</text:p>
          </table:table-cell>
          <table:table-cell office:value-type="float" office:value="2874">
            <text:p>2874</text:p>
          </table:table-cell>
          <table:table-cell office:value-type="float" office:value="125.2">
            <text:p>125.2</text:p>
          </table:table-cell>
          <table:table-cell/>
          <table:table-cell office:value-type="float" office:value="3.4921">
            <text:p>3.4921</text:p>
          </table:table-cell>
          <table:table-cell office:value-type="float" office:value="0.664">
            <text:p>0.664</text:p>
          </table:table-cell>
          <table:table-cell/>
          <table:table-cell office:value-type="float" office:value="1.29830466682">
            <text:p>1.2983046668</text:p>
          </table:table-cell>
          <table:table-cell office:value-type="float" office:value="162.547744286">
            <text:p>162.547744286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036">
            <text:p>1214036</text:p>
          </table:table-cell>
          <table:table-cell office:value-type="float" office:value="2874">
            <text:p>2874</text:p>
          </table:table-cell>
          <table:table-cell office:value-type="float" office:value="99.8">
            <text:p>99.8</text:p>
          </table:table-cell>
          <table:table-cell/>
          <table:table-cell office:value-type="float" office:value="4.7729">
            <text:p>4.7729</text:p>
          </table:table-cell>
          <table:table-cell office:value-type="float" office:value="1.22">
            <text:p>1.22</text:p>
          </table:table-cell>
          <table:table-cell/>
          <table:table-cell office:value-type="float" office:value="1.95296796979">
            <text:p>1.9529679698</text:p>
          </table:table-cell>
          <table:table-cell office:value-type="float" office:value="194.906203385">
            <text:p>194.906203385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037">
            <text:p>1214037</text:p>
          </table:table-cell>
          <table:table-cell office:value-type="float" office:value="2874">
            <text:p>2874</text:p>
          </table:table-cell>
          <table:table-cell office:value-type="float" office:value="121.34">
            <text:p>121.34</text:p>
          </table:table-cell>
          <table:table-cell/>
          <table:table-cell office:value-type="float" office:value="3.3335">
            <text:p>3.3335</text:p>
          </table:table-cell>
          <table:table-cell office:value-type="float" office:value="0.692">
            <text:p>0.692</text:p>
          </table:table-cell>
          <table:table-cell/>
          <table:table-cell office:value-type="float" office:value="1.47276620519">
            <text:p>1.4727662052</text:p>
          </table:table-cell>
          <table:table-cell office:value-type="float" office:value="178.705451338">
            <text:p>178.705451338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038">
            <text:p>1214038</text:p>
          </table:table-cell>
          <table:table-cell office:value-type="float" office:value="2874">
            <text:p>2874</text:p>
          </table:table-cell>
          <table:table-cell office:value-type="float" office:value="132.8">
            <text:p>132.8</text:p>
          </table:table-cell>
          <table:table-cell/>
          <table:table-cell office:value-type="float" office:value="2.4328">
            <text:p>2.4328</text:p>
          </table:table-cell>
          <table:table-cell office:value-type="float" office:value="0.874">
            <text:p>0.874</text:p>
          </table:table-cell>
          <table:table-cell/>
          <table:table-cell office:value-type="float" office:value="2.98943823413">
            <text:p>2.9894382341</text:p>
          </table:table-cell>
          <table:table-cell office:value-type="float" office:value="396.997397493">
            <text:p>396.997397493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039">
            <text:p>1214039</text:p>
          </table:table-cell>
          <table:table-cell office:value-type="float" office:value="2874">
            <text:p>2874</text:p>
          </table:table-cell>
          <table:table-cell office:value-type="float" office:value="101.7">
            <text:p>101.7</text:p>
          </table:table-cell>
          <table:table-cell/>
          <table:table-cell office:value-type="float" office:value="3.0778">
            <text:p>3.0778</text:p>
          </table:table-cell>
          <table:table-cell office:value-type="float" office:value="0.82">
            <text:p>0.82</text:p>
          </table:table-cell>
          <table:table-cell/>
          <table:table-cell office:value-type="float" office:value="2.0611106914">
            <text:p>2.0611106914</text:p>
          </table:table-cell>
          <table:table-cell office:value-type="float" office:value="209.614957316">
            <text:p>209.614957316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040">
            <text:p>1214040</text:p>
          </table:table-cell>
          <table:table-cell office:value-type="float" office:value="2874">
            <text:p>2874</text:p>
          </table:table-cell>
          <table:table-cell office:value-type="float" office:value="107.6">
            <text:p>107.6</text:p>
          </table:table-cell>
          <table:table-cell/>
          <table:table-cell office:value-type="float" office:value="2.2787">
            <text:p>2.2787</text:p>
          </table:table-cell>
          <table:table-cell office:value-type="float" office:value="0.527">
            <text:p>0.527</text:p>
          </table:table-cell>
          <table:table-cell/>
          <table:table-cell office:value-type="float" office:value="1.70959216615">
            <text:p>1.7095921662</text:p>
          </table:table-cell>
          <table:table-cell office:value-type="float" office:value="183.952117077">
            <text:p>183.952117077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041">
            <text:p>1214041</text:p>
          </table:table-cell>
          <table:table-cell office:value-type="float" office:value="2874">
            <text:p>2874</text:p>
          </table:table-cell>
          <table:table-cell office:value-type="float" office:value="213">
            <text:p>213</text:p>
          </table:table-cell>
          <table:table-cell/>
          <table:table-cell office:value-type="float" office:value="3.1327">
            <text:p>3.1327</text:p>
          </table:table-cell>
          <table:table-cell office:value-type="float" office:value="0.862">
            <text:p>0.862</text:p>
          </table:table-cell>
          <table:table-cell/>
          <table:table-cell office:value-type="float" office:value="2.1484900083">
            <text:p>2.1484900083</text:p>
          </table:table-cell>
          <table:table-cell office:value-type="float" office:value="457.628371768">
            <text:p>457.628371768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042">
            <text:p>1214042</text:p>
          </table:table-cell>
          <table:table-cell office:value-type="float" office:value="2874">
            <text:p>2874</text:p>
          </table:table-cell>
          <table:table-cell office:value-type="float" office:value="224.5">
            <text:p>224.5</text:p>
          </table:table-cell>
          <table:table-cell/>
          <table:table-cell office:value-type="float" office:value="3.2973">
            <text:p>3.2973</text:p>
          </table:table-cell>
          <table:table-cell office:value-type="float" office:value="0.862">
            <text:p>0.862</text:p>
          </table:table-cell>
          <table:table-cell/>
          <table:table-cell office:value-type="float" office:value="2.01113015225">
            <text:p>2.0111301523</text:p>
          </table:table-cell>
          <table:table-cell office:value-type="float" office:value="451.498719179">
            <text:p>451.498719179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043">
            <text:p>1214043</text:p>
          </table:table-cell>
          <table:table-cell office:value-type="float" office:value="2874">
            <text:p>2874</text:p>
          </table:table-cell>
          <table:table-cell office:value-type="float" office:value="44">
            <text:p>44</text:p>
          </table:table-cell>
          <table:table-cell/>
          <table:table-cell office:value-type="float" office:value="2.7408">
            <text:p>2.7408</text:p>
          </table:table-cell>
          <table:table-cell office:value-type="float" office:value="0.495">
            <text:p>0.495</text:p>
          </table:table-cell>
          <table:table-cell/>
          <table:table-cell office:value-type="float" office:value="1.20291203152">
            <text:p>1.2029120315</text:p>
          </table:table-cell>
          <table:table-cell office:value-type="float" office:value="52.928129387">
            <text:p>52.928129387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044">
            <text:p>1214044</text:p>
          </table:table-cell>
          <table:table-cell office:value-type="float" office:value="2874">
            <text:p>2874</text:p>
          </table:table-cell>
          <table:table-cell office:value-type="float" office:value="355.7">
            <text:p>355.7</text:p>
          </table:table-cell>
          <table:table-cell/>
          <table:table-cell office:value-type="float" office:value="2.9142">
            <text:p>2.9142</text:p>
          </table:table-cell>
          <table:table-cell office:value-type="float" office:value="0.667">
            <text:p>0.667</text:p>
          </table:table-cell>
          <table:table-cell/>
          <table:table-cell office:value-type="float" office:value="1.68566280763">
            <text:p>1.6856628076</text:p>
          </table:table-cell>
          <table:table-cell office:value-type="float" office:value="599.590260675">
            <text:p>599.590260675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045">
            <text:p>1214045</text:p>
          </table:table-cell>
          <table:table-cell office:value-type="float" office:value="2874">
            <text:p>2874</text:p>
          </table:table-cell>
          <table:table-cell office:value-type="float" office:value="118.5">
            <text:p>118.5</text:p>
          </table:table-cell>
          <table:table-cell/>
          <table:table-cell office:value-type="float" office:value="2.4569">
            <text:p>2.4569</text:p>
          </table:table-cell>
          <table:table-cell office:value-type="float" office:value="0.521">
            <text:p>0.521</text:p>
          </table:table-cell>
          <table:table-cell/>
          <table:table-cell office:value-type="float" office:value="1.51742842729">
            <text:p>1.5174284273</text:p>
          </table:table-cell>
          <table:table-cell office:value-type="float" office:value="179.815268633">
            <text:p>179.815268633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046">
            <text:p>1214046</text:p>
          </table:table-cell>
          <table:table-cell office:value-type="float" office:value="2874">
            <text:p>2874</text:p>
          </table:table-cell>
          <table:table-cell office:value-type="float" office:value="101.1">
            <text:p>101.1</text:p>
          </table:table-cell>
          <table:table-cell/>
          <table:table-cell office:value-type="float" office:value="3.1219">
            <text:p>3.1219</text:p>
          </table:table-cell>
          <table:table-cell office:value-type="float" office:value="0.882">
            <text:p>0.882</text:p>
          </table:table-cell>
          <table:table-cell/>
          <table:table-cell office:value-type="float" office:value="2.22207260098">
            <text:p>2.222072601</text:p>
          </table:table-cell>
          <table:table-cell office:value-type="float" office:value="224.651539959">
            <text:p>224.651539959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049">
            <text:p>1214049</text:p>
          </table:table-cell>
          <table:table-cell office:value-type="float" office:value="2865">
            <text:p>2865</text:p>
          </table:table-cell>
          <table:table-cell office:value-type="float" office:value="35.4">
            <text:p>35.4</text:p>
          </table:table-cell>
          <table:table-cell/>
          <table:table-cell office:value-type="float" office:value="3.0149">
            <text:p>3.0149</text:p>
          </table:table-cell>
          <table:table-cell office:value-type="float" office:value="1.112">
            <text:p>1.112</text:p>
          </table:table-cell>
          <table:table-cell/>
          <table:table-cell office:value-type="float" office:value="3.08521787223">
            <text:p>3.0852178722</text:p>
          </table:table-cell>
          <table:table-cell office:value-type="float" office:value="109.216712677">
            <text:p>109.216712677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050">
            <text:p>1214050</text:p>
          </table:table-cell>
          <table:table-cell office:value-type="float" office:value="2865">
            <text:p>2865</text:p>
          </table:table-cell>
          <table:table-cell office:value-type="float" office:value="60.3">
            <text:p>60.3</text:p>
          </table:table-cell>
          <table:table-cell/>
          <table:table-cell office:value-type="float" office:value="3.5986">
            <text:p>3.5986</text:p>
          </table:table-cell>
          <table:table-cell office:value-type="float" office:value="1.009">
            <text:p>1.009</text:p>
          </table:table-cell>
          <table:table-cell/>
          <table:table-cell office:value-type="float" office:value="2.20073817096">
            <text:p>2.200738171</text:p>
          </table:table-cell>
          <table:table-cell office:value-type="float" office:value="132.704511709">
            <text:p>132.704511709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051">
            <text:p>1214051</text:p>
          </table:table-cell>
          <table:table-cell office:value-type="float" office:value="2865">
            <text:p>2865</text:p>
          </table:table-cell>
          <table:table-cell office:value-type="float" office:value="13.7">
            <text:p>13.7</text:p>
          </table:table-cell>
          <table:table-cell/>
          <table:table-cell office:value-type="float" office:value="2.2554">
            <text:p>2.2554</text:p>
          </table:table-cell>
          <table:table-cell office:value-type="float" office:value="0.607">
            <text:p>0.607</text:p>
          </table:table-cell>
          <table:table-cell/>
          <table:table-cell office:value-type="float" office:value="2.08818861311">
            <text:p>2.0881886131</text:p>
          </table:table-cell>
          <table:table-cell office:value-type="float" office:value="28.6081839996">
            <text:p>28.6081839996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053">
            <text:p>1214053</text:p>
          </table:table-cell>
          <table:table-cell office:value-type="float" office:value="2865">
            <text:p>2865</text:p>
          </table:table-cell>
          <table:table-cell office:value-type="float" office:value="95.1">
            <text:p>95.1</text:p>
          </table:table-cell>
          <table:table-cell/>
          <table:table-cell office:value-type="float" office:value="2.4199">
            <text:p>2.4199</text:p>
          </table:table-cell>
          <table:table-cell office:value-type="float" office:value="0.68">
            <text:p>0.68</text:p>
          </table:table-cell>
          <table:table-cell/>
          <table:table-cell office:value-type="float" office:value="2.20690347246">
            <text:p>2.2069034725</text:p>
          </table:table-cell>
          <table:table-cell office:value-type="float" office:value="209.876520231">
            <text:p>209.876520231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055">
            <text:p>1214055</text:p>
          </table:table-cell>
          <table:table-cell office:value-type="float" office:value="2865">
            <text:p>2865</text:p>
          </table:table-cell>
          <table:table-cell office:value-type="float" office:value="3.9">
            <text:p>3.9</text:p>
          </table:table-cell>
          <table:table-cell/>
          <table:table-cell office:value-type="float" office:value="2.0263">
            <text:p>2.0263</text:p>
          </table:table-cell>
          <table:table-cell office:value-type="float" office:value="0.458">
            <text:p>0.458</text:p>
          </table:table-cell>
          <table:table-cell/>
          <table:table-cell office:value-type="float" office:value="1.65714735281">
            <text:p>1.6571473528</text:p>
          </table:table-cell>
          <table:table-cell office:value-type="float" office:value="6.46287467596">
            <text:p>6.462874676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056">
            <text:p>1214056</text:p>
          </table:table-cell>
          <table:table-cell office:value-type="float" office:value="2865">
            <text:p>2865</text:p>
          </table:table-cell>
          <table:table-cell office:value-type="float" office:value="47.5">
            <text:p>47.5</text:p>
          </table:table-cell>
          <table:table-cell/>
          <table:table-cell office:value-type="float" office:value="2.034">
            <text:p>2.034</text:p>
          </table:table-cell>
          <table:table-cell office:value-type="float" office:value="0.64">
            <text:p>0.64</text:p>
          </table:table-cell>
          <table:table-cell/>
          <table:table-cell office:value-type="float" office:value="2.5433793412">
            <text:p>2.5433793412</text:p>
          </table:table-cell>
          <table:table-cell office:value-type="float" office:value="120.810518707">
            <text:p>120.810518707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059">
            <text:p>1214059</text:p>
          </table:table-cell>
          <table:table-cell office:value-type="float" office:value="1">
            <text:p>1</text:p>
          </table:table-cell>
          <table:table-cell office:value-type="float" office:value="160.4">
            <text:p>160.4</text:p>
          </table:table-cell>
          <table:table-cell/>
          <table:table-cell office:value-type="float" office:value="3.2031">
            <text:p>3.2031</text:p>
          </table:table-cell>
          <table:table-cell office:value-type="float" office:value="0.696">
            <text:p>0.696</text:p>
          </table:table-cell>
          <table:table-cell/>
          <table:table-cell office:value-type="float" office:value="1.56976500796">
            <text:p>1.569765008</text:p>
          </table:table-cell>
          <table:table-cell office:value-type="float" office:value="251.790307277">
            <text:p>251.790307277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060">
            <text:p>1214060</text:p>
          </table:table-cell>
          <table:table-cell office:value-type="float" office:value="1">
            <text:p>1</text:p>
          </table:table-cell>
          <table:table-cell office:value-type="float" office:value="147.4">
            <text:p>147.4</text:p>
          </table:table-cell>
          <table:table-cell/>
          <table:table-cell office:value-type="float" office:value="3.0607">
            <text:p>3.0607</text:p>
          </table:table-cell>
          <table:table-cell office:value-type="float" office:value="0.699">
            <text:p>0.699</text:p>
          </table:table-cell>
          <table:table-cell/>
          <table:table-cell office:value-type="float" office:value="1.68066128957">
            <text:p>1.6806612896</text:p>
          </table:table-cell>
          <table:table-cell office:value-type="float" office:value="247.729474083">
            <text:p>247.729474083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061">
            <text:p>1214061</text:p>
          </table:table-cell>
          <table:table-cell office:value-type="float" office:value="1">
            <text:p>1</text:p>
          </table:table-cell>
          <table:table-cell office:value-type="float" office:value="278.5">
            <text:p>278.5</text:p>
          </table:table-cell>
          <table:table-cell/>
          <table:table-cell office:value-type="float" office:value="2.8933">
            <text:p>2.8933</text:p>
          </table:table-cell>
          <table:table-cell office:value-type="float" office:value="0.585">
            <text:p>0.585</text:p>
          </table:table-cell>
          <table:table-cell/>
          <table:table-cell office:value-type="float" office:value="1.41878269485">
            <text:p>1.4187826949</text:p>
          </table:table-cell>
          <table:table-cell office:value-type="float" office:value="395.130980515">
            <text:p>395.130980515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062">
            <text:p>1214062</text:p>
          </table:table-cell>
          <table:table-cell office:value-type="float" office:value="1">
            <text:p>1</text:p>
          </table:table-cell>
          <table:table-cell office:value-type="float" office:value="292.5">
            <text:p>292.5</text:p>
          </table:table-cell>
          <table:table-cell/>
          <table:table-cell office:value-type="float" office:value="2.993">
            <text:p>2.993</text:p>
          </table:table-cell>
          <table:table-cell office:value-type="float" office:value="0.746">
            <text:p>0.746</text:p>
          </table:table-cell>
          <table:table-cell/>
          <table:table-cell office:value-type="float" office:value="1.88935245907">
            <text:p>1.8893524591</text:p>
          </table:table-cell>
          <table:table-cell office:value-type="float" office:value="552.635594278">
            <text:p>552.635594278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063">
            <text:p>1214063</text:p>
          </table:table-cell>
          <table:table-cell office:value-type="float" office:value="1">
            <text:p>1</text:p>
          </table:table-cell>
          <table:table-cell office:value-type="float" office:value="165.7">
            <text:p>165.7</text:p>
          </table:table-cell>
          <table:table-cell/>
          <table:table-cell office:value-type="float" office:value="2.221">
            <text:p>2.221</text:p>
          </table:table-cell>
          <table:table-cell office:value-type="float" office:value="0.437">
            <text:p>0.437</text:p>
          </table:table-cell>
          <table:table-cell/>
          <table:table-cell office:value-type="float" office:value="1.36445217019">
            <text:p>1.3644521702</text:p>
          </table:table-cell>
          <table:table-cell office:value-type="float" office:value="226.089724601">
            <text:p>226.089724601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064">
            <text:p>1214064</text:p>
          </table:table-cell>
          <table:table-cell office:value-type="float" office:value="1">
            <text:p>1</text:p>
          </table:table-cell>
          <table:table-cell office:value-type="float" office:value="85.6">
            <text:p>85.6</text:p>
          </table:table-cell>
          <table:table-cell/>
          <table:table-cell office:value-type="float" office:value="3.0813">
            <text:p>3.0813</text:p>
          </table:table-cell>
          <table:table-cell office:value-type="float" office:value="0.629">
            <text:p>0.629</text:p>
          </table:table-cell>
          <table:table-cell/>
          <table:table-cell office:value-type="float" office:value="1.43821618505">
            <text:p>1.4382161851</text:p>
          </table:table-cell>
          <table:table-cell office:value-type="float" office:value="123.11130544">
            <text:p>123.11130544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065">
            <text:p>1214065</text:p>
          </table:table-cell>
          <table:table-cell office:value-type="float" office:value="1">
            <text:p>1</text:p>
          </table:table-cell>
          <table:table-cell office:value-type="float" office:value="353.2">
            <text:p>353.2</text:p>
          </table:table-cell>
          <table:table-cell/>
          <table:table-cell office:value-type="float" office:value="2.9614">
            <text:p>2.9614</text:p>
          </table:table-cell>
          <table:table-cell office:value-type="float" office:value="0.725">
            <text:p>0.725</text:p>
          </table:table-cell>
          <table:table-cell/>
          <table:table-cell office:value-type="float" office:value="1.84503640778">
            <text:p>1.8450364078</text:p>
          </table:table-cell>
          <table:table-cell office:value-type="float" office:value="651.666859228">
            <text:p>651.666859228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066">
            <text:p>1214066</text:p>
          </table:table-cell>
          <table:table-cell office:value-type="float" office:value="1">
            <text:p>1</text:p>
          </table:table-cell>
          <table:table-cell office:value-type="float" office:value="346.7">
            <text:p>346.7</text:p>
          </table:table-cell>
          <table:table-cell/>
          <table:table-cell office:value-type="float" office:value="2.6483">
            <text:p>2.6483</text:p>
          </table:table-cell>
          <table:table-cell office:value-type="float" office:value="0.652">
            <text:p>0.652</text:p>
          </table:table-cell>
          <table:table-cell/>
          <table:table-cell office:value-type="float" office:value="1.85882672696">
            <text:p>1.858826727</text:p>
          </table:table-cell>
          <table:table-cell office:value-type="float" office:value="644.455226236">
            <text:p>644.455226236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067">
            <text:p>1214067</text:p>
          </table:table-cell>
          <table:table-cell office:value-type="float" office:value="1">
            <text:p>1</text:p>
          </table:table-cell>
          <table:table-cell office:value-type="float" office:value="387.7">
            <text:p>387.7</text:p>
          </table:table-cell>
          <table:table-cell/>
          <table:table-cell office:value-type="float" office:value="2.1223">
            <text:p>2.1223</text:p>
          </table:table-cell>
          <table:table-cell office:value-type="float" office:value="0.314">
            <text:p>0.314</text:p>
          </table:table-cell>
          <table:table-cell/>
          <table:table-cell office:value-type="float" office:value="0.876396928332">
            <text:p>0.8763969283</text:p>
          </table:table-cell>
          <table:table-cell office:value-type="float" office:value="339.779089114">
            <text:p>339.779089114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068">
            <text:p>1214068</text:p>
          </table:table-cell>
          <table:table-cell office:value-type="float" office:value="1">
            <text:p>1</text:p>
          </table:table-cell>
          <table:table-cell office:value-type="float" office:value="315.7">
            <text:p>315.7</text:p>
          </table:table-cell>
          <table:table-cell/>
          <table:table-cell office:value-type="float" office:value="2.4547">
            <text:p>2.4547</text:p>
          </table:table-cell>
          <table:table-cell office:value-type="float" office:value="0.42">
            <text:p>0.42</text:p>
          </table:table-cell>
          <table:table-cell/>
          <table:table-cell office:value-type="float" office:value="1.10787338127">
            <text:p>1.1078733813</text:p>
          </table:table-cell>
          <table:table-cell office:value-type="float" office:value="349.755626466">
            <text:p>349.755626466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069">
            <text:p>1214069</text:p>
          </table:table-cell>
          <table:table-cell office:value-type="float" office:value="1">
            <text:p>1</text:p>
          </table:table-cell>
          <table:table-cell office:value-type="float" office:value="151.8">
            <text:p>151.8</text:p>
          </table:table-cell>
          <table:table-cell/>
          <table:table-cell office:value-type="float" office:value="2.6655">
            <text:p>2.6655</text:p>
          </table:table-cell>
          <table:table-cell office:value-type="float" office:value="0.616">
            <text:p>0.616</text:p>
          </table:table-cell>
          <table:table-cell/>
          <table:table-cell office:value-type="float" office:value="1.70788106734">
            <text:p>1.7078810673</text:p>
          </table:table-cell>
          <table:table-cell office:value-type="float" office:value="259.256346023">
            <text:p>259.256346023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070">
            <text:p>1214070</text:p>
          </table:table-cell>
          <table:table-cell office:value-type="float" office:value="1">
            <text:p>1</text:p>
          </table:table-cell>
          <table:table-cell office:value-type="float" office:value="143.4">
            <text:p>143.4</text:p>
          </table:table-cell>
          <table:table-cell/>
          <table:table-cell office:value-type="float" office:value="2.6056">
            <text:p>2.6056</text:p>
          </table:table-cell>
          <table:table-cell office:value-type="float" office:value="0.541">
            <text:p>0.541</text:p>
          </table:table-cell>
          <table:table-cell/>
          <table:table-cell office:value-type="float" office:value="1.47316720602">
            <text:p>1.473167206</text:p>
          </table:table-cell>
          <table:table-cell office:value-type="float" office:value="211.252177343">
            <text:p>211.252177343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071">
            <text:p>1214071</text:p>
          </table:table-cell>
          <table:table-cell office:value-type="float" office:value="2868">
            <text:p>2868</text:p>
          </table:table-cell>
          <table:table-cell office:value-type="float" office:value="91.8">
            <text:p>91.8</text:p>
          </table:table-cell>
          <table:table-cell/>
          <table:table-cell office:value-type="float" office:value="2.511">
            <text:p>2.511</text:p>
          </table:table-cell>
          <table:table-cell office:value-type="float" office:value="0.683">
            <text:p>0.683</text:p>
          </table:table-cell>
          <table:table-cell/>
          <table:table-cell office:value-type="float" office:value="2.11690185982">
            <text:p>2.1169018598</text:p>
          </table:table-cell>
          <table:table-cell office:value-type="float" office:value="194.331590731">
            <text:p>194.331590731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072">
            <text:p>1214072</text:p>
          </table:table-cell>
          <table:table-cell office:value-type="float" office:value="2868">
            <text:p>2868</text:p>
          </table:table-cell>
          <table:table-cell office:value-type="float" office:value="55.8">
            <text:p>55.8</text:p>
          </table:table-cell>
          <table:table-cell/>
          <table:table-cell office:value-type="float" office:value="3.3009">
            <text:p>3.3009</text:p>
          </table:table-cell>
          <table:table-cell office:value-type="float" office:value="0.977">
            <text:p>0.977</text:p>
          </table:table-cell>
          <table:table-cell/>
          <table:table-cell office:value-type="float" office:value="2.35666884274">
            <text:p>2.3566688427</text:p>
          </table:table-cell>
          <table:table-cell office:value-type="float" office:value="131.502121425">
            <text:p>131.502121425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073">
            <text:p>1214073</text:p>
          </table:table-cell>
          <table:table-cell office:value-type="float" office:value="2868">
            <text:p>2868</text:p>
          </table:table-cell>
          <table:table-cell office:value-type="float" office:value="275.9">
            <text:p>275.9</text:p>
          </table:table-cell>
          <table:table-cell/>
          <table:table-cell office:value-type="float" office:value="2.5116">
            <text:p>2.5116</text:p>
          </table:table-cell>
          <table:table-cell office:value-type="float" office:value="0.705">
            <text:p>0.705</text:p>
          </table:table-cell>
          <table:table-cell/>
          <table:table-cell office:value-type="float" office:value="2.20384563306">
            <text:p>2.2038456331</text:p>
          </table:table-cell>
          <table:table-cell office:value-type="float" office:value="608.041010162">
            <text:p>608.041010162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074">
            <text:p>1214074</text:p>
          </table:table-cell>
          <table:table-cell office:value-type="float" office:value="2868">
            <text:p>2868</text:p>
          </table:table-cell>
          <table:table-cell office:value-type="float" office:value="151.1">
            <text:p>151.1</text:p>
          </table:table-cell>
          <table:table-cell/>
          <table:table-cell office:value-type="float" office:value="2.5588">
            <text:p>2.5588</text:p>
          </table:table-cell>
          <table:table-cell office:value-type="float" office:value="0.768">
            <text:p>0.768</text:p>
          </table:table-cell>
          <table:table-cell/>
          <table:table-cell office:value-type="float" office:value="2.39827690949">
            <text:p>2.3982769095</text:p>
          </table:table-cell>
          <table:table-cell office:value-type="float" office:value="362.379641024">
            <text:p>362.379641024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075">
            <text:p>1214075</text:p>
          </table:table-cell>
          <table:table-cell office:value-type="float" office:value="2868">
            <text:p>2868</text:p>
          </table:table-cell>
          <table:table-cell office:value-type="float" office:value="85">
            <text:p>85</text:p>
          </table:table-cell>
          <table:table-cell/>
          <table:table-cell office:value-type="float" office:value="3.1489">
            <text:p>3.1489</text:p>
          </table:table-cell>
          <table:table-cell office:value-type="float" office:value="0.867">
            <text:p>0.867</text:p>
          </table:table-cell>
          <table:table-cell/>
          <table:table-cell office:value-type="float" office:value="2.15021243704">
            <text:p>2.150212437</text:p>
          </table:table-cell>
          <table:table-cell office:value-type="float" office:value="182.768057149">
            <text:p>182.768057149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076">
            <text:p>1214076</text:p>
          </table:table-cell>
          <table:table-cell office:value-type="float" office:value="2868">
            <text:p>2868</text:p>
          </table:table-cell>
          <table:table-cell office:value-type="float" office:value="49.4">
            <text:p>49.4</text:p>
          </table:table-cell>
          <table:table-cell/>
          <table:table-cell office:value-type="float" office:value="2.2531">
            <text:p>2.2531</text:p>
          </table:table-cell>
          <table:table-cell office:value-type="float" office:value="0.761">
            <text:p>0.761</text:p>
          </table:table-cell>
          <table:table-cell/>
          <table:table-cell office:value-type="float" office:value="2.77443868315">
            <text:p>2.7744386832</text:p>
          </table:table-cell>
          <table:table-cell office:value-type="float" office:value="137.057270947">
            <text:p>137.057270947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077">
            <text:p>1214077</text:p>
          </table:table-cell>
          <table:table-cell office:value-type="float" office:value="2868">
            <text:p>2868</text:p>
          </table:table-cell>
          <table:table-cell office:value-type="float" office:value="105.2">
            <text:p>105.2</text:p>
          </table:table-cell>
          <table:table-cell/>
          <table:table-cell office:value-type="float" office:value="3.2456">
            <text:p>3.2456</text:p>
          </table:table-cell>
          <table:table-cell office:value-type="float" office:value="0.632">
            <text:p>0.632</text:p>
          </table:table-cell>
          <table:table-cell/>
          <table:table-cell office:value-type="float" office:value="1.34412166379">
            <text:p>1.3441216638</text:p>
          </table:table-cell>
          <table:table-cell office:value-type="float" office:value="141.401599031">
            <text:p>141.401599031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078">
            <text:p>1214078</text:p>
          </table:table-cell>
          <table:table-cell office:value-type="float" office:value="2868">
            <text:p>2868</text:p>
          </table:table-cell>
          <table:table-cell office:value-type="float" office:value="166.4">
            <text:p>166.4</text:p>
          </table:table-cell>
          <table:table-cell/>
          <table:table-cell office:value-type="float" office:value="2.5653">
            <text:p>2.5653</text:p>
          </table:table-cell>
          <table:table-cell office:value-type="float" office:value="0.547">
            <text:p>0.547</text:p>
          </table:table-cell>
          <table:table-cell/>
          <table:table-cell office:value-type="float" office:value="1.52917421393">
            <text:p>1.5291742139</text:p>
          </table:table-cell>
          <table:table-cell office:value-type="float" office:value="254.454589198">
            <text:p>254.454589198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079">
            <text:p>1214079</text:p>
          </table:table-cell>
          <table:table-cell office:value-type="float" office:value="2868">
            <text:p>2868</text:p>
          </table:table-cell>
          <table:table-cell office:value-type="float" office:value="182">
            <text:p>182</text:p>
          </table:table-cell>
          <table:table-cell/>
          <table:table-cell office:value-type="float" office:value="3.0199">
            <text:p>3.0199</text:p>
          </table:table-cell>
          <table:table-cell office:value-type="float" office:value="0.724">
            <text:p>0.724</text:p>
          </table:table-cell>
          <table:table-cell/>
          <table:table-cell office:value-type="float" office:value="1.79430037849">
            <text:p>1.7943003785</text:p>
          </table:table-cell>
          <table:table-cell office:value-type="float" office:value="326.562668885">
            <text:p>326.562668885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080">
            <text:p>1214080</text:p>
          </table:table-cell>
          <table:table-cell office:value-type="float" office:value="2868">
            <text:p>2868</text:p>
          </table:table-cell>
          <table:table-cell office:value-type="float" office:value="176.5">
            <text:p>176.5</text:p>
          </table:table-cell>
          <table:table-cell/>
          <table:table-cell office:value-type="float" office:value="2.938">
            <text:p>2.938</text:p>
          </table:table-cell>
          <table:table-cell office:value-type="float" office:value="0.796">
            <text:p>0.796</text:p>
          </table:table-cell>
          <table:table-cell/>
          <table:table-cell office:value-type="float" office:value="2.10619607216">
            <text:p>2.1061960722</text:p>
          </table:table-cell>
          <table:table-cell office:value-type="float" office:value="371.743606736">
            <text:p>371.743606736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081">
            <text:p>1214081</text:p>
          </table:table-cell>
          <table:table-cell office:value-type="float" office:value="2868">
            <text:p>2868</text:p>
          </table:table-cell>
          <table:table-cell office:value-type="float" office:value="21.7">
            <text:p>21.7</text:p>
          </table:table-cell>
          <table:table-cell/>
          <table:table-cell office:value-type="float" office:value="2.4444">
            <text:p>2.4444</text:p>
          </table:table-cell>
          <table:table-cell office:value-type="float" office:value="0.613">
            <text:p>0.613</text:p>
          </table:table-cell>
          <table:table-cell/>
          <table:table-cell office:value-type="float" office:value="1.9046428686">
            <text:p>1.9046428686</text:p>
          </table:table-cell>
          <table:table-cell office:value-type="float" office:value="41.3307502486">
            <text:p>41.3307502486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082">
            <text:p>1214082</text:p>
          </table:table-cell>
          <table:table-cell office:value-type="float" office:value="2868">
            <text:p>2868</text:p>
          </table:table-cell>
          <table:table-cell office:value-type="float" office:value="31.5">
            <text:p>31.5</text:p>
          </table:table-cell>
          <table:table-cell/>
          <table:table-cell office:value-type="float" office:value="2.838">
            <text:p>2.838</text:p>
          </table:table-cell>
          <table:table-cell office:value-type="float" office:value="0.724">
            <text:p>0.724</text:p>
          </table:table-cell>
          <table:table-cell/>
          <table:table-cell office:value-type="float" office:value="1.94796231853">
            <text:p>1.9479623185</text:p>
          </table:table-cell>
          <table:table-cell office:value-type="float" office:value="61.3608130338">
            <text:p>61.3608130338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083">
            <text:p>1214083</text:p>
          </table:table-cell>
          <table:table-cell office:value-type="float" office:value="2875">
            <text:p>2875</text:p>
          </table:table-cell>
          <table:table-cell office:value-type="float" office:value="50.6">
            <text:p>50.6</text:p>
          </table:table-cell>
          <table:table-cell/>
          <table:table-cell office:value-type="float" office:value="2.5911">
            <text:p>2.5911</text:p>
          </table:table-cell>
          <table:table-cell office:value-type="float" office:value="0.713">
            <text:p>0.713</text:p>
          </table:table-cell>
          <table:table-cell/>
          <table:table-cell office:value-type="float" office:value="2.14859706572">
            <text:p>2.1485970657</text:p>
          </table:table-cell>
          <table:table-cell office:value-type="float" office:value="108.719011526">
            <text:p>108.719011526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084">
            <text:p>1214084</text:p>
          </table:table-cell>
          <table:table-cell office:value-type="float" office:value="2875">
            <text:p>2875</text:p>
          </table:table-cell>
          <table:table-cell office:value-type="float" office:value="58.7">
            <text:p>58.7</text:p>
          </table:table-cell>
          <table:table-cell/>
          <table:table-cell office:value-type="float" office:value="3.4506">
            <text:p>3.4506</text:p>
          </table:table-cell>
          <table:table-cell office:value-type="float" office:value="0.951">
            <text:p>0.951</text:p>
          </table:table-cell>
          <table:table-cell/>
          <table:table-cell office:value-type="float" office:value="2.1529124274">
            <text:p>2.1529124274</text:p>
          </table:table-cell>
          <table:table-cell office:value-type="float" office:value="126.375959489">
            <text:p>126.375959489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085">
            <text:p>1214085</text:p>
          </table:table-cell>
          <table:table-cell office:value-type="float" office:value="2875">
            <text:p>2875</text:p>
          </table:table-cell>
          <table:table-cell office:value-type="float" office:value="280.9">
            <text:p>280.9</text:p>
          </table:table-cell>
          <table:table-cell/>
          <table:table-cell office:value-type="float" office:value="2.8811">
            <text:p>2.8811</text:p>
          </table:table-cell>
          <table:table-cell office:value-type="float" office:value="0.767">
            <text:p>0.767</text:p>
          </table:table-cell>
          <table:table-cell/>
          <table:table-cell office:value-type="float" office:value="2.05904764048">
            <text:p>2.0590476405</text:p>
          </table:table-cell>
          <table:table-cell office:value-type="float" office:value="578.386482212">
            <text:p>578.386482212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086">
            <text:p>1214086</text:p>
          </table:table-cell>
          <table:table-cell office:value-type="float" office:value="2875">
            <text:p>2875</text:p>
          </table:table-cell>
          <table:table-cell office:value-type="float" office:value="116.43">
            <text:p>116.43</text:p>
          </table:table-cell>
          <table:table-cell/>
          <table:table-cell office:value-type="float" office:value="3.0532">
            <text:p>3.0532</text:p>
          </table:table-cell>
          <table:table-cell office:value-type="float" office:value="0.866">
            <text:p>0.866</text:p>
          </table:table-cell>
          <table:table-cell/>
          <table:table-cell office:value-type="float" office:value="2.23323840037">
            <text:p>2.2332384004</text:p>
          </table:table-cell>
          <table:table-cell office:value-type="float" office:value="260.015946955">
            <text:p>260.015946955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087">
            <text:p>1214087</text:p>
          </table:table-cell>
          <table:table-cell office:value-type="float" office:value="2875">
            <text:p>2875</text:p>
          </table:table-cell>
          <table:table-cell office:value-type="float" office:value="50.4">
            <text:p>50.4</text:p>
          </table:table-cell>
          <table:table-cell/>
          <table:table-cell office:value-type="float" office:value="2.8936">
            <text:p>2.8936</text:p>
          </table:table-cell>
          <table:table-cell office:value-type="float" office:value="0.841">
            <text:p>0.841</text:p>
          </table:table-cell>
          <table:table-cell/>
          <table:table-cell office:value-type="float" office:value="2.30328415538">
            <text:p>2.3032841554</text:p>
          </table:table-cell>
          <table:table-cell office:value-type="float" office:value="116.085521431">
            <text:p>116.085521431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088">
            <text:p>1214088</text:p>
          </table:table-cell>
          <table:table-cell office:value-type="float" office:value="2875">
            <text:p>2875</text:p>
          </table:table-cell>
          <table:table-cell office:value-type="float" office:value="95.8">
            <text:p>95.8</text:p>
          </table:table-cell>
          <table:table-cell/>
          <table:table-cell office:value-type="float" office:value="2.5386">
            <text:p>2.5386</text:p>
          </table:table-cell>
          <table:table-cell office:value-type="float" office:value="0.68">
            <text:p>0.68</text:p>
          </table:table-cell>
          <table:table-cell/>
          <table:table-cell office:value-type="float" office:value="2.07551177105">
            <text:p>2.0755117711</text:p>
          </table:table-cell>
          <table:table-cell office:value-type="float" office:value="198.834027667">
            <text:p>198.834027667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089">
            <text:p>1214089</text:p>
          </table:table-cell>
          <table:table-cell office:value-type="float" office:value="2875">
            <text:p>2875</text:p>
          </table:table-cell>
          <table:table-cell office:value-type="float" office:value="166.4">
            <text:p>166.4</text:p>
          </table:table-cell>
          <table:table-cell/>
          <table:table-cell office:value-type="float" office:value="3.3522">
            <text:p>3.3522</text:p>
          </table:table-cell>
          <table:table-cell office:value-type="float" office:value="1.002">
            <text:p>1.002</text:p>
          </table:table-cell>
          <table:table-cell/>
          <table:table-cell office:value-type="float" office:value="2.38595179703">
            <text:p>2.385951797</text:p>
          </table:table-cell>
          <table:table-cell office:value-type="float" office:value="397.022379026">
            <text:p>397.022379026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090">
            <text:p>1214090</text:p>
          </table:table-cell>
          <table:table-cell office:value-type="float" office:value="2875">
            <text:p>2875</text:p>
          </table:table-cell>
          <table:table-cell office:value-type="float" office:value="222">
            <text:p>222</text:p>
          </table:table-cell>
          <table:table-cell/>
          <table:table-cell office:value-type="float" office:value="3.0307">
            <text:p>3.0307</text:p>
          </table:table-cell>
          <table:table-cell office:value-type="float" office:value="0.899">
            <text:p>0.899</text:p>
          </table:table-cell>
          <table:table-cell/>
          <table:table-cell office:value-type="float" office:value="2.3631814132">
            <text:p>2.3631814132</text:p>
          </table:table-cell>
          <table:table-cell office:value-type="float" office:value="524.626273731">
            <text:p>524.626273731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091">
            <text:p>1214091</text:p>
          </table:table-cell>
          <table:table-cell office:value-type="float" office:value="2875">
            <text:p>2875</text:p>
          </table:table-cell>
          <table:table-cell office:value-type="float" office:value="266.2">
            <text:p>266.2</text:p>
          </table:table-cell>
          <table:table-cell/>
          <table:table-cell office:value-type="float" office:value="1.9951">
            <text:p>1.9951</text:p>
          </table:table-cell>
          <table:table-cell office:value-type="float" office:value="0.615">
            <text:p>0.615</text:p>
          </table:table-cell>
          <table:table-cell/>
          <table:table-cell office:value-type="float" office:value="2.47942225302">
            <text:p>2.479422253</text:p>
          </table:table-cell>
          <table:table-cell office:value-type="float" office:value="660.022203754">
            <text:p>660.022203754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092">
            <text:p>1214092</text:p>
          </table:table-cell>
          <table:table-cell office:value-type="float" office:value="2875">
            <text:p>2875</text:p>
          </table:table-cell>
          <table:table-cell office:value-type="float" office:value="174.6">
            <text:p>174.6</text:p>
          </table:table-cell>
          <table:table-cell/>
          <table:table-cell office:value-type="float" office:value="2.582">
            <text:p>2.582</text:p>
          </table:table-cell>
          <table:table-cell office:value-type="float" office:value="0.766">
            <text:p>0.766</text:p>
          </table:table-cell>
          <table:table-cell/>
          <table:table-cell office:value-type="float" office:value="2.36356248644">
            <text:p>2.3635624864</text:p>
          </table:table-cell>
          <table:table-cell office:value-type="float" office:value="412.678010133">
            <text:p>412.678010133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093">
            <text:p>1214093</text:p>
          </table:table-cell>
          <table:table-cell office:value-type="float" office:value="2875">
            <text:p>2875</text:p>
          </table:table-cell>
          <table:table-cell office:value-type="float" office:value="51.5">
            <text:p>51.5</text:p>
          </table:table-cell>
          <table:table-cell/>
          <table:table-cell office:value-type="float" office:value="3.242">
            <text:p>3.242</text:p>
          </table:table-cell>
          <table:table-cell office:value-type="float" office:value="1.012">
            <text:p>1.012</text:p>
          </table:table-cell>
          <table:table-cell/>
          <table:table-cell office:value-type="float" office:value="2.5183999198">
            <text:p>2.5183999198</text:p>
          </table:table-cell>
          <table:table-cell office:value-type="float" office:value="129.69759587">
            <text:p>129.69759587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094">
            <text:p>1214094</text:p>
          </table:table-cell>
          <table:table-cell office:value-type="float" office:value="2875">
            <text:p>2875</text:p>
          </table:table-cell>
          <table:table-cell office:value-type="float" office:value="20.6">
            <text:p>20.6</text:p>
          </table:table-cell>
          <table:table-cell/>
          <table:table-cell office:value-type="float" office:value="2.9249">
            <text:p>2.9249</text:p>
          </table:table-cell>
          <table:table-cell office:value-type="float" office:value="0.84">
            <text:p>0.84</text:p>
          </table:table-cell>
          <table:table-cell/>
          <table:table-cell office:value-type="float" office:value="2.26876305617">
            <text:p>2.2687630562</text:p>
          </table:table-cell>
          <table:table-cell office:value-type="float" office:value="46.7365189572">
            <text:p>46.7365189572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095">
            <text:p>1214095</text:p>
          </table:table-cell>
          <table:table-cell office:value-type="float" office:value="2870">
            <text:p>2870</text:p>
          </table:table-cell>
          <table:table-cell office:value-type="float" office:value="189">
            <text:p>189</text:p>
          </table:table-cell>
          <table:table-cell/>
          <table:table-cell office:value-type="float" office:value="3.4025">
            <text:p>3.4025</text:p>
          </table:table-cell>
          <table:table-cell office:value-type="float" office:value="0.768">
            <text:p>0.768</text:p>
          </table:table-cell>
          <table:table-cell/>
          <table:table-cell office:value-type="float" office:value="1.65403385011">
            <text:p>1.6540338501</text:p>
          </table:table-cell>
          <table:table-cell office:value-type="float" office:value="312.612397671">
            <text:p>312.612397671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096">
            <text:p>1214096</text:p>
          </table:table-cell>
          <table:table-cell office:value-type="float" office:value="2870">
            <text:p>2870</text:p>
          </table:table-cell>
          <table:table-cell office:value-type="float" office:value="127.3">
            <text:p>127.3</text:p>
          </table:table-cell>
          <table:table-cell/>
          <table:table-cell office:value-type="float" office:value="2.8572">
            <text:p>2.8572</text:p>
          </table:table-cell>
          <table:table-cell office:value-type="float" office:value="0.793">
            <text:p>0.793</text:p>
          </table:table-cell>
          <table:table-cell/>
          <table:table-cell office:value-type="float" office:value="2.17231449111">
            <text:p>2.1723144911</text:p>
          </table:table-cell>
          <table:table-cell office:value-type="float" office:value="276.535634718">
            <text:p>276.535634718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097">
            <text:p>1214097</text:p>
          </table:table-cell>
          <table:table-cell office:value-type="float" office:value="2870">
            <text:p>2870</text:p>
          </table:table-cell>
          <table:table-cell office:value-type="float" office:value="77.9">
            <text:p>77.9</text:p>
          </table:table-cell>
          <table:table-cell/>
          <table:table-cell office:value-type="float" office:value="3.7601">
            <text:p>3.7601</text:p>
          </table:table-cell>
          <table:table-cell office:value-type="float" office:value="1.03">
            <text:p>1.03</text:p>
          </table:table-cell>
          <table:table-cell/>
          <table:table-cell office:value-type="float" office:value="2.1361588487">
            <text:p>2.1361588487</text:p>
          </table:table-cell>
          <table:table-cell office:value-type="float" office:value="166.406774314">
            <text:p>166.406774314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098">
            <text:p>1214098</text:p>
          </table:table-cell>
          <table:table-cell office:value-type="float" office:value="2870">
            <text:p>2870</text:p>
          </table:table-cell>
          <table:table-cell office:value-type="float" office:value="133.3">
            <text:p>133.3</text:p>
          </table:table-cell>
          <table:table-cell/>
          <table:table-cell office:value-type="float" office:value="3.6582">
            <text:p>3.6582</text:p>
          </table:table-cell>
          <table:table-cell office:value-type="float" office:value="1.041">
            <text:p>1.041</text:p>
          </table:table-cell>
          <table:table-cell/>
          <table:table-cell office:value-type="float" office:value="2.24253180089">
            <text:p>2.2425318009</text:p>
          </table:table-cell>
          <table:table-cell office:value-type="float" office:value="298.929489058">
            <text:p>298.929489058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099">
            <text:p>1214099</text:p>
          </table:table-cell>
          <table:table-cell office:value-type="float" office:value="2870">
            <text:p>2870</text:p>
          </table:table-cell>
          <table:table-cell office:value-type="float" office:value="133.6">
            <text:p>133.6</text:p>
          </table:table-cell>
          <table:table-cell/>
          <table:table-cell office:value-type="float" office:value="3.1321">
            <text:p>3.1321</text:p>
          </table:table-cell>
          <table:table-cell office:value-type="float" office:value="0.879">
            <text:p>0.879</text:p>
          </table:table-cell>
          <table:table-cell/>
          <table:table-cell office:value-type="float" office:value="2.20329380511">
            <text:p>2.2032938051</text:p>
          </table:table-cell>
          <table:table-cell office:value-type="float" office:value="294.360052363">
            <text:p>294.360052363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100">
            <text:p>1214100</text:p>
          </table:table-cell>
          <table:table-cell office:value-type="float" office:value="2870">
            <text:p>2870</text:p>
          </table:table-cell>
          <table:table-cell office:value-type="float" office:value="107.7">
            <text:p>107.7</text:p>
          </table:table-cell>
          <table:table-cell/>
          <table:table-cell office:value-type="float" office:value="3.1175">
            <text:p>3.1175</text:p>
          </table:table-cell>
          <table:table-cell office:value-type="float" office:value="0.808">
            <text:p>0.808</text:p>
          </table:table-cell>
          <table:table-cell/>
          <table:table-cell office:value-type="float" office:value="1.98869036889">
            <text:p>1.9886903689</text:p>
          </table:table-cell>
          <table:table-cell office:value-type="float" office:value="214.181952729">
            <text:p>214.181952729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101">
            <text:p>1214101</text:p>
          </table:table-cell>
          <table:table-cell office:value-type="float" office:value="2870">
            <text:p>2870</text:p>
          </table:table-cell>
          <table:table-cell office:value-type="float" office:value="102.2">
            <text:p>102.2</text:p>
          </table:table-cell>
          <table:table-cell/>
          <table:table-cell office:value-type="float" office:value="3.001">
            <text:p>3.001</text:p>
          </table:table-cell>
          <table:table-cell office:value-type="float" office:value="0.816">
            <text:p>0.816</text:p>
          </table:table-cell>
          <table:table-cell/>
          <table:table-cell office:value-type="float" office:value="2.11596363545">
            <text:p>2.1159636355</text:p>
          </table:table-cell>
          <table:table-cell office:value-type="float" office:value="216.251483543">
            <text:p>216.251483543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102">
            <text:p>1214102</text:p>
          </table:table-cell>
          <table:table-cell office:value-type="float" office:value="2870">
            <text:p>2870</text:p>
          </table:table-cell>
          <table:table-cell office:value-type="float" office:value="99.4">
            <text:p>99.4</text:p>
          </table:table-cell>
          <table:table-cell/>
          <table:table-cell office:value-type="float" office:value="3.1093">
            <text:p>3.1093</text:p>
          </table:table-cell>
          <table:table-cell office:value-type="float" office:value="0.758">
            <text:p>0.758</text:p>
          </table:table-cell>
          <table:table-cell/>
          <table:table-cell office:value-type="float" office:value="1.83471774708">
            <text:p>1.8347177471</text:p>
          </table:table-cell>
          <table:table-cell office:value-type="float" office:value="182.37094406">
            <text:p>182.37094406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103">
            <text:p>1214103</text:p>
          </table:table-cell>
          <table:table-cell office:value-type="float" office:value="2870">
            <text:p>2870</text:p>
          </table:table-cell>
          <table:table-cell office:value-type="float" office:value="136.7">
            <text:p>136.7</text:p>
          </table:table-cell>
          <table:table-cell/>
          <table:table-cell office:value-type="float" office:value="2.5623">
            <text:p>2.5623</text:p>
          </table:table-cell>
          <table:table-cell office:value-type="float" office:value="0.674">
            <text:p>0.674</text:p>
          </table:table-cell>
          <table:table-cell/>
          <table:table-cell office:value-type="float" office:value="2.02731920579">
            <text:p>2.0273192058</text:p>
          </table:table-cell>
          <table:table-cell office:value-type="float" office:value="277.134535432">
            <text:p>277.134535432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104">
            <text:p>1214104</text:p>
          </table:table-cell>
          <table:table-cell office:value-type="float" office:value="2870">
            <text:p>2870</text:p>
          </table:table-cell>
          <table:table-cell office:value-type="float" office:value="282.2">
            <text:p>282.2</text:p>
          </table:table-cell>
          <table:table-cell/>
          <table:table-cell office:value-type="float" office:value="2.6071">
            <text:p>2.6071</text:p>
          </table:table-cell>
          <table:table-cell office:value-type="float" office:value="0.581">
            <text:p>0.581</text:p>
          </table:table-cell>
          <table:table-cell/>
          <table:table-cell office:value-type="float" office:value="1.62539978405">
            <text:p>1.6253997841</text:p>
          </table:table-cell>
          <table:table-cell office:value-type="float" office:value="458.687819059">
            <text:p>458.687819059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105">
            <text:p>1214105</text:p>
          </table:table-cell>
          <table:table-cell office:value-type="float" office:value="2870">
            <text:p>2870</text:p>
          </table:table-cell>
          <table:table-cell office:value-type="float" office:value="112.4">
            <text:p>112.4</text:p>
          </table:table-cell>
          <table:table-cell/>
          <table:table-cell office:value-type="float" office:value="2.0213">
            <text:p>2.0213</text:p>
          </table:table-cell>
          <table:table-cell office:value-type="float" office:value="0.584">
            <text:p>0.584</text:p>
          </table:table-cell>
          <table:table-cell/>
          <table:table-cell office:value-type="float" office:value="2.28609970366">
            <text:p>2.2860997037</text:p>
          </table:table-cell>
          <table:table-cell office:value-type="float" office:value="256.957606691">
            <text:p>256.957606691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106">
            <text:p>1214106</text:p>
          </table:table-cell>
          <table:table-cell office:value-type="float" office:value="2870">
            <text:p>2870</text:p>
          </table:table-cell>
          <table:table-cell office:value-type="float" office:value="122">
            <text:p>122</text:p>
          </table:table-cell>
          <table:table-cell/>
          <table:table-cell office:value-type="float" office:value="2.9675">
            <text:p>2.9675</text:p>
          </table:table-cell>
          <table:table-cell office:value-type="float" office:value="0.844">
            <text:p>0.844</text:p>
          </table:table-cell>
          <table:table-cell/>
          <table:table-cell office:value-type="float" office:value="2.24101490312">
            <text:p>2.2410149031</text:p>
          </table:table-cell>
          <table:table-cell office:value-type="float" office:value="273.40381818">
            <text:p>273.40381818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107">
            <text:p>1214107</text:p>
          </table:table-cell>
          <table:table-cell office:value-type="float" office:value="2674">
            <text:p>2674</text:p>
          </table:table-cell>
          <table:table-cell office:value-type="float" office:value="146.29">
            <text:p>146.29</text:p>
          </table:table-cell>
          <table:table-cell/>
          <table:table-cell office:value-type="float" office:value="2.9079">
            <text:p>2.9079</text:p>
          </table:table-cell>
          <table:table-cell office:value-type="float" office:value="0.597">
            <text:p>0.597</text:p>
          </table:table-cell>
          <table:table-cell/>
          <table:table-cell office:value-type="float" office:value="1.44989795832">
            <text:p>1.4498979583</text:p>
          </table:table-cell>
          <table:table-cell office:value-type="float" office:value="212.105572323">
            <text:p>212.105572323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108">
            <text:p>1214108</text:p>
          </table:table-cell>
          <table:table-cell office:value-type="float" office:value="2674">
            <text:p>2674</text:p>
          </table:table-cell>
          <table:table-cell office:value-type="float" office:value="117.1">
            <text:p>117.1</text:p>
          </table:table-cell>
          <table:table-cell/>
          <table:table-cell office:value-type="float" office:value="2.5388">
            <text:p>2.5388</text:p>
          </table:table-cell>
          <table:table-cell office:value-type="float" office:value="0.513">
            <text:p>0.513</text:p>
          </table:table-cell>
          <table:table-cell/>
          <table:table-cell office:value-type="float" office:value="1.41750967229">
            <text:p>1.4175096723</text:p>
          </table:table-cell>
          <table:table-cell office:value-type="float" office:value="165.990382625">
            <text:p>165.990382625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109">
            <text:p>1214109</text:p>
          </table:table-cell>
          <table:table-cell office:value-type="float" office:value="2674">
            <text:p>2674</text:p>
          </table:table-cell>
          <table:table-cell office:value-type="float" office:value="349.3">
            <text:p>349.3</text:p>
          </table:table-cell>
          <table:table-cell/>
          <table:table-cell office:value-type="float" office:value="3.075">
            <text:p>3.075</text:p>
          </table:table-cell>
          <table:table-cell office:value-type="float" office:value="0.625">
            <text:p>0.625</text:p>
          </table:table-cell>
          <table:table-cell/>
          <table:table-cell office:value-type="float" office:value="1.4293903252">
            <text:p>1.4293903252</text:p>
          </table:table-cell>
          <table:table-cell office:value-type="float" office:value="499.286040593">
            <text:p>499.286040593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110">
            <text:p>1214110</text:p>
          </table:table-cell>
          <table:table-cell office:value-type="float" office:value="2674">
            <text:p>2674</text:p>
          </table:table-cell>
          <table:table-cell office:value-type="float" office:value="288.4">
            <text:p>288.4</text:p>
          </table:table-cell>
          <table:table-cell/>
          <table:table-cell office:value-type="float" office:value="2.2762">
            <text:p>2.2762</text:p>
          </table:table-cell>
          <table:table-cell office:value-type="float" office:value="0.635">
            <text:p>0.635</text:p>
          </table:table-cell>
          <table:table-cell/>
          <table:table-cell office:value-type="float" office:value="2.18660728143">
            <text:p>2.1866072814</text:p>
          </table:table-cell>
          <table:table-cell office:value-type="float" office:value="630.617539966">
            <text:p>630.617539966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111">
            <text:p>1214111</text:p>
          </table:table-cell>
          <table:table-cell office:value-type="float" office:value="2674">
            <text:p>2674</text:p>
          </table:table-cell>
          <table:table-cell office:value-type="float" office:value="65.8">
            <text:p>65.8</text:p>
          </table:table-cell>
          <table:table-cell/>
          <table:table-cell office:value-type="float" office:value="2.5739">
            <text:p>2.5739</text:p>
          </table:table-cell>
          <table:table-cell office:value-type="float" office:value="0.531">
            <text:p>0.531</text:p>
          </table:table-cell>
          <table:table-cell/>
          <table:table-cell office:value-type="float" office:value="1.45988721124">
            <text:p>1.4598872112</text:p>
          </table:table-cell>
          <table:table-cell office:value-type="float" office:value="96.0605784993">
            <text:p>96.0605784993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112">
            <text:p>1214112</text:p>
          </table:table-cell>
          <table:table-cell office:value-type="float" office:value="2674">
            <text:p>2674</text:p>
          </table:table-cell>
          <table:table-cell office:value-type="float" office:value="151.3">
            <text:p>151.3</text:p>
          </table:table-cell>
          <table:table-cell/>
          <table:table-cell office:value-type="float" office:value="3.56">
            <text:p>3.56</text:p>
          </table:table-cell>
          <table:table-cell office:value-type="float" office:value="0.714">
            <text:p>0.714</text:p>
          </table:table-cell>
          <table:table-cell/>
          <table:table-cell office:value-type="float" office:value="1.40248797753">
            <text:p>1.4024879775</text:p>
          </table:table-cell>
          <table:table-cell office:value-type="float" office:value="212.196431">
            <text:p>212.196431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113">
            <text:p>1214113</text:p>
          </table:table-cell>
          <table:table-cell office:value-type="float" office:value="2674">
            <text:p>2674</text:p>
          </table:table-cell>
          <table:table-cell office:value-type="float" office:value="347.5">
            <text:p>347.5</text:p>
          </table:table-cell>
          <table:table-cell/>
          <table:table-cell office:value-type="float" office:value="2.5364">
            <text:p>2.5364</text:p>
          </table:table-cell>
          <table:table-cell office:value-type="float" office:value="0.525">
            <text:p>0.525</text:p>
          </table:table-cell>
          <table:table-cell/>
          <table:table-cell office:value-type="float" office:value="1.46673279767">
            <text:p>1.4667327977</text:p>
          </table:table-cell>
          <table:table-cell office:value-type="float" office:value="509.689647189">
            <text:p>509.689647189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114">
            <text:p>1214114</text:p>
          </table:table-cell>
          <table:table-cell office:value-type="float" office:value="2674">
            <text:p>2674</text:p>
          </table:table-cell>
          <table:table-cell office:value-type="float" office:value="311.9">
            <text:p>311.9</text:p>
          </table:table-cell>
          <table:table-cell/>
          <table:table-cell office:value-type="float" office:value="2.6832">
            <text:p>2.6832</text:p>
          </table:table-cell>
          <table:table-cell office:value-type="float" office:value="0.529">
            <text:p>0.529</text:p>
          </table:table-cell>
          <table:table-cell/>
          <table:table-cell office:value-type="float" office:value="1.36839653548">
            <text:p>1.3683965355</text:p>
          </table:table-cell>
          <table:table-cell office:value-type="float" office:value="426.802879416">
            <text:p>426.802879416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115">
            <text:p>1214115</text:p>
          </table:table-cell>
          <table:table-cell office:value-type="float" office:value="2674">
            <text:p>2674</text:p>
          </table:table-cell>
          <table:table-cell office:value-type="float" office:value="398.3">
            <text:p>398.3</text:p>
          </table:table-cell>
          <table:table-cell/>
          <table:table-cell office:value-type="float" office:value="3.4746">
            <text:p>3.4746</text:p>
          </table:table-cell>
          <table:table-cell office:value-type="float" office:value="0.727">
            <text:p>0.727</text:p>
          </table:table-cell>
          <table:table-cell/>
          <table:table-cell office:value-type="float" office:value="1.48919717435">
            <text:p>1.4891971744</text:p>
          </table:table-cell>
          <table:table-cell office:value-type="float" office:value="593.147234544">
            <text:p>593.147234544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116">
            <text:p>1214116</text:p>
          </table:table-cell>
          <table:table-cell office:value-type="float" office:value="2674">
            <text:p>2674</text:p>
          </table:table-cell>
          <table:table-cell office:value-type="float" office:value="447.3">
            <text:p>447.3</text:p>
          </table:table-cell>
          <table:table-cell/>
          <table:table-cell office:value-type="float" office:value="2.8997">
            <text:p>2.8997</text:p>
          </table:table-cell>
          <table:table-cell office:value-type="float" office:value="0.649">
            <text:p>0.649</text:p>
          </table:table-cell>
          <table:table-cell/>
          <table:table-cell office:value-type="float" office:value="1.63503256854">
            <text:p>1.6350325685</text:p>
          </table:table-cell>
          <table:table-cell office:value-type="float" office:value="731.350067909">
            <text:p>731.350067909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117">
            <text:p>1214117</text:p>
          </table:table-cell>
          <table:table-cell office:value-type="float" office:value="2674">
            <text:p>2674</text:p>
          </table:table-cell>
          <table:table-cell office:value-type="float" office:value="40">
            <text:p>40</text:p>
          </table:table-cell>
          <table:table-cell/>
          <table:table-cell office:value-type="float" office:value="2.3786">
            <text:p>2.3786</text:p>
          </table:table-cell>
          <table:table-cell office:value-type="float" office:value="0.556">
            <text:p>0.556</text:p>
          </table:table-cell>
          <table:table-cell/>
          <table:table-cell office:value-type="float" office:value="1.73437945935">
            <text:p>1.7343794594</text:p>
          </table:table-cell>
          <table:table-cell office:value-type="float" office:value="69.3751783738">
            <text:p>69.3751783738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118">
            <text:p>1214118</text:p>
          </table:table-cell>
          <table:table-cell office:value-type="float" office:value="2674">
            <text:p>2674</text:p>
          </table:table-cell>
          <table:table-cell office:value-type="float" office:value="205.4">
            <text:p>205.4</text:p>
          </table:table-cell>
          <table:table-cell/>
          <table:table-cell office:value-type="float" office:value="2.4403">
            <text:p>2.4403</text:p>
          </table:table-cell>
          <table:table-cell office:value-type="float" office:value="0.556">
            <text:p>0.556</text:p>
          </table:table-cell>
          <table:table-cell/>
          <table:table-cell office:value-type="float" office:value="1.67527839241">
            <text:p>1.6752783924</text:p>
          </table:table-cell>
          <table:table-cell office:value-type="float" office:value="344.102181801">
            <text:p>344.102181801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119">
            <text:p>1214119</text:p>
          </table:table-cell>
          <table:table-cell office:value-type="float" office:value="2858">
            <text:p>2858</text:p>
          </table:table-cell>
          <table:table-cell office:value-type="float" office:value="40.1">
            <text:p>40.1</text:p>
          </table:table-cell>
          <table:table-cell/>
          <table:table-cell office:value-type="float" office:value="2.5602">
            <text:p>2.5602</text:p>
          </table:table-cell>
          <table:table-cell office:value-type="float" office:value="0.71">
            <text:p>0.71</text:p>
          </table:table-cell>
          <table:table-cell/>
          <table:table-cell office:value-type="float" office:value="2.17009084212">
            <text:p>2.1700908421</text:p>
          </table:table-cell>
          <table:table-cell office:value-type="float" office:value="87.0206427691">
            <text:p>87.0206427691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120">
            <text:p>1214120</text:p>
          </table:table-cell>
          <table:table-cell office:value-type="float" office:value="2858">
            <text:p>2858</text:p>
          </table:table-cell>
          <table:table-cell office:value-type="float" office:value="2.5">
            <text:p>2.5</text:p>
          </table:table-cell>
          <table:table-cell/>
          <table:table-cell office:value-type="float" office:value="1.7555">
            <text:p>1.7555</text:p>
          </table:table-cell>
          <table:table-cell office:value-type="float" office:value="0.485">
            <text:p>0.485</text:p>
          </table:table-cell>
          <table:table-cell/>
          <table:table-cell office:value-type="float" office:value="2.15961565651">
            <text:p>2.1596156565</text:p>
          </table:table-cell>
          <table:table-cell office:value-type="float" office:value="5.39903914127">
            <text:p>5.3990391413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121">
            <text:p>1214121</text:p>
          </table:table-cell>
          <table:table-cell office:value-type="float" office:value="2858">
            <text:p>2858</text:p>
          </table:table-cell>
          <table:table-cell office:value-type="float" office:value="188.9">
            <text:p>188.9</text:p>
          </table:table-cell>
          <table:table-cell/>
          <table:table-cell office:value-type="float" office:value="3.3528">
            <text:p>3.3528</text:p>
          </table:table-cell>
          <table:table-cell office:value-type="float" office:value="0.986">
            <text:p>0.986</text:p>
          </table:table-cell>
          <table:table-cell/>
          <table:table-cell office:value-type="float" office:value="2.33769557862">
            <text:p>2.3376955786</text:p>
          </table:table-cell>
          <table:table-cell office:value-type="float" office:value="441.590694801">
            <text:p>441.590694801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122">
            <text:p>1214122</text:p>
          </table:table-cell>
          <table:table-cell office:value-type="float" office:value="2858">
            <text:p>2858</text:p>
          </table:table-cell>
          <table:table-cell office:value-type="float" office:value="184.3">
            <text:p>184.3</text:p>
          </table:table-cell>
          <table:table-cell/>
          <table:table-cell office:value-type="float" office:value="3.5969">
            <text:p>3.5969</text:p>
          </table:table-cell>
          <table:table-cell office:value-type="float" office:value="0.898">
            <text:p>0.898</text:p>
          </table:table-cell>
          <table:table-cell/>
          <table:table-cell office:value-type="float" office:value="1.89346428953">
            <text:p>1.8934642895</text:p>
          </table:table-cell>
          <table:table-cell office:value-type="float" office:value="348.96546856">
            <text:p>348.96546856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123">
            <text:p>1214123</text:p>
          </table:table-cell>
          <table:table-cell office:value-type="float" office:value="2858">
            <text:p>2858</text:p>
          </table:table-cell>
          <table:table-cell office:value-type="float" office:value="7.2">
            <text:p>7.2</text:p>
          </table:table-cell>
          <table:table-cell/>
          <table:table-cell office:value-type="float" office:value="2.5351">
            <text:p>2.5351</text:p>
          </table:table-cell>
          <table:table-cell office:value-type="float" office:value="0.653">
            <text:p>0.653</text:p>
          </table:table-cell>
          <table:table-cell/>
          <table:table-cell office:value-type="float" office:value="1.97270527277">
            <text:p>1.9727052728</text:p>
          </table:table-cell>
          <table:table-cell office:value-type="float" office:value="14.2034779639">
            <text:p>14.2034779639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124">
            <text:p>1214124</text:p>
          </table:table-cell>
          <table:table-cell office:value-type="float" office:value="2858">
            <text:p>2858</text:p>
          </table:table-cell>
          <table:table-cell office:value-type="float" office:value="16">
            <text:p>16</text:p>
          </table:table-cell>
          <table:table-cell/>
          <table:table-cell office:value-type="float" office:value="2.5011">
            <text:p>2.5011</text:p>
          </table:table-cell>
          <table:table-cell office:value-type="float" office:value="0.701">
            <text:p>0.701</text:p>
          </table:table-cell>
          <table:table-cell/>
          <table:table-cell office:value-type="float" office:value="2.19963678262">
            <text:p>2.1996367826</text:p>
          </table:table-cell>
          <table:table-cell office:value-type="float" office:value="35.1941885219">
            <text:p>35.1941885219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125">
            <text:p>1214125</text:p>
          </table:table-cell>
          <table:table-cell office:value-type="float" office:value="2858">
            <text:p>2858</text:p>
          </table:table-cell>
          <table:table-cell office:value-type="float" office:value="118">
            <text:p>118</text:p>
          </table:table-cell>
          <table:table-cell/>
          <table:table-cell office:value-type="float" office:value="2.3108">
            <text:p>2.3108</text:p>
          </table:table-cell>
          <table:table-cell office:value-type="float" office:value="0.635">
            <text:p>0.635</text:p>
          </table:table-cell>
          <table:table-cell/>
          <table:table-cell office:value-type="float" office:value="2.14483607236">
            <text:p>2.1448360724</text:p>
          </table:table-cell>
          <table:table-cell office:value-type="float" office:value="253.090656538">
            <text:p>253.090656538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127">
            <text:p>1214127</text:p>
          </table:table-cell>
          <table:table-cell office:value-type="float" office:value="2858">
            <text:p>2858</text:p>
          </table:table-cell>
          <table:table-cell office:value-type="float" office:value="172.2">
            <text:p>172.2</text:p>
          </table:table-cell>
          <table:table-cell/>
          <table:table-cell office:value-type="float" office:value="2.2242">
            <text:p>2.2242</text:p>
          </table:table-cell>
          <table:table-cell office:value-type="float" office:value="0.666">
            <text:p>0.666</text:p>
          </table:table-cell>
          <table:table-cell/>
          <table:table-cell office:value-type="float" office:value="2.39120504181">
            <text:p>2.3912050418</text:p>
          </table:table-cell>
          <table:table-cell office:value-type="float" office:value="411.7655082">
            <text:p>411.7655082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128">
            <text:p>1214128</text:p>
          </table:table-cell>
          <table:table-cell office:value-type="float" office:value="2858">
            <text:p>2858</text:p>
          </table:table-cell>
          <table:table-cell office:value-type="float" office:value="100.7">
            <text:p>100.7</text:p>
          </table:table-cell>
          <table:table-cell/>
          <table:table-cell office:value-type="float" office:value="2.697">
            <text:p>2.697</text:p>
          </table:table-cell>
          <table:table-cell office:value-type="float" office:value="0.697">
            <text:p>0.697</text:p>
          </table:table-cell>
          <table:table-cell/>
          <table:table-cell office:value-type="float" office:value="1.9812229848">
            <text:p>1.9812229848</text:p>
          </table:table-cell>
          <table:table-cell office:value-type="float" office:value="199.509154569">
            <text:p>199.509154569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129">
            <text:p>1214129</text:p>
          </table:table-cell>
          <table:table-cell office:value-type="float" office:value="2858">
            <text:p>2858</text:p>
          </table:table-cell>
          <table:table-cell office:value-type="float" office:value="48.8">
            <text:p>48.8</text:p>
          </table:table-cell>
          <table:table-cell/>
          <table:table-cell office:value-type="float" office:value="2.2728">
            <text:p>2.2728</text:p>
          </table:table-cell>
          <table:table-cell office:value-type="float" office:value="0.554">
            <text:p>0.554</text:p>
          </table:table-cell>
          <table:table-cell/>
          <table:table-cell office:value-type="float" office:value="1.8343919993">
            <text:p>1.8343919993</text:p>
          </table:table-cell>
          <table:table-cell office:value-type="float" office:value="89.5183295656">
            <text:p>89.5183295656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130">
            <text:p>1214130</text:p>
          </table:table-cell>
          <table:table-cell office:value-type="float" office:value="2858">
            <text:p>2858</text:p>
          </table:table-cell>
          <table:table-cell office:value-type="float" office:value="19.6">
            <text:p>19.6</text:p>
          </table:table-cell>
          <table:table-cell/>
          <table:table-cell office:value-type="float" office:value="2.6579">
            <text:p>2.6579</text:p>
          </table:table-cell>
          <table:table-cell office:value-type="float" office:value="0.641">
            <text:p>0.641</text:p>
          </table:table-cell>
          <table:table-cell/>
          <table:table-cell office:value-type="float" office:value="1.80854839272">
            <text:p>1.8085483927</text:p>
          </table:table-cell>
          <table:table-cell office:value-type="float" office:value="35.4475484972">
            <text:p>35.4475484972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131">
            <text:p>1214131</text:p>
          </table:table-cell>
          <table:table-cell office:value-type="float" office:value="2855">
            <text:p>2855</text:p>
          </table:table-cell>
          <table:table-cell office:value-type="float" office:value="9.9">
            <text:p>9.9</text:p>
          </table:table-cell>
          <table:table-cell/>
          <table:table-cell office:value-type="float" office:value="2.9818">
            <text:p>2.9818</text:p>
          </table:table-cell>
          <table:table-cell office:value-type="float" office:value="0.671">
            <text:p>0.671</text:p>
          </table:table-cell>
          <table:table-cell/>
          <table:table-cell office:value-type="float" office:value="1.6471885995">
            <text:p>1.6471885995</text:p>
          </table:table-cell>
          <table:table-cell office:value-type="float" office:value="16.3071671351">
            <text:p>16.3071671351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132">
            <text:p>1214132</text:p>
          </table:table-cell>
          <table:table-cell office:value-type="float" office:value="2855">
            <text:p>2855</text:p>
          </table:table-cell>
          <table:table-cell office:value-type="float" office:value="23.9">
            <text:p>23.9</text:p>
          </table:table-cell>
          <table:table-cell/>
          <table:table-cell office:value-type="float" office:value="3.0598">
            <text:p>3.0598</text:p>
          </table:table-cell>
          <table:table-cell office:value-type="float" office:value="0.873">
            <text:p>0.873</text:p>
          </table:table-cell>
          <table:table-cell/>
          <table:table-cell office:value-type="float" office:value="2.2499976554">
            <text:p>2.2499976554</text:p>
          </table:table-cell>
          <table:table-cell office:value-type="float" office:value="53.7749439641">
            <text:p>53.7749439641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133">
            <text:p>1214133</text:p>
          </table:table-cell>
          <table:table-cell office:value-type="float" office:value="2855">
            <text:p>2855</text:p>
          </table:table-cell>
          <table:table-cell office:value-type="float" office:value="180.6">
            <text:p>180.6</text:p>
          </table:table-cell>
          <table:table-cell/>
          <table:table-cell office:value-type="float" office:value="2.8538">
            <text:p>2.8538</text:p>
          </table:table-cell>
          <table:table-cell office:value-type="float" office:value="0.732">
            <text:p>0.732</text:p>
          </table:table-cell>
          <table:table-cell/>
          <table:table-cell office:value-type="float" office:value="1.96187105123">
            <text:p>1.9618710512</text:p>
          </table:table-cell>
          <table:table-cell office:value-type="float" office:value="354.313911852">
            <text:p>354.313911852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134">
            <text:p>1214134</text:p>
          </table:table-cell>
          <table:table-cell office:value-type="float" office:value="2855">
            <text:p>2855</text:p>
          </table:table-cell>
          <table:table-cell office:value-type="float" office:value="78.31">
            <text:p>78.31</text:p>
          </table:table-cell>
          <table:table-cell/>
          <table:table-cell office:value-type="float" office:value="2.8455">
            <text:p>2.8455</text:p>
          </table:table-cell>
          <table:table-cell office:value-type="float" office:value="0.838">
            <text:p>0.838</text:p>
          </table:table-cell>
          <table:table-cell/>
          <table:table-cell office:value-type="float" office:value="2.34187087858">
            <text:p>2.3418708786</text:p>
          </table:table-cell>
          <table:table-cell office:value-type="float" office:value="183.391908502">
            <text:p>183.391908502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135">
            <text:p>1214135</text:p>
          </table:table-cell>
          <table:table-cell office:value-type="float" office:value="2855">
            <text:p>2855</text:p>
          </table:table-cell>
          <table:table-cell office:value-type="float" office:value="74.9">
            <text:p>74.9</text:p>
          </table:table-cell>
          <table:table-cell/>
          <table:table-cell office:value-type="float" office:value="3.0433">
            <text:p>3.0433</text:p>
          </table:table-cell>
          <table:table-cell office:value-type="float" office:value="0.729">
            <text:p>0.729</text:p>
          </table:table-cell>
          <table:table-cell/>
          <table:table-cell office:value-type="float" office:value="1.79229601781">
            <text:p>1.7922960178</text:p>
          </table:table-cell>
          <table:table-cell office:value-type="float" office:value="134.242971734">
            <text:p>134.242971734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137">
            <text:p>1214137</text:p>
          </table:table-cell>
          <table:table-cell office:value-type="float" office:value="2855">
            <text:p>2855</text:p>
          </table:table-cell>
          <table:table-cell office:value-type="float" office:value="63.8">
            <text:p>63.8</text:p>
          </table:table-cell>
          <table:table-cell/>
          <table:table-cell office:value-type="float" office:value="2.3125">
            <text:p>2.3125</text:p>
          </table:table-cell>
          <table:table-cell office:value-type="float" office:value="0.508">
            <text:p>0.508</text:p>
          </table:table-cell>
          <table:table-cell/>
          <table:table-cell office:value-type="float" office:value="1.59362675676">
            <text:p>1.5936267568</text:p>
          </table:table-cell>
          <table:table-cell office:value-type="float" office:value="101.673387081">
            <text:p>101.673387081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139">
            <text:p>1214139</text:p>
          </table:table-cell>
          <table:table-cell office:value-type="float" office:value="2855">
            <text:p>2855</text:p>
          </table:table-cell>
          <table:table-cell office:value-type="float" office:value="131.4">
            <text:p>131.4</text:p>
          </table:table-cell>
          <table:table-cell/>
          <table:table-cell office:value-type="float" office:value="2.462">
            <text:p>2.462</text:p>
          </table:table-cell>
          <table:table-cell office:value-type="float" office:value="0.609">
            <text:p>0.609</text:p>
          </table:table-cell>
          <table:table-cell/>
          <table:table-cell office:value-type="float" office:value="1.87046870024">
            <text:p>1.8704687002</text:p>
          </table:table-cell>
          <table:table-cell office:value-type="float" office:value="245.779587212">
            <text:p>245.779587212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140">
            <text:p>1214140</text:p>
          </table:table-cell>
          <table:table-cell office:value-type="float" office:value="2855">
            <text:p>2855</text:p>
          </table:table-cell>
          <table:table-cell office:value-type="float" office:value="65.1">
            <text:p>65.1</text:p>
          </table:table-cell>
          <table:table-cell/>
          <table:table-cell office:value-type="float" office:value="2.5416">
            <text:p>2.5416</text:p>
          </table:table-cell>
          <table:table-cell office:value-type="float" office:value="0.602">
            <text:p>0.602</text:p>
          </table:table-cell>
          <table:table-cell/>
          <table:table-cell office:value-type="float" office:value="1.76545671703">
            <text:p>1.765456717</text:p>
          </table:table-cell>
          <table:table-cell office:value-type="float" office:value="114.931232279">
            <text:p>114.931232279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142">
            <text:p>1214142</text:p>
          </table:table-cell>
          <table:table-cell office:value-type="float" office:value="2855">
            <text:p>2855</text:p>
          </table:table-cell>
          <table:table-cell office:value-type="float" office:value="9.7">
            <text:p>9.7</text:p>
          </table:table-cell>
          <table:table-cell/>
          <table:table-cell office:value-type="float" office:value="2.1643">
            <text:p>2.1643</text:p>
          </table:table-cell>
          <table:table-cell office:value-type="float" office:value="0.541">
            <text:p>0.541</text:p>
          </table:table-cell>
          <table:table-cell/>
          <table:table-cell office:value-type="float" office:value="1.89652346763">
            <text:p>1.8965234676</text:p>
          </table:table-cell>
          <table:table-cell office:value-type="float" office:value="18.396277636">
            <text:p>18.396277636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143">
            <text:p>1214143</text:p>
          </table:table-cell>
          <table:table-cell office:value-type="float" office:value="2863">
            <text:p>2863</text:p>
          </table:table-cell>
          <table:table-cell office:value-type="float" office:value="7.4">
            <text:p>7.4</text:p>
          </table:table-cell>
          <table:table-cell/>
          <table:table-cell office:value-type="float" office:value="3.6625">
            <text:p>3.6625</text:p>
          </table:table-cell>
          <table:table-cell office:value-type="float" office:value="0.829">
            <text:p>0.829</text:p>
          </table:table-cell>
          <table:table-cell/>
          <table:table-cell office:value-type="float" office:value="1.66035122867">
            <text:p>1.6603512287</text:p>
          </table:table-cell>
          <table:table-cell office:value-type="float" office:value="12.2865990922">
            <text:p>12.2865990922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144">
            <text:p>1214144</text:p>
          </table:table-cell>
          <table:table-cell office:value-type="float" office:value="2863">
            <text:p>2863</text:p>
          </table:table-cell>
          <table:table-cell office:value-type="float" office:value="42.5">
            <text:p>42.5</text:p>
          </table:table-cell>
          <table:table-cell/>
          <table:table-cell office:value-type="float" office:value="2.804">
            <text:p>2.804</text:p>
          </table:table-cell>
          <table:table-cell office:value-type="float" office:value="0.76">
            <text:p>0.76</text:p>
          </table:table-cell>
          <table:table-cell/>
          <table:table-cell office:value-type="float" office:value="2.10728369472">
            <text:p>2.1072836947</text:p>
          </table:table-cell>
          <table:table-cell office:value-type="float" office:value="89.5595570257">
            <text:p>89.5595570257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145">
            <text:p>1214145</text:p>
          </table:table-cell>
          <table:table-cell office:value-type="float" office:value="2863">
            <text:p>2863</text:p>
          </table:table-cell>
          <table:table-cell office:value-type="float" office:value="89.2">
            <text:p>89.2</text:p>
          </table:table-cell>
          <table:table-cell/>
          <table:table-cell office:value-type="float" office:value="2.9836">
            <text:p>2.9836</text:p>
          </table:table-cell>
          <table:table-cell office:value-type="float" office:value="0.928">
            <text:p>0.928</text:p>
          </table:table-cell>
          <table:table-cell/>
          <table:table-cell office:value-type="float" office:value="2.50720650623">
            <text:p>2.5072065062</text:p>
          </table:table-cell>
          <table:table-cell office:value-type="float" office:value="223.642820356">
            <text:p>223.642820356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146">
            <text:p>1214146</text:p>
          </table:table-cell>
          <table:table-cell office:value-type="float" office:value="2863">
            <text:p>2863</text:p>
          </table:table-cell>
          <table:table-cell office:value-type="float" office:value="126.2">
            <text:p>126.2</text:p>
          </table:table-cell>
          <table:table-cell/>
          <table:table-cell office:value-type="float" office:value="2.9374">
            <text:p>2.9374</text:p>
          </table:table-cell>
          <table:table-cell office:value-type="float" office:value="0.762">
            <text:p>0.762</text:p>
          </table:table-cell>
          <table:table-cell/>
          <table:table-cell office:value-type="float" office:value="1.99100086403">
            <text:p>1.991000864</text:p>
          </table:table-cell>
          <table:table-cell office:value-type="float" office:value="251.264309041">
            <text:p>251.264309041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147">
            <text:p>1214147</text:p>
          </table:table-cell>
          <table:table-cell office:value-type="float" office:value="2863">
            <text:p>2863</text:p>
          </table:table-cell>
          <table:table-cell office:value-type="float" office:value="22.8">
            <text:p>22.8</text:p>
          </table:table-cell>
          <table:table-cell/>
          <table:table-cell office:value-type="float" office:value="2.5505">
            <text:p>2.5505</text:p>
          </table:table-cell>
          <table:table-cell office:value-type="float" office:value="0.617">
            <text:p>0.617</text:p>
          </table:table-cell>
          <table:table-cell/>
          <table:table-cell office:value-type="float" office:value="1.81600350323">
            <text:p>1.8160035032</text:p>
          </table:table-cell>
          <table:table-cell office:value-type="float" office:value="41.4048798738">
            <text:p>41.4048798738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148">
            <text:p>1214148</text:p>
          </table:table-cell>
          <table:table-cell office:value-type="float" office:value="2863">
            <text:p>2863</text:p>
          </table:table-cell>
          <table:table-cell office:value-type="float" office:value="6.1">
            <text:p>6.1</text:p>
          </table:table-cell>
          <table:table-cell/>
          <table:table-cell office:value-type="float" office:value="3.5813">
            <text:p>3.5813</text:p>
          </table:table-cell>
          <table:table-cell office:value-type="float" office:value="0.876">
            <text:p>0.876</text:p>
          </table:table-cell>
          <table:table-cell/>
          <table:table-cell office:value-type="float" office:value="1.8429091478">
            <text:p>1.8429091478</text:p>
          </table:table-cell>
          <table:table-cell office:value-type="float" office:value="11.2417458016">
            <text:p>11.2417458016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149">
            <text:p>1214149</text:p>
          </table:table-cell>
          <table:table-cell office:value-type="float" office:value="2863">
            <text:p>2863</text:p>
          </table:table-cell>
          <table:table-cell office:value-type="float" office:value="231.7">
            <text:p>231.7</text:p>
          </table:table-cell>
          <table:table-cell/>
          <table:table-cell office:value-type="float" office:value="2.7376">
            <text:p>2.7376</text:p>
          </table:table-cell>
          <table:table-cell office:value-type="float" office:value="0.813">
            <text:p>0.813</text:p>
          </table:table-cell>
          <table:table-cell/>
          <table:table-cell office:value-type="float" office:value="2.36662452951">
            <text:p>2.3666245295</text:p>
          </table:table-cell>
          <table:table-cell office:value-type="float" office:value="548.346903489">
            <text:p>548.346903489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150">
            <text:p>1214150</text:p>
          </table:table-cell>
          <table:table-cell office:value-type="float" office:value="2863">
            <text:p>2863</text:p>
          </table:table-cell>
          <table:table-cell office:value-type="float" office:value="273.5">
            <text:p>273.5</text:p>
          </table:table-cell>
          <table:table-cell/>
          <table:table-cell office:value-type="float" office:value="3.2318">
            <text:p>3.2318</text:p>
          </table:table-cell>
          <table:table-cell office:value-type="float" office:value="0.865">
            <text:p>0.865</text:p>
          </table:table-cell>
          <table:table-cell/>
          <table:table-cell office:value-type="float" office:value="2.07339701281">
            <text:p>2.0733970128</text:p>
          </table:table-cell>
          <table:table-cell office:value-type="float" office:value="567.074083004">
            <text:p>567.074083004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151">
            <text:p>1214151</text:p>
          </table:table-cell>
          <table:table-cell office:value-type="float" office:value="2863">
            <text:p>2863</text:p>
          </table:table-cell>
          <table:table-cell office:value-type="float" office:value="63.4">
            <text:p>63.4</text:p>
          </table:table-cell>
          <table:table-cell/>
          <table:table-cell office:value-type="float" office:value="2.9354">
            <text:p>2.9354</text:p>
          </table:table-cell>
          <table:table-cell office:value-type="float" office:value="0.641">
            <text:p>0.641</text:p>
          </table:table-cell>
          <table:table-cell/>
          <table:table-cell office:value-type="float" office:value="1.58055876473">
            <text:p>1.5805587647</text:p>
          </table:table-cell>
          <table:table-cell office:value-type="float" office:value="100.207425684">
            <text:p>100.207425684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152">
            <text:p>1214152</text:p>
          </table:table-cell>
          <table:table-cell office:value-type="float" office:value="2863">
            <text:p>2863</text:p>
          </table:table-cell>
          <table:table-cell office:value-type="float" office:value="87.8">
            <text:p>87.8</text:p>
          </table:table-cell>
          <table:table-cell/>
          <table:table-cell office:value-type="float" office:value="2.9171">
            <text:p>2.9171</text:p>
          </table:table-cell>
          <table:table-cell office:value-type="float" office:value="0.679">
            <text:p>0.679</text:p>
          </table:table-cell>
          <table:table-cell/>
          <table:table-cell office:value-type="float" office:value="1.72452417709">
            <text:p>1.7245241771</text:p>
          </table:table-cell>
          <table:table-cell office:value-type="float" office:value="151.413222749">
            <text:p>151.413222749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153">
            <text:p>1214153</text:p>
          </table:table-cell>
          <table:table-cell office:value-type="float" office:value="2863">
            <text:p>2863</text:p>
          </table:table-cell>
          <table:table-cell office:value-type="float" office:value="27.4">
            <text:p>27.4</text:p>
          </table:table-cell>
          <table:table-cell/>
          <table:table-cell office:value-type="float" office:value="2.2946">
            <text:p>2.2946</text:p>
          </table:table-cell>
          <table:table-cell office:value-type="float" office:value="0.5">
            <text:p>0.5</text:p>
          </table:table-cell>
          <table:table-cell/>
          <table:table-cell office:value-type="float" office:value="1.57589902467">
            <text:p>1.5758990247</text:p>
          </table:table-cell>
          <table:table-cell office:value-type="float" office:value="43.1796332759">
            <text:p>43.1796332759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155">
            <text:p>1214155</text:p>
          </table:table-cell>
          <table:table-cell office:value-type="float" office:value="2857">
            <text:p>2857</text:p>
          </table:table-cell>
          <table:table-cell office:value-type="float" office:value="94.3">
            <text:p>94.3</text:p>
          </table:table-cell>
          <table:table-cell/>
          <table:table-cell office:value-type="float" office:value="2.8415">
            <text:p>2.8415</text:p>
          </table:table-cell>
          <table:table-cell office:value-type="float" office:value="0.637">
            <text:p>0.637</text:p>
          </table:table-cell>
          <table:table-cell/>
          <table:table-cell office:value-type="float" office:value="1.63864371107">
            <text:p>1.6386437111</text:p>
          </table:table-cell>
          <table:table-cell office:value-type="float" office:value="154.524101954">
            <text:p>154.524101954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156">
            <text:p>1214156</text:p>
          </table:table-cell>
          <table:table-cell office:value-type="float" office:value="2857">
            <text:p>2857</text:p>
          </table:table-cell>
          <table:table-cell office:value-type="float" office:value="94.6">
            <text:p>94.6</text:p>
          </table:table-cell>
          <table:table-cell/>
          <table:table-cell office:value-type="float" office:value="2.6901">
            <text:p>2.6901</text:p>
          </table:table-cell>
          <table:table-cell office:value-type="float" office:value="0.588">
            <text:p>0.588</text:p>
          </table:table-cell>
          <table:table-cell/>
          <table:table-cell office:value-type="float" office:value="1.58266234973">
            <text:p>1.5826623497</text:p>
          </table:table-cell>
          <table:table-cell office:value-type="float" office:value="149.719858284">
            <text:p>149.719858284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157">
            <text:p>1214157</text:p>
          </table:table-cell>
          <table:table-cell office:value-type="float" office:value="2857">
            <text:p>2857</text:p>
          </table:table-cell>
          <table:table-cell office:value-type="float" office:value="286.7">
            <text:p>286.7</text:p>
          </table:table-cell>
          <table:table-cell/>
          <table:table-cell office:value-type="float" office:value="2.8015">
            <text:p>2.8015</text:p>
          </table:table-cell>
          <table:table-cell office:value-type="float" office:value="0.842">
            <text:p>0.842</text:p>
          </table:table-cell>
          <table:table-cell/>
          <table:table-cell office:value-type="float" office:value="2.40240275031">
            <text:p>2.4024027503</text:p>
          </table:table-cell>
          <table:table-cell office:value-type="float" office:value="688.768868515">
            <text:p>688.768868515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158">
            <text:p>1214158</text:p>
          </table:table-cell>
          <table:table-cell office:value-type="float" office:value="2857">
            <text:p>2857</text:p>
          </table:table-cell>
          <table:table-cell office:value-type="float" office:value="173.5">
            <text:p>173.5</text:p>
          </table:table-cell>
          <table:table-cell/>
          <table:table-cell office:value-type="float" office:value="2.7817">
            <text:p>2.7817</text:p>
          </table:table-cell>
          <table:table-cell office:value-type="float" office:value="0.597">
            <text:p>0.597</text:p>
          </table:table-cell>
          <table:table-cell/>
          <table:table-cell office:value-type="float" office:value="1.54303960851">
            <text:p>1.5430396085</text:p>
          </table:table-cell>
          <table:table-cell office:value-type="float" office:value="267.717372077">
            <text:p>267.717372077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159">
            <text:p>1214159</text:p>
          </table:table-cell>
          <table:table-cell office:value-type="float" office:value="2857">
            <text:p>2857</text:p>
          </table:table-cell>
          <table:table-cell office:value-type="float" office:value="74.2">
            <text:p>74.2</text:p>
          </table:table-cell>
          <table:table-cell/>
          <table:table-cell office:value-type="float" office:value="2.7259">
            <text:p>2.7259</text:p>
          </table:table-cell>
          <table:table-cell office:value-type="float" office:value="0.611">
            <text:p>0.611</text:p>
          </table:table-cell>
          <table:table-cell/>
          <table:table-cell office:value-type="float" office:value="1.63833153564">
            <text:p>1.6383315356</text:p>
          </table:table-cell>
          <table:table-cell office:value-type="float" office:value="121.564199944">
            <text:p>121.564199944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160">
            <text:p>1214160</text:p>
          </table:table-cell>
          <table:table-cell office:value-type="float" office:value="2857">
            <text:p>2857</text:p>
          </table:table-cell>
          <table:table-cell office:value-type="float" office:value="31.9">
            <text:p>31.9</text:p>
          </table:table-cell>
          <table:table-cell/>
          <table:table-cell office:value-type="float" office:value="2.236">
            <text:p>2.236</text:p>
          </table:table-cell>
          <table:table-cell office:value-type="float" office:value="0.485">
            <text:p>0.485</text:p>
          </table:table-cell>
          <table:table-cell/>
          <table:table-cell office:value-type="float" office:value="1.56592187835">
            <text:p>1.5659218784</text:p>
          </table:table-cell>
          <table:table-cell office:value-type="float" office:value="49.9529079195">
            <text:p>49.9529079195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161">
            <text:p>1214161</text:p>
          </table:table-cell>
          <table:table-cell office:value-type="float" office:value="2857">
            <text:p>2857</text:p>
          </table:table-cell>
          <table:table-cell office:value-type="float" office:value="148.2">
            <text:p>148.2</text:p>
          </table:table-cell>
          <table:table-cell/>
          <table:table-cell office:value-type="float" office:value="2.2139">
            <text:p>2.2139</text:p>
          </table:table-cell>
          <table:table-cell office:value-type="float" office:value="0.575">
            <text:p>0.575</text:p>
          </table:table-cell>
          <table:table-cell/>
          <table:table-cell office:value-type="float" office:value="1.99409661367">
            <text:p>1.9940966137</text:p>
          </table:table-cell>
          <table:table-cell office:value-type="float" office:value="295.525118146">
            <text:p>295.525118146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162">
            <text:p>1214162</text:p>
          </table:table-cell>
          <table:table-cell office:value-type="float" office:value="2857">
            <text:p>2857</text:p>
          </table:table-cell>
          <table:table-cell office:value-type="float" office:value="259">
            <text:p>259</text:p>
          </table:table-cell>
          <table:table-cell/>
          <table:table-cell office:value-type="float" office:value="3.0734">
            <text:p>3.0734</text:p>
          </table:table-cell>
          <table:table-cell office:value-type="float" office:value="0.896">
            <text:p>0.896</text:p>
          </table:table-cell>
          <table:table-cell/>
          <table:table-cell office:value-type="float" office:value="2.31220806208">
            <text:p>2.3122080621</text:p>
          </table:table-cell>
          <table:table-cell office:value-type="float" office:value="598.861888079">
            <text:p>598.861888079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163">
            <text:p>1214163</text:p>
          </table:table-cell>
          <table:table-cell office:value-type="float" office:value="2857">
            <text:p>2857</text:p>
          </table:table-cell>
          <table:table-cell office:value-type="float" office:value="256.5">
            <text:p>256.5</text:p>
          </table:table-cell>
          <table:table-cell/>
          <table:table-cell office:value-type="float" office:value="2.313">
            <text:p>2.313</text:p>
          </table:table-cell>
          <table:table-cell office:value-type="float" office:value="0.532">
            <text:p>0.532</text:p>
          </table:table-cell>
          <table:table-cell/>
          <table:table-cell office:value-type="float" office:value="1.6969132339">
            <text:p>1.6969132339</text:p>
          </table:table-cell>
          <table:table-cell office:value-type="float" office:value="435.258244494">
            <text:p>435.258244494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164">
            <text:p>1214164</text:p>
          </table:table-cell>
          <table:table-cell office:value-type="float" office:value="2857">
            <text:p>2857</text:p>
          </table:table-cell>
          <table:table-cell office:value-type="float" office:value="152.6">
            <text:p>152.6</text:p>
          </table:table-cell>
          <table:table-cell/>
          <table:table-cell office:value-type="float" office:value="2.5425">
            <text:p>2.5425</text:p>
          </table:table-cell>
          <table:table-cell office:value-type="float" office:value="0.629">
            <text:p>0.629</text:p>
          </table:table-cell>
          <table:table-cell/>
          <table:table-cell office:value-type="float" office:value="1.87081296952">
            <text:p>1.8708129695</text:p>
          </table:table-cell>
          <table:table-cell office:value-type="float" office:value="285.486059148">
            <text:p>285.486059148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165">
            <text:p>1214165</text:p>
          </table:table-cell>
          <table:table-cell office:value-type="float" office:value="2857">
            <text:p>2857</text:p>
          </table:table-cell>
          <table:table-cell office:value-type="float" office:value="51.9">
            <text:p>51.9</text:p>
          </table:table-cell>
          <table:table-cell/>
          <table:table-cell office:value-type="float" office:value="2.14">
            <text:p>2.14</text:p>
          </table:table-cell>
          <table:table-cell office:value-type="float" office:value="0.492">
            <text:p>0.492</text:p>
          </table:table-cell>
          <table:table-cell/>
          <table:table-cell office:value-type="float" office:value="1.69593542056">
            <text:p>1.6959354206</text:p>
          </table:table-cell>
          <table:table-cell office:value-type="float" office:value="88.0190483271">
            <text:p>88.0190483271</text:p>
          </table:table-cell>
        </table:table-row>
        <table:table-row table:style-name="ro1">
          <table:table-cell office:value-type="float" office:value="58243">
            <text:p>58243</text:p>
          </table:table-cell>
          <table:table-cell office:value-type="float" office:value="1214166">
            <text:p>1214166</text:p>
          </table:table-cell>
          <table:table-cell office:value-type="float" office:value="2857">
            <text:p>2857</text:p>
          </table:table-cell>
          <table:table-cell office:value-type="float" office:value="59.4">
            <text:p>59.4</text:p>
          </table:table-cell>
          <table:table-cell/>
          <table:table-cell office:value-type="float" office:value="2.6005">
            <text:p>2.6005</text:p>
          </table:table-cell>
          <table:table-cell office:value-type="float" office:value="0.547">
            <text:p>0.547</text:p>
          </table:table-cell>
          <table:table-cell/>
          <table:table-cell office:value-type="float" office:value="1.50031164584">
            <text:p>1.5003116458</text:p>
          </table:table-cell>
          <table:table-cell office:value-type="float" office:value="89.1185117627">
            <text:p>89.11851176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5">10/15/2012</text:date>, <text:time>13:17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10-15T13:17:11</dc:date>
    <dc:creator>Christian Schudoma</dc:creator>
    <meta:document-statistic meta:table-count="1" meta:cell-count="13460" meta:object-count="0"/>
    <meta:generator>LibreOffice/3.3$Unix LibreOffice_project/330m19$Build-401</meta:generator>
  </office:meta>
</office:document-meta>
</file>